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5.26mm"/>
    </style:style>
    <style:style style:name="co3" style:family="table-column">
      <style:table-column-properties fo:break-before="auto" style:column-width="17.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0.5mm"/>
    </style:style>
    <style:style style:name="co10" style:family="table-column">
      <style:table-column-properties fo:break-before="auto" style:column-width="13.6mm"/>
    </style:style>
    <style:style style:name="ro1" style:family="table-row">
      <style:table-row-properties style:row-height="13.8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7">
      <style:table-cell-properties fo:background-color="#ffffa6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7">
      <style:table-cell-properties fo:background-color="#ffdbb6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7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7">
      <style:table-cell-properties fo:background-color="#e0c2cd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7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7">
      <style:table-cell-properties fo:background-color="#ff6d6d" style:text-align-source="fix" style:repeat-content="false" fo:border="0.06pt solid #000000"/>
      <style:paragraph-properties fo:text-align="center" fo:margin-left="0mm"/>
      <style:text-properties fo:color="#ffffff"/>
    </style:style>
    <style:style style:name="ce20" style:family="table-cell" style:parent-style-name="Default" style:data-style-name="N11">
      <style:table-cell-properties fo:background-color="#ffffa6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7">
      <style:table-cell-properties fo:background-color="#a1467e" style:text-align-source="fix" style:repeat-content="false" fo:border="0.06pt solid #000000"/>
      <style:paragraph-properties fo:text-align="center" fo:margin-left="0mm"/>
      <style:text-properties fo:color="#ffffff"/>
    </style:style>
    <style:style style:name="ce25" style:family="table-cell" style:parent-style-name="Default" style:data-style-name="N107">
      <style:table-cell-properties fo:background-color="#729fcf" style:text-align-source="fix" style:repeat-content="false" fo:border="0.06pt solid #000000"/>
      <style:paragraph-properties fo:text-align="center" fo:margin-left="0mm"/>
      <style:text-properties fo:color="#ffffff"/>
    </style:style>
    <style:style style:name="ce26" style:family="table-cell" style:parent-style-name="Default" style:data-style-name="N107">
      <style:table-cell-properties fo:background-color="#77bc65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mm"/>
      <style:text-properties fo:color="#ffffff"/>
    </style:style>
    <style:style style:name="ce28" style:family="table-cell" style:parent-style-name="Default" style:data-style-name="N11">
      <style:table-cell-properties fo:background-color="#a1467e" style:text-align-source="fix" style:repeat-content="false" fo:border="0.06pt solid #000000"/>
      <style:paragraph-properties fo:text-align="center" fo:margin-left="0mm"/>
      <style:text-properties fo:color="#ffffff"/>
    </style:style>
    <style:style style:name="ce29" style:family="table-cell" style:parent-style-name="Default" style:data-style-name="N11">
      <style:table-cell-properties fo:background-color="#ff6d6d" style:text-align-source="fix" style:repeat-content="false" fo:border="0.06pt solid #000000"/>
      <style:paragraph-properties fo:text-align="center" fo:margin-left="0mm"/>
      <style:text-properties fo:color="#ffffff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 style:data-style-name="N99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ce181e"/>
    </style:style>
    <style:style style:name="ce6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order="0.06pt solid #000000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2"/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alores" table:style-name="ta1">
        <table:table-column table:style-name="co1" table:default-cell-style-name="ce49"/>
        <table:table-column table:style-name="co2" table:number-columns-repeated="5" table:default-cell-style-name="ce49"/>
        <table:table-column table:style-name="co3" table:default-cell-style-name="ce49"/>
        <table:table-column table:style-name="co2" table:number-columns-repeated="5" table:default-cell-style-name="ce49"/>
        <table:table-column table:style-name="co4" table:default-cell-style-name="ce49"/>
        <table:table-column table:style-name="co2" table:number-columns-repeated="6" table:default-cell-style-name="ce49"/>
        <table:table-column table:style-name="co3" table:default-cell-style-name="ce49"/>
        <table:table-column table:style-name="co2" table:number-columns-repeated="6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996" table:default-cell-style-name="ce49"/>
        <table:table-row table:style-name="ro1">
          <table:table-cell table:style-name="ce1"/>
          <table:table-cell table:style-name="ce11" office:value-type="string" calcext:value-type="string">
            <text:p>PETR3</text:p>
          </table:table-cell>
          <table:table-cell table:style-name="ce11" office:value-type="string" calcext:value-type="string">
            <text:p>ABEV3</text:p>
          </table:table-cell>
          <table:table-cell table:style-name="ce11" office:value-type="string" calcext:value-type="string">
            <text:p>ITSA4</text:p>
          </table:table-cell>
          <table:table-cell table:style-name="ce11" office:value-type="string" calcext:value-type="string">
            <text:p>VALE3</text:p>
          </table:table-cell>
          <table:table-cell table:style-name="ce11" office:value-type="string" calcext:value-type="string">
            <text:p>ITUB4</text:p>
          </table:table-cell>
          <table:table-cell table:style-name="ce11" office:value-type="string" calcext:value-type="string">
            <text:p>BBDC3</text:p>
          </table:table-cell>
          <table:table-cell table:style-name="ce11" office:value-type="string" calcext:value-type="string">
            <text:p>PETR4</text:p>
          </table:table-cell>
          <table:table-cell table:style-name="ce11" office:value-type="string" calcext:value-type="string">
            <text:p>BVMF3</text:p>
          </table:table-cell>
          <table:table-cell table:style-name="ce11" office:value-type="string" calcext:value-type="string">
            <text:p>JBSS3</text:p>
          </table:table-cell>
          <table:table-cell table:style-name="ce11" office:value-type="string" calcext:value-type="string">
            <text:p>KROT3</text:p>
          </table:table-cell>
          <table:table-cell table:style-name="ce11" office:value-type="string" calcext:value-type="string">
            <text:p>BBAS3</text:p>
          </table:table-cell>
          <table:table-cell table:style-name="ce11" office:value-type="string" calcext:value-type="string">
            <text:p>CCRO3</text:p>
          </table:table-cell>
          <table:table-cell table:style-name="ce11" office:value-type="string" calcext:value-type="string">
            <text:p>CIEL3</text:p>
          </table:table-cell>
          <table:table-cell table:style-name="ce11" office:value-type="string" calcext:value-type="string">
            <text:p>RAIL3</text:p>
          </table:table-cell>
          <table:table-cell table:style-name="ce11" office:value-type="string" calcext:value-type="string">
            <text:p>GGBR4</text:p>
          </table:table-cell>
          <table:table-cell table:style-name="ce11" office:value-type="string" calcext:value-type="string">
            <text:p>CMIG4</text:p>
          </table:table-cell>
          <table:table-cell table:style-name="ce11" office:value-type="string" calcext:value-type="string">
            <text:p>BRML3</text:p>
          </table:table-cell>
          <table:table-cell table:style-name="ce11" office:value-type="string" calcext:value-type="string">
            <text:p>TIMP3</text:p>
          </table:table-cell>
          <table:table-cell table:style-name="ce11" office:value-type="string" calcext:value-type="string">
            <text:p>BRFS3</text:p>
          </table:table-cell>
          <table:table-cell table:style-name="ce11" office:value-type="string" calcext:value-type="string">
            <text:p>EMBR3</text:p>
          </table:table-cell>
          <table:table-cell table:style-name="ce11" office:value-type="string" calcext:value-type="string">
            <text:p>LREN3</text:p>
          </table:table-cell>
          <table:table-cell table:style-name="ce11" office:value-type="string" calcext:value-type="string">
            <text:p>LAME4</text:p>
          </table:table-cell>
          <table:table-cell table:style-name="ce11" office:value-type="string" calcext:value-type="string">
            <text:p>BBSE3</text:p>
          </table:table-cell>
          <table:table-cell table:style-name="ce11" office:value-type="string" calcext:value-type="string">
            <text:p>CSNA3</text:p>
          </table:table-cell>
          <table:table-cell table:style-name="ce11" office:value-type="string" calcext:value-type="string">
            <text:p>GOAU4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5-04" calcext:value-type="date">
            <text:p>04/05/18</text:p>
          </table:table-cell>
          <table:table-cell table:style-name="ce12" office:value-type="float" office:value="23.89" calcext:value-type="float">
            <text:p>23,89</text:p>
          </table:table-cell>
          <table:table-cell table:style-name="ce12" office:value-type="float" office:value="22.5" calcext:value-type="float">
            <text:p>22,50</text:p>
          </table:table-cell>
          <table:table-cell table:style-name="ce12" office:value-type="float" office:value="12.25" calcext:value-type="float">
            <text:p>12,25</text:p>
          </table:table-cell>
          <table:table-cell table:style-name="ce12" office:value-type="float" office:value="49.7" calcext:value-type="float">
            <text:p>49,70</text:p>
          </table:table-cell>
          <table:table-cell table:style-name="ce12" office:value-type="float" office:value="47.18" calcext:value-type="float">
            <text:p>47,18</text:p>
          </table:table-cell>
          <table:table-cell table:style-name="ce12" office:value-type="float" office:value="30.89" calcext:value-type="float">
            <text:p>30,89</text:p>
          </table:table-cell>
          <table:table-cell table:style-name="ce12" office:value-type="float" office:value="22.27" calcext:value-type="float">
            <text:p>22,27</text:p>
          </table:table-cell>
          <table:table-cell table:style-name="ce12" office:value-type="float" office:value="24.04" calcext:value-type="float">
            <text:p>24,04</text:p>
          </table:table-cell>
          <table:table-cell table:style-name="ce12" office:value-type="float" office:value="8.25" calcext:value-type="float">
            <text:p>8,25</text:p>
          </table:table-cell>
          <table:table-cell table:style-name="ce12" office:value-type="float" office:value="13.28" calcext:value-type="float">
            <text:p>13,28</text:p>
          </table:table-cell>
          <table:table-cell table:style-name="ce12" office:value-type="float" office:value="34.93" calcext:value-type="float">
            <text:p>34,93</text:p>
          </table:table-cell>
          <table:table-cell table:style-name="ce12" office:value-type="float" office:value="11.79" calcext:value-type="float">
            <text:p>11,79</text:p>
          </table:table-cell>
          <table:table-cell table:style-name="ce12" office:value-type="float" office:value="17.41" calcext:value-type="float">
            <text:p>17,41</text:p>
          </table:table-cell>
          <table:table-cell table:style-name="ce12" office:value-type="float" office:value="14.39" calcext:value-type="float">
            <text:p>14,39</text:p>
          </table:table-cell>
          <table:table-cell table:style-name="ce12" office:value-type="float" office:value="16.84" calcext:value-type="float">
            <text:p>16,84</text:p>
          </table:table-cell>
          <table:table-cell table:style-name="ce12" office:value-type="float" office:value="7.89" calcext:value-type="float">
            <text:p>7,89</text:p>
          </table:table-cell>
          <table:table-cell table:style-name="ce12" office:value-type="float" office:value="10.87" calcext:value-type="float">
            <text:p>10,87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2" office:value-type="float" office:value="24.4" calcext:value-type="float">
            <text:p>24,40</text:p>
          </table:table-cell>
          <table:table-cell table:style-name="ce12" office:value-type="float" office:value="21.98" calcext:value-type="float">
            <text:p>21,98</text:p>
          </table:table-cell>
          <table:table-cell table:style-name="ce12" office:value-type="float" office:value="34" calcext:value-type="float">
            <text:p>34,00</text:p>
          </table:table-cell>
          <table:table-cell table:style-name="ce12" office:value-type="float" office:value="18.43" calcext:value-type="float">
            <text:p>18,43</text:p>
          </table:table-cell>
          <table:table-cell table:style-name="ce12" office:value-type="float" office:value="27.06" calcext:value-type="float">
            <text:p>27,06</text:p>
          </table:table-cell>
          <table:table-cell table:style-name="ce12" office:value-type="float" office:value="8.7" calcext:value-type="float">
            <text:p>8,70</text:p>
          </table:table-cell>
          <table:table-cell table:style-name="ce12" office:value-type="float" office:value="7.8" calcext:value-type="float">
            <text:p>7,8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5-03" calcext:value-type="date">
            <text:p>03/05/18</text:p>
          </table:table-cell>
          <table:table-cell table:style-name="ce12" office:value-type="float" office:value="24.31" calcext:value-type="float">
            <text:p>24,31</text:p>
          </table:table-cell>
          <table:table-cell table:style-name="ce12" office:value-type="float" office:value="22.6" calcext:value-type="float">
            <text:p>22,60</text:p>
          </table:table-cell>
          <table:table-cell table:style-name="ce12" office:value-type="float" office:value="12.45" calcext:value-type="float">
            <text:p>12,45</text:p>
          </table:table-cell>
          <table:table-cell table:style-name="ce12" office:value-type="float" office:value="49.09" calcext:value-type="float">
            <text:p>49,09</text:p>
          </table:table-cell>
          <table:table-cell table:style-name="ce12" office:value-type="float" office:value="47.74" calcext:value-type="float">
            <text:p>47,74</text:p>
          </table:table-cell>
          <table:table-cell table:style-name="ce12" office:value-type="float" office:value="31" calcext:value-type="float">
            <text:p>31,00</text:p>
          </table:table-cell>
          <table:table-cell table:style-name="ce12" office:value-type="float" office:value="22.45" calcext:value-type="float">
            <text:p>22,45</text:p>
          </table:table-cell>
          <table:table-cell table:style-name="ce12" office:value-type="float" office:value="24.16" calcext:value-type="float">
            <text:p>24,16</text:p>
          </table:table-cell>
          <table:table-cell table:style-name="ce12" office:value-type="float" office:value="8.41" calcext:value-type="float">
            <text:p>8,41</text:p>
          </table:table-cell>
          <table:table-cell table:style-name="ce12" office:value-type="float" office:value="13.25" calcext:value-type="float">
            <text:p>13,25</text:p>
          </table:table-cell>
          <table:table-cell table:style-name="ce12" office:value-type="float" office:value="35" calcext:value-type="float">
            <text:p>35,00</text:p>
          </table:table-cell>
          <table:table-cell table:style-name="ce12" office:value-type="float" office:value="11.63" calcext:value-type="float">
            <text:p>11,63</text:p>
          </table:table-cell>
          <table:table-cell table:style-name="ce12" office:value-type="float" office:value="17.99" calcext:value-type="float">
            <text:p>17,99</text:p>
          </table:table-cell>
          <table:table-cell table:style-name="ce12" office:value-type="float" office:value="14.71" calcext:value-type="float">
            <text:p>14,71</text:p>
          </table:table-cell>
          <table:table-cell table:style-name="ce12" office:value-type="float" office:value="16.49" calcext:value-type="float">
            <text:p>16,49</text:p>
          </table:table-cell>
          <table:table-cell table:style-name="ce12" office:value-type="float" office:value="7.65" calcext:value-type="float">
            <text:p>7,65</text:p>
          </table:table-cell>
          <table:table-cell table:style-name="ce12" office:value-type="float" office:value="10.5" calcext:value-type="float">
            <text:p>10,50</text:p>
          </table:table-cell>
          <table:table-cell table:style-name="ce12" office:value-type="float" office:value="15.4" calcext:value-type="float">
            <text:p>15,40</text:p>
          </table:table-cell>
          <table:table-cell table:style-name="ce12" office:value-type="float" office:value="24.3" calcext:value-type="float">
            <text:p>24,30</text:p>
          </table:table-cell>
          <table:table-cell table:style-name="ce12" office:value-type="float" office:value="22.12" calcext:value-type="float">
            <text:p>22,12</text:p>
          </table:table-cell>
          <table:table-cell table:style-name="ce12" office:value-type="float" office:value="32.25" calcext:value-type="float">
            <text:p>32,25</text:p>
          </table:table-cell>
          <table:table-cell table:style-name="ce12" office:value-type="float" office:value="18.51" calcext:value-type="float">
            <text:p>18,51</text:p>
          </table:table-cell>
          <table:table-cell table:style-name="ce12" office:value-type="float" office:value="27.44" calcext:value-type="float">
            <text:p>27,44</text:p>
          </table:table-cell>
          <table:table-cell table:style-name="ce12" office:value-type="float" office:value="8.58" calcext:value-type="float">
            <text:p>8,58</text:p>
          </table:table-cell>
          <table:table-cell table:style-name="ce12" office:value-type="float" office:value="7.68" calcext:value-type="float">
            <text:p>7,6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5-02" calcext:value-type="date">
            <text:p>02/05/18</text:p>
          </table:table-cell>
          <table:table-cell table:style-name="ce12" office:value-type="float" office:value="24.57" calcext:value-type="float">
            <text:p>24,57</text:p>
          </table:table-cell>
          <table:table-cell table:style-name="ce12" office:value-type="float" office:value="22.67" calcext:value-type="float">
            <text:p>22,67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48.71" calcext:value-type="float">
            <text:p>48,71</text:p>
          </table:table-cell>
          <table:table-cell table:style-name="ce12" office:value-type="float" office:value="48.7" calcext:value-type="float">
            <text:p>48,70</text:p>
          </table:table-cell>
          <table:table-cell table:style-name="ce12" office:value-type="float" office:value="31.39" calcext:value-type="float">
            <text:p>31,39</text:p>
          </table:table-cell>
          <table:table-cell table:style-name="ce12" office:value-type="float" office:value="22.6" calcext:value-type="float">
            <text:p>22,60</text:p>
          </table:table-cell>
          <table:table-cell table:style-name="ce12" office:value-type="float" office:value="24.61" calcext:value-type="float">
            <text:p>24,61</text:p>
          </table:table-cell>
          <table:table-cell table:style-name="ce12" office:value-type="float" office:value="8.66" calcext:value-type="float">
            <text:p>8,66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36.02" calcext:value-type="float">
            <text:p>36,02</text:p>
          </table:table-cell>
          <table:table-cell table:style-name="ce12" office:value-type="float" office:value="11.86" calcext:value-type="float">
            <text:p>11,86</text:p>
          </table:table-cell>
          <table:table-cell table:style-name="ce12" office:value-type="float" office:value="19.18" calcext:value-type="float">
            <text:p>19,18</text:p>
          </table:table-cell>
          <table:table-cell table:style-name="ce12" office:value-type="float" office:value="14.79" calcext:value-type="float">
            <text:p>14,79</text:p>
          </table:table-cell>
          <table:table-cell table:style-name="ce12" office:value-type="float" office:value="16.24" calcext:value-type="float">
            <text:p>16,24</text:p>
          </table:table-cell>
          <table:table-cell table:style-name="ce12" office:value-type="float" office:value="7.73" calcext:value-type="float">
            <text:p>7,73</text:p>
          </table:table-cell>
          <table:table-cell table:style-name="ce12" office:value-type="float" office:value="10.65" calcext:value-type="float">
            <text:p>10,65</text:p>
          </table:table-cell>
          <table:table-cell table:style-name="ce12" office:value-type="float" office:value="15.48" calcext:value-type="float">
            <text:p>15,48</text:p>
          </table:table-cell>
          <table:table-cell table:style-name="ce12" office:value-type="float" office:value="24.6" calcext:value-type="float">
            <text:p>24,60</text:p>
          </table:table-cell>
          <table:table-cell table:style-name="ce12" office:value-type="float" office:value="22.04" calcext:value-type="float">
            <text:p>22,04</text:p>
          </table:table-cell>
          <table:table-cell table:style-name="ce12" office:value-type="float" office:value="32.14" calcext:value-type="float">
            <text:p>32,14</text:p>
          </table:table-cell>
          <table:table-cell table:style-name="ce12" office:value-type="float" office:value="19.12" calcext:value-type="float">
            <text:p>19,12</text:p>
          </table:table-cell>
          <table:table-cell table:style-name="ce12" office:value-type="float" office:value="27.48" calcext:value-type="float">
            <text:p>27,48</text:p>
          </table:table-cell>
          <table:table-cell table:style-name="ce12" office:value-type="float" office:value="8.91" calcext:value-type="float">
            <text:p>8,91</text:p>
          </table:table-cell>
          <table:table-cell table:style-name="ce12" office:value-type="float" office:value="7.73" calcext:value-type="float">
            <text:p>7,7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30" calcext:value-type="date">
            <text:p>30/04/18</text:p>
          </table:table-cell>
          <table:table-cell table:style-name="ce12" office:value-type="float" office:value="24.63" calcext:value-type="float">
            <text:p>24,63</text:p>
          </table:table-cell>
          <table:table-cell table:style-name="ce12" office:value-type="float" office:value="23.33" calcext:value-type="float">
            <text:p>23,33</text:p>
          </table:table-cell>
          <table:table-cell table:style-name="ce12" office:value-type="float" office:value="13.61" calcext:value-type="float">
            <text:p>13,61</text:p>
          </table:table-cell>
          <table:table-cell table:style-name="ce12" office:value-type="float" office:value="48.67" calcext:value-type="float">
            <text:p>48,67</text:p>
          </table:table-cell>
          <table:table-cell table:style-name="ce12" office:value-type="float" office:value="51.01" calcext:value-type="float">
            <text:p>51,01</text:p>
          </table:table-cell>
          <table:table-cell table:style-name="ce12" office:value-type="float" office:value="31.9" calcext:value-type="float">
            <text:p>31,90</text:p>
          </table:table-cell>
          <table:table-cell table:style-name="ce12" office:value-type="float" office:value="22.97" calcext:value-type="float">
            <text:p>22,97</text:p>
          </table:table-cell>
          <table:table-cell table:style-name="ce12" office:value-type="float" office:value="25.3" calcext:value-type="float">
            <text:p>25,30</text:p>
          </table:table-cell>
          <table:table-cell table:style-name="ce12" office:value-type="float" office:value="8.75" calcext:value-type="float">
            <text:p>8,75</text:p>
          </table:table-cell>
          <table:table-cell table:style-name="ce12" office:value-type="float" office:value="14.01" calcext:value-type="float">
            <text:p>14,01</text:p>
          </table:table-cell>
          <table:table-cell table:style-name="ce12" office:value-type="float" office:value="36.7" calcext:value-type="float">
            <text:p>36,70</text:p>
          </table:table-cell>
          <table:table-cell table:style-name="ce12" office:value-type="float" office:value="11.96" calcext:value-type="float">
            <text:p>11,96</text:p>
          </table:table-cell>
          <table:table-cell table:style-name="ce12" office:value-type="float" office:value="19.2" calcext:value-type="float">
            <text:p>19,20</text:p>
          </table:table-cell>
          <table:table-cell table:style-name="ce12" office:value-type="float" office:value="14.85" calcext:value-type="float">
            <text:p>14,85</text:p>
          </table:table-cell>
          <table:table-cell table:style-name="ce12" office:value-type="float" office:value="16.65" calcext:value-type="float">
            <text:p>16,65</text:p>
          </table:table-cell>
          <table:table-cell table:style-name="ce12" office:value-type="float" office:value="8.46" calcext:value-type="float">
            <text:p>8,46</text:p>
          </table:table-cell>
          <table:table-cell table:style-name="ce12" office:value-type="float" office:value="10.92" calcext:value-type="float">
            <text:p>10,92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4.8" calcext:value-type="float">
            <text:p>24,80</text:p>
          </table:table-cell>
          <table:table-cell table:style-name="ce12" office:value-type="float" office:value="22.14" calcext:value-type="float">
            <text:p>22,14</text:p>
          </table:table-cell>
          <table:table-cell table:style-name="ce12" office:value-type="float" office:value="32.61" calcext:value-type="float">
            <text:p>32,61</text:p>
          </table:table-cell>
          <table:table-cell table:style-name="ce12" office:value-type="float" office:value="19.95" calcext:value-type="float">
            <text:p>19,95</text:p>
          </table:table-cell>
          <table:table-cell table:style-name="ce12" office:value-type="float" office:value="27.48" calcext:value-type="float">
            <text:p>27,48</text:p>
          </table:table-cell>
          <table:table-cell table:style-name="ce12" office:value-type="float" office:value="8.78" calcext:value-type="float">
            <text:p>8,78</text:p>
          </table:table-cell>
          <table:table-cell table:style-name="ce12" office:value-type="float" office:value="7.82" calcext:value-type="float">
            <text:p>7,8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7" calcext:value-type="date">
            <text:p>27/04/18</text:p>
          </table:table-cell>
          <table:table-cell table:style-name="ce12" office:value-type="float" office:value="24.52" calcext:value-type="float">
            <text:p>24,52</text:p>
          </table:table-cell>
          <table:table-cell table:style-name="ce12" office:value-type="float" office:value="23.18" calcext:value-type="float">
            <text:p>23,18</text:p>
          </table:table-cell>
          <table:table-cell table:style-name="ce12" office:value-type="float" office:value="13.69" calcext:value-type="float">
            <text:p>13,69</text:p>
          </table:table-cell>
          <table:table-cell table:style-name="ce12" office:value-type="float" office:value="48.35" calcext:value-type="float">
            <text:p>48,35</text:p>
          </table:table-cell>
          <table:table-cell table:style-name="ce12" office:value-type="float" office:value="51.5" calcext:value-type="float">
            <text:p>51,50</text:p>
          </table:table-cell>
          <table:table-cell table:style-name="ce12" office:value-type="float" office:value="32.53" calcext:value-type="float">
            <text:p>32,53</text:p>
          </table:table-cell>
          <table:table-cell table:style-name="ce12" office:value-type="float" office:value="22.71" calcext:value-type="float">
            <text:p>22,71</text:p>
          </table:table-cell>
          <table:table-cell table:style-name="ce12" office:value-type="float" office:value="25.83" calcext:value-type="float">
            <text:p>25,83</text:p>
          </table:table-cell>
          <table:table-cell table:style-name="ce12" office:value-type="float" office:value="8.95" calcext:value-type="float">
            <text:p>8,95</text:p>
          </table:table-cell>
          <table:table-cell table:style-name="ce12" office:value-type="float" office:value="14.2" calcext:value-type="float">
            <text:p>14,20</text:p>
          </table:table-cell>
          <table:table-cell table:style-name="ce12" office:value-type="float" office:value="37.35" calcext:value-type="float">
            <text:p>37,35</text:p>
          </table:table-cell>
          <table:table-cell table:style-name="ce12" office:value-type="float" office:value="11.99" calcext:value-type="float">
            <text:p>11,99</text:p>
          </table:table-cell>
          <table:table-cell table:style-name="ce12" office:value-type="float" office:value="18.95" calcext:value-type="float">
            <text:p>18,95</text:p>
          </table:table-cell>
          <table:table-cell table:style-name="ce12" office:value-type="float" office:value="14.36" calcext:value-type="float">
            <text:p>14,36</text:p>
          </table:table-cell>
          <table:table-cell table:style-name="ce12" office:value-type="float" office:value="16.68" calcext:value-type="float">
            <text:p>16,68</text:p>
          </table:table-cell>
          <table:table-cell table:style-name="ce12" office:value-type="float" office:value="8.45" calcext:value-type="float">
            <text:p>8,45</text:p>
          </table:table-cell>
          <table:table-cell table:style-name="ce12" office:value-type="float" office:value="11.02" calcext:value-type="float">
            <text:p>11,02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5.72" calcext:value-type="float">
            <text:p>25,72</text:p>
          </table:table-cell>
          <table:table-cell table:style-name="ce12" office:value-type="float" office:value="22.58" calcext:value-type="float">
            <text:p>22,58</text:p>
          </table:table-cell>
          <table:table-cell table:style-name="ce12" office:value-type="float" office:value="32.85" calcext:value-type="float">
            <text:p>32,85</text:p>
          </table:table-cell>
          <table:table-cell table:style-name="ce12" office:value-type="float" office:value="19.83" calcext:value-type="float">
            <text:p>19,83</text:p>
          </table:table-cell>
          <table:table-cell table:style-name="ce12" office:value-type="float" office:value="28.02" calcext:value-type="float">
            <text:p>28,02</text:p>
          </table:table-cell>
          <table:table-cell table:style-name="ce12" office:value-type="float" office:value="8.9" calcext:value-type="float">
            <text:p>8,90</text:p>
          </table:table-cell>
          <table:table-cell table:style-name="ce12" office:value-type="float" office:value="7.96" calcext:value-type="float">
            <text:p>7,9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table:style-name="ce12" office:value-type="float" office:value="24.45" calcext:value-type="float">
            <text:p>24,45</text:p>
          </table:table-cell>
          <table:table-cell table:style-name="ce12" office:value-type="float" office:value="23.31" calcext:value-type="float">
            <text:p>23,31</text:p>
          </table:table-cell>
          <table:table-cell table:style-name="ce12" office:value-type="float" office:value="13.67" calcext:value-type="float">
            <text:p>13,67</text:p>
          </table:table-cell>
          <table:table-cell table:style-name="ce12" office:value-type="float" office:value="48.7" calcext:value-type="float">
            <text:p>48,70</text:p>
          </table:table-cell>
          <table:table-cell table:style-name="ce12" office:value-type="float" office:value="51.6" calcext:value-type="float">
            <text:p>51,60</text:p>
          </table:table-cell>
          <table:table-cell table:style-name="ce12" office:value-type="float" office:value="32.45" calcext:value-type="float">
            <text:p>32,45</text:p>
          </table:table-cell>
          <table:table-cell table:style-name="ce12" office:value-type="float" office:value="22.63" calcext:value-type="float">
            <text:p>22,63</text:p>
          </table:table-cell>
          <table:table-cell table:style-name="ce12" office:value-type="float" office:value="25.67" calcext:value-type="float">
            <text:p>25,67</text:p>
          </table:table-cell>
          <table:table-cell table:style-name="ce12" office:value-type="float" office:value="9.22" calcext:value-type="float">
            <text:p>9,22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37.35" calcext:value-type="float">
            <text:p>37,35</text:p>
          </table:table-cell>
          <table:table-cell table:style-name="ce12" office:value-type="float" office:value="11.83" calcext:value-type="float">
            <text:p>11,83</text:p>
          </table:table-cell>
          <table:table-cell table:style-name="ce12" office:value-type="float" office:value="19.4" calcext:value-type="float">
            <text:p>19,40</text:p>
          </table:table-cell>
          <table:table-cell table:style-name="ce12" office:value-type="float" office:value="14.12" calcext:value-type="float">
            <text:p>14,12</text:p>
          </table:table-cell>
          <table:table-cell table:style-name="ce12" office:value-type="float" office:value="17.02" calcext:value-type="float">
            <text:p>17,02</text:p>
          </table:table-cell>
          <table:table-cell table:style-name="ce12" office:value-type="float" office:value="8.33" calcext:value-type="float">
            <text:p>8,33</text:p>
          </table:table-cell>
          <table:table-cell table:style-name="ce12" office:value-type="float" office:value="11.15" calcext:value-type="float">
            <text:p>11,15</text:p>
          </table:table-cell>
          <table:table-cell table:style-name="ce12" office:value-type="float" office:value="15.91" calcext:value-type="float">
            <text:p>15,91</text:p>
          </table:table-cell>
          <table:table-cell table:style-name="ce12" office:value-type="float" office:value="25.97" calcext:value-type="float">
            <text:p>25,97</text:p>
          </table:table-cell>
          <table:table-cell table:style-name="ce12" office:value-type="float" office:value="23.18" calcext:value-type="float">
            <text:p>23,18</text:p>
          </table:table-cell>
          <table:table-cell table:style-name="ce12" office:value-type="float" office:value="32.27" calcext:value-type="float">
            <text:p>32,27</text:p>
          </table:table-cell>
          <table:table-cell table:style-name="ce12" office:value-type="float" office:value="19.65" calcext:value-type="float">
            <text:p>19,65</text:p>
          </table:table-cell>
          <table:table-cell table:style-name="ce12" office:value-type="float" office:value="27.87" calcext:value-type="float">
            <text:p>27,87</text:p>
          </table:table-cell>
          <table:table-cell table:style-name="ce12" office:value-type="float" office:value="9.22" calcext:value-type="float">
            <text:p>9,22</text:p>
          </table:table-cell>
          <table:table-cell table:style-name="ce12" office:value-type="float" office:value="8.06" calcext:value-type="float">
            <text:p>8,0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5" calcext:value-type="date">
            <text:p>25/04/18</text:p>
          </table:table-cell>
          <table:table-cell table:style-name="ce12" office:value-type="float" office:value="23.5" calcext:value-type="float">
            <text:p>23,50</text:p>
          </table:table-cell>
          <table:table-cell table:style-name="ce12" office:value-type="float" office:value="23.17" calcext:value-type="float">
            <text:p>23,17</text:p>
          </table:table-cell>
          <table:table-cell table:style-name="ce12" office:value-type="float" office:value="13.24" calcext:value-type="float">
            <text:p>13,24</text:p>
          </table:table-cell>
          <table:table-cell table:style-name="ce12" office:value-type="float" office:value="47.95" calcext:value-type="float">
            <text:p>47,95</text:p>
          </table:table-cell>
          <table:table-cell table:style-name="ce12" office:value-type="float" office:value="50.43" calcext:value-type="float">
            <text:p>50,43</text:p>
          </table:table-cell>
          <table:table-cell table:style-name="ce12" office:value-type="float" office:value="32.39" calcext:value-type="float">
            <text:p>32,39</text:p>
          </table:table-cell>
          <table:table-cell table:style-name="ce12" office:value-type="float" office:value="21.73" calcext:value-type="float">
            <text:p>21,73</text:p>
          </table:table-cell>
          <table:table-cell table:style-name="ce12" office:value-type="float" office:value="25.06" calcext:value-type="float">
            <text:p>25,06</text:p>
          </table:table-cell>
          <table:table-cell table:style-name="ce12" office:value-type="float" office:value="8.97" calcext:value-type="float">
            <text:p>8,97</text:p>
          </table:table-cell>
          <table:table-cell table:style-name="ce12" office:value-type="float" office:value="14.01" calcext:value-type="float">
            <text:p>14,01</text:p>
          </table:table-cell>
          <table:table-cell table:style-name="ce12" office:value-type="float" office:value="37.06" calcext:value-type="float">
            <text:p>37,06</text:p>
          </table:table-cell>
          <table:table-cell table:style-name="ce12" office:value-type="float" office:value="11.64" calcext:value-type="float">
            <text:p>11,64</text:p>
          </table:table-cell>
          <table:table-cell table:style-name="ce12" office:value-type="float" office:value="19.2" calcext:value-type="float">
            <text:p>19,20</text:p>
          </table:table-cell>
          <table:table-cell table:style-name="ce12" office:value-type="float" office:value="13.76" calcext:value-type="float">
            <text:p>13,76</text:p>
          </table:table-cell>
          <table:table-cell table:style-name="ce12" office:value-type="float" office:value="16.77" calcext:value-type="float">
            <text:p>16,77</text:p>
          </table:table-cell>
          <table:table-cell table:style-name="ce12" office:value-type="float" office:value="8.17" calcext:value-type="float">
            <text:p>8,17</text:p>
          </table:table-cell>
          <table:table-cell table:style-name="ce12" office:value-type="float" office:value="10.94" calcext:value-type="float">
            <text:p>10,94</text:p>
          </table:table-cell>
          <table:table-cell table:style-name="ce12" office:value-type="float" office:value="15.48" calcext:value-type="float">
            <text:p>15,48</text:p>
          </table:table-cell>
          <table:table-cell table:style-name="ce12" office:value-type="float" office:value="25.82" calcext:value-type="float">
            <text:p>25,82</text:p>
          </table:table-cell>
          <table:table-cell table:style-name="ce12" office:value-type="float" office:value="23.1" calcext:value-type="float">
            <text:p>23,10</text:p>
          </table:table-cell>
          <table:table-cell table:style-name="ce12" office:value-type="float" office:value="32.03" calcext:value-type="float">
            <text:p>32,03</text:p>
          </table:table-cell>
          <table:table-cell table:style-name="ce12" office:value-type="float" office:value="19.45" calcext:value-type="float">
            <text:p>19,45</text:p>
          </table:table-cell>
          <table:table-cell table:style-name="ce12" office:value-type="float" office:value="27.52" calcext:value-type="float">
            <text:p>27,52</text:p>
          </table:table-cell>
          <table:table-cell table:style-name="ce12" office:value-type="float" office:value="9.14" calcext:value-type="float">
            <text:p>9,14</text:p>
          </table:table-cell>
          <table:table-cell table:style-name="ce12" office:value-type="float" office:value="7.9" calcext:value-type="float">
            <text:p>7,9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4" calcext:value-type="date">
            <text:p>24/04/18</text:p>
          </table:table-cell>
          <table:table-cell table:style-name="ce12" office:value-type="float" office:value="24.27" calcext:value-type="float">
            <text:p>24,27</text:p>
          </table:table-cell>
          <table:table-cell table:style-name="ce12" office:value-type="float" office:value="23.31" calcext:value-type="float">
            <text:p>23,31</text:p>
          </table:table-cell>
          <table:table-cell table:style-name="ce12" office:value-type="float" office:value="13.16" calcext:value-type="float">
            <text:p>13,16</text:p>
          </table:table-cell>
          <table:table-cell table:style-name="ce12" office:value-type="float" office:value="48.31" calcext:value-type="float">
            <text:p>48,31</text:p>
          </table:table-cell>
          <table:table-cell table:style-name="ce12" office:value-type="float" office:value="50.73" calcext:value-type="float">
            <text:p>50,73</text:p>
          </table:table-cell>
          <table:table-cell table:style-name="ce12" office:value-type="float" office:value="31.9" calcext:value-type="float">
            <text:p>31,90</text:p>
          </table:table-cell>
          <table:table-cell table:style-name="ce12" office:value-type="float" office:value="22.4" calcext:value-type="float">
            <text:p>22,40</text:p>
          </table:table-cell>
          <table:table-cell table:style-name="ce12" office:value-type="float" office:value="25.3" calcext:value-type="float">
            <text:p>25,30</text:p>
          </table:table-cell>
          <table:table-cell table:style-name="ce12" office:value-type="float" office:value="9.12" calcext:value-type="float">
            <text:p>9,12</text:p>
          </table:table-cell>
          <table:table-cell table:style-name="ce12" office:value-type="float" office:value="14.5" calcext:value-type="float">
            <text:p>14,50</text:p>
          </table:table-cell>
          <table:table-cell table:style-name="ce12" office:value-type="float" office:value="36.58" calcext:value-type="float">
            <text:p>36,58</text:p>
          </table:table-cell>
          <table:table-cell table:style-name="ce12" office:value-type="float" office:value="11.92" calcext:value-type="float">
            <text:p>11,92</text:p>
          </table:table-cell>
          <table:table-cell table:style-name="ce12" office:value-type="float" office:value="19.3" calcext:value-type="float">
            <text:p>19,30</text:p>
          </table:table-cell>
          <table:table-cell table:style-name="ce12" office:value-type="float" office:value="14.18" calcext:value-type="float">
            <text:p>14,18</text:p>
          </table:table-cell>
          <table:table-cell table:style-name="ce12" office:value-type="float" office:value="16.76" calcext:value-type="float">
            <text:p>16,76</text:p>
          </table:table-cell>
          <table:table-cell table:style-name="ce12" office:value-type="float" office:value="8.22" calcext:value-type="float">
            <text:p>8,22</text:p>
          </table:table-cell>
          <table:table-cell table:style-name="ce12" office:value-type="float" office:value="10.82" calcext:value-type="float">
            <text:p>10,82</text:p>
          </table:table-cell>
          <table:table-cell table:style-name="ce12" office:value-type="float" office:value="15.64" calcext:value-type="float">
            <text:p>15,64</text:p>
          </table:table-cell>
          <table:table-cell table:style-name="ce12" office:value-type="float" office:value="25.85" calcext:value-type="float">
            <text:p>25,85</text:p>
          </table:table-cell>
          <table:table-cell table:style-name="ce12" office:value-type="float" office:value="23.46" calcext:value-type="float">
            <text:p>23,46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9.68" calcext:value-type="float">
            <text:p>19,68</text:p>
          </table:table-cell>
          <table:table-cell table:style-name="ce12" office:value-type="float" office:value="27.51" calcext:value-type="float">
            <text:p>27,51</text:p>
          </table:table-cell>
          <table:table-cell table:style-name="ce12" office:value-type="float" office:value="9.13" calcext:value-type="float">
            <text:p>9,13</text:p>
          </table:table-cell>
          <table:table-cell table:style-name="ce12" office:value-type="float" office:value="7.96" calcext:value-type="float">
            <text:p>7,9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3" calcext:value-type="date">
            <text:p>23/04/18</text:p>
          </table:table-cell>
          <table:table-cell table:style-name="ce12" office:value-type="float" office:value="24.35" calcext:value-type="float">
            <text:p>24,35</text:p>
          </table:table-cell>
          <table:table-cell table:style-name="ce12" office:value-type="float" office:value="23.45" calcext:value-type="float">
            <text:p>23,45</text:p>
          </table:table-cell>
          <table:table-cell table:style-name="ce12" office:value-type="float" office:value="13.19" calcext:value-type="float">
            <text:p>13,19</text:p>
          </table:table-cell>
          <table:table-cell table:style-name="ce12" office:value-type="float" office:value="47.5" calcext:value-type="float">
            <text:p>47,50</text:p>
          </table:table-cell>
          <table:table-cell table:style-name="ce12" office:value-type="float" office:value="50.98" calcext:value-type="float">
            <text:p>50,98</text:p>
          </table:table-cell>
          <table:table-cell table:style-name="ce12" office:value-type="float" office:value="32.13" calcext:value-type="float">
            <text:p>32,13</text:p>
          </table:table-cell>
          <table:table-cell table:style-name="ce12" office:value-type="float" office:value="22.48" calcext:value-type="float">
            <text:p>22,48</text:p>
          </table:table-cell>
          <table:table-cell table:style-name="ce12" office:value-type="float" office:value="25.74" calcext:value-type="float">
            <text:p>25,74</text:p>
          </table:table-cell>
          <table:table-cell table:style-name="ce12" office:value-type="float" office:value="9.2" calcext:value-type="float">
            <text:p>9,20</text:p>
          </table:table-cell>
          <table:table-cell table:style-name="ce12" office:value-type="float" office:value="14.21" calcext:value-type="float">
            <text:p>14,21</text:p>
          </table:table-cell>
          <table:table-cell table:style-name="ce12" office:value-type="float" office:value="36.94" calcext:value-type="float">
            <text:p>36,94</text:p>
          </table:table-cell>
          <table:table-cell table:style-name="ce12" office:value-type="float" office:value="12.12" calcext:value-type="float">
            <text:p>12,12</text:p>
          </table:table-cell>
          <table:table-cell table:style-name="ce12" office:value-type="float" office:value="18.7" calcext:value-type="float">
            <text:p>18,70</text:p>
          </table:table-cell>
          <table:table-cell table:style-name="ce12" office:value-type="float" office:value="14.36" calcext:value-type="float">
            <text:p>14,36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8.4" calcext:value-type="float">
            <text:p>8,40</text:p>
          </table:table-cell>
          <table:table-cell table:style-name="ce12" office:value-type="float" office:value="11.12" calcext:value-type="float">
            <text:p>11,12</text:p>
          </table:table-cell>
          <table:table-cell table:style-name="ce12" office:value-type="float" office:value="15.67" calcext:value-type="float">
            <text:p>15,67</text:p>
          </table:table-cell>
          <table:table-cell table:style-name="ce12" office:value-type="float" office:value="25.33" calcext:value-type="float">
            <text:p>25,33</text:p>
          </table:table-cell>
          <table:table-cell table:style-name="ce12" office:value-type="float" office:value="23.7" calcext:value-type="float">
            <text:p>23,70</text:p>
          </table:table-cell>
          <table:table-cell table:style-name="ce12" office:value-type="float" office:value="33.39" calcext:value-type="float">
            <text:p>33,39</text:p>
          </table:table-cell>
          <table:table-cell table:style-name="ce12" office:value-type="float" office:value="19.68" calcext:value-type="float">
            <text:p>19,68</text:p>
          </table:table-cell>
          <table:table-cell table:style-name="ce12" office:value-type="float" office:value="27.8" calcext:value-type="float">
            <text:p>27,80</text:p>
          </table:table-cell>
          <table:table-cell table:style-name="ce12" office:value-type="float" office:value="9.13" calcext:value-type="float">
            <text:p>9,13</text:p>
          </table:table-cell>
          <table:table-cell table:style-name="ce12" office:value-type="float" office:value="7.99" calcext:value-type="float">
            <text:p>7,9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0" calcext:value-type="date">
            <text:p>20/04/18</text:p>
          </table:table-cell>
          <table:table-cell table:style-name="ce12" office:value-type="float" office:value="24.43" calcext:value-type="float">
            <text:p>24,43</text:p>
          </table:table-cell>
          <table:table-cell table:style-name="ce12" office:value-type="float" office:value="23.43" calcext:value-type="float">
            <text:p>23,43</text:p>
          </table:table-cell>
          <table:table-cell table:style-name="ce12" office:value-type="float" office:value="13.14" calcext:value-type="float">
            <text:p>13,14</text:p>
          </table:table-cell>
          <table:table-cell table:style-name="ce12" office:value-type="float" office:value="47.63" calcext:value-type="float">
            <text:p>47,63</text:p>
          </table:table-cell>
          <table:table-cell table:style-name="ce12" office:value-type="float" office:value="50.89" calcext:value-type="float">
            <text:p>50,89</text:p>
          </table:table-cell>
          <table:table-cell table:style-name="ce12" office:value-type="float" office:value="32.05" calcext:value-type="float">
            <text:p>32,05</text:p>
          </table:table-cell>
          <table:table-cell table:style-name="ce12" office:value-type="float" office:value="22.36" calcext:value-type="float">
            <text:p>22,36</text:p>
          </table:table-cell>
          <table:table-cell table:style-name="ce12" office:value-type="float" office:value="25.7" calcext:value-type="float">
            <text:p>25,70</text:p>
          </table:table-cell>
          <table:table-cell table:style-name="ce12" office:value-type="float" office:value="9.17" calcext:value-type="float">
            <text:p>9,17</text:p>
          </table:table-cell>
          <table:table-cell table:style-name="ce12" office:value-type="float" office:value="13.5" calcext:value-type="float">
            <text:p>13,50</text:p>
          </table:table-cell>
          <table:table-cell table:style-name="ce12" office:value-type="float" office:value="37.62" calcext:value-type="float">
            <text:p>37,62</text:p>
          </table:table-cell>
          <table:table-cell table:style-name="ce12" office:value-type="float" office:value="11.91" calcext:value-type="float">
            <text:p>11,91</text:p>
          </table:table-cell>
          <table:table-cell table:style-name="ce12" office:value-type="float" office:value="18.95" calcext:value-type="float">
            <text:p>18,95</text:p>
          </table:table-cell>
          <table:table-cell table:style-name="ce12" office:value-type="float" office:value="14.29" calcext:value-type="float">
            <text:p>14,29</text:p>
          </table:table-cell>
          <table:table-cell table:style-name="ce12" office:value-type="float" office:value="16.95" calcext:value-type="float">
            <text:p>16,95</text:p>
          </table:table-cell>
          <table:table-cell table:style-name="ce12" office:value-type="float" office:value="8.42" calcext:value-type="float">
            <text:p>8,42</text:p>
          </table:table-cell>
          <table:table-cell table:style-name="ce12" office:value-type="float" office:value="11.18" calcext:value-type="float">
            <text:p>11,18</text:p>
          </table:table-cell>
          <table:table-cell table:style-name="ce12" office:value-type="float" office:value="15.59" calcext:value-type="float">
            <text:p>15,59</text:p>
          </table:table-cell>
          <table:table-cell table:style-name="ce12" office:value-type="float" office:value="25.37" calcext:value-type="float">
            <text:p>25,37</text:p>
          </table:table-cell>
          <table:table-cell table:style-name="ce12" office:value-type="float" office:value="23.5" calcext:value-type="float">
            <text:p>23,50</text:p>
          </table:table-cell>
          <table:table-cell table:style-name="ce12" office:value-type="float" office:value="33.07" calcext:value-type="float">
            <text:p>33,07</text:p>
          </table:table-cell>
          <table:table-cell table:style-name="ce12" office:value-type="float" office:value="19.04" calcext:value-type="float">
            <text:p>19,04</text:p>
          </table:table-cell>
          <table:table-cell table:style-name="ce12" office:value-type="float" office:value="27.48" calcext:value-type="float">
            <text:p>27,48</text:p>
          </table:table-cell>
          <table:table-cell table:style-name="ce12" office:value-type="float" office:value="9.09" calcext:value-type="float">
            <text:p>9,09</text:p>
          </table:table-cell>
          <table:table-cell table:style-name="ce12" office:value-type="float" office:value="8.08" calcext:value-type="float">
            <text:p>8,0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9" calcext:value-type="date">
            <text:p>19/04/18</text:p>
          </table:table-cell>
          <table:table-cell table:style-name="ce12" office:value-type="float" office:value="24.37" calcext:value-type="float">
            <text:p>24,37</text:p>
          </table:table-cell>
          <table:table-cell table:style-name="ce12" office:value-type="float" office:value="23.5" calcext:value-type="float">
            <text:p>23,50</text:p>
          </table:table-cell>
          <table:table-cell table:style-name="ce12" office:value-type="float" office:value="13.25" calcext:value-type="float">
            <text:p>13,25</text:p>
          </table:table-cell>
          <table:table-cell table:style-name="ce12" office:value-type="float" office:value="47.83" calcext:value-type="float">
            <text:p>47,83</text:p>
          </table:table-cell>
          <table:table-cell table:style-name="ce12" office:value-type="float" office:value="51" calcext:value-type="float">
            <text:p>51,00</text:p>
          </table:table-cell>
          <table:table-cell table:style-name="ce12" office:value-type="float" office:value="32.43" calcext:value-type="float">
            <text:p>32,43</text:p>
          </table:table-cell>
          <table:table-cell table:style-name="ce12" office:value-type="float" office:value="22.2" calcext:value-type="float">
            <text:p>22,20</text:p>
          </table:table-cell>
          <table:table-cell table:style-name="ce12" office:value-type="float" office:value="26.06" calcext:value-type="float">
            <text:p>26,06</text:p>
          </table:table-cell>
          <table:table-cell table:style-name="ce12" office:value-type="float" office:value="9.1" calcext:value-type="float">
            <text:p>9,10</text:p>
          </table:table-cell>
          <table:table-cell table:style-name="ce12" office:value-type="float" office:value="13.64" calcext:value-type="float">
            <text:p>13,64</text:p>
          </table:table-cell>
          <table:table-cell table:style-name="ce12" office:value-type="float" office:value="38.04" calcext:value-type="float">
            <text:p>38,04</text:p>
          </table:table-cell>
          <table:table-cell table:style-name="ce12" office:value-type="float" office:value="12.04" calcext:value-type="float">
            <text:p>12,04</text:p>
          </table:table-cell>
          <table:table-cell table:style-name="ce12" office:value-type="float" office:value="18.8" calcext:value-type="float">
            <text:p>18,80</text:p>
          </table:table-cell>
          <table:table-cell table:style-name="ce12" office:value-type="float" office:value="14.05" calcext:value-type="float">
            <text:p>14,05</text:p>
          </table:table-cell>
          <table:table-cell table:style-name="ce12" office:value-type="float" office:value="17.17" calcext:value-type="float">
            <text:p>17,17</text:p>
          </table:table-cell>
          <table:table-cell table:style-name="ce12" office:value-type="float" office:value="8.44" calcext:value-type="float">
            <text:p>8,44</text:p>
          </table:table-cell>
          <table:table-cell table:style-name="ce12" office:value-type="float" office:value="11.32" calcext:value-type="float">
            <text:p>11,32</text:p>
          </table:table-cell>
          <table:table-cell table:style-name="ce12" office:value-type="float" office:value="15.58" calcext:value-type="float">
            <text:p>15,58</text:p>
          </table:table-cell>
          <table:table-cell table:style-name="ce12" office:value-type="float" office:value="24.17" calcext:value-type="float">
            <text:p>24,17</text:p>
          </table:table-cell>
          <table:table-cell table:style-name="ce12" office:value-type="float" office:value="22.77" calcext:value-type="float">
            <text:p>22,77</text:p>
          </table:table-cell>
          <table:table-cell table:style-name="ce12" office:value-type="float" office:value="33.42" calcext:value-type="float">
            <text:p>33,42</text:p>
          </table:table-cell>
          <table:table-cell table:style-name="ce12" office:value-type="float" office:value="18.8" calcext:value-type="float">
            <text:p>18,80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9.27" calcext:value-type="float">
            <text:p>9,27</text:p>
          </table:table-cell>
          <table:table-cell table:style-name="ce12" office:value-type="float" office:value="8.1" calcext:value-type="float">
            <text:p>8,1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8" calcext:value-type="date">
            <text:p>18/04/18</text:p>
          </table:table-cell>
          <table:table-cell table:style-name="ce12" office:value-type="float" office:value="24.07" calcext:value-type="float">
            <text:p>24,07</text:p>
          </table:table-cell>
          <table:table-cell table:style-name="ce12" office:value-type="float" office:value="23.35" calcext:value-type="float">
            <text:p>23,35</text:p>
          </table:table-cell>
          <table:table-cell table:style-name="ce12" office:value-type="float" office:value="13.46" calcext:value-type="float">
            <text:p>13,46</text:p>
          </table:table-cell>
          <table:table-cell table:style-name="ce12" office:value-type="float" office:value="47.48" calcext:value-type="float">
            <text:p>47,48</text:p>
          </table:table-cell>
          <table:table-cell table:style-name="ce12" office:value-type="float" office:value="51.48" calcext:value-type="float">
            <text:p>51,48</text:p>
          </table:table-cell>
          <table:table-cell table:style-name="ce12" office:value-type="float" office:value="32.24" calcext:value-type="float">
            <text:p>32,24</text:p>
          </table:table-cell>
          <table:table-cell table:style-name="ce12" office:value-type="float" office:value="21.8" calcext:value-type="float">
            <text:p>21,80</text:p>
          </table:table-cell>
          <table:table-cell table:style-name="ce12" office:value-type="float" office:value="26.25" calcext:value-type="float">
            <text:p>26,25</text:p>
          </table:table-cell>
          <table:table-cell table:style-name="ce12" office:value-type="float" office:value="9.2" calcext:value-type="float">
            <text:p>9,20</text:p>
          </table:table-cell>
          <table:table-cell table:style-name="ce12" office:value-type="float" office:value="13.95" calcext:value-type="float">
            <text:p>13,95</text:p>
          </table:table-cell>
          <table:table-cell table:style-name="ce12" office:value-type="float" office:value="38.02" calcext:value-type="float">
            <text:p>38,02</text:p>
          </table:table-cell>
          <table:table-cell table:style-name="ce12" office:value-type="float" office:value="12.01" calcext:value-type="float">
            <text:p>12,01</text:p>
          </table:table-cell>
          <table:table-cell table:style-name="ce12" office:value-type="float" office:value="19.03" calcext:value-type="float">
            <text:p>19,03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17.34" calcext:value-type="float">
            <text:p>17,34</text:p>
          </table:table-cell>
          <table:table-cell table:style-name="ce12" office:value-type="float" office:value="8.24" calcext:value-type="float">
            <text:p>8,24</text:p>
          </table:table-cell>
          <table:table-cell table:style-name="ce12" office:value-type="float" office:value="11.27" calcext:value-type="float">
            <text:p>11,27</text:p>
          </table:table-cell>
          <table:table-cell table:style-name="ce12" office:value-type="float" office:value="15.33" calcext:value-type="float">
            <text:p>15,33</text:p>
          </table:table-cell>
          <table:table-cell table:style-name="ce12" office:value-type="float" office:value="23.04" calcext:value-type="float">
            <text:p>23,04</text:p>
          </table:table-cell>
          <table:table-cell table:style-name="ce12" office:value-type="float" office:value="22.8" calcext:value-type="float">
            <text:p>22,80</text:p>
          </table:table-cell>
          <table:table-cell table:style-name="ce12" office:value-type="float" office:value="33.66" calcext:value-type="float">
            <text:p>33,66</text:p>
          </table:table-cell>
          <table:table-cell table:style-name="ce12" office:value-type="float" office:value="18.76" calcext:value-type="float">
            <text:p>18,76</text:p>
          </table:table-cell>
          <table:table-cell table:style-name="ce12" office:value-type="float" office:value="28.4" calcext:value-type="float">
            <text:p>28,40</text:p>
          </table:table-cell>
          <table:table-cell table:style-name="ce12" office:value-type="float" office:value="9.23" calcext:value-type="float">
            <text:p>9,23</text:p>
          </table:table-cell>
          <table:table-cell table:style-name="ce12" office:value-type="float" office:value="8.17" calcext:value-type="float">
            <text:p>8,1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7" calcext:value-type="date">
            <text:p>17/04/18</text:p>
          </table:table-cell>
          <table:table-cell table:style-name="ce12" office:value-type="float" office:value="23.31" calcext:value-type="float">
            <text:p>23,31</text:p>
          </table:table-cell>
          <table:table-cell table:style-name="ce12" office:value-type="float" office:value="23.11" calcext:value-type="float">
            <text:p>23,11</text:p>
          </table:table-cell>
          <table:table-cell table:style-name="ce12" office:value-type="float" office:value="13.2" calcext:value-type="float">
            <text:p>13,20</text:p>
          </table:table-cell>
          <table:table-cell table:style-name="ce12" office:value-type="float" office:value="45.93" calcext:value-type="float">
            <text:p>45,93</text:p>
          </table:table-cell>
          <table:table-cell table:style-name="ce12" office:value-type="float" office:value="50.52" calcext:value-type="float">
            <text:p>50,52</text:p>
          </table:table-cell>
          <table:table-cell table:style-name="ce12" office:value-type="float" office:value="31.36" calcext:value-type="float">
            <text:p>31,36</text:p>
          </table:table-cell>
          <table:table-cell table:style-name="ce12" office:value-type="float" office:value="21.03" calcext:value-type="float">
            <text:p>21,03</text:p>
          </table:table-cell>
          <table:table-cell table:style-name="ce12" office:value-type="float" office:value="25.67" calcext:value-type="float">
            <text:p>25,67</text:p>
          </table:table-cell>
          <table:table-cell table:style-name="ce12" office:value-type="float" office:value="9.02" calcext:value-type="float">
            <text:p>9,02</text:p>
          </table:table-cell>
          <table:table-cell table:style-name="ce12" office:value-type="float" office:value="14.03" calcext:value-type="float">
            <text:p>14,03</text:p>
          </table:table-cell>
          <table:table-cell table:style-name="ce12" office:value-type="float" office:value="37.17" calcext:value-type="float">
            <text:p>37,17</text:p>
          </table:table-cell>
          <table:table-cell table:style-name="ce12" office:value-type="float" office:value="12.15" calcext:value-type="float">
            <text:p>12,15</text:p>
          </table:table-cell>
          <table:table-cell table:style-name="ce12" office:value-type="float" office:value="19.03" calcext:value-type="float">
            <text:p>19,03</text:p>
          </table:table-cell>
          <table:table-cell table:style-name="ce12" office:value-type="float" office:value="13.94" calcext:value-type="float">
            <text:p>13,94</text:p>
          </table:table-cell>
          <table:table-cell table:style-name="ce12" office:value-type="float" office:value="16.8" calcext:value-type="float">
            <text:p>16,80</text:p>
          </table:table-cell>
          <table:table-cell table:style-name="ce12" office:value-type="float" office:value="8.1" calcext:value-type="float">
            <text:p>8,10</text:p>
          </table:table-cell>
          <table:table-cell table:style-name="ce12" office:value-type="float" office:value="11.22" calcext:value-type="float">
            <text:p>11,22</text:p>
          </table:table-cell>
          <table:table-cell table:style-name="ce12" office:value-type="float" office:value="15" calcext:value-type="float">
            <text:p>15,00</text:p>
          </table:table-cell>
          <table:table-cell table:style-name="ce12" office:value-type="float" office:value="21.04" calcext:value-type="float">
            <text:p>21,04</text:p>
          </table:table-cell>
          <table:table-cell table:style-name="ce12" office:value-type="float" office:value="23" calcext:value-type="float">
            <text:p>23,00</text:p>
          </table:table-cell>
          <table:table-cell table:style-name="ce12" office:value-type="float" office:value="33.34" calcext:value-type="float">
            <text:p>33,34</text:p>
          </table:table-cell>
          <table:table-cell table:style-name="ce12" office:value-type="float" office:value="18.48" calcext:value-type="float">
            <text:p>18,48</text:p>
          </table:table-cell>
          <table:table-cell table:style-name="ce12" office:value-type="float" office:value="27.77" calcext:value-type="float">
            <text:p>27,77</text:p>
          </table:table-cell>
          <table:table-cell table:style-name="ce12" office:value-type="float" office:value="8.69" calcext:value-type="float">
            <text:p>8,69</text:p>
          </table:table-cell>
          <table:table-cell table:style-name="ce12" office:value-type="float" office:value="7.83" calcext:value-type="float">
            <text:p>7,8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6" calcext:value-type="date">
            <text:p>16/04/18</text:p>
          </table:table-cell>
          <table:table-cell table:style-name="ce12" office:value-type="float" office:value="22.89" calcext:value-type="float">
            <text:p>22,89</text:p>
          </table:table-cell>
          <table:table-cell table:style-name="ce12" office:value-type="float" office:value="22.98" calcext:value-type="float">
            <text:p>22,98</text:p>
          </table:table-cell>
          <table:table-cell table:style-name="ce12" office:value-type="float" office:value="12.96" calcext:value-type="float">
            <text:p>12,96</text:p>
          </table:table-cell>
          <table:table-cell table:style-name="ce12" office:value-type="float" office:value="44.54" calcext:value-type="float">
            <text:p>44,54</text:p>
          </table:table-cell>
          <table:table-cell table:style-name="ce12" office:value-type="float" office:value="49.7" calcext:value-type="float">
            <text:p>49,70</text:p>
          </table:table-cell>
          <table:table-cell table:style-name="ce12" office:value-type="float" office:value="30.71" calcext:value-type="float">
            <text:p>30,71</text:p>
          </table:table-cell>
          <table:table-cell table:style-name="ce12" office:value-type="float" office:value="20.62" calcext:value-type="float">
            <text:p>20,62</text:p>
          </table:table-cell>
          <table:table-cell table:style-name="ce12" office:value-type="float" office:value="25.38" calcext:value-type="float">
            <text:p>25,38</text:p>
          </table:table-cell>
          <table:table-cell table:style-name="ce12" office:value-type="float" office:value="8.97" calcext:value-type="float">
            <text:p>8,97</text:p>
          </table:table-cell>
          <table:table-cell table:style-name="ce12" office:value-type="float" office:value="13.98" calcext:value-type="float">
            <text:p>13,98</text:p>
          </table:table-cell>
          <table:table-cell table:style-name="ce12" office:value-type="float" office:value="36.3" calcext:value-type="float">
            <text:p>36,30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12" office:value-type="float" office:value="18.85" calcext:value-type="float">
            <text:p>18,85</text:p>
          </table:table-cell>
          <table:table-cell table:style-name="ce12" office:value-type="float" office:value="13.85" calcext:value-type="float">
            <text:p>13,85</text:p>
          </table:table-cell>
          <table:table-cell table:style-name="ce12" office:value-type="float" office:value="16.36" calcext:value-type="float">
            <text:p>16,36</text:p>
          </table:table-cell>
          <table:table-cell table:style-name="ce12" office:value-type="float" office:value="7.93" calcext:value-type="float">
            <text:p>7,93</text:p>
          </table:table-cell>
          <table:table-cell table:style-name="ce12" office:value-type="float" office:value="11.18" calcext:value-type="float">
            <text:p>11,18</text:p>
          </table:table-cell>
          <table:table-cell table:style-name="ce12" office:value-type="float" office:value="14.68" calcext:value-type="float">
            <text:p>14,68</text:p>
          </table:table-cell>
          <table:table-cell table:style-name="ce12" office:value-type="float" office:value="21.02" calcext:value-type="float">
            <text:p>21,02</text:p>
          </table:table-cell>
          <table:table-cell table:style-name="ce12" office:value-type="float" office:value="22.7" calcext:value-type="float">
            <text:p>22,70</text:p>
          </table:table-cell>
          <table:table-cell table:style-name="ce12" office:value-type="float" office:value="33.19" calcext:value-type="float">
            <text:p>33,19</text:p>
          </table:table-cell>
          <table:table-cell table:style-name="ce12" office:value-type="float" office:value="18.19" calcext:value-type="float">
            <text:p>18,19</text:p>
          </table:table-cell>
          <table:table-cell table:style-name="ce12" office:value-type="float" office:value="27.7" calcext:value-type="float">
            <text:p>27,70</text:p>
          </table:table-cell>
          <table:table-cell table:style-name="ce12" office:value-type="float" office:value="8.52" calcext:value-type="float">
            <text:p>8,52</text:p>
          </table:table-cell>
          <table:table-cell table:style-name="ce12" office:value-type="float" office:value="7.61" calcext:value-type="float">
            <text:p>7,6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3" calcext:value-type="date">
            <text:p>13/04/18</text:p>
          </table:table-cell>
          <table:table-cell table:style-name="ce12" office:value-type="float" office:value="23.73" calcext:value-type="float">
            <text:p>23,73</text:p>
          </table:table-cell>
          <table:table-cell table:style-name="ce12" office:value-type="float" office:value="23.26" calcext:value-type="float">
            <text:p>23,26</text:p>
          </table:table-cell>
          <table:table-cell table:style-name="ce12" office:value-type="float" office:value="13.2" calcext:value-type="float">
            <text:p>13,20</text:p>
          </table:table-cell>
          <table:table-cell table:style-name="ce12" office:value-type="float" office:value="44.98" calcext:value-type="float">
            <text:p>44,98</text:p>
          </table:table-cell>
          <table:table-cell table:style-name="ce12" office:value-type="float" office:value="50.44" calcext:value-type="float">
            <text:p>50,44</text:p>
          </table:table-cell>
          <table:table-cell table:style-name="ce12" office:value-type="float" office:value="31.85" calcext:value-type="float">
            <text:p>31,85</text:p>
          </table:table-cell>
          <table:table-cell table:style-name="ce12" office:value-type="float" office:value="21.2" calcext:value-type="float">
            <text:p>21,20</text:p>
          </table:table-cell>
          <table:table-cell table:style-name="ce12" office:value-type="float" office:value="26.42" calcext:value-type="float">
            <text:p>26,42</text:p>
          </table:table-cell>
          <table:table-cell table:style-name="ce12" office:value-type="float" office:value="9.12" calcext:value-type="float">
            <text:p>9,12</text:p>
          </table:table-cell>
          <table:table-cell table:style-name="ce12" office:value-type="float" office:value="14.24" calcext:value-type="float">
            <text:p>14,24</text:p>
          </table:table-cell>
          <table:table-cell table:style-name="ce12" office:value-type="float" office:value="37.64" calcext:value-type="float">
            <text:p>37,64</text:p>
          </table:table-cell>
          <table:table-cell table:style-name="ce12" office:value-type="float" office:value="12.55" calcext:value-type="float">
            <text:p>12,55</text:p>
          </table:table-cell>
          <table:table-cell table:style-name="ce12" office:value-type="float" office:value="18.74" calcext:value-type="float">
            <text:p>18,74</text:p>
          </table:table-cell>
          <table:table-cell table:style-name="ce12" office:value-type="float" office:value="13.97" calcext:value-type="float">
            <text:p>13,97</text:p>
          </table:table-cell>
          <table:table-cell table:style-name="ce12" office:value-type="float" office:value="16.41" calcext:value-type="float">
            <text:p>16,41</text:p>
          </table:table-cell>
          <table:table-cell table:style-name="ce12" office:value-type="float" office:value="8.18" calcext:value-type="float">
            <text:p>8,18</text:p>
          </table:table-cell>
          <table:table-cell table:style-name="ce12" office:value-type="float" office:value="11.56" calcext:value-type="float">
            <text:p>11,56</text:p>
          </table:table-cell>
          <table:table-cell table:style-name="ce12" office:value-type="float" office:value="14.76" calcext:value-type="float">
            <text:p>14,76</text:p>
          </table:table-cell>
          <table:table-cell table:style-name="ce12" office:value-type="float" office:value="21.67" calcext:value-type="float">
            <text:p>21,67</text:p>
          </table:table-cell>
          <table:table-cell table:style-name="ce12" office:value-type="float" office:value="23.07" calcext:value-type="float">
            <text:p>23,07</text:p>
          </table:table-cell>
          <table:table-cell table:style-name="ce12" office:value-type="float" office:value="33.33" calcext:value-type="float">
            <text:p>33,33</text:p>
          </table:table-cell>
          <table:table-cell table:style-name="ce12" office:value-type="float" office:value="18.29" calcext:value-type="float">
            <text:p>18,29</text:p>
          </table:table-cell>
          <table:table-cell table:style-name="ce12" office:value-type="float" office:value="27.94" calcext:value-type="float">
            <text:p>27,94</text:p>
          </table:table-cell>
          <table:table-cell table:style-name="ce12" office:value-type="float" office:value="8.76" calcext:value-type="float">
            <text:p>8,76</text:p>
          </table:table-cell>
          <table:table-cell table:style-name="ce12" office:value-type="float" office:value="7.75" calcext:value-type="float">
            <text:p>7,7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2" calcext:value-type="date">
            <text:p>12/04/18</text:p>
          </table:table-cell>
          <table:table-cell table:style-name="ce12" office:value-type="float" office:value="24.39" calcext:value-type="float">
            <text:p>24,39</text:p>
          </table:table-cell>
          <table:table-cell table:style-name="ce12" office:value-type="float" office:value="23.29" calcext:value-type="float">
            <text:p>23,29</text:p>
          </table:table-cell>
          <table:table-cell table:style-name="ce12" office:value-type="float" office:value="13.49" calcext:value-type="float">
            <text:p>13,49</text:p>
          </table:table-cell>
          <table:table-cell table:style-name="ce12" office:value-type="float" office:value="44.81" calcext:value-type="float">
            <text:p>44,81</text:p>
          </table:table-cell>
          <table:table-cell table:style-name="ce12" office:value-type="float" office:value="51.64" calcext:value-type="float">
            <text:p>51,64</text:p>
          </table:table-cell>
          <table:table-cell table:style-name="ce12" office:value-type="float" office:value="32.57" calcext:value-type="float">
            <text:p>32,57</text:p>
          </table:table-cell>
          <table:table-cell table:style-name="ce12" office:value-type="float" office:value="21.68" calcext:value-type="float">
            <text:p>21,68</text:p>
          </table:table-cell>
          <table:table-cell table:style-name="ce12" office:value-type="float" office:value="26.89" calcext:value-type="float">
            <text:p>26,89</text:p>
          </table:table-cell>
          <table:table-cell table:style-name="ce12" office:value-type="float" office:value="9.33" calcext:value-type="float">
            <text:p>9,33</text:p>
          </table:table-cell>
          <table:table-cell table:style-name="ce12" office:value-type="float" office:value="14.1" calcext:value-type="float">
            <text:p>14,10</text:p>
          </table:table-cell>
          <table:table-cell table:style-name="ce12" office:value-type="float" office:value="38.95" calcext:value-type="float">
            <text:p>38,95</text:p>
          </table:table-cell>
          <table:table-cell table:style-name="ce12" office:value-type="float" office:value="12.69" calcext:value-type="float">
            <text:p>12,69</text:p>
          </table:table-cell>
          <table:table-cell table:style-name="ce12" office:value-type="float" office:value="19.5" calcext:value-type="float">
            <text:p>19,50</text:p>
          </table:table-cell>
          <table:table-cell table:style-name="ce12" office:value-type="float" office:value="14.09" calcext:value-type="float">
            <text:p>14,09</text:p>
          </table:table-cell>
          <table:table-cell table:style-name="ce12" office:value-type="float" office:value="16.45" calcext:value-type="float">
            <text:p>16,45</text:p>
          </table:table-cell>
          <table:table-cell table:style-name="ce12" office:value-type="float" office:value="8.4" calcext:value-type="float">
            <text:p>8,40</text:p>
          </table:table-cell>
          <table:table-cell table:style-name="ce12" office:value-type="float" office:value="11.64" calcext:value-type="float">
            <text:p>11,64</text:p>
          </table:table-cell>
          <table:table-cell table:style-name="ce12" office:value-type="float" office:value="14.86" calcext:value-type="float">
            <text:p>14,86</text:p>
          </table:table-cell>
          <table:table-cell table:style-name="ce12" office:value-type="float" office:value="22.71" calcext:value-type="float">
            <text:p>22,71</text:p>
          </table:table-cell>
          <table:table-cell table:style-name="ce12" office:value-type="float" office:value="23.02" calcext:value-type="float">
            <text:p>23,02</text:p>
          </table:table-cell>
          <table:table-cell table:style-name="ce12" office:value-type="float" office:value="33.15" calcext:value-type="float">
            <text:p>33,15</text:p>
          </table:table-cell>
          <table:table-cell table:style-name="ce12" office:value-type="float" office:value="18.85" calcext:value-type="float">
            <text:p>18,85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.86" calcext:value-type="float">
            <text:p>8,86</text:p>
          </table:table-cell>
          <table:table-cell table:style-name="ce12" office:value-type="float" office:value="7.7" calcext:value-type="float">
            <text:p>7,7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1" calcext:value-type="date">
            <text:p>11/04/18</text:p>
          </table:table-cell>
          <table:table-cell table:style-name="ce12" office:value-type="float" office:value="24.35" calcext:value-type="float">
            <text:p>24,35</text:p>
          </table:table-cell>
          <table:table-cell table:style-name="ce12" office:value-type="float" office:value="23.85" calcext:value-type="float">
            <text:p>23,85</text:p>
          </table:table-cell>
          <table:table-cell table:style-name="ce12" office:value-type="float" office:value="13.28" calcext:value-type="float">
            <text:p>13,28</text:p>
          </table:table-cell>
          <table:table-cell table:style-name="ce12" office:value-type="float" office:value="44.64" calcext:value-type="float">
            <text:p>44,64</text:p>
          </table:table-cell>
          <table:table-cell table:style-name="ce12" office:value-type="float" office:value="51.19" calcext:value-type="float">
            <text:p>51,19</text:p>
          </table:table-cell>
          <table:table-cell table:style-name="ce12" office:value-type="float" office:value="33.25" calcext:value-type="float">
            <text:p>33,25</text:p>
          </table:table-cell>
          <table:table-cell table:style-name="ce12" office:value-type="float" office:value="21.8" calcext:value-type="float">
            <text:p>21,80</text:p>
          </table:table-cell>
          <table:table-cell table:style-name="ce12" office:value-type="float" office:value="26.55" calcext:value-type="float">
            <text:p>26,55</text:p>
          </table:table-cell>
          <table:table-cell table:style-name="ce12" office:value-type="float" office:value="9.18" calcext:value-type="float">
            <text:p>9,18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39.05" calcext:value-type="float">
            <text:p>39,05</text:p>
          </table:table-cell>
          <table:table-cell table:style-name="ce12" office:value-type="float" office:value="12.25" calcext:value-type="float">
            <text:p>12,25</text:p>
          </table:table-cell>
          <table:table-cell table:style-name="ce12" office:value-type="float" office:value="19.7" calcext:value-type="float">
            <text:p>19,70</text:p>
          </table:table-cell>
          <table:table-cell table:style-name="ce12" office:value-type="float" office:value="14.05" calcext:value-type="float">
            <text:p>14,05</text:p>
          </table:table-cell>
          <table:table-cell table:style-name="ce12" office:value-type="float" office:value="16.02" calcext:value-type="float">
            <text:p>16,02</text:p>
          </table:table-cell>
          <table:table-cell table:style-name="ce12" office:value-type="float" office:value="8.21" calcext:value-type="float">
            <text:p>8,21</text:p>
          </table:table-cell>
          <table:table-cell table:style-name="ce12" office:value-type="float" office:value="11.42" calcext:value-type="float">
            <text:p>11,42</text:p>
          </table:table-cell>
          <table:table-cell table:style-name="ce12" office:value-type="float" office:value="14.77" calcext:value-type="float">
            <text:p>14,77</text:p>
          </table:table-cell>
          <table:table-cell table:style-name="ce12" office:value-type="float" office:value="22.54" calcext:value-type="float">
            <text:p>22,54</text:p>
          </table:table-cell>
          <table:table-cell table:style-name="ce12" office:value-type="float" office:value="23.29" calcext:value-type="float">
            <text:p>23,29</text:p>
          </table:table-cell>
          <table:table-cell table:style-name="ce12" office:value-type="float" office:value="32.25" calcext:value-type="float">
            <text:p>32,25</text:p>
          </table:table-cell>
          <table:table-cell table:style-name="ce12" office:value-type="float" office:value="18.22" calcext:value-type="float">
            <text:p>18,22</text:p>
          </table:table-cell>
          <table:table-cell table:style-name="ce12" office:value-type="float" office:value="28.22" calcext:value-type="float">
            <text:p>28,22</text:p>
          </table:table-cell>
          <table:table-cell table:style-name="ce12" office:value-type="float" office:value="8.79" calcext:value-type="float">
            <text:p>8,79</text:p>
          </table:table-cell>
          <table:table-cell table:style-name="ce12" office:value-type="float" office:value="7.42" calcext:value-type="float">
            <text:p>7,4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0" calcext:value-type="date">
            <text:p>10/04/18</text:p>
          </table:table-cell>
          <table:table-cell table:number-columns-repeated="2" table:style-name="ce12" office:value-type="float" office:value="23.8" calcext:value-type="float">
            <text:p>23,80</text:p>
          </table:table-cell>
          <table:table-cell table:style-name="ce12" office:value-type="float" office:value="13.29" calcext:value-type="float">
            <text:p>13,29</text:p>
          </table:table-cell>
          <table:table-cell table:style-name="ce12" office:value-type="float" office:value="44.84" calcext:value-type="float">
            <text:p>44,84</text:p>
          </table:table-cell>
          <table:table-cell table:style-name="ce12" office:value-type="float" office:value="50.36" calcext:value-type="float">
            <text:p>50,36</text:p>
          </table:table-cell>
          <table:table-cell table:style-name="ce12" office:value-type="float" office:value="32.45" calcext:value-type="float">
            <text:p>32,45</text:p>
          </table:table-cell>
          <table:table-cell table:style-name="ce12" office:value-type="float" office:value="21.4" calcext:value-type="float">
            <text:p>21,40</text:p>
          </table:table-cell>
          <table:table-cell table:style-name="ce12" office:value-type="float" office:value="26.28" calcext:value-type="float">
            <text:p>26,28</text:p>
          </table:table-cell>
          <table:table-cell table:style-name="ce12" office:value-type="float" office:value="8.96" calcext:value-type="float">
            <text:p>8,96</text:p>
          </table:table-cell>
          <table:table-cell table:style-name="ce12" office:value-type="float" office:value="13.18" calcext:value-type="float">
            <text:p>13,18</text:p>
          </table:table-cell>
          <table:table-cell table:style-name="ce12" office:value-type="float" office:value="38.73" calcext:value-type="float">
            <text:p>38,73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12" office:value-type="float" office:value="19.78" calcext:value-type="float">
            <text:p>19,78</text:p>
          </table:table-cell>
          <table:table-cell table:style-name="ce12" office:value-type="float" office:value="13.75" calcext:value-type="float">
            <text:p>13,75</text:p>
          </table:table-cell>
          <table:table-cell table:style-name="ce12" office:value-type="float" office:value="16.14" calcext:value-type="float">
            <text:p>16,14</text:p>
          </table:table-cell>
          <table:table-cell table:style-name="ce12" office:value-type="float" office:value="8.05" calcext:value-type="float">
            <text:p>8,05</text:p>
          </table:table-cell>
          <table:table-cell table:style-name="ce12" office:value-type="float" office:value="11.45" calcext:value-type="float">
            <text:p>11,45</text:p>
          </table:table-cell>
          <table:table-cell table:style-name="ce12" office:value-type="float" office:value="14.69" calcext:value-type="float">
            <text:p>14,69</text:p>
          </table:table-cell>
          <table:table-cell table:style-name="ce12" office:value-type="float" office:value="21.41" calcext:value-type="float">
            <text:p>21,41</text:p>
          </table:table-cell>
          <table:table-cell table:style-name="ce12" office:value-type="float" office:value="22.4" calcext:value-type="float">
            <text:p>22,40</text:p>
          </table:table-cell>
          <table:table-cell table:style-name="ce12" office:value-type="float" office:value="32.61" calcext:value-type="float">
            <text:p>32,61</text:p>
          </table:table-cell>
          <table:table-cell table:style-name="ce12" office:value-type="float" office:value="17.92" calcext:value-type="float">
            <text:p>17,92</text:p>
          </table:table-cell>
          <table:table-cell table:style-name="ce12" office:value-type="float" office:value="28.65" calcext:value-type="float">
            <text:p>28,65</text:p>
          </table:table-cell>
          <table:table-cell table:style-name="ce12" office:value-type="float" office:value="8.55" calcext:value-type="float">
            <text:p>8,55</text:p>
          </table:table-cell>
          <table:table-cell table:style-name="ce12" office:value-type="float" office:value="7.42" calcext:value-type="float">
            <text:p>7,4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9" calcext:value-type="date">
            <text:p>09/04/18</text:p>
          </table:table-cell>
          <table:table-cell table:style-name="ce12" office:value-type="float" office:value="22.9" calcext:value-type="float">
            <text:p>22,90</text:p>
          </table:table-cell>
          <table:table-cell table:style-name="ce12" office:value-type="float" office:value="23.29" calcext:value-type="float">
            <text:p>23,29</text:p>
          </table:table-cell>
          <table:table-cell table:style-name="ce12" office:value-type="float" office:value="13.23" calcext:value-type="float">
            <text:p>13,23</text:p>
          </table:table-cell>
          <table:table-cell table:style-name="ce12" office:value-type="float" office:value="42.95" calcext:value-type="float">
            <text:p>42,95</text:p>
          </table:table-cell>
          <table:table-cell table:style-name="ce12" office:value-type="float" office:value="50.11" calcext:value-type="float">
            <text:p>50,11</text:p>
          </table:table-cell>
          <table:table-cell table:style-name="ce12" office:value-type="float" office:value="32.15" calcext:value-type="float">
            <text:p>32,15</text:p>
          </table:table-cell>
          <table:table-cell table:style-name="ce12" office:value-type="float" office:value="20.53" calcext:value-type="float">
            <text:p>20,53</text:p>
          </table:table-cell>
          <table:table-cell table:style-name="ce12" office:value-type="float" office:value="26.2" calcext:value-type="float">
            <text:p>26,20</text:p>
          </table:table-cell>
          <table:table-cell table:style-name="ce12" office:value-type="float" office:value="8.99" calcext:value-type="float">
            <text:p>8,99</text:p>
          </table:table-cell>
          <table:table-cell table:style-name="ce12" office:value-type="float" office:value="13.24" calcext:value-type="float">
            <text:p>13,24</text:p>
          </table:table-cell>
          <table:table-cell table:style-name="ce12" office:value-type="float" office:value="39.2" calcext:value-type="float">
            <text:p>39,20</text:p>
          </table:table-cell>
          <table:table-cell table:style-name="ce12" office:value-type="float" office:value="12.03" calcext:value-type="float">
            <text:p>12,03</text:p>
          </table:table-cell>
          <table:table-cell table:style-name="ce12" office:value-type="float" office:value="20.45" calcext:value-type="float">
            <text:p>20,45</text:p>
          </table:table-cell>
          <table:table-cell table:style-name="ce12" office:value-type="float" office:value="13.54" calcext:value-type="float">
            <text:p>13,54</text:p>
          </table:table-cell>
          <table:table-cell table:style-name="ce12" office:value-type="float" office:value="15.81" calcext:value-type="float">
            <text:p>15,81</text:p>
          </table:table-cell>
          <table:table-cell table:style-name="ce12" office:value-type="float" office:value="8.03" calcext:value-type="float">
            <text:p>8,03</text:p>
          </table:table-cell>
          <table:table-cell table:style-name="ce12" office:value-type="float" office:value="11.44" calcext:value-type="float">
            <text:p>11,44</text:p>
          </table:table-cell>
          <table:table-cell table:style-name="ce12" office:value-type="float" office:value="14.48" calcext:value-type="float">
            <text:p>14,48</text:p>
          </table:table-cell>
          <table:table-cell table:style-name="ce12" office:value-type="float" office:value="21.36" calcext:value-type="float">
            <text:p>21,36</text:p>
          </table:table-cell>
          <table:table-cell table:style-name="ce12" office:value-type="float" office:value="20.99" calcext:value-type="float">
            <text:p>20,99</text:p>
          </table:table-cell>
          <table:table-cell table:style-name="ce12" office:value-type="float" office:value="33.1" calcext:value-type="float">
            <text:p>33,10</text:p>
          </table:table-cell>
          <table:table-cell table:style-name="ce12" office:value-type="float" office:value="17.95" calcext:value-type="float">
            <text:p>17,95</text:p>
          </table:table-cell>
          <table:table-cell table:style-name="ce12" office:value-type="float" office:value="28.45" calcext:value-type="float">
            <text:p>28,45</text:p>
          </table:table-cell>
          <table:table-cell table:style-name="ce12" office:value-type="float" office:value="8.39" calcext:value-type="float">
            <text:p>8,39</text:p>
          </table:table-cell>
          <table:table-cell table:style-name="ce12" office:value-type="float" office:value="7.25" calcext:value-type="float">
            <text:p>7,2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6" calcext:value-type="date">
            <text:p>06/04/18</text:p>
          </table:table-cell>
          <table:table-cell table:style-name="ce12" office:value-type="float" office:value="23.58" calcext:value-type="float">
            <text:p>23,58</text:p>
          </table:table-cell>
          <table:table-cell table:style-name="ce12" office:value-type="float" office:value="23.25" calcext:value-type="float">
            <text:p>23,25</text:p>
          </table:table-cell>
          <table:table-cell table:style-name="ce12" office:value-type="float" office:value="13.5" calcext:value-type="float">
            <text:p>13,50</text:p>
          </table:table-cell>
          <table:table-cell table:style-name="ce12" office:value-type="float" office:value="42.74" calcext:value-type="float">
            <text:p>42,74</text:p>
          </table:table-cell>
          <table:table-cell table:style-name="ce12" office:value-type="float" office:value="51.25" calcext:value-type="float">
            <text:p>51,25</text:p>
          </table:table-cell>
          <table:table-cell table:style-name="ce12" office:value-type="float" office:value="33.79" calcext:value-type="float">
            <text:p>33,79</text:p>
          </table:table-cell>
          <table:table-cell table:style-name="ce12" office:value-type="float" office:value="21.28" calcext:value-type="float">
            <text:p>21,28</text:p>
          </table:table-cell>
          <table:table-cell table:style-name="ce12" office:value-type="float" office:value="26.81" calcext:value-type="float">
            <text:p>26,81</text:p>
          </table:table-cell>
          <table:table-cell table:style-name="ce12" office:value-type="float" office:value="9.1" calcext:value-type="float">
            <text:p>9,10</text:p>
          </table:table-cell>
          <table:table-cell table:style-name="ce12" office:value-type="float" office:value="13.34" calcext:value-type="float">
            <text:p>13,34</text:p>
          </table:table-cell>
          <table:table-cell table:style-name="ce12" office:value-type="float" office:value="40.68" calcext:value-type="float">
            <text:p>40,68</text:p>
          </table:table-cell>
          <table:table-cell table:style-name="ce12" office:value-type="float" office:value="12.1" calcext:value-type="float">
            <text:p>12,10</text:p>
          </table:table-cell>
          <table:table-cell table:style-name="ce12" office:value-type="float" office:value="20.22" calcext:value-type="float">
            <text:p>20,22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16.13" calcext:value-type="float">
            <text:p>16,13</text:p>
          </table:table-cell>
          <table:table-cell table:style-name="ce12" office:value-type="float" office:value="8.23" calcext:value-type="float">
            <text:p>8,23</text:p>
          </table:table-cell>
          <table:table-cell table:style-name="ce12" office:value-type="float" office:value="11.5" calcext:value-type="float">
            <text:p>11,50</text:p>
          </table:table-cell>
          <table:table-cell table:style-name="ce12" office:value-type="float" office:value="14.55" calcext:value-type="float">
            <text:p>14,55</text:p>
          </table:table-cell>
          <table:table-cell table:style-name="ce12" office:value-type="float" office:value="22.36" calcext:value-type="float">
            <text:p>22,36</text:p>
          </table:table-cell>
          <table:table-cell table:style-name="ce12" office:value-type="float" office:value="21.65" calcext:value-type="float">
            <text:p>21,65</text:p>
          </table:table-cell>
          <table:table-cell table:style-name="ce12" office:value-type="float" office:value="33.89" calcext:value-type="float">
            <text:p>33,89</text:p>
          </table:table-cell>
          <table:table-cell table:style-name="ce12" office:value-type="float" office:value="18.57" calcext:value-type="float">
            <text:p>18,57</text:p>
          </table:table-cell>
          <table:table-cell table:style-name="ce12" office:value-type="float" office:value="28.55" calcext:value-type="float">
            <text:p>28,55</text:p>
          </table:table-cell>
          <table:table-cell table:style-name="ce12" office:value-type="float" office:value="8.62" calcext:value-type="float">
            <text:p>8,62</text:p>
          </table:table-cell>
          <table:table-cell table:style-name="ce12" office:value-type="float" office:value="7.45" calcext:value-type="float">
            <text:p>7,4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5" calcext:value-type="date">
            <text:p>05/04/18</text:p>
          </table:table-cell>
          <table:table-cell table:style-name="ce12" office:value-type="float" office:value="23.34" calcext:value-type="float">
            <text:p>23,34</text:p>
          </table:table-cell>
          <table:table-cell table:style-name="ce12" office:value-type="float" office:value="24.03" calcext:value-type="float">
            <text:p>24,03</text:p>
          </table:table-cell>
          <table:table-cell table:style-name="ce12" office:value-type="float" office:value="13.61" calcext:value-type="float">
            <text:p>13,61</text:p>
          </table:table-cell>
          <table:table-cell table:style-name="ce12" office:value-type="float" office:value="43.25" calcext:value-type="float">
            <text:p>43,25</text:p>
          </table:table-cell>
          <table:table-cell table:style-name="ce12" office:value-type="float" office:value="51" calcext:value-type="float">
            <text:p>51,00</text:p>
          </table:table-cell>
          <table:table-cell table:style-name="ce12" office:value-type="float" office:value="34.05" calcext:value-type="float">
            <text:p>34,05</text:p>
          </table:table-cell>
          <table:table-cell table:style-name="ce12" office:value-type="float" office:value="21.15" calcext:value-type="float">
            <text:p>21,15</text:p>
          </table:table-cell>
          <table:table-cell table:style-name="ce12" office:value-type="float" office:value="26.77" calcext:value-type="float">
            <text:p>26,77</text:p>
          </table:table-cell>
          <table:table-cell table:style-name="ce12" office:value-type="float" office:value="8.93" calcext:value-type="float">
            <text:p>8,93</text:p>
          </table:table-cell>
          <table:table-cell table:style-name="ce12" office:value-type="float" office:value="13.16" calcext:value-type="float">
            <text:p>13,16</text:p>
          </table:table-cell>
          <table:table-cell table:style-name="ce12" office:value-type="float" office:value="41.22" calcext:value-type="float">
            <text:p>41,22</text:p>
          </table:table-cell>
          <table:table-cell table:style-name="ce12" office:value-type="float" office:value="12.24" calcext:value-type="float">
            <text:p>12,24</text:p>
          </table:table-cell>
          <table:table-cell table:style-name="ce12" office:value-type="float" office:value="20.08" calcext:value-type="float">
            <text:p>20,08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16.38" calcext:value-type="float">
            <text:p>16,38</text:p>
          </table:table-cell>
          <table:table-cell table:style-name="ce12" office:value-type="float" office:value="8.31" calcext:value-type="float">
            <text:p>8,31</text:p>
          </table:table-cell>
          <table:table-cell table:style-name="ce12" office:value-type="float" office:value="11.4" calcext:value-type="float">
            <text:p>11,40</text:p>
          </table:table-cell>
          <table:table-cell table:style-name="ce12" office:value-type="float" office:value="14.6" calcext:value-type="float">
            <text:p>14,60</text:p>
          </table:table-cell>
          <table:table-cell table:style-name="ce12" office:value-type="float" office:value="22.05" calcext:value-type="float">
            <text:p>22,05</text:p>
          </table:table-cell>
          <table:table-cell table:style-name="ce12" office:value-type="float" office:value="21.77" calcext:value-type="float">
            <text:p>21,77</text:p>
          </table:table-cell>
          <table:table-cell table:style-name="ce12" office:value-type="float" office:value="34.16" calcext:value-type="float">
            <text:p>34,16</text:p>
          </table:table-cell>
          <table:table-cell table:style-name="ce12" office:value-type="float" office:value="18.7" calcext:value-type="float">
            <text:p>18,70</text:p>
          </table:table-cell>
          <table:table-cell table:style-name="ce12" office:value-type="float" office:value="28.79" calcext:value-type="float">
            <text:p>28,79</text:p>
          </table:table-cell>
          <table:table-cell table:style-name="ce12" office:value-type="float" office:value="8.87" calcext:value-type="float">
            <text:p>8,87</text:p>
          </table:table-cell>
          <table:table-cell table:style-name="ce12" office:value-type="float" office:value="7.51" calcext:value-type="float">
            <text:p>7,5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4" calcext:value-type="date">
            <text:p>04/04/18</text:p>
          </table:table-cell>
          <table:table-cell table:style-name="ce12" office:value-type="float" office:value="22.72" calcext:value-type="float">
            <text:p>22,72</text:p>
          </table:table-cell>
          <table:table-cell table:style-name="ce12" office:value-type="float" office:value="24.19" calcext:value-type="float">
            <text:p>24,19</text:p>
          </table:table-cell>
          <table:table-cell table:style-name="ce12" office:value-type="float" office:value="13.65" calcext:value-type="float">
            <text:p>13,65</text:p>
          </table:table-cell>
          <table:table-cell table:style-name="ce12" office:value-type="float" office:value="42.55" calcext:value-type="float">
            <text:p>42,55</text:p>
          </table:table-cell>
          <table:table-cell table:style-name="ce12" office:value-type="float" office:value="50.9" calcext:value-type="float">
            <text:p>50,90</text:p>
          </table:table-cell>
          <table:table-cell table:style-name="ce12" office:value-type="float" office:value="34.7" calcext:value-type="float">
            <text:p>34,70</text:p>
          </table:table-cell>
          <table:table-cell table:style-name="ce12" office:value-type="float" office:value="20.38" calcext:value-type="float">
            <text:p>20,38</text:p>
          </table:table-cell>
          <table:table-cell table:style-name="ce12" office:value-type="float" office:value="26.17" calcext:value-type="float">
            <text:p>26,17</text:p>
          </table:table-cell>
          <table:table-cell table:style-name="ce12" office:value-type="float" office:value="9.1" calcext:value-type="float">
            <text:p>9,10</text:p>
          </table:table-cell>
          <table:table-cell table:style-name="ce12" office:value-type="float" office:value="12.81" calcext:value-type="float">
            <text:p>12,81</text:p>
          </table:table-cell>
          <table:table-cell table:style-name="ce12" office:value-type="float" office:value="40.05" calcext:value-type="float">
            <text:p>40,05</text:p>
          </table:table-cell>
          <table:table-cell table:style-name="ce12" office:value-type="float" office:value="12.01" calcext:value-type="float">
            <text:p>12,01</text:p>
          </table:table-cell>
          <table:table-cell table:style-name="ce12" office:value-type="float" office:value="20.05" calcext:value-type="float">
            <text:p>20,05</text:p>
          </table:table-cell>
          <table:table-cell table:style-name="ce12" office:value-type="float" office:value="12.44" calcext:value-type="float">
            <text:p>12,44</text:p>
          </table:table-cell>
          <table:table-cell table:style-name="ce12" office:value-type="float" office:value="15.35" calcext:value-type="float">
            <text:p>15,35</text:p>
          </table:table-cell>
          <table:table-cell table:style-name="ce12" office:value-type="float" office:value="8.29" calcext:value-type="float">
            <text:p>8,29</text:p>
          </table:table-cell>
          <table:table-cell table:style-name="ce12" office:value-type="float" office:value="11.35" calcext:value-type="float">
            <text:p>11,35</text:p>
          </table:table-cell>
          <table:table-cell table:style-name="ce12" office:value-type="float" office:value="14.34" calcext:value-type="float">
            <text:p>14,34</text:p>
          </table:table-cell>
          <table:table-cell table:style-name="ce12" office:value-type="float" office:value="23.06" calcext:value-type="float">
            <text:p>23,06</text:p>
          </table:table-cell>
          <table:table-cell table:style-name="ce12" office:value-type="float" office:value="21.28" calcext:value-type="float">
            <text:p>21,28</text:p>
          </table:table-cell>
          <table:table-cell table:style-name="ce12" office:value-type="float" office:value="33.93" calcext:value-type="float">
            <text:p>33,93</text:p>
          </table:table-cell>
          <table:table-cell table:style-name="ce12" office:value-type="float" office:value="18.59" calcext:value-type="float">
            <text:p>18,59</text:p>
          </table:table-cell>
          <table:table-cell table:style-name="ce12" office:value-type="float" office:value="28.3" calcext:value-type="float">
            <text:p>28,30</text:p>
          </table:table-cell>
          <table:table-cell table:style-name="ce12" office:value-type="float" office:value="8.6" calcext:value-type="float">
            <text:p>8,60</text:p>
          </table:table-cell>
          <table:table-cell table:style-name="ce12" office:value-type="float" office:value="7.05" calcext:value-type="float">
            <text:p>7,0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3" calcext:value-type="date">
            <text:p>03/04/18</text:p>
          </table:table-cell>
          <table:table-cell table:style-name="ce12" office:value-type="float" office:value="22.8" calcext:value-type="float">
            <text:p>22,80</text:p>
          </table:table-cell>
          <table:table-cell table:style-name="ce12" office:value-type="float" office:value="24.2" calcext:value-type="float">
            <text:p>24,20</text:p>
          </table:table-cell>
          <table:table-cell table:style-name="ce12" office:value-type="float" office:value="13.64" calcext:value-type="float">
            <text:p>13,64</text:p>
          </table:table-cell>
          <table:table-cell table:style-name="ce12" office:value-type="float" office:value="42.87" calcext:value-type="float">
            <text:p>42,87</text:p>
          </table:table-cell>
          <table:table-cell table:style-name="ce12" office:value-type="float" office:value="50.57" calcext:value-type="float">
            <text:p>50,57</text:p>
          </table:table-cell>
          <table:table-cell table:style-name="ce12" office:value-type="float" office:value="34.56" calcext:value-type="float">
            <text:p>34,56</text:p>
          </table:table-cell>
          <table:table-cell table:style-name="ce12" office:value-type="float" office:value="20.71" calcext:value-type="float">
            <text:p>20,71</text:p>
          </table:table-cell>
          <table:table-cell table:style-name="ce12" office:value-type="float" office:value="26.45" calcext:value-type="float">
            <text:p>26,45</text:p>
          </table:table-cell>
          <table:table-cell table:style-name="ce12" office:value-type="float" office:value="9.1" calcext:value-type="float">
            <text:p>9,10</text:p>
          </table:table-cell>
          <table:table-cell table:style-name="ce12" office:value-type="float" office:value="13.22" calcext:value-type="float">
            <text:p>13,22</text:p>
          </table:table-cell>
          <table:table-cell table:style-name="ce12" office:value-type="float" office:value="39.72" calcext:value-type="float">
            <text:p>39,72</text:p>
          </table:table-cell>
          <table:table-cell table:style-name="ce12" office:value-type="float" office:value="12.13" calcext:value-type="float">
            <text:p>12,13</text:p>
          </table:table-cell>
          <table:table-cell table:style-name="ce12" office:value-type="float" office:value="20.49" calcext:value-type="float">
            <text:p>20,49</text:p>
          </table:table-cell>
          <table:table-cell table:style-name="ce12" office:value-type="float" office:value="12.83" calcext:value-type="float">
            <text:p>12,83</text:p>
          </table:table-cell>
          <table:table-cell table:style-name="ce12" office:value-type="float" office:value="15.73" calcext:value-type="float">
            <text:p>15,73</text:p>
          </table:table-cell>
          <table:table-cell table:style-name="ce12" office:value-type="float" office:value="8.39" calcext:value-type="float">
            <text:p>8,39</text:p>
          </table:table-cell>
          <table:table-cell table:style-name="ce12" office:value-type="float" office:value="11.4" calcext:value-type="float">
            <text:p>11,40</text:p>
          </table:table-cell>
          <table:table-cell table:style-name="ce12" office:value-type="float" office:value="14.74" calcext:value-type="float">
            <text:p>14,74</text:p>
          </table:table-cell>
          <table:table-cell table:style-name="ce12" office:value-type="float" office:value="23.15" calcext:value-type="float">
            <text:p>23,15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33.78" calcext:value-type="float">
            <text:p>33,78</text:p>
          </table:table-cell>
          <table:table-cell table:style-name="ce12" office:value-type="float" office:value="18.65" calcext:value-type="float">
            <text:p>18,65</text:p>
          </table:table-cell>
          <table:table-cell table:style-name="ce12" office:value-type="float" office:value="28.37" calcext:value-type="float">
            <text:p>28,37</text:p>
          </table:table-cell>
          <table:table-cell table:style-name="ce12" office:value-type="float" office:value="8.79" calcext:value-type="float">
            <text:p>8,79</text:p>
          </table:table-cell>
          <table:table-cell table:style-name="ce12" office:value-type="float" office:value="7.16" calcext:value-type="float">
            <text:p>7,1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2" calcext:value-type="date">
            <text:p>02/04/18</text:p>
          </table:table-cell>
          <table:table-cell table:style-name="ce12" office:value-type="float" office:value="22.74" calcext:value-type="float">
            <text:p>22,74</text:p>
          </table:table-cell>
          <table:table-cell table:style-name="ce12" office:value-type="float" office:value="23.85" calcext:value-type="float">
            <text:p>23,85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office:value-type="float" office:value="43" calcext:value-type="float">
            <text:p>43,00</text:p>
          </table:table-cell>
          <table:table-cell table:style-name="ce12" office:value-type="float" office:value="51.05" calcext:value-type="float">
            <text:p>51,05</text:p>
          </table:table-cell>
          <table:table-cell table:style-name="ce12" office:value-type="float" office:value="34.1" calcext:value-type="float">
            <text:p>34,10</text:p>
          </table:table-cell>
          <table:table-cell table:style-name="ce12" office:value-type="float" office:value="20.9" calcext:value-type="float">
            <text:p>20,90</text:p>
          </table:table-cell>
          <table:table-cell table:style-name="ce12" office:value-type="float" office:value="26.49" calcext:value-type="float">
            <text:p>26,49</text:p>
          </table:table-cell>
          <table:table-cell table:style-name="ce12" office:value-type="float" office:value="9.4" calcext:value-type="float">
            <text:p>9,40</text:p>
          </table:table-cell>
          <table:table-cell table:style-name="ce12" office:value-type="float" office:value="13.49" calcext:value-type="float">
            <text:p>13,49</text:p>
          </table:table-cell>
          <table:table-cell table:style-name="ce12" office:value-type="float" office:value="40.25" calcext:value-type="float">
            <text:p>40,25</text:p>
          </table:table-cell>
          <table:table-cell table:style-name="ce12" office:value-type="float" office:value="12.14" calcext:value-type="float">
            <text:p>12,14</text:p>
          </table:table-cell>
          <table:table-cell table:style-name="ce12" office:value-type="float" office:value="20.45" calcext:value-type="float">
            <text:p>20,45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15.64" calcext:value-type="float">
            <text:p>15,64</text:p>
          </table:table-cell>
          <table:table-cell table:style-name="ce12" office:value-type="float" office:value="8.31" calcext:value-type="float">
            <text:p>8,31</text:p>
          </table:table-cell>
          <table:table-cell table:style-name="ce12" office:value-type="float" office:value="11.44" calcext:value-type="float">
            <text:p>11,44</text:p>
          </table:table-cell>
          <table:table-cell table:style-name="ce12" office:value-type="float" office:value="14.11" calcext:value-type="float">
            <text:p>14,11</text:p>
          </table:table-cell>
          <table:table-cell table:style-name="ce12" office:value-type="float" office:value="22.92" calcext:value-type="float">
            <text:p>22,92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34.12" calcext:value-type="float">
            <text:p>34,12</text:p>
          </table:table-cell>
          <table:table-cell table:style-name="ce12" office:value-type="float" office:value="18.68" calcext:value-type="float">
            <text:p>18,68</text:p>
          </table:table-cell>
          <table:table-cell table:style-name="ce12" office:value-type="float" office:value="28.74" calcext:value-type="float">
            <text:p>28,74</text:p>
          </table:table-cell>
          <table:table-cell table:style-name="ce12" office:value-type="float" office:value="8.94" calcext:value-type="float">
            <text:p>8,94</text:p>
          </table:table-cell>
          <table:table-cell table:style-name="ce12" office:value-type="float" office:value="7.16" calcext:value-type="float">
            <text:p>7,1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9" calcext:value-type="date">
            <text:p>29/03/18</text:p>
          </table:table-cell>
          <table:table-cell table:style-name="ce12" office:value-type="float" office:value="23.36" calcext:value-type="float">
            <text:p>23,36</text:p>
          </table:table-cell>
          <table:table-cell table:style-name="ce12" office:value-type="float" office:value="24.07" calcext:value-type="float">
            <text:p>24,07</text:p>
          </table:table-cell>
          <table:table-cell table:style-name="ce12" office:value-type="float" office:value="13.79" calcext:value-type="float">
            <text:p>13,79</text:p>
          </table:table-cell>
          <table:table-cell table:style-name="ce12" office:value-type="float" office:value="42.21" calcext:value-type="float">
            <text:p>42,21</text:p>
          </table:table-cell>
          <table:table-cell table:style-name="ce12" office:value-type="float" office:value="51.31" calcext:value-type="float">
            <text:p>51,31</text:p>
          </table:table-cell>
          <table:table-cell table:style-name="ce12" office:value-type="float" office:value="38.47" calcext:value-type="float">
            <text:p>38,47</text:p>
          </table:table-cell>
          <table:table-cell table:style-name="ce12" office:value-type="float" office:value="21.41" calcext:value-type="float">
            <text:p>21,41</text:p>
          </table:table-cell>
          <table:table-cell table:style-name="ce12" office:value-type="float" office:value="26.69" calcext:value-type="float">
            <text:p>26,69</text:p>
          </table:table-cell>
          <table:table-cell table:style-name="ce12" office:value-type="float" office:value="9.35" calcext:value-type="float">
            <text:p>9,35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41.03" calcext:value-type="float">
            <text:p>41,03</text:p>
          </table:table-cell>
          <table:table-cell table:style-name="ce12" office:value-type="float" office:value="12.5" calcext:value-type="float">
            <text:p>12,50</text:p>
          </table:table-cell>
          <table:table-cell table:style-name="ce12" office:value-type="float" office:value="20.69" calcext:value-type="float">
            <text:p>20,69</text:p>
          </table:table-cell>
          <table:table-cell table:style-name="ce12" office:value-type="float" office:value="13.15" calcext:value-type="float">
            <text:p>13,15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2" office:value-type="float" office:value="8.56" calcext:value-type="float">
            <text:p>8,56</text:p>
          </table:table-cell>
          <table:table-cell table:style-name="ce12" office:value-type="float" office:value="11.65" calcext:value-type="float">
            <text:p>11,65</text:p>
          </table:table-cell>
          <table:table-cell table:style-name="ce12" office:value-type="float" office:value="14.4" calcext:value-type="float">
            <text:p>14,40</text:p>
          </table:table-cell>
          <table:table-cell table:style-name="ce12" office:value-type="float" office:value="22.83" calcext:value-type="float">
            <text:p>22,83</text:p>
          </table:table-cell>
          <table:table-cell table:style-name="ce12" office:value-type="float" office:value="21.55" calcext:value-type="float">
            <text:p>21,55</text:p>
          </table:table-cell>
          <table:table-cell table:style-name="ce12" office:value-type="float" office:value="34.35" calcext:value-type="float">
            <text:p>34,35</text:p>
          </table:table-cell>
          <table:table-cell table:style-name="ce12" office:value-type="float" office:value="18.84" calcext:value-type="float">
            <text:p>18,84</text:p>
          </table:table-cell>
          <table:table-cell table:style-name="ce12" office:value-type="float" office:value="29.27" calcext:value-type="float">
            <text:p>29,27</text:p>
          </table:table-cell>
          <table:table-cell table:style-name="ce12" office:value-type="float" office:value="8.8" calcext:value-type="float">
            <text:p>8,80</text:p>
          </table:table-cell>
          <table:table-cell table:style-name="ce12" office:value-type="float" office:value="7.14" calcext:value-type="float">
            <text:p>7,1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8" calcext:value-type="date">
            <text:p>28/03/18</text:p>
          </table:table-cell>
          <table:table-cell table:style-name="ce12" office:value-type="float" office:value="23.03" calcext:value-type="float">
            <text:p>23,03</text:p>
          </table:table-cell>
          <table:table-cell table:style-name="ce12" office:value-type="float" office:value="23.82" calcext:value-type="float">
            <text:p>23,82</text:p>
          </table:table-cell>
          <table:table-cell table:style-name="ce12" office:value-type="float" office:value="13.55" calcext:value-type="float">
            <text:p>13,55</text:p>
          </table:table-cell>
          <table:table-cell table:style-name="ce12" office:value-type="float" office:value="41.54" calcext:value-type="float">
            <text:p>41,54</text:p>
          </table:table-cell>
          <table:table-cell table:style-name="ce12" office:value-type="float" office:value="50.63" calcext:value-type="float">
            <text:p>50,63</text:p>
          </table:table-cell>
          <table:table-cell table:style-name="ce12" office:value-type="float" office:value="37.53" calcext:value-type="float">
            <text:p>37,53</text:p>
          </table:table-cell>
          <table:table-cell table:style-name="ce12" office:value-type="float" office:value="21.2" calcext:value-type="float">
            <text:p>21,20</text:p>
          </table:table-cell>
          <table:table-cell table:style-name="ce12" office:value-type="float" office:value="26.1" calcext:value-type="float">
            <text:p>26,10</text:p>
          </table:table-cell>
          <table:table-cell table:style-name="ce12" office:value-type="float" office:value="8.9" calcext:value-type="float">
            <text:p>8,90</text:p>
          </table:table-cell>
          <table:table-cell table:style-name="ce12" office:value-type="float" office:value="13.19" calcext:value-type="float">
            <text:p>13,19</text:p>
          </table:table-cell>
          <table:table-cell table:style-name="ce12" office:value-type="float" office:value="40.32" calcext:value-type="float">
            <text:p>40,32</text:p>
          </table:table-cell>
          <table:table-cell table:style-name="ce12" office:value-type="float" office:value="12.12" calcext:value-type="float">
            <text:p>12,12</text:p>
          </table:table-cell>
          <table:table-cell table:style-name="ce12" office:value-type="float" office:value="20.78" calcext:value-type="float">
            <text:p>20,78</text:p>
          </table:table-cell>
          <table:table-cell table:style-name="ce12" office:value-type="float" office:value="12.73" calcext:value-type="float">
            <text:p>12,73</text:p>
          </table:table-cell>
          <table:table-cell table:style-name="ce12" office:value-type="float" office:value="14.95" calcext:value-type="float">
            <text:p>14,95</text:p>
          </table:table-cell>
          <table:table-cell table:style-name="ce12" office:value-type="float" office:value="8.29" calcext:value-type="float">
            <text:p>8,29</text:p>
          </table:table-cell>
          <table:table-cell table:style-name="ce12" office:value-type="float" office:value="11.54" calcext:value-type="float">
            <text:p>11,54</text:p>
          </table:table-cell>
          <table:table-cell table:style-name="ce12" office:value-type="float" office:value="13.98" calcext:value-type="float">
            <text:p>13,98</text:p>
          </table:table-cell>
          <table:table-cell table:style-name="ce12" office:value-type="float" office:value="22.16" calcext:value-type="float">
            <text:p>22,16</text:p>
          </table:table-cell>
          <table:table-cell table:style-name="ce12" office:value-type="float" office:value="21.4" calcext:value-type="float">
            <text:p>21,40</text:p>
          </table:table-cell>
          <table:table-cell table:style-name="ce12" office:value-type="float" office:value="33.38" calcext:value-type="float">
            <text:p>33,38</text:p>
          </table:table-cell>
          <table:table-cell table:style-name="ce12" office:value-type="float" office:value="18.14" calcext:value-type="float">
            <text:p>18,14</text:p>
          </table:table-cell>
          <table:table-cell table:style-name="ce12" office:value-type="float" office:value="29.24" calcext:value-type="float">
            <text:p>29,24</text:p>
          </table:table-cell>
          <table:table-cell table:style-name="ce12" office:value-type="float" office:value="8.32" calcext:value-type="float">
            <text:p>8,32</text:p>
          </table:table-cell>
          <table:table-cell table:style-name="ce12" office:value-type="float" office:value="6.89" calcext:value-type="float">
            <text:p>6,8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7" calcext:value-type="date">
            <text:p>27/03/18</text:p>
          </table:table-cell>
          <table:table-cell table:style-name="ce12" office:value-type="float" office:value="23.32" calcext:value-type="float">
            <text:p>23,32</text:p>
          </table:table-cell>
          <table:table-cell table:style-name="ce12" office:value-type="float" office:value="23.84" calcext:value-type="float">
            <text:p>23,84</text:p>
          </table:table-cell>
          <table:table-cell table:style-name="ce12" office:value-type="float" office:value="13.39" calcext:value-type="float">
            <text:p>13,39</text:p>
          </table:table-cell>
          <table:table-cell table:style-name="ce12" office:value-type="float" office:value="40.86" calcext:value-type="float">
            <text:p>40,86</text:p>
          </table:table-cell>
          <table:table-cell table:style-name="ce12" office:value-type="float" office:value="50.17" calcext:value-type="float">
            <text:p>50,17</text:p>
          </table:table-cell>
          <table:table-cell table:style-name="ce12" office:value-type="float" office:value="37.17" calcext:value-type="float">
            <text:p>37,17</text:p>
          </table:table-cell>
          <table:table-cell table:style-name="ce12" office:value-type="float" office:value="21.44" calcext:value-type="float">
            <text:p>21,44</text:p>
          </table:table-cell>
          <table:table-cell table:style-name="ce12" office:value-type="float" office:value="25.59" calcext:value-type="float">
            <text:p>25,59</text:p>
          </table:table-cell>
          <table:table-cell table:style-name="ce12" office:value-type="float" office:value="9.15" calcext:value-type="float">
            <text:p>9,15</text:p>
          </table:table-cell>
          <table:table-cell table:style-name="ce12" office:value-type="float" office:value="13.1" calcext:value-type="float">
            <text:p>13,10</text:p>
          </table:table-cell>
          <table:table-cell table:style-name="ce12" office:value-type="float" office:value="40.45" calcext:value-type="float">
            <text:p>40,45</text:p>
          </table:table-cell>
          <table:table-cell table:style-name="ce12" office:value-type="float" office:value="12.03" calcext:value-type="float">
            <text:p>12,03</text:p>
          </table:table-cell>
          <table:table-cell table:style-name="ce12" office:value-type="float" office:value="20.8" calcext:value-type="float">
            <text:p>20,80</text:p>
          </table:table-cell>
          <table:table-cell table:style-name="ce12" office:value-type="float" office:value="13.06" calcext:value-type="float">
            <text:p>13,06</text:p>
          </table:table-cell>
          <table:table-cell table:style-name="ce12" office:value-type="float" office:value="15.11" calcext:value-type="float">
            <text:p>15,11</text:p>
          </table:table-cell>
          <table:table-cell table:style-name="ce12" office:value-type="float" office:value="8.56" calcext:value-type="float">
            <text:p>8,56</text:p>
          </table:table-cell>
          <table:table-cell table:style-name="ce12" office:value-type="float" office:value="11.64" calcext:value-type="float">
            <text:p>11,64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23.21" calcext:value-type="float">
            <text:p>23,21</text:p>
          </table:table-cell>
          <table:table-cell table:style-name="ce12" office:value-type="float" office:value="21.46" calcext:value-type="float">
            <text:p>21,46</text:p>
          </table:table-cell>
          <table:table-cell table:style-name="ce12" office:value-type="float" office:value="33.5" calcext:value-type="float">
            <text:p>33,50</text:p>
          </table:table-cell>
          <table:table-cell table:style-name="ce12" office:value-type="float" office:value="18.35" calcext:value-type="float">
            <text:p>18,35</text:p>
          </table:table-cell>
          <table:table-cell table:style-name="ce12" office:value-type="float" office:value="29.05" calcext:value-type="float">
            <text:p>29,05</text:p>
          </table:table-cell>
          <table:table-cell table:style-name="ce12" office:value-type="float" office:value="8.4" calcext:value-type="float">
            <text:p>8,40</text:p>
          </table:table-cell>
          <table:table-cell table:style-name="ce12" office:value-type="float" office:value="6.88" calcext:value-type="float">
            <text:p>6,8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6" calcext:value-type="date">
            <text:p>26/03/18</text:p>
          </table:table-cell>
          <table:table-cell table:style-name="ce12" office:value-type="float" office:value="23.91" calcext:value-type="float">
            <text:p>23,91</text:p>
          </table:table-cell>
          <table:table-cell table:style-name="ce12" office:value-type="float" office:value="24" calcext:value-type="float">
            <text:p>24,00</text:p>
          </table:table-cell>
          <table:table-cell table:style-name="ce12" office:value-type="float" office:value="13.53" calcext:value-type="float">
            <text:p>13,53</text:p>
          </table:table-cell>
          <table:table-cell table:style-name="ce12" office:value-type="float" office:value="42" calcext:value-type="float">
            <text:p>42,00</text:p>
          </table:table-cell>
          <table:table-cell table:style-name="ce12" office:value-type="float" office:value="50.78" calcext:value-type="float">
            <text:p>50,78</text:p>
          </table:table-cell>
          <table:table-cell table:style-name="ce12" office:value-type="float" office:value="37.96" calcext:value-type="float">
            <text:p>37,96</text:p>
          </table:table-cell>
          <table:table-cell table:style-name="ce12" office:value-type="float" office:value="22.03" calcext:value-type="float">
            <text:p>22,03</text:p>
          </table:table-cell>
          <table:table-cell table:style-name="ce12" office:value-type="float" office:value="25.66" calcext:value-type="float">
            <text:p>25,66</text:p>
          </table:table-cell>
          <table:table-cell table:style-name="ce12" office:value-type="float" office:value="9.41" calcext:value-type="float">
            <text:p>9,41</text:p>
          </table:table-cell>
          <table:table-cell table:style-name="ce12" office:value-type="float" office:value="13.46" calcext:value-type="float">
            <text:p>13,46</text:p>
          </table:table-cell>
          <table:table-cell table:style-name="ce12" office:value-type="float" office:value="41.48" calcext:value-type="float">
            <text:p>41,48</text:p>
          </table:table-cell>
          <table:table-cell table:style-name="ce12" office:value-type="float" office:value="11.85" calcext:value-type="float">
            <text:p>11,85</text:p>
          </table:table-cell>
          <table:table-cell table:style-name="ce12" office:value-type="float" office:value="21" calcext:value-type="float">
            <text:p>21,00</text:p>
          </table:table-cell>
          <table:table-cell table:style-name="ce12" office:value-type="float" office:value="13.23" calcext:value-type="float">
            <text:p>13,23</text:p>
          </table:table-cell>
          <table:table-cell table:style-name="ce12" office:value-type="float" office:value="15.31" calcext:value-type="float">
            <text:p>15,31</text:p>
          </table:table-cell>
          <table:table-cell table:style-name="ce12" office:value-type="float" office:value="8.73" calcext:value-type="float">
            <text:p>8,73</text:p>
          </table:table-cell>
          <table:table-cell table:style-name="ce12" office:value-type="float" office:value="11.66" calcext:value-type="float">
            <text:p>11,66</text:p>
          </table:table-cell>
          <table:table-cell table:style-name="ce12" office:value-type="float" office:value="14.38" calcext:value-type="float">
            <text:p>14,38</text:p>
          </table:table-cell>
          <table:table-cell table:style-name="ce12" office:value-type="float" office:value="23.23" calcext:value-type="float">
            <text:p>23,23</text:p>
          </table:table-cell>
          <table:table-cell table:style-name="ce12" office:value-type="float" office:value="21.4" calcext:value-type="float">
            <text:p>21,40</text:p>
          </table:table-cell>
          <table:table-cell table:style-name="ce12" office:value-type="float" office:value="34.29" calcext:value-type="float">
            <text:p>34,29</text:p>
          </table:table-cell>
          <table:table-cell table:style-name="ce12" office:value-type="float" office:value="18.51" calcext:value-type="float">
            <text:p>18,51</text:p>
          </table:table-cell>
          <table:table-cell table:style-name="ce12" office:value-type="float" office:value="29.08" calcext:value-type="float">
            <text:p>29,08</text:p>
          </table:table-cell>
          <table:table-cell table:style-name="ce12" office:value-type="float" office:value="8.57" calcext:value-type="float">
            <text:p>8,57</text:p>
          </table:table-cell>
          <table:table-cell table:style-name="ce12" office:value-type="float" office:value="7.04" calcext:value-type="float">
            <text:p>7,0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3" calcext:value-type="date">
            <text:p>23/03/18</text:p>
          </table:table-cell>
          <table:table-cell table:style-name="ce12" office:value-type="float" office:value="23.71" calcext:value-type="float">
            <text:p>23,71</text:p>
          </table:table-cell>
          <table:table-cell table:style-name="ce12" office:value-type="float" office:value="23.92" calcext:value-type="float">
            <text:p>23,92</text:p>
          </table:table-cell>
          <table:table-cell table:style-name="ce12" office:value-type="float" office:value="13.31" calcext:value-type="float">
            <text:p>13,31</text:p>
          </table:table-cell>
          <table:table-cell table:style-name="ce12" office:value-type="float" office:value="41.6" calcext:value-type="float">
            <text:p>41,60</text:p>
          </table:table-cell>
          <table:table-cell table:style-name="ce12" office:value-type="float" office:value="50.16" calcext:value-type="float">
            <text:p>50,16</text:p>
          </table:table-cell>
          <table:table-cell table:style-name="ce12" office:value-type="float" office:value="37.6" calcext:value-type="float">
            <text:p>37,60</text:p>
          </table:table-cell>
          <table:table-cell table:style-name="ce12" office:value-type="float" office:value="21.75" calcext:value-type="float">
            <text:p>21,75</text:p>
          </table:table-cell>
          <table:table-cell table:style-name="ce12" office:value-type="float" office:value="25.66" calcext:value-type="float">
            <text:p>25,66</text:p>
          </table:table-cell>
          <table:table-cell table:style-name="ce12" office:value-type="float" office:value="9.43" calcext:value-type="float">
            <text:p>9,43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41.2" calcext:value-type="float">
            <text:p>41,20</text:p>
          </table:table-cell>
          <table:table-cell table:style-name="ce12" office:value-type="float" office:value="12.06" calcext:value-type="float">
            <text:p>12,06</text:p>
          </table:table-cell>
          <table:table-cell table:style-name="ce12" office:value-type="float" office:value="21.31" calcext:value-type="float">
            <text:p>21,31</text:p>
          </table:table-cell>
          <table:table-cell table:style-name="ce12" office:value-type="float" office:value="13.06" calcext:value-type="float">
            <text:p>13,06</text:p>
          </table:table-cell>
          <table:table-cell table:style-name="ce12" office:value-type="float" office:value="15.09" calcext:value-type="float">
            <text:p>15,09</text:p>
          </table:table-cell>
          <table:table-cell table:style-name="ce12" office:value-type="float" office:value="8.55" calcext:value-type="float">
            <text:p>8,55</text:p>
          </table:table-cell>
          <table:table-cell table:style-name="ce12" office:value-type="float" office:value="11.58" calcext:value-type="float">
            <text:p>11,58</text:p>
          </table:table-cell>
          <table:table-cell table:style-name="ce12" office:value-type="float" office:value="14.05" calcext:value-type="float">
            <text:p>14,05</text:p>
          </table:table-cell>
          <table:table-cell table:style-name="ce12" office:value-type="float" office:value="23.87" calcext:value-type="float">
            <text:p>23,87</text:p>
          </table:table-cell>
          <table:table-cell table:style-name="ce12" office:value-type="float" office:value="21.21" calcext:value-type="float">
            <text:p>21,21</text:p>
          </table:table-cell>
          <table:table-cell table:style-name="ce12" office:value-type="float" office:value="34.15" calcext:value-type="float">
            <text:p>34,15</text:p>
          </table:table-cell>
          <table:table-cell table:style-name="ce12" office:value-type="float" office:value="18.31" calcext:value-type="float">
            <text:p>18,31</text:p>
          </table:table-cell>
          <table:table-cell table:style-name="ce12" office:value-type="float" office:value="29.51" calcext:value-type="float">
            <text:p>29,51</text:p>
          </table:table-cell>
          <table:table-cell table:style-name="ce12" office:value-type="float" office:value="8.57" calcext:value-type="float">
            <text:p>8,57</text:p>
          </table:table-cell>
          <table:table-cell table:style-name="ce12" office:value-type="float" office:value="7.1" calcext:value-type="float">
            <text:p>7,1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2" calcext:value-type="date">
            <text:p>22/03/18</text:p>
          </table:table-cell>
          <table:table-cell table:style-name="ce12" office:value-type="float" office:value="23.63" calcext:value-type="float">
            <text:p>23,63</text:p>
          </table:table-cell>
          <table:table-cell table:style-name="ce12" office:value-type="float" office:value="24.01" calcext:value-type="float">
            <text:p>24,01</text:p>
          </table:table-cell>
          <table:table-cell table:style-name="ce12" office:value-type="float" office:value="13.27" calcext:value-type="float">
            <text:p>13,27</text:p>
          </table:table-cell>
          <table:table-cell table:style-name="ce12" office:value-type="float" office:value="41.93" calcext:value-type="float">
            <text:p>41,93</text:p>
          </table:table-cell>
          <table:table-cell table:style-name="ce12" office:value-type="float" office:value="49.92" calcext:value-type="float">
            <text:p>49,92</text:p>
          </table:table-cell>
          <table:table-cell table:style-name="ce12" office:value-type="float" office:value="37.15" calcext:value-type="float">
            <text:p>37,15</text:p>
          </table:table-cell>
          <table:table-cell table:style-name="ce12" office:value-type="float" office:value="21.72" calcext:value-type="float">
            <text:p>21,72</text:p>
          </table:table-cell>
          <table:table-cell table:style-name="ce12" office:value-type="float" office:value="25.43" calcext:value-type="float">
            <text:p>25,43</text:p>
          </table:table-cell>
          <table:table-cell table:style-name="ce12" office:value-type="float" office:value="9.61" calcext:value-type="float">
            <text:p>9,61</text:p>
          </table:table-cell>
          <table:table-cell table:style-name="ce12" office:value-type="float" office:value="14.35" calcext:value-type="float">
            <text:p>14,35</text:p>
          </table:table-cell>
          <table:table-cell table:style-name="ce12" office:value-type="float" office:value="41.49" calcext:value-type="float">
            <text:p>41,49</text:p>
          </table:table-cell>
          <table:table-cell table:style-name="ce12" office:value-type="float" office:value="12.25" calcext:value-type="float">
            <text:p>12,25</text:p>
          </table:table-cell>
          <table:table-cell table:style-name="ce12" office:value-type="float" office:value="21.91" calcext:value-type="float">
            <text:p>21,91</text:p>
          </table:table-cell>
          <table:table-cell table:style-name="ce12" office:value-type="float" office:value="13.06" calcext:value-type="float">
            <text:p>13,06</text:p>
          </table:table-cell>
          <table:table-cell table:style-name="ce12" office:value-type="float" office:value="15.36" calcext:value-type="float">
            <text:p>15,36</text:p>
          </table:table-cell>
          <table:table-cell table:style-name="ce12" office:value-type="float" office:value="8.59" calcext:value-type="float">
            <text:p>8,59</text:p>
          </table:table-cell>
          <table:table-cell table:style-name="ce12" office:value-type="float" office:value="11.76" calcext:value-type="float">
            <text:p>11,76</text:p>
          </table:table-cell>
          <table:table-cell table:style-name="ce12" office:value-type="float" office:value="14.17" calcext:value-type="float">
            <text:p>14,17</text:p>
          </table:table-cell>
          <table:table-cell table:style-name="ce12" office:value-type="float" office:value="24.52" calcext:value-type="float">
            <text:p>24,52</text:p>
          </table:table-cell>
          <table:table-cell table:style-name="ce12" office:value-type="float" office:value="21.25" calcext:value-type="float">
            <text:p>21,25</text:p>
          </table:table-cell>
          <table:table-cell table:style-name="ce12" office:value-type="float" office:value="35.05" calcext:value-type="float">
            <text:p>35,05</text:p>
          </table:table-cell>
          <table:table-cell table:style-name="ce12" office:value-type="float" office:value="18.35" calcext:value-type="float">
            <text:p>18,35</text:p>
          </table:table-cell>
          <table:table-cell table:style-name="ce12" office:value-type="float" office:value="28.65" calcext:value-type="float">
            <text:p>28,65</text:p>
          </table:table-cell>
          <table:table-cell table:style-name="ce12" office:value-type="float" office:value="8.7" calcext:value-type="float">
            <text:p>8,70</text:p>
          </table:table-cell>
          <table:table-cell table:style-name="ce12" office:value-type="float" office:value="7.23" calcext:value-type="float">
            <text:p>7,2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1" calcext:value-type="date">
            <text:p>21/03/18</text:p>
          </table:table-cell>
          <table:table-cell table:style-name="ce12" office:value-type="float" office:value="23.76" calcext:value-type="float">
            <text:p>23,76</text:p>
          </table:table-cell>
          <table:table-cell table:style-name="ce12" office:value-type="float" office:value="23.89" calcext:value-type="float">
            <text:p>23,89</text:p>
          </table:table-cell>
          <table:table-cell table:style-name="ce12" office:value-type="float" office:value="13.32" calcext:value-type="float">
            <text:p>13,32</text:p>
          </table:table-cell>
          <table:table-cell table:style-name="ce12" office:value-type="float" office:value="42.5" calcext:value-type="float">
            <text:p>42,50</text:p>
          </table:table-cell>
          <table:table-cell table:style-name="ce12" office:value-type="float" office:value="50.08" calcext:value-type="float">
            <text:p>50,08</text:p>
          </table:table-cell>
          <table:table-cell table:style-name="ce12" office:value-type="float" office:value="36.6" calcext:value-type="float">
            <text:p>36,60</text:p>
          </table:table-cell>
          <table:table-cell table:style-name="ce12" office:value-type="float" office:value="22.05" calcext:value-type="float">
            <text:p>22,05</text:p>
          </table:table-cell>
          <table:table-cell table:style-name="ce12" office:value-type="float" office:value="25.98" calcext:value-type="float">
            <text:p>25,98</text:p>
          </table:table-cell>
          <table:table-cell table:style-name="ce12" office:value-type="float" office:value="9.63" calcext:value-type="float">
            <text:p>9,63</text:p>
          </table:table-cell>
          <table:table-cell table:style-name="ce12" office:value-type="float" office:value="14.48" calcext:value-type="float">
            <text:p>14,48</text:p>
          </table:table-cell>
          <table:table-cell table:style-name="ce12" office:value-type="float" office:value="42.25" calcext:value-type="float">
            <text:p>42,25</text:p>
          </table:table-cell>
          <table:table-cell table:style-name="ce12" office:value-type="float" office:value="12.2" calcext:value-type="float">
            <text:p>12,20</text:p>
          </table:table-cell>
          <table:table-cell table:style-name="ce12" office:value-type="float" office:value="22.3" calcext:value-type="float">
            <text:p>22,30</text:p>
          </table:table-cell>
          <table:table-cell table:style-name="ce12" office:value-type="float" office:value="13.12" calcext:value-type="float">
            <text:p>13,12</text:p>
          </table:table-cell>
          <table:table-cell table:style-name="ce12" office:value-type="float" office:value="15.98" calcext:value-type="float">
            <text:p>15,98</text:p>
          </table:table-cell>
          <table:table-cell table:style-name="ce12" office:value-type="float" office:value="8.6" calcext:value-type="float">
            <text:p>8,60</text:p>
          </table:table-cell>
          <table:table-cell table:style-name="ce12" office:value-type="float" office:value="11.27" calcext:value-type="float">
            <text:p>11,27</text:p>
          </table:table-cell>
          <table:table-cell table:style-name="ce12" office:value-type="float" office:value="14.29" calcext:value-type="float">
            <text:p>14,29</text:p>
          </table:table-cell>
          <table:table-cell table:style-name="ce12" office:value-type="float" office:value="24.28" calcext:value-type="float">
            <text:p>24,28</text:p>
          </table:table-cell>
          <table:table-cell table:style-name="ce12" office:value-type="float" office:value="21.5" calcext:value-type="float">
            <text:p>21,50</text:p>
          </table:table-cell>
          <table:table-cell table:style-name="ce12" office:value-type="float" office:value="34.08" calcext:value-type="float">
            <text:p>34,08</text:p>
          </table:table-cell>
          <table:table-cell table:style-name="ce12" office:value-type="float" office:value="17.7" calcext:value-type="float">
            <text:p>17,70</text:p>
          </table:table-cell>
          <table:table-cell table:style-name="ce12" office:value-type="float" office:value="28.39" calcext:value-type="float">
            <text:p>28,39</text:p>
          </table:table-cell>
          <table:table-cell table:style-name="ce12" office:value-type="float" office:value="8.88" calcext:value-type="float">
            <text:p>8,88</text:p>
          </table:table-cell>
          <table:table-cell table:style-name="ce12" office:value-type="float" office:value="7.49" calcext:value-type="float">
            <text:p>7,4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0" calcext:value-type="date">
            <text:p>20/03/18</text:p>
          </table:table-cell>
          <table:table-cell table:style-name="ce12" office:value-type="float" office:value="22.89" calcext:value-type="float">
            <text:p>22,89</text:p>
          </table:table-cell>
          <table:table-cell table:style-name="ce12" office:value-type="float" office:value="23.69" calcext:value-type="float">
            <text:p>23,69</text:p>
          </table:table-cell>
          <table:table-cell table:style-name="ce12" office:value-type="float" office:value="13.3" calcext:value-type="float">
            <text:p>13,30</text:p>
          </table:table-cell>
          <table:table-cell table:style-name="ce12" office:value-type="float" office:value="41.6" calcext:value-type="float">
            <text:p>41,60</text:p>
          </table:table-cell>
          <table:table-cell table:style-name="ce12" office:value-type="float" office:value="50.28" calcext:value-type="float">
            <text:p>50,28</text:p>
          </table:table-cell>
          <table:table-cell table:style-name="ce12" office:value-type="float" office:value="36.27" calcext:value-type="float">
            <text:p>36,27</text:p>
          </table:table-cell>
          <table:table-cell table:style-name="ce12" office:value-type="float" office:value="21.16" calcext:value-type="float">
            <text:p>21,16</text:p>
          </table:table-cell>
          <table:table-cell table:style-name="ce12" office:value-type="float" office:value="26.22" calcext:value-type="float">
            <text:p>26,22</text:p>
          </table:table-cell>
          <table:table-cell table:style-name="ce12" office:value-type="float" office:value="9.71" calcext:value-type="float">
            <text:p>9,71</text:p>
          </table:table-cell>
          <table:table-cell table:style-name="ce12" office:value-type="float" office:value="14.58" calcext:value-type="float">
            <text:p>14,58</text:p>
          </table:table-cell>
          <table:table-cell table:style-name="ce12" office:value-type="float" office:value="41.56" calcext:value-type="float">
            <text:p>41,56</text:p>
          </table:table-cell>
          <table:table-cell table:style-name="ce12" office:value-type="float" office:value="12" calcext:value-type="float">
            <text:p>12,00</text:p>
          </table:table-cell>
          <table:table-cell table:style-name="ce12" office:value-type="float" office:value="22.98" calcext:value-type="float">
            <text:p>22,98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15.74" calcext:value-type="float">
            <text:p>15,74</text:p>
          </table:table-cell>
          <table:table-cell table:style-name="ce12" office:value-type="float" office:value="8.5" calcext:value-type="float">
            <text:p>8,50</text:p>
          </table:table-cell>
          <table:table-cell table:style-name="ce12" office:value-type="float" office:value="11.2" calcext:value-type="float">
            <text:p>11,20</text:p>
          </table:table-cell>
          <table:table-cell table:style-name="ce12" office:value-type="float" office:value="14.56" calcext:value-type="float">
            <text:p>14,56</text:p>
          </table:table-cell>
          <table:table-cell table:style-name="ce12" office:value-type="float" office:value="24.5" calcext:value-type="float">
            <text:p>24,50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2" office:value-type="float" office:value="34.1" calcext:value-type="float">
            <text:p>34,10</text:p>
          </table:table-cell>
          <table:table-cell table:style-name="ce12" office:value-type="float" office:value="17.82" calcext:value-type="float">
            <text:p>17,82</text:p>
          </table:table-cell>
          <table:table-cell table:style-name="ce12" office:value-type="float" office:value="28.15" calcext:value-type="float">
            <text:p>28,15</text:p>
          </table:table-cell>
          <table:table-cell table:style-name="ce12" office:value-type="float" office:value="8.42" calcext:value-type="float">
            <text:p>8,42</text:p>
          </table:table-cell>
          <table:table-cell table:style-name="ce12" office:value-type="float" office:value="7.42" calcext:value-type="float">
            <text:p>7,4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9" calcext:value-type="date">
            <text:p>19/03/18</text:p>
          </table:table-cell>
          <table:table-cell table:style-name="ce12" office:value-type="float" office:value="22.59" calcext:value-type="float">
            <text:p>22,59</text:p>
          </table:table-cell>
          <table:table-cell table:style-name="ce12" office:value-type="float" office:value="23.79" calcext:value-type="float">
            <text:p>23,79</text:p>
          </table:table-cell>
          <table:table-cell table:style-name="ce12" office:value-type="float" office:value="13.3" calcext:value-type="float">
            <text:p>13,30</text:p>
          </table:table-cell>
          <table:table-cell table:style-name="ce12" office:value-type="float" office:value="41.1" calcext:value-type="float">
            <text:p>41,10</text:p>
          </table:table-cell>
          <table:table-cell table:style-name="ce12" office:value-type="float" office:value="50.12" calcext:value-type="float">
            <text:p>50,12</text:p>
          </table:table-cell>
          <table:table-cell table:style-name="ce12" office:value-type="float" office:value="36.33" calcext:value-type="float">
            <text:p>36,33</text:p>
          </table:table-cell>
          <table:table-cell table:style-name="ce12" office:value-type="float" office:value="20.93" calcext:value-type="float">
            <text:p>20,93</text:p>
          </table:table-cell>
          <table:table-cell table:style-name="ce12" office:value-type="float" office:value="26.06" calcext:value-type="float">
            <text:p>26,06</text:p>
          </table:table-cell>
          <table:table-cell table:style-name="ce12" office:value-type="float" office:value="9.77" calcext:value-type="float">
            <text:p>9,77</text:p>
          </table:table-cell>
          <table:table-cell table:style-name="ce12" office:value-type="float" office:value="14.5" calcext:value-type="float">
            <text:p>14,50</text:p>
          </table:table-cell>
          <table:table-cell table:style-name="ce12" office:value-type="float" office:value="41.4" calcext:value-type="float">
            <text:p>41,40</text:p>
          </table:table-cell>
          <table:table-cell table:style-name="ce12" office:value-type="float" office:value="12.14" calcext:value-type="float">
            <text:p>12,14</text:p>
          </table:table-cell>
          <table:table-cell table:style-name="ce12" office:value-type="float" office:value="22.55" calcext:value-type="float">
            <text:p>22,55</text:p>
          </table:table-cell>
          <table:table-cell table:style-name="ce12" office:value-type="float" office:value="13.07" calcext:value-type="float">
            <text:p>13,07</text:p>
          </table:table-cell>
          <table:table-cell table:style-name="ce12" office:value-type="float" office:value="15.03" calcext:value-type="float">
            <text:p>15,03</text:p>
          </table:table-cell>
          <table:table-cell table:style-name="ce12" office:value-type="float" office:value="8.5" calcext:value-type="float">
            <text:p>8,50</text:p>
          </table:table-cell>
          <table:table-cell table:style-name="ce12" office:value-type="float" office:value="11.15" calcext:value-type="float">
            <text:p>11,15</text:p>
          </table:table-cell>
          <table:table-cell table:style-name="ce12" office:value-type="float" office:value="14.39" calcext:value-type="float">
            <text:p>14,39</text:p>
          </table:table-cell>
          <table:table-cell table:style-name="ce12" office:value-type="float" office:value="25" calcext:value-type="float">
            <text:p>25,00</text:p>
          </table:table-cell>
          <table:table-cell table:style-name="ce12" office:value-type="float" office:value="20.59" calcext:value-type="float">
            <text:p>20,59</text:p>
          </table:table-cell>
          <table:table-cell table:style-name="ce12" office:value-type="float" office:value="34.5" calcext:value-type="float">
            <text:p>34,50</text:p>
          </table:table-cell>
          <table:table-cell table:style-name="ce12" office:value-type="float" office:value="17.89" calcext:value-type="float">
            <text:p>17,89</text:p>
          </table:table-cell>
          <table:table-cell table:style-name="ce12" office:value-type="float" office:value="28.05" calcext:value-type="float">
            <text:p>28,05</text:p>
          </table:table-cell>
          <table:table-cell table:style-name="ce12" office:value-type="float" office:value="8.26" calcext:value-type="float">
            <text:p>8,26</text:p>
          </table:table-cell>
          <table:table-cell table:style-name="ce12" office:value-type="float" office:value="7.17" calcext:value-type="float">
            <text:p>7,1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6" calcext:value-type="date">
            <text:p>16/03/18</text:p>
          </table:table-cell>
          <table:table-cell table:style-name="ce12" office:value-type="float" office:value="23.37" calcext:value-type="float">
            <text:p>23,37</text:p>
          </table:table-cell>
          <table:table-cell table:style-name="ce12" office:value-type="float" office:value="23.61" calcext:value-type="float">
            <text:p>23,61</text:p>
          </table:table-cell>
          <table:table-cell table:style-name="ce12" office:value-type="float" office:value="13.44" calcext:value-type="float">
            <text:p>13,44</text:p>
          </table:table-cell>
          <table:table-cell table:style-name="ce12" office:value-type="float" office:value="42.3" calcext:value-type="float">
            <text:p>42,30</text:p>
          </table:table-cell>
          <table:table-cell table:style-name="ce12" office:value-type="float" office:value="51.22" calcext:value-type="float">
            <text:p>51,22</text:p>
          </table:table-cell>
          <table:table-cell table:style-name="ce12" office:value-type="float" office:value="36.53" calcext:value-type="float">
            <text:p>36,53</text:p>
          </table:table-cell>
          <table:table-cell table:style-name="ce12" office:value-type="float" office:value="21.43" calcext:value-type="float">
            <text:p>21,43</text:p>
          </table:table-cell>
          <table:table-cell table:style-name="ce12" office:value-type="float" office:value="25.56" calcext:value-type="float">
            <text:p>25,56</text:p>
          </table:table-cell>
          <table:table-cell table:style-name="ce12" office:value-type="float" office:value="9.62" calcext:value-type="float">
            <text:p>9,62</text:p>
          </table:table-cell>
          <table:table-cell table:style-name="ce12" office:value-type="float" office:value="14.53" calcext:value-type="float">
            <text:p>14,53</text:p>
          </table:table-cell>
          <table:table-cell table:style-name="ce12" office:value-type="float" office:value="42.4" calcext:value-type="float">
            <text:p>42,40</text:p>
          </table:table-cell>
          <table:table-cell table:style-name="ce12" office:value-type="float" office:value="12.2" calcext:value-type="float">
            <text:p>12,20</text:p>
          </table:table-cell>
          <table:table-cell table:style-name="ce12" office:value-type="float" office:value="22.17" calcext:value-type="float">
            <text:p>22,17</text:p>
          </table:table-cell>
          <table:table-cell table:style-name="ce12" office:value-type="float" office:value="13.42" calcext:value-type="float">
            <text:p>13,42</text:p>
          </table:table-cell>
          <table:table-cell table:style-name="ce12" office:value-type="float" office:value="15.45" calcext:value-type="float">
            <text:p>15,45</text:p>
          </table:table-cell>
          <table:table-cell table:style-name="ce12" office:value-type="float" office:value="8.29" calcext:value-type="float">
            <text:p>8,29</text:p>
          </table:table-cell>
          <table:table-cell table:style-name="ce12" office:value-type="float" office:value="11.23" calcext:value-type="float">
            <text:p>11,23</text:p>
          </table:table-cell>
          <table:table-cell table:style-name="ce12" office:value-type="float" office:value="14.63" calcext:value-type="float">
            <text:p>14,63</text:p>
          </table:table-cell>
          <table:table-cell table:style-name="ce12" office:value-type="float" office:value="25" calcext:value-type="float">
            <text:p>25,00</text:p>
          </table:table-cell>
          <table:table-cell table:style-name="ce12" office:value-type="float" office:value="20.78" calcext:value-type="float">
            <text:p>20,78</text:p>
          </table:table-cell>
          <table:table-cell table:style-name="ce12" office:value-type="float" office:value="35.25" calcext:value-type="float">
            <text:p>35,25</text:p>
          </table:table-cell>
          <table:table-cell table:style-name="ce12" office:value-type="float" office:value="17.72" calcext:value-type="float">
            <text:p>17,72</text:p>
          </table:table-cell>
          <table:table-cell table:style-name="ce12" office:value-type="float" office:value="28.15" calcext:value-type="float">
            <text:p>28,15</text:p>
          </table:table-cell>
          <table:table-cell table:style-name="ce12" office:value-type="float" office:value="8.51" calcext:value-type="float">
            <text:p>8,51</text:p>
          </table:table-cell>
          <table:table-cell table:style-name="ce12" office:value-type="float" office:value="7.39" calcext:value-type="float">
            <text:p>7,3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5" calcext:value-type="date">
            <text:p>15/03/18</text:p>
          </table:table-cell>
          <table:table-cell table:style-name="ce12" office:value-type="float" office:value="23.12" calcext:value-type="float">
            <text:p>23,12</text:p>
          </table:table-cell>
          <table:table-cell table:style-name="ce12" office:value-type="float" office:value="23.88" calcext:value-type="float">
            <text:p>23,88</text:p>
          </table:table-cell>
          <table:table-cell table:style-name="ce12" office:value-type="float" office:value="13.57" calcext:value-type="float">
            <text:p>13,57</text:p>
          </table:table-cell>
          <table:table-cell table:style-name="ce12" office:value-type="float" office:value="42.4" calcext:value-type="float">
            <text:p>42,40</text:p>
          </table:table-cell>
          <table:table-cell table:style-name="ce12" office:value-type="float" office:value="51.43" calcext:value-type="float">
            <text:p>51,43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office:value-type="float" office:value="21.31" calcext:value-type="float">
            <text:p>21,31</text:p>
          </table:table-cell>
          <table:table-cell table:style-name="ce12" office:value-type="float" office:value="25.75" calcext:value-type="float">
            <text:p>25,75</text:p>
          </table:table-cell>
          <table:table-cell table:style-name="ce12" office:value-type="float" office:value="9.8" calcext:value-type="float">
            <text:p>9,80</text:p>
          </table:table-cell>
          <table:table-cell table:style-name="ce12" office:value-type="float" office:value="14.91" calcext:value-type="float">
            <text:p>14,91</text:p>
          </table:table-cell>
          <table:table-cell table:style-name="ce12" office:value-type="float" office:value="42.39" calcext:value-type="float">
            <text:p>42,39</text:p>
          </table:table-cell>
          <table:table-cell table:style-name="ce12" office:value-type="float" office:value="12.13" calcext:value-type="float">
            <text:p>12,13</text:p>
          </table:table-cell>
          <table:table-cell table:style-name="ce12" office:value-type="float" office:value="21.92" calcext:value-type="float">
            <text:p>21,92</text:p>
          </table:table-cell>
          <table:table-cell table:style-name="ce12" office:value-type="float" office:value="13.35" calcext:value-type="float">
            <text:p>13,35</text:p>
          </table:table-cell>
          <table:table-cell table:style-name="ce12" office:value-type="float" office:value="15.54" calcext:value-type="float">
            <text:p>15,54</text:p>
          </table:table-cell>
          <table:table-cell table:style-name="ce12" office:value-type="float" office:value="8.2" calcext:value-type="float">
            <text:p>8,20</text:p>
          </table:table-cell>
          <table:table-cell table:style-name="ce12" office:value-type="float" office:value="11.55" calcext:value-type="float">
            <text:p>11,55</text:p>
          </table:table-cell>
          <table:table-cell table:style-name="ce12" office:value-type="float" office:value="14.69" calcext:value-type="float">
            <text:p>14,69</text:p>
          </table:table-cell>
          <table:table-cell table:style-name="ce12" office:value-type="float" office:value="25.27" calcext:value-type="float">
            <text:p>25,27</text:p>
          </table:table-cell>
          <table:table-cell table:style-name="ce12" office:value-type="float" office:value="20.82" calcext:value-type="float">
            <text:p>20,82</text:p>
          </table:table-cell>
          <table:table-cell table:style-name="ce12" office:value-type="float" office:value="35.45" calcext:value-type="float">
            <text:p>35,45</text:p>
          </table:table-cell>
          <table:table-cell table:style-name="ce12" office:value-type="float" office:value="17.21" calcext:value-type="float">
            <text:p>17,21</text:p>
          </table:table-cell>
          <table:table-cell table:style-name="ce12" office:value-type="float" office:value="27.94" calcext:value-type="float">
            <text:p>27,94</text:p>
          </table:table-cell>
          <table:table-cell table:style-name="ce12" office:value-type="float" office:value="8.53" calcext:value-type="float">
            <text:p>8,53</text:p>
          </table:table-cell>
          <table:table-cell table:style-name="ce12" office:value-type="float" office:value="7.43" calcext:value-type="float">
            <text:p>7,4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4" calcext:value-type="date">
            <text:p>14/03/18</text:p>
          </table:table-cell>
          <table:table-cell table:style-name="ce12" office:value-type="float" office:value="23.61" calcext:value-type="float">
            <text:p>23,61</text:p>
          </table:table-cell>
          <table:table-cell table:style-name="ce12" office:value-type="float" office:value="24.27" calcext:value-type="float">
            <text:p>24,27</text:p>
          </table:table-cell>
          <table:table-cell table:style-name="ce12" office:value-type="float" office:value="13.63" calcext:value-type="float">
            <text:p>13,63</text:p>
          </table:table-cell>
          <table:table-cell table:style-name="ce12" office:value-type="float" office:value="42.6" calcext:value-type="float">
            <text:p>42,60</text:p>
          </table:table-cell>
          <table:table-cell table:style-name="ce12" office:value-type="float" office:value="51.19" calcext:value-type="float">
            <text:p>51,19</text:p>
          </table:table-cell>
          <table:table-cell table:style-name="ce12" office:value-type="float" office:value="37.2" calcext:value-type="float">
            <text:p>37,20</text:p>
          </table:table-cell>
          <table:table-cell table:style-name="ce12" office:value-type="float" office:value="22.38" calcext:value-type="float">
            <text:p>22,38</text:p>
          </table:table-cell>
          <table:table-cell table:style-name="ce12" office:value-type="float" office:value="26" calcext:value-type="float">
            <text:p>26,00</text:p>
          </table:table-cell>
          <table:table-cell table:style-name="ce12" office:value-type="float" office:value="10.13" calcext:value-type="float">
            <text:p>10,13</text:p>
          </table:table-cell>
          <table:table-cell table:style-name="ce12" office:value-type="float" office:value="15.08" calcext:value-type="float">
            <text:p>15,08</text:p>
          </table:table-cell>
          <table:table-cell table:style-name="ce12" office:value-type="float" office:value="42.48" calcext:value-type="float">
            <text:p>42,48</text:p>
          </table:table-cell>
          <table:table-cell table:style-name="ce12" office:value-type="float" office:value="12.65" calcext:value-type="float">
            <text:p>12,65</text:p>
          </table:table-cell>
          <table:table-cell table:style-name="ce12" office:value-type="float" office:value="22.95" calcext:value-type="float">
            <text:p>22,95</text:p>
          </table:table-cell>
          <table:table-cell table:style-name="ce12" office:value-type="float" office:value="13.58" calcext:value-type="float">
            <text:p>13,58</text:p>
          </table:table-cell>
          <table:table-cell table:style-name="ce12" office:value-type="float" office:value="16.05" calcext:value-type="float">
            <text:p>16,05</text:p>
          </table:table-cell>
          <table:table-cell table:style-name="ce12" office:value-type="float" office:value="8" calcext:value-type="float">
            <text:p>8,00</text:p>
          </table:table-cell>
          <table:table-cell table:style-name="ce12" office:value-type="float" office:value="11.81" calcext:value-type="float">
            <text:p>11,81</text:p>
          </table:table-cell>
          <table:table-cell table:style-name="ce12" office:value-type="float" office:value="14.74" calcext:value-type="float">
            <text:p>14,74</text:p>
          </table:table-cell>
          <table:table-cell table:style-name="ce12" office:value-type="float" office:value="26.41" calcext:value-type="float">
            <text:p>26,41</text:p>
          </table:table-cell>
          <table:table-cell table:style-name="ce12" office:value-type="float" office:value="21.12" calcext:value-type="float">
            <text:p>21,12</text:p>
          </table:table-cell>
          <table:table-cell table:style-name="ce12" office:value-type="float" office:value="35.37" calcext:value-type="float">
            <text:p>35,37</text:p>
          </table:table-cell>
          <table:table-cell table:style-name="ce12" office:value-type="float" office:value="17.17" calcext:value-type="float">
            <text:p>17,17</text:p>
          </table:table-cell>
          <table:table-cell table:style-name="ce12" office:value-type="float" office:value="28.77" calcext:value-type="float">
            <text:p>28,77</text:p>
          </table:table-cell>
          <table:table-cell table:style-name="ce12" office:value-type="float" office:value="8.81" calcext:value-type="float">
            <text:p>8,81</text:p>
          </table:table-cell>
          <table:table-cell table:style-name="ce12" office:value-type="float" office:value="7.64" calcext:value-type="float">
            <text:p>7,6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12" office:value-type="float" office:value="23.67" calcext:value-type="float">
            <text:p>23,67</text:p>
          </table:table-cell>
          <table:table-cell table:style-name="ce12" office:value-type="float" office:value="23.96" calcext:value-type="float">
            <text:p>23,96</text:p>
          </table:table-cell>
          <table:table-cell table:style-name="ce12" office:value-type="float" office:value="13.77" calcext:value-type="float">
            <text:p>13,77</text:p>
          </table:table-cell>
          <table:table-cell table:style-name="ce12" office:value-type="float" office:value="42.13" calcext:value-type="float">
            <text:p>42,13</text:p>
          </table:table-cell>
          <table:table-cell table:style-name="ce12" office:value-type="float" office:value="52.36" calcext:value-type="float">
            <text:p>52,36</text:p>
          </table:table-cell>
          <table:table-cell table:style-name="ce12" office:value-type="float" office:value="37.41" calcext:value-type="float">
            <text:p>37,41</text:p>
          </table:table-cell>
          <table:table-cell table:style-name="ce12" office:value-type="float" office:value="22.11" calcext:value-type="float">
            <text:p>22,11</text:p>
          </table:table-cell>
          <table:table-cell table:style-name="ce12" office:value-type="float" office:value="26.44" calcext:value-type="float">
            <text:p>26,44</text:p>
          </table:table-cell>
          <table:table-cell table:style-name="ce12" office:value-type="float" office:value="10.4" calcext:value-type="float">
            <text:p>10,40</text:p>
          </table:table-cell>
          <table:table-cell table:style-name="ce12" office:value-type="float" office:value="14.91" calcext:value-type="float">
            <text:p>14,91</text:p>
          </table:table-cell>
          <table:table-cell table:style-name="ce12" office:value-type="float" office:value="42.85" calcext:value-type="float">
            <text:p>42,85</text:p>
          </table:table-cell>
          <table:table-cell table:style-name="ce12" office:value-type="float" office:value="12.74" calcext:value-type="float">
            <text:p>12,74</text:p>
          </table:table-cell>
          <table:table-cell table:style-name="ce12" office:value-type="float" office:value="23.3" calcext:value-type="float">
            <text:p>23,30</text:p>
          </table:table-cell>
          <table:table-cell table:style-name="ce12" office:value-type="float" office:value="13.45" calcext:value-type="float">
            <text:p>13,45</text:p>
          </table:table-cell>
          <table:table-cell table:style-name="ce12" office:value-type="float" office:value="16.29" calcext:value-type="float">
            <text:p>16,29</text:p>
          </table:table-cell>
          <table:table-cell table:style-name="ce12" office:value-type="float" office:value="8.19" calcext:value-type="float">
            <text:p>8,19</text:p>
          </table:table-cell>
          <table:table-cell table:style-name="ce12" office:value-type="float" office:value="11.76" calcext:value-type="float">
            <text:p>11,76</text:p>
          </table:table-cell>
          <table:table-cell table:style-name="ce12" office:value-type="float" office:value="14.7" calcext:value-type="float">
            <text:p>14,70</text:p>
          </table:table-cell>
          <table:table-cell table:style-name="ce12" office:value-type="float" office:value="26.97" calcext:value-type="float">
            <text:p>26,97</text:p>
          </table:table-cell>
          <table:table-cell table:style-name="ce12" office:value-type="float" office:value="21.72" calcext:value-type="float">
            <text:p>21,72</text:p>
          </table:table-cell>
          <table:table-cell table:style-name="ce12" office:value-type="float" office:value="35.47" calcext:value-type="float">
            <text:p>35,47</text:p>
          </table:table-cell>
          <table:table-cell table:style-name="ce12" office:value-type="float" office:value="17.05" calcext:value-type="float">
            <text:p>17,05</text:p>
          </table:table-cell>
          <table:table-cell table:style-name="ce12" office:value-type="float" office:value="29.04" calcext:value-type="float">
            <text:p>29,04</text:p>
          </table:table-cell>
          <table:table-cell table:style-name="ce12" office:value-type="float" office:value="8.87" calcext:value-type="float">
            <text:p>8,87</text:p>
          </table:table-cell>
          <table:table-cell table:style-name="ce12" office:value-type="float" office:value="7.62" calcext:value-type="float">
            <text:p>7,6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12" office:value-type="float" office:value="23.9" calcext:value-type="float">
            <text:p>23,90</text:p>
          </table:table-cell>
          <table:table-cell table:style-name="ce12" office:value-type="float" office:value="23.98" calcext:value-type="float">
            <text:p>23,98</text:p>
          </table:table-cell>
          <table:table-cell table:style-name="ce12" office:value-type="float" office:value="13.86" calcext:value-type="float">
            <text:p>13,86</text:p>
          </table:table-cell>
          <table:table-cell table:style-name="ce12" office:value-type="float" office:value="42.46" calcext:value-type="float">
            <text:p>42,46</text:p>
          </table:table-cell>
          <table:table-cell table:style-name="ce12" office:value-type="float" office:value="52.79" calcext:value-type="float">
            <text:p>52,79</text:p>
          </table:table-cell>
          <table:table-cell table:style-name="ce12" office:value-type="float" office:value="37.95" calcext:value-type="float">
            <text:p>37,95</text:p>
          </table:table-cell>
          <table:table-cell table:style-name="ce12" office:value-type="float" office:value="22.33" calcext:value-type="float">
            <text:p>22,33</text:p>
          </table:table-cell>
          <table:table-cell table:style-name="ce12" office:value-type="float" office:value="26.91" calcext:value-type="float">
            <text:p>26,91</text:p>
          </table:table-cell>
          <table:table-cell table:style-name="ce12" office:value-type="float" office:value="10.18" calcext:value-type="float">
            <text:p>10,18</text:p>
          </table:table-cell>
          <table:table-cell table:style-name="ce12" office:value-type="float" office:value="14.68" calcext:value-type="float">
            <text:p>14,68</text:p>
          </table:table-cell>
          <table:table-cell table:style-name="ce12" office:value-type="float" office:value="43.48" calcext:value-type="float">
            <text:p>43,48</text:p>
          </table:table-cell>
          <table:table-cell table:style-name="ce12" office:value-type="float" office:value="12.5" calcext:value-type="float">
            <text:p>12,50</text:p>
          </table:table-cell>
          <table:table-cell table:style-name="ce12" office:value-type="float" office:value="22.85" calcext:value-type="float">
            <text:p>22,85</text:p>
          </table:table-cell>
          <table:table-cell table:style-name="ce12" office:value-type="float" office:value="13.56" calcext:value-type="float">
            <text:p>13,56</text:p>
          </table:table-cell>
          <table:table-cell table:style-name="ce12" office:value-type="float" office:value="16.4" calcext:value-type="float">
            <text:p>16,40</text:p>
          </table:table-cell>
          <table:table-cell table:style-name="ce12" office:value-type="float" office:value="8.45" calcext:value-type="float">
            <text:p>8,45</text:p>
          </table:table-cell>
          <table:table-cell table:style-name="ce12" office:value-type="float" office:value="11.82" calcext:value-type="float">
            <text:p>11,82</text:p>
          </table:table-cell>
          <table:table-cell table:style-name="ce12" office:value-type="float" office:value="14.69" calcext:value-type="float">
            <text:p>14,69</text:p>
          </table:table-cell>
          <table:table-cell table:style-name="ce12" office:value-type="float" office:value="26.92" calcext:value-type="float">
            <text:p>26,92</text:p>
          </table:table-cell>
          <table:table-cell table:style-name="ce12" office:value-type="float" office:value="21.97" calcext:value-type="float">
            <text:p>21,97</text:p>
          </table:table-cell>
          <table:table-cell table:style-name="ce12" office:value-type="float" office:value="35.92" calcext:value-type="float">
            <text:p>35,92</text:p>
          </table:table-cell>
          <table:table-cell table:style-name="ce12" office:value-type="float" office:value="16.97" calcext:value-type="float">
            <text:p>16,97</text:p>
          </table:table-cell>
          <table:table-cell table:style-name="ce12" office:value-type="float" office:value="29.43" calcext:value-type="float">
            <text:p>29,43</text:p>
          </table:table-cell>
          <table:table-cell table:style-name="ce12" office:value-type="float" office:value="9.02" calcext:value-type="float">
            <text:p>9,02</text:p>
          </table:table-cell>
          <table:table-cell table:style-name="ce12" office:value-type="float" office:value="7.66" calcext:value-type="float">
            <text:p>7,6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12" office:value-type="float" office:value="24" calcext:value-type="float">
            <text:p>24,00</text:p>
          </table:table-cell>
          <table:table-cell table:style-name="ce12" office:value-type="float" office:value="23.44" calcext:value-type="float">
            <text:p>23,44</text:p>
          </table:table-cell>
          <table:table-cell table:style-name="ce12" office:value-type="float" office:value="13.73" calcext:value-type="float">
            <text:p>13,73</text:p>
          </table:table-cell>
          <table:table-cell table:style-name="ce12" office:value-type="float" office:value="42.1" calcext:value-type="float">
            <text:p>42,10</text:p>
          </table:table-cell>
          <table:table-cell table:style-name="ce12" office:value-type="float" office:value="52.2" calcext:value-type="float">
            <text:p>52,20</text:p>
          </table:table-cell>
          <table:table-cell table:style-name="ce12" office:value-type="float" office:value="37.5" calcext:value-type="float">
            <text:p>37,50</text:p>
          </table:table-cell>
          <table:table-cell table:style-name="ce12" office:value-type="float" office:value="22.39" calcext:value-type="float">
            <text:p>22,39</text:p>
          </table:table-cell>
          <table:table-cell table:style-name="ce12" office:value-type="float" office:value="26.97" calcext:value-type="float">
            <text:p>26,97</text:p>
          </table:table-cell>
          <table:table-cell table:style-name="ce12" office:value-type="float" office:value="9.77" calcext:value-type="float">
            <text:p>9,77</text:p>
          </table:table-cell>
          <table:table-cell table:style-name="ce12" office:value-type="float" office:value="14.55" calcext:value-type="float">
            <text:p>14,55</text:p>
          </table:table-cell>
          <table:table-cell table:style-name="ce12" office:value-type="float" office:value="43.71" calcext:value-type="float">
            <text:p>43,71</text:p>
          </table:table-cell>
          <table:table-cell table:style-name="ce12" office:value-type="float" office:value="12.49" calcext:value-type="float">
            <text:p>12,49</text:p>
          </table:table-cell>
          <table:table-cell table:style-name="ce12" office:value-type="float" office:value="22.98" calcext:value-type="float">
            <text:p>22,98</text:p>
          </table:table-cell>
          <table:table-cell table:style-name="ce12" office:value-type="float" office:value="13.4" calcext:value-type="float">
            <text:p>13,40</text:p>
          </table:table-cell>
          <table:table-cell table:style-name="ce12" office:value-type="float" office:value="16.13" calcext:value-type="float">
            <text:p>16,13</text:p>
          </table:table-cell>
          <table:table-cell table:style-name="ce12" office:value-type="float" office:value="8.37" calcext:value-type="float">
            <text:p>8,37</text:p>
          </table:table-cell>
          <table:table-cell table:style-name="ce12" office:value-type="float" office:value="11.87" calcext:value-type="float">
            <text:p>11,87</text:p>
          </table:table-cell>
          <table:table-cell table:style-name="ce12" office:value-type="float" office:value="14.64" calcext:value-type="float">
            <text:p>14,64</text:p>
          </table:table-cell>
          <table:table-cell table:style-name="ce12" office:value-type="float" office:value="26.56" calcext:value-type="float">
            <text:p>26,56</text:p>
          </table:table-cell>
          <table:table-cell table:style-name="ce12" office:value-type="float" office:value="22.2" calcext:value-type="float">
            <text:p>22,20</text:p>
          </table:table-cell>
          <table:table-cell table:style-name="ce12" office:value-type="float" office:value="35.82" calcext:value-type="float">
            <text:p>35,82</text:p>
          </table:table-cell>
          <table:table-cell table:style-name="ce12" office:value-type="float" office:value="17.14" calcext:value-type="float">
            <text:p>17,14</text:p>
          </table:table-cell>
          <table:table-cell table:style-name="ce12" office:value-type="float" office:value="29.47" calcext:value-type="float">
            <text:p>29,47</text:p>
          </table:table-cell>
          <table:table-cell table:style-name="ce12" office:value-type="float" office:value="8.93" calcext:value-type="float">
            <text:p>8,93</text:p>
          </table:table-cell>
          <table:table-cell table:style-name="ce12" office:value-type="float" office:value="7.57" calcext:value-type="float">
            <text:p>7,5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table:style-name="ce12" office:value-type="float" office:value="23.39" calcext:value-type="float">
            <text:p>23,39</text:p>
          </table:table-cell>
          <table:table-cell table:style-name="ce12" office:value-type="float" office:value="23.3" calcext:value-type="float">
            <text:p>23,30</text:p>
          </table:table-cell>
          <table:table-cell table:style-name="ce12" office:value-type="float" office:value="13.61" calcext:value-type="float">
            <text:p>13,61</text:p>
          </table:table-cell>
          <table:table-cell table:style-name="ce12" office:value-type="float" office:value="41.46" calcext:value-type="float">
            <text:p>41,46</text:p>
          </table:table-cell>
          <table:table-cell table:style-name="ce12" office:value-type="float" office:value="51.49" calcext:value-type="float">
            <text:p>51,49</text:p>
          </table:table-cell>
          <table:table-cell table:style-name="ce12" office:value-type="float" office:value="36.65" calcext:value-type="float">
            <text:p>36,65</text:p>
          </table:table-cell>
          <table:table-cell table:style-name="ce12" office:value-type="float" office:value="21.7" calcext:value-type="float">
            <text:p>21,70</text:p>
          </table:table-cell>
          <table:table-cell table:style-name="ce12" office:value-type="float" office:value="27" calcext:value-type="float">
            <text:p>27,00</text:p>
          </table:table-cell>
          <table:table-cell table:style-name="ce12" office:value-type="float" office:value="9.35" calcext:value-type="float">
            <text:p>9,35</text:p>
          </table:table-cell>
          <table:table-cell table:style-name="ce12" office:value-type="float" office:value="14.62" calcext:value-type="float">
            <text:p>14,62</text:p>
          </table:table-cell>
          <table:table-cell table:style-name="ce12" office:value-type="float" office:value="43.42" calcext:value-type="float">
            <text:p>43,42</text:p>
          </table:table-cell>
          <table:table-cell table:style-name="ce12" office:value-type="float" office:value="12.35" calcext:value-type="float">
            <text:p>12,35</text:p>
          </table:table-cell>
          <table:table-cell table:style-name="ce12" office:value-type="float" office:value="23.85" calcext:value-type="float">
            <text:p>23,85</text:p>
          </table:table-cell>
          <table:table-cell table:style-name="ce12" office:value-type="float" office:value="13.33" calcext:value-type="float">
            <text:p>13,33</text:p>
          </table:table-cell>
          <table:table-cell table:style-name="ce12" office:value-type="float" office:value="16.03" calcext:value-type="float">
            <text:p>16,03</text:p>
          </table:table-cell>
          <table:table-cell table:style-name="ce12" office:value-type="float" office:value="8.49" calcext:value-type="float">
            <text:p>8,49</text:p>
          </table:table-cell>
          <table:table-cell table:style-name="ce12" office:value-type="float" office:value="11.72" calcext:value-type="float">
            <text:p>11,72</text:p>
          </table:table-cell>
          <table:table-cell table:style-name="ce12" office:value-type="float" office:value="14.45" calcext:value-type="float">
            <text:p>14,45</text:p>
          </table:table-cell>
          <table:table-cell table:style-name="ce12" office:value-type="float" office:value="25.03" calcext:value-type="float">
            <text:p>25,03</text:p>
          </table:table-cell>
          <table:table-cell table:style-name="ce12" office:value-type="float" office:value="20.75" calcext:value-type="float">
            <text:p>20,75</text:p>
          </table:table-cell>
          <table:table-cell table:style-name="ce12" office:value-type="float" office:value="34.65" calcext:value-type="float">
            <text:p>34,65</text:p>
          </table:table-cell>
          <table:table-cell table:style-name="ce12" office:value-type="float" office:value="16.85" calcext:value-type="float">
            <text:p>16,85</text:p>
          </table:table-cell>
          <table:table-cell table:style-name="ce12" office:value-type="float" office:value="28.8" calcext:value-type="float">
            <text:p>28,80</text:p>
          </table:table-cell>
          <table:table-cell table:style-name="ce12" office:value-type="float" office:value="8.59" calcext:value-type="float">
            <text:p>8,59</text:p>
          </table:table-cell>
          <table:table-cell table:style-name="ce12" office:value-type="float" office:value="7.61" calcext:value-type="float">
            <text:p>7,6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table:style-name="ce12" office:value-type="float" office:value="23.36" calcext:value-type="float">
            <text:p>23,36</text:p>
          </table:table-cell>
          <table:table-cell table:style-name="ce12" office:value-type="float" office:value="23.07" calcext:value-type="float">
            <text:p>23,07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42.85" calcext:value-type="float">
            <text:p>42,85</text:p>
          </table:table-cell>
          <table:table-cell table:style-name="ce12" office:value-type="float" office:value="51.85" calcext:value-type="float">
            <text:p>51,85</text:p>
          </table:table-cell>
          <table:table-cell table:style-name="ce12" office:value-type="float" office:value="37.25" calcext:value-type="float">
            <text:p>37,25</text:p>
          </table:table-cell>
          <table:table-cell table:style-name="ce12" office:value-type="float" office:value="21.67" calcext:value-type="float">
            <text:p>21,67</text:p>
          </table:table-cell>
          <table:table-cell table:style-name="ce12" office:value-type="float" office:value="26.09" calcext:value-type="float">
            <text:p>26,09</text:p>
          </table:table-cell>
          <table:table-cell table:style-name="ce12" office:value-type="float" office:value="9.41" calcext:value-type="float">
            <text:p>9,41</text:p>
          </table:table-cell>
          <table:table-cell table:style-name="ce12" office:value-type="float" office:value="15.12" calcext:value-type="float">
            <text:p>15,12</text:p>
          </table:table-cell>
          <table:table-cell table:style-name="ce12" office:value-type="float" office:value="43.19" calcext:value-type="float">
            <text:p>43,19</text:p>
          </table:table-cell>
          <table:table-cell table:style-name="ce12" office:value-type="float" office:value="12.27" calcext:value-type="float">
            <text:p>12,27</text:p>
          </table:table-cell>
          <table:table-cell table:style-name="ce12" office:value-type="float" office:value="23.9" calcext:value-type="float">
            <text:p>23,90</text:p>
          </table:table-cell>
          <table:table-cell table:style-name="ce12" office:value-type="float" office:value="13.5" calcext:value-type="float">
            <text:p>13,50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8.26" calcext:value-type="float">
            <text:p>8,26</text:p>
          </table:table-cell>
          <table:table-cell table:style-name="ce12" office:value-type="float" office:value="11.72" calcext:value-type="float">
            <text:p>11,72</text:p>
          </table:table-cell>
          <table:table-cell table:style-name="ce12" office:value-type="float" office:value="14.52" calcext:value-type="float">
            <text:p>14,52</text:p>
          </table:table-cell>
          <table:table-cell table:style-name="ce12" office:value-type="float" office:value="25.16" calcext:value-type="float">
            <text:p>25,16</text:p>
          </table:table-cell>
          <table:table-cell table:style-name="ce12" office:value-type="float" office:value="21.43" calcext:value-type="float">
            <text:p>21,43</text:p>
          </table:table-cell>
          <table:table-cell table:style-name="ce12" office:value-type="float" office:value="34.6" calcext:value-type="float">
            <text:p>34,60</text:p>
          </table:table-cell>
          <table:table-cell table:style-name="ce12" office:value-type="float" office:value="16.58" calcext:value-type="float">
            <text:p>16,58</text:p>
          </table:table-cell>
          <table:table-cell table:style-name="ce12" office:value-type="float" office:value="29.05" calcext:value-type="float">
            <text:p>29,05</text:p>
          </table:table-cell>
          <table:table-cell table:style-name="ce12" office:value-type="float" office:value="9.05" calcext:value-type="float">
            <text:p>9,05</text:p>
          </table:table-cell>
          <table:table-cell table:style-name="ce12" office:value-type="float" office:value="7.81" calcext:value-type="float">
            <text:p>7,8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12" office:value-type="float" office:value="23.68" calcext:value-type="float">
            <text:p>23,68</text:p>
          </table:table-cell>
          <table:table-cell table:style-name="ce12" office:value-type="float" office:value="22.77" calcext:value-type="float">
            <text:p>22,77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office:value-type="float" office:value="43.49" calcext:value-type="float">
            <text:p>43,49</text:p>
          </table:table-cell>
          <table:table-cell table:style-name="ce12" office:value-type="float" office:value="51.92" calcext:value-type="float">
            <text:p>51,92</text:p>
          </table:table-cell>
          <table:table-cell table:style-name="ce12" office:value-type="float" office:value="38.45" calcext:value-type="float">
            <text:p>38,45</text:p>
          </table:table-cell>
          <table:table-cell table:style-name="ce12" office:value-type="float" office:value="21.9" calcext:value-type="float">
            <text:p>21,90</text:p>
          </table:table-cell>
          <table:table-cell table:style-name="ce12" office:value-type="float" office:value="26.15" calcext:value-type="float">
            <text:p>26,15</text:p>
          </table:table-cell>
          <table:table-cell table:style-name="ce12" office:value-type="float" office:value="9.46" calcext:value-type="float">
            <text:p>9,46</text:p>
          </table:table-cell>
          <table:table-cell table:style-name="ce12" office:value-type="float" office:value="15.37" calcext:value-type="float">
            <text:p>15,37</text:p>
          </table:table-cell>
          <table:table-cell table:style-name="ce12" office:value-type="float" office:value="43.49" calcext:value-type="float">
            <text:p>43,49</text:p>
          </table:table-cell>
          <table:table-cell table:style-name="ce12" office:value-type="float" office:value="12.11" calcext:value-type="float">
            <text:p>12,11</text:p>
          </table:table-cell>
          <table:table-cell table:style-name="ce12" office:value-type="float" office:value="23.62" calcext:value-type="float">
            <text:p>23,62</text:p>
          </table:table-cell>
          <table:table-cell table:style-name="ce12" office:value-type="float" office:value="13.25" calcext:value-type="float">
            <text:p>13,25</text:p>
          </table:table-cell>
          <table:table-cell table:style-name="ce12" office:value-type="float" office:value="16.32" calcext:value-type="float">
            <text:p>16,32</text:p>
          </table:table-cell>
          <table:table-cell table:style-name="ce12" office:value-type="float" office:value="8.11" calcext:value-type="float">
            <text:p>8,11</text:p>
          </table:table-cell>
          <table:table-cell table:style-name="ce12" office:value-type="float" office:value="11.71" calcext:value-type="float">
            <text:p>11,71</text:p>
          </table:table-cell>
          <table:table-cell table:style-name="ce12" office:value-type="float" office:value="14.06" calcext:value-type="float">
            <text:p>14,06</text:p>
          </table:table-cell>
          <table:table-cell table:style-name="ce12" office:value-type="float" office:value="24.14" calcext:value-type="float">
            <text:p>24,14</text:p>
          </table:table-cell>
          <table:table-cell table:style-name="ce12" office:value-type="float" office:value="21.03" calcext:value-type="float">
            <text:p>21,03</text:p>
          </table:table-cell>
          <table:table-cell table:style-name="ce12" office:value-type="float" office:value="34.5" calcext:value-type="float">
            <text:p>34,50</text:p>
          </table:table-cell>
          <table:table-cell table:style-name="ce12" office:value-type="float" office:value="16.86" calcext:value-type="float">
            <text:p>16,86</text:p>
          </table:table-cell>
          <table:table-cell table:style-name="ce12" office:value-type="float" office:value="29.5" calcext:value-type="float">
            <text:p>29,50</text:p>
          </table:table-cell>
          <table:table-cell table:style-name="ce12" office:value-type="float" office:value="9.08" calcext:value-type="float">
            <text:p>9,08</text:p>
          </table:table-cell>
          <table:table-cell table:style-name="ce12" office:value-type="float" office:value="7.65" calcext:value-type="float">
            <text:p>7,6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5" calcext:value-type="date">
            <text:p>05/03/18</text:p>
          </table:table-cell>
          <table:table-cell table:style-name="ce12" office:value-type="float" office:value="23.84" calcext:value-type="float">
            <text:p>23,84</text:p>
          </table:table-cell>
          <table:table-cell table:style-name="ce12" office:value-type="float" office:value="22.52" calcext:value-type="float">
            <text:p>22,52</text:p>
          </table:table-cell>
          <table:table-cell table:style-name="ce12" office:value-type="float" office:value="13.8" calcext:value-type="float">
            <text:p>13,80</text:p>
          </table:table-cell>
          <table:table-cell table:style-name="ce12" office:value-type="float" office:value="43.7" calcext:value-type="float">
            <text:p>43,70</text:p>
          </table:table-cell>
          <table:table-cell table:style-name="ce12" office:value-type="float" office:value="52.11" calcext:value-type="float">
            <text:p>52,11</text:p>
          </table:table-cell>
          <table:table-cell table:style-name="ce12" office:value-type="float" office:value="38.05" calcext:value-type="float">
            <text:p>38,05</text:p>
          </table:table-cell>
          <table:table-cell table:style-name="ce12" office:value-type="float" office:value="22.12" calcext:value-type="float">
            <text:p>22,12</text:p>
          </table:table-cell>
          <table:table-cell table:style-name="ce12" office:value-type="float" office:value="26.25" calcext:value-type="float">
            <text:p>26,25</text:p>
          </table:table-cell>
          <table:table-cell table:style-name="ce12" office:value-type="float" office:value="9.5" calcext:value-type="float">
            <text:p>9,50</text:p>
          </table:table-cell>
          <table:table-cell table:style-name="ce12" office:value-type="float" office:value="15.7" calcext:value-type="float">
            <text:p>15,70</text:p>
          </table:table-cell>
          <table:table-cell table:style-name="ce12" office:value-type="float" office:value="42.55" calcext:value-type="float">
            <text:p>42,55</text:p>
          </table:table-cell>
          <table:table-cell table:style-name="ce12" office:value-type="float" office:value="12.49" calcext:value-type="float">
            <text:p>12,49</text:p>
          </table:table-cell>
          <table:table-cell table:style-name="ce12" office:value-type="float" office:value="24.05" calcext:value-type="float">
            <text:p>24,05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17.07" calcext:value-type="float">
            <text:p>17,07</text:p>
          </table:table-cell>
          <table:table-cell table:style-name="ce12" office:value-type="float" office:value="8.23" calcext:value-type="float">
            <text:p>8,23</text:p>
          </table:table-cell>
          <table:table-cell table:style-name="ce12" office:value-type="float" office:value="11.82" calcext:value-type="float">
            <text:p>11,82</text:p>
          </table:table-cell>
          <table:table-cell table:style-name="ce12" office:value-type="float" office:value="14.11" calcext:value-type="float">
            <text:p>14,11</text:p>
          </table:table-cell>
          <table:table-cell table:style-name="ce12" office:value-type="float" office:value="24.75" calcext:value-type="float">
            <text:p>24,75</text:p>
          </table:table-cell>
          <table:table-cell table:style-name="ce12" office:value-type="float" office:value="21.62" calcext:value-type="float">
            <text:p>21,62</text:p>
          </table:table-cell>
          <table:table-cell table:style-name="ce12" office:value-type="float" office:value="34.91" calcext:value-type="float">
            <text:p>34,91</text:p>
          </table:table-cell>
          <table:table-cell table:style-name="ce12" office:value-type="float" office:value="17.49" calcext:value-type="float">
            <text:p>17,49</text:p>
          </table:table-cell>
          <table:table-cell table:style-name="ce12" office:value-type="float" office:value="29.42" calcext:value-type="float">
            <text:p>29,42</text:p>
          </table:table-cell>
          <table:table-cell table:style-name="ce12" office:value-type="float" office:value="9.08" calcext:value-type="float">
            <text:p>9,08</text:p>
          </table:table-cell>
          <table:table-cell table:style-name="ce12" office:value-type="float" office:value="7.9" calcext:value-type="float">
            <text:p>7,9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12" office:value-type="float" office:value="23.18" calcext:value-type="float">
            <text:p>23,18</text:p>
          </table:table-cell>
          <table:table-cell table:style-name="ce12" office:value-type="float" office:value="22.58" calcext:value-type="float">
            <text:p>22,58</text:p>
          </table:table-cell>
          <table:table-cell table:style-name="ce12" office:value-type="float" office:value="13.44" calcext:value-type="float">
            <text:p>13,44</text:p>
          </table:table-cell>
          <table:table-cell table:style-name="ce12" office:value-type="float" office:value="43.75" calcext:value-type="float">
            <text:p>43,75</text:p>
          </table:table-cell>
          <table:table-cell table:style-name="ce12" office:value-type="float" office:value="51.38" calcext:value-type="float">
            <text:p>51,38</text:p>
          </table:table-cell>
          <table:table-cell table:style-name="ce12" office:value-type="float" office:value="37.54" calcext:value-type="float">
            <text:p>37,54</text:p>
          </table:table-cell>
          <table:table-cell table:style-name="ce12" office:value-type="float" office:value="21.51" calcext:value-type="float">
            <text:p>21,51</text:p>
          </table:table-cell>
          <table:table-cell table:style-name="ce12" office:value-type="float" office:value="26.2" calcext:value-type="float">
            <text:p>26,20</text:p>
          </table:table-cell>
          <table:table-cell table:style-name="ce12" office:value-type="float" office:value="10" calcext:value-type="float">
            <text:p>10,00</text:p>
          </table:table-cell>
          <table:table-cell table:style-name="ce12" office:value-type="float" office:value="15.32" calcext:value-type="float">
            <text:p>15,32</text:p>
          </table:table-cell>
          <table:table-cell table:style-name="ce12" office:value-type="float" office:value="42.2" calcext:value-type="float">
            <text:p>42,20</text:p>
          </table:table-cell>
          <table:table-cell table:style-name="ce12" office:value-type="float" office:value="12.6" calcext:value-type="float">
            <text:p>12,60</text:p>
          </table:table-cell>
          <table:table-cell table:style-name="ce12" office:value-type="float" office:value="23.89" calcext:value-type="float">
            <text:p>23,89</text:p>
          </table:table-cell>
          <table:table-cell table:style-name="ce12" office:value-type="float" office:value="13.8" calcext:value-type="float">
            <text:p>13,80</text:p>
          </table:table-cell>
          <table:table-cell table:style-name="ce12" office:value-type="float" office:value="16.9" calcext:value-type="float">
            <text:p>16,90</text:p>
          </table:table-cell>
          <table:table-cell table:style-name="ce12" office:value-type="float" office:value="8.25" calcext:value-type="float">
            <text:p>8,25</text:p>
          </table:table-cell>
          <table:table-cell table:style-name="ce12" office:value-type="float" office:value="11.78" calcext:value-type="float">
            <text:p>11,78</text:p>
          </table:table-cell>
          <table:table-cell table:style-name="ce12" office:value-type="float" office:value="14.01" calcext:value-type="float">
            <text:p>14,01</text:p>
          </table:table-cell>
          <table:table-cell table:style-name="ce12" office:value-type="float" office:value="30.84" calcext:value-type="float">
            <text:p>30,84</text:p>
          </table:table-cell>
          <table:table-cell table:style-name="ce12" office:value-type="float" office:value="21.5" calcext:value-type="float">
            <text:p>21,50</text:p>
          </table:table-cell>
          <table:table-cell table:style-name="ce12" office:value-type="float" office:value="35.3" calcext:value-type="float">
            <text:p>35,30</text:p>
          </table:table-cell>
          <table:table-cell table:style-name="ce12" office:value-type="float" office:value="17.34" calcext:value-type="float">
            <text:p>17,34</text:p>
          </table:table-cell>
          <table:table-cell table:style-name="ce12" office:value-type="float" office:value="29.2" calcext:value-type="float">
            <text:p>29,20</text:p>
          </table:table-cell>
          <table:table-cell table:style-name="ce12" office:value-type="float" office:value="9.21" calcext:value-type="float">
            <text:p>9,21</text:p>
          </table:table-cell>
          <table:table-cell table:style-name="ce12" office:value-type="float" office:value="7.79" calcext:value-type="float">
            <text:p>7,7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1" calcext:value-type="date">
            <text:p>01/03/18</text:p>
          </table:table-cell>
          <table:table-cell table:style-name="ce12" office:value-type="float" office:value="22.77" calcext:value-type="float">
            <text:p>22,77</text:p>
          </table:table-cell>
          <table:table-cell table:style-name="ce12" office:value-type="float" office:value="22.34" calcext:value-type="float">
            <text:p>22,34</text:p>
          </table:table-cell>
          <table:table-cell table:style-name="ce12" office:value-type="float" office:value="13.33" calcext:value-type="float">
            <text:p>13,33</text:p>
          </table:table-cell>
          <table:table-cell table:style-name="ce12" office:value-type="float" office:value="44.45" calcext:value-type="float">
            <text:p>44,45</text:p>
          </table:table-cell>
          <table:table-cell table:style-name="ce12" office:value-type="float" office:value="51.11" calcext:value-type="float">
            <text:p>51,11</text:p>
          </table:table-cell>
          <table:table-cell table:style-name="ce12" office:value-type="float" office:value="37.11" calcext:value-type="float">
            <text:p>37,11</text:p>
          </table:table-cell>
          <table:table-cell table:style-name="ce12" office:value-type="float" office:value="21.03" calcext:value-type="float">
            <text:p>21,03</text:p>
          </table:table-cell>
          <table:table-cell table:style-name="ce12" office:value-type="float" office:value="25.88" calcext:value-type="float">
            <text:p>25,88</text:p>
          </table:table-cell>
          <table:table-cell table:style-name="ce12" office:value-type="float" office:value="9.95" calcext:value-type="float">
            <text:p>9,95</text:p>
          </table:table-cell>
          <table:table-cell table:style-name="ce12" office:value-type="float" office:value="15.51" calcext:value-type="float">
            <text:p>15,51</text:p>
          </table:table-cell>
          <table:table-cell table:style-name="ce12" office:value-type="float" office:value="42.1" calcext:value-type="float">
            <text:p>42,10</text:p>
          </table:table-cell>
          <table:table-cell table:style-name="ce12" office:value-type="float" office:value="12.58" calcext:value-type="float">
            <text:p>12,58</text:p>
          </table:table-cell>
          <table:table-cell table:style-name="ce12" office:value-type="float" office:value="24.2" calcext:value-type="float">
            <text:p>24,20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17.15" calcext:value-type="float">
            <text:p>17,15</text:p>
          </table:table-cell>
          <table:table-cell table:style-name="ce12" office:value-type="float" office:value="8.04" calcext:value-type="float">
            <text:p>8,04</text:p>
          </table:table-cell>
          <table:table-cell table:style-name="ce12" office:value-type="float" office:value="11.73" calcext:value-type="float">
            <text:p>11,73</text:p>
          </table:table-cell>
          <table:table-cell table:style-name="ce12" office:value-type="float" office:value="14.03" calcext:value-type="float">
            <text:p>14,03</text:p>
          </table:table-cell>
          <table:table-cell table:style-name="ce12" office:value-type="float" office:value="30.15" calcext:value-type="float">
            <text:p>30,15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34.7" calcext:value-type="float">
            <text:p>34,70</text:p>
          </table:table-cell>
          <table:table-cell table:style-name="ce12" office:value-type="float" office:value="17.12" calcext:value-type="float">
            <text:p>17,12</text:p>
          </table:table-cell>
          <table:table-cell table:style-name="ce12" office:value-type="float" office:value="29.21" calcext:value-type="float">
            <text:p>29,21</text:p>
          </table:table-cell>
          <table:table-cell table:style-name="ce12" office:value-type="float" office:value="9.7" calcext:value-type="float">
            <text:p>9,70</text:p>
          </table:table-cell>
          <table:table-cell table:style-name="ce12" office:value-type="float" office:value="7.98" calcext:value-type="float">
            <text:p>7,9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8" calcext:value-type="date">
            <text:p>28/02/18</text:p>
          </table:table-cell>
          <table:table-cell table:style-name="ce12" office:value-type="float" office:value="23.15" calcext:value-type="float">
            <text:p>23,15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3.12" calcext:value-type="float">
            <text:p>13,12</text:p>
          </table:table-cell>
          <table:table-cell table:style-name="ce12" office:value-type="float" office:value="45.05" calcext:value-type="float">
            <text:p>45,05</text:p>
          </table:table-cell>
          <table:table-cell table:style-name="ce12" office:value-type="float" office:value="50.38" calcext:value-type="float">
            <text:p>50,38</text:p>
          </table:table-cell>
          <table:table-cell table:style-name="ce12" office:value-type="float" office:value="36.83" calcext:value-type="float">
            <text:p>36,83</text:p>
          </table:table-cell>
          <table:table-cell table:style-name="ce12" office:value-type="float" office:value="21.46" calcext:value-type="float">
            <text:p>21,46</text:p>
          </table:table-cell>
          <table:table-cell table:style-name="ce12" office:value-type="float" office:value="25.59" calcext:value-type="float">
            <text:p>25,59</text:p>
          </table:table-cell>
          <table:table-cell table:style-name="ce12" office:value-type="float" office:value="9.91" calcext:value-type="float">
            <text:p>9,91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2" office:value-type="float" office:value="41.8" calcext:value-type="float">
            <text:p>41,80</text:p>
          </table:table-cell>
          <table:table-cell table:style-name="ce12" office:value-type="float" office:value="12.7" calcext:value-type="float">
            <text:p>12,70</text:p>
          </table:table-cell>
          <table:table-cell table:style-name="ce12" office:value-type="float" office:value="24.19" calcext:value-type="float">
            <text:p>24,19</text:p>
          </table:table-cell>
          <table:table-cell table:style-name="ce12" office:value-type="float" office:value="14.24" calcext:value-type="float">
            <text:p>14,24</text:p>
          </table:table-cell>
          <table:table-cell table:style-name="ce12" office:value-type="float" office:value="16.62" calcext:value-type="float">
            <text:p>16,62</text:p>
          </table:table-cell>
          <table:table-cell table:style-name="ce12" office:value-type="float" office:value="8.21" calcext:value-type="float">
            <text:p>8,21</text:p>
          </table:table-cell>
          <table:table-cell table:style-name="ce12" office:value-type="float" office:value="11.93" calcext:value-type="float">
            <text:p>11,93</text:p>
          </table:table-cell>
          <table:table-cell table:style-name="ce12" office:value-type="float" office:value="14.1" calcext:value-type="float">
            <text:p>14,10</text:p>
          </table:table-cell>
          <table:table-cell table:style-name="ce12" office:value-type="float" office:value="29.92" calcext:value-type="float">
            <text:p>29,92</text:p>
          </table:table-cell>
          <table:table-cell table:style-name="ce12" office:value-type="float" office:value="21.76" calcext:value-type="float">
            <text:p>21,76</text:p>
          </table:table-cell>
          <table:table-cell table:style-name="ce12" office:value-type="float" office:value="34.52" calcext:value-type="float">
            <text:p>34,52</text:p>
          </table:table-cell>
          <table:table-cell table:style-name="ce12" office:value-type="float" office:value="16.88" calcext:value-type="float">
            <text:p>16,88</text:p>
          </table:table-cell>
          <table:table-cell table:style-name="ce12" office:value-type="float" office:value="29.1" calcext:value-type="float">
            <text:p>29,10</text:p>
          </table:table-cell>
          <table:table-cell table:style-name="ce12" office:value-type="float" office:value="10.15" calcext:value-type="float">
            <text:p>10,15</text:p>
          </table:table-cell>
          <table:table-cell table:style-name="ce12" office:value-type="float" office:value="7.88" calcext:value-type="float">
            <text:p>7,8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7" calcext:value-type="date">
            <text:p>27/02/18</text:p>
          </table:table-cell>
          <table:table-cell table:style-name="ce12" office:value-type="float" office:value="23.12" calcext:value-type="float">
            <text:p>23,12</text:p>
          </table:table-cell>
          <table:table-cell table:style-name="ce12" office:value-type="float" office:value="22.22" calcext:value-type="float">
            <text:p>22,22</text:p>
          </table:table-cell>
          <table:table-cell table:style-name="ce12" office:value-type="float" office:value="13.47" calcext:value-type="float">
            <text:p>13,47</text:p>
          </table:table-cell>
          <table:table-cell table:style-name="ce12" office:value-type="float" office:value="47.33" calcext:value-type="float">
            <text:p>47,33</text:p>
          </table:table-cell>
          <table:table-cell table:style-name="ce12" office:value-type="float" office:value="52.15" calcext:value-type="float">
            <text:p>52,15</text:p>
          </table:table-cell>
          <table:table-cell table:style-name="ce12" office:value-type="float" office:value="38" calcext:value-type="float">
            <text:p>38,00</text:p>
          </table:table-cell>
          <table:table-cell table:style-name="ce12" office:value-type="float" office:value="21.5" calcext:value-type="float">
            <text:p>21,50</text:p>
          </table:table-cell>
          <table:table-cell table:style-name="ce12" office:value-type="float" office:value="25.62" calcext:value-type="float">
            <text:p>25,62</text:p>
          </table:table-cell>
          <table:table-cell table:style-name="ce12" office:value-type="float" office:value="9.88" calcext:value-type="float">
            <text:p>9,88</text:p>
          </table:table-cell>
          <table:table-cell table:style-name="ce12" office:value-type="float" office:value="15.6" calcext:value-type="float">
            <text:p>15,60</text:p>
          </table:table-cell>
          <table:table-cell table:style-name="ce12" office:value-type="float" office:value="42.6" calcext:value-type="float">
            <text:p>42,60</text:p>
          </table:table-cell>
          <table:table-cell table:style-name="ce12" office:value-type="float" office:value="12.82" calcext:value-type="float">
            <text:p>12,82</text:p>
          </table:table-cell>
          <table:table-cell table:style-name="ce12" office:value-type="float" office:value="24.19" calcext:value-type="float">
            <text:p>24,19</text:p>
          </table:table-cell>
          <table:table-cell table:style-name="ce12" office:value-type="float" office:value="14.04" calcext:value-type="float">
            <text:p>14,04</text:p>
          </table:table-cell>
          <table:table-cell table:style-name="ce12" office:value-type="float" office:value="16.65" calcext:value-type="float">
            <text:p>16,65</text:p>
          </table:table-cell>
          <table:table-cell table:style-name="ce12" office:value-type="float" office:value="8.39" calcext:value-type="float">
            <text:p>8,39</text:p>
          </table:table-cell>
          <table:table-cell table:style-name="ce12" office:value-type="float" office:value="12.07" calcext:value-type="float">
            <text:p>12,07</text:p>
          </table:table-cell>
          <table:table-cell table:style-name="ce12" office:value-type="float" office:value="14.11" calcext:value-type="float">
            <text:p>14,11</text:p>
          </table:table-cell>
          <table:table-cell table:style-name="ce12" office:value-type="float" office:value="28.65" calcext:value-type="float">
            <text:p>28,65</text:p>
          </table:table-cell>
          <table:table-cell table:style-name="ce12" office:value-type="float" office:value="22.84" calcext:value-type="float">
            <text:p>22,84</text:p>
          </table:table-cell>
          <table:table-cell table:style-name="ce12" office:value-type="float" office:value="34.66" calcext:value-type="float">
            <text:p>34,66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29.31" calcext:value-type="float">
            <text:p>29,31</text:p>
          </table:table-cell>
          <table:table-cell table:style-name="ce12" office:value-type="float" office:value="10.64" calcext:value-type="float">
            <text:p>10,64</text:p>
          </table:table-cell>
          <table:table-cell table:style-name="ce12" office:value-type="float" office:value="8" calcext:value-type="float">
            <text:p>8,0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12" office:value-type="float" office:value="23.18" calcext:value-type="float">
            <text:p>23,18</text:p>
          </table:table-cell>
          <table:table-cell table:style-name="ce12" office:value-type="float" office:value="22.15" calcext:value-type="float">
            <text:p>22,15</text:p>
          </table:table-cell>
          <table:table-cell table:style-name="ce12" office:value-type="float" office:value="13.65" calcext:value-type="float">
            <text:p>13,65</text:p>
          </table:table-cell>
          <table:table-cell table:style-name="ce12" office:value-type="float" office:value="47.4" calcext:value-type="float">
            <text:p>47,40</text:p>
          </table:table-cell>
          <table:table-cell table:style-name="ce12" office:value-type="float" office:value="52.94" calcext:value-type="float">
            <text:p>52,94</text:p>
          </table:table-cell>
          <table:table-cell table:style-name="ce12" office:value-type="float" office:value="38.26" calcext:value-type="float">
            <text:p>38,26</text:p>
          </table:table-cell>
          <table:table-cell table:style-name="ce12" office:value-type="float" office:value="21.52" calcext:value-type="float">
            <text:p>21,52</text:p>
          </table:table-cell>
          <table:table-cell table:style-name="ce12" office:value-type="float" office:value="26.5" calcext:value-type="float">
            <text:p>26,50</text:p>
          </table:table-cell>
          <table:table-cell table:style-name="ce12" office:value-type="float" office:value="9.93" calcext:value-type="float">
            <text:p>9,93</text:p>
          </table:table-cell>
          <table:table-cell table:style-name="ce12" office:value-type="float" office:value="15.8" calcext:value-type="float">
            <text:p>15,80</text:p>
          </table:table-cell>
          <table:table-cell table:style-name="ce12" office:value-type="float" office:value="43.02" calcext:value-type="float">
            <text:p>43,02</text:p>
          </table:table-cell>
          <table:table-cell table:style-name="ce12" office:value-type="float" office:value="12.41" calcext:value-type="float">
            <text:p>12,41</text:p>
          </table:table-cell>
          <table:table-cell table:style-name="ce12" office:value-type="float" office:value="24.28" calcext:value-type="float">
            <text:p>24,28</text:p>
          </table:table-cell>
          <table:table-cell table:style-name="ce12" office:value-type="float" office:value="14.36" calcext:value-type="float">
            <text:p>14,36</text:p>
          </table:table-cell>
          <table:table-cell table:style-name="ce12" office:value-type="float" office:value="17.03" calcext:value-type="float">
            <text:p>17,03</text:p>
          </table:table-cell>
          <table:table-cell table:style-name="ce12" office:value-type="float" office:value="8.45" calcext:value-type="float">
            <text:p>8,45</text:p>
          </table:table-cell>
          <table:table-cell table:style-name="ce12" office:value-type="float" office:value="12.42" calcext:value-type="float">
            <text:p>12,42</text:p>
          </table:table-cell>
          <table:table-cell table:style-name="ce12" office:value-type="float" office:value="14.35" calcext:value-type="float">
            <text:p>14,35</text:p>
          </table:table-cell>
          <table:table-cell table:style-name="ce12" office:value-type="float" office:value="28.6" calcext:value-type="float">
            <text:p>28,60</text:p>
          </table:table-cell>
          <table:table-cell table:style-name="ce12" office:value-type="float" office:value="22.62" calcext:value-type="float">
            <text:p>22,62</text:p>
          </table:table-cell>
          <table:table-cell table:style-name="ce12" office:value-type="float" office:value="35.87" calcext:value-type="float">
            <text:p>35,87</text:p>
          </table:table-cell>
          <table:table-cell table:style-name="ce12" office:value-type="float" office:value="16.81" calcext:value-type="float">
            <text:p>16,81</text:p>
          </table:table-cell>
          <table:table-cell table:style-name="ce12" office:value-type="float" office:value="29.6" calcext:value-type="float">
            <text:p>29,60</text:p>
          </table:table-cell>
          <table:table-cell table:style-name="ce12" office:value-type="float" office:value="10.88" calcext:value-type="float">
            <text:p>10,88</text:p>
          </table:table-cell>
          <table:table-cell table:style-name="ce12" office:value-type="float" office:value="8.19" calcext:value-type="float">
            <text:p>8,1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12" office:value-type="float" office:value="22.65" calcext:value-type="float">
            <text:p>22,65</text:p>
          </table:table-cell>
          <table:table-cell table:style-name="ce12" office:value-type="float" office:value="21.97" calcext:value-type="float">
            <text:p>21,97</text:p>
          </table:table-cell>
          <table:table-cell table:style-name="ce12" office:value-type="float" office:value="13.63" calcext:value-type="float">
            <text:p>13,63</text:p>
          </table:table-cell>
          <table:table-cell table:style-name="ce12" office:value-type="float" office:value="46.08" calcext:value-type="float">
            <text:p>46,08</text:p>
          </table:table-cell>
          <table:table-cell table:style-name="ce12" office:value-type="float" office:value="53" calcext:value-type="float">
            <text:p>53,00</text:p>
          </table:table-cell>
          <table:table-cell table:style-name="ce12" office:value-type="float" office:value="38.34" calcext:value-type="float">
            <text:p>38,34</text:p>
          </table:table-cell>
          <table:table-cell table:style-name="ce12" office:value-type="float" office:value="21.12" calcext:value-type="float">
            <text:p>21,12</text:p>
          </table:table-cell>
          <table:table-cell table:style-name="ce12" office:value-type="float" office:value="27.21" calcext:value-type="float">
            <text:p>27,21</text:p>
          </table:table-cell>
          <table:table-cell table:style-name="ce12" office:value-type="float" office:value="10.3" calcext:value-type="float">
            <text:p>10,30</text:p>
          </table:table-cell>
          <table:table-cell table:style-name="ce12" office:value-type="float" office:value="16.02" calcext:value-type="float">
            <text:p>16,02</text:p>
          </table:table-cell>
          <table:table-cell table:style-name="ce12" office:value-type="float" office:value="42.4" calcext:value-type="float">
            <text:p>42,40</text:p>
          </table:table-cell>
          <table:table-cell table:style-name="ce12" office:value-type="float" office:value="13.79" calcext:value-type="float">
            <text:p>13,79</text:p>
          </table:table-cell>
          <table:table-cell table:style-name="ce12" office:value-type="float" office:value="24.65" calcext:value-type="float">
            <text:p>24,65</text:p>
          </table:table-cell>
          <table:table-cell table:style-name="ce12" office:value-type="float" office:value="14.26" calcext:value-type="float">
            <text:p>14,26</text:p>
          </table:table-cell>
          <table:table-cell table:style-name="ce12" office:value-type="float" office:value="16.62" calcext:value-type="float">
            <text:p>16,62</text:p>
          </table:table-cell>
          <table:table-cell table:style-name="ce12" office:value-type="float" office:value="8.25" calcext:value-type="float">
            <text:p>8,25</text:p>
          </table:table-cell>
          <table:table-cell table:style-name="ce12" office:value-type="float" office:value="12.33" calcext:value-type="float">
            <text:p>12,33</text:p>
          </table:table-cell>
          <table:table-cell table:style-name="ce12" office:value-type="float" office:value="14.23" calcext:value-type="float">
            <text:p>14,23</text:p>
          </table:table-cell>
          <table:table-cell table:style-name="ce12" office:value-type="float" office:value="28.4" calcext:value-type="float">
            <text:p>28,40</text:p>
          </table:table-cell>
          <table:table-cell table:style-name="ce12" office:value-type="float" office:value="22.6" calcext:value-type="float">
            <text:p>22,60</text:p>
          </table:table-cell>
          <table:table-cell table:style-name="ce12" office:value-type="float" office:value="36.38" calcext:value-type="float">
            <text:p>36,38</text:p>
          </table:table-cell>
          <table:table-cell table:style-name="ce12" office:value-type="float" office:value="16.99" calcext:value-type="float">
            <text:p>16,99</text:p>
          </table:table-cell>
          <table:table-cell table:style-name="ce12" office:value-type="float" office:value="29.75" calcext:value-type="float">
            <text:p>29,75</text:p>
          </table:table-cell>
          <table:table-cell table:style-name="ce12" office:value-type="float" office:value="10.26" calcext:value-type="float">
            <text:p>10,26</text:p>
          </table:table-cell>
          <table:table-cell table:style-name="ce12" office:value-type="float" office:value="7.91" calcext:value-type="float">
            <text:p>7,9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2" calcext:value-type="date">
            <text:p>22/02/18</text:p>
          </table:table-cell>
          <table:table-cell table:style-name="ce12" office:value-type="float" office:value="22.08" calcext:value-type="float">
            <text:p>22,08</text:p>
          </table:table-cell>
          <table:table-cell table:style-name="ce12" office:value-type="float" office:value="22.42" calcext:value-type="float">
            <text:p>22,42</text:p>
          </table:table-cell>
          <table:table-cell table:style-name="ce12" office:value-type="float" office:value="14.38" calcext:value-type="float">
            <text:p>14,38</text:p>
          </table:table-cell>
          <table:table-cell table:style-name="ce12" office:value-type="float" office:value="45.67" calcext:value-type="float">
            <text:p>45,67</text:p>
          </table:table-cell>
          <table:table-cell table:style-name="ce12" office:value-type="float" office:value="52.64" calcext:value-type="float">
            <text:p>52,64</text:p>
          </table:table-cell>
          <table:table-cell table:style-name="ce12" office:value-type="float" office:value="38.39" calcext:value-type="float">
            <text:p>38,39</text:p>
          </table:table-cell>
          <table:table-cell table:style-name="ce12" office:value-type="float" office:value="20.74" calcext:value-type="float">
            <text:p>20,74</text:p>
          </table:table-cell>
          <table:table-cell table:style-name="ce12" office:value-type="float" office:value="27.01" calcext:value-type="float">
            <text:p>27,01</text:p>
          </table:table-cell>
          <table:table-cell table:style-name="ce12" office:value-type="float" office:value="10.24" calcext:value-type="float">
            <text:p>10,24</text:p>
          </table:table-cell>
          <table:table-cell table:style-name="ce12" office:value-type="float" office:value="16.31" calcext:value-type="float">
            <text:p>16,31</text:p>
          </table:table-cell>
          <table:table-cell table:style-name="ce12" office:value-type="float" office:value="42.4" calcext:value-type="float">
            <text:p>42,40</text:p>
          </table:table-cell>
          <table:table-cell table:style-name="ce12" office:value-type="float" office:value="14.7" calcext:value-type="float">
            <text:p>14,70</text:p>
          </table:table-cell>
          <table:table-cell table:style-name="ce12" office:value-type="float" office:value="24.02" calcext:value-type="float">
            <text:p>24,02</text:p>
          </table:table-cell>
          <table:table-cell table:style-name="ce12" office:value-type="float" office:value="13.75" calcext:value-type="float">
            <text:p>13,75</text:p>
          </table:table-cell>
          <table:table-cell table:style-name="ce12" office:value-type="float" office:value="16.11" calcext:value-type="float">
            <text:p>16,11</text:p>
          </table:table-cell>
          <table:table-cell table:style-name="ce12" office:value-type="float" office:value="8.05" calcext:value-type="float">
            <text:p>8,05</text:p>
          </table:table-cell>
          <table:table-cell table:style-name="ce12" office:value-type="float" office:value="12.15" calcext:value-type="float">
            <text:p>12,15</text:p>
          </table:table-cell>
          <table:table-cell table:style-name="ce12" office:value-type="float" office:value="13.97" calcext:value-type="float">
            <text:p>13,97</text:p>
          </table:table-cell>
          <table:table-cell table:style-name="ce12" office:value-type="float" office:value="30.98" calcext:value-type="float">
            <text:p>30,98</text:p>
          </table:table-cell>
          <table:table-cell table:style-name="ce12" office:value-type="float" office:value="22.39" calcext:value-type="float">
            <text:p>22,39</text:p>
          </table:table-cell>
          <table:table-cell table:style-name="ce12" office:value-type="float" office:value="36.23" calcext:value-type="float">
            <text:p>36,23</text:p>
          </table:table-cell>
          <table:table-cell table:style-name="ce12" office:value-type="float" office:value="16.96" calcext:value-type="float">
            <text:p>16,96</text:p>
          </table:table-cell>
          <table:table-cell table:style-name="ce12" office:value-type="float" office:value="30.55" calcext:value-type="float">
            <text:p>30,55</text:p>
          </table:table-cell>
          <table:table-cell table:style-name="ce12" office:value-type="float" office:value="10.23" calcext:value-type="float">
            <text:p>10,23</text:p>
          </table:table-cell>
          <table:table-cell table:style-name="ce12" office:value-type="float" office:value="7.82" calcext:value-type="float">
            <text:p>7,8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1" calcext:value-type="date">
            <text:p>21/02/18</text:p>
          </table:table-cell>
          <table:table-cell table:style-name="ce12" office:value-type="float" office:value="21.44" calcext:value-type="float">
            <text:p>21,44</text:p>
          </table:table-cell>
          <table:table-cell table:style-name="ce12" office:value-type="float" office:value="22.4" calcext:value-type="float">
            <text:p>22,40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44.8" calcext:value-type="float">
            <text:p>44,80</text:p>
          </table:table-cell>
          <table:table-cell table:style-name="ce12" office:value-type="float" office:value="52.35" calcext:value-type="float">
            <text:p>52,35</text:p>
          </table:table-cell>
          <table:table-cell table:style-name="ce12" office:value-type="float" office:value="37.99" calcext:value-type="float">
            <text:p>37,99</text:p>
          </table:table-cell>
          <table:table-cell table:style-name="ce12" office:value-type="float" office:value="20.25" calcext:value-type="float">
            <text:p>20,25</text:p>
          </table:table-cell>
          <table:table-cell table:style-name="ce12" office:value-type="float" office:value="26.31" calcext:value-type="float">
            <text:p>26,31</text:p>
          </table:table-cell>
          <table:table-cell table:style-name="ce12" office:value-type="float" office:value="9.99" calcext:value-type="float">
            <text:p>9,99</text:p>
          </table:table-cell>
          <table:table-cell table:style-name="ce12" office:value-type="float" office:value="16.57" calcext:value-type="float">
            <text:p>16,57</text:p>
          </table:table-cell>
          <table:table-cell table:style-name="ce12" office:value-type="float" office:value="41.12" calcext:value-type="float">
            <text:p>41,12</text:p>
          </table:table-cell>
          <table:table-cell table:style-name="ce12" office:value-type="float" office:value="15.25" calcext:value-type="float">
            <text:p>15,25</text:p>
          </table:table-cell>
          <table:table-cell table:style-name="ce12" office:value-type="float" office:value="24.67" calcext:value-type="float">
            <text:p>24,67</text:p>
          </table:table-cell>
          <table:table-cell table:style-name="ce12" office:value-type="float" office:value="13.85" calcext:value-type="float">
            <text:p>13,85</text:p>
          </table:table-cell>
          <table:table-cell table:style-name="ce12" office:value-type="float" office:value="16.3" calcext:value-type="float">
            <text:p>16,30</text:p>
          </table:table-cell>
          <table:table-cell table:style-name="ce12" office:value-type="float" office:value="7.81" calcext:value-type="float">
            <text:p>7,81</text:p>
          </table:table-cell>
          <table:table-cell table:style-name="ce12" office:value-type="float" office:value="12.18" calcext:value-type="float">
            <text:p>12,18</text:p>
          </table:table-cell>
          <table:table-cell table:style-name="ce12" office:value-type="float" office:value="14.09" calcext:value-type="float">
            <text:p>14,09</text:p>
          </table:table-cell>
          <table:table-cell table:style-name="ce12" office:value-type="float" office:value="30.25" calcext:value-type="float">
            <text:p>30,25</text:p>
          </table:table-cell>
          <table:table-cell table:style-name="ce12" office:value-type="float" office:value="22.37" calcext:value-type="float">
            <text:p>22,37</text:p>
          </table:table-cell>
          <table:table-cell table:style-name="ce12" office:value-type="float" office:value="34.9" calcext:value-type="float">
            <text:p>34,90</text:p>
          </table:table-cell>
          <table:table-cell table:style-name="ce12" office:value-type="float" office:value="16.8" calcext:value-type="float">
            <text:p>16,80</text:p>
          </table:table-cell>
          <table:table-cell table:style-name="ce12" office:value-type="float" office:value="30.85" calcext:value-type="float">
            <text:p>30,85</text:p>
          </table:table-cell>
          <table:table-cell table:style-name="ce12" office:value-type="float" office:value="10.36" calcext:value-type="float">
            <text:p>10,36</text:p>
          </table:table-cell>
          <table:table-cell table:style-name="ce12" office:value-type="float" office:value="7.84" calcext:value-type="float">
            <text:p>7,8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0" calcext:value-type="date">
            <text:p>20/02/18</text:p>
          </table:table-cell>
          <table:table-cell table:style-name="ce12" office:value-type="float" office:value="21.68" calcext:value-type="float">
            <text:p>21,68</text:p>
          </table:table-cell>
          <table:table-cell table:style-name="ce12" office:value-type="float" office:value="22.71" calcext:value-type="float">
            <text:p>22,71</text:p>
          </table:table-cell>
          <table:table-cell table:style-name="ce12" office:value-type="float" office:value="13.91" calcext:value-type="float">
            <text:p>13,91</text:p>
          </table:table-cell>
          <table:table-cell table:style-name="ce12" office:value-type="float" office:value="45.51" calcext:value-type="float">
            <text:p>45,51</text:p>
          </table:table-cell>
          <table:table-cell table:style-name="ce12" office:value-type="float" office:value="51.67" calcext:value-type="float">
            <text:p>51,67</text:p>
          </table:table-cell>
          <table:table-cell table:style-name="ce12" office:value-type="float" office:value="37.28" calcext:value-type="float">
            <text:p>37,28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2" office:value-type="float" office:value="26.66" calcext:value-type="float">
            <text:p>26,66</text:p>
          </table:table-cell>
          <table:table-cell table:style-name="ce12" office:value-type="float" office:value="9.79" calcext:value-type="float">
            <text:p>9,79</text:p>
          </table:table-cell>
          <table:table-cell table:style-name="ce12" office:value-type="float" office:value="16.33" calcext:value-type="float">
            <text:p>16,33</text:p>
          </table:table-cell>
          <table:table-cell table:style-name="ce12" office:value-type="float" office:value="40.8" calcext:value-type="float">
            <text:p>40,80</text:p>
          </table:table-cell>
          <table:table-cell table:style-name="ce12" office:value-type="float" office:value="14.89" calcext:value-type="float">
            <text:p>14,89</text:p>
          </table:table-cell>
          <table:table-cell table:style-name="ce12" office:value-type="float" office:value="24.49" calcext:value-type="float">
            <text:p>24,49</text:p>
          </table:table-cell>
          <table:table-cell table:style-name="ce12" office:value-type="float" office:value="13.36" calcext:value-type="float">
            <text:p>13,36</text:p>
          </table:table-cell>
          <table:table-cell table:style-name="ce12" office:value-type="float" office:value="16.15" calcext:value-type="float">
            <text:p>16,15</text:p>
          </table:table-cell>
          <table:table-cell table:style-name="ce12" office:value-type="float" office:value="7.95" calcext:value-type="float">
            <text:p>7,95</text:p>
          </table:table-cell>
          <table:table-cell table:style-name="ce12" office:value-type="float" office:value="12" calcext:value-type="float">
            <text:p>12,00</text:p>
          </table:table-cell>
          <table:table-cell table:style-name="ce12" office:value-type="float" office:value="14" calcext:value-type="float">
            <text:p>14,00</text:p>
          </table:table-cell>
          <table:table-cell table:style-name="ce12" office:value-type="float" office:value="29.8" calcext:value-type="float">
            <text:p>29,80</text:p>
          </table:table-cell>
          <table:table-cell table:style-name="ce12" office:value-type="float" office:value="22.47" calcext:value-type="float">
            <text:p>22,47</text:p>
          </table:table-cell>
          <table:table-cell table:style-name="ce12" office:value-type="float" office:value="34.66" calcext:value-type="float">
            <text:p>34,66</text:p>
          </table:table-cell>
          <table:table-cell table:style-name="ce12" office:value-type="float" office:value="16.15" calcext:value-type="float">
            <text:p>16,15</text:p>
          </table:table-cell>
          <table:table-cell table:style-name="ce12" office:value-type="float" office:value="30.39" calcext:value-type="float">
            <text:p>30,39</text:p>
          </table:table-cell>
          <table:table-cell table:style-name="ce12" office:value-type="float" office:value="10.43" calcext:value-type="float">
            <text:p>10,43</text:p>
          </table:table-cell>
          <table:table-cell table:style-name="ce12" office:value-type="float" office:value="7.63" calcext:value-type="float">
            <text:p>7,6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19" calcext:value-type="date">
            <text:p>19/02/18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22.34" calcext:value-type="float">
            <text:p>22,34</text:p>
          </table:table-cell>
          <table:table-cell table:style-name="ce12" office:value-type="float" office:value="13.37" calcext:value-type="float">
            <text:p>13,37</text:p>
          </table:table-cell>
          <table:table-cell table:style-name="ce12" office:value-type="float" office:value="46.45" calcext:value-type="float">
            <text:p>46,45</text:p>
          </table:table-cell>
          <table:table-cell table:style-name="ce12" office:value-type="float" office:value="50.43" calcext:value-type="float">
            <text:p>50,43</text:p>
          </table:table-cell>
          <table:table-cell table:style-name="ce12" office:value-type="float" office:value="36.4" calcext:value-type="float">
            <text:p>36,40</text:p>
          </table:table-cell>
          <table:table-cell table:style-name="ce12" office:value-type="float" office:value="20.05" calcext:value-type="float">
            <text:p>20,05</text:p>
          </table:table-cell>
          <table:table-cell table:style-name="ce12" office:value-type="float" office:value="25.85" calcext:value-type="float">
            <text:p>25,85</text:p>
          </table:table-cell>
          <table:table-cell table:style-name="ce12" office:value-type="float" office:value="9.64" calcext:value-type="float">
            <text:p>9,64</text:p>
          </table:table-cell>
          <table:table-cell table:style-name="ce12" office:value-type="float" office:value="15.79" calcext:value-type="float">
            <text:p>15,79</text:p>
          </table:table-cell>
          <table:table-cell table:style-name="ce12" office:value-type="float" office:value="39.63" calcext:value-type="float">
            <text:p>39,63</text:p>
          </table:table-cell>
          <table:table-cell table:style-name="ce12" office:value-type="float" office:value="14.85" calcext:value-type="float">
            <text:p>14,85</text:p>
          </table:table-cell>
          <table:table-cell table:style-name="ce12" office:value-type="float" office:value="24.28" calcext:value-type="float">
            <text:p>24,28</text:p>
          </table:table-cell>
          <table:table-cell table:style-name="ce12" office:value-type="float" office:value="13.35" calcext:value-type="float">
            <text:p>13,35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8.13" calcext:value-type="float">
            <text:p>8,13</text:p>
          </table:table-cell>
          <table:table-cell table:style-name="ce12" office:value-type="float" office:value="12.08" calcext:value-type="float">
            <text:p>12,08</text:p>
          </table:table-cell>
          <table:table-cell table:style-name="ce12" office:value-type="float" office:value="13.79" calcext:value-type="float">
            <text:p>13,79</text:p>
          </table:table-cell>
          <table:table-cell table:style-name="ce12" office:value-type="float" office:value="29.87" calcext:value-type="float">
            <text:p>29,87</text:p>
          </table:table-cell>
          <table:table-cell table:style-name="ce12" office:value-type="float" office:value="22.6" calcext:value-type="float">
            <text:p>22,60</text:p>
          </table:table-cell>
          <table:table-cell table:style-name="ce12" office:value-type="float" office:value="34.49" calcext:value-type="float">
            <text:p>34,49</text:p>
          </table:table-cell>
          <table:table-cell table:style-name="ce12" office:value-type="float" office:value="15.91" calcext:value-type="float">
            <text:p>15,91</text:p>
          </table:table-cell>
          <table:table-cell table:style-name="ce12" office:value-type="float" office:value="30.28" calcext:value-type="float">
            <text:p>30,28</text:p>
          </table:table-cell>
          <table:table-cell table:style-name="ce12" office:value-type="float" office:value="10.73" calcext:value-type="float">
            <text:p>10,73</text:p>
          </table:table-cell>
          <table:table-cell table:style-name="ce12" office:value-type="float" office:value="7.77" calcext:value-type="float">
            <text:p>7,7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16" calcext:value-type="date">
            <text:p>16/02/18</text:p>
          </table:table-cell>
          <table:table-cell table:style-name="ce12" office:value-type="float" office:value="20.72" calcext:value-type="float">
            <text:p>20,72</text:p>
          </table:table-cell>
          <table:table-cell table:style-name="ce12" office:value-type="float" office:value="22.43" calcext:value-type="float">
            <text:p>22,43</text:p>
          </table:table-cell>
          <table:table-cell table:style-name="ce12" office:value-type="float" office:value="13.4" calcext:value-type="float">
            <text:p>13,40</text:p>
          </table:table-cell>
          <table:table-cell table:style-name="ce12" office:value-type="float" office:value="46.03" calcext:value-type="float">
            <text:p>46,03</text:p>
          </table:table-cell>
          <table:table-cell table:style-name="ce12" office:value-type="float" office:value="50.83" calcext:value-type="float">
            <text:p>50,83</text:p>
          </table:table-cell>
          <table:table-cell table:style-name="ce12" office:value-type="float" office:value="36.46" calcext:value-type="float">
            <text:p>36,46</text:p>
          </table:table-cell>
          <table:table-cell table:style-name="ce12" office:value-type="float" office:value="19.42" calcext:value-type="float">
            <text:p>19,42</text:p>
          </table:table-cell>
          <table:table-cell table:style-name="ce12" office:value-type="float" office:value="25.5" calcext:value-type="float">
            <text:p>25,50</text:p>
          </table:table-cell>
          <table:table-cell table:style-name="ce12" office:value-type="float" office:value="9.6" calcext:value-type="float">
            <text:p>9,60</text:p>
          </table:table-cell>
          <table:table-cell table:style-name="ce12" office:value-type="float" office:value="15.74" calcext:value-type="float">
            <text:p>15,74</text:p>
          </table:table-cell>
          <table:table-cell table:style-name="ce12" office:value-type="float" office:value="40.3" calcext:value-type="float">
            <text:p>40,30</text:p>
          </table:table-cell>
          <table:table-cell table:style-name="ce12" office:value-type="float" office:value="14.66" calcext:value-type="float">
            <text:p>14,66</text:p>
          </table:table-cell>
          <table:table-cell table:style-name="ce12" office:value-type="float" office:value="24.36" calcext:value-type="float">
            <text:p>24,36</text:p>
          </table:table-cell>
          <table:table-cell table:style-name="ce12" office:value-type="float" office:value="13.33" calcext:value-type="float">
            <text:p>13,33</text:p>
          </table:table-cell>
          <table:table-cell table:style-name="ce12" office:value-type="float" office:value="15.93" calcext:value-type="float">
            <text:p>15,93</text:p>
          </table:table-cell>
          <table:table-cell table:style-name="ce12" office:value-type="float" office:value="8.09" calcext:value-type="float">
            <text:p>8,09</text:p>
          </table:table-cell>
          <table:table-cell table:style-name="ce12" office:value-type="float" office:value="12.29" calcext:value-type="float">
            <text:p>12,29</text:p>
          </table:table-cell>
          <table:table-cell table:style-name="ce12" office:value-type="float" office:value="14.09" calcext:value-type="float">
            <text:p>14,09</text:p>
          </table:table-cell>
          <table:table-cell table:style-name="ce12" office:value-type="float" office:value="29.7" calcext:value-type="float">
            <text:p>29,70</text:p>
          </table:table-cell>
          <table:table-cell table:style-name="ce12" office:value-type="float" office:value="22.13" calcext:value-type="float">
            <text:p>22,13</text:p>
          </table:table-cell>
          <table:table-cell table:style-name="ce12" office:value-type="float" office:value="34.59" calcext:value-type="float">
            <text:p>34,59</text:p>
          </table:table-cell>
          <table:table-cell table:style-name="ce12" office:value-type="float" office:value="16" calcext:value-type="float">
            <text:p>16,00</text:p>
          </table:table-cell>
          <table:table-cell table:style-name="ce12" office:value-type="float" office:value="31.75" calcext:value-type="float">
            <text:p>31,75</text:p>
          </table:table-cell>
          <table:table-cell table:style-name="ce12" office:value-type="float" office:value="10.63" calcext:value-type="float">
            <text:p>10,63</text:p>
          </table:table-cell>
          <table:table-cell table:style-name="ce12" office:value-type="float" office:value="7.44" calcext:value-type="float">
            <text:p>7,4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15" calcext:value-type="date">
            <text:p>15/02/18</text:p>
          </table:table-cell>
          <table:table-cell table:style-name="ce12" office:value-type="float" office:value="20.73" calcext:value-type="float">
            <text:p>20,73</text:p>
          </table:table-cell>
          <table:table-cell table:style-name="ce12" office:value-type="float" office:value="22.3" calcext:value-type="float">
            <text:p>22,30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45.95" calcext:value-type="float">
            <text:p>45,95</text:p>
          </table:table-cell>
          <table:table-cell table:style-name="ce12" office:value-type="float" office:value="52.67" calcext:value-type="float">
            <text:p>52,67</text:p>
          </table:table-cell>
          <table:table-cell table:style-name="ce12" office:value-type="float" office:value="36.64" calcext:value-type="float">
            <text:p>36,64</text:p>
          </table:table-cell>
          <table:table-cell table:style-name="ce12" office:value-type="float" office:value="19.4" calcext:value-type="float">
            <text:p>19,40</text:p>
          </table:table-cell>
          <table:table-cell table:style-name="ce12" office:value-type="float" office:value="25.54" calcext:value-type="float">
            <text:p>25,54</text:p>
          </table:table-cell>
          <table:table-cell table:style-name="ce12" office:value-type="float" office:value="9.66" calcext:value-type="float">
            <text:p>9,66</text:p>
          </table:table-cell>
          <table:table-cell table:style-name="ce12" office:value-type="float" office:value="16.01" calcext:value-type="float">
            <text:p>16,01</text:p>
          </table:table-cell>
          <table:table-cell table:style-name="ce12" office:value-type="float" office:value="39.9" calcext:value-type="float">
            <text:p>39,90</text:p>
          </table:table-cell>
          <table:table-cell table:style-name="ce12" office:value-type="float" office:value="14.65" calcext:value-type="float">
            <text:p>14,65</text:p>
          </table:table-cell>
          <table:table-cell table:style-name="ce12" office:value-type="float" office:value="24.85" calcext:value-type="float">
            <text:p>24,85</text:p>
          </table:table-cell>
          <table:table-cell table:style-name="ce12" office:value-type="float" office:value="13.35" calcext:value-type="float">
            <text:p>13,35</text:p>
          </table:table-cell>
          <table:table-cell table:style-name="ce12" office:value-type="float" office:value="15" calcext:value-type="float">
            <text:p>15,00</text:p>
          </table:table-cell>
          <table:table-cell table:style-name="ce12" office:value-type="float" office:value="7.92" calcext:value-type="float">
            <text:p>7,92</text:p>
          </table:table-cell>
          <table:table-cell table:style-name="ce12" office:value-type="float" office:value="12.17" calcext:value-type="float">
            <text:p>12,17</text:p>
          </table:table-cell>
          <table:table-cell table:style-name="ce12" office:value-type="float" office:value="14.09" calcext:value-type="float">
            <text:p>14,09</text:p>
          </table:table-cell>
          <table:table-cell table:style-name="ce12" office:value-type="float" office:value="30.5" calcext:value-type="float">
            <text:p>30,50</text:p>
          </table:table-cell>
          <table:table-cell table:style-name="ce12" office:value-type="float" office:value="21.89" calcext:value-type="float">
            <text:p>21,89</text:p>
          </table:table-cell>
          <table:table-cell table:style-name="ce12" office:value-type="float" office:value="35" calcext:value-type="float">
            <text:p>35,00</text:p>
          </table:table-cell>
          <table:table-cell table:style-name="ce12" office:value-type="float" office:value="15.97" calcext:value-type="float">
            <text:p>15,97</text:p>
          </table:table-cell>
          <table:table-cell table:style-name="ce12" office:value-type="float" office:value="31.27" calcext:value-type="float">
            <text:p>31,27</text:p>
          </table:table-cell>
          <table:table-cell table:style-name="ce12" office:value-type="float" office:value="10.56" calcext:value-type="float">
            <text:p>10,56</text:p>
          </table:table-cell>
          <table:table-cell table:style-name="ce12" office:value-type="float" office:value="7.04" calcext:value-type="float">
            <text:p>7,0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14" calcext:value-type="date">
            <text:p>14/02/18</text:p>
          </table:table-cell>
          <table:table-cell table:style-name="ce12" office:value-type="float" office:value="20.38" calcext:value-type="float">
            <text:p>20,38</text:p>
          </table:table-cell>
          <table:table-cell table:style-name="ce12" office:value-type="float" office:value="22.24" calcext:value-type="float">
            <text:p>22,24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44.51" calcext:value-type="float">
            <text:p>44,51</text:p>
          </table:table-cell>
          <table:table-cell table:style-name="ce12" office:value-type="float" office:value="52.66" calcext:value-type="float">
            <text:p>52,66</text:p>
          </table:table-cell>
          <table:table-cell table:style-name="ce12" office:value-type="float" office:value="36.4" calcext:value-type="float">
            <text:p>36,40</text:p>
          </table:table-cell>
          <table:table-cell table:style-name="ce12" office:value-type="float" office:value="19.25" calcext:value-type="float">
            <text:p>19,25</text:p>
          </table:table-cell>
          <table:table-cell table:style-name="ce12" office:value-type="float" office:value="25.11" calcext:value-type="float">
            <text:p>25,11</text:p>
          </table:table-cell>
          <table:table-cell table:style-name="ce12" office:value-type="float" office:value="9.85" calcext:value-type="float">
            <text:p>9,85</text:p>
          </table:table-cell>
          <table:table-cell table:style-name="ce12" office:value-type="float" office:value="15.71" calcext:value-type="float">
            <text:p>15,71</text:p>
          </table:table-cell>
          <table:table-cell table:style-name="ce12" office:value-type="float" office:value="39.56" calcext:value-type="float">
            <text:p>39,56</text:p>
          </table:table-cell>
          <table:table-cell table:style-name="ce12" office:value-type="float" office:value="14.48" calcext:value-type="float">
            <text:p>14,48</text:p>
          </table:table-cell>
          <table:table-cell table:style-name="ce12" office:value-type="float" office:value="24.05" calcext:value-type="float">
            <text:p>24,05</text:p>
          </table:table-cell>
          <table:table-cell table:style-name="ce12" office:value-type="float" office:value="13.18" calcext:value-type="float">
            <text:p>13,18</text:p>
          </table:table-cell>
          <table:table-cell table:style-name="ce12" office:value-type="float" office:value="14.96" calcext:value-type="float">
            <text:p>14,96</text:p>
          </table:table-cell>
          <table:table-cell table:style-name="ce12" office:value-type="float" office:value="7.52" calcext:value-type="float">
            <text:p>7,52</text:p>
          </table:table-cell>
          <table:table-cell table:style-name="ce12" office:value-type="float" office:value="12.31" calcext:value-type="float">
            <text:p>12,31</text:p>
          </table:table-cell>
          <table:table-cell table:style-name="ce12" office:value-type="float" office:value="14.35" calcext:value-type="float">
            <text:p>14,35</text:p>
          </table:table-cell>
          <table:table-cell table:style-name="ce12" office:value-type="float" office:value="31.12" calcext:value-type="float">
            <text:p>31,12</text:p>
          </table:table-cell>
          <table:table-cell table:style-name="ce12" office:value-type="float" office:value="21.75" calcext:value-type="float">
            <text:p>21,75</text:p>
          </table:table-cell>
          <table:table-cell table:style-name="ce12" office:value-type="float" office:value="33.9" calcext:value-type="float">
            <text:p>33,90</text:p>
          </table:table-cell>
          <table:table-cell table:style-name="ce12" office:value-type="float" office:value="16.06" calcext:value-type="float">
            <text:p>16,06</text:p>
          </table:table-cell>
          <table:table-cell table:style-name="ce12" office:value-type="float" office:value="31.05" calcext:value-type="float">
            <text:p>31,05</text:p>
          </table:table-cell>
          <table:table-cell table:style-name="ce12" office:value-type="float" office:value="10.75" calcext:value-type="float">
            <text:p>10,75</text:p>
          </table:table-cell>
          <table:table-cell table:style-name="ce12" office:value-type="float" office:value="6.86" calcext:value-type="float">
            <text:p>6,8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9" calcext:value-type="date">
            <text:p>09/02/18</text:p>
          </table:table-cell>
          <table:table-cell table:style-name="ce12" office:value-type="float" office:value="20.09" calcext:value-type="float">
            <text:p>20,09</text:p>
          </table:table-cell>
          <table:table-cell table:style-name="ce12" office:value-type="float" office:value="21.49" calcext:value-type="float">
            <text:p>21,49</text:p>
          </table:table-cell>
          <table:table-cell table:style-name="ce12" office:value-type="float" office:value="12.68" calcext:value-type="float">
            <text:p>12,68</text:p>
          </table:table-cell>
          <table:table-cell table:style-name="ce12" office:value-type="float" office:value="42" calcext:value-type="float">
            <text:p>42,00</text:p>
          </table:table-cell>
          <table:table-cell table:style-name="ce12" office:value-type="float" office:value="50.48" calcext:value-type="float">
            <text:p>50,48</text:p>
          </table:table-cell>
          <table:table-cell table:style-name="ce12" office:value-type="float" office:value="35.34" calcext:value-type="float">
            <text:p>35,34</text:p>
          </table:table-cell>
          <table:table-cell table:style-name="ce12" office:value-type="float" office:value="18.77" calcext:value-type="float">
            <text:p>18,77</text:p>
          </table:table-cell>
          <table:table-cell table:style-name="ce12" office:value-type="float" office:value="24.44" calcext:value-type="float">
            <text:p>24,44</text:p>
          </table:table-cell>
          <table:table-cell table:style-name="ce12" office:value-type="float" office:value="9.65" calcext:value-type="float">
            <text:p>9,65</text:p>
          </table:table-cell>
          <table:table-cell table:style-name="ce12" office:value-type="float" office:value="15.06" calcext:value-type="float">
            <text:p>15,06</text:p>
          </table:table-cell>
          <table:table-cell table:style-name="ce12" office:value-type="float" office:value="37.82" calcext:value-type="float">
            <text:p>37,82</text:p>
          </table:table-cell>
          <table:table-cell table:style-name="ce12" office:value-type="float" office:value="14.72" calcext:value-type="float">
            <text:p>14,72</text:p>
          </table:table-cell>
          <table:table-cell table:style-name="ce12" office:value-type="float" office:value="24.14" calcext:value-type="float">
            <text:p>24,14</text:p>
          </table:table-cell>
          <table:table-cell table:style-name="ce12" office:value-type="float" office:value="12.86" calcext:value-type="float">
            <text:p>12,86</text:p>
          </table:table-cell>
          <table:table-cell table:style-name="ce12" office:value-type="float" office:value="14.03" calcext:value-type="float">
            <text:p>14,03</text:p>
          </table:table-cell>
          <table:table-cell table:style-name="ce12" office:value-type="float" office:value="7.27" calcext:value-type="float">
            <text:p>7,27</text:p>
          </table:table-cell>
          <table:table-cell table:style-name="ce12" office:value-type="float" office:value="11.98" calcext:value-type="float">
            <text:p>11,98</text:p>
          </table:table-cell>
          <table:table-cell table:style-name="ce12" office:value-type="float" office:value="13.53" calcext:value-type="float">
            <text:p>13,53</text:p>
          </table:table-cell>
          <table:table-cell table:style-name="ce12" office:value-type="float" office:value="30.35" calcext:value-type="float">
            <text:p>30,35</text:p>
          </table:table-cell>
          <table:table-cell table:style-name="ce12" office:value-type="float" office:value="21.44" calcext:value-type="float">
            <text:p>21,44</text:p>
          </table:table-cell>
          <table:table-cell table:style-name="ce12" office:value-type="float" office:value="33.17" calcext:value-type="float">
            <text:p>33,17</text:p>
          </table:table-cell>
          <table:table-cell table:style-name="ce12" office:value-type="float" office:value="15.63" calcext:value-type="float">
            <text:p>15,63</text:p>
          </table:table-cell>
          <table:table-cell table:style-name="ce12" office:value-type="float" office:value="30.61" calcext:value-type="float">
            <text:p>30,61</text:p>
          </table:table-cell>
          <table:table-cell table:style-name="ce12" office:value-type="float" office:value="9.89" calcext:value-type="float">
            <text:p>9,89</text:p>
          </table:table-cell>
          <table:table-cell table:style-name="ce12" office:value-type="float" office:value="6.62" calcext:value-type="float">
            <text:p>6,6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8" calcext:value-type="date">
            <text:p>08/02/18</text:p>
          </table:table-cell>
          <table:table-cell table:style-name="ce12" office:value-type="float" office:value="20.35" calcext:value-type="float">
            <text:p>20,35</text:p>
          </table:table-cell>
          <table:table-cell table:style-name="ce12" office:value-type="float" office:value="21.66" calcext:value-type="float">
            <text:p>21,66</text:p>
          </table:table-cell>
          <table:table-cell table:style-name="ce12" office:value-type="float" office:value="12.7" calcext:value-type="float">
            <text:p>12,70</text:p>
          </table:table-cell>
          <table:table-cell table:style-name="ce12" office:value-type="float" office:value="41.59" calcext:value-type="float">
            <text:p>41,59</text:p>
          </table:table-cell>
          <table:table-cell table:style-name="ce12" office:value-type="float" office:value="50.35" calcext:value-type="float">
            <text:p>50,35</text:p>
          </table:table-cell>
          <table:table-cell table:style-name="ce12" office:value-type="float" office:value="35.47" calcext:value-type="float">
            <text:p>35,47</text:p>
          </table:table-cell>
          <table:table-cell table:style-name="ce12" office:value-type="float" office:value="19.05" calcext:value-type="float">
            <text:p>19,05</text:p>
          </table:table-cell>
          <table:table-cell table:style-name="ce12" office:value-type="float" office:value="23.99" calcext:value-type="float">
            <text:p>23,99</text:p>
          </table:table-cell>
          <table:table-cell table:style-name="ce12" office:value-type="float" office:value="9.6" calcext:value-type="float">
            <text:p>9,60</text:p>
          </table:table-cell>
          <table:table-cell table:style-name="ce12" office:value-type="float" office:value="15" calcext:value-type="float">
            <text:p>15,00</text:p>
          </table:table-cell>
          <table:table-cell table:style-name="ce12" office:value-type="float" office:value="38.54" calcext:value-type="float">
            <text:p>38,54</text:p>
          </table:table-cell>
          <table:table-cell table:style-name="ce12" office:value-type="float" office:value="14.72" calcext:value-type="float">
            <text:p>14,72</text:p>
          </table:table-cell>
          <table:table-cell table:style-name="ce12" office:value-type="float" office:value="24.32" calcext:value-type="float">
            <text:p>24,32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13.76" calcext:value-type="float">
            <text:p>13,76</text:p>
          </table:table-cell>
          <table:table-cell table:style-name="ce12" office:value-type="float" office:value="7.3" calcext:value-type="float">
            <text:p>7,30</text:p>
          </table:table-cell>
          <table:table-cell table:style-name="ce12" office:value-type="float" office:value="12.1" calcext:value-type="float">
            <text:p>12,10</text:p>
          </table:table-cell>
          <table:table-cell table:style-name="ce12" office:value-type="float" office:value="13.73" calcext:value-type="float">
            <text:p>13,73</text:p>
          </table:table-cell>
          <table:table-cell table:style-name="ce12" office:value-type="float" office:value="31.28" calcext:value-type="float">
            <text:p>31,28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34.78" calcext:value-type="float">
            <text:p>34,78</text:p>
          </table:table-cell>
          <table:table-cell table:style-name="ce12" office:value-type="float" office:value="15.67" calcext:value-type="float">
            <text:p>15,67</text:p>
          </table:table-cell>
          <table:table-cell table:style-name="ce12" office:value-type="float" office:value="30.44" calcext:value-type="float">
            <text:p>30,44</text:p>
          </table:table-cell>
          <table:table-cell table:style-name="ce12" office:value-type="float" office:value="10.04" calcext:value-type="float">
            <text:p>10,04</text:p>
          </table:table-cell>
          <table:table-cell table:style-name="ce12" office:value-type="float" office:value="6.55" calcext:value-type="float">
            <text:p>6,5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7" calcext:value-type="date">
            <text:p>07/02/18</text:p>
          </table:table-cell>
          <table:table-cell table:style-name="ce12" office:value-type="float" office:value="20.98" calcext:value-type="float">
            <text:p>20,98</text:p>
          </table:table-cell>
          <table:table-cell table:style-name="ce12" office:value-type="float" office:value="21.62" calcext:value-type="float">
            <text:p>21,62</text:p>
          </table:table-cell>
          <table:table-cell table:style-name="ce12" office:value-type="float" office:value="12.82" calcext:value-type="float">
            <text:p>12,82</text:p>
          </table:table-cell>
          <table:table-cell table:style-name="ce12" office:value-type="float" office:value="41.71" calcext:value-type="float">
            <text:p>41,71</text:p>
          </table:table-cell>
          <table:table-cell table:style-name="ce12" office:value-type="float" office:value="50.6" calcext:value-type="float">
            <text:p>50,60</text:p>
          </table:table-cell>
          <table:table-cell table:style-name="ce12" office:value-type="float" office:value="36.55" calcext:value-type="float">
            <text:p>36,55</text:p>
          </table:table-cell>
          <table:table-cell table:style-name="ce12" office:value-type="float" office:value="19.44" calcext:value-type="float">
            <text:p>19,44</text:p>
          </table:table-cell>
          <table:table-cell table:style-name="ce12" office:value-type="float" office:value="24.46" calcext:value-type="float">
            <text:p>24,46</text:p>
          </table:table-cell>
          <table:table-cell table:style-name="ce12" office:value-type="float" office:value="9.85" calcext:value-type="float">
            <text:p>9,85</text:p>
          </table:table-cell>
          <table:table-cell table:style-name="ce12" office:value-type="float" office:value="15.51" calcext:value-type="float">
            <text:p>15,51</text:p>
          </table:table-cell>
          <table:table-cell table:style-name="ce12" office:value-type="float" office:value="39.79" calcext:value-type="float">
            <text:p>39,79</text:p>
          </table:table-cell>
          <table:table-cell table:style-name="ce12" office:value-type="float" office:value="14.57" calcext:value-type="float">
            <text:p>14,57</text:p>
          </table:table-cell>
          <table:table-cell table:style-name="ce12" office:value-type="float" office:value="25.4" calcext:value-type="float">
            <text:p>25,40</text:p>
          </table:table-cell>
          <table:table-cell table:style-name="ce12" office:value-type="float" office:value="13.4" calcext:value-type="float">
            <text:p>13,40</text:p>
          </table:table-cell>
          <table:table-cell table:style-name="ce12" office:value-type="float" office:value="14.06" calcext:value-type="float">
            <text:p>14,06</text:p>
          </table:table-cell>
          <table:table-cell table:style-name="ce12" office:value-type="float" office:value="7.53" calcext:value-type="float">
            <text:p>7,53</text:p>
          </table:table-cell>
          <table:table-cell table:style-name="ce12" office:value-type="float" office:value="12.28" calcext:value-type="float">
            <text:p>12,28</text:p>
          </table:table-cell>
          <table:table-cell table:style-name="ce12" office:value-type="float" office:value="14.17" calcext:value-type="float">
            <text:p>14,17</text:p>
          </table:table-cell>
          <table:table-cell table:style-name="ce12" office:value-type="float" office:value="32.57" calcext:value-type="float">
            <text:p>32,57</text:p>
          </table:table-cell>
          <table:table-cell table:style-name="ce12" office:value-type="float" office:value="21.69" calcext:value-type="float">
            <text:p>21,69</text:p>
          </table:table-cell>
          <table:table-cell table:style-name="ce12" office:value-type="float" office:value="35.15" calcext:value-type="float">
            <text:p>35,15</text:p>
          </table:table-cell>
          <table:table-cell table:style-name="ce12" office:value-type="float" office:value="15.88" calcext:value-type="float">
            <text:p>15,88</text:p>
          </table:table-cell>
          <table:table-cell table:style-name="ce12" office:value-type="float" office:value="31.25" calcext:value-type="float">
            <text:p>31,25</text:p>
          </table:table-cell>
          <table:table-cell table:style-name="ce12" office:value-type="float" office:value="10.17" calcext:value-type="float">
            <text:p>10,17</text:p>
          </table:table-cell>
          <table:table-cell table:style-name="ce12" office:value-type="float" office:value="6.67" calcext:value-type="float">
            <text:p>6,6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6" calcext:value-type="date">
            <text:p>06/02/18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21.62" calcext:value-type="float">
            <text:p>21,62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42.47" calcext:value-type="float">
            <text:p>42,47</text:p>
          </table:table-cell>
          <table:table-cell table:style-name="ce12" office:value-type="float" office:value="51.83" calcext:value-type="float">
            <text:p>51,83</text:p>
          </table:table-cell>
          <table:table-cell table:style-name="ce12" office:value-type="float" office:value="37.48" calcext:value-type="float">
            <text:p>37,48</text:p>
          </table:table-cell>
          <table:table-cell table:style-name="ce12" office:value-type="float" office:value="19.99" calcext:value-type="float">
            <text:p>19,99</text:p>
          </table:table-cell>
          <table:table-cell table:style-name="ce12" office:value-type="float" office:value="24.67" calcext:value-type="float">
            <text:p>24,67</text:p>
          </table:table-cell>
          <table:table-cell table:style-name="ce12" office:value-type="float" office:value="9.94" calcext:value-type="float">
            <text:p>9,94</text:p>
          </table:table-cell>
          <table:table-cell table:style-name="ce12" office:value-type="float" office:value="15.68" calcext:value-type="float">
            <text:p>15,68</text:p>
          </table:table-cell>
          <table:table-cell table:style-name="ce12" office:value-type="float" office:value="39.75" calcext:value-type="float">
            <text:p>39,75</text:p>
          </table:table-cell>
          <table:table-cell table:style-name="ce12" office:value-type="float" office:value="15.04" calcext:value-type="float">
            <text:p>15,04</text:p>
          </table:table-cell>
          <table:table-cell table:style-name="ce12" office:value-type="float" office:value="25.12" calcext:value-type="float">
            <text:p>25,12</text:p>
          </table:table-cell>
          <table:table-cell table:style-name="ce12" office:value-type="float" office:value="13.68" calcext:value-type="float">
            <text:p>13,68</text:p>
          </table:table-cell>
          <table:table-cell table:style-name="ce12" office:value-type="float" office:value="14.57" calcext:value-type="float">
            <text:p>14,57</text:p>
          </table:table-cell>
          <table:table-cell table:style-name="ce12" office:value-type="float" office:value="7.55" calcext:value-type="float">
            <text:p>7,55</text:p>
          </table:table-cell>
          <table:table-cell table:style-name="ce12" office:value-type="float" office:value="12.45" calcext:value-type="float">
            <text:p>12,45</text:p>
          </table:table-cell>
          <table:table-cell table:style-name="ce12" office:value-type="float" office:value="13.94" calcext:value-type="float">
            <text:p>13,94</text:p>
          </table:table-cell>
          <table:table-cell table:style-name="ce12" office:value-type="float" office:value="33.2" calcext:value-type="float">
            <text:p>33,2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office:value-type="float" office:value="16.3" calcext:value-type="float">
            <text:p>16,30</text:p>
          </table:table-cell>
          <table:table-cell table:style-name="ce12" office:value-type="float" office:value="31.92" calcext:value-type="float">
            <text:p>31,92</text:p>
          </table:table-cell>
          <table:table-cell table:style-name="ce12" office:value-type="float" office:value="10.54" calcext:value-type="float">
            <text:p>10,54</text:p>
          </table:table-cell>
          <table:table-cell table:style-name="ce12" office:value-type="float" office:value="6.75" calcext:value-type="float">
            <text:p>6,7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5" calcext:value-type="date">
            <text:p>05/02/18</text:p>
          </table:table-cell>
          <table:table-cell table:style-name="ce12" office:value-type="float" office:value="20.57" calcext:value-type="float">
            <text:p>20,57</text:p>
          </table:table-cell>
          <table:table-cell table:style-name="ce12" office:value-type="float" office:value="21.68" calcext:value-type="float">
            <text:p>21,68</text:p>
          </table:table-cell>
          <table:table-cell table:style-name="ce12" office:value-type="float" office:value="12.6" calcext:value-type="float">
            <text:p>12,60</text:p>
          </table:table-cell>
          <table:table-cell table:style-name="ce12" office:value-type="float" office:value="40.35" calcext:value-type="float">
            <text:p>40,35</text:p>
          </table:table-cell>
          <table:table-cell table:style-name="ce12" office:value-type="float" office:value="50.03" calcext:value-type="float">
            <text:p>50,03</text:p>
          </table:table-cell>
          <table:table-cell table:style-name="ce12" office:value-type="float" office:value="36.42" calcext:value-type="float">
            <text:p>36,42</text:p>
          </table:table-cell>
          <table:table-cell table:style-name="ce12" office:value-type="float" office:value="19.04" calcext:value-type="float">
            <text:p>19,04</text:p>
          </table:table-cell>
          <table:table-cell table:style-name="ce12" office:value-type="float" office:value="24.99" calcext:value-type="float">
            <text:p>24,99</text:p>
          </table:table-cell>
          <table:table-cell table:style-name="ce12" office:value-type="float" office:value="9.88" calcext:value-type="float">
            <text:p>9,88</text:p>
          </table:table-cell>
          <table:table-cell table:style-name="ce12" office:value-type="float" office:value="15.77" calcext:value-type="float">
            <text:p>15,77</text:p>
          </table:table-cell>
          <table:table-cell table:style-name="ce12" office:value-type="float" office:value="38.08" calcext:value-type="float">
            <text:p>38,08</text:p>
          </table:table-cell>
          <table:table-cell table:style-name="ce12" office:value-type="float" office:value="14.88" calcext:value-type="float">
            <text:p>14,88</text:p>
          </table:table-cell>
          <table:table-cell table:style-name="ce12" office:value-type="float" office:value="25.27" calcext:value-type="float">
            <text:p>25,27</text:p>
          </table:table-cell>
          <table:table-cell table:style-name="ce12" office:value-type="float" office:value="13.51" calcext:value-type="float">
            <text:p>13,51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office:value-type="float" office:value="7.2" calcext:value-type="float">
            <text:p>7,20</text:p>
          </table:table-cell>
          <table:table-cell table:style-name="ce12" office:value-type="float" office:value="12.58" calcext:value-type="float">
            <text:p>12,58</text:p>
          </table:table-cell>
          <table:table-cell table:style-name="ce12" office:value-type="float" office:value="13.03" calcext:value-type="float">
            <text:p>13,03</text:p>
          </table:table-cell>
          <table:table-cell table:style-name="ce12" office:value-type="float" office:value="33.46" calcext:value-type="float">
            <text:p>33,46</text:p>
          </table:table-cell>
          <table:table-cell table:style-name="ce12" office:value-type="float" office:value="20.92" calcext:value-type="float">
            <text:p>20,92</text:p>
          </table:table-cell>
          <table:table-cell table:style-name="ce12" office:value-type="float" office:value="35.97" calcext:value-type="float">
            <text:p>35,97</text:p>
          </table:table-cell>
          <table:table-cell table:style-name="ce12" office:value-type="float" office:value="16.3" calcext:value-type="float">
            <text:p>16,30</text:p>
          </table:table-cell>
          <table:table-cell table:style-name="ce12" office:value-type="float" office:value="31.25" calcext:value-type="float">
            <text:p>31,25</text:p>
          </table:table-cell>
          <table:table-cell table:style-name="ce12" office:value-type="float" office:value="10.15" calcext:value-type="float">
            <text:p>10,15</text:p>
          </table:table-cell>
          <table:table-cell table:style-name="ce12" office:value-type="float" office:value="6.59" calcext:value-type="float">
            <text:p>6,5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2" calcext:value-type="date">
            <text:p>02/02/18</text:p>
          </table:table-cell>
          <table:table-cell table:style-name="ce12" office:value-type="float" office:value="21.54" calcext:value-type="float">
            <text:p>21,54</text:p>
          </table:table-cell>
          <table:table-cell table:style-name="ce12" office:value-type="float" office:value="22.01" calcext:value-type="float">
            <text:p>22,01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40.8" calcext:value-type="float">
            <text:p>40,80</text:p>
          </table:table-cell>
          <table:table-cell table:style-name="ce12" office:value-type="float" office:value="51.85" calcext:value-type="float">
            <text:p>51,85</text:p>
          </table:table-cell>
          <table:table-cell table:style-name="ce12" office:value-type="float" office:value="37.25" calcext:value-type="float">
            <text:p>37,25</text:p>
          </table:table-cell>
          <table:table-cell table:style-name="ce12" office:value-type="float" office:value="19.97" calcext:value-type="float">
            <text:p>19,97</text:p>
          </table:table-cell>
          <table:table-cell table:style-name="ce12" office:value-type="float" office:value="24.91" calcext:value-type="float">
            <text:p>24,91</text:p>
          </table:table-cell>
          <table:table-cell table:style-name="ce12" office:value-type="float" office:value="9.99" calcext:value-type="float">
            <text:p>9,99</text:p>
          </table:table-cell>
          <table:table-cell table:style-name="ce12" office:value-type="float" office:value="16.29" calcext:value-type="float">
            <text:p>16,29</text:p>
          </table:table-cell>
          <table:table-cell table:style-name="ce12" office:value-type="float" office:value="39.25" calcext:value-type="float">
            <text:p>39,25</text:p>
          </table:table-cell>
          <table:table-cell table:style-name="ce12" office:value-type="float" office:value="15.11" calcext:value-type="float">
            <text:p>15,11</text:p>
          </table:table-cell>
          <table:table-cell table:style-name="ce12" office:value-type="float" office:value="26.22" calcext:value-type="float">
            <text:p>26,22</text:p>
          </table:table-cell>
          <table:table-cell table:style-name="ce12" office:value-type="float" office:value="13.75" calcext:value-type="float">
            <text:p>13,75</text:p>
          </table:table-cell>
          <table:table-cell table:style-name="ce12" office:value-type="float" office:value="14.57" calcext:value-type="float">
            <text:p>14,57</text:p>
          </table:table-cell>
          <table:table-cell table:style-name="ce12" office:value-type="float" office:value="7.45" calcext:value-type="float">
            <text:p>7,45</text:p>
          </table:table-cell>
          <table:table-cell table:style-name="ce12" office:value-type="float" office:value="13.01" calcext:value-type="float">
            <text:p>13,01</text:p>
          </table:table-cell>
          <table:table-cell table:style-name="ce12" office:value-type="float" office:value="13.35" calcext:value-type="float">
            <text:p>13,35</text:p>
          </table:table-cell>
          <table:table-cell table:style-name="ce12" office:value-type="float" office:value="35.06" calcext:value-type="float">
            <text:p>35,06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37.26" calcext:value-type="float">
            <text:p>37,26</text:p>
          </table:table-cell>
          <table:table-cell table:style-name="ce12" office:value-type="float" office:value="16.6" calcext:value-type="float">
            <text:p>16,60</text:p>
          </table:table-cell>
          <table:table-cell table:style-name="ce12" office:value-type="float" office:value="31.75" calcext:value-type="float">
            <text:p>31,75</text:p>
          </table:table-cell>
          <table:table-cell table:style-name="ce12" office:value-type="float" office:value="10.77" calcext:value-type="float">
            <text:p>10,77</text:p>
          </table:table-cell>
          <table:table-cell table:style-name="ce12" office:value-type="float" office:value="6.95" calcext:value-type="float">
            <text:p>6,9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1" calcext:value-type="date">
            <text:p>01/02/18</text:p>
          </table:table-cell>
          <table:table-cell table:style-name="ce12" office:value-type="float" office:value="22.13" calcext:value-type="float">
            <text:p>22,13</text:p>
          </table:table-cell>
          <table:table-cell table:style-name="ce12" office:value-type="float" office:value="22.23" calcext:value-type="float">
            <text:p>22,23</text:p>
          </table:table-cell>
          <table:table-cell table:style-name="ce12" office:value-type="float" office:value="13.21" calcext:value-type="float">
            <text:p>13,21</text:p>
          </table:table-cell>
          <table:table-cell table:style-name="ce12" office:value-type="float" office:value="41.79" calcext:value-type="float">
            <text:p>41,79</text:p>
          </table:table-cell>
          <table:table-cell table:style-name="ce12" office:value-type="float" office:value="52.51" calcext:value-type="float">
            <text:p>52,51</text:p>
          </table:table-cell>
          <table:table-cell table:style-name="ce12" office:value-type="float" office:value="38.2" calcext:value-type="float">
            <text:p>38,20</text:p>
          </table:table-cell>
          <table:table-cell table:style-name="ce12" office:value-type="float" office:value="20.52" calcext:value-type="float">
            <text:p>20,52</text:p>
          </table:table-cell>
          <table:table-cell table:style-name="ce12" office:value-type="float" office:value="26" calcext:value-type="float">
            <text:p>26,00</text:p>
          </table:table-cell>
          <table:table-cell table:style-name="ce12" office:value-type="float" office:value="10.19" calcext:value-type="float">
            <text:p>10,19</text:p>
          </table:table-cell>
          <table:table-cell table:style-name="ce12" office:value-type="float" office:value="16.47" calcext:value-type="float">
            <text:p>16,47</text:p>
          </table:table-cell>
          <table:table-cell table:style-name="ce12" office:value-type="float" office:value="39.79" calcext:value-type="float">
            <text:p>39,79</text:p>
          </table:table-cell>
          <table:table-cell table:style-name="ce12" office:value-type="float" office:value="15.58" calcext:value-type="float">
            <text:p>15,58</text:p>
          </table:table-cell>
          <table:table-cell table:style-name="ce12" office:value-type="float" office:value="26.97" calcext:value-type="float">
            <text:p>26,97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14.62" calcext:value-type="float">
            <text:p>14,62</text:p>
          </table:table-cell>
          <table:table-cell table:style-name="ce12" office:value-type="float" office:value="7.66" calcext:value-type="float">
            <text:p>7,66</text:p>
          </table:table-cell>
          <table:table-cell table:style-name="ce12" office:value-type="float" office:value="13.3" calcext:value-type="float">
            <text:p>13,30</text:p>
          </table:table-cell>
          <table:table-cell table:style-name="ce12" office:value-type="float" office:value="13.47" calcext:value-type="float">
            <text:p>13,47</text:p>
          </table:table-cell>
          <table:table-cell table:style-name="ce12" office:value-type="float" office:value="36.2" calcext:value-type="float">
            <text:p>36,20</text:p>
          </table:table-cell>
          <table:table-cell table:style-name="ce12" office:value-type="float" office:value="20.4" calcext:value-type="float">
            <text:p>20,40</text:p>
          </table:table-cell>
          <table:table-cell table:style-name="ce12" office:value-type="float" office:value="37.69" calcext:value-type="float">
            <text:p>37,69</text:p>
          </table:table-cell>
          <table:table-cell table:style-name="ce12" office:value-type="float" office:value="16.96" calcext:value-type="float">
            <text:p>16,96</text:p>
          </table:table-cell>
          <table:table-cell table:style-name="ce12" office:value-type="float" office:value="31.92" calcext:value-type="float">
            <text:p>31,92</text:p>
          </table:table-cell>
          <table:table-cell table:style-name="ce12" office:value-type="float" office:value="11.12" calcext:value-type="float">
            <text:p>11,12</text:p>
          </table:table-cell>
          <table:table-cell table:style-name="ce12" office:value-type="float" office:value="6.96" calcext:value-type="float">
            <text:p>6,9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31" calcext:value-type="date">
            <text:p>31/01/18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21.95" calcext:value-type="float">
            <text:p>21,95</text:p>
          </table:table-cell>
          <table:table-cell table:style-name="ce12" office:value-type="float" office:value="13.25" calcext:value-type="float">
            <text:p>13,25</text:p>
          </table:table-cell>
          <table:table-cell table:style-name="ce12" office:value-type="float" office:value="41.45" calcext:value-type="float">
            <text:p>41,45</text:p>
          </table:table-cell>
          <table:table-cell table:style-name="ce12" office:value-type="float" office:value="52.26" calcext:value-type="float">
            <text:p>52,26</text:p>
          </table:table-cell>
          <table:table-cell table:style-name="ce12" office:value-type="float" office:value="39.33" calcext:value-type="float">
            <text:p>39,33</text:p>
          </table:table-cell>
          <table:table-cell table:style-name="ce12" office:value-type="float" office:value="19.7" calcext:value-type="float">
            <text:p>19,70</text:p>
          </table:table-cell>
          <table:table-cell table:style-name="ce12" office:value-type="float" office:value="26.27" calcext:value-type="float">
            <text:p>26,27</text:p>
          </table:table-cell>
          <table:table-cell table:style-name="ce12" office:value-type="float" office:value="10.05" calcext:value-type="float">
            <text:p>10,05</text:p>
          </table:table-cell>
          <table:table-cell table:style-name="ce12" office:value-type="float" office:value="16.25" calcext:value-type="float">
            <text:p>16,25</text:p>
          </table:table-cell>
          <table:table-cell table:style-name="ce12" office:value-type="float" office:value="39.68" calcext:value-type="float">
            <text:p>39,68</text:p>
          </table:table-cell>
          <table:table-cell table:style-name="ce12" office:value-type="float" office:value="15.67" calcext:value-type="float">
            <text:p>15,67</text:p>
          </table:table-cell>
          <table:table-cell table:style-name="ce12" office:value-type="float" office:value="26.88" calcext:value-type="float">
            <text:p>26,88</text:p>
          </table:table-cell>
          <table:table-cell table:style-name="ce12" office:value-type="float" office:value="14.27" calcext:value-type="float">
            <text:p>14,27</text:p>
          </table:table-cell>
          <table:table-cell table:style-name="ce12" office:value-type="float" office:value="14.4" calcext:value-type="float">
            <text:p>14,40</text:p>
          </table:table-cell>
          <table:table-cell table:style-name="ce12" office:value-type="float" office:value="7.5" calcext:value-type="float">
            <text:p>7,50</text:p>
          </table:table-cell>
          <table:table-cell table:style-name="ce12" office:value-type="float" office:value="12.85" calcext:value-type="float">
            <text:p>12,85</text:p>
          </table:table-cell>
          <table:table-cell table:style-name="ce12" office:value-type="float" office:value="13.5" calcext:value-type="float">
            <text:p>13,50</text:p>
          </table:table-cell>
          <table:table-cell table:style-name="ce12" office:value-type="float" office:value="35.35" calcext:value-type="float">
            <text:p>35,35</text:p>
          </table:table-cell>
          <table:table-cell table:style-name="ce12" office:value-type="float" office:value="20.02" calcext:value-type="float">
            <text:p>20,02</text:p>
          </table:table-cell>
          <table:table-cell table:style-name="ce12" office:value-type="float" office:value="37.86" calcext:value-type="float">
            <text:p>37,86</text:p>
          </table:table-cell>
          <table:table-cell table:style-name="ce12" office:value-type="float" office:value="16.9" calcext:value-type="float">
            <text:p>16,90</text:p>
          </table:table-cell>
          <table:table-cell table:style-name="ce12" office:value-type="float" office:value="31.11" calcext:value-type="float">
            <text:p>31,11</text:p>
          </table:table-cell>
          <table:table-cell table:style-name="ce12" office:value-type="float" office:value="10.99" calcext:value-type="float">
            <text:p>10,99</text:p>
          </table:table-cell>
          <table:table-cell table:style-name="ce12" office:value-type="float" office:value="6.88" calcext:value-type="float">
            <text:p>6,8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30" calcext:value-type="date">
            <text:p>30/01/18</text:p>
          </table:table-cell>
          <table:table-cell table:style-name="ce12" office:value-type="float" office:value="21.18" calcext:value-type="float">
            <text:p>21,18</text:p>
          </table:table-cell>
          <table:table-cell table:style-name="ce12" office:value-type="float" office:value="21.87" calcext:value-type="float">
            <text:p>21,87</text:p>
          </table:table-cell>
          <table:table-cell table:style-name="ce12" office:value-type="float" office:value="13.18" calcext:value-type="float">
            <text:p>13,18</text:p>
          </table:table-cell>
          <table:table-cell table:style-name="ce12" office:value-type="float" office:value="41.47" calcext:value-type="float">
            <text:p>41,47</text:p>
          </table:table-cell>
          <table:table-cell table:style-name="ce12" office:value-type="float" office:value="51.49" calcext:value-type="float">
            <text:p>51,49</text:p>
          </table:table-cell>
          <table:table-cell table:style-name="ce12" office:value-type="float" office:value="39" calcext:value-type="float">
            <text:p>39,00</text:p>
          </table:table-cell>
          <table:table-cell table:style-name="ce12" office:value-type="float" office:value="19.49" calcext:value-type="float">
            <text:p>19,49</text:p>
          </table:table-cell>
          <table:table-cell table:style-name="ce12" office:value-type="float" office:value="26.08" calcext:value-type="float">
            <text:p>26,08</text:p>
          </table:table-cell>
          <table:table-cell table:style-name="ce12" office:value-type="float" office:value="10.16" calcext:value-type="float">
            <text:p>10,16</text:p>
          </table:table-cell>
          <table:table-cell table:style-name="ce12" office:value-type="float" office:value="16.1" calcext:value-type="float">
            <text:p>16,10</text:p>
          </table:table-cell>
          <table:table-cell table:style-name="ce12" office:value-type="float" office:value="38.8" calcext:value-type="float">
            <text:p>38,80</text:p>
          </table:table-cell>
          <table:table-cell table:style-name="ce12" office:value-type="float" office:value="15.72" calcext:value-type="float">
            <text:p>15,72</text:p>
          </table:table-cell>
          <table:table-cell table:style-name="ce12" office:value-type="float" office:value="26.38" calcext:value-type="float">
            <text:p>26,38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14.72" calcext:value-type="float">
            <text:p>14,72</text:p>
          </table:table-cell>
          <table:table-cell table:style-name="ce12" office:value-type="float" office:value="7.54" calcext:value-type="float">
            <text:p>7,54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13.16" calcext:value-type="float">
            <text:p>13,16</text:p>
          </table:table-cell>
          <table:table-cell table:style-name="ce12" office:value-type="float" office:value="36.5" calcext:value-type="float">
            <text:p>36,50</text:p>
          </table:table-cell>
          <table:table-cell table:style-name="ce12" office:value-type="float" office:value="20.25" calcext:value-type="float">
            <text:p>20,25</text:p>
          </table:table-cell>
          <table:table-cell table:style-name="ce12" office:value-type="float" office:value="37.5" calcext:value-type="float">
            <text:p>37,50</text:p>
          </table:table-cell>
          <table:table-cell table:style-name="ce12" office:value-type="float" office:value="16.89" calcext:value-type="float">
            <text:p>16,89</text:p>
          </table:table-cell>
          <table:table-cell table:style-name="ce12" office:value-type="float" office:value="31.21" calcext:value-type="float">
            <text:p>31,21</text:p>
          </table:table-cell>
          <table:table-cell table:style-name="ce12" office:value-type="float" office:value="10.83" calcext:value-type="float">
            <text:p>10,83</text:p>
          </table:table-cell>
          <table:table-cell table:style-name="ce12" office:value-type="float" office:value="6.83" calcext:value-type="float">
            <text:p>6,8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9" calcext:value-type="date">
            <text:p>29/01/18</text:p>
          </table:table-cell>
          <table:table-cell table:style-name="ce12" office:value-type="float" office:value="21.71" calcext:value-type="float">
            <text:p>21,71</text:p>
          </table:table-cell>
          <table:table-cell table:style-name="ce12" office:value-type="float" office:value="21.84" calcext:value-type="float">
            <text:p>21,84</text:p>
          </table:table-cell>
          <table:table-cell table:style-name="ce12" office:value-type="float" office:value="13.1" calcext:value-type="float">
            <text:p>13,10</text:p>
          </table:table-cell>
          <table:table-cell table:style-name="ce12" office:value-type="float" office:value="41.89" calcext:value-type="float">
            <text:p>41,89</text:p>
          </table:table-cell>
          <table:table-cell table:style-name="ce12" office:value-type="float" office:value="51.69" calcext:value-type="float">
            <text:p>51,69</text:p>
          </table:table-cell>
          <table:table-cell table:style-name="ce12" office:value-type="float" office:value="38.8" calcext:value-type="float">
            <text:p>38,80</text:p>
          </table:table-cell>
          <table:table-cell table:style-name="ce12" office:value-type="float" office:value="19.85" calcext:value-type="float">
            <text:p>19,85</text:p>
          </table:table-cell>
          <table:table-cell table:style-name="ce12" office:value-type="float" office:value="26.2" calcext:value-type="float">
            <text:p>26,20</text:p>
          </table:table-cell>
          <table:table-cell table:style-name="ce12" office:value-type="float" office:value="10.18" calcext:value-type="float">
            <text:p>10,18</text:p>
          </table:table-cell>
          <table:table-cell table:style-name="ce12" office:value-type="float" office:value="16.05" calcext:value-type="float">
            <text:p>16,05</text:p>
          </table:table-cell>
          <table:table-cell table:style-name="ce12" office:value-type="float" office:value="38.95" calcext:value-type="float">
            <text:p>38,95</text:p>
          </table:table-cell>
          <table:table-cell table:style-name="ce12" office:value-type="float" office:value="15.69" calcext:value-type="float">
            <text:p>15,69</text:p>
          </table:table-cell>
          <table:table-cell table:style-name="ce12" office:value-type="float" office:value="25.99" calcext:value-type="float">
            <text:p>25,99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14.62" calcext:value-type="float">
            <text:p>14,62</text:p>
          </table:table-cell>
          <table:table-cell table:style-name="ce12" office:value-type="float" office:value="7.51" calcext:value-type="float">
            <text:p>7,51</text:p>
          </table:table-cell>
          <table:table-cell table:style-name="ce12" office:value-type="float" office:value="12.9" calcext:value-type="float">
            <text:p>12,90</text:p>
          </table:table-cell>
          <table:table-cell table:style-name="ce12" office:value-type="float" office:value="13.31" calcext:value-type="float">
            <text:p>13,31</text:p>
          </table:table-cell>
          <table:table-cell table:style-name="ce12" office:value-type="float" office:value="37.1" calcext:value-type="float">
            <text:p>37,10</text:p>
          </table:table-cell>
          <table:table-cell table:style-name="ce12" office:value-type="float" office:value="20.05" calcext:value-type="float">
            <text:p>20,05</text:p>
          </table:table-cell>
          <table:table-cell table:style-name="ce12" office:value-type="float" office:value="37.37" calcext:value-type="float">
            <text:p>37,37</text:p>
          </table:table-cell>
          <table:table-cell table:style-name="ce12" office:value-type="float" office:value="17.06" calcext:value-type="float">
            <text:p>17,06</text:p>
          </table:table-cell>
          <table:table-cell table:style-name="ce12" office:value-type="float" office:value="31.2" calcext:value-type="float">
            <text:p>31,20</text:p>
          </table:table-cell>
          <table:table-cell table:style-name="ce12" office:value-type="float" office:value="10.72" calcext:value-type="float">
            <text:p>10,72</text:p>
          </table:table-cell>
          <table:table-cell table:style-name="ce12" office:value-type="float" office:value="6.73" calcext:value-type="float">
            <text:p>6,7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6" calcext:value-type="date">
            <text:p>26/01/18</text:p>
          </table:table-cell>
          <table:table-cell table:style-name="ce12" office:value-type="float" office:value="21.71" calcext:value-type="float">
            <text:p>21,71</text:p>
          </table:table-cell>
          <table:table-cell table:style-name="ce12" office:value-type="float" office:value="21.88" calcext:value-type="float">
            <text:p>21,88</text:p>
          </table:table-cell>
          <table:table-cell table:style-name="ce12" office:value-type="float" office:value="13.45" calcext:value-type="float">
            <text:p>13,45</text:p>
          </table:table-cell>
          <table:table-cell table:style-name="ce12" office:value-type="float" office:value="41.43" calcext:value-type="float">
            <text:p>41,43</text:p>
          </table:table-cell>
          <table:table-cell table:style-name="ce12" office:value-type="float" office:value="53.12" calcext:value-type="float">
            <text:p>53,12</text:p>
          </table:table-cell>
          <table:table-cell table:style-name="ce12" office:value-type="float" office:value="39.95" calcext:value-type="float">
            <text:p>39,95</text:p>
          </table:table-cell>
          <table:table-cell table:style-name="ce12" office:value-type="float" office:value="19.93" calcext:value-type="float">
            <text:p>19,93</text:p>
          </table:table-cell>
          <table:table-cell table:style-name="ce12" office:value-type="float" office:value="26.39" calcext:value-type="float">
            <text:p>26,39</text:p>
          </table:table-cell>
          <table:table-cell table:style-name="ce12" office:value-type="float" office:value="10.04" calcext:value-type="float">
            <text:p>10,04</text:p>
          </table:table-cell>
          <table:table-cell table:style-name="ce12" office:value-type="float" office:value="16.39" calcext:value-type="float">
            <text:p>16,39</text:p>
          </table:table-cell>
          <table:table-cell table:style-name="ce12" office:value-type="float" office:value="39.17" calcext:value-type="float">
            <text:p>39,17</text:p>
          </table:table-cell>
          <table:table-cell table:style-name="ce12" office:value-type="float" office:value="16" calcext:value-type="float">
            <text:p>16,00</text:p>
          </table:table-cell>
          <table:table-cell table:style-name="ce12" office:value-type="float" office:value="26.57" calcext:value-type="float">
            <text:p>26,57</text:p>
          </table:table-cell>
          <table:table-cell table:style-name="ce12" office:value-type="float" office:value="13.98" calcext:value-type="float">
            <text:p>13,98</text:p>
          </table:table-cell>
          <table:table-cell table:style-name="ce12" office:value-type="float" office:value="14.94" calcext:value-type="float">
            <text:p>14,94</text:p>
          </table:table-cell>
          <table:table-cell table:style-name="ce12" office:value-type="float" office:value="7.43" calcext:value-type="float">
            <text:p>7,43</text:p>
          </table:table-cell>
          <table:table-cell table:style-name="ce12" office:value-type="float" office:value="12.87" calcext:value-type="float">
            <text:p>12,87</text:p>
          </table:table-cell>
          <table:table-cell table:style-name="ce12" office:value-type="float" office:value="13.39" calcext:value-type="float">
            <text:p>13,39</text:p>
          </table:table-cell>
          <table:table-cell table:style-name="ce12" office:value-type="float" office:value="37.01" calcext:value-type="float">
            <text:p>37,01</text:p>
          </table:table-cell>
          <table:table-cell table:style-name="ce12" office:value-type="float" office:value="19.79" calcext:value-type="float">
            <text:p>19,79</text:p>
          </table:table-cell>
          <table:table-cell table:style-name="ce12" office:value-type="float" office:value="38.21" calcext:value-type="float">
            <text:p>38,21</text:p>
          </table:table-cell>
          <table:table-cell table:style-name="ce12" office:value-type="float" office:value="17.1" calcext:value-type="float">
            <text:p>17,10</text:p>
          </table:table-cell>
          <table:table-cell table:style-name="ce12" office:value-type="float" office:value="32.5" calcext:value-type="float">
            <text:p>32,50</text:p>
          </table:table-cell>
          <table:table-cell table:style-name="ce12" office:value-type="float" office:value="10.88" calcext:value-type="float">
            <text:p>10,88</text:p>
          </table:table-cell>
          <table:table-cell table:style-name="ce12" office:value-type="float" office:value="6.87" calcext:value-type="float">
            <text:p>6,8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4" calcext:value-type="date">
            <text:p>24/01/18</text:p>
          </table:table-cell>
          <table:table-cell table:style-name="ce12" office:value-type="float" office:value="20.63" calcext:value-type="float">
            <text:p>20,63</text:p>
          </table:table-cell>
          <table:table-cell table:style-name="ce12" office:value-type="float" office:value="21.89" calcext:value-type="float">
            <text:p>21,89</text:p>
          </table:table-cell>
          <table:table-cell table:style-name="ce12" office:value-type="float" office:value="12.91" calcext:value-type="float">
            <text:p>12,91</text:p>
          </table:table-cell>
          <table:table-cell table:style-name="ce12" office:value-type="float" office:value="41.78" calcext:value-type="float">
            <text:p>41,78</text:p>
          </table:table-cell>
          <table:table-cell table:style-name="ce12" office:value-type="float" office:value="50.37" calcext:value-type="float">
            <text:p>50,37</text:p>
          </table:table-cell>
          <table:table-cell table:style-name="ce12" office:value-type="float" office:value="38.19" calcext:value-type="float">
            <text:p>38,19</text:p>
          </table:table-cell>
          <table:table-cell table:style-name="ce12" office:value-type="float" office:value="19.34" calcext:value-type="float">
            <text:p>19,34</text:p>
          </table:table-cell>
          <table:table-cell table:style-name="ce12" office:value-type="float" office:value="26.35" calcext:value-type="float">
            <text:p>26,35</text:p>
          </table:table-cell>
          <table:table-cell table:style-name="ce12" office:value-type="float" office:value="9.89" calcext:value-type="float">
            <text:p>9,89</text:p>
          </table:table-cell>
          <table:table-cell table:style-name="ce12" office:value-type="float" office:value="16.57" calcext:value-type="float">
            <text:p>16,57</text:p>
          </table:table-cell>
          <table:table-cell table:style-name="ce12" office:value-type="float" office:value="37.99" calcext:value-type="float">
            <text:p>37,99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7" calcext:value-type="float">
            <text:p>27,00</text:p>
          </table:table-cell>
          <table:table-cell table:style-name="ce12" office:value-type="float" office:value="13.23" calcext:value-type="float">
            <text:p>13,23</text:p>
          </table:table-cell>
          <table:table-cell table:style-name="ce12" office:value-type="float" office:value="14.14" calcext:value-type="float">
            <text:p>14,14</text:p>
          </table:table-cell>
          <table:table-cell table:style-name="ce12" office:value-type="float" office:value="6.75" calcext:value-type="float">
            <text:p>6,75</text:p>
          </table:table-cell>
          <table:table-cell table:style-name="ce12" office:value-type="float" office:value="12.53" calcext:value-type="float">
            <text:p>12,53</text:p>
          </table:table-cell>
          <table:table-cell table:style-name="ce12" office:value-type="float" office:value="12.95" calcext:value-type="float">
            <text:p>12,95</text:p>
          </table:table-cell>
          <table:table-cell table:style-name="ce12" office:value-type="float" office:value="36.41" calcext:value-type="float">
            <text:p>36,41</text:p>
          </table:table-cell>
          <table:table-cell table:style-name="ce12" office:value-type="float" office:value="19.8" calcext:value-type="float">
            <text:p>19,80</text:p>
          </table:table-cell>
          <table:table-cell table:style-name="ce12" office:value-type="float" office:value="37.25" calcext:value-type="float">
            <text:p>37,25</text:p>
          </table:table-cell>
          <table:table-cell table:style-name="ce12" office:value-type="float" office:value="16.5" calcext:value-type="float">
            <text:p>16,50</text:p>
          </table:table-cell>
          <table:table-cell table:style-name="ce12" office:value-type="float" office:value="31.81" calcext:value-type="float">
            <text:p>31,81</text:p>
          </table:table-cell>
          <table:table-cell table:style-name="ce12" office:value-type="float" office:value="10.86" calcext:value-type="float">
            <text:p>10,86</text:p>
          </table:table-cell>
          <table:table-cell table:style-name="ce12" office:value-type="float" office:value="6.72" calcext:value-type="float">
            <text:p>6,7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3" calcext:value-type="date">
            <text:p>23/01/18</text:p>
          </table:table-cell>
          <table:table-cell table:style-name="ce12" office:value-type="float" office:value="19.39" calcext:value-type="float">
            <text:p>19,39</text:p>
          </table:table-cell>
          <table:table-cell table:style-name="ce12" office:value-type="float" office:value="21.9" calcext:value-type="float">
            <text:p>21,90</text:p>
          </table:table-cell>
          <table:table-cell table:style-name="ce12" office:value-type="float" office:value="12.14" calcext:value-type="float">
            <text:p>12,14</text:p>
          </table:table-cell>
          <table:table-cell table:style-name="ce12" office:value-type="float" office:value="40.87" calcext:value-type="float">
            <text:p>40,87</text:p>
          </table:table-cell>
          <table:table-cell table:style-name="ce12" office:value-type="float" office:value="48.06" calcext:value-type="float">
            <text:p>48,06</text:p>
          </table:table-cell>
          <table:table-cell table:style-name="ce12" office:value-type="float" office:value="35.9" calcext:value-type="float">
            <text:p>35,90</text:p>
          </table:table-cell>
          <table:table-cell table:style-name="ce12" office:value-type="float" office:value="18.29" calcext:value-type="float">
            <text:p>18,29</text:p>
          </table:table-cell>
          <table:table-cell table:style-name="ce12" office:value-type="float" office:value="25.87" calcext:value-type="float">
            <text:p>25,87</text:p>
          </table:table-cell>
          <table:table-cell table:style-name="ce12" office:value-type="float" office:value="9.52" calcext:value-type="float">
            <text:p>9,52</text:p>
          </table:table-cell>
          <table:table-cell table:style-name="ce12" office:value-type="float" office:value="16.4" calcext:value-type="float">
            <text:p>16,40</text:p>
          </table:table-cell>
          <table:table-cell table:style-name="ce12" office:value-type="float" office:value="35.2" calcext:value-type="float">
            <text:p>35,20</text:p>
          </table:table-cell>
          <table:table-cell table:style-name="ce12" office:value-type="float" office:value="15.64" calcext:value-type="float">
            <text:p>15,64</text:p>
          </table:table-cell>
          <table:table-cell table:style-name="ce12" office:value-type="float" office:value="27.25" calcext:value-type="float">
            <text:p>27,25</text:p>
          </table:table-cell>
          <table:table-cell table:style-name="ce12" office:value-type="float" office:value="12.4" calcext:value-type="float">
            <text:p>12,40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office:value-type="float" office:value="6.54" calcext:value-type="float">
            <text:p>6,54</text:p>
          </table:table-cell>
          <table:table-cell table:style-name="ce12" office:value-type="float" office:value="12.2" calcext:value-type="float">
            <text:p>12,20</text:p>
          </table:table-cell>
          <table:table-cell table:style-name="ce12" office:value-type="float" office:value="12.65" calcext:value-type="float">
            <text:p>12,65</text:p>
          </table:table-cell>
          <table:table-cell table:style-name="ce12" office:value-type="float" office:value="35.71" calcext:value-type="float">
            <text:p>35,71</text:p>
          </table:table-cell>
          <table:table-cell table:style-name="ce12" office:value-type="float" office:value="19.4" calcext:value-type="float">
            <text:p>19,40</text:p>
          </table:table-cell>
          <table:table-cell table:style-name="ce12" office:value-type="float" office:value="35.7" calcext:value-type="float">
            <text:p>35,70</text:p>
          </table:table-cell>
          <table:table-cell table:style-name="ce12" office:value-type="float" office:value="15.9" calcext:value-type="float">
            <text:p>15,90</text:p>
          </table:table-cell>
          <table:table-cell table:style-name="ce12" office:value-type="float" office:value="30.69" calcext:value-type="float">
            <text:p>30,69</text:p>
          </table:table-cell>
          <table:table-cell table:style-name="ce12" office:value-type="float" office:value="10.33" calcext:value-type="float">
            <text:p>10,33</text:p>
          </table:table-cell>
          <table:table-cell table:style-name="ce12" office:value-type="float" office:value="6.39" calcext:value-type="float">
            <text:p>6,3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2" calcext:value-type="date">
            <text:p>22/01/18</text:p>
          </table:table-cell>
          <table:table-cell table:style-name="ce12" office:value-type="float" office:value="19.51" calcext:value-type="float">
            <text:p>19,51</text:p>
          </table:table-cell>
          <table:table-cell table:style-name="ce12" office:value-type="float" office:value="21.9" calcext:value-type="float">
            <text:p>21,90</text:p>
          </table:table-cell>
          <table:table-cell table:style-name="ce12" office:value-type="float" office:value="12.28" calcext:value-type="float">
            <text:p>12,28</text:p>
          </table:table-cell>
          <table:table-cell table:style-name="ce12" office:value-type="float" office:value="42.65" calcext:value-type="float">
            <text:p>42,65</text:p>
          </table:table-cell>
          <table:table-cell table:style-name="ce12" office:value-type="float" office:value="48.23" calcext:value-type="float">
            <text:p>48,23</text:p>
          </table:table-cell>
          <table:table-cell table:style-name="ce12" office:value-type="float" office:value="35.7" calcext:value-type="float">
            <text:p>35,70</text:p>
          </table:table-cell>
          <table:table-cell table:style-name="ce12" office:value-type="float" office:value="18.47" calcext:value-type="float">
            <text:p>18,47</text:p>
          </table:table-cell>
          <table:table-cell table:style-name="ce12" office:value-type="float" office:value="24.51" calcext:value-type="float">
            <text:p>24,51</text:p>
          </table:table-cell>
          <table:table-cell table:style-name="ce12" office:value-type="float" office:value="9.75" calcext:value-type="float">
            <text:p>9,75</text:p>
          </table:table-cell>
          <table:table-cell table:style-name="ce12" office:value-type="float" office:value="16.91" calcext:value-type="float">
            <text:p>16,91</text:p>
          </table:table-cell>
          <table:table-cell table:style-name="ce12" office:value-type="float" office:value="35.07" calcext:value-type="float">
            <text:p>35,07</text:p>
          </table:table-cell>
          <table:table-cell table:style-name="ce12" office:value-type="float" office:value="15.73" calcext:value-type="float">
            <text:p>15,73</text:p>
          </table:table-cell>
          <table:table-cell table:style-name="ce12" office:value-type="float" office:value="27.38" calcext:value-type="float">
            <text:p>27,38</text:p>
          </table:table-cell>
          <table:table-cell table:style-name="ce12" office:value-type="float" office:value="12.75" calcext:value-type="float">
            <text:p>12,75</text:p>
          </table:table-cell>
          <table:table-cell table:style-name="ce12" office:value-type="float" office:value="13.98" calcext:value-type="float">
            <text:p>13,98</text:p>
          </table:table-cell>
          <table:table-cell table:style-name="ce12" office:value-type="float" office:value="6.56" calcext:value-type="float">
            <text:p>6,56</text:p>
          </table:table-cell>
          <table:table-cell table:style-name="ce12" office:value-type="float" office:value="12.41" calcext:value-type="float">
            <text:p>12,41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36.86" calcext:value-type="float">
            <text:p>36,86</text:p>
          </table:table-cell>
          <table:table-cell table:style-name="ce12" office:value-type="float" office:value="19.59" calcext:value-type="float">
            <text:p>19,59</text:p>
          </table:table-cell>
          <table:table-cell table:style-name="ce12" office:value-type="float" office:value="36.41" calcext:value-type="float">
            <text:p>36,41</text:p>
          </table:table-cell>
          <table:table-cell table:style-name="ce12" office:value-type="float" office:value="16.36" calcext:value-type="float">
            <text:p>16,36</text:p>
          </table:table-cell>
          <table:table-cell table:style-name="ce12" office:value-type="float" office:value="30.55" calcext:value-type="float">
            <text:p>30,55</text:p>
          </table:table-cell>
          <table:table-cell table:style-name="ce12" office:value-type="float" office:value="10.75" calcext:value-type="float">
            <text:p>10,75</text:p>
          </table:table-cell>
          <table:table-cell table:style-name="ce12" office:value-type="float" office:value="6.62" calcext:value-type="float">
            <text:p>6,6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9" calcext:value-type="date">
            <text:p>19/01/18</text:p>
          </table:table-cell>
          <table:table-cell table:style-name="ce12" office:value-type="float" office:value="19.31" calcext:value-type="float">
            <text:p>19,31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.98" calcext:value-type="float">
            <text:p>11,98</text:p>
          </table:table-cell>
          <table:table-cell table:style-name="ce12" office:value-type="float" office:value="42.88" calcext:value-type="float">
            <text:p>42,88</text:p>
          </table:table-cell>
          <table:table-cell table:style-name="ce12" office:value-type="float" office:value="47.06" calcext:value-type="float">
            <text:p>47,06</text:p>
          </table:table-cell>
          <table:table-cell table:style-name="ce12" office:value-type="float" office:value="35" calcext:value-type="float">
            <text:p>35,00</text:p>
          </table:table-cell>
          <table:table-cell table:style-name="ce12" office:value-type="float" office:value="18.26" calcext:value-type="float">
            <text:p>18,26</text:p>
          </table:table-cell>
          <table:table-cell table:style-name="ce12" office:value-type="float" office:value="24.75" calcext:value-type="float">
            <text:p>24,75</text:p>
          </table:table-cell>
          <table:table-cell table:style-name="ce12" office:value-type="float" office:value="9.7" calcext:value-type="float">
            <text:p>9,70</text:p>
          </table:table-cell>
          <table:table-cell table:style-name="ce12" office:value-type="float" office:value="17" calcext:value-type="float">
            <text:p>17,00</text:p>
          </table:table-cell>
          <table:table-cell table:style-name="ce12" office:value-type="float" office:value="34.95" calcext:value-type="float">
            <text:p>34,95</text:p>
          </table:table-cell>
          <table:table-cell table:style-name="ce12" office:value-type="float" office:value="16" calcext:value-type="float">
            <text:p>16,00</text:p>
          </table:table-cell>
          <table:table-cell table:style-name="ce12" office:value-type="float" office:value="26.65" calcext:value-type="float">
            <text:p>26,65</text:p>
          </table:table-cell>
          <table:table-cell table:style-name="ce12" office:value-type="float" office:value="12.9" calcext:value-type="float">
            <text:p>12,90</text:p>
          </table:table-cell>
          <table:table-cell table:style-name="ce12" office:value-type="float" office:value="14.16" calcext:value-type="float">
            <text:p>14,16</text:p>
          </table:table-cell>
          <table:table-cell table:style-name="ce12" office:value-type="float" office:value="6.66" calcext:value-type="float">
            <text:p>6,66</text:p>
          </table:table-cell>
          <table:table-cell table:style-name="ce12" office:value-type="float" office:value="12.47" calcext:value-type="float">
            <text:p>12,47</text:p>
          </table:table-cell>
          <table:table-cell table:style-name="ce12" office:value-type="float" office:value="12.78" calcext:value-type="float">
            <text:p>12,78</text:p>
          </table:table-cell>
          <table:table-cell table:style-name="ce12" office:value-type="float" office:value="37.49" calcext:value-type="float">
            <text:p>37,49</text:p>
          </table:table-cell>
          <table:table-cell table:style-name="ce12" office:value-type="float" office:value="19.68" calcext:value-type="float">
            <text:p>19,68</text:p>
          </table:table-cell>
          <table:table-cell table:style-name="ce12" office:value-type="float" office:value="36.58" calcext:value-type="float">
            <text:p>36,58</text:p>
          </table:table-cell>
          <table:table-cell table:style-name="ce12" office:value-type="float" office:value="16.5" calcext:value-type="float">
            <text:p>16,50</text:p>
          </table:table-cell>
          <table:table-cell table:style-name="ce12" office:value-type="float" office:value="30.69" calcext:value-type="float">
            <text:p>30,69</text:p>
          </table:table-cell>
          <table:table-cell table:style-name="ce12" office:value-type="float" office:value="10.68" calcext:value-type="float">
            <text:p>10,68</text:p>
          </table:table-cell>
          <table:table-cell table:style-name="ce12" office:value-type="float" office:value="6.57" calcext:value-type="float">
            <text:p>6,5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8" calcext:value-type="date">
            <text:p>18/01/18</text:p>
          </table:table-cell>
          <table:table-cell table:style-name="ce12" office:value-type="float" office:value="19.44" calcext:value-type="float">
            <text:p>19,44</text:p>
          </table:table-cell>
          <table:table-cell table:style-name="ce12" office:value-type="float" office:value="21.92" calcext:value-type="float">
            <text:p>21,92</text:p>
          </table:table-cell>
          <table:table-cell table:style-name="ce12" office:value-type="float" office:value="11.94" calcext:value-type="float">
            <text:p>11,94</text:p>
          </table:table-cell>
          <table:table-cell table:style-name="ce12" office:value-type="float" office:value="42.86" calcext:value-type="float">
            <text:p>42,86</text:p>
          </table:table-cell>
          <table:table-cell table:style-name="ce12" office:value-type="float" office:value="46.68" calcext:value-type="float">
            <text:p>46,68</text:p>
          </table:table-cell>
          <table:table-cell table:style-name="ce12" office:value-type="float" office:value="34.8" calcext:value-type="float">
            <text:p>34,80</text:p>
          </table:table-cell>
          <table:table-cell table:style-name="ce12" office:value-type="float" office:value="18.22" calcext:value-type="float">
            <text:p>18,22</text:p>
          </table:table-cell>
          <table:table-cell table:style-name="ce12" office:value-type="float" office:value="24.88" calcext:value-type="float">
            <text:p>24,88</text:p>
          </table:table-cell>
          <table:table-cell table:style-name="ce12" office:value-type="float" office:value="9.64" calcext:value-type="float">
            <text:p>9,64</text:p>
          </table:table-cell>
          <table:table-cell table:style-name="ce12" office:value-type="float" office:value="17.18" calcext:value-type="float">
            <text:p>17,18</text:p>
          </table:table-cell>
          <table:table-cell table:style-name="ce12" office:value-type="float" office:value="35.18" calcext:value-type="float">
            <text:p>35,18</text:p>
          </table:table-cell>
          <table:table-cell table:style-name="ce12" office:value-type="float" office:value="15.9" calcext:value-type="float">
            <text:p>15,90</text:p>
          </table:table-cell>
          <table:table-cell table:style-name="ce12" office:value-type="float" office:value="26.35" calcext:value-type="float">
            <text:p>26,35</text:p>
          </table:table-cell>
          <table:table-cell table:style-name="ce12" office:value-type="float" office:value="12.89" calcext:value-type="float">
            <text:p>12,89</text:p>
          </table:table-cell>
          <table:table-cell table:style-name="ce12" office:value-type="float" office:value="14.54" calcext:value-type="float">
            <text:p>14,54</text:p>
          </table:table-cell>
          <table:table-cell table:style-name="ce12" office:value-type="float" office:value="6.64" calcext:value-type="float">
            <text:p>6,64</text:p>
          </table:table-cell>
          <table:table-cell table:style-name="ce12" office:value-type="float" office:value="12.38" calcext:value-type="float">
            <text:p>12,38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37.74" calcext:value-type="float">
            <text:p>37,74</text:p>
          </table:table-cell>
          <table:table-cell table:style-name="ce12" office:value-type="float" office:value="19.57" calcext:value-type="float">
            <text:p>19,57</text:p>
          </table:table-cell>
          <table:table-cell table:style-name="ce12" office:value-type="float" office:value="36.85" calcext:value-type="float">
            <text:p>36,85</text:p>
          </table:table-cell>
          <table:table-cell table:style-name="ce12" office:value-type="float" office:value="16.19" calcext:value-type="float">
            <text:p>16,19</text:p>
          </table:table-cell>
          <table:table-cell table:style-name="ce12" office:value-type="float" office:value="30.62" calcext:value-type="float">
            <text:p>30,62</text:p>
          </table:table-cell>
          <table:table-cell table:style-name="ce12" office:value-type="float" office:value="10.54" calcext:value-type="float">
            <text:p>10,54</text:p>
          </table:table-cell>
          <table:table-cell table:style-name="ce12" office:value-type="float" office:value="6.82" calcext:value-type="float">
            <text:p>6,8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7" calcext:value-type="date">
            <text:p>17/01/18</text:p>
          </table:table-cell>
          <table:table-cell table:style-name="ce12" office:value-type="float" office:value="19.47" calcext:value-type="float">
            <text:p>19,47</text:p>
          </table:table-cell>
          <table:table-cell table:style-name="ce12" office:value-type="float" office:value="22.03" calcext:value-type="float">
            <text:p>22,03</text:p>
          </table:table-cell>
          <table:table-cell table:style-name="ce12" office:value-type="float" office:value="11.88" calcext:value-type="float">
            <text:p>11,88</text:p>
          </table:table-cell>
          <table:table-cell table:style-name="ce12" office:value-type="float" office:value="43.15" calcext:value-type="float">
            <text:p>43,15</text:p>
          </table:table-cell>
          <table:table-cell table:style-name="ce12" office:value-type="float" office:value="46.79" calcext:value-type="float">
            <text:p>46,79</text:p>
          </table:table-cell>
          <table:table-cell table:style-name="ce12" office:value-type="float" office:value="34.66" calcext:value-type="float">
            <text:p>34,66</text:p>
          </table:table-cell>
          <table:table-cell table:style-name="ce12" office:value-type="float" office:value="18.36" calcext:value-type="float">
            <text:p>18,36</text:p>
          </table:table-cell>
          <table:table-cell table:style-name="ce12" office:value-type="float" office:value="24.32" calcext:value-type="float">
            <text:p>24,32</text:p>
          </table:table-cell>
          <table:table-cell table:style-name="ce12" office:value-type="float" office:value="9.76" calcext:value-type="float">
            <text:p>9,76</text:p>
          </table:table-cell>
          <table:table-cell table:style-name="ce12" office:value-type="float" office:value="17.24" calcext:value-type="float">
            <text:p>17,24</text:p>
          </table:table-cell>
          <table:table-cell table:style-name="ce12" office:value-type="float" office:value="35.42" calcext:value-type="float">
            <text:p>35,42</text:p>
          </table:table-cell>
          <table:table-cell table:style-name="ce12" office:value-type="float" office:value="16.04" calcext:value-type="float">
            <text:p>16,04</text:p>
          </table:table-cell>
          <table:table-cell table:style-name="ce12" office:value-type="float" office:value="25.5" calcext:value-type="float">
            <text:p>25,50</text:p>
          </table:table-cell>
          <table:table-cell table:style-name="ce12" office:value-type="float" office:value="12.94" calcext:value-type="float">
            <text:p>12,94</text:p>
          </table:table-cell>
          <table:table-cell table:style-name="ce12" office:value-type="float" office:value="15" calcext:value-type="float">
            <text:p>15,00</text:p>
          </table:table-cell>
          <table:table-cell table:style-name="ce12" office:value-type="float" office:value="6.76" calcext:value-type="float">
            <text:p>6,76</text:p>
          </table:table-cell>
          <table:table-cell table:style-name="ce12" office:value-type="float" office:value="12.28" calcext:value-type="float">
            <text:p>12,28</text:p>
          </table:table-cell>
          <table:table-cell table:style-name="ce12" office:value-type="float" office:value="12.83" calcext:value-type="float">
            <text:p>12,83</text:p>
          </table:table-cell>
          <table:table-cell table:style-name="ce12" office:value-type="float" office:value="39.17" calcext:value-type="float">
            <text:p>39,17</text:p>
          </table:table-cell>
          <table:table-cell table:style-name="ce12" office:value-type="float" office:value="19.9" calcext:value-type="float">
            <text:p>19,90</text:p>
          </table:table-cell>
          <table:table-cell table:style-name="ce12" office:value-type="float" office:value="37.23" calcext:value-type="float">
            <text:p>37,23</text:p>
          </table:table-cell>
          <table:table-cell table:style-name="ce12" office:value-type="float" office:value="15.85" calcext:value-type="float">
            <text:p>15,85</text:p>
          </table:table-cell>
          <table:table-cell table:style-name="ce12" office:value-type="float" office:value="30.31" calcext:value-type="float">
            <text:p>30,31</text:p>
          </table:table-cell>
          <table:table-cell table:style-name="ce12" office:value-type="float" office:value="10.9" calcext:value-type="float">
            <text:p>10,90</text:p>
          </table:table-cell>
          <table:table-cell table:style-name="ce12" office:value-type="float" office:value="6.92" calcext:value-type="float">
            <text:p>6,9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6" calcext:value-type="date">
            <text:p>16/01/18</text:p>
          </table:table-cell>
          <table:table-cell table:style-name="ce12" office:value-type="float" office:value="18.79" calcext:value-type="float">
            <text:p>18,79</text:p>
          </table:table-cell>
          <table:table-cell table:style-name="ce12" office:value-type="float" office:value="21.9" calcext:value-type="float">
            <text:p>21,90</text:p>
          </table:table-cell>
          <table:table-cell table:style-name="ce12" office:value-type="float" office:value="11.7" calcext:value-type="float">
            <text:p>11,70</text:p>
          </table:table-cell>
          <table:table-cell table:style-name="ce12" office:value-type="float" office:value="42.3" calcext:value-type="float">
            <text:p>42,30</text:p>
          </table:table-cell>
          <table:table-cell table:style-name="ce12" office:value-type="float" office:value="46.03" calcext:value-type="float">
            <text:p>46,03</text:p>
          </table:table-cell>
          <table:table-cell table:style-name="ce12" office:value-type="float" office:value="33.63" calcext:value-type="float">
            <text:p>33,63</text:p>
          </table:table-cell>
          <table:table-cell table:style-name="ce12" office:value-type="float" office:value="17.65" calcext:value-type="float">
            <text:p>17,65</text:p>
          </table:table-cell>
          <table:table-cell table:style-name="ce12" office:value-type="float" office:value="24.04" calcext:value-type="float">
            <text:p>24,04</text:p>
          </table:table-cell>
          <table:table-cell table:style-name="ce12" office:value-type="float" office:value="9.7" calcext:value-type="float">
            <text:p>9,70</text:p>
          </table:table-cell>
          <table:table-cell table:style-name="ce12" office:value-type="float" office:value="16.76" calcext:value-type="float">
            <text:p>16,76</text:p>
          </table:table-cell>
          <table:table-cell table:style-name="ce12" office:value-type="float" office:value="34.6" calcext:value-type="float">
            <text:p>34,60</text:p>
          </table:table-cell>
          <table:table-cell table:style-name="ce12" office:value-type="float" office:value="15.97" calcext:value-type="float">
            <text:p>15,97</text:p>
          </table:table-cell>
          <table:table-cell table:style-name="ce12" office:value-type="float" office:value="24.48" calcext:value-type="float">
            <text:p>24,48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14.46" calcext:value-type="float">
            <text:p>14,46</text:p>
          </table:table-cell>
          <table:table-cell table:style-name="ce12" office:value-type="float" office:value="6.87" calcext:value-type="float">
            <text:p>6,87</text:p>
          </table:table-cell>
          <table:table-cell table:style-name="ce12" office:value-type="float" office:value="12.31" calcext:value-type="float">
            <text:p>12,31</text:p>
          </table:table-cell>
          <table:table-cell table:style-name="ce12" office:value-type="float" office:value="12.73" calcext:value-type="float">
            <text:p>12,73</text:p>
          </table:table-cell>
          <table:table-cell table:style-name="ce12" office:value-type="float" office:value="39.7" calcext:value-type="float">
            <text:p>39,70</text:p>
          </table:table-cell>
          <table:table-cell table:style-name="ce12" office:value-type="float" office:value="19.93" calcext:value-type="float">
            <text:p>19,93</text:p>
          </table:table-cell>
          <table:table-cell table:style-name="ce12" office:value-type="float" office:value="36.32" calcext:value-type="float">
            <text:p>36,32</text:p>
          </table:table-cell>
          <table:table-cell table:style-name="ce12" office:value-type="float" office:value="15.6" calcext:value-type="float">
            <text:p>15,60</text:p>
          </table:table-cell>
          <table:table-cell table:style-name="ce12" office:value-type="float" office:value="29.63" calcext:value-type="float">
            <text:p>29,63</text:p>
          </table:table-cell>
          <table:table-cell table:style-name="ce12" office:value-type="float" office:value="10.48" calcext:value-type="float">
            <text:p>10,48</text:p>
          </table:table-cell>
          <table:table-cell table:style-name="ce12" office:value-type="float" office:value="6.67" calcext:value-type="float">
            <text:p>6,6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5" calcext:value-type="date">
            <text:p>15/01/18</text:p>
          </table:table-cell>
          <table:table-cell table:style-name="ce12" office:value-type="float" office:value="18.46" calcext:value-type="float">
            <text:p>18,46</text:p>
          </table:table-cell>
          <table:table-cell table:style-name="ce12" office:value-type="float" office:value="21.82" calcext:value-type="float">
            <text:p>21,82</text:p>
          </table:table-cell>
          <table:table-cell table:style-name="ce12" office:value-type="float" office:value="11.55" calcext:value-type="float">
            <text:p>11,55</text:p>
          </table:table-cell>
          <table:table-cell table:style-name="ce12" office:value-type="float" office:value="43.47" calcext:value-type="float">
            <text:p>43,47</text:p>
          </table:table-cell>
          <table:table-cell table:style-name="ce12" office:value-type="float" office:value="45.61" calcext:value-type="float">
            <text:p>45,61</text:p>
          </table:table-cell>
          <table:table-cell table:style-name="ce12" office:value-type="float" office:value="33.08" calcext:value-type="float">
            <text:p>33,08</text:p>
          </table:table-cell>
          <table:table-cell table:style-name="ce12" office:value-type="float" office:value="17.35" calcext:value-type="float">
            <text:p>17,35</text:p>
          </table:table-cell>
          <table:table-cell table:style-name="ce12" office:value-type="float" office:value="23.84" calcext:value-type="float">
            <text:p>23,84</text:p>
          </table:table-cell>
          <table:table-cell table:style-name="ce12" office:value-type="float" office:value="9.79" calcext:value-type="float">
            <text:p>9,79</text:p>
          </table:table-cell>
          <table:table-cell table:style-name="ce12" office:value-type="float" office:value="16.94" calcext:value-type="float">
            <text:p>16,94</text:p>
          </table:table-cell>
          <table:table-cell table:style-name="ce12" office:value-type="float" office:value="34.3" calcext:value-type="float">
            <text:p>34,30</text:p>
          </table:table-cell>
          <table:table-cell table:style-name="ce12" office:value-type="float" office:value="16.08" calcext:value-type="float">
            <text:p>16,08</text:p>
          </table:table-cell>
          <table:table-cell table:style-name="ce12" office:value-type="float" office:value="23.75" calcext:value-type="float">
            <text:p>23,75</text:p>
          </table:table-cell>
          <table:table-cell table:style-name="ce12" office:value-type="float" office:value="12.71" calcext:value-type="float">
            <text:p>12,71</text:p>
          </table:table-cell>
          <table:table-cell table:style-name="ce12" office:value-type="float" office:value="14.82" calcext:value-type="float">
            <text:p>14,82</text:p>
          </table:table-cell>
          <table:table-cell table:style-name="ce12" office:value-type="float" office:value="6.85" calcext:value-type="float">
            <text:p>6,85</text:p>
          </table:table-cell>
          <table:table-cell table:style-name="ce12" office:value-type="float" office:value="12.49" calcext:value-type="float">
            <text:p>12,49</text:p>
          </table:table-cell>
          <table:table-cell table:style-name="ce12" office:value-type="float" office:value="13.19" calcext:value-type="float">
            <text:p>13,19</text:p>
          </table:table-cell>
          <table:table-cell table:style-name="ce12" office:value-type="float" office:value="39.53" calcext:value-type="float">
            <text:p>39,53</text:p>
          </table:table-cell>
          <table:table-cell table:style-name="ce12" office:value-type="float" office:value="20.1" calcext:value-type="float">
            <text:p>20,10</text:p>
          </table:table-cell>
          <table:table-cell table:style-name="ce12" office:value-type="float" office:value="36.2" calcext:value-type="float">
            <text:p>36,20</text:p>
          </table:table-cell>
          <table:table-cell table:style-name="ce12" office:value-type="float" office:value="15.75" calcext:value-type="float">
            <text:p>15,75</text:p>
          </table:table-cell>
          <table:table-cell table:style-name="ce12" office:value-type="float" office:value="29.11" calcext:value-type="float">
            <text:p>29,11</text:p>
          </table:table-cell>
          <table:table-cell table:style-name="ce12" office:value-type="float" office:value="10.78" calcext:value-type="float">
            <text:p>10,78</text:p>
          </table:table-cell>
          <table:table-cell table:style-name="ce12" office:value-type="float" office:value="6.82" calcext:value-type="float">
            <text:p>6,8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2" calcext:value-type="date">
            <text:p>12/01/18</text:p>
          </table:table-cell>
          <table:table-cell table:style-name="ce12" office:value-type="float" office:value="18.36" calcext:value-type="float">
            <text:p>18,36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11.41" calcext:value-type="float">
            <text:p>11,41</text:p>
          </table:table-cell>
          <table:table-cell table:style-name="ce12" office:value-type="float" office:value="43.55" calcext:value-type="float">
            <text:p>43,55</text:p>
          </table:table-cell>
          <table:table-cell table:style-name="ce12" office:value-type="float" office:value="45.33" calcext:value-type="float">
            <text:p>45,33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7.3" calcext:value-type="float">
            <text:p>17,30</text:p>
          </table:table-cell>
          <table:table-cell table:style-name="ce12" office:value-type="float" office:value="23.68" calcext:value-type="float">
            <text:p>23,68</text:p>
          </table:table-cell>
          <table:table-cell table:style-name="ce12" office:value-type="float" office:value="9.82" calcext:value-type="float">
            <text:p>9,82</text:p>
          </table:table-cell>
          <table:table-cell table:style-name="ce12" office:value-type="float" office:value="17.01" calcext:value-type="float">
            <text:p>17,01</text:p>
          </table:table-cell>
          <table:table-cell table:style-name="ce12" office:value-type="float" office:value="34.13" calcext:value-type="float">
            <text:p>34,13</text:p>
          </table:table-cell>
          <table:table-cell table:style-name="ce12" office:value-type="float" office:value="16.06" calcext:value-type="float">
            <text:p>16,06</text:p>
          </table:table-cell>
          <table:table-cell table:style-name="ce12" office:value-type="float" office:value="24.1" calcext:value-type="float">
            <text:p>24,10</text:p>
          </table:table-cell>
          <table:table-cell table:style-name="ce12" office:value-type="float" office:value="12.63" calcext:value-type="float">
            <text:p>12,63</text:p>
          </table:table-cell>
          <table:table-cell table:style-name="ce12" office:value-type="float" office:value="14.97" calcext:value-type="float">
            <text:p>14,97</text:p>
          </table:table-cell>
          <table:table-cell table:style-name="ce12" office:value-type="float" office:value="6.88" calcext:value-type="float">
            <text:p>6,88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12" office:value-type="float" office:value="12.88" calcext:value-type="float">
            <text:p>12,88</text:p>
          </table:table-cell>
          <table:table-cell table:style-name="ce12" office:value-type="float" office:value="39.56" calcext:value-type="float">
            <text:p>39,56</text:p>
          </table:table-cell>
          <table:table-cell table:style-name="ce12" office:value-type="float" office:value="20.25" calcext:value-type="float">
            <text:p>20,25</text:p>
          </table:table-cell>
          <table:table-cell table:style-name="ce12" office:value-type="float" office:value="35.3" calcext:value-type="float">
            <text:p>35,30</text:p>
          </table:table-cell>
          <table:table-cell table:style-name="ce12" office:value-type="float" office:value="15.72" calcext:value-type="float">
            <text:p>15,72</text:p>
          </table:table-cell>
          <table:table-cell table:style-name="ce12" office:value-type="float" office:value="29.15" calcext:value-type="float">
            <text:p>29,15</text:p>
          </table:table-cell>
          <table:table-cell table:style-name="ce12" office:value-type="float" office:value="10.51" calcext:value-type="float">
            <text:p>10,51</text:p>
          </table:table-cell>
          <table:table-cell table:style-name="ce12" office:value-type="float" office:value="6.85" calcext:value-type="float">
            <text:p>6,8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1" calcext:value-type="date">
            <text:p>11/01/18</text:p>
          </table:table-cell>
          <table:table-cell table:style-name="ce12" office:value-type="float" office:value="18.22" calcext:value-type="float">
            <text:p>18,22</text:p>
          </table:table-cell>
          <table:table-cell table:style-name="ce12" office:value-type="float" office:value="21.85" calcext:value-type="float">
            <text:p>21,85</text:p>
          </table:table-cell>
          <table:table-cell table:style-name="ce12" office:value-type="float" office:value="11.38" calcext:value-type="float">
            <text:p>11,38</text:p>
          </table:table-cell>
          <table:table-cell table:style-name="ce12" office:value-type="float" office:value="43.3" calcext:value-type="float">
            <text:p>43,30</text:p>
          </table:table-cell>
          <table:table-cell table:style-name="ce12" office:value-type="float" office:value="45.37" calcext:value-type="float">
            <text:p>45,37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7.25" calcext:value-type="float">
            <text:p>17,25</text:p>
          </table:table-cell>
          <table:table-cell table:style-name="ce12" office:value-type="float" office:value="23.61" calcext:value-type="float">
            <text:p>23,61</text:p>
          </table:table-cell>
          <table:table-cell table:style-name="ce12" office:value-type="float" office:value="9.78" calcext:value-type="float">
            <text:p>9,78</text:p>
          </table:table-cell>
          <table:table-cell table:style-name="ce12" office:value-type="float" office:value="17.78" calcext:value-type="float">
            <text:p>17,78</text:p>
          </table:table-cell>
          <table:table-cell table:style-name="ce12" office:value-type="float" office:value="34.05" calcext:value-type="float">
            <text:p>34,05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4.18" calcext:value-type="float">
            <text:p>24,18</text:p>
          </table:table-cell>
          <table:table-cell table:style-name="ce12" office:value-type="float" office:value="12.58" calcext:value-type="float">
            <text:p>12,58</text:p>
          </table:table-cell>
          <table:table-cell table:style-name="ce12" office:value-type="float" office:value="14.97" calcext:value-type="float">
            <text:p>14,97</text:p>
          </table:table-cell>
          <table:table-cell table:style-name="ce12" office:value-type="float" office:value="6.95" calcext:value-type="float">
            <text:p>6,95</text:p>
          </table:table-cell>
          <table:table-cell table:style-name="ce12" office:value-type="float" office:value="12.39" calcext:value-type="float">
            <text:p>12,39</text:p>
          </table:table-cell>
          <table:table-cell table:style-name="ce12" office:value-type="float" office:value="12.84" calcext:value-type="float">
            <text:p>12,84</text:p>
          </table:table-cell>
          <table:table-cell table:style-name="ce12" office:value-type="float" office:value="39.36" calcext:value-type="float">
            <text:p>39,36</text:p>
          </table:table-cell>
          <table:table-cell table:style-name="ce12" office:value-type="float" office:value="20.5" calcext:value-type="float">
            <text:p>20,50</text:p>
          </table:table-cell>
          <table:table-cell table:style-name="ce12" office:value-type="float" office:value="35" calcext:value-type="float">
            <text:p>35,00</text:p>
          </table:table-cell>
          <table:table-cell table:style-name="ce12" office:value-type="float" office:value="15.71" calcext:value-type="float">
            <text:p>15,71</text:p>
          </table:table-cell>
          <table:table-cell table:style-name="ce12" office:value-type="float" office:value="29.09" calcext:value-type="float">
            <text:p>29,09</text:p>
          </table:table-cell>
          <table:table-cell table:style-name="ce12" office:value-type="float" office:value="10.85" calcext:value-type="float">
            <text:p>10,85</text:p>
          </table:table-cell>
          <table:table-cell table:style-name="ce12" office:value-type="float" office:value="6.68" calcext:value-type="float">
            <text:p>6,6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0" calcext:value-type="date">
            <text:p>10/01/18</text:p>
          </table:table-cell>
          <table:table-cell table:style-name="ce12" office:value-type="float" office:value="17.78" calcext:value-type="float">
            <text:p>17,78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11.2" calcext:value-type="float">
            <text:p>11,20</text:p>
          </table:table-cell>
          <table:table-cell table:style-name="ce12" office:value-type="float" office:value="42.47" calcext:value-type="float">
            <text:p>42,47</text:p>
          </table:table-cell>
          <table:table-cell table:style-name="ce12" office:value-type="float" office:value="44.44" calcext:value-type="float">
            <text:p>44,44</text:p>
          </table:table-cell>
          <table:table-cell table:style-name="ce12" office:value-type="float" office:value="32.54" calcext:value-type="float">
            <text:p>32,54</text:p>
          </table:table-cell>
          <table:table-cell table:style-name="ce12" office:value-type="float" office:value="16.8" calcext:value-type="float">
            <text:p>16,80</text:p>
          </table:table-cell>
          <table:table-cell table:style-name="ce12" office:value-type="float" office:value="23.73" calcext:value-type="float">
            <text:p>23,73</text:p>
          </table:table-cell>
          <table:table-cell table:style-name="ce12" office:value-type="float" office:value="9.68" calcext:value-type="float">
            <text:p>9,68</text:p>
          </table:table-cell>
          <table:table-cell table:style-name="ce12" office:value-type="float" office:value="18.45" calcext:value-type="float">
            <text:p>18,45</text:p>
          </table:table-cell>
          <table:table-cell table:style-name="ce12" office:value-type="float" office:value="33.29" calcext:value-type="float">
            <text:p>33,29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4.2" calcext:value-type="float">
            <text:p>24,20</text:p>
          </table:table-cell>
          <table:table-cell table:style-name="ce12" office:value-type="float" office:value="12.32" calcext:value-type="float">
            <text:p>12,32</text:p>
          </table:table-cell>
          <table:table-cell table:style-name="ce12" office:value-type="float" office:value="13.84" calcext:value-type="float">
            <text:p>13,84</text:p>
          </table:table-cell>
          <table:table-cell table:style-name="ce12" office:value-type="float" office:value="6.81" calcext:value-type="float">
            <text:p>6,81</text:p>
          </table:table-cell>
          <table:table-cell table:style-name="ce12" office:value-type="float" office:value="12.2" calcext:value-type="float">
            <text:p>12,20</text:p>
          </table:table-cell>
          <table:table-cell table:style-name="ce12" office:value-type="float" office:value="12.79" calcext:value-type="float">
            <text:p>12,79</text:p>
          </table:table-cell>
          <table:table-cell table:style-name="ce12" office:value-type="float" office:value="39.09" calcext:value-type="float">
            <text:p>39,09</text:p>
          </table:table-cell>
          <table:table-cell table:style-name="ce12" office:value-type="float" office:value="20.29" calcext:value-type="float">
            <text:p>20,29</text:p>
          </table:table-cell>
          <table:table-cell table:style-name="ce12" office:value-type="float" office:value="34.85" calcext:value-type="float">
            <text:p>34,85</text:p>
          </table:table-cell>
          <table:table-cell table:style-name="ce12" office:value-type="float" office:value="16" calcext:value-type="float">
            <text:p>16,00</text:p>
          </table:table-cell>
          <table:table-cell table:style-name="ce12" office:value-type="float" office:value="28.92" calcext:value-type="float">
            <text:p>28,92</text:p>
          </table:table-cell>
          <table:table-cell table:style-name="ce12" office:value-type="float" office:value="10.25" calcext:value-type="float">
            <text:p>10,25</text:p>
          </table:table-cell>
          <table:table-cell table:style-name="ce12" office:value-type="float" office:value="6.36" calcext:value-type="float">
            <text:p>6,3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9" calcext:value-type="date">
            <text:p>09/01/18</text:p>
          </table:table-cell>
          <table:table-cell table:style-name="ce12" office:value-type="float" office:value="18.12" calcext:value-type="float">
            <text:p>18,12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11.2" calcext:value-type="float">
            <text:p>11,20</text:p>
          </table:table-cell>
          <table:table-cell table:style-name="ce12" office:value-type="float" office:value="43.07" calcext:value-type="float">
            <text:p>43,07</text:p>
          </table:table-cell>
          <table:table-cell table:style-name="ce12" office:value-type="float" office:value="44.59" calcext:value-type="float">
            <text:p>44,59</text:p>
          </table:table-cell>
          <table:table-cell table:style-name="ce12" office:value-type="float" office:value="32.75" calcext:value-type="float">
            <text:p>32,75</text:p>
          </table:table-cell>
          <table:table-cell table:style-name="ce12" office:value-type="float" office:value="17.03" calcext:value-type="float">
            <text:p>17,03</text:p>
          </table:table-cell>
          <table:table-cell table:style-name="ce12" office:value-type="float" office:value="23.35" calcext:value-type="float">
            <text:p>23,35</text:p>
          </table:table-cell>
          <table:table-cell table:style-name="ce12" office:value-type="float" office:value="9.66" calcext:value-type="float">
            <text:p>9,66</text:p>
          </table:table-cell>
          <table:table-cell table:style-name="ce12" office:value-type="float" office:value="18.1" calcext:value-type="float">
            <text:p>18,10</text:p>
          </table:table-cell>
          <table:table-cell table:style-name="ce12" office:value-type="float" office:value="33.43" calcext:value-type="float">
            <text:p>33,43</text:p>
          </table:table-cell>
          <table:table-cell table:style-name="ce12" office:value-type="float" office:value="16.35" calcext:value-type="float">
            <text:p>16,35</text:p>
          </table:table-cell>
          <table:table-cell table:style-name="ce12" office:value-type="float" office:value="24.55" calcext:value-type="float">
            <text:p>24,55</text:p>
          </table:table-cell>
          <table:table-cell table:style-name="ce12" office:value-type="float" office:value="12.35" calcext:value-type="float">
            <text:p>12,35</text:p>
          </table:table-cell>
          <table:table-cell table:style-name="ce12" office:value-type="float" office:value="14.03" calcext:value-type="float">
            <text:p>14,03</text:p>
          </table:table-cell>
          <table:table-cell table:style-name="ce12" office:value-type="float" office:value="6.71" calcext:value-type="float">
            <text:p>6,71</text:p>
          </table:table-cell>
          <table:table-cell table:style-name="ce12" office:value-type="float" office:value="12.26" calcext:value-type="float">
            <text:p>12,26</text:p>
          </table:table-cell>
          <table:table-cell table:style-name="ce12" office:value-type="float" office:value="13.1" calcext:value-type="float">
            <text:p>13,10</text:p>
          </table:table-cell>
          <table:table-cell table:style-name="ce12" office:value-type="float" office:value="39.85" calcext:value-type="float">
            <text:p>39,85</text:p>
          </table:table-cell>
          <table:table-cell table:style-name="ce12" office:value-type="float" office:value="20.23" calcext:value-type="float">
            <text:p>20,23</text:p>
          </table:table-cell>
          <table:table-cell table:style-name="ce12" office:value-type="float" office:value="35.81" calcext:value-type="float">
            <text:p>35,81</text:p>
          </table:table-cell>
          <table:table-cell table:style-name="ce12" office:value-type="float" office:value="16.32" calcext:value-type="float">
            <text:p>16,32</text:p>
          </table:table-cell>
          <table:table-cell table:style-name="ce12" office:value-type="float" office:value="29.04" calcext:value-type="float">
            <text:p>29,04</text:p>
          </table:table-cell>
          <table:table-cell table:style-name="ce12" office:value-type="float" office:value="10.22" calcext:value-type="float">
            <text:p>10,22</text:p>
          </table:table-cell>
          <table:table-cell table:style-name="ce12" office:value-type="float" office:value="6.34" calcext:value-type="float">
            <text:p>6,3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8" calcext:value-type="date">
            <text:p>08/01/18</text:p>
          </table:table-cell>
          <table:table-cell table:style-name="ce12" office:value-type="float" office:value="18.12" calcext:value-type="float">
            <text:p>18,12</text:p>
          </table:table-cell>
          <table:table-cell table:style-name="ce12" office:value-type="float" office:value="21.66" calcext:value-type="float">
            <text:p>21,66</text:p>
          </table:table-cell>
          <table:table-cell table:style-name="ce12" office:value-type="float" office:value="11.38" calcext:value-type="float">
            <text:p>11,38</text:p>
          </table:table-cell>
          <table:table-cell table:style-name="ce12" office:value-type="float" office:value="43.23" calcext:value-type="float">
            <text:p>43,23</text:p>
          </table:table-cell>
          <table:table-cell table:style-name="ce12" office:value-type="float" office:value="45.08" calcext:value-type="float">
            <text:p>45,08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7.03" calcext:value-type="float">
            <text:p>17,03</text:p>
          </table:table-cell>
          <table:table-cell table:style-name="ce12" office:value-type="float" office:value="23.56" calcext:value-type="float">
            <text:p>23,56</text:p>
          </table:table-cell>
          <table:table-cell table:style-name="ce12" office:value-type="float" office:value="10" calcext:value-type="float">
            <text:p>10,00</text:p>
          </table:table-cell>
          <table:table-cell table:style-name="ce12" office:value-type="float" office:value="17.88" calcext:value-type="float">
            <text:p>17,88</text:p>
          </table:table-cell>
          <table:table-cell table:style-name="ce12" office:value-type="float" office:value="33.75" calcext:value-type="float">
            <text:p>33,75</text:p>
          </table:table-cell>
          <table:table-cell table:style-name="ce12" office:value-type="float" office:value="16.34" calcext:value-type="float">
            <text:p>16,34</text:p>
          </table:table-cell>
          <table:table-cell table:style-name="ce12" office:value-type="float" office:value="25" calcext:value-type="float">
            <text:p>25,00</text:p>
          </table:table-cell>
          <table:table-cell table:style-name="ce12" office:value-type="float" office:value="12.76" calcext:value-type="float">
            <text:p>12,76</text:p>
          </table:table-cell>
          <table:table-cell table:style-name="ce12" office:value-type="float" office:value="13.95" calcext:value-type="float">
            <text:p>13,95</text:p>
          </table:table-cell>
          <table:table-cell table:style-name="ce12" office:value-type="float" office:value="6.85" calcext:value-type="float">
            <text:p>6,85</text:p>
          </table:table-cell>
          <table:table-cell table:style-name="ce12" office:value-type="float" office:value="12.5" calcext:value-type="float">
            <text:p>12,50</text:p>
          </table:table-cell>
          <table:table-cell table:style-name="ce12" office:value-type="float" office:value="13.08" calcext:value-type="float">
            <text:p>13,08</text:p>
          </table:table-cell>
          <table:table-cell table:style-name="ce12" office:value-type="float" office:value="39.7" calcext:value-type="float">
            <text:p>39,70</text:p>
          </table:table-cell>
          <table:table-cell table:style-name="ce12" office:value-type="float" office:value="20.7" calcext:value-type="float">
            <text:p>20,70</text:p>
          </table:table-cell>
          <table:table-cell table:style-name="ce12" office:value-type="float" office:value="35.6" calcext:value-type="float">
            <text:p>35,60</text:p>
          </table:table-cell>
          <table:table-cell table:style-name="ce12" office:value-type="float" office:value="16.54" calcext:value-type="float">
            <text:p>16,54</text:p>
          </table:table-cell>
          <table:table-cell table:style-name="ce12" office:value-type="float" office:value="29.14" calcext:value-type="float">
            <text:p>29,14</text:p>
          </table:table-cell>
          <table:table-cell table:style-name="ce12" office:value-type="float" office:value="9.95" calcext:value-type="float">
            <text:p>9,95</text:p>
          </table:table-cell>
          <table:table-cell table:style-name="ce12" office:value-type="float" office:value="6.35" calcext:value-type="float">
            <text:p>6,3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5" calcext:value-type="date">
            <text:p>05/01/18</text:p>
          </table:table-cell>
          <table:table-cell table:style-name="ce12" office:value-type="float" office:value="17.84" calcext:value-type="float">
            <text:p>17,84</text:p>
          </table:table-cell>
          <table:table-cell table:style-name="ce12" office:value-type="float" office:value="21.7" calcext:value-type="float">
            <text:p>21,70</text:p>
          </table:table-cell>
          <table:table-cell table:style-name="ce12" office:value-type="float" office:value="11.39" calcext:value-type="float">
            <text:p>11,39</text:p>
          </table:table-cell>
          <table:table-cell table:style-name="ce12" office:value-type="float" office:value="42.29" calcext:value-type="float">
            <text:p>42,29</text:p>
          </table:table-cell>
          <table:table-cell table:style-name="ce12" office:value-type="float" office:value="45.23" calcext:value-type="float">
            <text:p>45,23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6.83" calcext:value-type="float">
            <text:p>16,83</text:p>
          </table:table-cell>
          <table:table-cell table:style-name="ce12" office:value-type="float" office:value="23.9" calcext:value-type="float">
            <text:p>23,90</text:p>
          </table:table-cell>
          <table:table-cell table:style-name="ce12" office:value-type="float" office:value="9.98" calcext:value-type="float">
            <text:p>9,98</text:p>
          </table:table-cell>
          <table:table-cell table:style-name="ce12" office:value-type="float" office:value="18.71" calcext:value-type="float">
            <text:p>18,71</text:p>
          </table:table-cell>
          <table:table-cell table:style-name="ce12" office:value-type="float" office:value="33.67" calcext:value-type="float">
            <text:p>33,67</text:p>
          </table:table-cell>
          <table:table-cell table:style-name="ce12" office:value-type="float" office:value="16.57" calcext:value-type="float">
            <text:p>16,57</text:p>
          </table:table-cell>
          <table:table-cell table:style-name="ce12" office:value-type="float" office:value="24.73" calcext:value-type="float">
            <text:p>24,73</text:p>
          </table:table-cell>
          <table:table-cell table:style-name="ce12" office:value-type="float" office:value="12.6" calcext:value-type="float">
            <text:p>12,60</text:p>
          </table:table-cell>
          <table:table-cell table:style-name="ce12" office:value-type="float" office:value="13.48" calcext:value-type="float">
            <text:p>13,48</text:p>
          </table:table-cell>
          <table:table-cell table:style-name="ce12" office:value-type="float" office:value="6.83" calcext:value-type="float">
            <text:p>6,83</text:p>
          </table:table-cell>
          <table:table-cell table:style-name="ce12" office:value-type="float" office:value="12.55" calcext:value-type="float">
            <text:p>12,55</text:p>
          </table:table-cell>
          <table:table-cell table:style-name="ce12" office:value-type="float" office:value="13.26" calcext:value-type="float">
            <text:p>13,26</text:p>
          </table:table-cell>
          <table:table-cell table:style-name="ce12" office:value-type="float" office:value="39.24" calcext:value-type="float">
            <text:p>39,24</text:p>
          </table:table-cell>
          <table:table-cell table:style-name="ce12" office:value-type="float" office:value="20.65" calcext:value-type="float">
            <text:p>20,65</text:p>
          </table:table-cell>
          <table:table-cell table:style-name="ce12" office:value-type="float" office:value="35.78" calcext:value-type="float">
            <text:p>35,78</text:p>
          </table:table-cell>
          <table:table-cell table:style-name="ce12" office:value-type="float" office:value="16.25" calcext:value-type="float">
            <text:p>16,25</text:p>
          </table:table-cell>
          <table:table-cell table:style-name="ce12" office:value-type="float" office:value="28.97" calcext:value-type="float">
            <text:p>28,97</text:p>
          </table:table-cell>
          <table:table-cell table:style-name="ce12" office:value-type="float" office:value="9.49" calcext:value-type="float">
            <text:p>9,49</text:p>
          </table:table-cell>
          <table:table-cell table:style-name="ce12" office:value-type="float" office:value="6.27" calcext:value-type="float">
            <text:p>6,2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4" calcext:value-type="date">
            <text:p>04/01/18</text:p>
          </table:table-cell>
          <table:table-cell table:style-name="ce12" office:value-type="float" office:value="17.7" calcext:value-type="float">
            <text:p>17,70</text:p>
          </table:table-cell>
          <table:table-cell table:style-name="ce12" office:value-type="float" office:value="21.62" calcext:value-type="float">
            <text:p>21,62</text:p>
          </table:table-cell>
          <table:table-cell table:style-name="ce12" office:value-type="float" office:value="11.37" calcext:value-type="float">
            <text:p>11,37</text:p>
          </table:table-cell>
          <table:table-cell table:style-name="ce12" office:value-type="float" office:value="41.64" calcext:value-type="float">
            <text:p>41,64</text:p>
          </table:table-cell>
          <table:table-cell table:style-name="ce12" office:value-type="float" office:value="45.1" calcext:value-type="float">
            <text:p>45,10</text:p>
          </table:table-cell>
          <table:table-cell table:style-name="ce12" office:value-type="float" office:value="32.99" calcext:value-type="float">
            <text:p>32,99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23.79" calcext:value-type="float">
            <text:p>23,79</text:p>
          </table:table-cell>
          <table:table-cell table:style-name="ce12" office:value-type="float" office:value="9.9" calcext:value-type="float">
            <text:p>9,90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2" office:value-type="float" office:value="33.67" calcext:value-type="float">
            <text:p>33,67</text:p>
          </table:table-cell>
          <table:table-cell table:style-name="ce12" office:value-type="float" office:value="16.5" calcext:value-type="float">
            <text:p>16,50</text:p>
          </table:table-cell>
          <table:table-cell table:style-name="ce12" office:value-type="float" office:value="24.45" calcext:value-type="float">
            <text:p>24,45</text:p>
          </table:table-cell>
          <table:table-cell table:style-name="ce12" office:value-type="float" office:value="12.62" calcext:value-type="float">
            <text:p>12,62</text:p>
          </table:table-cell>
          <table:table-cell table:style-name="ce12" office:value-type="float" office:value="13.65" calcext:value-type="float">
            <text:p>13,65</text:p>
          </table:table-cell>
          <table:table-cell table:style-name="ce12" office:value-type="float" office:value="6.82" calcext:value-type="float">
            <text:p>6,82</text:p>
          </table:table-cell>
          <table:table-cell table:style-name="ce12" office:value-type="float" office:value="12.51" calcext:value-type="float">
            <text:p>12,51</text:p>
          </table:table-cell>
          <table:table-cell table:style-name="ce12" office:value-type="float" office:value="13.15" calcext:value-type="float">
            <text:p>13,15</text:p>
          </table:table-cell>
          <table:table-cell table:style-name="ce12" office:value-type="float" office:value="37.4" calcext:value-type="float">
            <text:p>37,40</text:p>
          </table:table-cell>
          <table:table-cell table:style-name="ce12" office:value-type="float" office:value="21.8" calcext:value-type="float">
            <text:p>21,80</text:p>
          </table:table-cell>
          <table:table-cell table:style-name="ce12" office:value-type="float" office:value="36" calcext:value-type="float">
            <text:p>36,00</text:p>
          </table:table-cell>
          <table:table-cell table:style-name="ce12" office:value-type="float" office:value="16.21" calcext:value-type="float">
            <text:p>16,21</text:p>
          </table:table-cell>
          <table:table-cell table:style-name="ce12" office:value-type="float" office:value="28.78" calcext:value-type="float">
            <text:p>28,78</text:p>
          </table:table-cell>
          <table:table-cell table:style-name="ce12" office:value-type="float" office:value="9.28" calcext:value-type="float">
            <text:p>9,28</text:p>
          </table:table-cell>
          <table:table-cell table:style-name="ce12" office:value-type="float" office:value="6.25" calcext:value-type="float">
            <text:p>6,2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3" calcext:value-type="date">
            <text:p>03/01/18</text:p>
          </table:table-cell>
          <table:table-cell table:style-name="ce12" office:value-type="float" office:value="17.55" calcext:value-type="float">
            <text:p>17,55</text:p>
          </table:table-cell>
          <table:table-cell table:style-name="ce12" office:value-type="float" office:value="21.74" calcext:value-type="float">
            <text:p>21,74</text:p>
          </table:table-cell>
          <table:table-cell table:style-name="ce12" office:value-type="float" office:value="11.16" calcext:value-type="float">
            <text:p>11,16</text:p>
          </table:table-cell>
          <table:table-cell table:style-name="ce12" office:value-type="float" office:value="41.47" calcext:value-type="float">
            <text:p>41,47</text:p>
          </table:table-cell>
          <table:table-cell table:style-name="ce12" office:value-type="float" office:value="44.18" calcext:value-type="float">
            <text:p>44,18</text:p>
          </table:table-cell>
          <table:table-cell table:style-name="ce12" office:value-type="float" office:value="32.4" calcext:value-type="float">
            <text:p>32,40</text:p>
          </table:table-cell>
          <table:table-cell table:style-name="ce12" office:value-type="float" office:value="16.7" calcext:value-type="float">
            <text:p>16,70</text:p>
          </table:table-cell>
          <table:table-cell table:style-name="ce12" office:value-type="float" office:value="23.45" calcext:value-type="float">
            <text:p>23,45</text:p>
          </table:table-cell>
          <table:table-cell table:style-name="ce12" office:value-type="float" office:value="9.88" calcext:value-type="float">
            <text:p>9,88</text:p>
          </table:table-cell>
          <table:table-cell table:style-name="ce12" office:value-type="float" office:value="18.5" calcext:value-type="float">
            <text:p>18,50</text:p>
          </table:table-cell>
          <table:table-cell table:style-name="ce12" office:value-type="float" office:value="33.35" calcext:value-type="float">
            <text:p>33,35</text:p>
          </table:table-cell>
          <table:table-cell table:style-name="ce12" office:value-type="float" office:value="16.44" calcext:value-type="float">
            <text:p>16,44</text:p>
          </table:table-cell>
          <table:table-cell table:style-name="ce12" office:value-type="float" office:value="24.43" calcext:value-type="float">
            <text:p>24,43</text:p>
          </table:table-cell>
          <table:table-cell table:style-name="ce12" office:value-type="float" office:value="12.6" calcext:value-type="float">
            <text:p>12,60</text:p>
          </table:table-cell>
          <table:table-cell table:style-name="ce12" office:value-type="float" office:value="12.95" calcext:value-type="float">
            <text:p>12,95</text:p>
          </table:table-cell>
          <table:table-cell table:style-name="ce12" office:value-type="float" office:value="6.9" calcext:value-type="float">
            <text:p>6,90</text:p>
          </table:table-cell>
          <table:table-cell table:style-name="ce12" office:value-type="float" office:value="12.36" calcext:value-type="float">
            <text:p>12,36</text:p>
          </table:table-cell>
          <table:table-cell table:style-name="ce12" office:value-type="float" office:value="13.21" calcext:value-type="float">
            <text:p>13,21</text:p>
          </table:table-cell>
          <table:table-cell table:style-name="ce12" office:value-type="float" office:value="37" calcext:value-type="float">
            <text:p>37,00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35.8" calcext:value-type="float">
            <text:p>35,80</text:p>
          </table:table-cell>
          <table:table-cell table:style-name="ce12" office:value-type="float" office:value="16.45" calcext:value-type="float">
            <text:p>16,45</text:p>
          </table:table-cell>
          <table:table-cell table:style-name="ce12" office:value-type="float" office:value="28.72" calcext:value-type="float">
            <text:p>28,72</text:p>
          </table:table-cell>
          <table:table-cell table:style-name="ce12" office:value-type="float" office:value="9" calcext:value-type="float">
            <text:p>9,00</text:p>
          </table:table-cell>
          <table:table-cell table:style-name="ce12" office:value-type="float" office:value="6.03" calcext:value-type="float">
            <text:p>6,0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2" calcext:value-type="date">
            <text:p>02/01/18</text:p>
          </table:table-cell>
          <table:table-cell table:style-name="ce12" office:value-type="float" office:value="17.33" calcext:value-type="float">
            <text:p>17,33</text:p>
          </table:table-cell>
          <table:table-cell table:style-name="ce12" office:value-type="float" office:value="21.69" calcext:value-type="float">
            <text:p>21,69</text:p>
          </table:table-cell>
          <table:table-cell table:style-name="ce12" office:value-type="float" office:value="11.03" calcext:value-type="float">
            <text:p>11,03</text:p>
          </table:table-cell>
          <table:table-cell table:style-name="ce12" office:value-type="float" office:value="41.72" calcext:value-type="float">
            <text:p>41,72</text:p>
          </table:table-cell>
          <table:table-cell table:style-name="ce12" office:value-type="float" office:value="43.88" calcext:value-type="float">
            <text:p>43,88</text:p>
          </table:table-cell>
          <table:table-cell table:style-name="ce12" office:value-type="float" office:value="32.28" calcext:value-type="float">
            <text:p>32,28</text:p>
          </table:table-cell>
          <table:table-cell table:style-name="ce12" office:value-type="float" office:value="16.55" calcext:value-type="float">
            <text:p>16,55</text:p>
          </table:table-cell>
          <table:table-cell table:style-name="ce12" office:value-type="float" office:value="23.3" calcext:value-type="float">
            <text:p>23,30</text:p>
          </table:table-cell>
          <table:table-cell table:style-name="ce12" office:value-type="float" office:value="10.1" calcext:value-type="float">
            <text:p>10,10</text:p>
          </table:table-cell>
          <table:table-cell table:style-name="ce12" office:value-type="float" office:value="18.34" calcext:value-type="float">
            <text:p>18,34</text:p>
          </table:table-cell>
          <table:table-cell table:style-name="ce12" office:value-type="float" office:value="32.93" calcext:value-type="float">
            <text:p>32,93</text:p>
          </table:table-cell>
          <table:table-cell table:style-name="ce12" office:value-type="float" office:value="16.56" calcext:value-type="float">
            <text:p>16,56</text:p>
          </table:table-cell>
          <table:table-cell table:style-name="ce12" office:value-type="float" office:value="24.09" calcext:value-type="float">
            <text:p>24,09</text:p>
          </table:table-cell>
          <table:table-cell table:style-name="ce12" office:value-type="float" office:value="12.99" calcext:value-type="float">
            <text:p>12,99</text:p>
          </table:table-cell>
          <table:table-cell table:style-name="ce12" office:value-type="float" office:value="12.97" calcext:value-type="float">
            <text:p>12,97</text:p>
          </table:table-cell>
          <table:table-cell table:style-name="ce12" office:value-type="float" office:value="6.96" calcext:value-type="float">
            <text:p>6,96</text:p>
          </table:table-cell>
          <table:table-cell table:style-name="ce12" office:value-type="float" office:value="12.4" calcext:value-type="float">
            <text:p>12,40</text:p>
          </table:table-cell>
          <table:table-cell table:style-name="ce12" office:value-type="float" office:value="13.2" calcext:value-type="float">
            <text:p>13,20</text:p>
          </table:table-cell>
          <table:table-cell table:style-name="ce12" office:value-type="float" office:value="37.27" calcext:value-type="float">
            <text:p>37,27</text:p>
          </table:table-cell>
          <table:table-cell table:style-name="ce12" office:value-type="float" office:value="20.52" calcext:value-type="float">
            <text:p>20,52</text:p>
          </table:table-cell>
          <table:table-cell table:style-name="ce12" office:value-type="float" office:value="35.35" calcext:value-type="float">
            <text:p>35,35</text:p>
          </table:table-cell>
          <table:table-cell table:style-name="ce12" office:value-type="float" office:value="16.6" calcext:value-type="float">
            <text:p>16,60</text:p>
          </table:table-cell>
          <table:table-cell table:style-name="ce12" office:value-type="float" office:value="28.7" calcext:value-type="float">
            <text:p>28,70</text:p>
          </table:table-cell>
          <table:table-cell table:style-name="ce12" office:value-type="float" office:value="8.68" calcext:value-type="float">
            <text:p>8,68</text:p>
          </table:table-cell>
          <table:table-cell table:style-name="ce12" office:value-type="float" office:value="6.05" calcext:value-type="float">
            <text:p>6,05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13" table:formula="of:=AVERAGE([.B2:.B85])" office:value-type="float" office:value="22.0667857142857" calcext:value-type="float">
            <text:p>22,067</text:p>
          </table:table-cell>
          <table:table-cell table:style-name="ce13" table:formula="of:=AVERAGE([.C2:.C85])" office:value-type="float" office:value="22.7511904761905" calcext:value-type="float">
            <text:p>22,751</text:p>
          </table:table-cell>
          <table:table-cell table:style-name="ce13" table:formula="of:=AVERAGE([.D2:.D85])" office:value-type="float" office:value="13.0153571428571" calcext:value-type="float">
            <text:p>13,015</text:p>
          </table:table-cell>
          <table:table-cell table:style-name="ce13" table:formula="of:=AVERAGE([.E2:.E85])" office:value-type="float" office:value="43.8152380952381" calcext:value-type="float">
            <text:p>43,815</text:p>
          </table:table-cell>
          <table:table-cell table:style-name="ce13" table:formula="of:=AVERAGE([.F2:.F85])" office:value-type="float" office:value="50.0765476190476" calcext:value-type="float">
            <text:p>50,077</text:p>
          </table:table-cell>
          <table:table-cell table:style-name="ce13" table:formula="of:=AVERAGE([.G2:.G85])" office:value-type="float" office:value="35.2692857142857" calcext:value-type="float">
            <text:p>35,269</text:p>
          </table:table-cell>
          <table:table-cell table:style-name="ce13" table:formula="of:=AVERAGE([.H2:.H85])" office:value-type="float" office:value="20.4275" calcext:value-type="float">
            <text:p>20,428</text:p>
          </table:table-cell>
          <table:table-cell table:style-name="ce13" table:formula="of:=AVERAGE([.I2:.I85])" office:value-type="float" office:value="25.5311904761905" calcext:value-type="float">
            <text:p>25,531</text:p>
          </table:table-cell>
          <table:table-cell table:style-name="ce13" table:formula="of:=AVERAGE([.J2:.J85])" office:value-type="float" office:value="9.56666666666667" calcext:value-type="float">
            <text:p>9,567</text:p>
          </table:table-cell>
          <table:table-cell table:style-name="ce13" table:formula="of:=AVERAGE([.K2:.K85])" office:value-type="float" office:value="15.2627380952381" calcext:value-type="float">
            <text:p>15,263</text:p>
          </table:table-cell>
          <table:table-cell table:style-name="ce13" table:formula="of:=AVERAGE([.L2:.L85])" office:value-type="float" office:value="38.8588095238095" calcext:value-type="float">
            <text:p>38,859</text:p>
          </table:table-cell>
          <table:table-cell table:style-name="ce13" table:formula="of:=AVERAGE([.M2:.M85])" office:value-type="float" office:value="13.6261904761905" calcext:value-type="float">
            <text:p>13,626</text:p>
          </table:table-cell>
          <table:table-cell table:style-name="ce13" table:formula="of:=AVERAGE([.N2:.N85])" office:value-type="float" office:value="22.8194047619048" calcext:value-type="float">
            <text:p>22,819</text:p>
          </table:table-cell>
          <table:table-cell table:style-name="ce13" table:formula="of:=AVERAGE([.O2:.O85])" office:value-type="float" office:value="13.4584523809524" calcext:value-type="float">
            <text:p>13,458</text:p>
          </table:table-cell>
          <table:table-cell table:style-name="ce13" table:formula="of:=AVERAGE([.P2:.P85])" office:value-type="float" office:value="15.5326190476191" calcext:value-type="float">
            <text:p>15,533</text:p>
          </table:table-cell>
          <table:table-cell table:style-name="ce13" table:formula="of:=AVERAGE([.Q2:.Q85])" office:value-type="float" office:value="7.84095238095238" calcext:value-type="float">
            <text:p>7,841</text:p>
          </table:table-cell>
          <table:table-cell table:style-name="ce13" table:formula="of:=AVERAGE([.R2:.R85])" office:value-type="float" office:value="11.8622619047619" calcext:value-type="float">
            <text:p>11,862</text:p>
          </table:table-cell>
          <table:table-cell table:style-name="ce13" table:formula="of:=AVERAGE([.S2:.S85])" office:value-type="float" office:value="14.1510714285714" calcext:value-type="float">
            <text:p>14,151</text:p>
          </table:table-cell>
          <table:table-cell table:style-name="ce13" table:formula="of:=AVERAGE([.T2:.T85])" office:value-type="float" office:value="29.1953571428571" calcext:value-type="float">
            <text:p>29,195</text:p>
          </table:table-cell>
          <table:table-cell table:style-name="ce13" table:formula="of:=AVERAGE([.U2:.U85])" office:value-type="float" office:value="21.4984523809524" calcext:value-type="float">
            <text:p>21,498</text:p>
          </table:table-cell>
          <table:table-cell table:style-name="ce13" table:formula="of:=AVERAGE([.V2:.V85])" office:value-type="float" office:value="34.8027380952381" calcext:value-type="float">
            <text:p>34,803</text:p>
          </table:table-cell>
          <table:table-cell table:style-name="ce13" table:formula="of:=AVERAGE([.W2:.W85])" office:value-type="float" office:value="17.3619047619048" calcext:value-type="float">
            <text:p>17,362</text:p>
          </table:table-cell>
          <table:table-cell table:style-name="ce13" table:formula="of:=AVERAGE([.X2:.X85])" office:value-type="float" office:value="29.3082142857143" calcext:value-type="float">
            <text:p>29,308</text:p>
          </table:table-cell>
          <table:table-cell table:style-name="ce13" table:formula="of:=AVERAGE([.Y2:.Y85])" office:value-type="float" office:value="9.54797619047619" calcext:value-type="float">
            <text:p>9,548</text:p>
          </table:table-cell>
          <table:table-cell table:style-name="ce13" table:formula="of:=AVERAGE([.Z2:.Z85])" office:value-type="float" office:value="7.26738095238095" calcext:value-type="float">
            <text:p>7,267</text:p>
          </table:table-cell>
          <table:table-cell table:style-name="ce23"/>
          <table:table-cell table:number-columns-repeated="997"/>
        </table:table-row>
        <table:table-row table:style-name="ro2">
          <table:table-cell table:style-name="ce4" office:value-type="string" calcext:value-type="string">
            <text:p>DSP</text:p>
          </table:table-cell>
          <table:table-cell table:style-name="ce14" table:formula="of:=STDEV([.B2:.B85])" office:value-type="float" office:value="2.1092842163482" calcext:value-type="float">
            <text:p>2,109</text:p>
          </table:table-cell>
          <table:table-cell table:style-name="ce14" table:formula="of:=STDEV([.C2:.C85])" office:value-type="float" office:value="0.873288211663879" calcext:value-type="float">
            <text:p>0,873</text:p>
          </table:table-cell>
          <table:table-cell table:style-name="ce14" table:formula="of:=STDEV([.D2:.D85])" office:value-type="float" office:value="0.802490770773895" calcext:value-type="float">
            <text:p>0,802</text:p>
          </table:table-cell>
          <table:table-cell table:style-name="ce14" table:formula="of:=STDEV([.E2:.E85])" office:value-type="float" office:value="2.4085972902258" calcext:value-type="float">
            <text:p>2,409</text:p>
          </table:table-cell>
          <table:table-cell table:style-name="ce14" table:formula="of:=STDEV([.F2:.F85])" office:value-type="float" office:value="2.41113256098058" calcext:value-type="float">
            <text:p>2,411</text:p>
          </table:table-cell>
          <table:table-cell table:style-name="ce14" table:formula="of:=STDEV([.G2:.G85])" office:value-type="float" office:value="2.52240981818534" calcext:value-type="float">
            <text:p>2,522</text:p>
          </table:table-cell>
          <table:table-cell table:style-name="ce14" table:formula="of:=STDEV([.H2:.H85])" office:value-type="float" office:value="1.77572919011501" calcext:value-type="float">
            <text:p>1,776</text:p>
          </table:table-cell>
          <table:table-cell table:style-name="ce14" table:formula="of:=STDEV([.I2:.I85])" office:value-type="float" office:value="1.02920767836691" calcext:value-type="float">
            <text:p>1,029</text:p>
          </table:table-cell>
          <table:table-cell table:style-name="ce14" table:formula="of:=STDEV([.J2:.J85])" office:value-type="float" office:value="0.449731736191869" calcext:value-type="float">
            <text:p>0,450</text:p>
          </table:table-cell>
          <table:table-cell table:style-name="ce14" table:formula="of:=STDEV([.K2:.K85])" office:value-type="float" office:value="1.55046075638356" calcext:value-type="float">
            <text:p>1,550</text:p>
          </table:table-cell>
          <table:table-cell table:style-name="ce14" table:formula="of:=STDEV([.L2:.L85])" office:value-type="float" office:value="3.06302960692845" calcext:value-type="float">
            <text:p>3,063</text:p>
          </table:table-cell>
          <table:table-cell table:style-name="ce14" table:formula="of:=STDEV([.M2:.M85])" office:value-type="float" office:value="1.7342675998415" calcext:value-type="float">
            <text:p>1,734</text:p>
          </table:table-cell>
          <table:table-cell table:style-name="ce14" table:formula="of:=STDEV([.N2:.N85])" office:value-type="float" office:value="2.66154785619579" calcext:value-type="float">
            <text:p>2,662</text:p>
          </table:table-cell>
          <table:table-cell table:style-name="ce14" table:formula="of:=STDEV([.O2:.O85])" office:value-type="float" office:value="0.612178598334933" calcext:value-type="float">
            <text:p>0,612</text:p>
          </table:table-cell>
          <table:table-cell table:style-name="ce14" table:formula="of:=STDEV([.P2:.P85])" office:value-type="float" office:value="1.13099606280953" calcext:value-type="float">
            <text:p>1,131</text:p>
          </table:table-cell>
          <table:table-cell table:style-name="ce14" table:formula="of:=STDEV([.Q2:.Q85])" office:value-type="float" office:value="0.633933254530066" calcext:value-type="float">
            <text:p>0,634</text:p>
          </table:table-cell>
          <table:table-cell table:style-name="ce14" table:formula="of:=STDEV([.R2:.R85])" office:value-type="float" office:value="0.598543113142491" calcext:value-type="float">
            <text:p>0,599</text:p>
          </table:table-cell>
          <table:table-cell table:style-name="ce14" table:formula="of:=STDEV([.S2:.S85])" office:value-type="float" office:value="0.872329684909231" calcext:value-type="float">
            <text:p>0,872</text:p>
          </table:table-cell>
          <table:table-cell table:style-name="ce14" table:formula="of:=STDEV([.T2:.T85])" office:value-type="float" office:value="6.0633102506975" calcext:value-type="float">
            <text:p>6,063</text:p>
          </table:table-cell>
          <table:table-cell table:style-name="ce14" table:formula="of:=STDEV([.U2:.U85])" office:value-type="float" office:value="1.06403018125463" calcext:value-type="float">
            <text:p>1,064</text:p>
          </table:table-cell>
          <table:table-cell table:style-name="ce14" table:formula="of:=STDEV([.V2:.V85])" office:value-type="float" office:value="1.47575371895625" calcext:value-type="float">
            <text:p>1,476</text:p>
          </table:table-cell>
          <table:table-cell table:style-name="ce14" table:formula="of:=STDEV([.W2:.W85])" office:value-type="float" office:value="1.19539324193699" calcext:value-type="float">
            <text:p>1,195</text:p>
          </table:table-cell>
          <table:table-cell table:style-name="ce14" table:formula="of:=STDEV([.X2:.X85])" office:value-type="float" office:value="1.30682375975897" calcext:value-type="float">
            <text:p>1,307</text:p>
          </table:table-cell>
          <table:table-cell table:style-name="ce14" table:formula="of:=STDEV([.Y2:.Y85])" office:value-type="float" office:value="0.896969166790735" calcext:value-type="float">
            <text:p>0,897</text:p>
          </table:table-cell>
          <table:table-cell table:style-name="ce14" table:formula="of:=STDEV([.Z2:.Z85])" office:value-type="float" office:value="0.568854522338202" calcext:value-type="float">
            <text:p>0,569</text:p>
          </table:table-cell>
          <table:table-cell table:style-name="ce23"/>
          <table:table-cell table:number-columns-repeated="997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15" table:formula="of:=[.B92]" office:value-type="float" office:value="1" calcext:value-type="float">
            <text:p>1,000</text:p>
          </table:table-cell>
          <table:table-cell table:style-name="ce15" table:formula="of:=[.C92]" office:value-type="float" office:value="0" calcext:value-type="float">
            <text:p>0,000</text:p>
          </table:table-cell>
          <table:table-cell table:style-name="ce15" table:formula="of:=[.D92]" office:value-type="float" office:value="0" calcext:value-type="float">
            <text:p>0,000</text:p>
          </table:table-cell>
          <table:table-cell table:style-name="ce15" table:formula="of:=[.E92]" office:value-type="float" office:value="0" calcext:value-type="float">
            <text:p>0,000</text:p>
          </table:table-cell>
          <table:table-cell table:style-name="ce15" table:formula="of:=[.F92]" office:value-type="float" office:value="0" calcext:value-type="float">
            <text:p>0,000</text:p>
          </table:table-cell>
          <table:table-cell table:style-name="ce15" table:formula="of:=[.G92]" office:value-type="float" office:value="0" calcext:value-type="float">
            <text:p>0,000</text:p>
          </table:table-cell>
          <table:table-cell table:style-name="ce15" table:formula="of:=[.H92]" office:value-type="float" office:value="0" calcext:value-type="float">
            <text:p>0,000</text:p>
          </table:table-cell>
          <table:table-cell table:style-name="ce15" table:formula="of:=[.I92]" office:value-type="float" office:value="0" calcext:value-type="float">
            <text:p>0,000</text:p>
          </table:table-cell>
          <table:table-cell table:style-name="ce15" table:formula="of:=[.J92]" office:value-type="float" office:value="0" calcext:value-type="float">
            <text:p>0,000</text:p>
          </table:table-cell>
          <table:table-cell table:style-name="ce15" table:formula="of:=[.K92]" office:value-type="float" office:value="0" calcext:value-type="float">
            <text:p>0,000</text:p>
          </table:table-cell>
          <table:table-cell table:style-name="ce15" table:formula="of:=[.L92]" office:value-type="float" office:value="0" calcext:value-type="float">
            <text:p>0,000</text:p>
          </table:table-cell>
          <table:table-cell table:style-name="ce15" table:formula="of:=[.M92]" office:value-type="float" office:value="0" calcext:value-type="float">
            <text:p>0,000</text:p>
          </table:table-cell>
          <table:table-cell table:style-name="ce15" table:formula="of:=[.N92]" office:value-type="float" office:value="0" calcext:value-type="float">
            <text:p>0,000</text:p>
          </table:table-cell>
          <table:table-cell table:style-name="ce15" table:formula="of:=[.O92]" office:value-type="float" office:value="0" calcext:value-type="float">
            <text:p>0,000</text:p>
          </table:table-cell>
          <table:table-cell table:style-name="ce15" table:formula="of:=[.P92]" office:value-type="float" office:value="0" calcext:value-type="float">
            <text:p>0,000</text:p>
          </table:table-cell>
          <table:table-cell table:style-name="ce15" table:formula="of:=[.Q92]" office:value-type="float" office:value="0" calcext:value-type="float">
            <text:p>0,000</text:p>
          </table:table-cell>
          <table:table-cell table:style-name="ce15" table:formula="of:=[.R92]" office:value-type="float" office:value="0" calcext:value-type="float">
            <text:p>0,000</text:p>
          </table:table-cell>
          <table:table-cell table:style-name="ce15" table:formula="of:=[.S92]" office:value-type="float" office:value="0" calcext:value-type="float">
            <text:p>0,000</text:p>
          </table:table-cell>
          <table:table-cell table:style-name="ce15" table:formula="of:=[.T92]" office:value-type="float" office:value="0" calcext:value-type="float">
            <text:p>0,000</text:p>
          </table:table-cell>
          <table:table-cell table:style-name="ce15" table:formula="of:=[.U92]" office:value-type="float" office:value="0" calcext:value-type="float">
            <text:p>0,000</text:p>
          </table:table-cell>
          <table:table-cell table:style-name="ce15" table:formula="of:=[.V92]" office:value-type="float" office:value="0" calcext:value-type="float">
            <text:p>0,000</text:p>
          </table:table-cell>
          <table:table-cell table:style-name="ce15" table:formula="of:=[.W92]" office:value-type="float" office:value="0" calcext:value-type="float">
            <text:p>0,000</text:p>
          </table:table-cell>
          <table:table-cell table:style-name="ce15" table:formula="of:=[.X92]" office:value-type="float" office:value="0" calcext:value-type="float">
            <text:p>0,000</text:p>
          </table:table-cell>
          <table:table-cell table:style-name="ce15" table:formula="of:=[.Y92]" office:value-type="float" office:value="0" calcext:value-type="float">
            <text:p>0,000</text:p>
          </table:table-cell>
          <table:table-cell table:style-name="ce15" table:formula="of:=[.Z92]" office:value-type="float" office:value="0" calcext:value-type="float">
            <text:p>0,000</text:p>
          </table:table-cell>
          <table:table-cell table:style-name="ce19" table:formula="of:=SUM([.B88:.Z88])" office:value-type="float" office:value="1" calcext:value-type="float">
            <text:p>1,000</text:p>
          </table:table-cell>
          <table:table-cell table:style-name="ce1"/>
          <table:table-cell table:number-columns-repeated="996"/>
        </table:table-row>
        <table:table-row table:style-name="ro2">
          <table:table-cell table:style-name="ce6" office:value-type="string" calcext:value-type="string">
            <text:p>RETPAD</text:p>
          </table:table-cell>
          <table:table-cell table:style-name="ce16" table:formula="of:=[.B88]*[.B86]" office:value-type="float" office:value="22.0667857142857" calcext:value-type="float">
            <text:p>22,067</text:p>
          </table:table-cell>
          <table:table-cell table:style-name="ce16" table:formula="of:=[.C88]*[.C86]" office:value-type="float" office:value="0" calcext:value-type="float">
            <text:p>0,000</text:p>
          </table:table-cell>
          <table:table-cell table:style-name="ce16" table:formula="of:=[.D88]*[.D86]" office:value-type="float" office:value="0" calcext:value-type="float">
            <text:p>0,000</text:p>
          </table:table-cell>
          <table:table-cell table:style-name="ce16" table:formula="of:=[.E88]*[.E86]" office:value-type="float" office:value="0" calcext:value-type="float">
            <text:p>0,000</text:p>
          </table:table-cell>
          <table:table-cell table:style-name="ce16" table:formula="of:=[.F88]*[.F86]" office:value-type="float" office:value="0" calcext:value-type="float">
            <text:p>0,000</text:p>
          </table:table-cell>
          <table:table-cell table:style-name="ce16" table:formula="of:=[.G88]*[.G86]" office:value-type="float" office:value="0" calcext:value-type="float">
            <text:p>0,000</text:p>
          </table:table-cell>
          <table:table-cell table:style-name="ce16" table:formula="of:=[.H88]*[.H86]" office:value-type="float" office:value="0" calcext:value-type="float">
            <text:p>0,000</text:p>
          </table:table-cell>
          <table:table-cell table:style-name="ce16" table:formula="of:=[.I88]*[.I86]" office:value-type="float" office:value="0" calcext:value-type="float">
            <text:p>0,000</text:p>
          </table:table-cell>
          <table:table-cell table:style-name="ce16" table:formula="of:=[.J88]*[.J86]" office:value-type="float" office:value="0" calcext:value-type="float">
            <text:p>0,000</text:p>
          </table:table-cell>
          <table:table-cell table:style-name="ce16" table:formula="of:=[.K88]*[.K86]" office:value-type="float" office:value="0" calcext:value-type="float">
            <text:p>0,000</text:p>
          </table:table-cell>
          <table:table-cell table:style-name="ce16" table:formula="of:=[.L88]*[.L86]" office:value-type="float" office:value="0" calcext:value-type="float">
            <text:p>0,000</text:p>
          </table:table-cell>
          <table:table-cell table:style-name="ce16" table:formula="of:=[.M88]*[.M86]" office:value-type="float" office:value="0" calcext:value-type="float">
            <text:p>0,000</text:p>
          </table:table-cell>
          <table:table-cell table:style-name="ce16" table:formula="of:=[.N88]*[.N86]" office:value-type="float" office:value="0" calcext:value-type="float">
            <text:p>0,000</text:p>
          </table:table-cell>
          <table:table-cell table:style-name="ce16" table:formula="of:=[.O88]*[.O86]" office:value-type="float" office:value="0" calcext:value-type="float">
            <text:p>0,000</text:p>
          </table:table-cell>
          <table:table-cell table:style-name="ce16" table:formula="of:=[.P88]*[.P86]" office:value-type="float" office:value="0" calcext:value-type="float">
            <text:p>0,000</text:p>
          </table:table-cell>
          <table:table-cell table:style-name="ce16" table:formula="of:=[.Q88]*[.Q86]" office:value-type="float" office:value="0" calcext:value-type="float">
            <text:p>0,000</text:p>
          </table:table-cell>
          <table:table-cell table:style-name="ce16" table:formula="of:=[.R88]*[.R86]" office:value-type="float" office:value="0" calcext:value-type="float">
            <text:p>0,000</text:p>
          </table:table-cell>
          <table:table-cell table:style-name="ce16" table:formula="of:=[.S88]*[.S86]" office:value-type="float" office:value="0" calcext:value-type="float">
            <text:p>0,000</text:p>
          </table:table-cell>
          <table:table-cell table:style-name="ce16" table:formula="of:=[.T88]*[.T86]" office:value-type="float" office:value="0" calcext:value-type="float">
            <text:p>0,000</text:p>
          </table:table-cell>
          <table:table-cell table:style-name="ce16" table:formula="of:=[.U88]*[.U86]" office:value-type="float" office:value="0" calcext:value-type="float">
            <text:p>0,000</text:p>
          </table:table-cell>
          <table:table-cell table:style-name="ce16" table:formula="of:=[.V88]*[.V86]" office:value-type="float" office:value="0" calcext:value-type="float">
            <text:p>0,000</text:p>
          </table:table-cell>
          <table:table-cell table:style-name="ce16" table:formula="of:=[.W88]*[.W86]" office:value-type="float" office:value="0" calcext:value-type="float">
            <text:p>0,000</text:p>
          </table:table-cell>
          <table:table-cell table:style-name="ce16" table:formula="of:=[.X88]*[.X86]" office:value-type="float" office:value="0" calcext:value-type="float">
            <text:p>0,000</text:p>
          </table:table-cell>
          <table:table-cell table:style-name="ce16" table:formula="of:=[.Y88]*[.Y86]" office:value-type="float" office:value="0" calcext:value-type="float">
            <text:p>0,000</text:p>
          </table:table-cell>
          <table:table-cell table:style-name="ce16" table:formula="of:=[.Z88]*[.Z86]" office:value-type="float" office:value="0" calcext:value-type="float">
            <text:p>0,000</text:p>
          </table:table-cell>
          <table:table-cell table:style-name="ce24" table:formula="of:=SUM([.B89:.Z89])" office:value-type="float" office:value="22.0667857142857" calcext:value-type="float">
            <text:p>22,067</text:p>
          </table:table-cell>
          <table:table-cell table:style-name="ce30" office:value-type="string" calcext:value-type="string">
            <text:p>RETORNO</text:p>
          </table:table-cell>
          <table:table-cell table:number-columns-repeated="996"/>
        </table:table-row>
        <table:table-row table:style-name="ro2">
          <table:table-cell table:style-name="ce7" office:value-type="string" calcext:value-type="string">
            <text:p>(WxS)</text:p>
          </table:table-cell>
          <table:table-cell table:style-name="ce17" table:formula="of:=[.B88]*[.B87]" office:value-type="float" office:value="2.1092842163482" calcext:value-type="float">
            <text:p>2,109</text:p>
          </table:table-cell>
          <table:table-cell table:style-name="ce17" table:formula="of:=[.C88]*[.C87]" office:value-type="float" office:value="0" calcext:value-type="float">
            <text:p>0,000</text:p>
          </table:table-cell>
          <table:table-cell table:style-name="ce17" table:formula="of:=[.D88]*[.D87]" office:value-type="float" office:value="0" calcext:value-type="float">
            <text:p>0,000</text:p>
          </table:table-cell>
          <table:table-cell table:style-name="ce17" table:formula="of:=[.E88]*[.E87]" office:value-type="float" office:value="0" calcext:value-type="float">
            <text:p>0,000</text:p>
          </table:table-cell>
          <table:table-cell table:style-name="ce17" table:formula="of:=[.F88]*[.F87]" office:value-type="float" office:value="0" calcext:value-type="float">
            <text:p>0,000</text:p>
          </table:table-cell>
          <table:table-cell table:style-name="ce17" table:formula="of:=[.G88]*[.G87]" office:value-type="float" office:value="0" calcext:value-type="float">
            <text:p>0,000</text:p>
          </table:table-cell>
          <table:table-cell table:style-name="ce17" table:formula="of:=[.H88]*[.H87]" office:value-type="float" office:value="0" calcext:value-type="float">
            <text:p>0,000</text:p>
          </table:table-cell>
          <table:table-cell table:style-name="ce17" table:formula="of:=[.I88]*[.I87]" office:value-type="float" office:value="0" calcext:value-type="float">
            <text:p>0,000</text:p>
          </table:table-cell>
          <table:table-cell table:style-name="ce17" table:formula="of:=[.J88]*[.J87]" office:value-type="float" office:value="0" calcext:value-type="float">
            <text:p>0,000</text:p>
          </table:table-cell>
          <table:table-cell table:style-name="ce17" table:formula="of:=[.K88]*[.K87]" office:value-type="float" office:value="0" calcext:value-type="float">
            <text:p>0,000</text:p>
          </table:table-cell>
          <table:table-cell table:style-name="ce17" table:formula="of:=[.L88]*[.L87]" office:value-type="float" office:value="0" calcext:value-type="float">
            <text:p>0,000</text:p>
          </table:table-cell>
          <table:table-cell table:style-name="ce17" table:formula="of:=[.M88]*[.M87]" office:value-type="float" office:value="0" calcext:value-type="float">
            <text:p>0,000</text:p>
          </table:table-cell>
          <table:table-cell table:style-name="ce17" table:formula="of:=[.N88]*[.N87]" office:value-type="float" office:value="0" calcext:value-type="float">
            <text:p>0,000</text:p>
          </table:table-cell>
          <table:table-cell table:style-name="ce17" table:formula="of:=[.O88]*[.O87]" office:value-type="float" office:value="0" calcext:value-type="float">
            <text:p>0,000</text:p>
          </table:table-cell>
          <table:table-cell table:style-name="ce17" table:formula="of:=[.P88]*[.P87]" office:value-type="float" office:value="0" calcext:value-type="float">
            <text:p>0,000</text:p>
          </table:table-cell>
          <table:table-cell table:style-name="ce17" table:formula="of:=[.Q88]*[.Q87]" office:value-type="float" office:value="0" calcext:value-type="float">
            <text:p>0,000</text:p>
          </table:table-cell>
          <table:table-cell table:style-name="ce17" table:formula="of:=[.R88]*[.R87]" office:value-type="float" office:value="0" calcext:value-type="float">
            <text:p>0,000</text:p>
          </table:table-cell>
          <table:table-cell table:style-name="ce17" table:formula="of:=[.S88]*[.S87]" office:value-type="float" office:value="0" calcext:value-type="float">
            <text:p>0,000</text:p>
          </table:table-cell>
          <table:table-cell table:style-name="ce17" table:formula="of:=[.T88]*[.T87]" office:value-type="float" office:value="0" calcext:value-type="float">
            <text:p>0,000</text:p>
          </table:table-cell>
          <table:table-cell table:style-name="ce17" table:formula="of:=[.U88]*[.U87]" office:value-type="float" office:value="0" calcext:value-type="float">
            <text:p>0,000</text:p>
          </table:table-cell>
          <table:table-cell table:style-name="ce17" table:formula="of:=[.V88]*[.V87]" office:value-type="float" office:value="0" calcext:value-type="float">
            <text:p>0,000</text:p>
          </table:table-cell>
          <table:table-cell table:style-name="ce17" table:formula="of:=[.W88]*[.W87]" office:value-type="float" office:value="0" calcext:value-type="float">
            <text:p>0,000</text:p>
          </table:table-cell>
          <table:table-cell table:style-name="ce17" table:formula="of:=[.X88]*[.X87]" office:value-type="float" office:value="0" calcext:value-type="float">
            <text:p>0,000</text:p>
          </table:table-cell>
          <table:table-cell table:style-name="ce17" table:formula="of:=[.Y88]*[.Y87]" office:value-type="float" office:value="0" calcext:value-type="float">
            <text:p>0,000</text:p>
          </table:table-cell>
          <table:table-cell table:style-name="ce17" table:formula="of:=[.Z88]*[.Z87]" office:value-type="float" office:value="0" calcext:value-type="float">
            <text:p>0,000</text:p>
          </table:table-cell>
          <table:table-cell table:style-name="ce25" table:formula="of:=SQRT(MMULT([.B90:.Z90];MMULT([$'Matriz de Correlação'.D2:$'Matriz de Correlação'.AB26];TRANSPOSE([.B90:.Z90]))))" office:value-type="float" office:value="2.1092842163482" calcext:value-type="float">
            <text:p>2,109</text:p>
          </table:table-cell>
          <table:table-cell table:style-name="ce30" office:value-type="string" calcext:value-type="string">
            <text:p>RISCO</text:p>
          </table:table-cell>
          <table:table-cell table:number-columns-repeated="996"/>
        </table:table-row>
        <table:table-row table:style-name="ro2">
          <table:table-cell table:style-name="ce8" table:number-columns-spanned="26" table:number-rows-spanned="1"/>
          <table:covered-table-cell table:number-columns-repeated="25" table:style-name="ce18"/>
          <table:table-cell table:style-name="ce26" table:formula="of:=[.AA89]/[.AA90]" office:value-type="float" office:value="10.4617412595491" calcext:value-type="float">
            <text:p>10,462</text:p>
          </table:table-cell>
          <table:table-cell table:style-name="ce30" office:value-type="string" calcext:value-type="string">
            <text:p>RELAÇÃO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PART</text:p>
          </table:table-cell>
          <table:table-cell table:style-name="ce19" office:value-type="float" office:value="1" calcext:value-type="float">
            <text:p>1,000</text:p>
          </table:table-cell>
          <table:table-cell table:number-columns-repeated="24" table:style-name="ce19" office:value-type="float" office:value="0" calcext:value-type="float">
            <text:p>0,000</text:p>
          </table:table-cell>
          <table:table-cell table:style-name="ce19" table:formula="of:=SUM([.B92:.Z92])" office:value-type="float" office:value="1" calcext:value-type="float">
            <text:p>1,000</text:p>
          </table:table-cell>
          <table:table-cell table:style-name="ce31" table:formula="of:=[.AA91]=[.AA93]" office:value-type="boolean" office:boolean-value="true" calcext:value-type="boolean">
            <text:p>VERDADEIRO</text:p>
          </table:table-cell>
          <table:table-cell table:number-columns-repeated="996"/>
        </table:table-row>
        <table:table-row table:style-name="ro2">
          <table:table-cell table:style-name="ce8" table:number-columns-spanned="26" table:number-rows-spanned="1"/>
          <table:covered-table-cell table:number-columns-repeated="25" table:style-name="ce18"/>
          <table:table-cell table:style-name="ce26" table:formula="of:=[.AA91]/[.AA92]" office:value-type="float" office:value="10.4617412595491" calcext:value-type="float">
            <text:p>10,462</text:p>
          </table:table-cell>
          <table:table-cell table:style-name="ce30" office:value-type="string" calcext:value-type="string">
            <text:p>RELAÇÃO</text:p>
          </table:table-cell>
          <table:table-cell table:number-columns-repeated="996"/>
        </table:table-row>
        <table:table-row table:style-name="ro2">
          <table:table-cell table:style-name="ce7" office:value-type="string" calcext:value-type="string">
            <text:p>(WxS)</text:p>
          </table:table-cell>
          <table:table-cell table:style-name="ce17" table:formula="of:=[.B96]*[.B97]" office:value-type="float" office:value="0.0218237112932883" calcext:value-type="float">
            <text:p>0,022</text:p>
          </table:table-cell>
          <table:table-cell table:style-name="ce17" table:formula="of:=[.C96]*[.C97]" office:value-type="float" office:value="0" calcext:value-type="float">
            <text:p>0,000</text:p>
          </table:table-cell>
          <table:table-cell table:style-name="ce17" table:formula="of:=[.D96]*[.D97]" office:value-type="float" office:value="0" calcext:value-type="float">
            <text:p>0,000</text:p>
          </table:table-cell>
          <table:table-cell table:style-name="ce17" table:formula="of:=[.E96]*[.E97]" office:value-type="float" office:value="0" calcext:value-type="float">
            <text:p>0,000</text:p>
          </table:table-cell>
          <table:table-cell table:style-name="ce17" table:formula="of:=[.F96]*[.F97]" office:value-type="float" office:value="0" calcext:value-type="float">
            <text:p>0,000</text:p>
          </table:table-cell>
          <table:table-cell table:style-name="ce17" table:formula="of:=[.G96]*[.G97]" office:value-type="float" office:value="0" calcext:value-type="float">
            <text:p>0,000</text:p>
          </table:table-cell>
          <table:table-cell table:style-name="ce17" table:formula="of:=[.H96]*[.H97]" office:value-type="float" office:value="0" calcext:value-type="float">
            <text:p>0,000</text:p>
          </table:table-cell>
          <table:table-cell table:style-name="ce17" table:formula="of:=[.I96]*[.I97]" office:value-type="float" office:value="0" calcext:value-type="float">
            <text:p>0,000</text:p>
          </table:table-cell>
          <table:table-cell table:style-name="ce17" table:formula="of:=[.J96]*[.J97]" office:value-type="float" office:value="0" calcext:value-type="float">
            <text:p>0,000</text:p>
          </table:table-cell>
          <table:table-cell table:style-name="ce17" table:formula="of:=[.K96]*[.K97]" office:value-type="float" office:value="0" calcext:value-type="float">
            <text:p>0,000</text:p>
          </table:table-cell>
          <table:table-cell table:style-name="ce17" table:formula="of:=[.L96]*[.L97]" office:value-type="float" office:value="0" calcext:value-type="float">
            <text:p>0,000</text:p>
          </table:table-cell>
          <table:table-cell table:style-name="ce17" table:formula="of:=[.M96]*[.M97]" office:value-type="float" office:value="0" calcext:value-type="float">
            <text:p>0,000</text:p>
          </table:table-cell>
          <table:table-cell table:style-name="ce17" table:formula="of:=[.N96]*[.N97]" office:value-type="float" office:value="0" calcext:value-type="float">
            <text:p>0,000</text:p>
          </table:table-cell>
          <table:table-cell table:style-name="ce17" table:formula="of:=[.O96]*[.O97]" office:value-type="float" office:value="0" calcext:value-type="float">
            <text:p>0,000</text:p>
          </table:table-cell>
          <table:table-cell table:style-name="ce17" table:formula="of:=[.P96]*[.P97]" office:value-type="float" office:value="0" calcext:value-type="float">
            <text:p>0,000</text:p>
          </table:table-cell>
          <table:table-cell table:style-name="ce17" table:formula="of:=[.Q96]*[.Q97]" office:value-type="float" office:value="0" calcext:value-type="float">
            <text:p>0,000</text:p>
          </table:table-cell>
          <table:table-cell table:style-name="ce17" table:formula="of:=[.R96]*[.R97]" office:value-type="float" office:value="0" calcext:value-type="float">
            <text:p>0,000</text:p>
          </table:table-cell>
          <table:table-cell table:style-name="ce17" table:formula="of:=[.S96]*[.S97]" office:value-type="float" office:value="0" calcext:value-type="float">
            <text:p>0,000</text:p>
          </table:table-cell>
          <table:table-cell table:style-name="ce17" table:formula="of:=[.T96]*[.T97]" office:value-type="float" office:value="0" calcext:value-type="float">
            <text:p>0,000</text:p>
          </table:table-cell>
          <table:table-cell table:style-name="ce17" table:formula="of:=[.U96]*[.U97]" office:value-type="float" office:value="0" calcext:value-type="float">
            <text:p>0,000</text:p>
          </table:table-cell>
          <table:table-cell table:style-name="ce17" table:formula="of:=[.V96]*[.V97]" office:value-type="float" office:value="0" calcext:value-type="float">
            <text:p>0,000</text:p>
          </table:table-cell>
          <table:table-cell table:style-name="ce17" table:formula="of:=[.W96]*[.W97]" office:value-type="float" office:value="0" calcext:value-type="float">
            <text:p>0,000</text:p>
          </table:table-cell>
          <table:table-cell table:style-name="ce17" table:formula="of:=[.X96]*[.X97]" office:value-type="float" office:value="0" calcext:value-type="float">
            <text:p>0,000</text:p>
          </table:table-cell>
          <table:table-cell table:style-name="ce17" table:formula="of:=[.Y96]*[.Y97]" office:value-type="float" office:value="0" calcext:value-type="float">
            <text:p>0,000</text:p>
          </table:table-cell>
          <table:table-cell table:style-name="ce17" table:formula="of:=[.Z96]*[.Z97]" office:value-type="float" office:value="0" calcext:value-type="float">
            <text:p>0,000</text:p>
          </table:table-cell>
          <table:table-cell table:style-name="ce27" table:formula="of:=SQRT(MMULT([.B94:.Z94];MMULT([$'Matriz de Correlação'.D2:$'Matriz de Correlação'.AB26];TRANSPOSE([.B94:.Z94]))))" office:value-type="percentage" office:value="0.0218237112932883" calcext:value-type="percentage">
            <text:p>2,18%</text:p>
          </table:table-cell>
          <table:table-cell table:style-name="ce30" office:value-type="string" calcext:value-type="string">
            <text:p>RISCO</text:p>
          </table:table-cell>
          <table:table-cell table:number-columns-repeated="996"/>
        </table:table-row>
        <table:table-row table:style-name="ro2">
          <table:table-cell table:style-name="ce6" office:value-type="string" calcext:value-type="string">
            <text:p>RETPAD</text:p>
          </table:table-cell>
          <table:table-cell table:style-name="ce16" table:formula="of:=[.B96]*[.B98]" office:value-type="float" office:value="0.00362372884411893" calcext:value-type="float">
            <text:p>0,004</text:p>
          </table:table-cell>
          <table:table-cell table:style-name="ce16" table:formula="of:=[.C96]*[.C98]" office:value-type="float" office:value="0" calcext:value-type="float">
            <text:p>0,000</text:p>
          </table:table-cell>
          <table:table-cell table:style-name="ce16" table:formula="of:=[.D96]*[.D98]" office:value-type="float" office:value="0" calcext:value-type="float">
            <text:p>0,000</text:p>
          </table:table-cell>
          <table:table-cell table:style-name="ce16" table:formula="of:=[.E96]*[.E98]" office:value-type="float" office:value="0" calcext:value-type="float">
            <text:p>0,000</text:p>
          </table:table-cell>
          <table:table-cell table:style-name="ce16" table:formula="of:=[.F96]*[.F98]" office:value-type="float" office:value="0" calcext:value-type="float">
            <text:p>0,000</text:p>
          </table:table-cell>
          <table:table-cell table:style-name="ce16" table:formula="of:=[.G96]*[.G98]" office:value-type="float" office:value="-0" calcext:value-type="float">
            <text:p>0,000</text:p>
          </table:table-cell>
          <table:table-cell table:style-name="ce16" table:formula="of:=[.H96]*[.H98]" office:value-type="float" office:value="0" calcext:value-type="float">
            <text:p>0,000</text:p>
          </table:table-cell>
          <table:table-cell table:style-name="ce16" table:formula="of:=[.I96]*[.I98]" office:value-type="float" office:value="0" calcext:value-type="float">
            <text:p>0,000</text:p>
          </table:table-cell>
          <table:table-cell table:style-name="ce16" table:formula="of:=[.J96]*[.J98]" office:value-type="float" office:value="-0" calcext:value-type="float">
            <text:p>0,000</text:p>
          </table:table-cell>
          <table:table-cell table:style-name="ce16" table:formula="of:=[.K96]*[.K98]" office:value-type="float" office:value="-0" calcext:value-type="float">
            <text:p>0,000</text:p>
          </table:table-cell>
          <table:table-cell table:style-name="ce16" table:formula="of:=[.L96]*[.L98]" office:value-type="float" office:value="0" calcext:value-type="float">
            <text:p>0,000</text:p>
          </table:table-cell>
          <table:table-cell table:style-name="ce16" table:formula="of:=[.M96]*[.M98]" office:value-type="float" office:value="-0" calcext:value-type="float">
            <text:p>0,000</text:p>
          </table:table-cell>
          <table:table-cell table:style-name="ce16" table:formula="of:=[.N96]*[.N98]" office:value-type="float" office:value="-0" calcext:value-type="float">
            <text:p>0,000</text:p>
          </table:table-cell>
          <table:table-cell table:style-name="ce16" table:formula="of:=[.O96]*[.O98]" office:value-type="float" office:value="0" calcext:value-type="float">
            <text:p>0,000</text:p>
          </table:table-cell>
          <table:table-cell table:style-name="ce16" table:formula="of:=[.P96]*[.P98]" office:value-type="float" office:value="0" calcext:value-type="float">
            <text:p>0,000</text:p>
          </table:table-cell>
          <table:table-cell table:style-name="ce16" table:formula="of:=[.Q96]*[.Q98]" office:value-type="float" office:value="0" calcext:value-type="float">
            <text:p>0,000</text:p>
          </table:table-cell>
          <table:table-cell table:style-name="ce16" table:formula="of:=[.R96]*[.R98]" office:value-type="float" office:value="-0" calcext:value-type="float">
            <text:p>0,000</text:p>
          </table:table-cell>
          <table:table-cell table:style-name="ce16" table:formula="of:=[.S96]*[.S98]" office:value-type="float" office:value="0" calcext:value-type="float">
            <text:p>0,000</text:p>
          </table:table-cell>
          <table:table-cell table:style-name="ce16" table:formula="of:=[.T96]*[.T98]" office:value-type="float" office:value="-0" calcext:value-type="float">
            <text:p>0,000</text:p>
          </table:table-cell>
          <table:table-cell table:style-name="ce16" table:formula="of:=[.U96]*[.U98]" office:value-type="float" office:value="0" calcext:value-type="float">
            <text:p>0,000</text:p>
          </table:table-cell>
          <table:table-cell table:style-name="ce16" table:formula="of:=[.V96]*[.V98]" office:value-type="float" office:value="-0" calcext:value-type="float">
            <text:p>0,000</text:p>
          </table:table-cell>
          <table:table-cell table:style-name="ce16" table:formula="of:=[.W96]*[.W98]" office:value-type="float" office:value="0" calcext:value-type="float">
            <text:p>0,000</text:p>
          </table:table-cell>
          <table:table-cell table:style-name="ce16" table:formula="of:=[.X96]*[.X98]" office:value-type="float" office:value="-0" calcext:value-type="float">
            <text:p>0,000</text:p>
          </table:table-cell>
          <table:table-cell table:style-name="ce16" table:formula="of:=[.Y96]*[.Y98]" office:value-type="float" office:value="-0" calcext:value-type="float">
            <text:p>0,000</text:p>
          </table:table-cell>
          <table:table-cell table:style-name="ce16" table:formula="of:=[.Z96]*[.Z98]" office:value-type="float" office:value="0" calcext:value-type="float">
            <text:p>0,000</text:p>
          </table:table-cell>
          <table:table-cell table:style-name="ce28" table:formula="of:=SUM([.B95:.Z95])" office:value-type="percentage" office:value="0.00362372884411893" calcext:value-type="percentage">
            <text:p>0,36%</text:p>
          </table:table-cell>
          <table:table-cell table:style-name="ce30" office:value-type="string" calcext:value-type="string">
            <text:p>RETORNO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15" table:formula="of:=[.B92]" office:value-type="float" office:value="1" calcext:value-type="float">
            <text:p>1,000</text:p>
          </table:table-cell>
          <table:table-cell table:style-name="ce15" table:formula="of:=[.C92]" office:value-type="float" office:value="0" calcext:value-type="float">
            <text:p>0,000</text:p>
          </table:table-cell>
          <table:table-cell table:style-name="ce15" table:formula="of:=[.D92]" office:value-type="float" office:value="0" calcext:value-type="float">
            <text:p>0,000</text:p>
          </table:table-cell>
          <table:table-cell table:style-name="ce15" table:formula="of:=[.E92]" office:value-type="float" office:value="0" calcext:value-type="float">
            <text:p>0,000</text:p>
          </table:table-cell>
          <table:table-cell table:style-name="ce15" table:formula="of:=[.F92]" office:value-type="float" office:value="0" calcext:value-type="float">
            <text:p>0,000</text:p>
          </table:table-cell>
          <table:table-cell table:style-name="ce15" table:formula="of:=[.G92]" office:value-type="float" office:value="0" calcext:value-type="float">
            <text:p>0,000</text:p>
          </table:table-cell>
          <table:table-cell table:style-name="ce15" table:formula="of:=[.H92]" office:value-type="float" office:value="0" calcext:value-type="float">
            <text:p>0,000</text:p>
          </table:table-cell>
          <table:table-cell table:style-name="ce15" table:formula="of:=[.I92]" office:value-type="float" office:value="0" calcext:value-type="float">
            <text:p>0,000</text:p>
          </table:table-cell>
          <table:table-cell table:style-name="ce15" table:formula="of:=[.J92]" office:value-type="float" office:value="0" calcext:value-type="float">
            <text:p>0,000</text:p>
          </table:table-cell>
          <table:table-cell table:style-name="ce15" table:formula="of:=[.K92]" office:value-type="float" office:value="0" calcext:value-type="float">
            <text:p>0,000</text:p>
          </table:table-cell>
          <table:table-cell table:style-name="ce15" table:formula="of:=[.L92]" office:value-type="float" office:value="0" calcext:value-type="float">
            <text:p>0,000</text:p>
          </table:table-cell>
          <table:table-cell table:style-name="ce15" table:formula="of:=[.M92]" office:value-type="float" office:value="0" calcext:value-type="float">
            <text:p>0,000</text:p>
          </table:table-cell>
          <table:table-cell table:style-name="ce15" table:formula="of:=[.N92]" office:value-type="float" office:value="0" calcext:value-type="float">
            <text:p>0,000</text:p>
          </table:table-cell>
          <table:table-cell table:style-name="ce15" table:formula="of:=[.O92]" office:value-type="float" office:value="0" calcext:value-type="float">
            <text:p>0,000</text:p>
          </table:table-cell>
          <table:table-cell table:style-name="ce15" table:formula="of:=[.P92]" office:value-type="float" office:value="0" calcext:value-type="float">
            <text:p>0,000</text:p>
          </table:table-cell>
          <table:table-cell table:style-name="ce15" table:formula="of:=[.Q92]" office:value-type="float" office:value="0" calcext:value-type="float">
            <text:p>0,000</text:p>
          </table:table-cell>
          <table:table-cell table:style-name="ce15" table:formula="of:=[.R92]" office:value-type="float" office:value="0" calcext:value-type="float">
            <text:p>0,000</text:p>
          </table:table-cell>
          <table:table-cell table:style-name="ce15" table:formula="of:=[.S92]" office:value-type="float" office:value="0" calcext:value-type="float">
            <text:p>0,000</text:p>
          </table:table-cell>
          <table:table-cell table:style-name="ce15" table:formula="of:=[.T92]" office:value-type="float" office:value="0" calcext:value-type="float">
            <text:p>0,000</text:p>
          </table:table-cell>
          <table:table-cell table:style-name="ce15" table:formula="of:=[.U92]" office:value-type="float" office:value="0" calcext:value-type="float">
            <text:p>0,000</text:p>
          </table:table-cell>
          <table:table-cell table:style-name="ce15" table:formula="of:=[.V92]" office:value-type="float" office:value="0" calcext:value-type="float">
            <text:p>0,000</text:p>
          </table:table-cell>
          <table:table-cell table:style-name="ce15" table:formula="of:=[.W92]" office:value-type="float" office:value="0" calcext:value-type="float">
            <text:p>0,000</text:p>
          </table:table-cell>
          <table:table-cell table:style-name="ce15" table:formula="of:=[.X92]" office:value-type="float" office:value="0" calcext:value-type="float">
            <text:p>0,000</text:p>
          </table:table-cell>
          <table:table-cell table:style-name="ce15" table:formula="of:=[.Y92]" office:value-type="float" office:value="0" calcext:value-type="float">
            <text:p>0,000</text:p>
          </table:table-cell>
          <table:table-cell table:style-name="ce15" table:formula="of:=[.Z92]" office:value-type="float" office:value="0" calcext:value-type="float">
            <text:p>0,000</text:p>
          </table:table-cell>
          <table:table-cell table:style-name="ce29" table:formula="of:=SUM([.B96:.Z96])" office:value-type="percentage" office:value="1" calcext:value-type="percentage">
            <text:p>100,00%</text:p>
          </table:table-cell>
          <table:table-cell table:style-name="ce1"/>
          <table:table-cell table:number-columns-repeated="996"/>
        </table:table-row>
        <table:table-row table:style-name="ro2">
          <table:table-cell table:style-name="ce4" office:value-type="string" calcext:value-type="string">
            <text:p>DSP</text:p>
          </table:table-cell>
          <table:table-cell table:style-name="ce14" table:formula="of:=STDEV([.B99:.B181])" office:value-type="float" office:value="0.0218237112932883" calcext:value-type="float">
            <text:p>0,022</text:p>
          </table:table-cell>
          <table:table-cell table:style-name="ce14" table:formula="of:=STDEV([.C99:.C181])" office:value-type="float" office:value="0.0107351502114218" calcext:value-type="float">
            <text:p>0,011</text:p>
          </table:table-cell>
          <table:table-cell table:style-name="ce14" table:formula="of:=STDEV([.D99:.D181])" office:value-type="float" office:value="0.019164041834276" calcext:value-type="float">
            <text:p>0,019</text:p>
          </table:table-cell>
          <table:table-cell table:style-name="ce14" table:formula="of:=STDEV([.E99:.E181])" office:value-type="float" office:value="0.0186356940779762" calcext:value-type="float">
            <text:p>0,019</text:p>
          </table:table-cell>
          <table:table-cell table:style-name="ce14" table:formula="of:=STDEV([.F99:.F181])" office:value-type="float" office:value="0.0174927758593794" calcext:value-type="float">
            <text:p>0,017</text:p>
          </table:table-cell>
          <table:table-cell table:style-name="ce14" table:formula="of:=STDEV([.G99:.G181])" office:value-type="float" office:value="0.0237303624044043" calcext:value-type="float">
            <text:p>0,024</text:p>
          </table:table-cell>
          <table:table-cell table:style-name="ce14" table:formula="of:=STDEV([.H99:.H181])" office:value-type="float" office:value="0.0220268945100142" calcext:value-type="float">
            <text:p>0,022</text:p>
          </table:table-cell>
          <table:table-cell table:style-name="ce14" table:formula="of:=STDEV([.I99:.I181])" office:value-type="float" office:value="0.0170743161685864" calcext:value-type="float">
            <text:p>0,017</text:p>
          </table:table-cell>
          <table:table-cell table:style-name="ce14" table:formula="of:=STDEV([.J99:.J181])" office:value-type="float" office:value="0.0194681686122212" calcext:value-type="float">
            <text:p>0,019</text:p>
          </table:table-cell>
          <table:table-cell table:style-name="ce14" table:formula="of:=STDEV([.K99:.K181])" office:value-type="float" office:value="0.0212448437126263" calcext:value-type="float">
            <text:p>0,021</text:p>
          </table:table-cell>
          <table:table-cell table:style-name="ce14" table:formula="of:=STDEV([.L99:.L181])" office:value-type="float" office:value="0.0191549942342877" calcext:value-type="float">
            <text:p>0,019</text:p>
          </table:table-cell>
          <table:table-cell table:style-name="ce14" table:formula="of:=STDEV([.M99:.M181])" office:value-type="float" office:value="0.0209337180222394" calcext:value-type="float">
            <text:p>0,021</text:p>
          </table:table-cell>
          <table:table-cell table:style-name="ce14" table:formula="of:=STDEV([.N99:.N181])" office:value-type="float" office:value="0.0200312135385832" calcext:value-type="float">
            <text:p>0,020</text:p>
          </table:table-cell>
          <table:table-cell table:style-name="ce14" table:formula="of:=STDEV([.O99:.O181])" office:value-type="float" office:value="0.0213624301766777" calcext:value-type="float">
            <text:p>0,021</text:p>
          </table:table-cell>
          <table:table-cell table:style-name="ce14" table:formula="of:=STDEV([.P99:.P181])" office:value-type="float" office:value="0.0282860061112322" calcext:value-type="float">
            <text:p>0,028</text:p>
          </table:table-cell>
          <table:table-cell table:style-name="ce14" table:formula="of:=STDEV([.Q99:.Q181])" office:value-type="float" office:value="0.0247400175640964" calcext:value-type="float">
            <text:p>0,025</text:p>
          </table:table-cell>
          <table:table-cell table:style-name="ce14" table:formula="of:=STDEV([.R99:.R181])" office:value-type="float" office:value="0.0155252111575481" calcext:value-type="float">
            <text:p>0,016</text:p>
          </table:table-cell>
          <table:table-cell table:style-name="ce14" table:formula="of:=STDEV([.S99:.S181])" office:value-type="float" office:value="0.0183123591703642" calcext:value-type="float">
            <text:p>0,018</text:p>
          </table:table-cell>
          <table:table-cell table:style-name="ce14" table:formula="of:=STDEV([.T99:.T181])" office:value-type="float" office:value="0.0388945353310611" calcext:value-type="float">
            <text:p>0,039</text:p>
          </table:table-cell>
          <table:table-cell table:style-name="ce14" table:formula="of:=STDEV([.U99:.U181])" office:value-type="float" office:value="0.0212968879370178" calcext:value-type="float">
            <text:p>0,021</text:p>
          </table:table-cell>
          <table:table-cell table:style-name="ce14" table:formula="of:=STDEV([.V99:.V181])" office:value-type="float" office:value="0.0183413434606974" calcext:value-type="float">
            <text:p>0,018</text:p>
          </table:table-cell>
          <table:table-cell table:style-name="ce14" table:formula="of:=STDEV([.W99:.W181])" office:value-type="float" office:value="0.0178774740046728" calcext:value-type="float">
            <text:p>0,018</text:p>
          </table:table-cell>
          <table:table-cell table:style-name="ce14" table:formula="of:=STDEV([.X99:.X181])" office:value-type="float" office:value="0.0147849877962783" calcext:value-type="float">
            <text:p>0,015</text:p>
          </table:table-cell>
          <table:table-cell table:style-name="ce14" table:formula="of:=STDEV([.Y99:.Y181])" office:value-type="float" office:value="0.0298188463103558" calcext:value-type="float">
            <text:p>0,030</text:p>
          </table:table-cell>
          <table:table-cell table:style-name="ce14" table:formula="of:=STDEV([.Z99:.Z181])" office:value-type="float" office:value="0.0239583349899233" calcext:value-type="float">
            <text:p>0,024</text:p>
          </table:table-cell>
          <table:table-cell table:style-name="ce23"/>
          <table:table-cell table:number-columns-repeated="997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20" table:formula="of:=AVERAGE([.B99:.B181])" office:value-type="percentage" office:value="0.00362372884411893" calcext:value-type="percentage">
            <text:p>0,36%</text:p>
          </table:table-cell>
          <table:table-cell table:style-name="ce20" table:formula="of:=AVERAGE([.C99:.C181])" office:value-type="percentage" office:value="0.000384787255010552" calcext:value-type="percentage">
            <text:p>0,04%</text:p>
          </table:table-cell>
          <table:table-cell table:style-name="ce20" table:formula="of:=AVERAGE([.D99:.D181])" office:value-type="percentage" office:value="0.00108185169770088" calcext:value-type="percentage">
            <text:p>0,11%</text:p>
          </table:table-cell>
          <table:table-cell table:style-name="ce20" table:formula="of:=AVERAGE([.E99:.E181])" office:value-type="percentage" office:value="0.00193431398542777" calcext:value-type="percentage">
            <text:p>0,19%</text:p>
          </table:table-cell>
          <table:table-cell table:style-name="ce20" table:formula="of:=AVERAGE([.F99:.F181])" office:value-type="percentage" office:value="0.000721752638638772" calcext:value-type="percentage">
            <text:p>0,07%</text:p>
          </table:table-cell>
          <table:table-cell table:style-name="ce20" table:formula="of:=AVERAGE([.G99:.G181])" office:value-type="percentage" office:value="-0.000801433873464412" calcext:value-type="percentage">
            <text:p>-0,08%</text:p>
          </table:table-cell>
          <table:table-cell table:style-name="ce20" table:formula="of:=AVERAGE([.H99:.H181])" office:value-type="percentage" office:value="0.00332956721075424" calcext:value-type="percentage">
            <text:p>0,33%</text:p>
          </table:table-cell>
          <table:table-cell table:style-name="ce20" table:formula="of:=AVERAGE([.I99:.I181])" office:value-type="percentage" office:value="0.00023243515297815" calcext:value-type="percentage">
            <text:p>0,02%</text:p>
          </table:table-cell>
          <table:table-cell table:style-name="ce20" table:formula="of:=AVERAGE([.J99:.J181])" office:value-type="percentage" office:value="-0.00262781617253149" calcext:value-type="percentage">
            <text:p>-0,26%</text:p>
          </table:table-cell>
          <table:table-cell table:style-name="ce20" table:formula="of:=AVERAGE([.K99:.K181])" office:value-type="percentage" office:value="-0.00411989415439918" calcext:value-type="percentage">
            <text:p>-0,41%</text:p>
          </table:table-cell>
          <table:table-cell table:style-name="ce20" table:formula="of:=AVERAGE([.L99:.L181])" office:value-type="percentage" office:value="0.00052717552840278" calcext:value-type="percentage">
            <text:p>0,05%</text:p>
          </table:table-cell>
          <table:table-cell table:style-name="ce20" table:formula="of:=AVERAGE([.M99:.M181])" office:value-type="percentage" office:value="-0.00431208691890684" calcext:value-type="percentage">
            <text:p>-0,43%</text:p>
          </table:table-cell>
          <table:table-cell table:style-name="ce20" table:formula="of:=AVERAGE([.N99:.N181])" office:value-type="percentage" office:value="-0.00411690045009408" calcext:value-type="percentage">
            <text:p>-0,41%</text:p>
          </table:table-cell>
          <table:table-cell table:style-name="ce20" table:formula="of:=AVERAGE([.O99:.O181])" office:value-type="percentage" office:value="0.00100497878390438" calcext:value-type="percentage">
            <text:p>0,10%</text:p>
          </table:table-cell>
          <table:table-cell table:style-name="ce20" table:formula="of:=AVERAGE([.P99:.P181])" office:value-type="percentage" office:value="0.00274118073582956" calcext:value-type="percentage">
            <text:p>0,27%</text:p>
          </table:table-cell>
          <table:table-cell table:style-name="ce20" table:formula="of:=AVERAGE([.Q99:.Q181])" office:value-type="percentage" office:value="0.00120684590023381" calcext:value-type="percentage">
            <text:p>0,12%</text:p>
          </table:table-cell>
          <table:table-cell table:style-name="ce20" table:formula="of:=AVERAGE([.R99:.R181])" office:value-type="percentage" office:value="-0.00170719703298917" calcext:value-type="percentage">
            <text:p>-0,17%</text:p>
          </table:table-cell>
          <table:table-cell table:style-name="ce20" table:formula="of:=AVERAGE([.S99:.S181])" office:value-type="percentage" office:value="0.00176570144371121" calcext:value-type="percentage">
            <text:p>0,18%</text:p>
          </table:table-cell>
          <table:table-cell table:style-name="ce20" table:formula="of:=AVERAGE([.T99:.T181])" office:value-type="percentage" office:value="-0.00581670414043362" calcext:value-type="percentage">
            <text:p>-0,58%</text:p>
          </table:table-cell>
          <table:table-cell table:style-name="ce20" table:formula="of:=AVERAGE([.U99:.U181])" office:value-type="percentage" office:value="0.000601413140984586" calcext:value-type="percentage">
            <text:p>0,06%</text:p>
          </table:table-cell>
          <table:table-cell table:style-name="ce20" table:formula="of:=AVERAGE([.V99:.V181])" office:value-type="percentage" office:value="-0.00063586672606886" calcext:value-type="percentage">
            <text:p>-0,06%</text:p>
          </table:table-cell>
          <table:table-cell table:style-name="ce20" table:formula="of:=AVERAGE([.W99:.W181])" office:value-type="percentage" office:value="0.00110106570689284" calcext:value-type="percentage">
            <text:p>0,11%</text:p>
          </table:table-cell>
          <table:table-cell table:style-name="ce20" table:formula="of:=AVERAGE([.X99:.X181])" office:value-type="percentage" office:value="-0.000816690211474583" calcext:value-type="percentage">
            <text:p>-0,08%</text:p>
          </table:table-cell>
          <table:table-cell table:style-name="ce20" table:formula="of:=AVERAGE([.Y99:.Y181])" office:value-type="percentage" office:value="-0.000414591131139867" calcext:value-type="percentage">
            <text:p>-0,04%</text:p>
          </table:table-cell>
          <table:table-cell table:style-name="ce20" table:formula="of:=AVERAGE([.Z99:.Z181])" office:value-type="percentage" office:value="0.00277075598906269" calcext:value-type="percentage">
            <text:p>0,28%</text:p>
          </table:table-cell>
          <table:table-cell table:style-name="ce23"/>
          <table:table-cell table:number-columns-repeated="997"/>
        </table:table-row>
        <table:table-row table:style-name="ro2">
          <table:table-cell table:style-name="ce2" office:value-type="date" office:date-value="2018-05-04" calcext:value-type="date">
            <text:p>04/05/18</text:p>
          </table:table-cell>
          <table:table-cell table:style-name="ce21" table:formula="of:=([.B2]-[.B3])/[.B2]" office:value-type="percentage" office:value="-0.0175805776475512" calcext:value-type="percentage">
            <text:p>-1,76%</text:p>
          </table:table-cell>
          <table:table-cell table:style-name="ce21" table:formula="of:=([.C2]-[.C3])/[.C2]" office:value-type="percentage" office:value="-0.00444444444444451" calcext:value-type="percentage">
            <text:p>-0,44%</text:p>
          </table:table-cell>
          <table:table-cell table:style-name="ce21" table:formula="of:=([.D2]-[.D3])/[.D2]" office:value-type="percentage" office:value="-0.0163265306122448" calcext:value-type="percentage">
            <text:p>-1,63%</text:p>
          </table:table-cell>
          <table:table-cell table:style-name="ce21" table:formula="of:=([.E2]-[.E3])/[.E2]" office:value-type="percentage" office:value="0.0122736418511066" calcext:value-type="percentage">
            <text:p>1,23%</text:p>
          </table:table-cell>
          <table:table-cell table:style-name="ce21" table:formula="of:=([.F2]-[.F3])/[.F2]" office:value-type="percentage" office:value="-0.0118694362017805" calcext:value-type="percentage">
            <text:p>-1,19%</text:p>
          </table:table-cell>
          <table:table-cell table:style-name="ce21" table:formula="of:=([.G2]-[.G3])/[.G2]" office:value-type="percentage" office:value="-0.0035610229847847" calcext:value-type="percentage">
            <text:p>-0,36%</text:p>
          </table:table-cell>
          <table:table-cell table:style-name="ce21" table:formula="of:=([.H2]-[.H3])/[.H2]" office:value-type="percentage" office:value="-0.00808262236192186" calcext:value-type="percentage">
            <text:p>-0,81%</text:p>
          </table:table-cell>
          <table:table-cell table:style-name="ce21" table:formula="of:=([.I2]-[.I3])/[.I2]" office:value-type="percentage" office:value="-0.00499168053244597" calcext:value-type="percentage">
            <text:p>-0,50%</text:p>
          </table:table-cell>
          <table:table-cell table:style-name="ce21" table:formula="of:=([.J2]-[.J3])/[.J2]" office:value-type="percentage" office:value="-0.0193939393939394" calcext:value-type="percentage">
            <text:p>-1,94%</text:p>
          </table:table-cell>
          <table:table-cell table:style-name="ce21" table:formula="of:=([.K2]-[.K3])/[.K2]" office:value-type="percentage" office:value="0.00225903614457826" calcext:value-type="percentage">
            <text:p>0,23%</text:p>
          </table:table-cell>
          <table:table-cell table:style-name="ce21" table:formula="of:=([.L2]-[.L3])/[.L2]" office:value-type="percentage" office:value="-0.00200400801603207" calcext:value-type="percentage">
            <text:p>-0,20%</text:p>
          </table:table-cell>
          <table:table-cell table:style-name="ce21" table:formula="of:=([.M2]-[.M3])/[.M2]" office:value-type="percentage" office:value="0.0135708227311279" calcext:value-type="percentage">
            <text:p>1,36%</text:p>
          </table:table-cell>
          <table:table-cell table:style-name="ce21" table:formula="of:=([.N2]-[.N3])/[.N2]" office:value-type="percentage" office:value="-0.0333141872487075" calcext:value-type="percentage">
            <text:p>-3,33%</text:p>
          </table:table-cell>
          <table:table-cell table:style-name="ce21" table:formula="of:=([.O2]-[.O3])/[.O2]" office:value-type="percentage" office:value="-0.0222376650451703" calcext:value-type="percentage">
            <text:p>-2,22%</text:p>
          </table:table-cell>
          <table:table-cell table:style-name="ce21" table:formula="of:=([.P2]-[.P3])/[.P2]" office:value-type="percentage" office:value="0.0207838479809977" calcext:value-type="percentage">
            <text:p>2,08%</text:p>
          </table:table-cell>
          <table:table-cell table:style-name="ce21" table:formula="of:=([.Q2]-[.Q3])/[.Q2]" office:value-type="percentage" office:value="0.0304182509505703" calcext:value-type="percentage">
            <text:p>3,04%</text:p>
          </table:table-cell>
          <table:table-cell table:style-name="ce21" table:formula="of:=([.R2]-[.R3])/[.R2]" office:value-type="percentage" office:value="0.0340386384544617" calcext:value-type="percentage">
            <text:p>3,40%</text:p>
          </table:table-cell>
          <table:table-cell table:style-name="ce21" table:formula="of:=([.S2]-[.S3])/[.S2]" office:value-type="percentage" office:value="0.00645161290322578" calcext:value-type="percentage">
            <text:p>0,65%</text:p>
          </table:table-cell>
          <table:table-cell table:style-name="ce21" table:formula="of:=([.T2]-[.T3])/[.T2]" office:value-type="percentage" office:value="0.00409836065573762" calcext:value-type="percentage">
            <text:p>0,41%</text:p>
          </table:table-cell>
          <table:table-cell table:style-name="ce21" table:formula="of:=([.U2]-[.U3])/[.U2]" office:value-type="percentage" office:value="-0.00636942675159238" calcext:value-type="percentage">
            <text:p>-0,64%</text:p>
          </table:table-cell>
          <table:table-cell table:style-name="ce21" table:formula="of:=([.V2]-[.V3])/[.V2]" office:value-type="percentage" office:value="0.0514705882352941" calcext:value-type="percentage">
            <text:p>5,15%</text:p>
          </table:table-cell>
          <table:table-cell table:style-name="ce21" table:formula="of:=([.W2]-[.W3])/[.W2]" office:value-type="percentage" office:value="-0.00434074877916451" calcext:value-type="percentage">
            <text:p>-0,43%</text:p>
          </table:table-cell>
          <table:table-cell table:style-name="ce21" table:formula="of:=([.X2]-[.X3])/[.X2]" office:value-type="percentage" office:value="-0.0140428677014044" calcext:value-type="percentage">
            <text:p>-1,40%</text:p>
          </table:table-cell>
          <table:table-cell table:style-name="ce21" table:formula="of:=([.Y2]-[.Y3])/[.Y2]" office:value-type="percentage" office:value="0.0137931034482758" calcext:value-type="percentage">
            <text:p>1,38%</text:p>
          </table:table-cell>
          <table:table-cell table:style-name="ce21" table:formula="of:=([.Z2]-[.Z3])/[.Z2]" office:value-type="percentage" office:value="0.0153846153846154" calcext:value-type="percentage">
            <text:p>1,5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5-03" calcext:value-type="date">
            <text:p>03/05/18</text:p>
          </table:table-cell>
          <table:table-cell table:style-name="ce21" table:formula="of:=([.B3]-[.B4])/[.B3]" office:value-type="percentage" office:value="-0.0106951871657755" calcext:value-type="percentage">
            <text:p>-1,07%</text:p>
          </table:table-cell>
          <table:table-cell table:style-name="ce21" table:formula="of:=([.C3]-[.C4])/[.C3]" office:value-type="percentage" office:value="-0.00309734513274338" calcext:value-type="percentage">
            <text:p>-0,31%</text:p>
          </table:table-cell>
          <table:table-cell table:style-name="ce21" table:formula="of:=([.D3]-[.D4])/[.D3]" office:value-type="percentage" office:value="-0.0281124497991969" calcext:value-type="percentage">
            <text:p>-2,81%</text:p>
          </table:table-cell>
          <table:table-cell table:style-name="ce21" table:formula="of:=([.E3]-[.E4])/[.E3]" office:value-type="percentage" office:value="0.00774088409044617" calcext:value-type="percentage">
            <text:p>0,77%</text:p>
          </table:table-cell>
          <table:table-cell table:style-name="ce21" table:formula="of:=([.F3]-[.F4])/[.F3]" office:value-type="percentage" office:value="-0.0201089233347298" calcext:value-type="percentage">
            <text:p>-2,01%</text:p>
          </table:table-cell>
          <table:table-cell table:style-name="ce21" table:formula="of:=([.G3]-[.G4])/[.G3]" office:value-type="percentage" office:value="-0.0125806451612903" calcext:value-type="percentage">
            <text:p>-1,26%</text:p>
          </table:table-cell>
          <table:table-cell table:style-name="ce21" table:formula="of:=([.H3]-[.H4])/[.H3]" office:value-type="percentage" office:value="-0.0066815144766148" calcext:value-type="percentage">
            <text:p>-0,67%</text:p>
          </table:table-cell>
          <table:table-cell table:style-name="ce21" table:formula="of:=([.I3]-[.I4])/[.I3]" office:value-type="percentage" office:value="-0.0186258278145695" calcext:value-type="percentage">
            <text:p>-1,86%</text:p>
          </table:table-cell>
          <table:table-cell table:style-name="ce21" table:formula="of:=([.J3]-[.J4])/[.J3]" office:value-type="percentage" office:value="-0.0297265160523187" calcext:value-type="percentage">
            <text:p>-2,97%</text:p>
          </table:table-cell>
          <table:table-cell table:style-name="ce21" table:formula="of:=([.K3]-[.K4])/[.K3]" office:value-type="percentage" office:value="-0.0264150943396226" calcext:value-type="percentage">
            <text:p>-2,64%</text:p>
          </table:table-cell>
          <table:table-cell table:style-name="ce21" table:formula="of:=([.L3]-[.L4])/[.L3]" office:value-type="percentage" office:value="-0.0291428571428572" calcext:value-type="percentage">
            <text:p>-2,91%</text:p>
          </table:table-cell>
          <table:table-cell table:style-name="ce21" table:formula="of:=([.M3]-[.M4])/[.M3]" office:value-type="percentage" office:value="-0.0197764402407565" calcext:value-type="percentage">
            <text:p>-1,98%</text:p>
          </table:table-cell>
          <table:table-cell table:style-name="ce21" table:formula="of:=([.N3]-[.N4])/[.N3]" office:value-type="percentage" office:value="-0.0661478599221791" calcext:value-type="percentage">
            <text:p>-6,61%</text:p>
          </table:table-cell>
          <table:table-cell table:style-name="ce21" table:formula="of:=([.O3]-[.O4])/[.O3]" office:value-type="percentage" office:value="-0.0054384772263765" calcext:value-type="percentage">
            <text:p>-0,54%</text:p>
          </table:table-cell>
          <table:table-cell table:style-name="ce21" table:formula="of:=([.P3]-[.P4])/[.P3]" office:value-type="percentage" office:value="0.0151607034566404" calcext:value-type="percentage">
            <text:p>1,52%</text:p>
          </table:table-cell>
          <table:table-cell table:style-name="ce21" table:formula="of:=([.Q3]-[.Q4])/[.Q3]" office:value-type="percentage" office:value="-0.0104575163398693" calcext:value-type="percentage">
            <text:p>-1,05%</text:p>
          </table:table-cell>
          <table:table-cell table:style-name="ce21" table:formula="of:=([.R3]-[.R4])/[.R3]" office:value-type="percentage" office:value="-0.0142857142857143" calcext:value-type="percentage">
            <text:p>-1,43%</text:p>
          </table:table-cell>
          <table:table-cell table:style-name="ce21" table:formula="of:=([.S3]-[.S4])/[.S3]" office:value-type="percentage" office:value="-0.0051948051948052" calcext:value-type="percentage">
            <text:p>-0,52%</text:p>
          </table:table-cell>
          <table:table-cell table:style-name="ce21" table:formula="of:=([.T3]-[.T4])/[.T3]" office:value-type="percentage" office:value="-0.0123456790123457" calcext:value-type="percentage">
            <text:p>-1,23%</text:p>
          </table:table-cell>
          <table:table-cell table:style-name="ce21" table:formula="of:=([.U3]-[.U4])/[.U3]" office:value-type="percentage" office:value="0.00361663652802902" calcext:value-type="percentage">
            <text:p>0,36%</text:p>
          </table:table-cell>
          <table:table-cell table:style-name="ce21" table:formula="of:=([.V3]-[.V4])/[.V3]" office:value-type="percentage" office:value="0.00341085271317828" calcext:value-type="percentage">
            <text:p>0,34%</text:p>
          </table:table-cell>
          <table:table-cell table:style-name="ce21" table:formula="of:=([.W3]-[.W4])/[.W3]" office:value-type="percentage" office:value="-0.0329551593733117" calcext:value-type="percentage">
            <text:p>-3,30%</text:p>
          </table:table-cell>
          <table:table-cell table:style-name="ce21" table:formula="of:=([.X3]-[.X4])/[.X3]" office:value-type="percentage" office:value="-0.00145772594752183" calcext:value-type="percentage">
            <text:p>-0,15%</text:p>
          </table:table-cell>
          <table:table-cell table:style-name="ce21" table:formula="of:=([.Y3]-[.Y4])/[.Y3]" office:value-type="percentage" office:value="-0.0384615384615385" calcext:value-type="percentage">
            <text:p>-3,85%</text:p>
          </table:table-cell>
          <table:table-cell table:style-name="ce21" table:formula="of:=([.Z3]-[.Z4])/[.Z3]" office:value-type="percentage" office:value="-0.00651041666666676" calcext:value-type="percentage">
            <text:p>-0,6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5-02" calcext:value-type="date">
            <text:p>02/05/18</text:p>
          </table:table-cell>
          <table:table-cell table:style-name="ce21" table:formula="of:=([.B4]-[.B5])/[.B4]" office:value-type="percentage" office:value="-0.00244200244200239" calcext:value-type="percentage">
            <text:p>-0,24%</text:p>
          </table:table-cell>
          <table:table-cell table:style-name="ce21" table:formula="of:=([.C4]-[.C5])/[.C4]" office:value-type="percentage" office:value="-0.0291133656815173" calcext:value-type="percentage">
            <text:p>-2,91%</text:p>
          </table:table-cell>
          <table:table-cell table:style-name="ce21" table:formula="of:=([.D4]-[.D5])/[.D4]" office:value-type="percentage" office:value="-0.0632812499999999" calcext:value-type="percentage">
            <text:p>-6,33%</text:p>
          </table:table-cell>
          <table:table-cell table:style-name="ce21" table:formula="of:=([.E4]-[.E5])/[.E4]" office:value-type="percentage" office:value="0.000821186614658163" calcext:value-type="percentage">
            <text:p>0,08%</text:p>
          </table:table-cell>
          <table:table-cell table:style-name="ce21" table:formula="of:=([.F4]-[.F5])/[.F4]" office:value-type="percentage" office:value="-0.0474332648870636" calcext:value-type="percentage">
            <text:p>-4,74%</text:p>
          </table:table-cell>
          <table:table-cell table:style-name="ce21" table:formula="of:=([.G4]-[.G5])/[.G4]" office:value-type="percentage" office:value="-0.0162472124880535" calcext:value-type="percentage">
            <text:p>-1,62%</text:p>
          </table:table-cell>
          <table:table-cell table:style-name="ce21" table:formula="of:=([.H4]-[.H5])/[.H4]" office:value-type="percentage" office:value="-0.0163716814159291" calcext:value-type="percentage">
            <text:p>-1,64%</text:p>
          </table:table-cell>
          <table:table-cell table:style-name="ce21" table:formula="of:=([.I4]-[.I5])/[.I4]" office:value-type="percentage" office:value="-0.0280373831775701" calcext:value-type="percentage">
            <text:p>-2,80%</text:p>
          </table:table-cell>
          <table:table-cell table:style-name="ce21" table:formula="of:=([.J4]-[.J5])/[.J4]" office:value-type="percentage" office:value="-0.010392609699769" calcext:value-type="percentage">
            <text:p>-1,04%</text:p>
          </table:table-cell>
          <table:table-cell table:style-name="ce21" table:formula="of:=([.K4]-[.K5])/[.K4]" office:value-type="percentage" office:value="-0.0301470588235294" calcext:value-type="percentage">
            <text:p>-3,01%</text:p>
          </table:table-cell>
          <table:table-cell table:style-name="ce21" table:formula="of:=([.L4]-[.L5])/[.L4]" office:value-type="percentage" office:value="-0.0188784008883953" calcext:value-type="percentage">
            <text:p>-1,89%</text:p>
          </table:table-cell>
          <table:table-cell table:style-name="ce21" table:formula="of:=([.M4]-[.M5])/[.M4]" office:value-type="percentage" office:value="-0.00843170320404734" calcext:value-type="percentage">
            <text:p>-0,84%</text:p>
          </table:table-cell>
          <table:table-cell table:style-name="ce21" table:formula="of:=([.N4]-[.N5])/[.N4]" office:value-type="percentage" office:value="-0.00104275286757036" calcext:value-type="percentage">
            <text:p>-0,10%</text:p>
          </table:table-cell>
          <table:table-cell table:style-name="ce21" table:formula="of:=([.O4]-[.O5])/[.O4]" office:value-type="percentage" office:value="-0.00405679513184588" calcext:value-type="percentage">
            <text:p>-0,41%</text:p>
          </table:table-cell>
          <table:table-cell table:style-name="ce21" table:formula="of:=([.P4]-[.P5])/[.P4]" office:value-type="percentage" office:value="-0.0252463054187192" calcext:value-type="percentage">
            <text:p>-2,52%</text:p>
          </table:table-cell>
          <table:table-cell table:style-name="ce21" table:formula="of:=([.Q4]-[.Q5])/[.Q4]" office:value-type="percentage" office:value="-0.0944372574385512" calcext:value-type="percentage">
            <text:p>-9,44%</text:p>
          </table:table-cell>
          <table:table-cell table:style-name="ce21" table:formula="of:=([.R4]-[.R5])/[.R4]" office:value-type="percentage" office:value="-0.0253521126760563" calcext:value-type="percentage">
            <text:p>-2,54%</text:p>
          </table:table-cell>
          <table:table-cell table:style-name="ce21" table:formula="of:=([.S4]-[.S5])/[.S4]" office:value-type="percentage" office:value="-0.0303617571059431" calcext:value-type="percentage">
            <text:p>-3,04%</text:p>
          </table:table-cell>
          <table:table-cell table:style-name="ce21" table:formula="of:=([.T4]-[.T5])/[.T4]" office:value-type="percentage" office:value="-0.00813008130081298" calcext:value-type="percentage">
            <text:p>-0,81%</text:p>
          </table:table-cell>
          <table:table-cell table:style-name="ce21" table:formula="of:=([.U4]-[.U5])/[.U4]" office:value-type="percentage" office:value="-0.00453720508166976" calcext:value-type="percentage">
            <text:p>-0,45%</text:p>
          </table:table-cell>
          <table:table-cell table:style-name="ce21" table:formula="of:=([.V4]-[.V5])/[.V4]" office:value-type="percentage" office:value="-0.0146235220908525" calcext:value-type="percentage">
            <text:p>-1,46%</text:p>
          </table:table-cell>
          <table:table-cell table:style-name="ce21" table:formula="of:=([.W4]-[.W5])/[.W4]" office:value-type="percentage" office:value="-0.0434100418410041" calcext:value-type="percentage">
            <text:p>-4,34%</text:p>
          </table:table-cell>
          <table:table-cell table:style-name="ce21" table:formula="of:=([.X4]-[.X5])/[.X4]" office:value-type="percentage" office:value="0" calcext:value-type="percentage">
            <text:p>0,00%</text:p>
          </table:table-cell>
          <table:table-cell table:style-name="ce21" table:formula="of:=([.Y4]-[.Y5])/[.Y4]" office:value-type="percentage" office:value="0.0145903479236813" calcext:value-type="percentage">
            <text:p>1,46%</text:p>
          </table:table-cell>
          <table:table-cell table:style-name="ce21" table:formula="of:=([.Z4]-[.Z5])/[.Z4]" office:value-type="percentage" office:value="-0.0116429495472186" calcext:value-type="percentage">
            <text:p>-1,1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30" calcext:value-type="date">
            <text:p>30/04/18</text:p>
          </table:table-cell>
          <table:table-cell table:style-name="ce21" table:formula="of:=([.B5]-[.B6])/[.B5]" office:value-type="percentage" office:value="0.00446609825416157" calcext:value-type="percentage">
            <text:p>0,45%</text:p>
          </table:table-cell>
          <table:table-cell table:style-name="ce21" table:formula="of:=([.C5]-[.C6])/[.C5]" office:value-type="percentage" office:value="0.00642948992713239" calcext:value-type="percentage">
            <text:p>0,64%</text:p>
          </table:table-cell>
          <table:table-cell table:style-name="ce21" table:formula="of:=([.D5]-[.D6])/[.D5]" office:value-type="percentage" office:value="-0.00587803085966202" calcext:value-type="percentage">
            <text:p>-0,59%</text:p>
          </table:table-cell>
          <table:table-cell table:style-name="ce21" table:formula="of:=([.E5]-[.E6])/[.E5]" office:value-type="percentage" office:value="0.00657489213067599" calcext:value-type="percentage">
            <text:p>0,66%</text:p>
          </table:table-cell>
          <table:table-cell table:style-name="ce21" table:formula="of:=([.F5]-[.F6])/[.F5]" office:value-type="percentage" office:value="-0.00960595961576165" calcext:value-type="percentage">
            <text:p>-0,96%</text:p>
          </table:table-cell>
          <table:table-cell table:style-name="ce21" table:formula="of:=([.G5]-[.G6])/[.G5]" office:value-type="percentage" office:value="-0.0197492163009405" calcext:value-type="percentage">
            <text:p>-1,97%</text:p>
          </table:table-cell>
          <table:table-cell table:style-name="ce21" table:formula="of:=([.H5]-[.H6])/[.H5]" office:value-type="percentage" office:value="0.0113191118850674" calcext:value-type="percentage">
            <text:p>1,13%</text:p>
          </table:table-cell>
          <table:table-cell table:style-name="ce21" table:formula="of:=([.I5]-[.I6])/[.I5]" office:value-type="percentage" office:value="-0.0209486166007904" calcext:value-type="percentage">
            <text:p>-2,09%</text:p>
          </table:table-cell>
          <table:table-cell table:style-name="ce21" table:formula="of:=([.J5]-[.J6])/[.J5]" office:value-type="percentage" office:value="-0.0228571428571428" calcext:value-type="percentage">
            <text:p>-2,29%</text:p>
          </table:table-cell>
          <table:table-cell table:style-name="ce21" table:formula="of:=([.K5]-[.K6])/[.K5]" office:value-type="percentage" office:value="-0.0135617416131334" calcext:value-type="percentage">
            <text:p>-1,36%</text:p>
          </table:table-cell>
          <table:table-cell table:style-name="ce21" table:formula="of:=([.L5]-[.L6])/[.L5]" office:value-type="percentage" office:value="-0.0177111716621253" calcext:value-type="percentage">
            <text:p>-1,77%</text:p>
          </table:table-cell>
          <table:table-cell table:style-name="ce21" table:formula="of:=([.M5]-[.M6])/[.M5]" office:value-type="percentage" office:value="-0.00250836120401332" calcext:value-type="percentage">
            <text:p>-0,25%</text:p>
          </table:table-cell>
          <table:table-cell table:style-name="ce21" table:formula="of:=([.N5]-[.N6])/[.N5]" office:value-type="percentage" office:value="0.0130208333333333" calcext:value-type="percentage">
            <text:p>1,30%</text:p>
          </table:table-cell>
          <table:table-cell table:style-name="ce21" table:formula="of:=([.O5]-[.O6])/[.O5]" office:value-type="percentage" office:value="0.032996632996633" calcext:value-type="percentage">
            <text:p>3,30%</text:p>
          </table:table-cell>
          <table:table-cell table:style-name="ce21" table:formula="of:=([.P5]-[.P6])/[.P5]" office:value-type="percentage" office:value="-0.00180180180180187" calcext:value-type="percentage">
            <text:p>-0,18%</text:p>
          </table:table-cell>
          <table:table-cell table:style-name="ce21" table:formula="of:=([.Q5]-[.Q6])/[.Q5]" office:value-type="percentage" office:value="0.0011820330969269" calcext:value-type="percentage">
            <text:p>0,12%</text:p>
          </table:table-cell>
          <table:table-cell table:style-name="ce21" table:formula="of:=([.R5]-[.R6])/[.R5]" office:value-type="percentage" office:value="-0.00915750915750913" calcext:value-type="percentage">
            <text:p>-0,92%</text:p>
          </table:table-cell>
          <table:table-cell table:style-name="ce21" table:formula="of:=([.S5]-[.S6])/[.S5]" office:value-type="percentage" office:value="0" calcext:value-type="percentage">
            <text:p>0,00%</text:p>
          </table:table-cell>
          <table:table-cell table:style-name="ce21" table:formula="of:=([.T5]-[.T6])/[.T5]" office:value-type="percentage" office:value="-0.0370967741935483" calcext:value-type="percentage">
            <text:p>-3,71%</text:p>
          </table:table-cell>
          <table:table-cell table:style-name="ce21" table:formula="of:=([.U5]-[.U6])/[.U5]" office:value-type="percentage" office:value="-0.0198735320686539" calcext:value-type="percentage">
            <text:p>-1,99%</text:p>
          </table:table-cell>
          <table:table-cell table:style-name="ce21" table:formula="of:=([.V5]-[.V6])/[.V5]" office:value-type="percentage" office:value="-0.00735970561177559" calcext:value-type="percentage">
            <text:p>-0,74%</text:p>
          </table:table-cell>
          <table:table-cell table:style-name="ce21" table:formula="of:=([.W5]-[.W6])/[.W5]" office:value-type="percentage" office:value="0.00601503759398501" calcext:value-type="percentage">
            <text:p>0,60%</text:p>
          </table:table-cell>
          <table:table-cell table:style-name="ce21" table:formula="of:=([.X5]-[.X6])/[.X5]" office:value-type="percentage" office:value="-0.019650655021834" calcext:value-type="percentage">
            <text:p>-1,97%</text:p>
          </table:table-cell>
          <table:table-cell table:style-name="ce21" table:formula="of:=([.Y5]-[.Y6])/[.Y5]" office:value-type="percentage" office:value="-0.0136674259681095" calcext:value-type="percentage">
            <text:p>-1,37%</text:p>
          </table:table-cell>
          <table:table-cell table:style-name="ce21" table:formula="of:=([.Z5]-[.Z6])/[.Z5]" office:value-type="percentage" office:value="-0.0179028132992327" calcext:value-type="percentage">
            <text:p>-1,7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7" calcext:value-type="date">
            <text:p>27/04/18</text:p>
          </table:table-cell>
          <table:table-cell table:style-name="ce21" table:formula="of:=([.B6]-[.B7])/[.B6]" office:value-type="percentage" office:value="0.00285481239804243" calcext:value-type="percentage">
            <text:p>0,29%</text:p>
          </table:table-cell>
          <table:table-cell table:style-name="ce21" table:formula="of:=([.C6]-[.C7])/[.C6]" office:value-type="percentage" office:value="-0.0056082830025884" calcext:value-type="percentage">
            <text:p>-0,56%</text:p>
          </table:table-cell>
          <table:table-cell table:style-name="ce21" table:formula="of:=([.D6]-[.D7])/[.D6]" office:value-type="percentage" office:value="0.00146092037983927" calcext:value-type="percentage">
            <text:p>0,15%</text:p>
          </table:table-cell>
          <table:table-cell table:style-name="ce21" table:formula="of:=([.E6]-[.E7])/[.E6]" office:value-type="percentage" office:value="-0.00723888314374357" calcext:value-type="percentage">
            <text:p>-0,72%</text:p>
          </table:table-cell>
          <table:table-cell table:style-name="ce21" table:formula="of:=([.F6]-[.F7])/[.F6]" office:value-type="percentage" office:value="-0.00194174757281556" calcext:value-type="percentage">
            <text:p>-0,19%</text:p>
          </table:table-cell>
          <table:table-cell table:style-name="ce21" table:formula="of:=([.G6]-[.G7])/[.G6]" office:value-type="percentage" office:value="0.00245926836766057" calcext:value-type="percentage">
            <text:p>0,25%</text:p>
          </table:table-cell>
          <table:table-cell table:style-name="ce21" table:formula="of:=([.H6]-[.H7])/[.H6]" office:value-type="percentage" office:value="0.00352267723469845" calcext:value-type="percentage">
            <text:p>0,35%</text:p>
          </table:table-cell>
          <table:table-cell table:style-name="ce21" table:formula="of:=([.I6]-[.I7])/[.I6]" office:value-type="percentage" office:value="0.00619434765776216" calcext:value-type="percentage">
            <text:p>0,62%</text:p>
          </table:table-cell>
          <table:table-cell table:style-name="ce21" table:formula="of:=([.J6]-[.J7])/[.J6]" office:value-type="percentage" office:value="-0.0301675977653633" calcext:value-type="percentage">
            <text:p>-3,02%</text:p>
          </table:table-cell>
          <table:table-cell table:style-name="ce21" table:formula="of:=([.K6]-[.K7])/[.K6]" office:value-type="percentage" office:value="0.0352112676056338" calcext:value-type="percentage">
            <text:p>3,52%</text:p>
          </table:table-cell>
          <table:table-cell table:style-name="ce21" table:formula="of:=([.L6]-[.L7])/[.L6]" office:value-type="percentage" office:value="0" calcext:value-type="percentage">
            <text:p>0,00%</text:p>
          </table:table-cell>
          <table:table-cell table:style-name="ce21" table:formula="of:=([.M6]-[.M7])/[.M6]" office:value-type="percentage" office:value="0.0133444537114262" calcext:value-type="percentage">
            <text:p>1,33%</text:p>
          </table:table-cell>
          <table:table-cell table:style-name="ce21" table:formula="of:=([.N6]-[.N7])/[.N6]" office:value-type="percentage" office:value="-0.0237467018469657" calcext:value-type="percentage">
            <text:p>-2,37%</text:p>
          </table:table-cell>
          <table:table-cell table:style-name="ce21" table:formula="of:=([.O6]-[.O7])/[.O6]" office:value-type="percentage" office:value="0.0167130919220056" calcext:value-type="percentage">
            <text:p>1,67%</text:p>
          </table:table-cell>
          <table:table-cell table:style-name="ce21" table:formula="of:=([.P6]-[.P7])/[.P6]" office:value-type="percentage" office:value="-0.0203836930455635" calcext:value-type="percentage">
            <text:p>-2,04%</text:p>
          </table:table-cell>
          <table:table-cell table:style-name="ce21" table:formula="of:=([.Q6]-[.Q7])/[.Q6]" office:value-type="percentage" office:value="0.0142011834319526" calcext:value-type="percentage">
            <text:p>1,42%</text:p>
          </table:table-cell>
          <table:table-cell table:style-name="ce21" table:formula="of:=([.R6]-[.R7])/[.R6]" office:value-type="percentage" office:value="-0.0117967332123413" calcext:value-type="percentage">
            <text:p>-1,18%</text:p>
          </table:table-cell>
          <table:table-cell table:style-name="ce21" table:formula="of:=([.S6]-[.S7])/[.S6]" office:value-type="percentage" office:value="0.00250783699059556" calcext:value-type="percentage">
            <text:p>0,25%</text:p>
          </table:table-cell>
          <table:table-cell table:style-name="ce21" table:formula="of:=([.T6]-[.T7])/[.T6]" office:value-type="percentage" office:value="-0.00972006220839813" calcext:value-type="percentage">
            <text:p>-0,97%</text:p>
          </table:table-cell>
          <table:table-cell table:style-name="ce21" table:formula="of:=([.U6]-[.U7])/[.U6]" office:value-type="percentage" office:value="-0.0265721877767937" calcext:value-type="percentage">
            <text:p>-2,66%</text:p>
          </table:table-cell>
          <table:table-cell table:style-name="ce21" table:formula="of:=([.V6]-[.V7])/[.V6]" office:value-type="percentage" office:value="0.0176560121765601" calcext:value-type="percentage">
            <text:p>1,77%</text:p>
          </table:table-cell>
          <table:table-cell table:style-name="ce21" table:formula="of:=([.W6]-[.W7])/[.W6]" office:value-type="percentage" office:value="0.00907715582450831" calcext:value-type="percentage">
            <text:p>0,91%</text:p>
          </table:table-cell>
          <table:table-cell table:style-name="ce21" table:formula="of:=([.X6]-[.X7])/[.X6]" office:value-type="percentage" office:value="0.0053533190578158" calcext:value-type="percentage">
            <text:p>0,54%</text:p>
          </table:table-cell>
          <table:table-cell table:style-name="ce21" table:formula="of:=([.Y6]-[.Y7])/[.Y6]" office:value-type="percentage" office:value="-0.0359550561797753" calcext:value-type="percentage">
            <text:p>-3,60%</text:p>
          </table:table-cell>
          <table:table-cell table:style-name="ce21" table:formula="of:=([.Z6]-[.Z7])/[.Z6]" office:value-type="percentage" office:value="-0.0125628140703518" calcext:value-type="percentage">
            <text:p>-1,2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table:style-name="ce21" table:formula="of:=([.B7]-[.B8])/[.B7]" office:value-type="percentage" office:value="0.0388548057259713" calcext:value-type="percentage">
            <text:p>3,89%</text:p>
          </table:table-cell>
          <table:table-cell table:style-name="ce21" table:formula="of:=([.C7]-[.C8])/[.C7]" office:value-type="percentage" office:value="0.00600600600600588" calcext:value-type="percentage">
            <text:p>0,60%</text:p>
          </table:table-cell>
          <table:table-cell table:style-name="ce21" table:formula="of:=([.D7]-[.D8])/[.D7]" office:value-type="percentage" office:value="0.0314557425018288" calcext:value-type="percentage">
            <text:p>3,15%</text:p>
          </table:table-cell>
          <table:table-cell table:style-name="ce21" table:formula="of:=([.E7]-[.E8])/[.E7]" office:value-type="percentage" office:value="0.0154004106776181" calcext:value-type="percentage">
            <text:p>1,54%</text:p>
          </table:table-cell>
          <table:table-cell table:style-name="ce21" table:formula="of:=([.F7]-[.F8])/[.F7]" office:value-type="percentage" office:value="0.0226744186046512" calcext:value-type="percentage">
            <text:p>2,27%</text:p>
          </table:table-cell>
          <table:table-cell table:style-name="ce21" table:formula="of:=([.G7]-[.G8])/[.G7]" office:value-type="percentage" office:value="0.00184899845916802" calcext:value-type="percentage">
            <text:p>0,18%</text:p>
          </table:table-cell>
          <table:table-cell table:style-name="ce21" table:formula="of:=([.H7]-[.H8])/[.H7]" office:value-type="percentage" office:value="0.0397702165267344" calcext:value-type="percentage">
            <text:p>3,98%</text:p>
          </table:table-cell>
          <table:table-cell table:style-name="ce21" table:formula="of:=([.I7]-[.I8])/[.I7]" office:value-type="percentage" office:value="0.0237631476431633" calcext:value-type="percentage">
            <text:p>2,38%</text:p>
          </table:table-cell>
          <table:table-cell table:style-name="ce21" table:formula="of:=([.J7]-[.J8])/[.J7]" office:value-type="percentage" office:value="0.027114967462039" calcext:value-type="percentage">
            <text:p>2,71%</text:p>
          </table:table-cell>
          <table:table-cell table:style-name="ce21" table:formula="of:=([.K7]-[.K8])/[.K7]" office:value-type="percentage" office:value="-0.0226277372262774" calcext:value-type="percentage">
            <text:p>-2,26%</text:p>
          </table:table-cell>
          <table:table-cell table:style-name="ce21" table:formula="of:=([.L7]-[.L8])/[.L7]" office:value-type="percentage" office:value="0.00776439089692099" calcext:value-type="percentage">
            <text:p>0,78%</text:p>
          </table:table-cell>
          <table:table-cell table:style-name="ce21" table:formula="of:=([.M7]-[.M8])/[.M7]" office:value-type="percentage" office:value="0.0160608622147083" calcext:value-type="percentage">
            <text:p>1,61%</text:p>
          </table:table-cell>
          <table:table-cell table:style-name="ce21" table:formula="of:=([.N7]-[.N8])/[.N7]" office:value-type="percentage" office:value="0.0103092783505154" calcext:value-type="percentage">
            <text:p>1,03%</text:p>
          </table:table-cell>
          <table:table-cell table:style-name="ce21" table:formula="of:=([.O7]-[.O8])/[.O7]" office:value-type="percentage" office:value="0.0254957507082153" calcext:value-type="percentage">
            <text:p>2,55%</text:p>
          </table:table-cell>
          <table:table-cell table:style-name="ce21" table:formula="of:=([.P7]-[.P8])/[.P7]" office:value-type="percentage" office:value="0.0146886016451234" calcext:value-type="percentage">
            <text:p>1,47%</text:p>
          </table:table-cell>
          <table:table-cell table:style-name="ce21" table:formula="of:=([.Q7]-[.Q8])/[.Q7]" office:value-type="percentage" office:value="0.0192076830732293" calcext:value-type="percentage">
            <text:p>1,92%</text:p>
          </table:table-cell>
          <table:table-cell table:style-name="ce21" table:formula="of:=([.R7]-[.R8])/[.R7]" office:value-type="percentage" office:value="0.0188340807174889" calcext:value-type="percentage">
            <text:p>1,88%</text:p>
          </table:table-cell>
          <table:table-cell table:style-name="ce21" table:formula="of:=([.S7]-[.S8])/[.S7]" office:value-type="percentage" office:value="0.027027027027027" calcext:value-type="percentage">
            <text:p>2,70%</text:p>
          </table:table-cell>
          <table:table-cell table:style-name="ce21" table:formula="of:=([.T7]-[.T8])/[.T7]" office:value-type="percentage" office:value="0.00577589526376583" calcext:value-type="percentage">
            <text:p>0,58%</text:p>
          </table:table-cell>
          <table:table-cell table:style-name="ce21" table:formula="of:=([.U7]-[.U8])/[.U7]" office:value-type="percentage" office:value="0.00345125107851589" calcext:value-type="percentage">
            <text:p>0,35%</text:p>
          </table:table-cell>
          <table:table-cell table:style-name="ce21" table:formula="of:=([.V7]-[.V8])/[.V7]" office:value-type="percentage" office:value="0.00743724821815934" calcext:value-type="percentage">
            <text:p>0,74%</text:p>
          </table:table-cell>
          <table:table-cell table:style-name="ce21" table:formula="of:=([.W7]-[.W8])/[.W7]" office:value-type="percentage" office:value="0.010178117048346" calcext:value-type="percentage">
            <text:p>1,02%</text:p>
          </table:table-cell>
          <table:table-cell table:style-name="ce21" table:formula="of:=([.X7]-[.X8])/[.X7]" office:value-type="percentage" office:value="0.0125583064226768" calcext:value-type="percentage">
            <text:p>1,26%</text:p>
          </table:table-cell>
          <table:table-cell table:style-name="ce21" table:formula="of:=([.Y7]-[.Y8])/[.Y7]" office:value-type="percentage" office:value="0.0086767895878525" calcext:value-type="percentage">
            <text:p>0,87%</text:p>
          </table:table-cell>
          <table:table-cell table:style-name="ce21" table:formula="of:=([.Z7]-[.Z8])/[.Z7]" office:value-type="percentage" office:value="0.0198511166253102" calcext:value-type="percentage">
            <text:p>1,9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5" calcext:value-type="date">
            <text:p>25/04/18</text:p>
          </table:table-cell>
          <table:table-cell table:style-name="ce21" table:formula="of:=([.B8]-[.B9])/[.B8]" office:value-type="percentage" office:value="-0.0327659574468085" calcext:value-type="percentage">
            <text:p>-3,28%</text:p>
          </table:table-cell>
          <table:table-cell table:style-name="ce21" table:formula="of:=([.C8]-[.C9])/[.C8]" office:value-type="percentage" office:value="-0.00604229607250742" calcext:value-type="percentage">
            <text:p>-0,60%</text:p>
          </table:table-cell>
          <table:table-cell table:style-name="ce21" table:formula="of:=([.D8]-[.D9])/[.D8]" office:value-type="percentage" office:value="0.00604229607250756" calcext:value-type="percentage">
            <text:p>0,60%</text:p>
          </table:table-cell>
          <table:table-cell table:style-name="ce21" table:formula="of:=([.E8]-[.E9])/[.E8]" office:value-type="percentage" office:value="-0.00750782064650677" calcext:value-type="percentage">
            <text:p>-0,75%</text:p>
          </table:table-cell>
          <table:table-cell table:style-name="ce21" table:formula="of:=([.F8]-[.F9])/[.F8]" office:value-type="percentage" office:value="-0.00594883997620458" calcext:value-type="percentage">
            <text:p>-0,59%</text:p>
          </table:table-cell>
          <table:table-cell table:style-name="ce21" table:formula="of:=([.G8]-[.G9])/[.G8]" office:value-type="percentage" office:value="0.015128125964804" calcext:value-type="percentage">
            <text:p>1,51%</text:p>
          </table:table-cell>
          <table:table-cell table:style-name="ce21" table:formula="of:=([.H8]-[.H9])/[.H8]" office:value-type="percentage" office:value="-0.0308329498389323" calcext:value-type="percentage">
            <text:p>-3,08%</text:p>
          </table:table-cell>
          <table:table-cell table:style-name="ce21" table:formula="of:=([.I8]-[.I9])/[.I8]" office:value-type="percentage" office:value="-0.00957701516360742" calcext:value-type="percentage">
            <text:p>-0,96%</text:p>
          </table:table-cell>
          <table:table-cell table:style-name="ce21" table:formula="of:=([.J8]-[.J9])/[.J8]" office:value-type="percentage" office:value="-0.0167224080267557" calcext:value-type="percentage">
            <text:p>-1,67%</text:p>
          </table:table-cell>
          <table:table-cell table:style-name="ce21" table:formula="of:=([.K8]-[.K9])/[.K8]" office:value-type="percentage" office:value="-0.0349750178443969" calcext:value-type="percentage">
            <text:p>-3,50%</text:p>
          </table:table-cell>
          <table:table-cell table:style-name="ce21" table:formula="of:=([.L8]-[.L9])/[.L8]" office:value-type="percentage" office:value="0.0129519697787373" calcext:value-type="percentage">
            <text:p>1,30%</text:p>
          </table:table-cell>
          <table:table-cell table:style-name="ce21" table:formula="of:=([.M8]-[.M9])/[.M8]" office:value-type="percentage" office:value="-0.0240549828178694" calcext:value-type="percentage">
            <text:p>-2,41%</text:p>
          </table:table-cell>
          <table:table-cell table:style-name="ce21" table:formula="of:=([.N8]-[.N9])/[.N8]" office:value-type="percentage" office:value="-0.00520833333333341" calcext:value-type="percentage">
            <text:p>-0,52%</text:p>
          </table:table-cell>
          <table:table-cell table:style-name="ce21" table:formula="of:=([.O8]-[.O9])/[.O8]" office:value-type="percentage" office:value="-0.0305232558139535" calcext:value-type="percentage">
            <text:p>-3,05%</text:p>
          </table:table-cell>
          <table:table-cell table:style-name="ce21" table:formula="of:=([.P8]-[.P9])/[.P8]" office:value-type="percentage" office:value="0.000596302921884199" calcext:value-type="percentage">
            <text:p>0,06%</text:p>
          </table:table-cell>
          <table:table-cell table:style-name="ce21" table:formula="of:=([.Q8]-[.Q9])/[.Q8]" office:value-type="percentage" office:value="-0.00611995104039176" calcext:value-type="percentage">
            <text:p>-0,61%</text:p>
          </table:table-cell>
          <table:table-cell table:style-name="ce21" table:formula="of:=([.R8]-[.R9])/[.R8]" office:value-type="percentage" office:value="0.0109689213893966" calcext:value-type="percentage">
            <text:p>1,10%</text:p>
          </table:table-cell>
          <table:table-cell table:style-name="ce21" table:formula="of:=([.S8]-[.S9])/[.S8]" office:value-type="percentage" office:value="-0.0103359173126615" calcext:value-type="percentage">
            <text:p>-1,03%</text:p>
          </table:table-cell>
          <table:table-cell table:style-name="ce21" table:formula="of:=([.T8]-[.T9])/[.T8]" office:value-type="percentage" office:value="-0.00116189000774598" calcext:value-type="percentage">
            <text:p>-0,12%</text:p>
          </table:table-cell>
          <table:table-cell table:style-name="ce21" table:formula="of:=([.U8]-[.U9])/[.U8]" office:value-type="percentage" office:value="-0.0155844155844156" calcext:value-type="percentage">
            <text:p>-1,56%</text:p>
          </table:table-cell>
          <table:table-cell table:style-name="ce21" table:formula="of:=([.V8]-[.V9])/[.V8]" office:value-type="percentage" office:value="-0.0302841086481423" calcext:value-type="percentage">
            <text:p>-3,03%</text:p>
          </table:table-cell>
          <table:table-cell table:style-name="ce21" table:formula="of:=([.W8]-[.W9])/[.W8]" office:value-type="percentage" office:value="-0.0118251928020566" calcext:value-type="percentage">
            <text:p>-1,18%</text:p>
          </table:table-cell>
          <table:table-cell table:style-name="ce21" table:formula="of:=([.X8]-[.X9])/[.X8]" office:value-type="percentage" office:value="0.000363372093023184" calcext:value-type="percentage">
            <text:p>0,04%</text:p>
          </table:table-cell>
          <table:table-cell table:style-name="ce21" table:formula="of:=([.Y8]-[.Y9])/[.Y8]" office:value-type="percentage" office:value="0.00109409190371989" calcext:value-type="percentage">
            <text:p>0,11%</text:p>
          </table:table-cell>
          <table:table-cell table:style-name="ce21" table:formula="of:=([.Z8]-[.Z9])/[.Z8]" office:value-type="percentage" office:value="-0.00759493670886071" calcext:value-type="percentage">
            <text:p>-0,7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4" calcext:value-type="date">
            <text:p>24/04/18</text:p>
          </table:table-cell>
          <table:table-cell table:style-name="ce21" table:formula="of:=([.B9]-[.B10])/[.B9]" office:value-type="percentage" office:value="-0.00329625051503922" calcext:value-type="percentage">
            <text:p>-0,33%</text:p>
          </table:table-cell>
          <table:table-cell table:style-name="ce21" table:formula="of:=([.C9]-[.C10])/[.C9]" office:value-type="percentage" office:value="-0.00600600600600603" calcext:value-type="percentage">
            <text:p>-0,60%</text:p>
          </table:table-cell>
          <table:table-cell table:style-name="ce21" table:formula="of:=([.D9]-[.D10])/[.D9]" office:value-type="percentage" office:value="-0.00227963525835861" calcext:value-type="percentage">
            <text:p>-0,23%</text:p>
          </table:table-cell>
          <table:table-cell table:style-name="ce21" table:formula="of:=([.E9]-[.E10])/[.E9]" office:value-type="percentage" office:value="0.0167667149658456" calcext:value-type="percentage">
            <text:p>1,68%</text:p>
          </table:table-cell>
          <table:table-cell table:style-name="ce21" table:formula="of:=([.F9]-[.F10])/[.F9]" office:value-type="percentage" office:value="-0.00492805046323674" calcext:value-type="percentage">
            <text:p>-0,49%</text:p>
          </table:table-cell>
          <table:table-cell table:style-name="ce21" table:formula="of:=([.G9]-[.G10])/[.G9]" office:value-type="percentage" office:value="-0.00721003134796251" calcext:value-type="percentage">
            <text:p>-0,72%</text:p>
          </table:table-cell>
          <table:table-cell table:style-name="ce21" table:formula="of:=([.H9]-[.H10])/[.H9]" office:value-type="percentage" office:value="-0.00357142857142865" calcext:value-type="percentage">
            <text:p>-0,36%</text:p>
          </table:table-cell>
          <table:table-cell table:style-name="ce21" table:formula="of:=([.I9]-[.I10])/[.I9]" office:value-type="percentage" office:value="-0.017391304347826" calcext:value-type="percentage">
            <text:p>-1,74%</text:p>
          </table:table-cell>
          <table:table-cell table:style-name="ce21" table:formula="of:=([.J9]-[.J10])/[.J9]" office:value-type="percentage" office:value="-0.00877192982456141" calcext:value-type="percentage">
            <text:p>-0,88%</text:p>
          </table:table-cell>
          <table:table-cell table:style-name="ce21" table:formula="of:=([.K9]-[.K10])/[.K9]" office:value-type="percentage" office:value="0.02" calcext:value-type="percentage">
            <text:p>2,00%</text:p>
          </table:table-cell>
          <table:table-cell table:style-name="ce21" table:formula="of:=([.L9]-[.L10])/[.L9]" office:value-type="percentage" office:value="-0.00984144341170037" calcext:value-type="percentage">
            <text:p>-0,98%</text:p>
          </table:table-cell>
          <table:table-cell table:style-name="ce21" table:formula="of:=([.M9]-[.M10])/[.M9]" office:value-type="percentage" office:value="-0.0167785234899328" calcext:value-type="percentage">
            <text:p>-1,68%</text:p>
          </table:table-cell>
          <table:table-cell table:style-name="ce21" table:formula="of:=([.N9]-[.N10])/[.N9]" office:value-type="percentage" office:value="0.0310880829015545" calcext:value-type="percentage">
            <text:p>3,11%</text:p>
          </table:table-cell>
          <table:table-cell table:style-name="ce21" table:formula="of:=([.O9]-[.O10])/[.O9]" office:value-type="percentage" office:value="-0.0126939351198871" calcext:value-type="percentage">
            <text:p>-1,27%</text:p>
          </table:table-cell>
          <table:table-cell table:style-name="ce21" table:formula="of:=([.P9]-[.P10])/[.P9]" office:value-type="percentage" office:value="0.00178997613365162" calcext:value-type="percentage">
            <text:p>0,18%</text:p>
          </table:table-cell>
          <table:table-cell table:style-name="ce21" table:formula="of:=([.Q9]-[.Q10])/[.Q9]" office:value-type="percentage" office:value="-0.0218978102189781" calcext:value-type="percentage">
            <text:p>-2,19%</text:p>
          </table:table-cell>
          <table:table-cell table:style-name="ce21" table:formula="of:=([.R9]-[.R10])/[.R9]" office:value-type="percentage" office:value="-0.0277264325323474" calcext:value-type="percentage">
            <text:p>-2,77%</text:p>
          </table:table-cell>
          <table:table-cell table:style-name="ce21" table:formula="of:=([.S9]-[.S10])/[.S9]" office:value-type="percentage" office:value="-0.0019181585677749" calcext:value-type="percentage">
            <text:p>-0,19%</text:p>
          </table:table-cell>
          <table:table-cell table:style-name="ce21" table:formula="of:=([.T9]-[.T10])/[.T9]" office:value-type="percentage" office:value="0.0201160541586075" calcext:value-type="percentage">
            <text:p>2,01%</text:p>
          </table:table-cell>
          <table:table-cell table:style-name="ce21" table:formula="of:=([.U9]-[.U10])/[.U9]" office:value-type="percentage" office:value="-0.0102301790281329" calcext:value-type="percentage">
            <text:p>-1,02%</text:p>
          </table:table-cell>
          <table:table-cell table:style-name="ce21" table:formula="of:=([.V9]-[.V10])/[.V9]" office:value-type="percentage" office:value="-0.0118181818181818" calcext:value-type="percentage">
            <text:p>-1,18%</text:p>
          </table:table-cell>
          <table:table-cell table:style-name="ce21" table:formula="of:=([.W9]-[.W10])/[.W9]" office:value-type="percentage" office:value="0" calcext:value-type="percentage">
            <text:p>0,00%</text:p>
          </table:table-cell>
          <table:table-cell table:style-name="ce21" table:formula="of:=([.X9]-[.X10])/[.X9]" office:value-type="percentage" office:value="-0.0105416212286441" calcext:value-type="percentage">
            <text:p>-1,05%</text:p>
          </table:table-cell>
          <table:table-cell table:style-name="ce21" table:formula="of:=([.Y9]-[.Y10])/[.Y9]" office:value-type="percentage" office:value="0" calcext:value-type="percentage">
            <text:p>0,00%</text:p>
          </table:table-cell>
          <table:table-cell table:style-name="ce21" table:formula="of:=([.Z9]-[.Z10])/[.Z9]" office:value-type="percentage" office:value="-0.00376884422110556" calcext:value-type="percentage">
            <text:p>-0,3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3" calcext:value-type="date">
            <text:p>23/04/18</text:p>
          </table:table-cell>
          <table:table-cell table:style-name="ce21" table:formula="of:=([.B10]-[.B11])/[.B10]" office:value-type="percentage" office:value="-0.00328542094455845" calcext:value-type="percentage">
            <text:p>-0,33%</text:p>
          </table:table-cell>
          <table:table-cell table:style-name="ce21" table:formula="of:=([.C10]-[.C11])/[.C10]" office:value-type="percentage" office:value="0.000852878464818745" calcext:value-type="percentage">
            <text:p>0,09%</text:p>
          </table:table-cell>
          <table:table-cell table:style-name="ce21" table:formula="of:=([.D10]-[.D11])/[.D10]" office:value-type="percentage" office:value="0.0037907505686125" calcext:value-type="percentage">
            <text:p>0,38%</text:p>
          </table:table-cell>
          <table:table-cell table:style-name="ce21" table:formula="of:=([.E10]-[.E11])/[.E10]" office:value-type="percentage" office:value="-0.00273684210526321" calcext:value-type="percentage">
            <text:p>-0,27%</text:p>
          </table:table-cell>
          <table:table-cell table:style-name="ce21" table:formula="of:=([.F10]-[.F11])/[.F10]" office:value-type="percentage" office:value="0.00176539819537066" calcext:value-type="percentage">
            <text:p>0,18%</text:p>
          </table:table-cell>
          <table:table-cell table:style-name="ce21" table:formula="of:=([.G10]-[.G11])/[.G10]" office:value-type="percentage" office:value="0.00248988484282619" calcext:value-type="percentage">
            <text:p>0,25%</text:p>
          </table:table-cell>
          <table:table-cell table:style-name="ce21" table:formula="of:=([.H10]-[.H11])/[.H10]" office:value-type="percentage" office:value="0.00533807829181499" calcext:value-type="percentage">
            <text:p>0,53%</text:p>
          </table:table-cell>
          <table:table-cell table:style-name="ce21" table:formula="of:=([.I10]-[.I11])/[.I10]" office:value-type="percentage" office:value="0.00155400155400152" calcext:value-type="percentage">
            <text:p>0,16%</text:p>
          </table:table-cell>
          <table:table-cell table:style-name="ce21" table:formula="of:=([.J10]-[.J11])/[.J10]" office:value-type="percentage" office:value="0.00326086956521732" calcext:value-type="percentage">
            <text:p>0,33%</text:p>
          </table:table-cell>
          <table:table-cell table:style-name="ce21" table:formula="of:=([.K10]-[.K11])/[.K10]" office:value-type="percentage" office:value="0.0499648135116116" calcext:value-type="percentage">
            <text:p>5,00%</text:p>
          </table:table-cell>
          <table:table-cell table:style-name="ce21" table:formula="of:=([.L10]-[.L11])/[.L10]" office:value-type="percentage" office:value="-0.018408229561451" calcext:value-type="percentage">
            <text:p>-1,84%</text:p>
          </table:table-cell>
          <table:table-cell table:style-name="ce21" table:formula="of:=([.M10]-[.M11])/[.M10]" office:value-type="percentage" office:value="0.0173267326732673" calcext:value-type="percentage">
            <text:p>1,73%</text:p>
          </table:table-cell>
          <table:table-cell table:style-name="ce21" table:formula="of:=([.N10]-[.N11])/[.N10]" office:value-type="percentage" office:value="-0.0133689839572193" calcext:value-type="percentage">
            <text:p>-1,34%</text:p>
          </table:table-cell>
          <table:table-cell table:style-name="ce21" table:formula="of:=([.O10]-[.O11])/[.O10]" office:value-type="percentage" office:value="0.00487465181058498" calcext:value-type="percentage">
            <text:p>0,49%</text:p>
          </table:table-cell>
          <table:table-cell table:style-name="ce21" table:formula="of:=([.P10]-[.P11])/[.P10]" office:value-type="percentage" office:value="-0.0131500298864315" calcext:value-type="percentage">
            <text:p>-1,32%</text:p>
          </table:table-cell>
          <table:table-cell table:style-name="ce21" table:formula="of:=([.Q10]-[.Q11])/[.Q10]" office:value-type="percentage" office:value="-0.00238095238095233" calcext:value-type="percentage">
            <text:p>-0,24%</text:p>
          </table:table-cell>
          <table:table-cell table:style-name="ce21" table:formula="of:=([.R10]-[.R11])/[.R10]" office:value-type="percentage" office:value="-0.00539568345323746" calcext:value-type="percentage">
            <text:p>-0,54%</text:p>
          </table:table-cell>
          <table:table-cell table:style-name="ce21" table:formula="of:=([.S10]-[.S11])/[.S10]" office:value-type="percentage" office:value="0.00510529674537333" calcext:value-type="percentage">
            <text:p>0,51%</text:p>
          </table:table-cell>
          <table:table-cell table:style-name="ce21" table:formula="of:=([.T10]-[.T11])/[.T10]" office:value-type="percentage" office:value="-0.00157915515199379" calcext:value-type="percentage">
            <text:p>-0,16%</text:p>
          </table:table-cell>
          <table:table-cell table:style-name="ce21" table:formula="of:=([.U10]-[.U11])/[.U10]" office:value-type="percentage" office:value="0.00843881856540081" calcext:value-type="percentage">
            <text:p>0,84%</text:p>
          </table:table-cell>
          <table:table-cell table:style-name="ce21" table:formula="of:=([.V10]-[.V11])/[.V10]" office:value-type="percentage" office:value="0.00958370769691525" calcext:value-type="percentage">
            <text:p>0,96%</text:p>
          </table:table-cell>
          <table:table-cell table:style-name="ce21" table:formula="of:=([.W10]-[.W11])/[.W10]" office:value-type="percentage" office:value="0.0325203252032521" calcext:value-type="percentage">
            <text:p>3,25%</text:p>
          </table:table-cell>
          <table:table-cell table:style-name="ce21" table:formula="of:=([.X10]-[.X11])/[.X10]" office:value-type="percentage" office:value="0.0115107913669065" calcext:value-type="percentage">
            <text:p>1,15%</text:p>
          </table:table-cell>
          <table:table-cell table:style-name="ce21" table:formula="of:=([.Y10]-[.Y11])/[.Y10]" office:value-type="percentage" office:value="0.00438116100766713" calcext:value-type="percentage">
            <text:p>0,44%</text:p>
          </table:table-cell>
          <table:table-cell table:style-name="ce21" table:formula="of:=([.Z10]-[.Z11])/[.Z10]" office:value-type="percentage" office:value="-0.0112640801001251" calcext:value-type="percentage">
            <text:p>-1,1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0" calcext:value-type="date">
            <text:p>20/04/18</text:p>
          </table:table-cell>
          <table:table-cell table:style-name="ce21" table:formula="of:=([.B11]-[.B12])/[.B11]" office:value-type="percentage" office:value="0.00245599672533765" calcext:value-type="percentage">
            <text:p>0,25%</text:p>
          </table:table-cell>
          <table:table-cell table:style-name="ce21" table:formula="of:=([.C11]-[.C12])/[.C11]" office:value-type="percentage" office:value="-0.00298762270593258" calcext:value-type="percentage">
            <text:p>-0,30%</text:p>
          </table:table-cell>
          <table:table-cell table:style-name="ce21" table:formula="of:=([.D11]-[.D12])/[.D11]" office:value-type="percentage" office:value="-0.00837138508371381" calcext:value-type="percentage">
            <text:p>-0,84%</text:p>
          </table:table-cell>
          <table:table-cell table:style-name="ce21" table:formula="of:=([.E11]-[.E12])/[.E11]" office:value-type="percentage" office:value="-0.00419903422212882" calcext:value-type="percentage">
            <text:p>-0,42%</text:p>
          </table:table-cell>
          <table:table-cell table:style-name="ce21" table:formula="of:=([.F11]-[.F12])/[.F11]" office:value-type="percentage" office:value="-0.00216152485753585" calcext:value-type="percentage">
            <text:p>-0,22%</text:p>
          </table:table-cell>
          <table:table-cell table:style-name="ce21" table:formula="of:=([.G11]-[.G12])/[.G11]" office:value-type="percentage" office:value="-0.0118564742589704" calcext:value-type="percentage">
            <text:p>-1,19%</text:p>
          </table:table-cell>
          <table:table-cell table:style-name="ce21" table:formula="of:=([.H11]-[.H12])/[.H11]" office:value-type="percentage" office:value="0.00715563506261181" calcext:value-type="percentage">
            <text:p>0,72%</text:p>
          </table:table-cell>
          <table:table-cell table:style-name="ce21" table:formula="of:=([.I11]-[.I12])/[.I11]" office:value-type="percentage" office:value="-0.0140077821011673" calcext:value-type="percentage">
            <text:p>-1,40%</text:p>
          </table:table-cell>
          <table:table-cell table:style-name="ce21" table:formula="of:=([.J11]-[.J12])/[.J11]" office:value-type="percentage" office:value="0.00763358778625957" calcext:value-type="percentage">
            <text:p>0,76%</text:p>
          </table:table-cell>
          <table:table-cell table:style-name="ce21" table:formula="of:=([.K11]-[.K12])/[.K11]" office:value-type="percentage" office:value="-0.0103703703703704" calcext:value-type="percentage">
            <text:p>-1,04%</text:p>
          </table:table-cell>
          <table:table-cell table:style-name="ce21" table:formula="of:=([.L11]-[.L12])/[.L11]" office:value-type="percentage" office:value="-0.0111642743221691" calcext:value-type="percentage">
            <text:p>-1,12%</text:p>
          </table:table-cell>
          <table:table-cell table:style-name="ce21" table:formula="of:=([.M11]-[.M12])/[.M11]" office:value-type="percentage" office:value="-0.0109151973131821" calcext:value-type="percentage">
            <text:p>-1,09%</text:p>
          </table:table-cell>
          <table:table-cell table:style-name="ce21" table:formula="of:=([.N11]-[.N12])/[.N11]" office:value-type="percentage" office:value="0.00791556728232183" calcext:value-type="percentage">
            <text:p>0,79%</text:p>
          </table:table-cell>
          <table:table-cell table:style-name="ce21" table:formula="of:=([.O11]-[.O12])/[.O11]" office:value-type="percentage" office:value="0.0167949615115464" calcext:value-type="percentage">
            <text:p>1,68%</text:p>
          </table:table-cell>
          <table:table-cell table:style-name="ce21" table:formula="of:=([.P11]-[.P12])/[.P11]" office:value-type="percentage" office:value="-0.0129793510324485" calcext:value-type="percentage">
            <text:p>-1,30%</text:p>
          </table:table-cell>
          <table:table-cell table:style-name="ce21" table:formula="of:=([.Q11]-[.Q12])/[.Q11]" office:value-type="percentage" office:value="-0.00237529691211396" calcext:value-type="percentage">
            <text:p>-0,24%</text:p>
          </table:table-cell>
          <table:table-cell table:style-name="ce21" table:formula="of:=([.R11]-[.R12])/[.R11]" office:value-type="percentage" office:value="-0.0125223613595707" calcext:value-type="percentage">
            <text:p>-1,25%</text:p>
          </table:table-cell>
          <table:table-cell table:style-name="ce21" table:formula="of:=([.S11]-[.S12])/[.S11]" office:value-type="percentage" office:value="0.000641436818473367" calcext:value-type="percentage">
            <text:p>0,06%</text:p>
          </table:table-cell>
          <table:table-cell table:style-name="ce21" table:formula="of:=([.T11]-[.T12])/[.T11]" office:value-type="percentage" office:value="0.0472999605833661" calcext:value-type="percentage">
            <text:p>4,73%</text:p>
          </table:table-cell>
          <table:table-cell table:style-name="ce21" table:formula="of:=([.U11]-[.U12])/[.U11]" office:value-type="percentage" office:value="0.0310638297872341" calcext:value-type="percentage">
            <text:p>3,11%</text:p>
          </table:table-cell>
          <table:table-cell table:style-name="ce21" table:formula="of:=([.V11]-[.V12])/[.V11]" office:value-type="percentage" office:value="-0.0105836105231328" calcext:value-type="percentage">
            <text:p>-1,06%</text:p>
          </table:table-cell>
          <table:table-cell table:style-name="ce21" table:formula="of:=([.W11]-[.W12])/[.W11]" office:value-type="percentage" office:value="0.0126050420168066" calcext:value-type="percentage">
            <text:p>1,26%</text:p>
          </table:table-cell>
          <table:table-cell table:style-name="ce21" table:formula="of:=([.X11]-[.X12])/[.X11]" office:value-type="percentage" office:value="-0.0189228529839883" calcext:value-type="percentage">
            <text:p>-1,89%</text:p>
          </table:table-cell>
          <table:table-cell table:style-name="ce21" table:formula="of:=([.Y11]-[.Y12])/[.Y11]" office:value-type="percentage" office:value="-0.0198019801980198" calcext:value-type="percentage">
            <text:p>-1,98%</text:p>
          </table:table-cell>
          <table:table-cell table:style-name="ce21" table:formula="of:=([.Z11]-[.Z12])/[.Z11]" office:value-type="percentage" office:value="-0.00247524752475242" calcext:value-type="percentage">
            <text:p>-0,2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9" calcext:value-type="date">
            <text:p>19/04/18</text:p>
          </table:table-cell>
          <table:table-cell table:style-name="ce21" table:formula="of:=([.B12]-[.B13])/[.B12]" office:value-type="percentage" office:value="0.0123102174805089" calcext:value-type="percentage">
            <text:p>1,23%</text:p>
          </table:table-cell>
          <table:table-cell table:style-name="ce21" table:formula="of:=([.C12]-[.C13])/[.C12]" office:value-type="percentage" office:value="0.0063829787234042" calcext:value-type="percentage">
            <text:p>0,64%</text:p>
          </table:table-cell>
          <table:table-cell table:style-name="ce21" table:formula="of:=([.D12]-[.D13])/[.D12]" office:value-type="percentage" office:value="-0.0158490566037736" calcext:value-type="percentage">
            <text:p>-1,58%</text:p>
          </table:table-cell>
          <table:table-cell table:style-name="ce21" table:formula="of:=([.E12]-[.E13])/[.E12]" office:value-type="percentage" office:value="0.00731758310683674" calcext:value-type="percentage">
            <text:p>0,73%</text:p>
          </table:table-cell>
          <table:table-cell table:style-name="ce21" table:formula="of:=([.F12]-[.F13])/[.F12]" office:value-type="percentage" office:value="-0.00941176470588229" calcext:value-type="percentage">
            <text:p>-0,94%</text:p>
          </table:table-cell>
          <table:table-cell table:style-name="ce21" table:formula="of:=([.G12]-[.G13])/[.G12]" office:value-type="percentage" office:value="0.00585877274128886" calcext:value-type="percentage">
            <text:p>0,59%</text:p>
          </table:table-cell>
          <table:table-cell table:style-name="ce21" table:formula="of:=([.H12]-[.H13])/[.H12]" office:value-type="percentage" office:value="0.018018018018018" calcext:value-type="percentage">
            <text:p>1,80%</text:p>
          </table:table-cell>
          <table:table-cell table:style-name="ce21" table:formula="of:=([.I12]-[.I13])/[.I12]" office:value-type="percentage" office:value="-0.0072908672294705" calcext:value-type="percentage">
            <text:p>-0,73%</text:p>
          </table:table-cell>
          <table:table-cell table:style-name="ce21" table:formula="of:=([.J12]-[.J13])/[.J12]" office:value-type="percentage" office:value="-0.010989010989011" calcext:value-type="percentage">
            <text:p>-1,10%</text:p>
          </table:table-cell>
          <table:table-cell table:style-name="ce21" table:formula="of:=([.K12]-[.K13])/[.K12]" office:value-type="percentage" office:value="-0.0227272727272726" calcext:value-type="percentage">
            <text:p>-2,27%</text:p>
          </table:table-cell>
          <table:table-cell table:style-name="ce21" table:formula="of:=([.L12]-[.L13])/[.L12]" office:value-type="percentage" office:value="0.000525762355415248" calcext:value-type="percentage">
            <text:p>0,05%</text:p>
          </table:table-cell>
          <table:table-cell table:style-name="ce21" table:formula="of:=([.M12]-[.M13])/[.M12]" office:value-type="percentage" office:value="0.00249169435215942" calcext:value-type="percentage">
            <text:p>0,25%</text:p>
          </table:table-cell>
          <table:table-cell table:style-name="ce21" table:formula="of:=([.N12]-[.N13])/[.N12]" office:value-type="percentage" office:value="-0.0122340425531915" calcext:value-type="percentage">
            <text:p>-1,22%</text:p>
          </table:table-cell>
          <table:table-cell table:style-name="ce21" table:formula="of:=([.O12]-[.O13])/[.O12]" office:value-type="percentage" office:value="-0.0071174377224199" calcext:value-type="percentage">
            <text:p>-0,71%</text:p>
          </table:table-cell>
          <table:table-cell table:style-name="ce21" table:formula="of:=([.P12]-[.P13])/[.P12]" office:value-type="percentage" office:value="-0.00990099009900979" calcext:value-type="percentage">
            <text:p>-0,99%</text:p>
          </table:table-cell>
          <table:table-cell table:style-name="ce21" table:formula="of:=([.Q12]-[.Q13])/[.Q12]" office:value-type="percentage" office:value="0.0236966824644549" calcext:value-type="percentage">
            <text:p>2,37%</text:p>
          </table:table-cell>
          <table:table-cell table:style-name="ce21" table:formula="of:=([.R12]-[.R13])/[.R12]" office:value-type="percentage" office:value="0.00441696113074211" calcext:value-type="percentage">
            <text:p>0,44%</text:p>
          </table:table-cell>
          <table:table-cell table:style-name="ce21" table:formula="of:=([.S12]-[.S13])/[.S12]" office:value-type="percentage" office:value="0.0160462130937099" calcext:value-type="percentage">
            <text:p>1,60%</text:p>
          </table:table-cell>
          <table:table-cell table:style-name="ce21" table:formula="of:=([.T12]-[.T13])/[.T12]" office:value-type="percentage" office:value="0.0467521721141913" calcext:value-type="percentage">
            <text:p>4,68%</text:p>
          </table:table-cell>
          <table:table-cell table:style-name="ce21" table:formula="of:=([.U12]-[.U13])/[.U12]" office:value-type="percentage" office:value="-0.00131752305665354" calcext:value-type="percentage">
            <text:p>-0,13%</text:p>
          </table:table-cell>
          <table:table-cell table:style-name="ce21" table:formula="of:=([.V12]-[.V13])/[.V12]" office:value-type="percentage" office:value="-0.00718132854578082" calcext:value-type="percentage">
            <text:p>-0,72%</text:p>
          </table:table-cell>
          <table:table-cell table:style-name="ce21" table:formula="of:=([.W12]-[.W13])/[.W12]" office:value-type="percentage" office:value="0.00212765957446804" calcext:value-type="percentage">
            <text:p>0,21%</text:p>
          </table:table-cell>
          <table:table-cell table:style-name="ce21" table:formula="of:=([.X12]-[.X13])/[.X12]" office:value-type="percentage" office:value="-0.0142857142857142" calcext:value-type="percentage">
            <text:p>-1,43%</text:p>
          </table:table-cell>
          <table:table-cell table:style-name="ce21" table:formula="of:=([.Y12]-[.Y13])/[.Y12]" office:value-type="percentage" office:value="0.00431499460625665" calcext:value-type="percentage">
            <text:p>0,43%</text:p>
          </table:table-cell>
          <table:table-cell table:style-name="ce21" table:formula="of:=([.Z12]-[.Z13])/[.Z12]" office:value-type="percentage" office:value="-0.00864197530864201" calcext:value-type="percentage">
            <text:p>-0,8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8" calcext:value-type="date">
            <text:p>18/04/18</text:p>
          </table:table-cell>
          <table:table-cell table:style-name="ce21" table:formula="of:=([.B13]-[.B14])/[.B13]" office:value-type="percentage" office:value="0.0315745741587038" calcext:value-type="percentage">
            <text:p>3,16%</text:p>
          </table:table-cell>
          <table:table-cell table:style-name="ce21" table:formula="of:=([.C13]-[.C14])/[.C13]" office:value-type="percentage" office:value="0.0102783725910065" calcext:value-type="percentage">
            <text:p>1,03%</text:p>
          </table:table-cell>
          <table:table-cell table:style-name="ce21" table:formula="of:=([.D13]-[.D14])/[.D13]" office:value-type="percentage" office:value="0.0193164933135217" calcext:value-type="percentage">
            <text:p>1,93%</text:p>
          </table:table-cell>
          <table:table-cell table:style-name="ce21" table:formula="of:=([.E13]-[.E14])/[.E13]" office:value-type="percentage" office:value="0.0326453243470935" calcext:value-type="percentage">
            <text:p>3,26%</text:p>
          </table:table-cell>
          <table:table-cell table:style-name="ce21" table:formula="of:=([.F13]-[.F14])/[.F13]" office:value-type="percentage" office:value="0.0186480186480185" calcext:value-type="percentage">
            <text:p>1,86%</text:p>
          </table:table-cell>
          <table:table-cell table:style-name="ce21" table:formula="of:=([.G13]-[.G14])/[.G13]" office:value-type="percentage" office:value="0.0272952853598016" calcext:value-type="percentage">
            <text:p>2,73%</text:p>
          </table:table-cell>
          <table:table-cell table:style-name="ce21" table:formula="of:=([.H13]-[.H14])/[.H13]" office:value-type="percentage" office:value="0.0353211009174312" calcext:value-type="percentage">
            <text:p>3,53%</text:p>
          </table:table-cell>
          <table:table-cell table:style-name="ce21" table:formula="of:=([.I13]-[.I14])/[.I13]" office:value-type="percentage" office:value="0.022095238095238" calcext:value-type="percentage">
            <text:p>2,21%</text:p>
          </table:table-cell>
          <table:table-cell table:style-name="ce21" table:formula="of:=([.J13]-[.J14])/[.J13]" office:value-type="percentage" office:value="0.0195652173913043" calcext:value-type="percentage">
            <text:p>1,96%</text:p>
          </table:table-cell>
          <table:table-cell table:style-name="ce21" table:formula="of:=([.K13]-[.K14])/[.K13]" office:value-type="percentage" office:value="-0.00573476702508961" calcext:value-type="percentage">
            <text:p>-0,57%</text:p>
          </table:table-cell>
          <table:table-cell table:style-name="ce21" table:formula="of:=([.L13]-[.L14])/[.L13]" office:value-type="percentage" office:value="0.0223566543924251" calcext:value-type="percentage">
            <text:p>2,24%</text:p>
          </table:table-cell>
          <table:table-cell table:style-name="ce21" table:formula="of:=([.M13]-[.M14])/[.M13]" office:value-type="percentage" office:value="-0.0116569525395504" calcext:value-type="percentage">
            <text:p>-1,17%</text:p>
          </table:table-cell>
          <table:table-cell table:style-name="ce21" table:formula="of:=([.N13]-[.N14])/[.N13]" office:value-type="percentage" office:value="0" calcext:value-type="percentage">
            <text:p>0,00%</text:p>
          </table:table-cell>
          <table:table-cell table:style-name="ce21" table:formula="of:=([.O13]-[.O14])/[.O13]" office:value-type="percentage" office:value="0.0148409893992933" calcext:value-type="percentage">
            <text:p>1,48%</text:p>
          </table:table-cell>
          <table:table-cell table:style-name="ce21" table:formula="of:=([.P13]-[.P14])/[.P13]" office:value-type="percentage" office:value="0.0311418685121107" calcext:value-type="percentage">
            <text:p>3,11%</text:p>
          </table:table-cell>
          <table:table-cell table:style-name="ce21" table:formula="of:=([.Q13]-[.Q14])/[.Q13]" office:value-type="percentage" office:value="0.016990291262136" calcext:value-type="percentage">
            <text:p>1,70%</text:p>
          </table:table-cell>
          <table:table-cell table:style-name="ce21" table:formula="of:=([.R13]-[.R14])/[.R13]" office:value-type="percentage" office:value="0.00443655723158819" calcext:value-type="percentage">
            <text:p>0,44%</text:p>
          </table:table-cell>
          <table:table-cell table:style-name="ce21" table:formula="of:=([.S13]-[.S14])/[.S13]" office:value-type="percentage" office:value="0.0215264187866928" calcext:value-type="percentage">
            <text:p>2,15%</text:p>
          </table:table-cell>
          <table:table-cell table:style-name="ce21" table:formula="of:=([.T13]-[.T14])/[.T13]" office:value-type="percentage" office:value="0.0868055555555556" calcext:value-type="percentage">
            <text:p>8,68%</text:p>
          </table:table-cell>
          <table:table-cell table:style-name="ce21" table:formula="of:=([.U13]-[.U14])/[.U13]" office:value-type="percentage" office:value="-0.00877192982456137" calcext:value-type="percentage">
            <text:p>-0,88%</text:p>
          </table:table-cell>
          <table:table-cell table:style-name="ce21" table:formula="of:=([.V13]-[.V14])/[.V13]" office:value-type="percentage" office:value="0.0095068330362446" calcext:value-type="percentage">
            <text:p>0,95%</text:p>
          </table:table-cell>
          <table:table-cell table:style-name="ce21" table:formula="of:=([.W13]-[.W14])/[.W13]" office:value-type="percentage" office:value="0.0149253731343284" calcext:value-type="percentage">
            <text:p>1,49%</text:p>
          </table:table-cell>
          <table:table-cell table:style-name="ce21" table:formula="of:=([.X13]-[.X14])/[.X13]" office:value-type="percentage" office:value="0.0221830985915493" calcext:value-type="percentage">
            <text:p>2,22%</text:p>
          </table:table-cell>
          <table:table-cell table:style-name="ce21" table:formula="of:=([.Y13]-[.Y14])/[.Y13]" office:value-type="percentage" office:value="0.058504875406284" calcext:value-type="percentage">
            <text:p>5,85%</text:p>
          </table:table-cell>
          <table:table-cell table:style-name="ce21" table:formula="of:=([.Z13]-[.Z14])/[.Z13]" office:value-type="percentage" office:value="0.0416156670746634" calcext:value-type="percentage">
            <text:p>4,1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7" calcext:value-type="date">
            <text:p>17/04/18</text:p>
          </table:table-cell>
          <table:table-cell table:style-name="ce21" table:formula="of:=([.B14]-[.B15])/[.B14]" office:value-type="percentage" office:value="0.0180180180180179" calcext:value-type="percentage">
            <text:p>1,80%</text:p>
          </table:table-cell>
          <table:table-cell table:style-name="ce21" table:formula="of:=([.C14]-[.C15])/[.C14]" office:value-type="percentage" office:value="0.00562527044569446" calcext:value-type="percentage">
            <text:p>0,56%</text:p>
          </table:table-cell>
          <table:table-cell table:style-name="ce21" table:formula="of:=([.D14]-[.D15])/[.D14]" office:value-type="percentage" office:value="0.0181818181818181" calcext:value-type="percentage">
            <text:p>1,82%</text:p>
          </table:table-cell>
          <table:table-cell table:style-name="ce21" table:formula="of:=([.E14]-[.E15])/[.E14]" office:value-type="percentage" office:value="0.0302634443718703" calcext:value-type="percentage">
            <text:p>3,03%</text:p>
          </table:table-cell>
          <table:table-cell table:style-name="ce21" table:formula="of:=([.F14]-[.F15])/[.F14]" office:value-type="percentage" office:value="0.0162311955661124" calcext:value-type="percentage">
            <text:p>1,62%</text:p>
          </table:table-cell>
          <table:table-cell table:style-name="ce21" table:formula="of:=([.G14]-[.G15])/[.G14]" office:value-type="percentage" office:value="0.0207270408163265" calcext:value-type="percentage">
            <text:p>2,07%</text:p>
          </table:table-cell>
          <table:table-cell table:style-name="ce21" table:formula="of:=([.H14]-[.H15])/[.H14]" office:value-type="percentage" office:value="0.0194959581550166" calcext:value-type="percentage">
            <text:p>1,95%</text:p>
          </table:table-cell>
          <table:table-cell table:style-name="ce21" table:formula="of:=([.I14]-[.I15])/[.I14]" office:value-type="percentage" office:value="0.0112972341254384" calcext:value-type="percentage">
            <text:p>1,13%</text:p>
          </table:table-cell>
          <table:table-cell table:style-name="ce21" table:formula="of:=([.J14]-[.J15])/[.J14]" office:value-type="percentage" office:value="0.00554323725055421" calcext:value-type="percentage">
            <text:p>0,55%</text:p>
          </table:table-cell>
          <table:table-cell table:style-name="ce21" table:formula="of:=([.K14]-[.K15])/[.K14]" office:value-type="percentage" office:value="0.00356379187455445" calcext:value-type="percentage">
            <text:p>0,36%</text:p>
          </table:table-cell>
          <table:table-cell table:style-name="ce21" table:formula="of:=([.L14]-[.L15])/[.L14]" office:value-type="percentage" office:value="0.0234059725585151" calcext:value-type="percentage">
            <text:p>2,34%</text:p>
          </table:table-cell>
          <table:table-cell table:style-name="ce21" table:formula="of:=([.M14]-[.M15])/[.M14]" office:value-type="percentage" office:value="-0.00493827160493831" calcext:value-type="percentage">
            <text:p>-0,49%</text:p>
          </table:table-cell>
          <table:table-cell table:style-name="ce21" table:formula="of:=([.N14]-[.N15])/[.N14]" office:value-type="percentage" office:value="0.00945874934314239" calcext:value-type="percentage">
            <text:p>0,95%</text:p>
          </table:table-cell>
          <table:table-cell table:style-name="ce21" table:formula="of:=([.O14]-[.O15])/[.O14]" office:value-type="percentage" office:value="0.00645624103299855" calcext:value-type="percentage">
            <text:p>0,65%</text:p>
          </table:table-cell>
          <table:table-cell table:style-name="ce21" table:formula="of:=([.P14]-[.P15])/[.P14]" office:value-type="percentage" office:value="0.0261904761904763" calcext:value-type="percentage">
            <text:p>2,62%</text:p>
          </table:table-cell>
          <table:table-cell table:style-name="ce21" table:formula="of:=([.Q14]-[.Q15])/[.Q14]" office:value-type="percentage" office:value="0.0209876543209876" calcext:value-type="percentage">
            <text:p>2,10%</text:p>
          </table:table-cell>
          <table:table-cell table:style-name="ce21" table:formula="of:=([.R14]-[.R15])/[.R14]" office:value-type="percentage" office:value="0.00356506238859188" calcext:value-type="percentage">
            <text:p>0,36%</text:p>
          </table:table-cell>
          <table:table-cell table:style-name="ce21" table:formula="of:=([.S14]-[.S15])/[.S14]" office:value-type="percentage" office:value="0.0213333333333333" calcext:value-type="percentage">
            <text:p>2,13%</text:p>
          </table:table-cell>
          <table:table-cell table:style-name="ce21" table:formula="of:=([.T14]-[.T15])/[.T14]" office:value-type="percentage" office:value="0.000950570342205303" calcext:value-type="percentage">
            <text:p>0,10%</text:p>
          </table:table-cell>
          <table:table-cell table:style-name="ce21" table:formula="of:=([.U14]-[.U15])/[.U14]" office:value-type="percentage" office:value="0.0130434782608696" calcext:value-type="percentage">
            <text:p>1,30%</text:p>
          </table:table-cell>
          <table:table-cell table:style-name="ce21" table:formula="of:=([.V14]-[.V15])/[.V14]" office:value-type="percentage" office:value="0.00449910017996418" calcext:value-type="percentage">
            <text:p>0,45%</text:p>
          </table:table-cell>
          <table:table-cell table:style-name="ce21" table:formula="of:=([.W14]-[.W15])/[.W14]" office:value-type="percentage" office:value="0.0156926406926406" calcext:value-type="percentage">
            <text:p>1,57%</text:p>
          </table:table-cell>
          <table:table-cell table:style-name="ce21" table:formula="of:=([.X14]-[.X15])/[.X14]" office:value-type="percentage" office:value="0.00252070579762334" calcext:value-type="percentage">
            <text:p>0,25%</text:p>
          </table:table-cell>
          <table:table-cell table:style-name="ce21" table:formula="of:=([.Y14]-[.Y15])/[.Y14]" office:value-type="percentage" office:value="0.0195627157652474" calcext:value-type="percentage">
            <text:p>1,96%</text:p>
          </table:table-cell>
          <table:table-cell table:style-name="ce21" table:formula="of:=([.Z14]-[.Z15])/[.Z14]" office:value-type="percentage" office:value="0.0280970625798212" calcext:value-type="percentage">
            <text:p>2,8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6" calcext:value-type="date">
            <text:p>16/04/18</text:p>
          </table:table-cell>
          <table:table-cell table:style-name="ce21" table:formula="of:=([.B15]-[.B16])/[.B15]" office:value-type="percentage" office:value="-0.036697247706422" calcext:value-type="percentage">
            <text:p>-3,67%</text:p>
          </table:table-cell>
          <table:table-cell table:style-name="ce21" table:formula="of:=([.C15]-[.C16])/[.C15]" office:value-type="percentage" office:value="-0.0121845082680592" calcext:value-type="percentage">
            <text:p>-1,22%</text:p>
          </table:table-cell>
          <table:table-cell table:style-name="ce21" table:formula="of:=([.D15]-[.D16])/[.D15]" office:value-type="percentage" office:value="-0.0185185185185184" calcext:value-type="percentage">
            <text:p>-1,85%</text:p>
          </table:table-cell>
          <table:table-cell table:style-name="ce21" table:formula="of:=([.E15]-[.E16])/[.E15]" office:value-type="percentage" office:value="-0.00987876066457112" calcext:value-type="percentage">
            <text:p>-0,99%</text:p>
          </table:table-cell>
          <table:table-cell table:style-name="ce21" table:formula="of:=([.F15]-[.F16])/[.F15]" office:value-type="percentage" office:value="-0.0148893360160965" calcext:value-type="percentage">
            <text:p>-1,49%</text:p>
          </table:table-cell>
          <table:table-cell table:style-name="ce21" table:formula="of:=([.G15]-[.G16])/[.G15]" office:value-type="percentage" office:value="-0.0371214588082058" calcext:value-type="percentage">
            <text:p>-3,71%</text:p>
          </table:table-cell>
          <table:table-cell table:style-name="ce21" table:formula="of:=([.H15]-[.H16])/[.H15]" office:value-type="percentage" office:value="-0.0281280310378273" calcext:value-type="percentage">
            <text:p>-2,81%</text:p>
          </table:table-cell>
          <table:table-cell table:style-name="ce21" table:formula="of:=([.I15]-[.I16])/[.I15]" office:value-type="percentage" office:value="-0.0409771473601262" calcext:value-type="percentage">
            <text:p>-4,10%</text:p>
          </table:table-cell>
          <table:table-cell table:style-name="ce21" table:formula="of:=([.J15]-[.J16])/[.J15]" office:value-type="percentage" office:value="-0.0167224080267557" calcext:value-type="percentage">
            <text:p>-1,67%</text:p>
          </table:table-cell>
          <table:table-cell table:style-name="ce21" table:formula="of:=([.K15]-[.K16])/[.K15]" office:value-type="percentage" office:value="-0.0185979971387697" calcext:value-type="percentage">
            <text:p>-1,86%</text:p>
          </table:table-cell>
          <table:table-cell table:style-name="ce21" table:formula="of:=([.L15]-[.L16])/[.L15]" office:value-type="percentage" office:value="-0.0369146005509643" calcext:value-type="percentage">
            <text:p>-3,69%</text:p>
          </table:table-cell>
          <table:table-cell table:style-name="ce21" table:formula="of:=([.M15]-[.M16])/[.M15]" office:value-type="percentage" office:value="-0.0278460278460278" calcext:value-type="percentage">
            <text:p>-2,78%</text:p>
          </table:table-cell>
          <table:table-cell table:style-name="ce21" table:formula="of:=([.N15]-[.N16])/[.N15]" office:value-type="percentage" office:value="0.00583554376657841" calcext:value-type="percentage">
            <text:p>0,58%</text:p>
          </table:table-cell>
          <table:table-cell table:style-name="ce21" table:formula="of:=([.O15]-[.O16])/[.O15]" office:value-type="percentage" office:value="-0.00866425992779791" calcext:value-type="percentage">
            <text:p>-0,87%</text:p>
          </table:table-cell>
          <table:table-cell table:style-name="ce21" table:formula="of:=([.P15]-[.P16])/[.P15]" office:value-type="percentage" office:value="-0.00305623471882645" calcext:value-type="percentage">
            <text:p>-0,31%</text:p>
          </table:table-cell>
          <table:table-cell table:style-name="ce21" table:formula="of:=([.Q15]-[.Q16])/[.Q15]" office:value-type="percentage" office:value="-0.0315258511979823" calcext:value-type="percentage">
            <text:p>-3,15%</text:p>
          </table:table-cell>
          <table:table-cell table:style-name="ce21" table:formula="of:=([.R15]-[.R16])/[.R15]" office:value-type="percentage" office:value="-0.0339892665474061" calcext:value-type="percentage">
            <text:p>-3,40%</text:p>
          </table:table-cell>
          <table:table-cell table:style-name="ce21" table:formula="of:=([.S15]-[.S16])/[.S15]" office:value-type="percentage" office:value="-0.00544959128065396" calcext:value-type="percentage">
            <text:p>-0,54%</text:p>
          </table:table-cell>
          <table:table-cell table:style-name="ce21" table:formula="of:=([.T15]-[.T16])/[.T15]" office:value-type="percentage" office:value="-0.0309229305423407" calcext:value-type="percentage">
            <text:p>-3,09%</text:p>
          </table:table-cell>
          <table:table-cell table:style-name="ce21" table:formula="of:=([.U15]-[.U16])/[.U15]" office:value-type="percentage" office:value="-0.0162995594713657" calcext:value-type="percentage">
            <text:p>-1,63%</text:p>
          </table:table-cell>
          <table:table-cell table:style-name="ce21" table:formula="of:=([.V15]-[.V16])/[.V15]" office:value-type="percentage" office:value="-0.00421813799337151" calcext:value-type="percentage">
            <text:p>-0,42%</text:p>
          </table:table-cell>
          <table:table-cell table:style-name="ce21" table:formula="of:=([.W15]-[.W16])/[.W15]" office:value-type="percentage" office:value="-0.00549752611324892" calcext:value-type="percentage">
            <text:p>-0,55%</text:p>
          </table:table-cell>
          <table:table-cell table:style-name="ce21" table:formula="of:=([.X15]-[.X16])/[.X15]" office:value-type="percentage" office:value="-0.00866425992779791" calcext:value-type="percentage">
            <text:p>-0,87%</text:p>
          </table:table-cell>
          <table:table-cell table:style-name="ce21" table:formula="of:=([.Y15]-[.Y16])/[.Y15]" office:value-type="percentage" office:value="-0.0281690140845071" calcext:value-type="percentage">
            <text:p>-2,82%</text:p>
          </table:table-cell>
          <table:table-cell table:style-name="ce21" table:formula="of:=([.Z15]-[.Z16])/[.Z15]" office:value-type="percentage" office:value="-0.0183968462549277" calcext:value-type="percentage">
            <text:p>-1,8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3" calcext:value-type="date">
            <text:p>13/04/18</text:p>
          </table:table-cell>
          <table:table-cell table:style-name="ce21" table:formula="of:=([.B16]-[.B17])/[.B16]" office:value-type="percentage" office:value="-0.0278128950695322" calcext:value-type="percentage">
            <text:p>-2,78%</text:p>
          </table:table-cell>
          <table:table-cell table:style-name="ce21" table:formula="of:=([.C16]-[.C17])/[.C16]" office:value-type="percentage" office:value="-0.00128976784178837" calcext:value-type="percentage">
            <text:p>-0,13%</text:p>
          </table:table-cell>
          <table:table-cell table:style-name="ce21" table:formula="of:=([.D16]-[.D17])/[.D16]" office:value-type="percentage" office:value="-0.021969696969697" calcext:value-type="percentage">
            <text:p>-2,20%</text:p>
          </table:table-cell>
          <table:table-cell table:style-name="ce21" table:formula="of:=([.E16]-[.E17])/[.E16]" office:value-type="percentage" office:value="0.00377945753668285" calcext:value-type="percentage">
            <text:p>0,38%</text:p>
          </table:table-cell>
          <table:table-cell table:style-name="ce21" table:formula="of:=([.F16]-[.F17])/[.F16]" office:value-type="percentage" office:value="-0.0237906423473434" calcext:value-type="percentage">
            <text:p>-2,38%</text:p>
          </table:table-cell>
          <table:table-cell table:style-name="ce21" table:formula="of:=([.G16]-[.G17])/[.G16]" office:value-type="percentage" office:value="-0.0226059654631083" calcext:value-type="percentage">
            <text:p>-2,26%</text:p>
          </table:table-cell>
          <table:table-cell table:style-name="ce21" table:formula="of:=([.H16]-[.H17])/[.H16]" office:value-type="percentage" office:value="-0.0226415094339623" calcext:value-type="percentage">
            <text:p>-2,26%</text:p>
          </table:table-cell>
          <table:table-cell table:style-name="ce21" table:formula="of:=([.I16]-[.I17])/[.I16]" office:value-type="percentage" office:value="-0.0177895533686601" calcext:value-type="percentage">
            <text:p>-1,78%</text:p>
          </table:table-cell>
          <table:table-cell table:style-name="ce21" table:formula="of:=([.J16]-[.J17])/[.J16]" office:value-type="percentage" office:value="-0.0230263157894738" calcext:value-type="percentage">
            <text:p>-2,30%</text:p>
          </table:table-cell>
          <table:table-cell table:style-name="ce21" table:formula="of:=([.K16]-[.K17])/[.K16]" office:value-type="percentage" office:value="0.00983146067415734" calcext:value-type="percentage">
            <text:p>0,98%</text:p>
          </table:table-cell>
          <table:table-cell table:style-name="ce21" table:formula="of:=([.L16]-[.L17])/[.L16]" office:value-type="percentage" office:value="-0.0348034006376196" calcext:value-type="percentage">
            <text:p>-3,48%</text:p>
          </table:table-cell>
          <table:table-cell table:style-name="ce21" table:formula="of:=([.M16]-[.M17])/[.M16]" office:value-type="percentage" office:value="-0.0111553784860557" calcext:value-type="percentage">
            <text:p>-1,12%</text:p>
          </table:table-cell>
          <table:table-cell table:style-name="ce21" table:formula="of:=([.N16]-[.N17])/[.N16]" office:value-type="percentage" office:value="-0.040554962646745" calcext:value-type="percentage">
            <text:p>-4,06%</text:p>
          </table:table-cell>
          <table:table-cell table:style-name="ce21" table:formula="of:=([.O16]-[.O17])/[.O16]" office:value-type="percentage" office:value="-0.00858983536148885" calcext:value-type="percentage">
            <text:p>-0,86%</text:p>
          </table:table-cell>
          <table:table-cell table:style-name="ce21" table:formula="of:=([.P16]-[.P17])/[.P16]" office:value-type="percentage" office:value="-0.00243753808653255" calcext:value-type="percentage">
            <text:p>-0,24%</text:p>
          </table:table-cell>
          <table:table-cell table:style-name="ce21" table:formula="of:=([.Q16]-[.Q17])/[.Q16]" office:value-type="percentage" office:value="-0.0268948655256724" calcext:value-type="percentage">
            <text:p>-2,69%</text:p>
          </table:table-cell>
          <table:table-cell table:style-name="ce21" table:formula="of:=([.R16]-[.R17])/[.R16]" office:value-type="percentage" office:value="-0.0069204152249135" calcext:value-type="percentage">
            <text:p>-0,69%</text:p>
          </table:table-cell>
          <table:table-cell table:style-name="ce21" table:formula="of:=([.S16]-[.S17])/[.S16]" office:value-type="percentage" office:value="-0.00677506775067748" calcext:value-type="percentage">
            <text:p>-0,68%</text:p>
          </table:table-cell>
          <table:table-cell table:style-name="ce21" table:formula="of:=([.T16]-[.T17])/[.T16]" office:value-type="percentage" office:value="-0.0479926165205353" calcext:value-type="percentage">
            <text:p>-4,80%</text:p>
          </table:table-cell>
          <table:table-cell table:style-name="ce21" table:formula="of:=([.U16]-[.U17])/[.U16]" office:value-type="percentage" office:value="0.00216731686172521" calcext:value-type="percentage">
            <text:p>0,22%</text:p>
          </table:table-cell>
          <table:table-cell table:style-name="ce21" table:formula="of:=([.V16]-[.V17])/[.V16]" office:value-type="percentage" office:value="0.00540054005400539" calcext:value-type="percentage">
            <text:p>0,54%</text:p>
          </table:table-cell>
          <table:table-cell table:style-name="ce21" table:formula="of:=([.W16]-[.W17])/[.W16]" office:value-type="percentage" office:value="-0.0306178239475124" calcext:value-type="percentage">
            <text:p>-3,06%</text:p>
          </table:table-cell>
          <table:table-cell table:style-name="ce21" table:formula="of:=([.X16]-[.X17])/[.X16]" office:value-type="percentage" office:value="-0.00214745884037218" calcext:value-type="percentage">
            <text:p>-0,21%</text:p>
          </table:table-cell>
          <table:table-cell table:style-name="ce21" table:formula="of:=([.Y16]-[.Y17])/[.Y16]" office:value-type="percentage" office:value="-0.0114155251141552" calcext:value-type="percentage">
            <text:p>-1,14%</text:p>
          </table:table-cell>
          <table:table-cell table:style-name="ce21" table:formula="of:=([.Z16]-[.Z17])/[.Z16]" office:value-type="percentage" office:value="0.00645161290322578" calcext:value-type="percentage">
            <text:p>0,6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2" calcext:value-type="date">
            <text:p>12/04/18</text:p>
          </table:table-cell>
          <table:table-cell table:style-name="ce21" table:formula="of:=([.B17]-[.B18])/[.B17]" office:value-type="percentage" office:value="0.00164001640016397" calcext:value-type="percentage">
            <text:p>0,16%</text:p>
          </table:table-cell>
          <table:table-cell table:style-name="ce21" table:formula="of:=([.C17]-[.C18])/[.C17]" office:value-type="percentage" office:value="-0.0240446543580937" calcext:value-type="percentage">
            <text:p>-2,40%</text:p>
          </table:table-cell>
          <table:table-cell table:style-name="ce21" table:formula="of:=([.D17]-[.D18])/[.D17]" office:value-type="percentage" office:value="0.0155670867309119" calcext:value-type="percentage">
            <text:p>1,56%</text:p>
          </table:table-cell>
          <table:table-cell table:style-name="ce21" table:formula="of:=([.E17]-[.E18])/[.E17]" office:value-type="percentage" office:value="0.00379379602767243" calcext:value-type="percentage">
            <text:p>0,38%</text:p>
          </table:table-cell>
          <table:table-cell table:style-name="ce21" table:formula="of:=([.F17]-[.F18])/[.F17]" office:value-type="percentage" office:value="0.00871417505809455" calcext:value-type="percentage">
            <text:p>0,87%</text:p>
          </table:table-cell>
          <table:table-cell table:style-name="ce21" table:formula="of:=([.G17]-[.G18])/[.G17]" office:value-type="percentage" office:value="-0.0208781086889776" calcext:value-type="percentage">
            <text:p>-2,09%</text:p>
          </table:table-cell>
          <table:table-cell table:style-name="ce21" table:formula="of:=([.H17]-[.H18])/[.H17]" office:value-type="percentage" office:value="-0.00553505535055355" calcext:value-type="percentage">
            <text:p>-0,55%</text:p>
          </table:table-cell>
          <table:table-cell table:style-name="ce21" table:formula="of:=([.I17]-[.I18])/[.I17]" office:value-type="percentage" office:value="0.0126441056154704" calcext:value-type="percentage">
            <text:p>1,26%</text:p>
          </table:table-cell>
          <table:table-cell table:style-name="ce21" table:formula="of:=([.J17]-[.J18])/[.J17]" office:value-type="percentage" office:value="0.0160771704180065" calcext:value-type="percentage">
            <text:p>1,61%</text:p>
          </table:table-cell>
          <table:table-cell table:style-name="ce21" table:formula="of:=([.K17]-[.K18])/[.K17]" office:value-type="percentage" office:value="0.0283687943262412" calcext:value-type="percentage">
            <text:p>2,84%</text:p>
          </table:table-cell>
          <table:table-cell table:style-name="ce21" table:formula="of:=([.L17]-[.L18])/[.L17]" office:value-type="percentage" office:value="-0.00256739409499343" calcext:value-type="percentage">
            <text:p>-0,26%</text:p>
          </table:table-cell>
          <table:table-cell table:style-name="ce21" table:formula="of:=([.M17]-[.M18])/[.M17]" office:value-type="percentage" office:value="0.0346729708431836" calcext:value-type="percentage">
            <text:p>3,47%</text:p>
          </table:table-cell>
          <table:table-cell table:style-name="ce21" table:formula="of:=([.N17]-[.N18])/[.N17]" office:value-type="percentage" office:value="-0.0102564102564102" calcext:value-type="percentage">
            <text:p>-1,03%</text:p>
          </table:table-cell>
          <table:table-cell table:style-name="ce21" table:formula="of:=([.O17]-[.O18])/[.O17]" office:value-type="percentage" office:value="0.00283889283179554" calcext:value-type="percentage">
            <text:p>0,28%</text:p>
          </table:table-cell>
          <table:table-cell table:style-name="ce21" table:formula="of:=([.P17]-[.P18])/[.P17]" office:value-type="percentage" office:value="0.0261398176291793" calcext:value-type="percentage">
            <text:p>2,61%</text:p>
          </table:table-cell>
          <table:table-cell table:style-name="ce21" table:formula="of:=([.Q17]-[.Q18])/[.Q17]" office:value-type="percentage" office:value="0.0226190476190476" calcext:value-type="percentage">
            <text:p>2,26%</text:p>
          </table:table-cell>
          <table:table-cell table:style-name="ce21" table:formula="of:=([.R17]-[.R18])/[.R17]" office:value-type="percentage" office:value="0.0189003436426117" calcext:value-type="percentage">
            <text:p>1,89%</text:p>
          </table:table-cell>
          <table:table-cell table:style-name="ce21" table:formula="of:=([.S17]-[.S18])/[.S17]" office:value-type="percentage" office:value="0.0060565275908479" calcext:value-type="percentage">
            <text:p>0,61%</text:p>
          </table:table-cell>
          <table:table-cell table:style-name="ce21" table:formula="of:=([.T17]-[.T18])/[.T17]" office:value-type="percentage" office:value="0.00748568912373411" calcext:value-type="percentage">
            <text:p>0,75%</text:p>
          </table:table-cell>
          <table:table-cell table:style-name="ce21" table:formula="of:=([.U17]-[.U18])/[.U17]" office:value-type="percentage" office:value="-0.0117289313640313" calcext:value-type="percentage">
            <text:p>-1,17%</text:p>
          </table:table-cell>
          <table:table-cell table:style-name="ce21" table:formula="of:=([.V17]-[.V18])/[.V17]" office:value-type="percentage" office:value="0.0271493212669683" calcext:value-type="percentage">
            <text:p>2,71%</text:p>
          </table:table-cell>
          <table:table-cell table:style-name="ce21" table:formula="of:=([.W17]-[.W18])/[.W17]" office:value-type="percentage" office:value="0.0334217506631301" calcext:value-type="percentage">
            <text:p>3,34%</text:p>
          </table:table-cell>
          <table:table-cell table:style-name="ce21" table:formula="of:=([.X17]-[.X18])/[.X17]" office:value-type="percentage" office:value="-0.00785714285714282" calcext:value-type="percentage">
            <text:p>-0,79%</text:p>
          </table:table-cell>
          <table:table-cell table:style-name="ce21" table:formula="of:=([.Y17]-[.Y18])/[.Y17]" office:value-type="percentage" office:value="0.00790067720090297" calcext:value-type="percentage">
            <text:p>0,79%</text:p>
          </table:table-cell>
          <table:table-cell table:style-name="ce21" table:formula="of:=([.Z17]-[.Z18])/[.Z17]" office:value-type="percentage" office:value="0.0363636363636364" calcext:value-type="percentage">
            <text:p>3,6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1" calcext:value-type="date">
            <text:p>11/04/18</text:p>
          </table:table-cell>
          <table:table-cell table:style-name="ce21" table:formula="of:=([.B18]-[.B19])/[.B18]" office:value-type="percentage" office:value="0.0225872689938399" calcext:value-type="percentage">
            <text:p>2,26%</text:p>
          </table:table-cell>
          <table:table-cell table:style-name="ce21" table:formula="of:=([.C18]-[.C19])/[.C18]" office:value-type="percentage" office:value="0.00209643605870024" calcext:value-type="percentage">
            <text:p>0,21%</text:p>
          </table:table-cell>
          <table:table-cell table:style-name="ce21" table:formula="of:=([.D18]-[.D19])/[.D18]" office:value-type="percentage" office:value="-0.000753012048192755" calcext:value-type="percentage">
            <text:p>-0,08%</text:p>
          </table:table-cell>
          <table:table-cell table:style-name="ce21" table:formula="of:=([.E18]-[.E19])/[.E18]" office:value-type="percentage" office:value="-0.00448028673835132" calcext:value-type="percentage">
            <text:p>-0,45%</text:p>
          </table:table-cell>
          <table:table-cell table:style-name="ce21" table:formula="of:=([.F18]-[.F19])/[.F18]" office:value-type="percentage" office:value="0.0162141043172494" calcext:value-type="percentage">
            <text:p>1,62%</text:p>
          </table:table-cell>
          <table:table-cell table:style-name="ce21" table:formula="of:=([.G18]-[.G19])/[.G18]" office:value-type="percentage" office:value="0.0240601503759398" calcext:value-type="percentage">
            <text:p>2,41%</text:p>
          </table:table-cell>
          <table:table-cell table:style-name="ce21" table:formula="of:=([.H18]-[.H19])/[.H18]" office:value-type="percentage" office:value="0.0183486238532111" calcext:value-type="percentage">
            <text:p>1,83%</text:p>
          </table:table-cell>
          <table:table-cell table:style-name="ce21" table:formula="of:=([.I18]-[.I19])/[.I18]" office:value-type="percentage" office:value="0.0101694915254237" calcext:value-type="percentage">
            <text:p>1,02%</text:p>
          </table:table-cell>
          <table:table-cell table:style-name="ce21" table:formula="of:=([.J18]-[.J19])/[.J18]" office:value-type="percentage" office:value="0.0239651416122003" calcext:value-type="percentage">
            <text:p>2,40%</text:p>
          </table:table-cell>
          <table:table-cell table:style-name="ce21" table:formula="of:=([.K18]-[.K19])/[.K18]" office:value-type="percentage" office:value="0.037956204379562" calcext:value-type="percentage">
            <text:p>3,80%</text:p>
          </table:table-cell>
          <table:table-cell table:style-name="ce21" table:formula="of:=([.L18]-[.L19])/[.L18]" office:value-type="percentage" office:value="0.00819462227912933" calcext:value-type="percentage">
            <text:p>0,82%</text:p>
          </table:table-cell>
          <table:table-cell table:style-name="ce21" table:formula="of:=([.M18]-[.M19])/[.M18]" office:value-type="percentage" office:value="0.00326530612244891" calcext:value-type="percentage">
            <text:p>0,33%</text:p>
          </table:table-cell>
          <table:table-cell table:style-name="ce21" table:formula="of:=([.N18]-[.N19])/[.N18]" office:value-type="percentage" office:value="-0.00406091370558385" calcext:value-type="percentage">
            <text:p>-0,41%</text:p>
          </table:table-cell>
          <table:table-cell table:style-name="ce21" table:formula="of:=([.O18]-[.O19])/[.O18]" office:value-type="percentage" office:value="0.0213523131672598" calcext:value-type="percentage">
            <text:p>2,14%</text:p>
          </table:table-cell>
          <table:table-cell table:style-name="ce21" table:formula="of:=([.P18]-[.P19])/[.P18]" office:value-type="percentage" office:value="-0.00749063670411991" calcext:value-type="percentage">
            <text:p>-0,75%</text:p>
          </table:table-cell>
          <table:table-cell table:style-name="ce21" table:formula="of:=([.Q18]-[.Q19])/[.Q18]" office:value-type="percentage" office:value="0.0194884287454324" calcext:value-type="percentage">
            <text:p>1,95%</text:p>
          </table:table-cell>
          <table:table-cell table:style-name="ce21" table:formula="of:=([.R18]-[.R19])/[.R18]" office:value-type="percentage" office:value="-0.0026269702276707" calcext:value-type="percentage">
            <text:p>-0,26%</text:p>
          </table:table-cell>
          <table:table-cell table:style-name="ce21" table:formula="of:=([.S18]-[.S19])/[.S18]" office:value-type="percentage" office:value="0.005416384563304" calcext:value-type="percentage">
            <text:p>0,54%</text:p>
          </table:table-cell>
          <table:table-cell table:style-name="ce21" table:formula="of:=([.T18]-[.T19])/[.T18]" office:value-type="percentage" office:value="0.0501330967169476" calcext:value-type="percentage">
            <text:p>5,01%</text:p>
          </table:table-cell>
          <table:table-cell table:style-name="ce21" table:formula="of:=([.U18]-[.U19])/[.U18]" office:value-type="percentage" office:value="0.0382138256762559" calcext:value-type="percentage">
            <text:p>3,82%</text:p>
          </table:table-cell>
          <table:table-cell table:style-name="ce21" table:formula="of:=([.V18]-[.V19])/[.V18]" office:value-type="percentage" office:value="-0.0111627906976744" calcext:value-type="percentage">
            <text:p>-1,12%</text:p>
          </table:table-cell>
          <table:table-cell table:style-name="ce21" table:formula="of:=([.W18]-[.W19])/[.W18]" office:value-type="percentage" office:value="0.0164654226125136" calcext:value-type="percentage">
            <text:p>1,65%</text:p>
          </table:table-cell>
          <table:table-cell table:style-name="ce21" table:formula="of:=([.X18]-[.X19])/[.X18]" office:value-type="percentage" office:value="-0.0152374202693125" calcext:value-type="percentage">
            <text:p>-1,52%</text:p>
          </table:table-cell>
          <table:table-cell table:style-name="ce21" table:formula="of:=([.Y18]-[.Y19])/[.Y18]" office:value-type="percentage" office:value="0.0273037542662114" calcext:value-type="percentage">
            <text:p>2,73%</text:p>
          </table:table-cell>
          <table:table-cell table:style-name="ce21" table:formula="of:=([.Z18]-[.Z19])/[.Z18]" office:value-type="percentage" office:value="0" calcext:value-type="percentage">
            <text:p>0,0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0" calcext:value-type="date">
            <text:p>10/04/18</text:p>
          </table:table-cell>
          <table:table-cell table:style-name="ce21" table:formula="of:=([.B19]-[.B20])/[.B19]" office:value-type="percentage" office:value="0.0378151260504203" calcext:value-type="percentage">
            <text:p>3,78%</text:p>
          </table:table-cell>
          <table:table-cell table:style-name="ce21" table:formula="of:=([.C19]-[.C20])/[.C19]" office:value-type="percentage" office:value="0.0214285714285715" calcext:value-type="percentage">
            <text:p>2,14%</text:p>
          </table:table-cell>
          <table:table-cell table:style-name="ce21" table:formula="of:=([.D19]-[.D20])/[.D19]" office:value-type="percentage" office:value="0.00451467268623015" calcext:value-type="percentage">
            <text:p>0,45%</text:p>
          </table:table-cell>
          <table:table-cell table:style-name="ce21" table:formula="of:=([.E19]-[.E20])/[.E19]" office:value-type="percentage" office:value="0.042149866190901" calcext:value-type="percentage">
            <text:p>4,21%</text:p>
          </table:table-cell>
          <table:table-cell table:style-name="ce21" table:formula="of:=([.F19]-[.F20])/[.F19]" office:value-type="percentage" office:value="0.00496425734710087" calcext:value-type="percentage">
            <text:p>0,50%</text:p>
          </table:table-cell>
          <table:table-cell table:style-name="ce21" table:formula="of:=([.G19]-[.G20])/[.G19]" office:value-type="percentage" office:value="0.00924499229583988" calcext:value-type="percentage">
            <text:p>0,92%</text:p>
          </table:table-cell>
          <table:table-cell table:style-name="ce21" table:formula="of:=([.H19]-[.H20])/[.H19]" office:value-type="percentage" office:value="0.0406542056074765" calcext:value-type="percentage">
            <text:p>4,07%</text:p>
          </table:table-cell>
          <table:table-cell table:style-name="ce21" table:formula="of:=([.I19]-[.I20])/[.I19]" office:value-type="percentage" office:value="0.00304414003044147" calcext:value-type="percentage">
            <text:p>0,30%</text:p>
          </table:table-cell>
          <table:table-cell table:style-name="ce21" table:formula="of:=([.J19]-[.J20])/[.J19]" office:value-type="percentage" office:value="-0.00334821428571421" calcext:value-type="percentage">
            <text:p>-0,33%</text:p>
          </table:table-cell>
          <table:table-cell table:style-name="ce21" table:formula="of:=([.K19]-[.K20])/[.K19]" office:value-type="percentage" office:value="-0.00455235204855846" calcext:value-type="percentage">
            <text:p>-0,46%</text:p>
          </table:table-cell>
          <table:table-cell table:style-name="ce21" table:formula="of:=([.L19]-[.L20])/[.L19]" office:value-type="percentage" office:value="-0.0121352956364577" calcext:value-type="percentage">
            <text:p>-1,21%</text:p>
          </table:table-cell>
          <table:table-cell table:style-name="ce21" table:formula="of:=([.M19]-[.M20])/[.M19]" office:value-type="percentage" office:value="0.0147420147420149" calcext:value-type="percentage">
            <text:p>1,47%</text:p>
          </table:table-cell>
          <table:table-cell table:style-name="ce21" table:formula="of:=([.N19]-[.N20])/[.N19]" office:value-type="percentage" office:value="-0.0338725985844286" calcext:value-type="percentage">
            <text:p>-3,39%</text:p>
          </table:table-cell>
          <table:table-cell table:style-name="ce21" table:formula="of:=([.O19]-[.O20])/[.O19]" office:value-type="percentage" office:value="0.0152727272727273" calcext:value-type="percentage">
            <text:p>1,53%</text:p>
          </table:table-cell>
          <table:table-cell table:style-name="ce21" table:formula="of:=([.P19]-[.P20])/[.P19]" office:value-type="percentage" office:value="0.0204460966542751" calcext:value-type="percentage">
            <text:p>2,04%</text:p>
          </table:table-cell>
          <table:table-cell table:style-name="ce21" table:formula="of:=([.Q19]-[.Q20])/[.Q19]" office:value-type="percentage" office:value="0.00248447204968961" calcext:value-type="percentage">
            <text:p>0,25%</text:p>
          </table:table-cell>
          <table:table-cell table:style-name="ce21" table:formula="of:=([.R19]-[.R20])/[.R19]" office:value-type="percentage" office:value="0.000873362445414829" calcext:value-type="percentage">
            <text:p>0,09%</text:p>
          </table:table-cell>
          <table:table-cell table:style-name="ce21" table:formula="of:=([.S19]-[.S20])/[.S19]" office:value-type="percentage" office:value="0.0142954390742001" calcext:value-type="percentage">
            <text:p>1,43%</text:p>
          </table:table-cell>
          <table:table-cell table:style-name="ce21" table:formula="of:=([.T19]-[.T20])/[.T19]" office:value-type="percentage" office:value="0.00233535730966841" calcext:value-type="percentage">
            <text:p>0,23%</text:p>
          </table:table-cell>
          <table:table-cell table:style-name="ce21" table:formula="of:=([.U19]-[.U20])/[.U19]" office:value-type="percentage" office:value="0.0629464285714286" calcext:value-type="percentage">
            <text:p>6,29%</text:p>
          </table:table-cell>
          <table:table-cell table:style-name="ce21" table:formula="of:=([.V19]-[.V20])/[.V19]" office:value-type="percentage" office:value="-0.0150260656240418" calcext:value-type="percentage">
            <text:p>-1,50%</text:p>
          </table:table-cell>
          <table:table-cell table:style-name="ce21" table:formula="of:=([.W19]-[.W20])/[.W19]" office:value-type="percentage" office:value="-0.00167410714285701" calcext:value-type="percentage">
            <text:p>-0,17%</text:p>
          </table:table-cell>
          <table:table-cell table:style-name="ce21" table:formula="of:=([.X19]-[.X20])/[.X19]" office:value-type="percentage" office:value="0.00698080279232109" calcext:value-type="percentage">
            <text:p>0,70%</text:p>
          </table:table-cell>
          <table:table-cell table:style-name="ce21" table:formula="of:=([.Y19]-[.Y20])/[.Y19]" office:value-type="percentage" office:value="0.0187134502923977" calcext:value-type="percentage">
            <text:p>1,87%</text:p>
          </table:table-cell>
          <table:table-cell table:style-name="ce21" table:formula="of:=([.Z19]-[.Z20])/[.Z19]" office:value-type="percentage" office:value="0.022911051212938" calcext:value-type="percentage">
            <text:p>2,2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9" calcext:value-type="date">
            <text:p>09/04/18</text:p>
          </table:table-cell>
          <table:table-cell table:style-name="ce21" table:formula="of:=([.B20]-[.B21])/[.B20]" office:value-type="percentage" office:value="-0.0296943231441048" calcext:value-type="percentage">
            <text:p>-2,97%</text:p>
          </table:table-cell>
          <table:table-cell table:style-name="ce21" table:formula="of:=([.C20]-[.C21])/[.C20]" office:value-type="percentage" office:value="0.00171747531129236" calcext:value-type="percentage">
            <text:p>0,17%</text:p>
          </table:table-cell>
          <table:table-cell table:style-name="ce21" table:formula="of:=([.D20]-[.D21])/[.D20]" office:value-type="percentage" office:value="-0.0204081632653061" calcext:value-type="percentage">
            <text:p>-2,04%</text:p>
          </table:table-cell>
          <table:table-cell table:style-name="ce21" table:formula="of:=([.E20]-[.E21])/[.E20]" office:value-type="percentage" office:value="0.00488940628637953" calcext:value-type="percentage">
            <text:p>0,49%</text:p>
          </table:table-cell>
          <table:table-cell table:style-name="ce21" table:formula="of:=([.F20]-[.F21])/[.F20]" office:value-type="percentage" office:value="-0.0227499501097585" calcext:value-type="percentage">
            <text:p>-2,27%</text:p>
          </table:table-cell>
          <table:table-cell table:style-name="ce21" table:formula="of:=([.G20]-[.G21])/[.G20]" office:value-type="percentage" office:value="-0.0510108864696734" calcext:value-type="percentage">
            <text:p>-5,10%</text:p>
          </table:table-cell>
          <table:table-cell table:style-name="ce21" table:formula="of:=([.H20]-[.H21])/[.H20]" office:value-type="percentage" office:value="-0.0365319045299562" calcext:value-type="percentage">
            <text:p>-3,65%</text:p>
          </table:table-cell>
          <table:table-cell table:style-name="ce21" table:formula="of:=([.I20]-[.I21])/[.I20]" office:value-type="percentage" office:value="-0.0232824427480916" calcext:value-type="percentage">
            <text:p>-2,33%</text:p>
          </table:table-cell>
          <table:table-cell table:style-name="ce21" table:formula="of:=([.J20]-[.J21])/[.J20]" office:value-type="percentage" office:value="-0.0122358175750834" calcext:value-type="percentage">
            <text:p>-1,22%</text:p>
          </table:table-cell>
          <table:table-cell table:style-name="ce21" table:formula="of:=([.K20]-[.K21])/[.K20]" office:value-type="percentage" office:value="-0.00755287009063441" calcext:value-type="percentage">
            <text:p>-0,76%</text:p>
          </table:table-cell>
          <table:table-cell table:style-name="ce21" table:formula="of:=([.L20]-[.L21])/[.L20]" office:value-type="percentage" office:value="-0.0377551020408162" calcext:value-type="percentage">
            <text:p>-3,78%</text:p>
          </table:table-cell>
          <table:table-cell table:style-name="ce21" table:formula="of:=([.M20]-[.M21])/[.M20]" office:value-type="percentage" office:value="-0.00581878636741482" calcext:value-type="percentage">
            <text:p>-0,58%</text:p>
          </table:table-cell>
          <table:table-cell table:style-name="ce21" table:formula="of:=([.N20]-[.N21])/[.N20]" office:value-type="percentage" office:value="0.0112469437652812" calcext:value-type="percentage">
            <text:p>1,12%</text:p>
          </table:table-cell>
          <table:table-cell table:style-name="ce21" table:formula="of:=([.O20]-[.O21])/[.O20]" office:value-type="percentage" office:value="-0.00443131462333829" calcext:value-type="percentage">
            <text:p>-0,44%</text:p>
          </table:table-cell>
          <table:table-cell table:style-name="ce21" table:formula="of:=([.P20]-[.P21])/[.P20]" office:value-type="percentage" office:value="-0.0202403542061985" calcext:value-type="percentage">
            <text:p>-2,02%</text:p>
          </table:table-cell>
          <table:table-cell table:style-name="ce21" table:formula="of:=([.Q20]-[.Q21])/[.Q20]" office:value-type="percentage" office:value="-0.0249066002490661" calcext:value-type="percentage">
            <text:p>-2,49%</text:p>
          </table:table-cell>
          <table:table-cell table:style-name="ce21" table:formula="of:=([.R20]-[.R21])/[.R20]" office:value-type="percentage" office:value="-0.00524475524475529" calcext:value-type="percentage">
            <text:p>-0,52%</text:p>
          </table:table-cell>
          <table:table-cell table:style-name="ce21" table:formula="of:=([.S20]-[.S21])/[.S20]" office:value-type="percentage" office:value="-0.00483425414364643" calcext:value-type="percentage">
            <text:p>-0,48%</text:p>
          </table:table-cell>
          <table:table-cell table:style-name="ce21" table:formula="of:=([.T20]-[.T21])/[.T20]" office:value-type="percentage" office:value="-0.0468164794007491" calcext:value-type="percentage">
            <text:p>-4,68%</text:p>
          </table:table-cell>
          <table:table-cell table:style-name="ce21" table:formula="of:=([.U20]-[.U21])/[.U20]" office:value-type="percentage" office:value="-0.0314435445450214" calcext:value-type="percentage">
            <text:p>-3,14%</text:p>
          </table:table-cell>
          <table:table-cell table:style-name="ce21" table:formula="of:=([.V20]-[.V21])/[.V20]" office:value-type="percentage" office:value="-0.0238670694864048" calcext:value-type="percentage">
            <text:p>-2,39%</text:p>
          </table:table-cell>
          <table:table-cell table:style-name="ce21" table:formula="of:=([.W20]-[.W21])/[.W20]" office:value-type="percentage" office:value="-0.0345403899721449" calcext:value-type="percentage">
            <text:p>-3,45%</text:p>
          </table:table-cell>
          <table:table-cell table:style-name="ce21" table:formula="of:=([.X20]-[.X21])/[.X20]" office:value-type="percentage" office:value="-0.0035149384885765" calcext:value-type="percentage">
            <text:p>-0,35%</text:p>
          </table:table-cell>
          <table:table-cell table:style-name="ce21" table:formula="of:=([.Y20]-[.Y21])/[.Y20]" office:value-type="percentage" office:value="-0.0274135876042907" calcext:value-type="percentage">
            <text:p>-2,74%</text:p>
          </table:table-cell>
          <table:table-cell table:style-name="ce21" table:formula="of:=([.Z20]-[.Z21])/[.Z20]" office:value-type="percentage" office:value="-0.0275862068965517" calcext:value-type="percentage">
            <text:p>-2,7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6" calcext:value-type="date">
            <text:p>06/04/18</text:p>
          </table:table-cell>
          <table:table-cell table:style-name="ce21" table:formula="of:=([.B21]-[.B22])/[.B21]" office:value-type="percentage" office:value="0.010178117048346" calcext:value-type="percentage">
            <text:p>1,02%</text:p>
          </table:table-cell>
          <table:table-cell table:style-name="ce21" table:formula="of:=([.C21]-[.C22])/[.C21]" office:value-type="percentage" office:value="-0.0335483870967742" calcext:value-type="percentage">
            <text:p>-3,35%</text:p>
          </table:table-cell>
          <table:table-cell table:style-name="ce21" table:formula="of:=([.D21]-[.D22])/[.D21]" office:value-type="percentage" office:value="-0.00814814814814811" calcext:value-type="percentage">
            <text:p>-0,81%</text:p>
          </table:table-cell>
          <table:table-cell table:style-name="ce21" table:formula="of:=([.E21]-[.E22])/[.E21]" office:value-type="percentage" office:value="-0.0119326158165652" calcext:value-type="percentage">
            <text:p>-1,19%</text:p>
          </table:table-cell>
          <table:table-cell table:style-name="ce21" table:formula="of:=([.F21]-[.F22])/[.F21]" office:value-type="percentage" office:value="0.00487804878048781" calcext:value-type="percentage">
            <text:p>0,49%</text:p>
          </table:table-cell>
          <table:table-cell table:style-name="ce21" table:formula="of:=([.G21]-[.G22])/[.G21]" office:value-type="percentage" office:value="-0.00769458419650778" calcext:value-type="percentage">
            <text:p>-0,77%</text:p>
          </table:table-cell>
          <table:table-cell table:style-name="ce21" table:formula="of:=([.H21]-[.H22])/[.H21]" office:value-type="percentage" office:value="0.0061090225563911" calcext:value-type="percentage">
            <text:p>0,61%</text:p>
          </table:table-cell>
          <table:table-cell table:style-name="ce21" table:formula="of:=([.I21]-[.I22])/[.I21]" office:value-type="percentage" office:value="0.00149198060425211" calcext:value-type="percentage">
            <text:p>0,15%</text:p>
          </table:table-cell>
          <table:table-cell table:style-name="ce21" table:formula="of:=([.J21]-[.J22])/[.J21]" office:value-type="percentage" office:value="0.0186813186813187" calcext:value-type="percentage">
            <text:p>1,87%</text:p>
          </table:table-cell>
          <table:table-cell table:style-name="ce21" table:formula="of:=([.K21]-[.K22])/[.K21]" office:value-type="percentage" office:value="0.0134932533733133" calcext:value-type="percentage">
            <text:p>1,35%</text:p>
          </table:table-cell>
          <table:table-cell table:style-name="ce21" table:formula="of:=([.L21]-[.L22])/[.L21]" office:value-type="percentage" office:value="-0.0132743362831858" calcext:value-type="percentage">
            <text:p>-1,33%</text:p>
          </table:table-cell>
          <table:table-cell table:style-name="ce21" table:formula="of:=([.M21]-[.M22])/[.M21]" office:value-type="percentage" office:value="-0.0115702479338843" calcext:value-type="percentage">
            <text:p>-1,16%</text:p>
          </table:table-cell>
          <table:table-cell table:style-name="ce21" table:formula="of:=([.N21]-[.N22])/[.N21]" office:value-type="percentage" office:value="0.00692383778437194" calcext:value-type="percentage">
            <text:p>0,69%</text:p>
          </table:table-cell>
          <table:table-cell table:style-name="ce21" table:formula="of:=([.O21]-[.O22])/[.O21]" office:value-type="percentage" office:value="0.0375" calcext:value-type="percentage">
            <text:p>3,75%</text:p>
          </table:table-cell>
          <table:table-cell table:style-name="ce21" table:formula="of:=([.P21]-[.P22])/[.P21]" office:value-type="percentage" office:value="-0.0154990700557967" calcext:value-type="percentage">
            <text:p>-1,55%</text:p>
          </table:table-cell>
          <table:table-cell table:style-name="ce21" table:formula="of:=([.Q21]-[.Q22])/[.Q21]" office:value-type="percentage" office:value="-0.00972053462940463" calcext:value-type="percentage">
            <text:p>-0,97%</text:p>
          </table:table-cell>
          <table:table-cell table:style-name="ce21" table:formula="of:=([.R21]-[.R22])/[.R21]" office:value-type="percentage" office:value="0.00869565217391301" calcext:value-type="percentage">
            <text:p>0,87%</text:p>
          </table:table-cell>
          <table:table-cell table:style-name="ce21" table:formula="of:=([.S21]-[.S22])/[.S21]" office:value-type="percentage" office:value="-0.00343642611683841" calcext:value-type="percentage">
            <text:p>-0,34%</text:p>
          </table:table-cell>
          <table:table-cell table:style-name="ce21" table:formula="of:=([.T21]-[.T22])/[.T21]" office:value-type="percentage" office:value="0.0138640429338103" calcext:value-type="percentage">
            <text:p>1,39%</text:p>
          </table:table-cell>
          <table:table-cell table:style-name="ce21" table:formula="of:=([.U21]-[.U22])/[.U21]" office:value-type="percentage" office:value="-0.00554272517321021" calcext:value-type="percentage">
            <text:p>-0,55%</text:p>
          </table:table-cell>
          <table:table-cell table:style-name="ce21" table:formula="of:=([.V21]-[.V22])/[.V21]" office:value-type="percentage" office:value="-0.00796695190321617" calcext:value-type="percentage">
            <text:p>-0,80%</text:p>
          </table:table-cell>
          <table:table-cell table:style-name="ce21" table:formula="of:=([.W21]-[.W22])/[.W21]" office:value-type="percentage" office:value="-0.00700053850296171" calcext:value-type="percentage">
            <text:p>-0,70%</text:p>
          </table:table-cell>
          <table:table-cell table:style-name="ce21" table:formula="of:=([.X21]-[.X22])/[.X21]" office:value-type="percentage" office:value="-0.00840630472854635" calcext:value-type="percentage">
            <text:p>-0,84%</text:p>
          </table:table-cell>
          <table:table-cell table:style-name="ce21" table:formula="of:=([.Y21]-[.Y22])/[.Y21]" office:value-type="percentage" office:value="-0.0290023201856149" calcext:value-type="percentage">
            <text:p>-2,90%</text:p>
          </table:table-cell>
          <table:table-cell table:style-name="ce21" table:formula="of:=([.Z21]-[.Z22])/[.Z21]" office:value-type="percentage" office:value="-0.00805369127516773" calcext:value-type="percentage">
            <text:p>-0,8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5" calcext:value-type="date">
            <text:p>05/04/18</text:p>
          </table:table-cell>
          <table:table-cell table:style-name="ce21" table:formula="of:=([.B22]-[.B23])/[.B22]" office:value-type="percentage" office:value="0.0265638389031706" calcext:value-type="percentage">
            <text:p>2,66%</text:p>
          </table:table-cell>
          <table:table-cell table:style-name="ce21" table:formula="of:=([.C22]-[.C23])/[.C22]" office:value-type="percentage" office:value="-0.00665834373699543" calcext:value-type="percentage">
            <text:p>-0,67%</text:p>
          </table:table-cell>
          <table:table-cell table:style-name="ce21" table:formula="of:=([.D22]-[.D23])/[.D22]" office:value-type="percentage" office:value="-0.00293901542983107" calcext:value-type="percentage">
            <text:p>-0,29%</text:p>
          </table:table-cell>
          <table:table-cell table:style-name="ce21" table:formula="of:=([.E22]-[.E23])/[.E22]" office:value-type="percentage" office:value="0.016184971098266" calcext:value-type="percentage">
            <text:p>1,62%</text:p>
          </table:table-cell>
          <table:table-cell table:style-name="ce21" table:formula="of:=([.F22]-[.F23])/[.F22]" office:value-type="percentage" office:value="0.00196078431372552" calcext:value-type="percentage">
            <text:p>0,20%</text:p>
          </table:table-cell>
          <table:table-cell table:style-name="ce21" table:formula="of:=([.G22]-[.G23])/[.G22]" office:value-type="percentage" office:value="-0.0190895741556536" calcext:value-type="percentage">
            <text:p>-1,91%</text:p>
          </table:table-cell>
          <table:table-cell table:style-name="ce21" table:formula="of:=([.H22]-[.H23])/[.H22]" office:value-type="percentage" office:value="0.0364066193853428" calcext:value-type="percentage">
            <text:p>3,64%</text:p>
          </table:table-cell>
          <table:table-cell table:style-name="ce21" table:formula="of:=([.I22]-[.I23])/[.I22]" office:value-type="percentage" office:value="0.0224131490474411" calcext:value-type="percentage">
            <text:p>2,24%</text:p>
          </table:table-cell>
          <table:table-cell table:style-name="ce21" table:formula="of:=([.J22]-[.J23])/[.J22]" office:value-type="percentage" office:value="-0.019036954087346" calcext:value-type="percentage">
            <text:p>-1,90%</text:p>
          </table:table-cell>
          <table:table-cell table:style-name="ce21" table:formula="of:=([.K22]-[.K23])/[.K22]" office:value-type="percentage" office:value="0.026595744680851" calcext:value-type="percentage">
            <text:p>2,66%</text:p>
          </table:table-cell>
          <table:table-cell table:style-name="ce21" table:formula="of:=([.L22]-[.L23])/[.L22]" office:value-type="percentage" office:value="0.0283842794759826" calcext:value-type="percentage">
            <text:p>2,84%</text:p>
          </table:table-cell>
          <table:table-cell table:style-name="ce21" table:formula="of:=([.M22]-[.M23])/[.M22]" office:value-type="percentage" office:value="0.0187908496732026" calcext:value-type="percentage">
            <text:p>1,88%</text:p>
          </table:table-cell>
          <table:table-cell table:style-name="ce21" table:formula="of:=([.N22]-[.N23])/[.N22]" office:value-type="percentage" office:value="0.00149402390438235" calcext:value-type="percentage">
            <text:p>0,15%</text:p>
          </table:table-cell>
          <table:table-cell table:style-name="ce21" table:formula="of:=([.O22]-[.O23])/[.O22]" office:value-type="percentage" office:value="0.0496562261268144" calcext:value-type="percentage">
            <text:p>4,97%</text:p>
          </table:table-cell>
          <table:table-cell table:style-name="ce21" table:formula="of:=([.P22]-[.P23])/[.P22]" office:value-type="percentage" office:value="0.0628815628815629" calcext:value-type="percentage">
            <text:p>6,29%</text:p>
          </table:table-cell>
          <table:table-cell table:style-name="ce21" table:formula="of:=([.Q22]-[.Q23])/[.Q22]" office:value-type="percentage" office:value="0.00240673886883289" calcext:value-type="percentage">
            <text:p>0,24%</text:p>
          </table:table-cell>
          <table:table-cell table:style-name="ce21" table:formula="of:=([.R22]-[.R23])/[.R22]" office:value-type="percentage" office:value="0.00438596491228076" calcext:value-type="percentage">
            <text:p>0,44%</text:p>
          </table:table-cell>
          <table:table-cell table:style-name="ce21" table:formula="of:=([.S22]-[.S23])/[.S22]" office:value-type="percentage" office:value="0.0178082191780822" calcext:value-type="percentage">
            <text:p>1,78%</text:p>
          </table:table-cell>
          <table:table-cell table:style-name="ce21" table:formula="of:=([.T22]-[.T23])/[.T22]" office:value-type="percentage" office:value="-0.0458049886621314" calcext:value-type="percentage">
            <text:p>-4,58%</text:p>
          </table:table-cell>
          <table:table-cell table:style-name="ce21" table:formula="of:=([.U22]-[.U23])/[.U22]" office:value-type="percentage" office:value="0.0225080385852089" calcext:value-type="percentage">
            <text:p>2,25%</text:p>
          </table:table-cell>
          <table:table-cell table:style-name="ce21" table:formula="of:=([.V22]-[.V23])/[.V22]" office:value-type="percentage" office:value="0.00673302107728328" calcext:value-type="percentage">
            <text:p>0,67%</text:p>
          </table:table-cell>
          <table:table-cell table:style-name="ce21" table:formula="of:=([.W22]-[.W23])/[.W22]" office:value-type="percentage" office:value="0.00588235294117644" calcext:value-type="percentage">
            <text:p>0,59%</text:p>
          </table:table-cell>
          <table:table-cell table:style-name="ce21" table:formula="of:=([.X22]-[.X23])/[.X22]" office:value-type="percentage" office:value="0.0170197985411601" calcext:value-type="percentage">
            <text:p>1,70%</text:p>
          </table:table-cell>
          <table:table-cell table:style-name="ce21" table:formula="of:=([.Y22]-[.Y23])/[.Y22]" office:value-type="percentage" office:value="0.0304396843291995" calcext:value-type="percentage">
            <text:p>3,04%</text:p>
          </table:table-cell>
          <table:table-cell table:style-name="ce21" table:formula="of:=([.Z22]-[.Z23])/[.Z22]" office:value-type="percentage" office:value="0.0612516644474035" calcext:value-type="percentage">
            <text:p>6,1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4" calcext:value-type="date">
            <text:p>04/04/18</text:p>
          </table:table-cell>
          <table:table-cell table:style-name="ce21" table:formula="of:=([.B23]-[.B24])/[.B23]" office:value-type="percentage" office:value="-0.00352112676056346" calcext:value-type="percentage">
            <text:p>-0,35%</text:p>
          </table:table-cell>
          <table:table-cell table:style-name="ce21" table:formula="of:=([.C23]-[.C24])/[.C23]" office:value-type="percentage" office:value="-0.000413393964448037" calcext:value-type="percentage">
            <text:p>-0,04%</text:p>
          </table:table-cell>
          <table:table-cell table:style-name="ce21" table:formula="of:=([.D23]-[.D24])/[.D23]" office:value-type="percentage" office:value="0.000732600732600717" calcext:value-type="percentage">
            <text:p>0,07%</text:p>
          </table:table-cell>
          <table:table-cell table:style-name="ce21" table:formula="of:=([.E23]-[.E24])/[.E23]" office:value-type="percentage" office:value="-0.00752056404230318" calcext:value-type="percentage">
            <text:p>-0,75%</text:p>
          </table:table-cell>
          <table:table-cell table:style-name="ce21" table:formula="of:=([.F23]-[.F24])/[.F23]" office:value-type="percentage" office:value="0.00648330058939093" calcext:value-type="percentage">
            <text:p>0,65%</text:p>
          </table:table-cell>
          <table:table-cell table:style-name="ce21" table:formula="of:=([.G23]-[.G24])/[.G23]" office:value-type="percentage" office:value="0.00403458213256486" calcext:value-type="percentage">
            <text:p>0,40%</text:p>
          </table:table-cell>
          <table:table-cell table:style-name="ce21" table:formula="of:=([.H23]-[.H24])/[.H23]" office:value-type="percentage" office:value="-0.0161923454367027" calcext:value-type="percentage">
            <text:p>-1,62%</text:p>
          </table:table-cell>
          <table:table-cell table:style-name="ce21" table:formula="of:=([.I23]-[.I24])/[.I23]" office:value-type="percentage" office:value="-0.0106992739778371" calcext:value-type="percentage">
            <text:p>-1,07%</text:p>
          </table:table-cell>
          <table:table-cell table:style-name="ce21" table:formula="of:=([.J23]-[.J24])/[.J23]" office:value-type="percentage" office:value="0" calcext:value-type="percentage">
            <text:p>0,00%</text:p>
          </table:table-cell>
          <table:table-cell table:style-name="ce21" table:formula="of:=([.K23]-[.K24])/[.K23]" office:value-type="percentage" office:value="-0.0320062451209992" calcext:value-type="percentage">
            <text:p>-3,20%</text:p>
          </table:table-cell>
          <table:table-cell table:style-name="ce21" table:formula="of:=([.L23]-[.L24])/[.L23]" office:value-type="percentage" office:value="0.00823970037453179" calcext:value-type="percentage">
            <text:p>0,82%</text:p>
          </table:table-cell>
          <table:table-cell table:style-name="ce21" table:formula="of:=([.M23]-[.M24])/[.M23]" office:value-type="percentage" office:value="-0.00999167360532898" calcext:value-type="percentage">
            <text:p>-1,00%</text:p>
          </table:table-cell>
          <table:table-cell table:style-name="ce21" table:formula="of:=([.N23]-[.N24])/[.N23]" office:value-type="percentage" office:value="-0.0219451371571071" calcext:value-type="percentage">
            <text:p>-2,19%</text:p>
          </table:table-cell>
          <table:table-cell table:style-name="ce21" table:formula="of:=([.O23]-[.O24])/[.O23]" office:value-type="percentage" office:value="-0.0313504823151126" calcext:value-type="percentage">
            <text:p>-3,14%</text:p>
          </table:table-cell>
          <table:table-cell table:style-name="ce21" table:formula="of:=([.P23]-[.P24])/[.P23]" office:value-type="percentage" office:value="-0.0247557003257329" calcext:value-type="percentage">
            <text:p>-2,48%</text:p>
          </table:table-cell>
          <table:table-cell table:style-name="ce21" table:formula="of:=([.Q23]-[.Q24])/[.Q23]" office:value-type="percentage" office:value="-0.012062726176116" calcext:value-type="percentage">
            <text:p>-1,21%</text:p>
          </table:table-cell>
          <table:table-cell table:style-name="ce21" table:formula="of:=([.R23]-[.R24])/[.R23]" office:value-type="percentage" office:value="-0.0044052863436124" calcext:value-type="percentage">
            <text:p>-0,44%</text:p>
          </table:table-cell>
          <table:table-cell table:style-name="ce21" table:formula="of:=([.S23]-[.S24])/[.S23]" office:value-type="percentage" office:value="-0.0278940027894003" calcext:value-type="percentage">
            <text:p>-2,79%</text:p>
          </table:table-cell>
          <table:table-cell table:style-name="ce21" table:formula="of:=([.T23]-[.T24])/[.T23]" office:value-type="percentage" office:value="-0.0039028620988725" calcext:value-type="percentage">
            <text:p>-0,39%</text:p>
          </table:table-cell>
          <table:table-cell table:style-name="ce21" table:formula="of:=([.U23]-[.U24])/[.U23]" office:value-type="percentage" office:value="-0.0150375939849624" calcext:value-type="percentage">
            <text:p>-1,50%</text:p>
          </table:table-cell>
          <table:table-cell table:style-name="ce21" table:formula="of:=([.V23]-[.V24])/[.V23]" office:value-type="percentage" office:value="0.00442086648983197" calcext:value-type="percentage">
            <text:p>0,44%</text:p>
          </table:table-cell>
          <table:table-cell table:style-name="ce21" table:formula="of:=([.W23]-[.W24])/[.W23]" office:value-type="percentage" office:value="-0.00322754168908008" calcext:value-type="percentage">
            <text:p>-0,32%</text:p>
          </table:table-cell>
          <table:table-cell table:style-name="ce21" table:formula="of:=([.X23]-[.X24])/[.X23]" office:value-type="percentage" office:value="-0.00247349823321556" calcext:value-type="percentage">
            <text:p>-0,25%</text:p>
          </table:table-cell>
          <table:table-cell table:style-name="ce21" table:formula="of:=([.Y23]-[.Y24])/[.Y23]" office:value-type="percentage" office:value="-0.0220930232558139" calcext:value-type="percentage">
            <text:p>-2,21%</text:p>
          </table:table-cell>
          <table:table-cell table:style-name="ce21" table:formula="of:=([.Z23]-[.Z24])/[.Z23]" office:value-type="percentage" office:value="-0.0156028368794327" calcext:value-type="percentage">
            <text:p>-1,5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3" calcext:value-type="date">
            <text:p>03/04/18</text:p>
          </table:table-cell>
          <table:table-cell table:style-name="ce21" table:formula="of:=([.B24]-[.B25])/[.B24]" office:value-type="percentage" office:value="0.00263157894736852" calcext:value-type="percentage">
            <text:p>0,26%</text:p>
          </table:table-cell>
          <table:table-cell table:style-name="ce21" table:formula="of:=([.C24]-[.C25])/[.C24]" office:value-type="percentage" office:value="0.0144628099173553" calcext:value-type="percentage">
            <text:p>1,45%</text:p>
          </table:table-cell>
          <table:table-cell table:style-name="ce21" table:formula="of:=([.D24]-[.D25])/[.D24]" office:value-type="percentage" office:value="-0.00513196480938418" calcext:value-type="percentage">
            <text:p>-0,51%</text:p>
          </table:table-cell>
          <table:table-cell table:style-name="ce21" table:formula="of:=([.E24]-[.E25])/[.E24]" office:value-type="percentage" office:value="-0.00303242360625152" calcext:value-type="percentage">
            <text:p>-0,30%</text:p>
          </table:table-cell>
          <table:table-cell table:style-name="ce21" table:formula="of:=([.F24]-[.F25])/[.F24]" office:value-type="percentage" office:value="-0.00949179355349015" calcext:value-type="percentage">
            <text:p>-0,95%</text:p>
          </table:table-cell>
          <table:table-cell table:style-name="ce21" table:formula="of:=([.G24]-[.G25])/[.G24]" office:value-type="percentage" office:value="0.0133101851851852" calcext:value-type="percentage">
            <text:p>1,33%</text:p>
          </table:table-cell>
          <table:table-cell table:style-name="ce21" table:formula="of:=([.H24]-[.H25])/[.H24]" office:value-type="percentage" office:value="-0.00917431192660539" calcext:value-type="percentage">
            <text:p>-0,92%</text:p>
          </table:table-cell>
          <table:table-cell table:style-name="ce21" table:formula="of:=([.I24]-[.I25])/[.I24]" office:value-type="percentage" office:value="-0.00151228733459354" calcext:value-type="percentage">
            <text:p>-0,15%</text:p>
          </table:table-cell>
          <table:table-cell table:style-name="ce21" table:formula="of:=([.J24]-[.J25])/[.J24]" office:value-type="percentage" office:value="-0.032967032967033" calcext:value-type="percentage">
            <text:p>-3,30%</text:p>
          </table:table-cell>
          <table:table-cell table:style-name="ce21" table:formula="of:=([.K24]-[.K25])/[.K24]" office:value-type="percentage" office:value="-0.0204236006051437" calcext:value-type="percentage">
            <text:p>-2,04%</text:p>
          </table:table-cell>
          <table:table-cell table:style-name="ce21" table:formula="of:=([.L24]-[.L25])/[.L24]" office:value-type="percentage" office:value="-0.0133434038267875" calcext:value-type="percentage">
            <text:p>-1,33%</text:p>
          </table:table-cell>
          <table:table-cell table:style-name="ce21" table:formula="of:=([.M24]-[.M25])/[.M24]" office:value-type="percentage" office:value="-0.000824402308326446" calcext:value-type="percentage">
            <text:p>-0,08%</text:p>
          </table:table-cell>
          <table:table-cell table:style-name="ce21" table:formula="of:=([.N24]-[.N25])/[.N24]" office:value-type="percentage" office:value="0.00195217179111758" calcext:value-type="percentage">
            <text:p>0,20%</text:p>
          </table:table-cell>
          <table:table-cell table:style-name="ce21" table:formula="of:=([.O24]-[.O25])/[.O24]" office:value-type="percentage" office:value="0.00233826968043643" calcext:value-type="percentage">
            <text:p>0,23%</text:p>
          </table:table-cell>
          <table:table-cell table:style-name="ce21" table:formula="of:=([.P24]-[.P25])/[.P24]" office:value-type="percentage" office:value="0.00572155117609662" calcext:value-type="percentage">
            <text:p>0,57%</text:p>
          </table:table-cell>
          <table:table-cell table:style-name="ce21" table:formula="of:=([.Q24]-[.Q25])/[.Q24]" office:value-type="percentage" office:value="0.00953516090584029" calcext:value-type="percentage">
            <text:p>0,95%</text:p>
          </table:table-cell>
          <table:table-cell table:style-name="ce21" table:formula="of:=([.R24]-[.R25])/[.R24]" office:value-type="percentage" office:value="-0.00350877192982449" calcext:value-type="percentage">
            <text:p>-0,35%</text:p>
          </table:table-cell>
          <table:table-cell table:style-name="ce21" table:formula="of:=([.S24]-[.S25])/[.S24]" office:value-type="percentage" office:value="0.042740841248304" calcext:value-type="percentage">
            <text:p>4,27%</text:p>
          </table:table-cell>
          <table:table-cell table:style-name="ce21" table:formula="of:=([.T24]-[.T25])/[.T24]" office:value-type="percentage" office:value="0.00993520518358518" calcext:value-type="percentage">
            <text:p>0,99%</text:p>
          </table:table-cell>
          <table:table-cell table:style-name="ce21" table:formula="of:=([.U24]-[.U25])/[.U24]" office:value-type="percentage" office:value="0.0138888888888889" calcext:value-type="percentage">
            <text:p>1,39%</text:p>
          </table:table-cell>
          <table:table-cell table:style-name="ce21" table:formula="of:=([.V24]-[.V25])/[.V24]" office:value-type="percentage" office:value="-0.0100651272942568" calcext:value-type="percentage">
            <text:p>-1,01%</text:p>
          </table:table-cell>
          <table:table-cell table:style-name="ce21" table:formula="of:=([.W24]-[.W25])/[.W24]" office:value-type="percentage" office:value="-0.00160857908847191" calcext:value-type="percentage">
            <text:p>-0,16%</text:p>
          </table:table-cell>
          <table:table-cell table:style-name="ce21" table:formula="of:=([.X24]-[.X25])/[.X24]" office:value-type="percentage" office:value="-0.0130419457173069" calcext:value-type="percentage">
            <text:p>-1,30%</text:p>
          </table:table-cell>
          <table:table-cell table:style-name="ce21" table:formula="of:=([.Y24]-[.Y25])/[.Y24]" office:value-type="percentage" office:value="-0.0170648464163823" calcext:value-type="percentage">
            <text:p>-1,71%</text:p>
          </table:table-cell>
          <table:table-cell table:style-name="ce21" table:formula="of:=([.Z24]-[.Z25])/[.Z24]" office:value-type="percentage" office:value="0" calcext:value-type="percentage">
            <text:p>0,0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2" calcext:value-type="date">
            <text:p>02/04/18</text:p>
          </table:table-cell>
          <table:table-cell table:style-name="ce21" table:formula="of:=([.B25]-[.B26])/[.B25]" office:value-type="percentage" office:value="-0.0272647317502199" calcext:value-type="percentage">
            <text:p>-2,73%</text:p>
          </table:table-cell>
          <table:table-cell table:style-name="ce21" table:formula="of:=([.C25]-[.C26])/[.C25]" office:value-type="percentage" office:value="-0.00922431865828088" calcext:value-type="percentage">
            <text:p>-0,92%</text:p>
          </table:table-cell>
          <table:table-cell table:style-name="ce21" table:formula="of:=([.D25]-[.D26])/[.D25]" office:value-type="percentage" office:value="-0.00583515681983941" calcext:value-type="percentage">
            <text:p>-0,58%</text:p>
          </table:table-cell>
          <table:table-cell table:style-name="ce21" table:formula="of:=([.E25]-[.E26])/[.E25]" office:value-type="percentage" office:value="0.0183720930232558" calcext:value-type="percentage">
            <text:p>1,84%</text:p>
          </table:table-cell>
          <table:table-cell table:style-name="ce21" table:formula="of:=([.F25]-[.F26])/[.F25]" office:value-type="percentage" office:value="-0.00509304603330079" calcext:value-type="percentage">
            <text:p>-0,51%</text:p>
          </table:table-cell>
          <table:table-cell table:style-name="ce21" table:formula="of:=([.G25]-[.G26])/[.G25]" office:value-type="percentage" office:value="-0.128152492668622" calcext:value-type="percentage">
            <text:p>-12,82%</text:p>
          </table:table-cell>
          <table:table-cell table:style-name="ce21" table:formula="of:=([.H25]-[.H26])/[.H25]" office:value-type="percentage" office:value="-0.0244019138755982" calcext:value-type="percentage">
            <text:p>-2,44%</text:p>
          </table:table-cell>
          <table:table-cell table:style-name="ce21" table:formula="of:=([.I25]-[.I26])/[.I25]" office:value-type="percentage" office:value="-0.0075500188750473" calcext:value-type="percentage">
            <text:p>-0,76%</text:p>
          </table:table-cell>
          <table:table-cell table:style-name="ce21" table:formula="of:=([.J25]-[.J26])/[.J25]" office:value-type="percentage" office:value="0.00531914893617029" calcext:value-type="percentage">
            <text:p>0,53%</text:p>
          </table:table-cell>
          <table:table-cell table:style-name="ce21" table:formula="of:=([.K25]-[.K26])/[.K25]" office:value-type="percentage" office:value="-0.00815418828762042" calcext:value-type="percentage">
            <text:p>-0,82%</text:p>
          </table:table-cell>
          <table:table-cell table:style-name="ce21" table:formula="of:=([.L25]-[.L26])/[.L25]" office:value-type="percentage" office:value="-0.0193788819875777" calcext:value-type="percentage">
            <text:p>-1,94%</text:p>
          </table:table-cell>
          <table:table-cell table:style-name="ce21" table:formula="of:=([.M25]-[.M26])/[.M25]" office:value-type="percentage" office:value="-0.029654036243822" calcext:value-type="percentage">
            <text:p>-2,97%</text:p>
          </table:table-cell>
          <table:table-cell table:style-name="ce21" table:formula="of:=([.N25]-[.N26])/[.N25]" office:value-type="percentage" office:value="-0.0117359413202935" calcext:value-type="percentage">
            <text:p>-1,17%</text:p>
          </table:table-cell>
          <table:table-cell table:style-name="ce21" table:formula="of:=([.O25]-[.O26])/[.O25]" office:value-type="percentage" office:value="-0.02734375" calcext:value-type="percentage">
            <text:p>-2,73%</text:p>
          </table:table-cell>
          <table:table-cell table:style-name="ce21" table:formula="of:=([.P25]-[.P26])/[.P25]" office:value-type="percentage" office:value="0.0089514066496164" calcext:value-type="percentage">
            <text:p>0,90%</text:p>
          </table:table-cell>
          <table:table-cell table:style-name="ce21" table:formula="of:=([.Q25]-[.Q26])/[.Q25]" office:value-type="percentage" office:value="-0.0300842358604091" calcext:value-type="percentage">
            <text:p>-3,01%</text:p>
          </table:table-cell>
          <table:table-cell table:style-name="ce21" table:formula="of:=([.R25]-[.R26])/[.R25]" office:value-type="percentage" office:value="-0.0183566433566434" calcext:value-type="percentage">
            <text:p>-1,84%</text:p>
          </table:table-cell>
          <table:table-cell table:style-name="ce21" table:formula="of:=([.S25]-[.S26])/[.S25]" office:value-type="percentage" office:value="-0.0205527994330263" calcext:value-type="percentage">
            <text:p>-2,06%</text:p>
          </table:table-cell>
          <table:table-cell table:style-name="ce21" table:formula="of:=([.T25]-[.T26])/[.T25]" office:value-type="percentage" office:value="0.00392670157068078" calcext:value-type="percentage">
            <text:p>0,39%</text:p>
          </table:table-cell>
          <table:table-cell table:style-name="ce21" table:formula="of:=([.U25]-[.U26])/[.U25]" office:value-type="percentage" office:value="-0.0117370892018779" calcext:value-type="percentage">
            <text:p>-1,17%</text:p>
          </table:table-cell>
          <table:table-cell table:style-name="ce21" table:formula="of:=([.V25]-[.V26])/[.V25]" office:value-type="percentage" office:value="-0.00674091441969531" calcext:value-type="percentage">
            <text:p>-0,67%</text:p>
          </table:table-cell>
          <table:table-cell table:style-name="ce21" table:formula="of:=([.W25]-[.W26])/[.W25]" office:value-type="percentage" office:value="-0.00856531049250536" calcext:value-type="percentage">
            <text:p>-0,86%</text:p>
          </table:table-cell>
          <table:table-cell table:style-name="ce21" table:formula="of:=([.X25]-[.X26])/[.X25]" office:value-type="percentage" office:value="-0.0184411969380655" calcext:value-type="percentage">
            <text:p>-1,84%</text:p>
          </table:table-cell>
          <table:table-cell table:style-name="ce21" table:formula="of:=([.Y25]-[.Y26])/[.Y25]" office:value-type="percentage" office:value="0.0156599552572706" calcext:value-type="percentage">
            <text:p>1,57%</text:p>
          </table:table-cell>
          <table:table-cell table:style-name="ce21" table:formula="of:=([.Z25]-[.Z26])/[.Z25]" office:value-type="percentage" office:value="0.00279329608938554" calcext:value-type="percentage">
            <text:p>0,2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9" calcext:value-type="date">
            <text:p>29/03/18</text:p>
          </table:table-cell>
          <table:table-cell table:style-name="ce21" table:formula="of:=([.B26]-[.B27])/[.B26]" office:value-type="percentage" office:value="0.0141267123287671" calcext:value-type="percentage">
            <text:p>1,41%</text:p>
          </table:table-cell>
          <table:table-cell table:style-name="ce21" table:formula="of:=([.C26]-[.C27])/[.C26]" office:value-type="percentage" office:value="0.010386373078521" calcext:value-type="percentage">
            <text:p>1,04%</text:p>
          </table:table-cell>
          <table:table-cell table:style-name="ce21" table:formula="of:=([.D26]-[.D27])/[.D26]" office:value-type="percentage" office:value="0.0174039158810731" calcext:value-type="percentage">
            <text:p>1,74%</text:p>
          </table:table-cell>
          <table:table-cell table:style-name="ce21" table:formula="of:=([.E26]-[.E27])/[.E26]" office:value-type="percentage" office:value="0.0158730158730159" calcext:value-type="percentage">
            <text:p>1,59%</text:p>
          </table:table-cell>
          <table:table-cell table:style-name="ce21" table:formula="of:=([.F26]-[.F27])/[.F26]" office:value-type="percentage" office:value="0.0132527772364062" calcext:value-type="percentage">
            <text:p>1,33%</text:p>
          </table:table-cell>
          <table:table-cell table:style-name="ce21" table:formula="of:=([.G26]-[.G27])/[.G26]" office:value-type="percentage" office:value="0.0244346243826358" calcext:value-type="percentage">
            <text:p>2,44%</text:p>
          </table:table-cell>
          <table:table-cell table:style-name="ce21" table:formula="of:=([.H26]-[.H27])/[.H26]" office:value-type="percentage" office:value="0.00980850070060723" calcext:value-type="percentage">
            <text:p>0,98%</text:p>
          </table:table-cell>
          <table:table-cell table:style-name="ce21" table:formula="of:=([.I26]-[.I27])/[.I26]" office:value-type="percentage" office:value="0.0221056575496441" calcext:value-type="percentage">
            <text:p>2,21%</text:p>
          </table:table-cell>
          <table:table-cell table:style-name="ce21" table:formula="of:=([.J26]-[.J27])/[.J26]" office:value-type="percentage" office:value="0.0481283422459892" calcext:value-type="percentage">
            <text:p>4,81%</text:p>
          </table:table-cell>
          <table:table-cell table:style-name="ce21" table:formula="of:=([.K26]-[.K27])/[.K26]" office:value-type="percentage" office:value="0.0301470588235294" calcext:value-type="percentage">
            <text:p>3,01%</text:p>
          </table:table-cell>
          <table:table-cell table:style-name="ce21" table:formula="of:=([.L26]-[.L27])/[.L26]" office:value-type="percentage" office:value="0.0173044114062881" calcext:value-type="percentage">
            <text:p>1,73%</text:p>
          </table:table-cell>
          <table:table-cell table:style-name="ce21" table:formula="of:=([.M26]-[.M27])/[.M26]" office:value-type="percentage" office:value="0.0304000000000001" calcext:value-type="percentage">
            <text:p>3,04%</text:p>
          </table:table-cell>
          <table:table-cell table:style-name="ce21" table:formula="of:=([.N26]-[.N27])/[.N26]" office:value-type="percentage" office:value="-0.00434992750120831" calcext:value-type="percentage">
            <text:p>-0,43%</text:p>
          </table:table-cell>
          <table:table-cell table:style-name="ce21" table:formula="of:=([.O26]-[.O27])/[.O26]" office:value-type="percentage" office:value="0.0319391634980989" calcext:value-type="percentage">
            <text:p>3,19%</text:p>
          </table:table-cell>
          <table:table-cell table:style-name="ce21" table:formula="of:=([.P26]-[.P27])/[.P26]" office:value-type="percentage" office:value="0.035483870967742" calcext:value-type="percentage">
            <text:p>3,55%</text:p>
          </table:table-cell>
          <table:table-cell table:style-name="ce21" table:formula="of:=([.Q26]-[.Q27])/[.Q26]" office:value-type="percentage" office:value="0.0315420560747665" calcext:value-type="percentage">
            <text:p>3,15%</text:p>
          </table:table-cell>
          <table:table-cell table:style-name="ce21" table:formula="of:=([.R26]-[.R27])/[.R26]" office:value-type="percentage" office:value="0.00944206008583701" calcext:value-type="percentage">
            <text:p>0,94%</text:p>
          </table:table-cell>
          <table:table-cell table:style-name="ce21" table:formula="of:=([.S26]-[.S27])/[.S26]" office:value-type="percentage" office:value="0.0291666666666667" calcext:value-type="percentage">
            <text:p>2,92%</text:p>
          </table:table-cell>
          <table:table-cell table:style-name="ce21" table:formula="of:=([.T26]-[.T27])/[.T26]" office:value-type="percentage" office:value="0.0293473499780989" calcext:value-type="percentage">
            <text:p>2,93%</text:p>
          </table:table-cell>
          <table:table-cell table:style-name="ce21" table:formula="of:=([.U26]-[.U27])/[.U26]" office:value-type="percentage" office:value="0.00696055684454766" calcext:value-type="percentage">
            <text:p>0,70%</text:p>
          </table:table-cell>
          <table:table-cell table:style-name="ce21" table:formula="of:=([.V26]-[.V27])/[.V26]" office:value-type="percentage" office:value="0.0282387190684134" calcext:value-type="percentage">
            <text:p>2,82%</text:p>
          </table:table-cell>
          <table:table-cell table:style-name="ce21" table:formula="of:=([.W26]-[.W27])/[.W26]" office:value-type="percentage" office:value="0.0371549893842887" calcext:value-type="percentage">
            <text:p>3,72%</text:p>
          </table:table-cell>
          <table:table-cell table:style-name="ce21" table:formula="of:=([.X26]-[.X27])/[.X26]" office:value-type="percentage" office:value="0.00102494021182102" calcext:value-type="percentage">
            <text:p>0,10%</text:p>
          </table:table-cell>
          <table:table-cell table:style-name="ce21" table:formula="of:=([.Y26]-[.Y27])/[.Y26]" office:value-type="percentage" office:value="0.0545454545454546" calcext:value-type="percentage">
            <text:p>5,45%</text:p>
          </table:table-cell>
          <table:table-cell table:style-name="ce21" table:formula="of:=([.Z26]-[.Z27])/[.Z26]" office:value-type="percentage" office:value="0.0350140056022409" calcext:value-type="percentage">
            <text:p>3,5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8" calcext:value-type="date">
            <text:p>28/03/18</text:p>
          </table:table-cell>
          <table:table-cell table:style-name="ce21" table:formula="of:=([.B27]-[.B28])/[.B27]" office:value-type="percentage" office:value="-0.0125922709509335" calcext:value-type="percentage">
            <text:p>-1,26%</text:p>
          </table:table-cell>
          <table:table-cell table:style-name="ce21" table:formula="of:=([.C27]-[.C28])/[.C27]" office:value-type="percentage" office:value="-0.000839630562552459" calcext:value-type="percentage">
            <text:p>-0,08%</text:p>
          </table:table-cell>
          <table:table-cell table:style-name="ce21" table:formula="of:=([.D27]-[.D28])/[.D27]" office:value-type="percentage" office:value="0.0118081180811808" calcext:value-type="percentage">
            <text:p>1,18%</text:p>
          </table:table-cell>
          <table:table-cell table:style-name="ce21" table:formula="of:=([.E27]-[.E28])/[.E27]" office:value-type="percentage" office:value="0.0163697640828117" calcext:value-type="percentage">
            <text:p>1,64%</text:p>
          </table:table-cell>
          <table:table-cell table:style-name="ce21" table:formula="of:=([.F27]-[.F28])/[.F27]" office:value-type="percentage" office:value="0.00908552241753903" calcext:value-type="percentage">
            <text:p>0,91%</text:p>
          </table:table-cell>
          <table:table-cell table:style-name="ce21" table:formula="of:=([.G27]-[.G28])/[.G27]" office:value-type="percentage" office:value="0.00959232613908871" calcext:value-type="percentage">
            <text:p>0,96%</text:p>
          </table:table-cell>
          <table:table-cell table:style-name="ce21" table:formula="of:=([.H27]-[.H28])/[.H27]" office:value-type="percentage" office:value="-0.0113207547169812" calcext:value-type="percentage">
            <text:p>-1,13%</text:p>
          </table:table-cell>
          <table:table-cell table:style-name="ce21" table:formula="of:=([.I27]-[.I28])/[.I27]" office:value-type="percentage" office:value="0.0195402298850575" calcext:value-type="percentage">
            <text:p>1,95%</text:p>
          </table:table-cell>
          <table:table-cell table:style-name="ce21" table:formula="of:=([.J27]-[.J28])/[.J27]" office:value-type="percentage" office:value="-0.0280898876404494" calcext:value-type="percentage">
            <text:p>-2,81%</text:p>
          </table:table-cell>
          <table:table-cell table:style-name="ce21" table:formula="of:=([.K27]-[.K28])/[.K27]" office:value-type="percentage" office:value="0.00682335102350264" calcext:value-type="percentage">
            <text:p>0,68%</text:p>
          </table:table-cell>
          <table:table-cell table:style-name="ce21" table:formula="of:=([.L27]-[.L28])/[.L27]" office:value-type="percentage" office:value="-0.00322420634920641" calcext:value-type="percentage">
            <text:p>-0,32%</text:p>
          </table:table-cell>
          <table:table-cell table:style-name="ce21" table:formula="of:=([.M27]-[.M28])/[.M27]" office:value-type="percentage" office:value="0.00742574257425741" calcext:value-type="percentage">
            <text:p>0,74%</text:p>
          </table:table-cell>
          <table:table-cell table:style-name="ce21" table:formula="of:=([.N27]-[.N28])/[.N27]" office:value-type="percentage" office:value="-0.000962463907603444" calcext:value-type="percentage">
            <text:p>-0,10%</text:p>
          </table:table-cell>
          <table:table-cell table:style-name="ce21" table:formula="of:=([.O27]-[.O28])/[.O27]" office:value-type="percentage" office:value="-0.025923016496465" calcext:value-type="percentage">
            <text:p>-2,59%</text:p>
          </table:table-cell>
          <table:table-cell table:style-name="ce21" table:formula="of:=([.P27]-[.P28])/[.P27]" office:value-type="percentage" office:value="-0.0107023411371238" calcext:value-type="percentage">
            <text:p>-1,07%</text:p>
          </table:table-cell>
          <table:table-cell table:style-name="ce21" table:formula="of:=([.Q27]-[.Q28])/[.Q27]" office:value-type="percentage" office:value="-0.0325693606755128" calcext:value-type="percentage">
            <text:p>-3,26%</text:p>
          </table:table-cell>
          <table:table-cell table:style-name="ce21" table:formula="of:=([.R27]-[.R28])/[.R27]" office:value-type="percentage" office:value="-0.00866551126516477" calcext:value-type="percentage">
            <text:p>-0,87%</text:p>
          </table:table-cell>
          <table:table-cell table:style-name="ce21" table:formula="of:=([.S27]-[.S28])/[.S27]" office:value-type="percentage" office:value="-0.0121602288984263" calcext:value-type="percentage">
            <text:p>-1,22%</text:p>
          </table:table-cell>
          <table:table-cell table:style-name="ce21" table:formula="of:=([.T27]-[.T28])/[.T27]" office:value-type="percentage" office:value="-0.0473826714801444" calcext:value-type="percentage">
            <text:p>-4,74%</text:p>
          </table:table-cell>
          <table:table-cell table:style-name="ce21" table:formula="of:=([.U27]-[.U28])/[.U27]" office:value-type="percentage" office:value="-0.00280373831775712" calcext:value-type="percentage">
            <text:p>-0,28%</text:p>
          </table:table-cell>
          <table:table-cell table:style-name="ce21" table:formula="of:=([.V27]-[.V28])/[.V27]" office:value-type="percentage" office:value="-0.00359496704613533" calcext:value-type="percentage">
            <text:p>-0,36%</text:p>
          </table:table-cell>
          <table:table-cell table:style-name="ce21" table:formula="of:=([.W27]-[.W28])/[.W27]" office:value-type="percentage" office:value="-0.0115766262403529" calcext:value-type="percentage">
            <text:p>-1,16%</text:p>
          </table:table-cell>
          <table:table-cell table:style-name="ce21" table:formula="of:=([.X27]-[.X28])/[.X27]" office:value-type="percentage" office:value="0.00649794801641579" calcext:value-type="percentage">
            <text:p>0,65%</text:p>
          </table:table-cell>
          <table:table-cell table:style-name="ce21" table:formula="of:=([.Y27]-[.Y28])/[.Y27]" office:value-type="percentage" office:value="-0.00961538461538462" calcext:value-type="percentage">
            <text:p>-0,96%</text:p>
          </table:table-cell>
          <table:table-cell table:style-name="ce21" table:formula="of:=([.Z27]-[.Z28])/[.Z27]" office:value-type="percentage" office:value="0.00145137880986935" calcext:value-type="percentage">
            <text:p>0,1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7" calcext:value-type="date">
            <text:p>27/03/18</text:p>
          </table:table-cell>
          <table:table-cell table:style-name="ce21" table:formula="of:=([.B28]-[.B29])/[.B28]" office:value-type="percentage" office:value="-0.0253001715265866" calcext:value-type="percentage">
            <text:p>-2,53%</text:p>
          </table:table-cell>
          <table:table-cell table:style-name="ce21" table:formula="of:=([.C28]-[.C29])/[.C28]" office:value-type="percentage" office:value="-0.00671140939597316" calcext:value-type="percentage">
            <text:p>-0,67%</text:p>
          </table:table-cell>
          <table:table-cell table:style-name="ce21" table:formula="of:=([.D28]-[.D29])/[.D28]" office:value-type="percentage" office:value="-0.010455563853622" calcext:value-type="percentage">
            <text:p>-1,05%</text:p>
          </table:table-cell>
          <table:table-cell table:style-name="ce21" table:formula="of:=([.E28]-[.E29])/[.E28]" office:value-type="percentage" office:value="-0.0279001468428781" calcext:value-type="percentage">
            <text:p>-2,79%</text:p>
          </table:table-cell>
          <table:table-cell table:style-name="ce21" table:formula="of:=([.F28]-[.F29])/[.F28]" office:value-type="percentage" office:value="-0.012158660554116" calcext:value-type="percentage">
            <text:p>-1,22%</text:p>
          </table:table-cell>
          <table:table-cell table:style-name="ce21" table:formula="of:=([.G28]-[.G29])/[.G28]" office:value-type="percentage" office:value="-0.0212536992198009" calcext:value-type="percentage">
            <text:p>-2,13%</text:p>
          </table:table-cell>
          <table:table-cell table:style-name="ce21" table:formula="of:=([.H28]-[.H29])/[.H28]" office:value-type="percentage" office:value="-0.0275186567164179" calcext:value-type="percentage">
            <text:p>-2,75%</text:p>
          </table:table-cell>
          <table:table-cell table:style-name="ce21" table:formula="of:=([.I28]-[.I29])/[.I28]" office:value-type="percentage" office:value="-0.00273544353262994" calcext:value-type="percentage">
            <text:p>-0,27%</text:p>
          </table:table-cell>
          <table:table-cell table:style-name="ce21" table:formula="of:=([.J28]-[.J29])/[.J28]" office:value-type="percentage" office:value="-0.0284153005464481" calcext:value-type="percentage">
            <text:p>-2,84%</text:p>
          </table:table-cell>
          <table:table-cell table:style-name="ce21" table:formula="of:=([.K28]-[.K29])/[.K28]" office:value-type="percentage" office:value="-0.0274809160305344" calcext:value-type="percentage">
            <text:p>-2,75%</text:p>
          </table:table-cell>
          <table:table-cell table:style-name="ce21" table:formula="of:=([.L28]-[.L29])/[.L28]" office:value-type="percentage" office:value="-0.0254635352286772" calcext:value-type="percentage">
            <text:p>-2,55%</text:p>
          </table:table-cell>
          <table:table-cell table:style-name="ce21" table:formula="of:=([.M28]-[.M29])/[.M28]" office:value-type="percentage" office:value="0.0149625935162095" calcext:value-type="percentage">
            <text:p>1,50%</text:p>
          </table:table-cell>
          <table:table-cell table:style-name="ce21" table:formula="of:=([.N28]-[.N29])/[.N28]" office:value-type="percentage" office:value="-0.00961538461538458" calcext:value-type="percentage">
            <text:p>-0,96%</text:p>
          </table:table-cell>
          <table:table-cell table:style-name="ce21" table:formula="of:=([.O28]-[.O29])/[.O28]" office:value-type="percentage" office:value="-0.0130168453292496" calcext:value-type="percentage">
            <text:p>-1,30%</text:p>
          </table:table-cell>
          <table:table-cell table:style-name="ce21" table:formula="of:=([.P28]-[.P29])/[.P28]" office:value-type="percentage" office:value="-0.013236267372601" calcext:value-type="percentage">
            <text:p>-1,32%</text:p>
          </table:table-cell>
          <table:table-cell table:style-name="ce21" table:formula="of:=([.Q28]-[.Q29])/[.Q28]" office:value-type="percentage" office:value="-0.0198598130841121" calcext:value-type="percentage">
            <text:p>-1,99%</text:p>
          </table:table-cell>
          <table:table-cell table:style-name="ce21" table:formula="of:=([.R28]-[.R29])/[.R28]" office:value-type="percentage" office:value="-0.00171821305841921" calcext:value-type="percentage">
            <text:p>-0,17%</text:p>
          </table:table-cell>
          <table:table-cell table:style-name="ce21" table:formula="of:=([.S28]-[.S29])/[.S28]" office:value-type="percentage" office:value="-0.0162544169611308" calcext:value-type="percentage">
            <text:p>-1,63%</text:p>
          </table:table-cell>
          <table:table-cell table:style-name="ce21" table:formula="of:=([.T28]-[.T29])/[.T28]" office:value-type="percentage" office:value="-0.000861697544161981" calcext:value-type="percentage">
            <text:p>-0,09%</text:p>
          </table:table-cell>
          <table:table-cell table:style-name="ce21" table:formula="of:=([.U28]-[.U29])/[.U28]" office:value-type="percentage" office:value="0.00279589934762359" calcext:value-type="percentage">
            <text:p>0,28%</text:p>
          </table:table-cell>
          <table:table-cell table:style-name="ce21" table:formula="of:=([.V28]-[.V29])/[.V28]" office:value-type="percentage" office:value="-0.0235820895522388" calcext:value-type="percentage">
            <text:p>-2,36%</text:p>
          </table:table-cell>
          <table:table-cell table:style-name="ce21" table:formula="of:=([.W28]-[.W29])/[.W28]" office:value-type="percentage" office:value="-0.00871934604904633" calcext:value-type="percentage">
            <text:p>-0,87%</text:p>
          </table:table-cell>
          <table:table-cell table:style-name="ce21" table:formula="of:=([.X28]-[.X29])/[.X28]" office:value-type="percentage" office:value="-0.00103270223752143" calcext:value-type="percentage">
            <text:p>-0,10%</text:p>
          </table:table-cell>
          <table:table-cell table:style-name="ce21" table:formula="of:=([.Y28]-[.Y29])/[.Y28]" office:value-type="percentage" office:value="-0.0202380952380952" calcext:value-type="percentage">
            <text:p>-2,02%</text:p>
          </table:table-cell>
          <table:table-cell table:style-name="ce21" table:formula="of:=([.Z28]-[.Z29])/[.Z28]" office:value-type="percentage" office:value="-0.0232558139534884" calcext:value-type="percentage">
            <text:p>-2,3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6" calcext:value-type="date">
            <text:p>26/03/18</text:p>
          </table:table-cell>
          <table:table-cell table:style-name="ce21" table:formula="of:=([.B29]-[.B30])/[.B29]" office:value-type="percentage" office:value="0.00836470096194058" calcext:value-type="percentage">
            <text:p>0,84%</text:p>
          </table:table-cell>
          <table:table-cell table:style-name="ce21" table:formula="of:=([.C29]-[.C30])/[.C29]" office:value-type="percentage" office:value="0.00333333333333326" calcext:value-type="percentage">
            <text:p>0,33%</text:p>
          </table:table-cell>
          <table:table-cell table:style-name="ce21" table:formula="of:=([.D29]-[.D30])/[.D29]" office:value-type="percentage" office:value="0.0162601626016259" calcext:value-type="percentage">
            <text:p>1,63%</text:p>
          </table:table-cell>
          <table:table-cell table:style-name="ce21" table:formula="of:=([.E29]-[.E30])/[.E29]" office:value-type="percentage" office:value="0.00952380952380949" calcext:value-type="percentage">
            <text:p>0,95%</text:p>
          </table:table-cell>
          <table:table-cell table:style-name="ce21" table:formula="of:=([.F29]-[.F30])/[.F29]" office:value-type="percentage" office:value="0.0122095313115401" calcext:value-type="percentage">
            <text:p>1,22%</text:p>
          </table:table-cell>
          <table:table-cell table:style-name="ce21" table:formula="of:=([.G29]-[.G30])/[.G29]" office:value-type="percentage" office:value="0.00948366701791358" calcext:value-type="percentage">
            <text:p>0,95%</text:p>
          </table:table-cell>
          <table:table-cell table:style-name="ce21" table:formula="of:=([.H29]-[.H30])/[.H29]" office:value-type="percentage" office:value="0.0127099409895597" calcext:value-type="percentage">
            <text:p>1,27%</text:p>
          </table:table-cell>
          <table:table-cell table:style-name="ce21" table:formula="of:=([.I29]-[.I30])/[.I29]" office:value-type="percentage" office:value="0" calcext:value-type="percentage">
            <text:p>0,00%</text:p>
          </table:table-cell>
          <table:table-cell table:style-name="ce21" table:formula="of:=([.J29]-[.J30])/[.J29]" office:value-type="percentage" office:value="-0.002125398512221" calcext:value-type="percentage">
            <text:p>-0,21%</text:p>
          </table:table-cell>
          <table:table-cell table:style-name="ce21" table:formula="of:=([.K29]-[.K30])/[.K29]" office:value-type="percentage" office:value="-0.0178306092124813" calcext:value-type="percentage">
            <text:p>-1,78%</text:p>
          </table:table-cell>
          <table:table-cell table:style-name="ce21" table:formula="of:=([.L29]-[.L30])/[.L29]" office:value-type="percentage" office:value="0.00675024108003843" calcext:value-type="percentage">
            <text:p>0,68%</text:p>
          </table:table-cell>
          <table:table-cell table:style-name="ce21" table:formula="of:=([.M29]-[.M30])/[.M29]" office:value-type="percentage" office:value="-0.0177215189873418" calcext:value-type="percentage">
            <text:p>-1,77%</text:p>
          </table:table-cell>
          <table:table-cell table:style-name="ce21" table:formula="of:=([.N29]-[.N30])/[.N29]" office:value-type="percentage" office:value="-0.0147619047619047" calcext:value-type="percentage">
            <text:p>-1,48%</text:p>
          </table:table-cell>
          <table:table-cell table:style-name="ce21" table:formula="of:=([.O29]-[.O30])/[.O29]" office:value-type="percentage" office:value="0.0128495842781557" calcext:value-type="percentage">
            <text:p>1,28%</text:p>
          </table:table-cell>
          <table:table-cell table:style-name="ce21" table:formula="of:=([.P29]-[.P30])/[.P29]" office:value-type="percentage" office:value="0.0143696930111039" calcext:value-type="percentage">
            <text:p>1,44%</text:p>
          </table:table-cell>
          <table:table-cell table:style-name="ce21" table:formula="of:=([.Q29]-[.Q30])/[.Q29]" office:value-type="percentage" office:value="0.0206185567010309" calcext:value-type="percentage">
            <text:p>2,06%</text:p>
          </table:table-cell>
          <table:table-cell table:style-name="ce21" table:formula="of:=([.R29]-[.R30])/[.R29]" office:value-type="percentage" office:value="0.00686106346483706" calcext:value-type="percentage">
            <text:p>0,69%</text:p>
          </table:table-cell>
          <table:table-cell table:style-name="ce21" table:formula="of:=([.S29]-[.S30])/[.S29]" office:value-type="percentage" office:value="0.0229485396383867" calcext:value-type="percentage">
            <text:p>2,29%</text:p>
          </table:table-cell>
          <table:table-cell table:style-name="ce21" table:formula="of:=([.T29]-[.T30])/[.T29]" office:value-type="percentage" office:value="-0.0275505811450711" calcext:value-type="percentage">
            <text:p>-2,76%</text:p>
          </table:table-cell>
          <table:table-cell table:style-name="ce21" table:formula="of:=([.U29]-[.U30])/[.U29]" office:value-type="percentage" office:value="0.00887850467289709" calcext:value-type="percentage">
            <text:p>0,89%</text:p>
          </table:table-cell>
          <table:table-cell table:style-name="ce21" table:formula="of:=([.V29]-[.V30])/[.V29]" office:value-type="percentage" office:value="0.00408282298046079" calcext:value-type="percentage">
            <text:p>0,41%</text:p>
          </table:table-cell>
          <table:table-cell table:style-name="ce21" table:formula="of:=([.W29]-[.W30])/[.W29]" office:value-type="percentage" office:value="0.0108049702863319" calcext:value-type="percentage">
            <text:p>1,08%</text:p>
          </table:table-cell>
          <table:table-cell table:style-name="ce21" table:formula="of:=([.X29]-[.X30])/[.X29]" office:value-type="percentage" office:value="-0.0147867950481432" calcext:value-type="percentage">
            <text:p>-1,48%</text:p>
          </table:table-cell>
          <table:table-cell table:style-name="ce21" table:formula="of:=([.Y29]-[.Y30])/[.Y29]" office:value-type="percentage" office:value="0" calcext:value-type="percentage">
            <text:p>0,00%</text:p>
          </table:table-cell>
          <table:table-cell table:style-name="ce21" table:formula="of:=([.Z29]-[.Z30])/[.Z29]" office:value-type="percentage" office:value="-0.00852272727272722" calcext:value-type="percentage">
            <text:p>-0,8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3" calcext:value-type="date">
            <text:p>23/03/18</text:p>
          </table:table-cell>
          <table:table-cell table:style-name="ce21" table:formula="of:=([.B30]-[.B31])/[.B30]" office:value-type="percentage" office:value="0.0033741037536905" calcext:value-type="percentage">
            <text:p>0,34%</text:p>
          </table:table-cell>
          <table:table-cell table:style-name="ce21" table:formula="of:=([.C30]-[.C31])/[.C30]" office:value-type="percentage" office:value="-0.00376254180602006" calcext:value-type="percentage">
            <text:p>-0,38%</text:p>
          </table:table-cell>
          <table:table-cell table:style-name="ce21" table:formula="of:=([.D30]-[.D31])/[.D30]" office:value-type="percentage" office:value="0.00300525920360638" calcext:value-type="percentage">
            <text:p>0,30%</text:p>
          </table:table-cell>
          <table:table-cell table:style-name="ce21" table:formula="of:=([.E30]-[.E31])/[.E30]" office:value-type="percentage" office:value="-0.00793269230769227" calcext:value-type="percentage">
            <text:p>-0,79%</text:p>
          </table:table-cell>
          <table:table-cell table:style-name="ce21" table:formula="of:=([.F30]-[.F31])/[.F30]" office:value-type="percentage" office:value="0.00478468899521521" calcext:value-type="percentage">
            <text:p>0,48%</text:p>
          </table:table-cell>
          <table:table-cell table:style-name="ce21" table:formula="of:=([.G30]-[.G31])/[.G30]" office:value-type="percentage" office:value="0.0119680851063831" calcext:value-type="percentage">
            <text:p>1,20%</text:p>
          </table:table-cell>
          <table:table-cell table:style-name="ce21" table:formula="of:=([.H30]-[.H31])/[.H30]" office:value-type="percentage" office:value="0.00137931034482764" calcext:value-type="percentage">
            <text:p>0,14%</text:p>
          </table:table-cell>
          <table:table-cell table:style-name="ce21" table:formula="of:=([.I30]-[.I31])/[.I30]" office:value-type="percentage" office:value="0.00896336710833985" calcext:value-type="percentage">
            <text:p>0,90%</text:p>
          </table:table-cell>
          <table:table-cell table:style-name="ce21" table:formula="of:=([.J30]-[.J31])/[.J30]" office:value-type="percentage" office:value="-0.0190880169671262" calcext:value-type="percentage">
            <text:p>-1,91%</text:p>
          </table:table-cell>
          <table:table-cell table:style-name="ce21" table:formula="of:=([.K30]-[.K31])/[.K30]" office:value-type="percentage" office:value="-0.0474452554744526" calcext:value-type="percentage">
            <text:p>-4,74%</text:p>
          </table:table-cell>
          <table:table-cell table:style-name="ce21" table:formula="of:=([.L30]-[.L31])/[.L30]" office:value-type="percentage" office:value="-0.00703883495145629" calcext:value-type="percentage">
            <text:p>-0,70%</text:p>
          </table:table-cell>
          <table:table-cell table:style-name="ce21" table:formula="of:=([.M30]-[.M31])/[.M30]" office:value-type="percentage" office:value="-0.0157545605306799" calcext:value-type="percentage">
            <text:p>-1,58%</text:p>
          </table:table-cell>
          <table:table-cell table:style-name="ce21" table:formula="of:=([.N30]-[.N31])/[.N30]" office:value-type="percentage" office:value="-0.0281557954012201" calcext:value-type="percentage">
            <text:p>-2,82%</text:p>
          </table:table-cell>
          <table:table-cell table:style-name="ce21" table:formula="of:=([.O30]-[.O31])/[.O30]" office:value-type="percentage" office:value="0" calcext:value-type="percentage">
            <text:p>0,00%</text:p>
          </table:table-cell>
          <table:table-cell table:style-name="ce21" table:formula="of:=([.P30]-[.P31])/[.P30]" office:value-type="percentage" office:value="-0.0178926441351888" calcext:value-type="percentage">
            <text:p>-1,79%</text:p>
          </table:table-cell>
          <table:table-cell table:style-name="ce21" table:formula="of:=([.Q30]-[.Q31])/[.Q30]" office:value-type="percentage" office:value="-0.00467836257309931" calcext:value-type="percentage">
            <text:p>-0,47%</text:p>
          </table:table-cell>
          <table:table-cell table:style-name="ce21" table:formula="of:=([.R30]-[.R31])/[.R30]" office:value-type="percentage" office:value="-0.0155440414507772" calcext:value-type="percentage">
            <text:p>-1,55%</text:p>
          </table:table-cell>
          <table:table-cell table:style-name="ce21" table:formula="of:=([.S30]-[.S31])/[.S30]" office:value-type="percentage" office:value="-0.00854092526690386" calcext:value-type="percentage">
            <text:p>-0,85%</text:p>
          </table:table-cell>
          <table:table-cell table:style-name="ce21" table:formula="of:=([.T30]-[.T31])/[.T30]" office:value-type="percentage" office:value="-0.0272308336824465" calcext:value-type="percentage">
            <text:p>-2,72%</text:p>
          </table:table-cell>
          <table:table-cell table:style-name="ce21" table:formula="of:=([.U30]-[.U31])/[.U30]" office:value-type="percentage" office:value="-0.00188590287600185" calcext:value-type="percentage">
            <text:p>-0,19%</text:p>
          </table:table-cell>
          <table:table-cell table:style-name="ce21" table:formula="of:=([.V30]-[.V31])/[.V30]" office:value-type="percentage" office:value="-0.0263543191800878" calcext:value-type="percentage">
            <text:p>-2,64%</text:p>
          </table:table-cell>
          <table:table-cell table:style-name="ce21" table:formula="of:=([.W30]-[.W31])/[.W30]" office:value-type="percentage" office:value="-0.00218459858001107" calcext:value-type="percentage">
            <text:p>-0,22%</text:p>
          </table:table-cell>
          <table:table-cell table:style-name="ce21" table:formula="of:=([.X30]-[.X31])/[.X30]" office:value-type="percentage" office:value="0.0291426635038971" calcext:value-type="percentage">
            <text:p>2,91%</text:p>
          </table:table-cell>
          <table:table-cell table:style-name="ce21" table:formula="of:=([.Y30]-[.Y31])/[.Y30]" office:value-type="percentage" office:value="-0.0151691948658109" calcext:value-type="percentage">
            <text:p>-1,52%</text:p>
          </table:table-cell>
          <table:table-cell table:style-name="ce21" table:formula="of:=([.Z30]-[.Z31])/[.Z30]" office:value-type="percentage" office:value="-0.0183098591549297" calcext:value-type="percentage">
            <text:p>-1,8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2" calcext:value-type="date">
            <text:p>22/03/18</text:p>
          </table:table-cell>
          <table:table-cell table:style-name="ce21" table:formula="of:=([.B31]-[.B32])/[.B31]" office:value-type="percentage" office:value="-0.00550148116800688" calcext:value-type="percentage">
            <text:p>-0,55%</text:p>
          </table:table-cell>
          <table:table-cell table:style-name="ce21" table:formula="of:=([.C31]-[.C32])/[.C31]" office:value-type="percentage" office:value="0.00499791753436072" calcext:value-type="percentage">
            <text:p>0,50%</text:p>
          </table:table-cell>
          <table:table-cell table:style-name="ce21" table:formula="of:=([.D31]-[.D32])/[.D31]" office:value-type="percentage" office:value="-0.00376789751318769" calcext:value-type="percentage">
            <text:p>-0,38%</text:p>
          </table:table-cell>
          <table:table-cell table:style-name="ce21" table:formula="of:=([.E31]-[.E32])/[.E31]" office:value-type="percentage" office:value="-0.0135940853803959" calcext:value-type="percentage">
            <text:p>-1,36%</text:p>
          </table:table-cell>
          <table:table-cell table:style-name="ce21" table:formula="of:=([.F31]-[.F32])/[.F31]" office:value-type="percentage" office:value="-0.00320512820512814" calcext:value-type="percentage">
            <text:p>-0,32%</text:p>
          </table:table-cell>
          <table:table-cell table:style-name="ce21" table:formula="of:=([.G31]-[.G32])/[.G31]" office:value-type="percentage" office:value="0.0148048452220726" calcext:value-type="percentage">
            <text:p>1,48%</text:p>
          </table:table-cell>
          <table:table-cell table:style-name="ce21" table:formula="of:=([.H31]-[.H32])/[.H31]" office:value-type="percentage" office:value="-0.0151933701657459" calcext:value-type="percentage">
            <text:p>-1,52%</text:p>
          </table:table-cell>
          <table:table-cell table:style-name="ce21" table:formula="of:=([.I31]-[.I32])/[.I31]" office:value-type="percentage" office:value="-0.0216279984270547" calcext:value-type="percentage">
            <text:p>-2,16%</text:p>
          </table:table-cell>
          <table:table-cell table:style-name="ce21" table:formula="of:=([.J31]-[.J32])/[.J31]" office:value-type="percentage" office:value="-0.00208116545265363" calcext:value-type="percentage">
            <text:p>-0,21%</text:p>
          </table:table-cell>
          <table:table-cell table:style-name="ce21" table:formula="of:=([.K31]-[.K32])/[.K31]" office:value-type="percentage" office:value="-0.00905923344947741" calcext:value-type="percentage">
            <text:p>-0,91%</text:p>
          </table:table-cell>
          <table:table-cell table:style-name="ce21" table:formula="of:=([.L31]-[.L32])/[.L31]" office:value-type="percentage" office:value="-0.0183176669076885" calcext:value-type="percentage">
            <text:p>-1,83%</text:p>
          </table:table-cell>
          <table:table-cell table:style-name="ce21" table:formula="of:=([.M31]-[.M32])/[.M31]" office:value-type="percentage" office:value="0.00408163265306128" calcext:value-type="percentage">
            <text:p>0,41%</text:p>
          </table:table-cell>
          <table:table-cell table:style-name="ce21" table:formula="of:=([.N31]-[.N32])/[.N31]" office:value-type="percentage" office:value="-0.0178000912825194" calcext:value-type="percentage">
            <text:p>-1,78%</text:p>
          </table:table-cell>
          <table:table-cell table:style-name="ce21" table:formula="of:=([.O31]-[.O32])/[.O31]" office:value-type="percentage" office:value="-0.00459418070444094" calcext:value-type="percentage">
            <text:p>-0,46%</text:p>
          </table:table-cell>
          <table:table-cell table:style-name="ce21" table:formula="of:=([.P31]-[.P32])/[.P31]" office:value-type="percentage" office:value="-0.0403645833333334" calcext:value-type="percentage">
            <text:p>-4,04%</text:p>
          </table:table-cell>
          <table:table-cell table:style-name="ce21" table:formula="of:=([.Q31]-[.Q32])/[.Q31]" office:value-type="percentage" office:value="-0.00116414435389986" calcext:value-type="percentage">
            <text:p>-0,12%</text:p>
          </table:table-cell>
          <table:table-cell table:style-name="ce21" table:formula="of:=([.R31]-[.R32])/[.R31]" office:value-type="percentage" office:value="0.0416666666666667" calcext:value-type="percentage">
            <text:p>4,17%</text:p>
          </table:table-cell>
          <table:table-cell table:style-name="ce21" table:formula="of:=([.S31]-[.S32])/[.S31]" office:value-type="percentage" office:value="-0.00846859562455887" calcext:value-type="percentage">
            <text:p>-0,85%</text:p>
          </table:table-cell>
          <table:table-cell table:style-name="ce21" table:formula="of:=([.T31]-[.T32])/[.T31]" office:value-type="percentage" office:value="0.00978792822185964" calcext:value-type="percentage">
            <text:p>0,98%</text:p>
          </table:table-cell>
          <table:table-cell table:style-name="ce21" table:formula="of:=([.U31]-[.U32])/[.U31]" office:value-type="percentage" office:value="-0.0117647058823529" calcext:value-type="percentage">
            <text:p>-1,18%</text:p>
          </table:table-cell>
          <table:table-cell table:style-name="ce21" table:formula="of:=([.V31]-[.V32])/[.V31]" office:value-type="percentage" office:value="0.0276747503566333" calcext:value-type="percentage">
            <text:p>2,77%</text:p>
          </table:table-cell>
          <table:table-cell table:style-name="ce21" table:formula="of:=([.W31]-[.W32])/[.W31]" office:value-type="percentage" office:value="0.0354223433242508" calcext:value-type="percentage">
            <text:p>3,54%</text:p>
          </table:table-cell>
          <table:table-cell table:style-name="ce21" table:formula="of:=([.X31]-[.X32])/[.X31]" office:value-type="percentage" office:value="0.00907504363001738" calcext:value-type="percentage">
            <text:p>0,91%</text:p>
          </table:table-cell>
          <table:table-cell table:style-name="ce21" table:formula="of:=([.Y31]-[.Y32])/[.Y31]" office:value-type="percentage" office:value="-0.020689655172414" calcext:value-type="percentage">
            <text:p>-2,07%</text:p>
          </table:table-cell>
          <table:table-cell table:style-name="ce21" table:formula="of:=([.Z31]-[.Z32])/[.Z31]" office:value-type="percentage" office:value="-0.0359612724757953" calcext:value-type="percentage">
            <text:p>-3,6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1" calcext:value-type="date">
            <text:p>21/03/18</text:p>
          </table:table-cell>
          <table:table-cell table:style-name="ce21" table:formula="of:=([.B32]-[.B33])/[.B32]" office:value-type="percentage" office:value="0.0366161616161617" calcext:value-type="percentage">
            <text:p>3,66%</text:p>
          </table:table-cell>
          <table:table-cell table:style-name="ce21" table:formula="of:=([.C32]-[.C33])/[.C32]" office:value-type="percentage" office:value="0.00837170364169105" calcext:value-type="percentage">
            <text:p>0,84%</text:p>
          </table:table-cell>
          <table:table-cell table:style-name="ce21" table:formula="of:=([.D32]-[.D33])/[.D32]" office:value-type="percentage" office:value="0.00150150150150147" calcext:value-type="percentage">
            <text:p>0,15%</text:p>
          </table:table-cell>
          <table:table-cell table:style-name="ce21" table:formula="of:=([.E32]-[.E33])/[.E32]" office:value-type="percentage" office:value="0.0211764705882353" calcext:value-type="percentage">
            <text:p>2,12%</text:p>
          </table:table-cell>
          <table:table-cell table:style-name="ce21" table:formula="of:=([.F32]-[.F33])/[.F32]" office:value-type="percentage" office:value="-0.00399361022364223" calcext:value-type="percentage">
            <text:p>-0,40%</text:p>
          </table:table-cell>
          <table:table-cell table:style-name="ce21" table:formula="of:=([.G32]-[.G33])/[.G32]" office:value-type="percentage" office:value="0.0090163934426229" calcext:value-type="percentage">
            <text:p>0,90%</text:p>
          </table:table-cell>
          <table:table-cell table:style-name="ce21" table:formula="of:=([.H32]-[.H33])/[.H32]" office:value-type="percentage" office:value="0.0403628117913832" calcext:value-type="percentage">
            <text:p>4,04%</text:p>
          </table:table-cell>
          <table:table-cell table:style-name="ce21" table:formula="of:=([.I32]-[.I33])/[.I32]" office:value-type="percentage" office:value="-0.00923787528868354" calcext:value-type="percentage">
            <text:p>-0,92%</text:p>
          </table:table-cell>
          <table:table-cell table:style-name="ce21" table:formula="of:=([.J32]-[.J33])/[.J32]" office:value-type="percentage" office:value="-0.00830737279335411" calcext:value-type="percentage">
            <text:p>-0,83%</text:p>
          </table:table-cell>
          <table:table-cell table:style-name="ce21" table:formula="of:=([.K32]-[.K33])/[.K32]" office:value-type="percentage" office:value="-0.00690607734806627" calcext:value-type="percentage">
            <text:p>-0,69%</text:p>
          </table:table-cell>
          <table:table-cell table:style-name="ce21" table:formula="of:=([.L32]-[.L33])/[.L32]" office:value-type="percentage" office:value="0.0163313609467455" calcext:value-type="percentage">
            <text:p>1,63%</text:p>
          </table:table-cell>
          <table:table-cell table:style-name="ce21" table:formula="of:=([.M32]-[.M33])/[.M32]" office:value-type="percentage" office:value="0.0163934426229508" calcext:value-type="percentage">
            <text:p>1,64%</text:p>
          </table:table-cell>
          <table:table-cell table:style-name="ce21" table:formula="of:=([.N32]-[.N33])/[.N32]" office:value-type="percentage" office:value="-0.0304932735426009" calcext:value-type="percentage">
            <text:p>-3,05%</text:p>
          </table:table-cell>
          <table:table-cell table:style-name="ce21" table:formula="of:=([.O32]-[.O33])/[.O32]" office:value-type="percentage" office:value="0.00228658536585361" calcext:value-type="percentage">
            <text:p>0,23%</text:p>
          </table:table-cell>
          <table:table-cell table:style-name="ce21" table:formula="of:=([.P32]-[.P33])/[.P32]" office:value-type="percentage" office:value="0.0150187734668336" calcext:value-type="percentage">
            <text:p>1,50%</text:p>
          </table:table-cell>
          <table:table-cell table:style-name="ce21" table:formula="of:=([.Q32]-[.Q33])/[.Q32]" office:value-type="percentage" office:value="0.0116279069767441" calcext:value-type="percentage">
            <text:p>1,16%</text:p>
          </table:table-cell>
          <table:table-cell table:style-name="ce21" table:formula="of:=([.R32]-[.R33])/[.R32]" office:value-type="percentage" office:value="0.00621118012422363" calcext:value-type="percentage">
            <text:p>0,62%</text:p>
          </table:table-cell>
          <table:table-cell table:style-name="ce21" table:formula="of:=([.S32]-[.S33])/[.S32]" office:value-type="percentage" office:value="-0.0188943317004899" calcext:value-type="percentage">
            <text:p>-1,89%</text:p>
          </table:table-cell>
          <table:table-cell table:style-name="ce21" table:formula="of:=([.T32]-[.T33])/[.T32]" office:value-type="percentage" office:value="-0.00906095551894559" calcext:value-type="percentage">
            <text:p>-0,91%</text:p>
          </table:table-cell>
          <table:table-cell table:style-name="ce21" table:formula="of:=([.U32]-[.U33])/[.U32]" office:value-type="percentage" office:value="0.0493023255813953" calcext:value-type="percentage">
            <text:p>4,93%</text:p>
          </table:table-cell>
          <table:table-cell table:style-name="ce21" table:formula="of:=([.V32]-[.V33])/[.V32]" office:value-type="percentage" office:value="-0.000586854460093988" calcext:value-type="percentage">
            <text:p>-0,06%</text:p>
          </table:table-cell>
          <table:table-cell table:style-name="ce21" table:formula="of:=([.W32]-[.W33])/[.W32]" office:value-type="percentage" office:value="-0.00677966101694921" calcext:value-type="percentage">
            <text:p>-0,68%</text:p>
          </table:table-cell>
          <table:table-cell table:style-name="ce21" table:formula="of:=([.X32]-[.X33])/[.X32]" office:value-type="percentage" office:value="0.00845368087354709" calcext:value-type="percentage">
            <text:p>0,85%</text:p>
          </table:table-cell>
          <table:table-cell table:style-name="ce21" table:formula="of:=([.Y32]-[.Y33])/[.Y32]" office:value-type="percentage" office:value="0.0518018018018019" calcext:value-type="percentage">
            <text:p>5,18%</text:p>
          </table:table-cell>
          <table:table-cell table:style-name="ce21" table:formula="of:=([.Z32]-[.Z33])/[.Z32]" office:value-type="percentage" office:value="0.0093457943925234" calcext:value-type="percentage">
            <text:p>0,9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0" calcext:value-type="date">
            <text:p>20/03/18</text:p>
          </table:table-cell>
          <table:table-cell table:style-name="ce21" table:formula="of:=([.B33]-[.B34])/[.B33]" office:value-type="percentage" office:value="0.0131061598951508" calcext:value-type="percentage">
            <text:p>1,31%</text:p>
          </table:table-cell>
          <table:table-cell table:style-name="ce21" table:formula="of:=([.C33]-[.C34])/[.C33]" office:value-type="percentage" office:value="-0.00422119037568585" calcext:value-type="percentage">
            <text:p>-0,42%</text:p>
          </table:table-cell>
          <table:table-cell table:style-name="ce21" table:formula="of:=([.D33]-[.D34])/[.D33]" office:value-type="percentage" office:value="0" calcext:value-type="percentage">
            <text:p>0,00%</text:p>
          </table:table-cell>
          <table:table-cell table:style-name="ce21" table:formula="of:=([.E33]-[.E34])/[.E33]" office:value-type="percentage" office:value="0.0120192307692308" calcext:value-type="percentage">
            <text:p>1,20%</text:p>
          </table:table-cell>
          <table:table-cell table:style-name="ce21" table:formula="of:=([.F33]-[.F34])/[.F33]" office:value-type="percentage" office:value="0.00318217979315839" calcext:value-type="percentage">
            <text:p>0,32%</text:p>
          </table:table-cell>
          <table:table-cell table:style-name="ce21" table:formula="of:=([.G33]-[.G34])/[.G33]" office:value-type="percentage" office:value="-0.00165425971877571" calcext:value-type="percentage">
            <text:p>-0,17%</text:p>
          </table:table-cell>
          <table:table-cell table:style-name="ce21" table:formula="of:=([.H33]-[.H34])/[.H33]" office:value-type="percentage" office:value="0.0108695652173913" calcext:value-type="percentage">
            <text:p>1,09%</text:p>
          </table:table-cell>
          <table:table-cell table:style-name="ce21" table:formula="of:=([.I33]-[.I34])/[.I33]" office:value-type="percentage" office:value="0.00610221205186881" calcext:value-type="percentage">
            <text:p>0,61%</text:p>
          </table:table-cell>
          <table:table-cell table:style-name="ce21" table:formula="of:=([.J33]-[.J34])/[.J33]" office:value-type="percentage" office:value="-0.00617919670442829" calcext:value-type="percentage">
            <text:p>-0,62%</text:p>
          </table:table-cell>
          <table:table-cell table:style-name="ce21" table:formula="of:=([.K33]-[.K34])/[.K33]" office:value-type="percentage" office:value="0.00548696844993142" calcext:value-type="percentage">
            <text:p>0,55%</text:p>
          </table:table-cell>
          <table:table-cell table:style-name="ce21" table:formula="of:=([.L33]-[.L34])/[.L33]" office:value-type="percentage" office:value="0.00384985563041395" calcext:value-type="percentage">
            <text:p>0,38%</text:p>
          </table:table-cell>
          <table:table-cell table:style-name="ce21" table:formula="of:=([.M33]-[.M34])/[.M33]" office:value-type="percentage" office:value="-0.0116666666666667" calcext:value-type="percentage">
            <text:p>-1,17%</text:p>
          </table:table-cell>
          <table:table-cell table:style-name="ce21" table:formula="of:=([.N33]-[.N34])/[.N33]" office:value-type="percentage" office:value="0.0187119234116623" calcext:value-type="percentage">
            <text:p>1,87%</text:p>
          </table:table-cell>
          <table:table-cell table:style-name="ce21" table:formula="of:=([.O33]-[.O34])/[.O33]" office:value-type="percentage" office:value="0.00152788388082502" calcext:value-type="percentage">
            <text:p>0,15%</text:p>
          </table:table-cell>
          <table:table-cell table:style-name="ce21" table:formula="of:=([.P33]-[.P34])/[.P33]" office:value-type="percentage" office:value="0.0451080050825922" calcext:value-type="percentage">
            <text:p>4,51%</text:p>
          </table:table-cell>
          <table:table-cell table:style-name="ce21" table:formula="of:=([.Q33]-[.Q34])/[.Q33]" office:value-type="percentage" office:value="0" calcext:value-type="percentage">
            <text:p>0,00%</text:p>
          </table:table-cell>
          <table:table-cell table:style-name="ce21" table:formula="of:=([.R33]-[.R34])/[.R33]" office:value-type="percentage" office:value="0.00446428571428562" calcext:value-type="percentage">
            <text:p>0,45%</text:p>
          </table:table-cell>
          <table:table-cell table:style-name="ce21" table:formula="of:=([.S33]-[.S34])/[.S33]" office:value-type="percentage" office:value="0.0116758241758242" calcext:value-type="percentage">
            <text:p>1,17%</text:p>
          </table:table-cell>
          <table:table-cell table:style-name="ce21" table:formula="of:=([.T33]-[.T34])/[.T33]" office:value-type="percentage" office:value="-0.0204081632653061" calcext:value-type="percentage">
            <text:p>-2,04%</text:p>
          </table:table-cell>
          <table:table-cell table:style-name="ce21" table:formula="of:=([.U33]-[.U34])/[.U33]" office:value-type="percentage" office:value="-0.00733855185909973" calcext:value-type="percentage">
            <text:p>-0,73%</text:p>
          </table:table-cell>
          <table:table-cell table:style-name="ce21" table:formula="of:=([.V33]-[.V34])/[.V33]" office:value-type="percentage" office:value="-0.0117302052785923" calcext:value-type="percentage">
            <text:p>-1,17%</text:p>
          </table:table-cell>
          <table:table-cell table:style-name="ce21" table:formula="of:=([.W33]-[.W34])/[.W33]" office:value-type="percentage" office:value="-0.00392817059483728" calcext:value-type="percentage">
            <text:p>-0,39%</text:p>
          </table:table-cell>
          <table:table-cell table:style-name="ce21" table:formula="of:=([.X33]-[.X34])/[.X33]" office:value-type="percentage" office:value="0.0035523978685612" calcext:value-type="percentage">
            <text:p>0,36%</text:p>
          </table:table-cell>
          <table:table-cell table:style-name="ce21" table:formula="of:=([.Y33]-[.Y34])/[.Y33]" office:value-type="percentage" office:value="0.0190023752969121" calcext:value-type="percentage">
            <text:p>1,90%</text:p>
          </table:table-cell>
          <table:table-cell table:style-name="ce21" table:formula="of:=([.Z33]-[.Z34])/[.Z33]" office:value-type="percentage" office:value="0.0336927223719677" calcext:value-type="percentage">
            <text:p>3,3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9" calcext:value-type="date">
            <text:p>19/03/18</text:p>
          </table:table-cell>
          <table:table-cell table:style-name="ce21" table:formula="of:=([.B34]-[.B35])/[.B34]" office:value-type="percentage" office:value="-0.0345285524568394" calcext:value-type="percentage">
            <text:p>-3,45%</text:p>
          </table:table-cell>
          <table:table-cell table:style-name="ce21" table:formula="of:=([.C34]-[.C35])/[.C34]" office:value-type="percentage" office:value="0.00756620428751575" calcext:value-type="percentage">
            <text:p>0,76%</text:p>
          </table:table-cell>
          <table:table-cell table:style-name="ce21" table:formula="of:=([.D34]-[.D35])/[.D34]" office:value-type="percentage" office:value="-0.0105263157894736" calcext:value-type="percentage">
            <text:p>-1,05%</text:p>
          </table:table-cell>
          <table:table-cell table:style-name="ce21" table:formula="of:=([.E34]-[.E35])/[.E34]" office:value-type="percentage" office:value="-0.0291970802919707" calcext:value-type="percentage">
            <text:p>-2,92%</text:p>
          </table:table-cell>
          <table:table-cell table:style-name="ce21" table:formula="of:=([.F34]-[.F35])/[.F34]" office:value-type="percentage" office:value="-0.0219473264166002" calcext:value-type="percentage">
            <text:p>-2,19%</text:p>
          </table:table-cell>
          <table:table-cell table:style-name="ce21" table:formula="of:=([.G34]-[.G35])/[.G34]" office:value-type="percentage" office:value="-0.0055050922102946" calcext:value-type="percentage">
            <text:p>-0,55%</text:p>
          </table:table-cell>
          <table:table-cell table:style-name="ce21" table:formula="of:=([.H34]-[.H35])/[.H34]" office:value-type="percentage" office:value="-0.0238891543239369" calcext:value-type="percentage">
            <text:p>-2,39%</text:p>
          </table:table-cell>
          <table:table-cell table:style-name="ce21" table:formula="of:=([.I34]-[.I35])/[.I34]" office:value-type="percentage" office:value="0.0191864927091328" calcext:value-type="percentage">
            <text:p>1,92%</text:p>
          </table:table-cell>
          <table:table-cell table:style-name="ce21" table:formula="of:=([.J34]-[.J35])/[.J34]" office:value-type="percentage" office:value="0.015353121801433" calcext:value-type="percentage">
            <text:p>1,54%</text:p>
          </table:table-cell>
          <table:table-cell table:style-name="ce21" table:formula="of:=([.K34]-[.K35])/[.K34]" office:value-type="percentage" office:value="-0.00206896551724133" calcext:value-type="percentage">
            <text:p>-0,21%</text:p>
          </table:table-cell>
          <table:table-cell table:style-name="ce21" table:formula="of:=([.L34]-[.L35])/[.L34]" office:value-type="percentage" office:value="-0.0241545893719807" calcext:value-type="percentage">
            <text:p>-2,42%</text:p>
          </table:table-cell>
          <table:table-cell table:style-name="ce21" table:formula="of:=([.M34]-[.M35])/[.M34]" office:value-type="percentage" office:value="-0.00494233937397024" calcext:value-type="percentage">
            <text:p>-0,49%</text:p>
          </table:table-cell>
          <table:table-cell table:style-name="ce21" table:formula="of:=([.N34]-[.N35])/[.N34]" office:value-type="percentage" office:value="0.0168514412416851" calcext:value-type="percentage">
            <text:p>1,69%</text:p>
          </table:table-cell>
          <table:table-cell table:style-name="ce21" table:formula="of:=([.O34]-[.O35])/[.O34]" office:value-type="percentage" office:value="-0.026778882938026" calcext:value-type="percentage">
            <text:p>-2,68%</text:p>
          </table:table-cell>
          <table:table-cell table:style-name="ce21" table:formula="of:=([.P34]-[.P35])/[.P34]" office:value-type="percentage" office:value="-0.0279441117764471" calcext:value-type="percentage">
            <text:p>-2,79%</text:p>
          </table:table-cell>
          <table:table-cell table:style-name="ce21" table:formula="of:=([.Q34]-[.Q35])/[.Q34]" office:value-type="percentage" office:value="0.0247058823529413" calcext:value-type="percentage">
            <text:p>2,47%</text:p>
          </table:table-cell>
          <table:table-cell table:style-name="ce21" table:formula="of:=([.R34]-[.R35])/[.R34]" office:value-type="percentage" office:value="-0.00717488789237669" calcext:value-type="percentage">
            <text:p>-0,72%</text:p>
          </table:table-cell>
          <table:table-cell table:style-name="ce21" table:formula="of:=([.S34]-[.S35])/[.S34]" office:value-type="percentage" office:value="-0.0166782487838777" calcext:value-type="percentage">
            <text:p>-1,67%</text:p>
          </table:table-cell>
          <table:table-cell table:style-name="ce21" table:formula="of:=([.T34]-[.T35])/[.T34]" office:value-type="percentage" office:value="0" calcext:value-type="percentage">
            <text:p>0,00%</text:p>
          </table:table-cell>
          <table:table-cell table:style-name="ce21" table:formula="of:=([.U34]-[.U35])/[.U34]" office:value-type="percentage" office:value="-0.00922778047595927" calcext:value-type="percentage">
            <text:p>-0,92%</text:p>
          </table:table-cell>
          <table:table-cell table:style-name="ce21" table:formula="of:=([.V34]-[.V35])/[.V34]" office:value-type="percentage" office:value="-0.0217391304347826" calcext:value-type="percentage">
            <text:p>-2,17%</text:p>
          </table:table-cell>
          <table:table-cell table:style-name="ce21" table:formula="of:=([.W34]-[.W35])/[.W34]" office:value-type="percentage" office:value="0.00950251537171614" calcext:value-type="percentage">
            <text:p>0,95%</text:p>
          </table:table-cell>
          <table:table-cell table:style-name="ce21" table:formula="of:=([.X34]-[.X35])/[.X34]" office:value-type="percentage" office:value="-0.00356506238859172" calcext:value-type="percentage">
            <text:p>-0,36%</text:p>
          </table:table-cell>
          <table:table-cell table:style-name="ce21" table:formula="of:=([.Y34]-[.Y35])/[.Y34]" office:value-type="percentage" office:value="-0.0302663438256659" calcext:value-type="percentage">
            <text:p>-3,03%</text:p>
          </table:table-cell>
          <table:table-cell table:style-name="ce21" table:formula="of:=([.Z34]-[.Z35])/[.Z34]" office:value-type="percentage" office:value="-0.0306834030683403" calcext:value-type="percentage">
            <text:p>-3,0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6" calcext:value-type="date">
            <text:p>16/03/18</text:p>
          </table:table-cell>
          <table:table-cell table:style-name="ce21" table:formula="of:=([.B35]-[.B36])/[.B35]" office:value-type="percentage" office:value="0.0106974753958066" calcext:value-type="percentage">
            <text:p>1,07%</text:p>
          </table:table-cell>
          <table:table-cell table:style-name="ce21" table:formula="of:=([.C35]-[.C36])/[.C35]" office:value-type="percentage" office:value="-0.01143583227446" calcext:value-type="percentage">
            <text:p>-1,14%</text:p>
          </table:table-cell>
          <table:table-cell table:style-name="ce21" table:formula="of:=([.D35]-[.D36])/[.D35]" office:value-type="percentage" office:value="-0.00967261904761911" calcext:value-type="percentage">
            <text:p>-0,97%</text:p>
          </table:table-cell>
          <table:table-cell table:style-name="ce21" table:formula="of:=([.E35]-[.E36])/[.E35]" office:value-type="percentage" office:value="-0.00236406619385346" calcext:value-type="percentage">
            <text:p>-0,24%</text:p>
          </table:table-cell>
          <table:table-cell table:style-name="ce21" table:formula="of:=([.F35]-[.F36])/[.F35]" office:value-type="percentage" office:value="-0.00409996095275285" calcext:value-type="percentage">
            <text:p>-0,41%</text:p>
          </table:table-cell>
          <table:table-cell table:style-name="ce21" table:formula="of:=([.G35]-[.G36])/[.G35]" office:value-type="percentage" office:value="0.00465370928004385" calcext:value-type="percentage">
            <text:p>0,47%</text:p>
          </table:table-cell>
          <table:table-cell table:style-name="ce21" table:formula="of:=([.H35]-[.H36])/[.H35]" office:value-type="percentage" office:value="0.00559962669155394" calcext:value-type="percentage">
            <text:p>0,56%</text:p>
          </table:table-cell>
          <table:table-cell table:style-name="ce21" table:formula="of:=([.I35]-[.I36])/[.I35]" office:value-type="percentage" office:value="-0.00743348982785608" calcext:value-type="percentage">
            <text:p>-0,74%</text:p>
          </table:table-cell>
          <table:table-cell table:style-name="ce21" table:formula="of:=([.J35]-[.J36])/[.J35]" office:value-type="percentage" office:value="-0.0187110187110189" calcext:value-type="percentage">
            <text:p>-1,87%</text:p>
          </table:table-cell>
          <table:table-cell table:style-name="ce21" table:formula="of:=([.K35]-[.K36])/[.K35]" office:value-type="percentage" office:value="-0.0261527873365451" calcext:value-type="percentage">
            <text:p>-2,62%</text:p>
          </table:table-cell>
          <table:table-cell table:style-name="ce21" table:formula="of:=([.L35]-[.L36])/[.L35]" office:value-type="percentage" office:value="0.000235849056603727" calcext:value-type="percentage">
            <text:p>0,02%</text:p>
          </table:table-cell>
          <table:table-cell table:style-name="ce21" table:formula="of:=([.M35]-[.M36])/[.M35]" office:value-type="percentage" office:value="0.00573770491803267" calcext:value-type="percentage">
            <text:p>0,57%</text:p>
          </table:table-cell>
          <table:table-cell table:style-name="ce21" table:formula="of:=([.N35]-[.N36])/[.N35]" office:value-type="percentage" office:value="0.01127649977447" calcext:value-type="percentage">
            <text:p>1,13%</text:p>
          </table:table-cell>
          <table:table-cell table:style-name="ce21" table:formula="of:=([.O35]-[.O36])/[.O35]" office:value-type="percentage" office:value="0.00521609538002983" calcext:value-type="percentage">
            <text:p>0,52%</text:p>
          </table:table-cell>
          <table:table-cell table:style-name="ce21" table:formula="of:=([.P35]-[.P36])/[.P35]" office:value-type="percentage" office:value="-0.00582524271844659" calcext:value-type="percentage">
            <text:p>-0,58%</text:p>
          </table:table-cell>
          <table:table-cell table:style-name="ce21" table:formula="of:=([.Q35]-[.Q36])/[.Q35]" office:value-type="percentage" office:value="0.0108564535585042" calcext:value-type="percentage">
            <text:p>1,09%</text:p>
          </table:table-cell>
          <table:table-cell table:style-name="ce21" table:formula="of:=([.R35]-[.R36])/[.R35]" office:value-type="percentage" office:value="-0.0284951024042743" calcext:value-type="percentage">
            <text:p>-2,85%</text:p>
          </table:table-cell>
          <table:table-cell table:style-name="ce21" table:formula="of:=([.S35]-[.S36])/[.S35]" office:value-type="percentage" office:value="-0.00410116199589875" calcext:value-type="percentage">
            <text:p>-0,41%</text:p>
          </table:table-cell>
          <table:table-cell table:style-name="ce21" table:formula="of:=([.T35]-[.T36])/[.T35]" office:value-type="percentage" office:value="-0.0108" calcext:value-type="percentage">
            <text:p>-1,08%</text:p>
          </table:table-cell>
          <table:table-cell table:style-name="ce21" table:formula="of:=([.U35]-[.U36])/[.U35]" office:value-type="percentage" office:value="-0.00192492781520689" calcext:value-type="percentage">
            <text:p>-0,19%</text:p>
          </table:table-cell>
          <table:table-cell table:style-name="ce21" table:formula="of:=([.V35]-[.V36])/[.V35]" office:value-type="percentage" office:value="-0.00567375886524831" calcext:value-type="percentage">
            <text:p>-0,57%</text:p>
          </table:table-cell>
          <table:table-cell table:style-name="ce21" table:formula="of:=([.W35]-[.W36])/[.W35]" office:value-type="percentage" office:value="0.0287810383747177" calcext:value-type="percentage">
            <text:p>2,88%</text:p>
          </table:table-cell>
          <table:table-cell table:style-name="ce21" table:formula="of:=([.X35]-[.X36])/[.X35]" office:value-type="percentage" office:value="0.00746003552397859" calcext:value-type="percentage">
            <text:p>0,75%</text:p>
          </table:table-cell>
          <table:table-cell table:style-name="ce21" table:formula="of:=([.Y35]-[.Y36])/[.Y35]" office:value-type="percentage" office:value="-0.00235017626321969" calcext:value-type="percentage">
            <text:p>-0,24%</text:p>
          </table:table-cell>
          <table:table-cell table:style-name="ce21" table:formula="of:=([.Z35]-[.Z36])/[.Z35]" office:value-type="percentage" office:value="-0.00541271989174561" calcext:value-type="percentage">
            <text:p>-0,5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5" calcext:value-type="date">
            <text:p>15/03/18</text:p>
          </table:table-cell>
          <table:table-cell table:style-name="ce21" table:formula="of:=([.B36]-[.B37])/[.B36]" office:value-type="percentage" office:value="-0.0211937716262975" calcext:value-type="percentage">
            <text:p>-2,12%</text:p>
          </table:table-cell>
          <table:table-cell table:style-name="ce21" table:formula="of:=([.C36]-[.C37])/[.C36]" office:value-type="percentage" office:value="-0.0163316582914573" calcext:value-type="percentage">
            <text:p>-1,63%</text:p>
          </table:table-cell>
          <table:table-cell table:style-name="ce21" table:formula="of:=([.D36]-[.D37])/[.D36]" office:value-type="percentage" office:value="-0.00442151805453209" calcext:value-type="percentage">
            <text:p>-0,44%</text:p>
          </table:table-cell>
          <table:table-cell table:style-name="ce21" table:formula="of:=([.E36]-[.E37])/[.E36]" office:value-type="percentage" office:value="-0.00471698113207554" calcext:value-type="percentage">
            <text:p>-0,47%</text:p>
          </table:table-cell>
          <table:table-cell table:style-name="ce21" table:formula="of:=([.F36]-[.F37])/[.F36]" office:value-type="percentage" office:value="0.0046665370406378" calcext:value-type="percentage">
            <text:p>0,47%</text:p>
          </table:table-cell>
          <table:table-cell table:style-name="ce21" table:formula="of:=([.G36]-[.G37])/[.G36]" office:value-type="percentage" office:value="-0.0231023102310232" calcext:value-type="percentage">
            <text:p>-2,31%</text:p>
          </table:table-cell>
          <table:table-cell table:style-name="ce21" table:formula="of:=([.H36]-[.H37])/[.H36]" office:value-type="percentage" office:value="-0.0502111684655092" calcext:value-type="percentage">
            <text:p>-5,02%</text:p>
          </table:table-cell>
          <table:table-cell table:style-name="ce21" table:formula="of:=([.I36]-[.I37])/[.I36]" office:value-type="percentage" office:value="-0.00970873786407767" calcext:value-type="percentage">
            <text:p>-0,97%</text:p>
          </table:table-cell>
          <table:table-cell table:style-name="ce21" table:formula="of:=([.J36]-[.J37])/[.J36]" office:value-type="percentage" office:value="-0.0336734693877551" calcext:value-type="percentage">
            <text:p>-3,37%</text:p>
          </table:table-cell>
          <table:table-cell table:style-name="ce21" table:formula="of:=([.K36]-[.K37])/[.K36]" office:value-type="percentage" office:value="-0.01140174379611" calcext:value-type="percentage">
            <text:p>-1,14%</text:p>
          </table:table-cell>
          <table:table-cell table:style-name="ce21" table:formula="of:=([.L36]-[.L37])/[.L36]" office:value-type="percentage" office:value="-0.0021231422505307" calcext:value-type="percentage">
            <text:p>-0,21%</text:p>
          </table:table-cell>
          <table:table-cell table:style-name="ce21" table:formula="of:=([.M36]-[.M37])/[.M36]" office:value-type="percentage" office:value="-0.0428689200329761" calcext:value-type="percentage">
            <text:p>-4,29%</text:p>
          </table:table-cell>
          <table:table-cell table:style-name="ce21" table:formula="of:=([.N36]-[.N37])/[.N36]" office:value-type="percentage" office:value="-0.0469890510948904" calcext:value-type="percentage">
            <text:p>-4,70%</text:p>
          </table:table-cell>
          <table:table-cell table:style-name="ce21" table:formula="of:=([.O36]-[.O37])/[.O36]" office:value-type="percentage" office:value="-0.0172284644194757" calcext:value-type="percentage">
            <text:p>-1,72%</text:p>
          </table:table-cell>
          <table:table-cell table:style-name="ce21" table:formula="of:=([.P36]-[.P37])/[.P36]" office:value-type="percentage" office:value="-0.0328185328185329" calcext:value-type="percentage">
            <text:p>-3,28%</text:p>
          </table:table-cell>
          <table:table-cell table:style-name="ce21" table:formula="of:=([.Q36]-[.Q37])/[.Q36]" office:value-type="percentage" office:value="0.0243902439024389" calcext:value-type="percentage">
            <text:p>2,44%</text:p>
          </table:table-cell>
          <table:table-cell table:style-name="ce21" table:formula="of:=([.R36]-[.R37])/[.R36]" office:value-type="percentage" office:value="-0.0225108225108225" calcext:value-type="percentage">
            <text:p>-2,25%</text:p>
          </table:table-cell>
          <table:table-cell table:style-name="ce21" table:formula="of:=([.S36]-[.S37])/[.S36]" office:value-type="percentage" office:value="-0.0034036759700477" calcext:value-type="percentage">
            <text:p>-0,34%</text:p>
          </table:table-cell>
          <table:table-cell table:style-name="ce21" table:formula="of:=([.T36]-[.T37])/[.T36]" office:value-type="percentage" office:value="-0.0451127819548872" calcext:value-type="percentage">
            <text:p>-4,51%</text:p>
          </table:table-cell>
          <table:table-cell table:style-name="ce21" table:formula="of:=([.U36]-[.U37])/[.U36]" office:value-type="percentage" office:value="-0.0144092219020173" calcext:value-type="percentage">
            <text:p>-1,44%</text:p>
          </table:table-cell>
          <table:table-cell table:style-name="ce21" table:formula="of:=([.V36]-[.V37])/[.V36]" office:value-type="percentage" office:value="0.00225669957686898" calcext:value-type="percentage">
            <text:p>0,23%</text:p>
          </table:table-cell>
          <table:table-cell table:style-name="ce21" table:formula="of:=([.W36]-[.W37])/[.W36]" office:value-type="percentage" office:value="0.00232423009877973" calcext:value-type="percentage">
            <text:p>0,23%</text:p>
          </table:table-cell>
          <table:table-cell table:style-name="ce21" table:formula="of:=([.X36]-[.X37])/[.X36]" office:value-type="percentage" office:value="-0.0297065139584824" calcext:value-type="percentage">
            <text:p>-2,97%</text:p>
          </table:table-cell>
          <table:table-cell table:style-name="ce21" table:formula="of:=([.Y36]-[.Y37])/[.Y36]" office:value-type="percentage" office:value="-0.0328253223915593" calcext:value-type="percentage">
            <text:p>-3,28%</text:p>
          </table:table-cell>
          <table:table-cell table:style-name="ce21" table:formula="of:=([.Z36]-[.Z37])/[.Z36]" office:value-type="percentage" office:value="-0.0282637954239569" calcext:value-type="percentage">
            <text:p>-2,8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4" calcext:value-type="date">
            <text:p>14/03/18</text:p>
          </table:table-cell>
          <table:table-cell table:style-name="ce21" table:formula="of:=([.B37]-[.B38])/[.B37]" office:value-type="percentage" office:value="-0.0025412960609912" calcext:value-type="percentage">
            <text:p>-0,25%</text:p>
          </table:table-cell>
          <table:table-cell table:style-name="ce21" table:formula="of:=([.C37]-[.C38])/[.C37]" office:value-type="percentage" office:value="0.0127729707457766" calcext:value-type="percentage">
            <text:p>1,28%</text:p>
          </table:table-cell>
          <table:table-cell table:style-name="ce21" table:formula="of:=([.D37]-[.D38])/[.D37]" office:value-type="percentage" office:value="-0.0102714600146734" calcext:value-type="percentage">
            <text:p>-1,03%</text:p>
          </table:table-cell>
          <table:table-cell table:style-name="ce21" table:formula="of:=([.E37]-[.E38])/[.E37]" office:value-type="percentage" office:value="0.0110328638497652" calcext:value-type="percentage">
            <text:p>1,10%</text:p>
          </table:table-cell>
          <table:table-cell table:style-name="ce21" table:formula="of:=([.F37]-[.F38])/[.F37]" office:value-type="percentage" office:value="-0.022856026567689" calcext:value-type="percentage">
            <text:p>-2,29%</text:p>
          </table:table-cell>
          <table:table-cell table:style-name="ce21" table:formula="of:=([.G37]-[.G38])/[.G37]" office:value-type="percentage" office:value="-0.00564516129032241" calcext:value-type="percentage">
            <text:p>-0,56%</text:p>
          </table:table-cell>
          <table:table-cell table:style-name="ce21" table:formula="of:=([.H37]-[.H38])/[.H37]" office:value-type="percentage" office:value="0.0120643431635389" calcext:value-type="percentage">
            <text:p>1,21%</text:p>
          </table:table-cell>
          <table:table-cell table:style-name="ce21" table:formula="of:=([.I37]-[.I38])/[.I37]" office:value-type="percentage" office:value="-0.016923076923077" calcext:value-type="percentage">
            <text:p>-1,69%</text:p>
          </table:table-cell>
          <table:table-cell table:style-name="ce21" table:formula="of:=([.J37]-[.J38])/[.J37]" office:value-type="percentage" office:value="-0.0266535044422507" calcext:value-type="percentage">
            <text:p>-2,67%</text:p>
          </table:table-cell>
          <table:table-cell table:style-name="ce21" table:formula="of:=([.K37]-[.K38])/[.K37]" office:value-type="percentage" office:value="0.0112732095490716" calcext:value-type="percentage">
            <text:p>1,13%</text:p>
          </table:table-cell>
          <table:table-cell table:style-name="ce21" table:formula="of:=([.L37]-[.L38])/[.L37]" office:value-type="percentage" office:value="-0.00870998116760839" calcext:value-type="percentage">
            <text:p>-0,87%</text:p>
          </table:table-cell>
          <table:table-cell table:style-name="ce21" table:formula="of:=([.M37]-[.M38])/[.M37]" office:value-type="percentage" office:value="-0.00711462450592884" calcext:value-type="percentage">
            <text:p>-0,71%</text:p>
          </table:table-cell>
          <table:table-cell table:style-name="ce21" table:formula="of:=([.N37]-[.N38])/[.N37]" office:value-type="percentage" office:value="-0.0152505446623094" calcext:value-type="percentage">
            <text:p>-1,53%</text:p>
          </table:table-cell>
          <table:table-cell table:style-name="ce21" table:formula="of:=([.O37]-[.O38])/[.O37]" office:value-type="percentage" office:value="0.0095729013254787" calcext:value-type="percentage">
            <text:p>0,96%</text:p>
          </table:table-cell>
          <table:table-cell table:style-name="ce21" table:formula="of:=([.P37]-[.P38])/[.P37]" office:value-type="percentage" office:value="-0.0149532710280373" calcext:value-type="percentage">
            <text:p>-1,50%</text:p>
          </table:table-cell>
          <table:table-cell table:style-name="ce21" table:formula="of:=([.Q37]-[.Q38])/[.Q37]" office:value-type="percentage" office:value="-0.0237499999999999" calcext:value-type="percentage">
            <text:p>-2,38%</text:p>
          </table:table-cell>
          <table:table-cell table:style-name="ce21" table:formula="of:=([.R37]-[.R38])/[.R37]" office:value-type="percentage" office:value="0.00423370025402208" calcext:value-type="percentage">
            <text:p>0,42%</text:p>
          </table:table-cell>
          <table:table-cell table:style-name="ce21" table:formula="of:=([.S37]-[.S38])/[.S37]" office:value-type="percentage" office:value="0.00271370420624158" calcext:value-type="percentage">
            <text:p>0,27%</text:p>
          </table:table-cell>
          <table:table-cell table:style-name="ce21" table:formula="of:=([.T37]-[.T38])/[.T37]" office:value-type="percentage" office:value="-0.0212040893600908" calcext:value-type="percentage">
            <text:p>-2,12%</text:p>
          </table:table-cell>
          <table:table-cell table:style-name="ce21" table:formula="of:=([.U37]-[.U38])/[.U37]" office:value-type="percentage" office:value="-0.0284090909090908" calcext:value-type="percentage">
            <text:p>-2,84%</text:p>
          </table:table-cell>
          <table:table-cell table:style-name="ce21" table:formula="of:=([.V37]-[.V38])/[.V37]" office:value-type="percentage" office:value="-0.00282725473565172" calcext:value-type="percentage">
            <text:p>-0,28%</text:p>
          </table:table-cell>
          <table:table-cell table:style-name="ce21" table:formula="of:=([.W37]-[.W38])/[.W37]" office:value-type="percentage" office:value="0.00698893418753646" calcext:value-type="percentage">
            <text:p>0,70%</text:p>
          </table:table-cell>
          <table:table-cell table:style-name="ce21" table:formula="of:=([.X37]-[.X38])/[.X37]" office:value-type="percentage" office:value="-0.00938477580813346" calcext:value-type="percentage">
            <text:p>-0,94%</text:p>
          </table:table-cell>
          <table:table-cell table:style-name="ce21" table:formula="of:=([.Y37]-[.Y38])/[.Y37]" office:value-type="percentage" office:value="-0.00681044267877397" calcext:value-type="percentage">
            <text:p>-0,68%</text:p>
          </table:table-cell>
          <table:table-cell table:style-name="ce21" table:formula="of:=([.Z37]-[.Z38])/[.Z37]" office:value-type="percentage" office:value="0.00261780104712036" calcext:value-type="percentage">
            <text:p>0,2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21" table:formula="of:=([.B38]-[.B39])/[.B38]" office:value-type="percentage" office:value="-0.0097169412758765" calcext:value-type="percentage">
            <text:p>-0,97%</text:p>
          </table:table-cell>
          <table:table-cell table:style-name="ce21" table:formula="of:=([.C38]-[.C39])/[.C38]" office:value-type="percentage" office:value="-0.000834724540901485" calcext:value-type="percentage">
            <text:p>-0,08%</text:p>
          </table:table-cell>
          <table:table-cell table:style-name="ce21" table:formula="of:=([.D38]-[.D39])/[.D38]" office:value-type="percentage" office:value="-0.00653594771241829" calcext:value-type="percentage">
            <text:p>-0,65%</text:p>
          </table:table-cell>
          <table:table-cell table:style-name="ce21" table:formula="of:=([.E38]-[.E39])/[.E38]" office:value-type="percentage" office:value="-0.00783289817232372" calcext:value-type="percentage">
            <text:p>-0,78%</text:p>
          </table:table-cell>
          <table:table-cell table:style-name="ce21" table:formula="of:=([.F38]-[.F39])/[.F38]" office:value-type="percentage" office:value="-0.00821237585943468" calcext:value-type="percentage">
            <text:p>-0,82%</text:p>
          </table:table-cell>
          <table:table-cell table:style-name="ce21" table:formula="of:=([.G38]-[.G39])/[.G38]" office:value-type="percentage" office:value="-0.0144346431435447" calcext:value-type="percentage">
            <text:p>-1,44%</text:p>
          </table:table-cell>
          <table:table-cell table:style-name="ce21" table:formula="of:=([.H38]-[.H39])/[.H38]" office:value-type="percentage" office:value="-0.00995024875621886" calcext:value-type="percentage">
            <text:p>-1,00%</text:p>
          </table:table-cell>
          <table:table-cell table:style-name="ce21" table:formula="of:=([.I38]-[.I39])/[.I38]" office:value-type="percentage" office:value="-0.0177760968229954" calcext:value-type="percentage">
            <text:p>-1,78%</text:p>
          </table:table-cell>
          <table:table-cell table:style-name="ce21" table:formula="of:=([.J38]-[.J39])/[.J38]" office:value-type="percentage" office:value="0.0211538461538462" calcext:value-type="percentage">
            <text:p>2,12%</text:p>
          </table:table-cell>
          <table:table-cell table:style-name="ce21" table:formula="of:=([.K38]-[.K39])/[.K38]" office:value-type="percentage" office:value="0.0154258886653253" calcext:value-type="percentage">
            <text:p>1,54%</text:p>
          </table:table-cell>
          <table:table-cell table:style-name="ce21" table:formula="of:=([.L38]-[.L39])/[.L38]" office:value-type="percentage" office:value="-0.0147024504084013" calcext:value-type="percentage">
            <text:p>-1,47%</text:p>
          </table:table-cell>
          <table:table-cell table:style-name="ce21" table:formula="of:=([.M38]-[.M39])/[.M38]" office:value-type="percentage" office:value="0.0188383045525903" calcext:value-type="percentage">
            <text:p>1,88%</text:p>
          </table:table-cell>
          <table:table-cell table:style-name="ce21" table:formula="of:=([.N38]-[.N39])/[.N38]" office:value-type="percentage" office:value="0.01931330472103" calcext:value-type="percentage">
            <text:p>1,93%</text:p>
          </table:table-cell>
          <table:table-cell table:style-name="ce21" table:formula="of:=([.O38]-[.O39])/[.O38]" office:value-type="percentage" office:value="-0.00817843866171013" calcext:value-type="percentage">
            <text:p>-0,82%</text:p>
          </table:table-cell>
          <table:table-cell table:style-name="ce21" table:formula="of:=([.P38]-[.P39])/[.P38]" office:value-type="percentage" office:value="-0.00675260896255368" calcext:value-type="percentage">
            <text:p>-0,68%</text:p>
          </table:table-cell>
          <table:table-cell table:style-name="ce21" table:formula="of:=([.Q38]-[.Q39])/[.Q38]" office:value-type="percentage" office:value="-0.0317460317460317" calcext:value-type="percentage">
            <text:p>-3,17%</text:p>
          </table:table-cell>
          <table:table-cell table:style-name="ce21" table:formula="of:=([.R38]-[.R39])/[.R38]" office:value-type="percentage" office:value="-0.00510204081632657" calcext:value-type="percentage">
            <text:p>-0,51%</text:p>
          </table:table-cell>
          <table:table-cell table:style-name="ce21" table:formula="of:=([.S38]-[.S39])/[.S38]" office:value-type="percentage" office:value="0.000680272108843523" calcext:value-type="percentage">
            <text:p>0,07%</text:p>
          </table:table-cell>
          <table:table-cell table:style-name="ce21" table:formula="of:=([.T38]-[.T39])/[.T38]" office:value-type="percentage" office:value="0.00185391175380041" calcext:value-type="percentage">
            <text:p>0,19%</text:p>
          </table:table-cell>
          <table:table-cell table:style-name="ce21" table:formula="of:=([.U38]-[.U39])/[.U38]" office:value-type="percentage" office:value="-0.0115101289134438" calcext:value-type="percentage">
            <text:p>-1,15%</text:p>
          </table:table-cell>
          <table:table-cell table:style-name="ce21" table:formula="of:=([.V38]-[.V39])/[.V38]" office:value-type="percentage" office:value="-0.0126867775585002" calcext:value-type="percentage">
            <text:p>-1,27%</text:p>
          </table:table-cell>
          <table:table-cell table:style-name="ce21" table:formula="of:=([.W38]-[.W39])/[.W38]" office:value-type="percentage" office:value="0.00469208211143706" calcext:value-type="percentage">
            <text:p>0,47%</text:p>
          </table:table-cell>
          <table:table-cell table:style-name="ce21" table:formula="of:=([.X38]-[.X39])/[.X38]" office:value-type="percentage" office:value="-0.0134297520661157" calcext:value-type="percentage">
            <text:p>-1,34%</text:p>
          </table:table-cell>
          <table:table-cell table:style-name="ce21" table:formula="of:=([.Y38]-[.Y39])/[.Y38]" office:value-type="percentage" office:value="-0.0169109357384442" calcext:value-type="percentage">
            <text:p>-1,69%</text:p>
          </table:table-cell>
          <table:table-cell table:style-name="ce21" table:formula="of:=([.Z38]-[.Z39])/[.Z38]" office:value-type="percentage" office:value="-0.005249343832021" calcext:value-type="percentage">
            <text:p>-0,5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21" table:formula="of:=([.B39]-[.B40])/[.B39]" office:value-type="percentage" office:value="-0.0041841004184101" calcext:value-type="percentage">
            <text:p>-0,42%</text:p>
          </table:table-cell>
          <table:table-cell table:style-name="ce21" table:formula="of:=([.C39]-[.C40])/[.C39]" office:value-type="percentage" office:value="0.0225187656380317" calcext:value-type="percentage">
            <text:p>2,25%</text:p>
          </table:table-cell>
          <table:table-cell table:style-name="ce21" table:formula="of:=([.D39]-[.D40])/[.D39]" office:value-type="percentage" office:value="0.00937950937950931" calcext:value-type="percentage">
            <text:p>0,94%</text:p>
          </table:table-cell>
          <table:table-cell table:style-name="ce21" table:formula="of:=([.E39]-[.E40])/[.E39]" office:value-type="percentage" office:value="0.00847856806406028" calcext:value-type="percentage">
            <text:p>0,85%</text:p>
          </table:table-cell>
          <table:table-cell table:style-name="ce21" table:formula="of:=([.F39]-[.F40])/[.F39]" office:value-type="percentage" office:value="0.0111763591589315" calcext:value-type="percentage">
            <text:p>1,12%</text:p>
          </table:table-cell>
          <table:table-cell table:style-name="ce21" table:formula="of:=([.G39]-[.G40])/[.G39]" office:value-type="percentage" office:value="0.0118577075098815" calcext:value-type="percentage">
            <text:p>1,19%</text:p>
          </table:table-cell>
          <table:table-cell table:style-name="ce21" table:formula="of:=([.H39]-[.H40])/[.H39]" office:value-type="percentage" office:value="-0.00268696820420969" calcext:value-type="percentage">
            <text:p>-0,27%</text:p>
          </table:table-cell>
          <table:table-cell table:style-name="ce21" table:formula="of:=([.I39]-[.I40])/[.I39]" office:value-type="percentage" office:value="-0.0022296544035674" calcext:value-type="percentage">
            <text:p>-0,22%</text:p>
          </table:table-cell>
          <table:table-cell table:style-name="ce21" table:formula="of:=([.J39]-[.J40])/[.J39]" office:value-type="percentage" office:value="0.0402750491159136" calcext:value-type="percentage">
            <text:p>4,03%</text:p>
          </table:table-cell>
          <table:table-cell table:style-name="ce21" table:formula="of:=([.K39]-[.K40])/[.K39]" office:value-type="percentage" office:value="0.0088555858310626" calcext:value-type="percentage">
            <text:p>0,89%</text:p>
          </table:table-cell>
          <table:table-cell table:style-name="ce21" table:formula="of:=([.L39]-[.L40])/[.L39]" office:value-type="percentage" office:value="-0.00528978840846375" calcext:value-type="percentage">
            <text:p>-0,53%</text:p>
          </table:table-cell>
          <table:table-cell table:style-name="ce21" table:formula="of:=([.M39]-[.M40])/[.M39]" office:value-type="percentage" office:value="0.000799999999999983" calcext:value-type="percentage">
            <text:p>0,08%</text:p>
          </table:table-cell>
          <table:table-cell table:style-name="ce21" table:formula="of:=([.N39]-[.N40])/[.N39]" office:value-type="percentage" office:value="-0.0056892778993435" calcext:value-type="percentage">
            <text:p>-0,57%</text:p>
          </table:table-cell>
          <table:table-cell table:style-name="ce21" table:formula="of:=([.O39]-[.O40])/[.O39]" office:value-type="percentage" office:value="0.0117994100294985" calcext:value-type="percentage">
            <text:p>1,18%</text:p>
          </table:table-cell>
          <table:table-cell table:style-name="ce21" table:formula="of:=([.P39]-[.P40])/[.P39]" office:value-type="percentage" office:value="0.0164634146341463" calcext:value-type="percentage">
            <text:p>1,65%</text:p>
          </table:table-cell>
          <table:table-cell table:style-name="ce21" table:formula="of:=([.Q39]-[.Q40])/[.Q39]" office:value-type="percentage" office:value="0.00946745562130178" calcext:value-type="percentage">
            <text:p>0,95%</text:p>
          </table:table-cell>
          <table:table-cell table:style-name="ce21" table:formula="of:=([.R39]-[.R40])/[.R39]" office:value-type="percentage" office:value="-0.00423011844331632" calcext:value-type="percentage">
            <text:p>-0,42%</text:p>
          </table:table-cell>
          <table:table-cell table:style-name="ce21" table:formula="of:=([.S39]-[.S40])/[.S39]" office:value-type="percentage" office:value="0.00340367597004758" calcext:value-type="percentage">
            <text:p>0,34%</text:p>
          </table:table-cell>
          <table:table-cell table:style-name="ce21" table:formula="of:=([.T39]-[.T40])/[.T39]" office:value-type="percentage" office:value="0.0133729569093612" calcext:value-type="percentage">
            <text:p>1,34%</text:p>
          </table:table-cell>
          <table:table-cell table:style-name="ce21" table:formula="of:=([.U39]-[.U40])/[.U39]" office:value-type="percentage" office:value="-0.0104688211197087" calcext:value-type="percentage">
            <text:p>-1,05%</text:p>
          </table:table-cell>
          <table:table-cell table:style-name="ce21" table:formula="of:=([.V39]-[.V40])/[.V39]" office:value-type="percentage" office:value="0.00278396436525616" calcext:value-type="percentage">
            <text:p>0,28%</text:p>
          </table:table-cell>
          <table:table-cell table:style-name="ce21" table:formula="of:=([.W39]-[.W40])/[.W39]" office:value-type="percentage" office:value="-0.0100176782557455" calcext:value-type="percentage">
            <text:p>-1,00%</text:p>
          </table:table-cell>
          <table:table-cell table:style-name="ce21" table:formula="of:=([.X39]-[.X40])/[.X39]" office:value-type="percentage" office:value="-0.00135915732246005" calcext:value-type="percentage">
            <text:p>-0,14%</text:p>
          </table:table-cell>
          <table:table-cell table:style-name="ce21" table:formula="of:=([.Y39]-[.Y40])/[.Y39]" office:value-type="percentage" office:value="0.00997782705099777" calcext:value-type="percentage">
            <text:p>1,00%</text:p>
          </table:table-cell>
          <table:table-cell table:style-name="ce21" table:formula="of:=([.Z39]-[.Z40])/[.Z39]" office:value-type="percentage" office:value="0.0117493472584856" calcext:value-type="percentage">
            <text:p>1,1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21" table:formula="of:=([.B40]-[.B41])/[.B40]" office:value-type="percentage" office:value="0.0254166666666666" calcext:value-type="percentage">
            <text:p>2,54%</text:p>
          </table:table-cell>
          <table:table-cell table:style-name="ce21" table:formula="of:=([.C40]-[.C41])/[.C40]" office:value-type="percentage" office:value="0.00597269624573381" calcext:value-type="percentage">
            <text:p>0,60%</text:p>
          </table:table-cell>
          <table:table-cell table:style-name="ce21" table:formula="of:=([.D40]-[.D41])/[.D40]" office:value-type="percentage" office:value="0.00873998543335768" calcext:value-type="percentage">
            <text:p>0,87%</text:p>
          </table:table-cell>
          <table:table-cell table:style-name="ce21" table:formula="of:=([.E40]-[.E41])/[.E40]" office:value-type="percentage" office:value="0.0152019002375297" calcext:value-type="percentage">
            <text:p>1,52%</text:p>
          </table:table-cell>
          <table:table-cell table:style-name="ce21" table:formula="of:=([.F40]-[.F41])/[.F40]" office:value-type="percentage" office:value="0.0136015325670498" calcext:value-type="percentage">
            <text:p>1,36%</text:p>
          </table:table-cell>
          <table:table-cell table:style-name="ce21" table:formula="of:=([.G40]-[.G41])/[.G40]" office:value-type="percentage" office:value="0.0226666666666667" calcext:value-type="percentage">
            <text:p>2,27%</text:p>
          </table:table-cell>
          <table:table-cell table:style-name="ce21" table:formula="of:=([.H40]-[.H41])/[.H40]" office:value-type="percentage" office:value="0.0308173291648058" calcext:value-type="percentage">
            <text:p>3,08%</text:p>
          </table:table-cell>
          <table:table-cell table:style-name="ce21" table:formula="of:=([.I40]-[.I41])/[.I40]" office:value-type="percentage" office:value="-0.00111234705228035" calcext:value-type="percentage">
            <text:p>-0,11%</text:p>
          </table:table-cell>
          <table:table-cell table:style-name="ce21" table:formula="of:=([.J40]-[.J41])/[.J40]" office:value-type="percentage" office:value="0.0429887410440123" calcext:value-type="percentage">
            <text:p>4,30%</text:p>
          </table:table-cell>
          <table:table-cell table:style-name="ce21" table:formula="of:=([.K40]-[.K41])/[.K40]" office:value-type="percentage" office:value="-0.00481099656357378" calcext:value-type="percentage">
            <text:p>-0,48%</text:p>
          </table:table-cell>
          <table:table-cell table:style-name="ce21" table:formula="of:=([.L40]-[.L41])/[.L40]" office:value-type="percentage" office:value="0.00663463738274992" calcext:value-type="percentage">
            <text:p>0,66%</text:p>
          </table:table-cell>
          <table:table-cell table:style-name="ce21" table:formula="of:=([.M40]-[.M41])/[.M40]" office:value-type="percentage" office:value="0.011208967173739" calcext:value-type="percentage">
            <text:p>1,12%</text:p>
          </table:table-cell>
          <table:table-cell table:style-name="ce21" table:formula="of:=([.N40]-[.N41])/[.N40]" office:value-type="percentage" office:value="-0.0378590078328982" calcext:value-type="percentage">
            <text:p>-3,79%</text:p>
          </table:table-cell>
          <table:table-cell table:style-name="ce21" table:formula="of:=([.O40]-[.O41])/[.O40]" office:value-type="percentage" office:value="0.00522388059701495" calcext:value-type="percentage">
            <text:p>0,52%</text:p>
          </table:table-cell>
          <table:table-cell table:style-name="ce21" table:formula="of:=([.P40]-[.P41])/[.P40]" office:value-type="percentage" office:value="0.00619962802231853" calcext:value-type="percentage">
            <text:p>0,62%</text:p>
          </table:table-cell>
          <table:table-cell table:style-name="ce21" table:formula="of:=([.Q40]-[.Q41])/[.Q40]" office:value-type="percentage" office:value="-0.0143369175627241" calcext:value-type="percentage">
            <text:p>-1,43%</text:p>
          </table:table-cell>
          <table:table-cell table:style-name="ce21" table:formula="of:=([.R40]-[.R41])/[.R40]" office:value-type="percentage" office:value="0.0126368997472619" calcext:value-type="percentage">
            <text:p>1,26%</text:p>
          </table:table-cell>
          <table:table-cell table:style-name="ce21" table:formula="of:=([.S40]-[.S41])/[.S40]" office:value-type="percentage" office:value="0.0129781420765028" calcext:value-type="percentage">
            <text:p>1,30%</text:p>
          </table:table-cell>
          <table:table-cell table:style-name="ce21" table:formula="of:=([.T40]-[.T41])/[.T40]" office:value-type="percentage" office:value="0.0576054216867469" calcext:value-type="percentage">
            <text:p>5,76%</text:p>
          </table:table-cell>
          <table:table-cell table:style-name="ce21" table:formula="of:=([.U40]-[.U41])/[.U40]" office:value-type="percentage" office:value="0.0653153153153153" calcext:value-type="percentage">
            <text:p>6,53%</text:p>
          </table:table-cell>
          <table:table-cell table:style-name="ce21" table:formula="of:=([.V40]-[.V41])/[.V40]" office:value-type="percentage" office:value="0.0326633165829146" calcext:value-type="percentage">
            <text:p>3,27%</text:p>
          </table:table-cell>
          <table:table-cell table:style-name="ce21" table:formula="of:=([.W40]-[.W41])/[.W40]" office:value-type="percentage" office:value="0.0169194865810968" calcext:value-type="percentage">
            <text:p>1,69%</text:p>
          </table:table-cell>
          <table:table-cell table:style-name="ce21" table:formula="of:=([.X40]-[.X41])/[.X40]" office:value-type="percentage" office:value="0.0227349847302341" calcext:value-type="percentage">
            <text:p>2,27%</text:p>
          </table:table-cell>
          <table:table-cell table:style-name="ce21" table:formula="of:=([.Y40]-[.Y41])/[.Y40]" office:value-type="percentage" office:value="0.038073908174692" calcext:value-type="percentage">
            <text:p>3,81%</text:p>
          </table:table-cell>
          <table:table-cell table:style-name="ce21" table:formula="of:=([.Z40]-[.Z41])/[.Z40]" office:value-type="percentage" office:value="-0.00528401585204756" calcext:value-type="percentage">
            <text:p>-0,5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table:style-name="ce21" table:formula="of:=([.B41]-[.B42])/[.B41]" office:value-type="percentage" office:value="0.00128259940145366" calcext:value-type="percentage">
            <text:p>0,13%</text:p>
          </table:table-cell>
          <table:table-cell table:style-name="ce21" table:formula="of:=([.C41]-[.C42])/[.C41]" office:value-type="percentage" office:value="0.00987124463519315" calcext:value-type="percentage">
            <text:p>0,99%</text:p>
          </table:table-cell>
          <table:table-cell table:style-name="ce21" table:formula="of:=([.D41]-[.D42])/[.D41]" office:value-type="percentage" office:value="-0.00661278471711976" calcext:value-type="percentage">
            <text:p>-0,66%</text:p>
          </table:table-cell>
          <table:table-cell table:style-name="ce21" table:formula="of:=([.E41]-[.E42])/[.E41]" office:value-type="percentage" office:value="-0.0335262904003859" calcext:value-type="percentage">
            <text:p>-3,35%</text:p>
          </table:table-cell>
          <table:table-cell table:style-name="ce21" table:formula="of:=([.F41]-[.F42])/[.F41]" office:value-type="percentage" office:value="-0.00699164886385705" calcext:value-type="percentage">
            <text:p>-0,70%</text:p>
          </table:table-cell>
          <table:table-cell table:style-name="ce21" table:formula="of:=([.G41]-[.G42])/[.G41]" office:value-type="percentage" office:value="-0.0163710777626194" calcext:value-type="percentage">
            <text:p>-1,64%</text:p>
          </table:table-cell>
          <table:table-cell table:style-name="ce21" table:formula="of:=([.H41]-[.H42])/[.H41]" office:value-type="percentage" office:value="0.00138248847926256" calcext:value-type="percentage">
            <text:p>0,14%</text:p>
          </table:table-cell>
          <table:table-cell table:style-name="ce21" table:formula="of:=([.I41]-[.I42])/[.I41]" office:value-type="percentage" office:value="0.0337037037037037" calcext:value-type="percentage">
            <text:p>3,37%</text:p>
          </table:table-cell>
          <table:table-cell table:style-name="ce21" table:formula="of:=([.J41]-[.J42])/[.J41]" office:value-type="percentage" office:value="-0.00641711229946529" calcext:value-type="percentage">
            <text:p>-0,64%</text:p>
          </table:table-cell>
          <table:table-cell table:style-name="ce21" table:formula="of:=([.K41]-[.K42])/[.K41]" office:value-type="percentage" office:value="-0.0341997264021888" calcext:value-type="percentage">
            <text:p>-3,42%</text:p>
          </table:table-cell>
          <table:table-cell table:style-name="ce21" table:formula="of:=([.L41]-[.L42])/[.L41]" office:value-type="percentage" office:value="0.00529709811146946" calcext:value-type="percentage">
            <text:p>0,53%</text:p>
          </table:table-cell>
          <table:table-cell table:style-name="ce21" table:formula="of:=([.M41]-[.M42])/[.M41]" office:value-type="percentage" office:value="0.00647773279352227" calcext:value-type="percentage">
            <text:p>0,65%</text:p>
          </table:table-cell>
          <table:table-cell table:style-name="ce21" table:formula="of:=([.N41]-[.N42])/[.N41]" office:value-type="percentage" office:value="-0.00209643605870009" calcext:value-type="percentage">
            <text:p>-0,21%</text:p>
          </table:table-cell>
          <table:table-cell table:style-name="ce21" table:formula="of:=([.O41]-[.O42])/[.O41]" office:value-type="percentage" office:value="-0.0127531882970743" calcext:value-type="percentage">
            <text:p>-1,28%</text:p>
          </table:table-cell>
          <table:table-cell table:style-name="ce21" table:formula="of:=([.P41]-[.P42])/[.P41]" office:value-type="percentage" office:value="-0.0436681222707423" calcext:value-type="percentage">
            <text:p>-4,37%</text:p>
          </table:table-cell>
          <table:table-cell table:style-name="ce21" table:formula="of:=([.Q41]-[.Q42])/[.Q41]" office:value-type="percentage" office:value="0.027090694935218" calcext:value-type="percentage">
            <text:p>2,71%</text:p>
          </table:table-cell>
          <table:table-cell table:style-name="ce21" table:formula="of:=([.R41]-[.R42])/[.R41]" office:value-type="percentage" office:value="0" calcext:value-type="percentage">
            <text:p>0,00%</text:p>
          </table:table-cell>
          <table:table-cell table:style-name="ce21" table:formula="of:=([.S41]-[.S42])/[.S41]" office:value-type="percentage" office:value="-0.00484429065743947" calcext:value-type="percentage">
            <text:p>-0,48%</text:p>
          </table:table-cell>
          <table:table-cell table:style-name="ce21" table:formula="of:=([.T41]-[.T42])/[.T41]" office:value-type="percentage" office:value="-0.00519376747902513" calcext:value-type="percentage">
            <text:p>-0,52%</text:p>
          </table:table-cell>
          <table:table-cell table:style-name="ce21" table:formula="of:=([.U41]-[.U42])/[.U41]" office:value-type="percentage" office:value="-0.0327710843373494" calcext:value-type="percentage">
            <text:p>-3,28%</text:p>
          </table:table-cell>
          <table:table-cell table:style-name="ce21" table:formula="of:=([.V41]-[.V42])/[.V41]" office:value-type="percentage" office:value="0.00144300144300136" calcext:value-type="percentage">
            <text:p>0,14%</text:p>
          </table:table-cell>
          <table:table-cell table:style-name="ce21" table:formula="of:=([.W41]-[.W42])/[.W41]" office:value-type="percentage" office:value="0.0160237388724037" calcext:value-type="percentage">
            <text:p>1,60%</text:p>
          </table:table-cell>
          <table:table-cell table:style-name="ce21" table:formula="of:=([.X41]-[.X42])/[.X41]" office:value-type="percentage" office:value="-0.00868055555555556" calcext:value-type="percentage">
            <text:p>-0,87%</text:p>
          </table:table-cell>
          <table:table-cell table:style-name="ce21" table:formula="of:=([.Y41]-[.Y42])/[.Y41]" office:value-type="percentage" office:value="-0.0535506402793947" calcext:value-type="percentage">
            <text:p>-5,36%</text:p>
          </table:table-cell>
          <table:table-cell table:style-name="ce21" table:formula="of:=([.Z41]-[.Z42])/[.Z41]" office:value-type="percentage" office:value="-0.0262812089356111" calcext:value-type="percentage">
            <text:p>-2,6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table:style-name="ce21" table:formula="of:=([.B42]-[.B43])/[.B42]" office:value-type="percentage" office:value="-0.0136986301369863" calcext:value-type="percentage">
            <text:p>-1,37%</text:p>
          </table:table-cell>
          <table:table-cell table:style-name="ce21" table:formula="of:=([.C42]-[.C43])/[.C42]" office:value-type="percentage" office:value="0.0130039011703511" calcext:value-type="percentage">
            <text:p>1,30%</text:p>
          </table:table-cell>
          <table:table-cell table:style-name="ce21" table:formula="of:=([.D42]-[.D43])/[.D42]" office:value-type="percentage" office:value="-0.00291970802919715" calcext:value-type="percentage">
            <text:p>-0,29%</text:p>
          </table:table-cell>
          <table:table-cell table:style-name="ce21" table:formula="of:=([.E42]-[.E43])/[.E42]" office:value-type="percentage" office:value="-0.0149358226371062" calcext:value-type="percentage">
            <text:p>-1,49%</text:p>
          </table:table-cell>
          <table:table-cell table:style-name="ce21" table:formula="of:=([.F42]-[.F43])/[.F42]" office:value-type="percentage" office:value="-0.00135004821600772" calcext:value-type="percentage">
            <text:p>-0,14%</text:p>
          </table:table-cell>
          <table:table-cell table:style-name="ce21" table:formula="of:=([.G42]-[.G43])/[.G42]" office:value-type="percentage" office:value="-0.0322147651006712" calcext:value-type="percentage">
            <text:p>-3,22%</text:p>
          </table:table-cell>
          <table:table-cell table:style-name="ce21" table:formula="of:=([.H42]-[.H43])/[.H42]" office:value-type="percentage" office:value="-0.0106137517305029" calcext:value-type="percentage">
            <text:p>-1,06%</text:p>
          </table:table-cell>
          <table:table-cell table:style-name="ce21" table:formula="of:=([.I42]-[.I43])/[.I42]" office:value-type="percentage" office:value="-0.00229973169796852" calcext:value-type="percentage">
            <text:p>-0,23%</text:p>
          </table:table-cell>
          <table:table-cell table:style-name="ce21" table:formula="of:=([.J42]-[.J43])/[.J42]" office:value-type="percentage" office:value="-0.00531349628055268" calcext:value-type="percentage">
            <text:p>-0,53%</text:p>
          </table:table-cell>
          <table:table-cell table:style-name="ce21" table:formula="of:=([.K42]-[.K43])/[.K42]" office:value-type="percentage" office:value="-0.0165343915343915" calcext:value-type="percentage">
            <text:p>-1,65%</text:p>
          </table:table-cell>
          <table:table-cell table:style-name="ce21" table:formula="of:=([.L42]-[.L43])/[.L42]" office:value-type="percentage" office:value="-0.00694605232692763" calcext:value-type="percentage">
            <text:p>-0,69%</text:p>
          </table:table-cell>
          <table:table-cell table:style-name="ce21" table:formula="of:=([.M42]-[.M43])/[.M42]" office:value-type="percentage" office:value="0.013039934800326" calcext:value-type="percentage">
            <text:p>1,30%</text:p>
          </table:table-cell>
          <table:table-cell table:style-name="ce21" table:formula="of:=([.N42]-[.N43])/[.N42]" office:value-type="percentage" office:value="0.011715481171548" calcext:value-type="percentage">
            <text:p>1,17%</text:p>
          </table:table-cell>
          <table:table-cell table:style-name="ce21" table:formula="of:=([.O42]-[.O43])/[.O42]" office:value-type="percentage" office:value="0.0185185185185185" calcext:value-type="percentage">
            <text:p>1,85%</text:p>
          </table:table-cell>
          <table:table-cell table:style-name="ce21" table:formula="of:=([.P42]-[.P43])/[.P42]" office:value-type="percentage" office:value="0.0245068738792588" calcext:value-type="percentage">
            <text:p>2,45%</text:p>
          </table:table-cell>
          <table:table-cell table:style-name="ce21" table:formula="of:=([.Q42]-[.Q43])/[.Q42]" office:value-type="percentage" office:value="0.0181598062953996" calcext:value-type="percentage">
            <text:p>1,82%</text:p>
          </table:table-cell>
          <table:table-cell table:style-name="ce21" table:formula="of:=([.R42]-[.R43])/[.R42]" office:value-type="percentage" office:value="0.000853242320819094" calcext:value-type="percentage">
            <text:p>0,09%</text:p>
          </table:table-cell>
          <table:table-cell table:style-name="ce21" table:formula="of:=([.S42]-[.S43])/[.S42]" office:value-type="percentage" office:value="0.0316804407713498" calcext:value-type="percentage">
            <text:p>3,17%</text:p>
          </table:table-cell>
          <table:table-cell table:style-name="ce21" table:formula="of:=([.T42]-[.T43])/[.T42]" office:value-type="percentage" office:value="0.0405405405405405" calcext:value-type="percentage">
            <text:p>4,05%</text:p>
          </table:table-cell>
          <table:table-cell table:style-name="ce21" table:formula="of:=([.U42]-[.U43])/[.U42]" office:value-type="percentage" office:value="0.0186654223051796" calcext:value-type="percentage">
            <text:p>1,87%</text:p>
          </table:table-cell>
          <table:table-cell table:style-name="ce21" table:formula="of:=([.V42]-[.V43])/[.V42]" office:value-type="percentage" office:value="0.00289017341040467" calcext:value-type="percentage">
            <text:p>0,29%</text:p>
          </table:table-cell>
          <table:table-cell table:style-name="ce21" table:formula="of:=([.W42]-[.W43])/[.W42]" office:value-type="percentage" office:value="-0.0168878166465622" calcext:value-type="percentage">
            <text:p>-1,69%</text:p>
          </table:table-cell>
          <table:table-cell table:style-name="ce21" table:formula="of:=([.X42]-[.X43])/[.X42]" office:value-type="percentage" office:value="-0.0154905335628227" calcext:value-type="percentage">
            <text:p>-1,55%</text:p>
          </table:table-cell>
          <table:table-cell table:style-name="ce21" table:formula="of:=([.Y42]-[.Y43])/[.Y42]" office:value-type="percentage" office:value="-0.00331491712707175" calcext:value-type="percentage">
            <text:p>-0,33%</text:p>
          </table:table-cell>
          <table:table-cell table:style-name="ce21" table:formula="of:=([.Z42]-[.Z43])/[.Z42]" office:value-type="percentage" office:value="0.0204865556978233" calcext:value-type="percentage">
            <text:p>2,0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21" table:formula="of:=([.B43]-[.B44])/[.B43]" office:value-type="percentage" office:value="-0.00675675675675676" calcext:value-type="percentage">
            <text:p>-0,68%</text:p>
          </table:table-cell>
          <table:table-cell table:style-name="ce21" table:formula="of:=([.C43]-[.C44])/[.C43]" office:value-type="percentage" office:value="0.0109793588054458" calcext:value-type="percentage">
            <text:p>1,10%</text:p>
          </table:table-cell>
          <table:table-cell table:style-name="ce21" table:formula="of:=([.D43]-[.D44])/[.D43]" office:value-type="percentage" office:value="-0.00436681222707427" calcext:value-type="percentage">
            <text:p>-0,44%</text:p>
          </table:table-cell>
          <table:table-cell table:style-name="ce21" table:formula="of:=([.E43]-[.E44])/[.E43]" office:value-type="percentage" office:value="-0.00482869625201198" calcext:value-type="percentage">
            <text:p>-0,48%</text:p>
          </table:table-cell>
          <table:table-cell table:style-name="ce21" table:formula="of:=([.F43]-[.F44])/[.F43]" office:value-type="percentage" office:value="-0.00365947611710319" calcext:value-type="percentage">
            <text:p>-0,37%</text:p>
          </table:table-cell>
          <table:table-cell table:style-name="ce21" table:formula="of:=([.G43]-[.G44])/[.G43]" office:value-type="percentage" office:value="0.010403120936281" calcext:value-type="percentage">
            <text:p>1,04%</text:p>
          </table:table-cell>
          <table:table-cell table:style-name="ce21" table:formula="of:=([.H43]-[.H44])/[.H43]" office:value-type="percentage" office:value="-0.0100456621004567" calcext:value-type="percentage">
            <text:p>-1,00%</text:p>
          </table:table-cell>
          <table:table-cell table:style-name="ce21" table:formula="of:=([.I43]-[.I44])/[.I43]" office:value-type="percentage" office:value="-0.00382409177820273" calcext:value-type="percentage">
            <text:p>-0,38%</text:p>
          </table:table-cell>
          <table:table-cell table:style-name="ce21" table:formula="of:=([.J43]-[.J44])/[.J43]" office:value-type="percentage" office:value="-0.00422832980972507" calcext:value-type="percentage">
            <text:p>-0,42%</text:p>
          </table:table-cell>
          <table:table-cell table:style-name="ce21" table:formula="of:=([.K43]-[.K44])/[.K43]" office:value-type="percentage" office:value="-0.0214703968770332" calcext:value-type="percentage">
            <text:p>-2,15%</text:p>
          </table:table-cell>
          <table:table-cell table:style-name="ce21" table:formula="of:=([.L43]-[.L44])/[.L43]" office:value-type="percentage" office:value="0.0216141641756727" calcext:value-type="percentage">
            <text:p>2,16%</text:p>
          </table:table-cell>
          <table:table-cell table:style-name="ce21" table:formula="of:=([.M43]-[.M44])/[.M43]" office:value-type="percentage" office:value="-0.0313790255986788" calcext:value-type="percentage">
            <text:p>-3,14%</text:p>
          </table:table-cell>
          <table:table-cell table:style-name="ce21" table:formula="of:=([.N43]-[.N44])/[.N43]" office:value-type="percentage" office:value="-0.0182049110922947" calcext:value-type="percentage">
            <text:p>-1,82%</text:p>
          </table:table-cell>
          <table:table-cell table:style-name="ce21" table:formula="of:=([.O43]-[.O44])/[.O43]" office:value-type="percentage" office:value="-0.0264150943396226" calcext:value-type="percentage">
            <text:p>-2,64%</text:p>
          </table:table-cell>
          <table:table-cell table:style-name="ce21" table:formula="of:=([.P43]-[.P44])/[.P43]" office:value-type="percentage" office:value="-0.0459558823529412" calcext:value-type="percentage">
            <text:p>-4,60%</text:p>
          </table:table-cell>
          <table:table-cell table:style-name="ce21" table:formula="of:=([.Q43]-[.Q44])/[.Q43]" office:value-type="percentage" office:value="-0.0147965474722566" calcext:value-type="percentage">
            <text:p>-1,48%</text:p>
          </table:table-cell>
          <table:table-cell table:style-name="ce21" table:formula="of:=([.R43]-[.R44])/[.R43]" office:value-type="percentage" office:value="-0.00939368061485905" calcext:value-type="percentage">
            <text:p>-0,94%</text:p>
          </table:table-cell>
          <table:table-cell table:style-name="ce21" table:formula="of:=([.S43]-[.S44])/[.S43]" office:value-type="percentage" office:value="-0.00355618776671401" calcext:value-type="percentage">
            <text:p>-0,36%</text:p>
          </table:table-cell>
          <table:table-cell table:style-name="ce21" table:formula="of:=([.T43]-[.T44])/[.T43]" office:value-type="percentage" office:value="-0.0252692626346313" calcext:value-type="percentage">
            <text:p>-2,53%</text:p>
          </table:table-cell>
          <table:table-cell table:style-name="ce21" table:formula="of:=([.U43]-[.U44])/[.U43]" office:value-type="percentage" office:value="-0.0280551592962435" calcext:value-type="percentage">
            <text:p>-2,81%</text:p>
          </table:table-cell>
          <table:table-cell table:style-name="ce21" table:formula="of:=([.V43]-[.V44])/[.V43]" office:value-type="percentage" office:value="-0.0118840579710144" calcext:value-type="percentage">
            <text:p>-1,19%</text:p>
          </table:table-cell>
          <table:table-cell table:style-name="ce21" table:formula="of:=([.W43]-[.W44])/[.W43]" office:value-type="percentage" office:value="-0.0373665480427046" calcext:value-type="percentage">
            <text:p>-3,74%</text:p>
          </table:table-cell>
          <table:table-cell table:style-name="ce21" table:formula="of:=([.X43]-[.X44])/[.X43]" office:value-type="percentage" office:value="0.0027118644067796" calcext:value-type="percentage">
            <text:p>0,27%</text:p>
          </table:table-cell>
          <table:table-cell table:style-name="ce21" table:formula="of:=([.Y43]-[.Y44])/[.Y43]" office:value-type="percentage" office:value="0" calcext:value-type="percentage">
            <text:p>0,00%</text:p>
          </table:table-cell>
          <table:table-cell table:style-name="ce21" table:formula="of:=([.Z43]-[.Z44])/[.Z43]" office:value-type="percentage" office:value="-0.0326797385620915" calcext:value-type="percentage">
            <text:p>-3,2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5" calcext:value-type="date">
            <text:p>05/03/18</text:p>
          </table:table-cell>
          <table:table-cell table:style-name="ce21" table:formula="of:=([.B44]-[.B45])/[.B44]" office:value-type="percentage" office:value="0.0276845637583893" calcext:value-type="percentage">
            <text:p>2,77%</text:p>
          </table:table-cell>
          <table:table-cell table:style-name="ce21" table:formula="of:=([.C44]-[.C45])/[.C44]" office:value-type="percentage" office:value="-0.0026642984014209" calcext:value-type="percentage">
            <text:p>-0,27%</text:p>
          </table:table-cell>
          <table:table-cell table:style-name="ce21" table:formula="of:=([.D44]-[.D45])/[.D44]" office:value-type="percentage" office:value="0.0260869565217392" calcext:value-type="percentage">
            <text:p>2,61%</text:p>
          </table:table-cell>
          <table:table-cell table:style-name="ce21" table:formula="of:=([.E44]-[.E45])/[.E44]" office:value-type="percentage" office:value="-0.00114416475972534" calcext:value-type="percentage">
            <text:p>-0,11%</text:p>
          </table:table-cell>
          <table:table-cell table:style-name="ce21" table:formula="of:=([.F44]-[.F45])/[.F44]" office:value-type="percentage" office:value="0.01400882748033" calcext:value-type="percentage">
            <text:p>1,40%</text:p>
          </table:table-cell>
          <table:table-cell table:style-name="ce21" table:formula="of:=([.G44]-[.G45])/[.G44]" office:value-type="percentage" office:value="0.0134034165571616" calcext:value-type="percentage">
            <text:p>1,34%</text:p>
          </table:table-cell>
          <table:table-cell table:style-name="ce21" table:formula="of:=([.H44]-[.H45])/[.H44]" office:value-type="percentage" office:value="0.0275768535262206" calcext:value-type="percentage">
            <text:p>2,76%</text:p>
          </table:table-cell>
          <table:table-cell table:style-name="ce21" table:formula="of:=([.I44]-[.I45])/[.I44]" office:value-type="percentage" office:value="0.00190476190476193" calcext:value-type="percentage">
            <text:p>0,19%</text:p>
          </table:table-cell>
          <table:table-cell table:style-name="ce21" table:formula="of:=([.J44]-[.J45])/[.J44]" office:value-type="percentage" office:value="-0.0526315789473684" calcext:value-type="percentage">
            <text:p>-5,26%</text:p>
          </table:table-cell>
          <table:table-cell table:style-name="ce21" table:formula="of:=([.K44]-[.K45])/[.K44]" office:value-type="percentage" office:value="0.0242038216560509" calcext:value-type="percentage">
            <text:p>2,42%</text:p>
          </table:table-cell>
          <table:table-cell table:style-name="ce21" table:formula="of:=([.L44]-[.L45])/[.L44]" office:value-type="percentage" office:value="0.00822561692126896" calcext:value-type="percentage">
            <text:p>0,82%</text:p>
          </table:table-cell>
          <table:table-cell table:style-name="ce21" table:formula="of:=([.M44]-[.M45])/[.M44]" office:value-type="percentage" office:value="-0.00880704563650916" calcext:value-type="percentage">
            <text:p>-0,88%</text:p>
          </table:table-cell>
          <table:table-cell table:style-name="ce21" table:formula="of:=([.N44]-[.N45])/[.N44]" office:value-type="percentage" office:value="0.00665280665280666" calcext:value-type="percentage">
            <text:p>0,67%</text:p>
          </table:table-cell>
          <table:table-cell table:style-name="ce21" table:formula="of:=([.O44]-[.O45])/[.O44]" office:value-type="percentage" office:value="-0.0147058823529413" calcext:value-type="percentage">
            <text:p>-1,47%</text:p>
          </table:table-cell>
          <table:table-cell table:style-name="ce21" table:formula="of:=([.P44]-[.P45])/[.P44]" office:value-type="percentage" office:value="0.00995899238430004" calcext:value-type="percentage">
            <text:p>1,00%</text:p>
          </table:table-cell>
          <table:table-cell table:style-name="ce21" table:formula="of:=([.Q44]-[.Q45])/[.Q44]" office:value-type="percentage" office:value="-0.0024301336573511" calcext:value-type="percentage">
            <text:p>-0,24%</text:p>
          </table:table-cell>
          <table:table-cell table:style-name="ce21" table:formula="of:=([.R44]-[.R45])/[.R44]" office:value-type="percentage" office:value="0.00338409475465321" calcext:value-type="percentage">
            <text:p>0,34%</text:p>
          </table:table-cell>
          <table:table-cell table:style-name="ce21" table:formula="of:=([.S44]-[.S45])/[.S44]" office:value-type="percentage" office:value="0.00708717221828488" calcext:value-type="percentage">
            <text:p>0,71%</text:p>
          </table:table-cell>
          <table:table-cell table:style-name="ce21" table:formula="of:=([.T44]-[.T45])/[.T44]" office:value-type="percentage" office:value="-0.246060606060606" calcext:value-type="percentage">
            <text:p>-24,61%</text:p>
          </table:table-cell>
          <table:table-cell table:style-name="ce21" table:formula="of:=([.U44]-[.U45])/[.U44]" office:value-type="percentage" office:value="0.00555041628122114" calcext:value-type="percentage">
            <text:p>0,56%</text:p>
          </table:table-cell>
          <table:table-cell table:style-name="ce21" table:formula="of:=([.V44]-[.V45])/[.V44]" office:value-type="percentage" office:value="-0.0111715840733314" calcext:value-type="percentage">
            <text:p>-1,12%</text:p>
          </table:table-cell>
          <table:table-cell table:style-name="ce21" table:formula="of:=([.W44]-[.W45])/[.W44]" office:value-type="percentage" office:value="0.00857632933104623" calcext:value-type="percentage">
            <text:p>0,86%</text:p>
          </table:table-cell>
          <table:table-cell table:style-name="ce21" table:formula="of:=([.X44]-[.X45])/[.X44]" office:value-type="percentage" office:value="0.00747790618626793" calcext:value-type="percentage">
            <text:p>0,75%</text:p>
          </table:table-cell>
          <table:table-cell table:style-name="ce21" table:formula="of:=([.Y44]-[.Y45])/[.Y44]" office:value-type="percentage" office:value="-0.0143171806167402" calcext:value-type="percentage">
            <text:p>-1,43%</text:p>
          </table:table-cell>
          <table:table-cell table:style-name="ce21" table:formula="of:=([.Z44]-[.Z45])/[.Z44]" office:value-type="percentage" office:value="0.0139240506329114" calcext:value-type="percentage">
            <text:p>1,3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1" table:formula="of:=([.B45]-[.B46])/[.B45]" office:value-type="percentage" office:value="0.0176876617773943" calcext:value-type="percentage">
            <text:p>1,77%</text:p>
          </table:table-cell>
          <table:table-cell table:style-name="ce21" table:formula="of:=([.C45]-[.C46])/[.C45]" office:value-type="percentage" office:value="0.0106288751107174" calcext:value-type="percentage">
            <text:p>1,06%</text:p>
          </table:table-cell>
          <table:table-cell table:style-name="ce21" table:formula="of:=([.D45]-[.D46])/[.D45]" office:value-type="percentage" office:value="0.00818452380952377" calcext:value-type="percentage">
            <text:p>0,82%</text:p>
          </table:table-cell>
          <table:table-cell table:style-name="ce21" table:formula="of:=([.E45]-[.E46])/[.E45]" office:value-type="percentage" office:value="-0.0160000000000001" calcext:value-type="percentage">
            <text:p>-1,60%</text:p>
          </table:table-cell>
          <table:table-cell table:style-name="ce21" table:formula="of:=([.F45]-[.F46])/[.F45]" office:value-type="percentage" office:value="0.00525496302063066" calcext:value-type="percentage">
            <text:p>0,53%</text:p>
          </table:table-cell>
          <table:table-cell table:style-name="ce21" table:formula="of:=([.G45]-[.G46])/[.G45]" office:value-type="percentage" office:value="0.0114544485881726" calcext:value-type="percentage">
            <text:p>1,15%</text:p>
          </table:table-cell>
          <table:table-cell table:style-name="ce21" table:formula="of:=([.H45]-[.H46])/[.H45]" office:value-type="percentage" office:value="0.0223152022315202" calcext:value-type="percentage">
            <text:p>2,23%</text:p>
          </table:table-cell>
          <table:table-cell table:style-name="ce21" table:formula="of:=([.I45]-[.I46])/[.I45]" office:value-type="percentage" office:value="0.0122137404580153" calcext:value-type="percentage">
            <text:p>1,22%</text:p>
          </table:table-cell>
          <table:table-cell table:style-name="ce21" table:formula="of:=([.J45]-[.J46])/[.J45]" office:value-type="percentage" office:value="0.00500000000000007" calcext:value-type="percentage">
            <text:p>0,50%</text:p>
          </table:table-cell>
          <table:table-cell table:style-name="ce21" table:formula="of:=([.K45]-[.K46])/[.K45]" office:value-type="percentage" office:value="-0.0124020887728459" calcext:value-type="percentage">
            <text:p>-1,24%</text:p>
          </table:table-cell>
          <table:table-cell table:style-name="ce21" table:formula="of:=([.L45]-[.L46])/[.L45]" office:value-type="percentage" office:value="0.00236966824644553" calcext:value-type="percentage">
            <text:p>0,24%</text:p>
          </table:table-cell>
          <table:table-cell table:style-name="ce21" table:formula="of:=([.M45]-[.M46])/[.M45]" office:value-type="percentage" office:value="0.00158730158730155" calcext:value-type="percentage">
            <text:p>0,16%</text:p>
          </table:table-cell>
          <table:table-cell table:style-name="ce21" table:formula="of:=([.N45]-[.N46])/[.N45]" office:value-type="percentage" office:value="-0.0129761406446211" calcext:value-type="percentage">
            <text:p>-1,30%</text:p>
          </table:table-cell>
          <table:table-cell table:style-name="ce21" table:formula="of:=([.O45]-[.O46])/[.O45]" office:value-type="percentage" office:value="0.00724637681159431" calcext:value-type="percentage">
            <text:p>0,72%</text:p>
          </table:table-cell>
          <table:table-cell table:style-name="ce21" table:formula="of:=([.P45]-[.P46])/[.P45]" office:value-type="percentage" office:value="-0.014792899408284" calcext:value-type="percentage">
            <text:p>-1,48%</text:p>
          </table:table-cell>
          <table:table-cell table:style-name="ce21" table:formula="of:=([.Q45]-[.Q46])/[.Q45]" office:value-type="percentage" office:value="0.0254545454545456" calcext:value-type="percentage">
            <text:p>2,55%</text:p>
          </table:table-cell>
          <table:table-cell table:style-name="ce21" table:formula="of:=([.R45]-[.R46])/[.R45]" office:value-type="percentage" office:value="0.00424448217317478" calcext:value-type="percentage">
            <text:p>0,42%</text:p>
          </table:table-cell>
          <table:table-cell table:style-name="ce21" table:formula="of:=([.S45]-[.S46])/[.S45]" office:value-type="percentage" office:value="-0.00142755174875086" calcext:value-type="percentage">
            <text:p>-0,14%</text:p>
          </table:table-cell>
          <table:table-cell table:style-name="ce21" table:formula="of:=([.T45]-[.T46])/[.T45]" office:value-type="percentage" office:value="0.0223735408560312" calcext:value-type="percentage">
            <text:p>2,24%</text:p>
          </table:table-cell>
          <table:table-cell table:style-name="ce21" table:formula="of:=([.U45]-[.U46])/[.U45]" office:value-type="percentage" office:value="-0.00465116279069774" calcext:value-type="percentage">
            <text:p>-0,47%</text:p>
          </table:table-cell>
          <table:table-cell table:style-name="ce21" table:formula="of:=([.V45]-[.V46])/[.V45]" office:value-type="percentage" office:value="0.01699716713881" calcext:value-type="percentage">
            <text:p>1,70%</text:p>
          </table:table-cell>
          <table:table-cell table:style-name="ce21" table:formula="of:=([.W45]-[.W46])/[.W45]" office:value-type="percentage" office:value="0.0126874279123413" calcext:value-type="percentage">
            <text:p>1,27%</text:p>
          </table:table-cell>
          <table:table-cell table:style-name="ce21" table:formula="of:=([.X45]-[.X46])/[.X45]" office:value-type="percentage" office:value="-0.000342465753424711" calcext:value-type="percentage">
            <text:p>-0,03%</text:p>
          </table:table-cell>
          <table:table-cell table:style-name="ce21" table:formula="of:=([.Y45]-[.Y46])/[.Y45]" office:value-type="percentage" office:value="-0.053203040173724" calcext:value-type="percentage">
            <text:p>-5,32%</text:p>
          </table:table-cell>
          <table:table-cell table:style-name="ce21" table:formula="of:=([.Z45]-[.Z46])/[.Z45]" office:value-type="percentage" office:value="-0.0243902439024391" calcext:value-type="percentage">
            <text:p>-2,4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1" calcext:value-type="date">
            <text:p>01/03/18</text:p>
          </table:table-cell>
          <table:table-cell table:style-name="ce21" table:formula="of:=([.B46]-[.B47])/[.B46]" office:value-type="percentage" office:value="-0.0166886253842775" calcext:value-type="percentage">
            <text:p>-1,67%</text:p>
          </table:table-cell>
          <table:table-cell table:style-name="ce21" table:formula="of:=([.C46]-[.C47])/[.C46]" office:value-type="percentage" office:value="0.0152193375111907" calcext:value-type="percentage">
            <text:p>1,52%</text:p>
          </table:table-cell>
          <table:table-cell table:style-name="ce21" table:formula="of:=([.D46]-[.D47])/[.D46]" office:value-type="percentage" office:value="0.0157539384846212" calcext:value-type="percentage">
            <text:p>1,58%</text:p>
          </table:table-cell>
          <table:table-cell table:style-name="ce21" table:formula="of:=([.E46]-[.E47])/[.E46]" office:value-type="percentage" office:value="-0.013498312710911" calcext:value-type="percentage">
            <text:p>-1,35%</text:p>
          </table:table-cell>
          <table:table-cell table:style-name="ce21" table:formula="of:=([.F46]-[.F47])/[.F46]" office:value-type="percentage" office:value="0.0142829191938955" calcext:value-type="percentage">
            <text:p>1,43%</text:p>
          </table:table-cell>
          <table:table-cell table:style-name="ce21" table:formula="of:=([.G46]-[.G47])/[.G46]" office:value-type="percentage" office:value="0.00754513608191865" calcext:value-type="percentage">
            <text:p>0,75%</text:p>
          </table:table-cell>
          <table:table-cell table:style-name="ce21" table:formula="of:=([.H46]-[.H47])/[.H46]" office:value-type="percentage" office:value="-0.0204469805040418" calcext:value-type="percentage">
            <text:p>-2,04%</text:p>
          </table:table-cell>
          <table:table-cell table:style-name="ce21" table:formula="of:=([.I46]-[.I47])/[.I46]" office:value-type="percentage" office:value="0.0112055641421947" calcext:value-type="percentage">
            <text:p>1,12%</text:p>
          </table:table-cell>
          <table:table-cell table:style-name="ce21" table:formula="of:=([.J46]-[.J47])/[.J46]" office:value-type="percentage" office:value="0.00402010050251248" calcext:value-type="percentage">
            <text:p>0,40%</text:p>
          </table:table-cell>
          <table:table-cell table:style-name="ce21" table:formula="of:=([.K46]-[.K47])/[.K46]" office:value-type="percentage" office:value="0.000644745325596376" calcext:value-type="percentage">
            <text:p>0,06%</text:p>
          </table:table-cell>
          <table:table-cell table:style-name="ce21" table:formula="of:=([.L46]-[.L47])/[.L46]" office:value-type="percentage" office:value="0.00712589073634214" calcext:value-type="percentage">
            <text:p>0,71%</text:p>
          </table:table-cell>
          <table:table-cell table:style-name="ce21" table:formula="of:=([.M46]-[.M47])/[.M46]" office:value-type="percentage" office:value="-0.00953895071542124" calcext:value-type="percentage">
            <text:p>-0,95%</text:p>
          </table:table-cell>
          <table:table-cell table:style-name="ce21" table:formula="of:=([.N46]-[.N47])/[.N46]" office:value-type="percentage" office:value="0.000413223140495786" calcext:value-type="percentage">
            <text:p>0,04%</text:p>
          </table:table-cell>
          <table:table-cell table:style-name="ce21" table:formula="of:=([.O46]-[.O47])/[.O46]" office:value-type="percentage" office:value="-0.0394160583941607" calcext:value-type="percentage">
            <text:p>-3,94%</text:p>
          </table:table-cell>
          <table:table-cell table:style-name="ce21" table:formula="of:=([.P46]-[.P47])/[.P46]" office:value-type="percentage" office:value="0.0309037900874634" calcext:value-type="percentage">
            <text:p>3,09%</text:p>
          </table:table-cell>
          <table:table-cell table:style-name="ce21" table:formula="of:=([.Q46]-[.Q47])/[.Q46]" office:value-type="percentage" office:value="-0.0211442786069654" calcext:value-type="percentage">
            <text:p>-2,11%</text:p>
          </table:table-cell>
          <table:table-cell table:style-name="ce21" table:formula="of:=([.R46]-[.R47])/[.R46]" office:value-type="percentage" office:value="-0.0170502983802216" calcext:value-type="percentage">
            <text:p>-1,71%</text:p>
          </table:table-cell>
          <table:table-cell table:style-name="ce21" table:formula="of:=([.S46]-[.S47])/[.S46]" office:value-type="percentage" office:value="-0.00498930862437636" calcext:value-type="percentage">
            <text:p>-0,50%</text:p>
          </table:table-cell>
          <table:table-cell table:style-name="ce21" table:formula="of:=([.T46]-[.T47])/[.T46]" office:value-type="percentage" office:value="0.00762852404643439" calcext:value-type="percentage">
            <text:p>0,76%</text:p>
          </table:table-cell>
          <table:table-cell table:style-name="ce21" table:formula="of:=([.U46]-[.U47])/[.U46]" office:value-type="percentage" office:value="-0.00740740740740741" calcext:value-type="percentage">
            <text:p>-0,74%</text:p>
          </table:table-cell>
          <table:table-cell table:style-name="ce21" table:formula="of:=([.V46]-[.V47])/[.V46]" office:value-type="percentage" office:value="0.00518731988472622" calcext:value-type="percentage">
            <text:p>0,52%</text:p>
          </table:table-cell>
          <table:table-cell table:style-name="ce21" table:formula="of:=([.W46]-[.W47])/[.W46]" office:value-type="percentage" office:value="0.0140186915887852" calcext:value-type="percentage">
            <text:p>1,40%</text:p>
          </table:table-cell>
          <table:table-cell table:style-name="ce21" table:formula="of:=([.X46]-[.X47])/[.X46]" office:value-type="percentage" office:value="0.00376583361862374" calcext:value-type="percentage">
            <text:p>0,38%</text:p>
          </table:table-cell>
          <table:table-cell table:style-name="ce21" table:formula="of:=([.Y46]-[.Y47])/[.Y46]" office:value-type="percentage" office:value="-0.0463917525773197" calcext:value-type="percentage">
            <text:p>-4,64%</text:p>
          </table:table-cell>
          <table:table-cell table:style-name="ce21" table:formula="of:=([.Z46]-[.Z47])/[.Z46]" office:value-type="percentage" office:value="0.0125313283208021" calcext:value-type="percentage">
            <text:p>1,2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8" calcext:value-type="date">
            <text:p>28/02/18</text:p>
          </table:table-cell>
          <table:table-cell table:style-name="ce21" table:formula="of:=([.B47]-[.B48])/[.B47]" office:value-type="percentage" office:value="0.00129589632829363" calcext:value-type="percentage">
            <text:p>0,13%</text:p>
          </table:table-cell>
          <table:table-cell table:style-name="ce21" table:formula="of:=([.C47]-[.C48])/[.C47]" office:value-type="percentage" office:value="-0.00999999999999995" calcext:value-type="percentage">
            <text:p>-1,00%</text:p>
          </table:table-cell>
          <table:table-cell table:style-name="ce21" table:formula="of:=([.D47]-[.D48])/[.D47]" office:value-type="percentage" office:value="-0.0266768292682928" calcext:value-type="percentage">
            <text:p>-2,67%</text:p>
          </table:table-cell>
          <table:table-cell table:style-name="ce21" table:formula="of:=([.E47]-[.E48])/[.E47]" office:value-type="percentage" office:value="-0.0506104328523863" calcext:value-type="percentage">
            <text:p>-5,06%</text:p>
          </table:table-cell>
          <table:table-cell table:style-name="ce21" table:formula="of:=([.F47]-[.F48])/[.F47]" office:value-type="percentage" office:value="-0.0351329892814608" calcext:value-type="percentage">
            <text:p>-3,51%</text:p>
          </table:table-cell>
          <table:table-cell table:style-name="ce21" table:formula="of:=([.G47]-[.G48])/[.G47]" office:value-type="percentage" office:value="-0.0317675807765409" calcext:value-type="percentage">
            <text:p>-3,18%</text:p>
          </table:table-cell>
          <table:table-cell table:style-name="ce21" table:formula="of:=([.H47]-[.H48])/[.H47]" office:value-type="percentage" office:value="-0.00186393289841562" calcext:value-type="percentage">
            <text:p>-0,19%</text:p>
          </table:table-cell>
          <table:table-cell table:style-name="ce21" table:formula="of:=([.I47]-[.I48])/[.I47]" office:value-type="percentage" office:value="-0.00117233294255573" calcext:value-type="percentage">
            <text:p>-0,12%</text:p>
          </table:table-cell>
          <table:table-cell table:style-name="ce21" table:formula="of:=([.J47]-[.J48])/[.J47]" office:value-type="percentage" office:value="0.00302724520686169" calcext:value-type="percentage">
            <text:p>0,30%</text:p>
          </table:table-cell>
          <table:table-cell table:style-name="ce21" table:formula="of:=([.K47]-[.K48])/[.K47]" office:value-type="percentage" office:value="-0.00645161290322578" calcext:value-type="percentage">
            <text:p>-0,65%</text:p>
          </table:table-cell>
          <table:table-cell table:style-name="ce21" table:formula="of:=([.L47]-[.L48])/[.L47]" office:value-type="percentage" office:value="-0.0191387559808613" calcext:value-type="percentage">
            <text:p>-1,91%</text:p>
          </table:table-cell>
          <table:table-cell table:style-name="ce21" table:formula="of:=([.M47]-[.M48])/[.M47]" office:value-type="percentage" office:value="-0.00944881889763787" calcext:value-type="percentage">
            <text:p>-0,94%</text:p>
          </table:table-cell>
          <table:table-cell table:style-name="ce21" table:formula="of:=([.N47]-[.N48])/[.N47]" office:value-type="percentage" office:value="0" calcext:value-type="percentage">
            <text:p>0,00%</text:p>
          </table:table-cell>
          <table:table-cell table:style-name="ce21" table:formula="of:=([.O47]-[.O48])/[.O47]" office:value-type="percentage" office:value="0.0140449438202248" calcext:value-type="percentage">
            <text:p>1,40%</text:p>
          </table:table-cell>
          <table:table-cell table:style-name="ce21" table:formula="of:=([.P47]-[.P48])/[.P47]" office:value-type="percentage" office:value="-0.0018050541516244" calcext:value-type="percentage">
            <text:p>-0,18%</text:p>
          </table:table-cell>
          <table:table-cell table:style-name="ce21" table:formula="of:=([.Q47]-[.Q48])/[.Q47]" office:value-type="percentage" office:value="-0.0219244823386114" calcext:value-type="percentage">
            <text:p>-2,19%</text:p>
          </table:table-cell>
          <table:table-cell table:style-name="ce21" table:formula="of:=([.R47]-[.R48])/[.R47]" office:value-type="percentage" office:value="-0.0117351215423303" calcext:value-type="percentage">
            <text:p>-1,17%</text:p>
          </table:table-cell>
          <table:table-cell table:style-name="ce21" table:formula="of:=([.S47]-[.S48])/[.S47]" office:value-type="percentage" office:value="-0.000709219858156013" calcext:value-type="percentage">
            <text:p>-0,07%</text:p>
          </table:table-cell>
          <table:table-cell table:style-name="ce21" table:formula="of:=([.T47]-[.T48])/[.T47]" office:value-type="percentage" office:value="0.0424465240641712" calcext:value-type="percentage">
            <text:p>4,24%</text:p>
          </table:table-cell>
          <table:table-cell table:style-name="ce21" table:formula="of:=([.U47]-[.U48])/[.U47]" office:value-type="percentage" office:value="-0.0496323529411764" calcext:value-type="percentage">
            <text:p>-4,96%</text:p>
          </table:table-cell>
          <table:table-cell table:style-name="ce21" table:formula="of:=([.V47]-[.V48])/[.V47]" office:value-type="percentage" office:value="-0.0040556199304749" calcext:value-type="percentage">
            <text:p>-0,41%</text:p>
          </table:table-cell>
          <table:table-cell table:style-name="ce21" table:formula="of:=([.W47]-[.W48])/[.W47]" office:value-type="percentage" office:value="0.00888625592417053" calcext:value-type="percentage">
            <text:p>0,89%</text:p>
          </table:table-cell>
          <table:table-cell table:style-name="ce21" table:formula="of:=([.X47]-[.X48])/[.X47]" office:value-type="percentage" office:value="-0.00721649484536073" calcext:value-type="percentage">
            <text:p>-0,72%</text:p>
          </table:table-cell>
          <table:table-cell table:style-name="ce21" table:formula="of:=([.Y47]-[.Y48])/[.Y47]" office:value-type="percentage" office:value="-0.0482758620689655" calcext:value-type="percentage">
            <text:p>-4,83%</text:p>
          </table:table-cell>
          <table:table-cell table:style-name="ce21" table:formula="of:=([.Z47]-[.Z48])/[.Z47]" office:value-type="percentage" office:value="-0.0152284263959391" calcext:value-type="percentage">
            <text:p>-1,5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7" calcext:value-type="date">
            <text:p>27/02/18</text:p>
          </table:table-cell>
          <table:table-cell table:style-name="ce21" table:formula="of:=([.B48]-[.B49])/[.B48]" office:value-type="percentage" office:value="-0.00259515570934251" calcext:value-type="percentage">
            <text:p>-0,26%</text:p>
          </table:table-cell>
          <table:table-cell table:style-name="ce21" table:formula="of:=([.C48]-[.C49])/[.C48]" office:value-type="percentage" office:value="0.00315031503150316" calcext:value-type="percentage">
            <text:p>0,32%</text:p>
          </table:table-cell>
          <table:table-cell table:style-name="ce21" table:formula="of:=([.D48]-[.D49])/[.D48]" office:value-type="percentage" office:value="-0.0133630289532294" calcext:value-type="percentage">
            <text:p>-1,34%</text:p>
          </table:table-cell>
          <table:table-cell table:style-name="ce21" table:formula="of:=([.E48]-[.E49])/[.E48]" office:value-type="percentage" office:value="-0.00147897739277415" calcext:value-type="percentage">
            <text:p>-0,15%</text:p>
          </table:table-cell>
          <table:table-cell table:style-name="ce21" table:formula="of:=([.F48]-[.F49])/[.F48]" office:value-type="percentage" office:value="-0.0151486097794822" calcext:value-type="percentage">
            <text:p>-1,51%</text:p>
          </table:table-cell>
          <table:table-cell table:style-name="ce21" table:formula="of:=([.G48]-[.G49])/[.G48]" office:value-type="percentage" office:value="-0.00684210526315784" calcext:value-type="percentage">
            <text:p>-0,68%</text:p>
          </table:table-cell>
          <table:table-cell table:style-name="ce21" table:formula="of:=([.H48]-[.H49])/[.H48]" office:value-type="percentage" office:value="-0.000930232558139515" calcext:value-type="percentage">
            <text:p>-0,09%</text:p>
          </table:table-cell>
          <table:table-cell table:style-name="ce21" table:formula="of:=([.I48]-[.I49])/[.I48]" office:value-type="percentage" office:value="-0.0343481654957064" calcext:value-type="percentage">
            <text:p>-3,43%</text:p>
          </table:table-cell>
          <table:table-cell table:style-name="ce21" table:formula="of:=([.J48]-[.J49])/[.J48]" office:value-type="percentage" office:value="-0.00506072874493916" calcext:value-type="percentage">
            <text:p>-0,51%</text:p>
          </table:table-cell>
          <table:table-cell table:style-name="ce21" table:formula="of:=([.K48]-[.K49])/[.K48]" office:value-type="percentage" office:value="-0.0128205128205129" calcext:value-type="percentage">
            <text:p>-1,28%</text:p>
          </table:table-cell>
          <table:table-cell table:style-name="ce21" table:formula="of:=([.L48]-[.L49])/[.L48]" office:value-type="percentage" office:value="-0.0098591549295775" calcext:value-type="percentage">
            <text:p>-0,99%</text:p>
          </table:table-cell>
          <table:table-cell table:style-name="ce21" table:formula="of:=([.M48]-[.M49])/[.M48]" office:value-type="percentage" office:value="0.0319812792511701" calcext:value-type="percentage">
            <text:p>3,20%</text:p>
          </table:table-cell>
          <table:table-cell table:style-name="ce21" table:formula="of:=([.N48]-[.N49])/[.N48]" office:value-type="percentage" office:value="-0.00372054568003307" calcext:value-type="percentage">
            <text:p>-0,37%</text:p>
          </table:table-cell>
          <table:table-cell table:style-name="ce21" table:formula="of:=([.O48]-[.O49])/[.O48]" office:value-type="percentage" office:value="-0.0227920227920228" calcext:value-type="percentage">
            <text:p>-2,28%</text:p>
          </table:table-cell>
          <table:table-cell table:style-name="ce21" table:formula="of:=([.P48]-[.P49])/[.P48]" office:value-type="percentage" office:value="-0.022822822822823" calcext:value-type="percentage">
            <text:p>-2,28%</text:p>
          </table:table-cell>
          <table:table-cell table:style-name="ce21" table:formula="of:=([.Q48]-[.Q49])/[.Q48]" office:value-type="percentage" office:value="-0.00715137067938006" calcext:value-type="percentage">
            <text:p>-0,72%</text:p>
          </table:table-cell>
          <table:table-cell table:style-name="ce21" table:formula="of:=([.R48]-[.R49])/[.R48]" office:value-type="percentage" office:value="-0.0289975144987572" calcext:value-type="percentage">
            <text:p>-2,90%</text:p>
          </table:table-cell>
          <table:table-cell table:style-name="ce21" table:formula="of:=([.S48]-[.S49])/[.S48]" office:value-type="percentage" office:value="-0.0170092133238838" calcext:value-type="percentage">
            <text:p>-1,70%</text:p>
          </table:table-cell>
          <table:table-cell table:style-name="ce21" table:formula="of:=([.T48]-[.T49])/[.T48]" office:value-type="percentage" office:value="0.00174520069808018" calcext:value-type="percentage">
            <text:p>0,17%</text:p>
          </table:table-cell>
          <table:table-cell table:style-name="ce21" table:formula="of:=([.U48]-[.U49])/[.U48]" office:value-type="percentage" office:value="0.00963222416812604" calcext:value-type="percentage">
            <text:p>0,96%</text:p>
          </table:table-cell>
          <table:table-cell table:style-name="ce21" table:formula="of:=([.V48]-[.V49])/[.V48]" office:value-type="percentage" office:value="-0.0349105597230237" calcext:value-type="percentage">
            <text:p>-3,49%</text:p>
          </table:table-cell>
          <table:table-cell table:style-name="ce21" table:formula="of:=([.W48]-[.W49])/[.W48]" office:value-type="percentage" office:value="-0.00478182904961138" calcext:value-type="percentage">
            <text:p>-0,48%</text:p>
          </table:table-cell>
          <table:table-cell table:style-name="ce21" table:formula="of:=([.X48]-[.X49])/[.X48]" office:value-type="percentage" office:value="-0.00989423404981244" calcext:value-type="percentage">
            <text:p>-0,99%</text:p>
          </table:table-cell>
          <table:table-cell table:style-name="ce21" table:formula="of:=([.Y48]-[.Y49])/[.Y48]" office:value-type="percentage" office:value="-0.0225563909774436" calcext:value-type="percentage">
            <text:p>-2,26%</text:p>
          </table:table-cell>
          <table:table-cell table:style-name="ce21" table:formula="of:=([.Z48]-[.Z49])/[.Z48]" office:value-type="percentage" office:value="-0.0237499999999999" calcext:value-type="percentage">
            <text:p>-2,3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1" table:formula="of:=([.B49]-[.B50])/[.B49]" office:value-type="percentage" office:value="0.0228645383951683" calcext:value-type="percentage">
            <text:p>2,29%</text:p>
          </table:table-cell>
          <table:table-cell table:style-name="ce21" table:formula="of:=([.C49]-[.C50])/[.C49]" office:value-type="percentage" office:value="0.00812641083521443" calcext:value-type="percentage">
            <text:p>0,81%</text:p>
          </table:table-cell>
          <table:table-cell table:style-name="ce21" table:formula="of:=([.D49]-[.D50])/[.D49]" office:value-type="percentage" office:value="0.00146520146520143" calcext:value-type="percentage">
            <text:p>0,15%</text:p>
          </table:table-cell>
          <table:table-cell table:style-name="ce21" table:formula="of:=([.E49]-[.E50])/[.E49]" office:value-type="percentage" office:value="0.0278481012658228" calcext:value-type="percentage">
            <text:p>2,78%</text:p>
          </table:table-cell>
          <table:table-cell table:style-name="ce21" table:formula="of:=([.F49]-[.F50])/[.F49]" office:value-type="percentage" office:value="-0.00113335851907824" calcext:value-type="percentage">
            <text:p>-0,11%</text:p>
          </table:table-cell>
          <table:table-cell table:style-name="ce21" table:formula="of:=([.G49]-[.G50])/[.G49]" office:value-type="percentage" office:value="-0.00209095661265043" calcext:value-type="percentage">
            <text:p>-0,21%</text:p>
          </table:table-cell>
          <table:table-cell table:style-name="ce21" table:formula="of:=([.H49]-[.H50])/[.H49]" office:value-type="percentage" office:value="0.0185873605947955" calcext:value-type="percentage">
            <text:p>1,86%</text:p>
          </table:table-cell>
          <table:table-cell table:style-name="ce21" table:formula="of:=([.I49]-[.I50])/[.I49]" office:value-type="percentage" office:value="-0.0267924528301887" calcext:value-type="percentage">
            <text:p>-2,68%</text:p>
          </table:table-cell>
          <table:table-cell table:style-name="ce21" table:formula="of:=([.J49]-[.J50])/[.J49]" office:value-type="percentage" office:value="-0.0372608257804633" calcext:value-type="percentage">
            <text:p>-3,73%</text:p>
          </table:table-cell>
          <table:table-cell table:style-name="ce21" table:formula="of:=([.K49]-[.K50])/[.K49]" office:value-type="percentage" office:value="-0.0139240506329113" calcext:value-type="percentage">
            <text:p>-1,39%</text:p>
          </table:table-cell>
          <table:table-cell table:style-name="ce21" table:formula="of:=([.L49]-[.L50])/[.L49]" office:value-type="percentage" office:value="0.0144119014411903" calcext:value-type="percentage">
            <text:p>1,44%</text:p>
          </table:table-cell>
          <table:table-cell table:style-name="ce21" table:formula="of:=([.M49]-[.M50])/[.M49]" office:value-type="percentage" office:value="-0.111200644641418" calcext:value-type="percentage">
            <text:p>-11,12%</text:p>
          </table:table-cell>
          <table:table-cell table:style-name="ce21" table:formula="of:=([.N49]-[.N50])/[.N49]" office:value-type="percentage" office:value="-0.0152388797364085" calcext:value-type="percentage">
            <text:p>-1,52%</text:p>
          </table:table-cell>
          <table:table-cell table:style-name="ce21" table:formula="of:=([.O49]-[.O50])/[.O49]" office:value-type="percentage" office:value="0.00696378830083563" calcext:value-type="percentage">
            <text:p>0,70%</text:p>
          </table:table-cell>
          <table:table-cell table:style-name="ce21" table:formula="of:=([.P49]-[.P50])/[.P49]" office:value-type="percentage" office:value="0.0240751614797416" calcext:value-type="percentage">
            <text:p>2,41%</text:p>
          </table:table-cell>
          <table:table-cell table:style-name="ce21" table:formula="of:=([.Q49]-[.Q50])/[.Q49]" office:value-type="percentage" office:value="0.0236686390532544" calcext:value-type="percentage">
            <text:p>2,37%</text:p>
          </table:table-cell>
          <table:table-cell table:style-name="ce21" table:formula="of:=([.R49]-[.R50])/[.R49]" office:value-type="percentage" office:value="0.00724637681159419" calcext:value-type="percentage">
            <text:p>0,72%</text:p>
          </table:table-cell>
          <table:table-cell table:style-name="ce21" table:formula="of:=([.S49]-[.S50])/[.S49]" office:value-type="percentage" office:value="0.00836236933797904" calcext:value-type="percentage">
            <text:p>0,84%</text:p>
          </table:table-cell>
          <table:table-cell table:style-name="ce21" table:formula="of:=([.T49]-[.T50])/[.T49]" office:value-type="percentage" office:value="0.00699300699300709" calcext:value-type="percentage">
            <text:p>0,70%</text:p>
          </table:table-cell>
          <table:table-cell table:style-name="ce21" table:formula="of:=([.U49]-[.U50])/[.U49]" office:value-type="percentage" office:value="0.000884173297966382" calcext:value-type="percentage">
            <text:p>0,09%</text:p>
          </table:table-cell>
          <table:table-cell table:style-name="ce21" table:formula="of:=([.V49]-[.V50])/[.V49]" office:value-type="percentage" office:value="-0.0142180094786731" calcext:value-type="percentage">
            <text:p>-1,42%</text:p>
          </table:table-cell>
          <table:table-cell table:style-name="ce21" table:formula="of:=([.W49]-[.W50])/[.W49]" office:value-type="percentage" office:value="-0.0107079119571683" calcext:value-type="percentage">
            <text:p>-1,07%</text:p>
          </table:table-cell>
          <table:table-cell table:style-name="ce21" table:formula="of:=([.X49]-[.X50])/[.X49]" office:value-type="percentage" office:value="-0.00506756756756752" calcext:value-type="percentage">
            <text:p>-0,51%</text:p>
          </table:table-cell>
          <table:table-cell table:style-name="ce21" table:formula="of:=([.Y49]-[.Y50])/[.Y49]" office:value-type="percentage" office:value="0.0569852941176471" calcext:value-type="percentage">
            <text:p>5,70%</text:p>
          </table:table-cell>
          <table:table-cell table:style-name="ce21" table:formula="of:=([.Z49]-[.Z50])/[.Z49]" office:value-type="percentage" office:value="0.0341880341880341" calcext:value-type="percentage">
            <text:p>3,4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1" table:formula="of:=([.B50]-[.B51])/[.B50]" office:value-type="percentage" office:value="0.0251655629139073" calcext:value-type="percentage">
            <text:p>2,52%</text:p>
          </table:table-cell>
          <table:table-cell table:style-name="ce21" table:formula="of:=([.C50]-[.C51])/[.C50]" office:value-type="percentage" office:value="-0.020482476103778" calcext:value-type="percentage">
            <text:p>-2,05%</text:p>
          </table:table-cell>
          <table:table-cell table:style-name="ce21" table:formula="of:=([.D50]-[.D51])/[.D50]" office:value-type="percentage" office:value="-0.0550256786500367" calcext:value-type="percentage">
            <text:p>-5,50%</text:p>
          </table:table-cell>
          <table:table-cell table:style-name="ce21" table:formula="of:=([.E50]-[.E51])/[.E50]" office:value-type="percentage" office:value="0.00889756944444437" calcext:value-type="percentage">
            <text:p>0,89%</text:p>
          </table:table-cell>
          <table:table-cell table:style-name="ce21" table:formula="of:=([.F50]-[.F51])/[.F50]" office:value-type="percentage" office:value="0.00679245283018867" calcext:value-type="percentage">
            <text:p>0,68%</text:p>
          </table:table-cell>
          <table:table-cell table:style-name="ce21" table:formula="of:=([.G50]-[.G51])/[.G50]" office:value-type="percentage" office:value="-0.00130412102243081" calcext:value-type="percentage">
            <text:p>-0,13%</text:p>
          </table:table-cell>
          <table:table-cell table:style-name="ce21" table:formula="of:=([.H50]-[.H51])/[.H50]" office:value-type="percentage" office:value="0.0179924242424244" calcext:value-type="percentage">
            <text:p>1,80%</text:p>
          </table:table-cell>
          <table:table-cell table:style-name="ce21" table:formula="of:=([.I50]-[.I51])/[.I50]" office:value-type="percentage" office:value="0.00735023888276366" calcext:value-type="percentage">
            <text:p>0,74%</text:p>
          </table:table-cell>
          <table:table-cell table:style-name="ce21" table:formula="of:=([.J50]-[.J51])/[.J50]" office:value-type="percentage" office:value="0.00582524271844665" calcext:value-type="percentage">
            <text:p>0,58%</text:p>
          </table:table-cell>
          <table:table-cell table:style-name="ce21" table:formula="of:=([.K50]-[.K51])/[.K50]" office:value-type="percentage" office:value="-0.0181023720349563" calcext:value-type="percentage">
            <text:p>-1,81%</text:p>
          </table:table-cell>
          <table:table-cell table:style-name="ce21" table:formula="of:=([.L50]-[.L51])/[.L50]" office:value-type="percentage" office:value="0" calcext:value-type="percentage">
            <text:p>0,00%</text:p>
          </table:table-cell>
          <table:table-cell table:style-name="ce21" table:formula="of:=([.M50]-[.M51])/[.M50]" office:value-type="percentage" office:value="-0.0659898477157361" calcext:value-type="percentage">
            <text:p>-6,60%</text:p>
          </table:table-cell>
          <table:table-cell table:style-name="ce21" table:formula="of:=([.N50]-[.N51])/[.N50]" office:value-type="percentage" office:value="0.0255578093306288" calcext:value-type="percentage">
            <text:p>2,56%</text:p>
          </table:table-cell>
          <table:table-cell table:style-name="ce21" table:formula="of:=([.O50]-[.O51])/[.O50]" office:value-type="percentage" office:value="0.0357643758765778" calcext:value-type="percentage">
            <text:p>3,58%</text:p>
          </table:table-cell>
          <table:table-cell table:style-name="ce21" table:formula="of:=([.P50]-[.P51])/[.P50]" office:value-type="percentage" office:value="0.0306859205776174" calcext:value-type="percentage">
            <text:p>3,07%</text:p>
          </table:table-cell>
          <table:table-cell table:style-name="ce21" table:formula="of:=([.Q50]-[.Q51])/[.Q50]" office:value-type="percentage" office:value="0.0242424242424242" calcext:value-type="percentage">
            <text:p>2,42%</text:p>
          </table:table-cell>
          <table:table-cell table:style-name="ce21" table:formula="of:=([.R50]-[.R51])/[.R50]" office:value-type="percentage" office:value="0.0145985401459854" calcext:value-type="percentage">
            <text:p>1,46%</text:p>
          </table:table-cell>
          <table:table-cell table:style-name="ce21" table:formula="of:=([.S50]-[.S51])/[.S50]" office:value-type="percentage" office:value="0.0182712579058327" calcext:value-type="percentage">
            <text:p>1,83%</text:p>
          </table:table-cell>
          <table:table-cell table:style-name="ce21" table:formula="of:=([.T50]-[.T51])/[.T50]" office:value-type="percentage" office:value="-0.0908450704225353" calcext:value-type="percentage">
            <text:p>-9,08%</text:p>
          </table:table-cell>
          <table:table-cell table:style-name="ce21" table:formula="of:=([.U50]-[.U51])/[.U50]" office:value-type="percentage" office:value="0.00929203539823013" calcext:value-type="percentage">
            <text:p>0,93%</text:p>
          </table:table-cell>
          <table:table-cell table:style-name="ce21" table:formula="of:=([.V50]-[.V51])/[.V50]" office:value-type="percentage" office:value="0.00412314458493693" calcext:value-type="percentage">
            <text:p>0,41%</text:p>
          </table:table-cell>
          <table:table-cell table:style-name="ce21" table:formula="of:=([.W50]-[.W51])/[.W50]" office:value-type="percentage" office:value="0.00176574455562081" calcext:value-type="percentage">
            <text:p>0,18%</text:p>
          </table:table-cell>
          <table:table-cell table:style-name="ce21" table:formula="of:=([.X50]-[.X51])/[.X50]" office:value-type="percentage" office:value="-0.026890756302521" calcext:value-type="percentage">
            <text:p>-2,69%</text:p>
          </table:table-cell>
          <table:table-cell table:style-name="ce21" table:formula="of:=([.Y50]-[.Y51])/[.Y50]" office:value-type="percentage" office:value="0.00292397660818707" calcext:value-type="percentage">
            <text:p>0,29%</text:p>
          </table:table-cell>
          <table:table-cell table:style-name="ce21" table:formula="of:=([.Z50]-[.Z51])/[.Z50]" office:value-type="percentage" office:value="0.011378002528445" calcext:value-type="percentage">
            <text:p>1,1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2" calcext:value-type="date">
            <text:p>22/02/18</text:p>
          </table:table-cell>
          <table:table-cell table:style-name="ce21" table:formula="of:=([.B51]-[.B52])/[.B51]" office:value-type="percentage" office:value="0.0289855072463767" calcext:value-type="percentage">
            <text:p>2,90%</text:p>
          </table:table-cell>
          <table:table-cell table:style-name="ce21" table:formula="of:=([.C51]-[.C52])/[.C51]" office:value-type="percentage" office:value="0.000892060660125028" calcext:value-type="percentage">
            <text:p>0,09%</text:p>
          </table:table-cell>
          <table:table-cell table:style-name="ce21" table:formula="of:=([.D51]-[.D52])/[.D51]" office:value-type="percentage" office:value="0.0159944367176635" calcext:value-type="percentage">
            <text:p>1,60%</text:p>
          </table:table-cell>
          <table:table-cell table:style-name="ce21" table:formula="of:=([.E51]-[.E52])/[.E51]" office:value-type="percentage" office:value="0.0190497044011387" calcext:value-type="percentage">
            <text:p>1,90%</text:p>
          </table:table-cell>
          <table:table-cell table:style-name="ce21" table:formula="of:=([.F51]-[.F52])/[.F51]" office:value-type="percentage" office:value="0.00550911854103342" calcext:value-type="percentage">
            <text:p>0,55%</text:p>
          </table:table-cell>
          <table:table-cell table:style-name="ce21" table:formula="of:=([.G51]-[.G52])/[.G51]" office:value-type="percentage" office:value="0.0104193800468872" calcext:value-type="percentage">
            <text:p>1,04%</text:p>
          </table:table-cell>
          <table:table-cell table:style-name="ce21" table:formula="of:=([.H51]-[.H52])/[.H51]" office:value-type="percentage" office:value="0.0236258437801349" calcext:value-type="percentage">
            <text:p>2,36%</text:p>
          </table:table-cell>
          <table:table-cell table:style-name="ce21" table:formula="of:=([.I51]-[.I52])/[.I51]" office:value-type="percentage" office:value="0.0259163272861904" calcext:value-type="percentage">
            <text:p>2,59%</text:p>
          </table:table-cell>
          <table:table-cell table:style-name="ce21" table:formula="of:=([.J51]-[.J52])/[.J51]" office:value-type="percentage" office:value="0.0244140625" calcext:value-type="percentage">
            <text:p>2,44%</text:p>
          </table:table-cell>
          <table:table-cell table:style-name="ce21" table:formula="of:=([.K51]-[.K52])/[.K51]" office:value-type="percentage" office:value="-0.0159411404046598" calcext:value-type="percentage">
            <text:p>-1,59%</text:p>
          </table:table-cell>
          <table:table-cell table:style-name="ce21" table:formula="of:=([.L51]-[.L52])/[.L51]" office:value-type="percentage" office:value="0.030188679245283" calcext:value-type="percentage">
            <text:p>3,02%</text:p>
          </table:table-cell>
          <table:table-cell table:style-name="ce21" table:formula="of:=([.M51]-[.M52])/[.M51]" office:value-type="percentage" office:value="-0.0374149659863946" calcext:value-type="percentage">
            <text:p>-3,74%</text:p>
          </table:table-cell>
          <table:table-cell table:style-name="ce21" table:formula="of:=([.N51]-[.N52])/[.N51]" office:value-type="percentage" office:value="-0.0270607826810992" calcext:value-type="percentage">
            <text:p>-2,71%</text:p>
          </table:table-cell>
          <table:table-cell table:style-name="ce21" table:formula="of:=([.O51]-[.O52])/[.O51]" office:value-type="percentage" office:value="-0.00727272727272725" calcext:value-type="percentage">
            <text:p>-0,73%</text:p>
          </table:table-cell>
          <table:table-cell table:style-name="ce21" table:formula="of:=([.P51]-[.P52])/[.P51]" office:value-type="percentage" office:value="-0.0117939168218499" calcext:value-type="percentage">
            <text:p>-1,18%</text:p>
          </table:table-cell>
          <table:table-cell table:style-name="ce21" table:formula="of:=([.Q51]-[.Q52])/[.Q51]" office:value-type="percentage" office:value="0.0298136645962733" calcext:value-type="percentage">
            <text:p>2,98%</text:p>
          </table:table-cell>
          <table:table-cell table:style-name="ce21" table:formula="of:=([.R51]-[.R52])/[.R51]" office:value-type="percentage" office:value="-0.00246913580246908" calcext:value-type="percentage">
            <text:p>-0,25%</text:p>
          </table:table-cell>
          <table:table-cell table:style-name="ce21" table:formula="of:=([.S51]-[.S52])/[.S51]" office:value-type="percentage" office:value="-0.00858983536148885" calcext:value-type="percentage">
            <text:p>-0,86%</text:p>
          </table:table-cell>
          <table:table-cell table:style-name="ce21" table:formula="of:=([.T51]-[.T52])/[.T51]" office:value-type="percentage" office:value="0.0235635894125242" calcext:value-type="percentage">
            <text:p>2,36%</text:p>
          </table:table-cell>
          <table:table-cell table:style-name="ce21" table:formula="of:=([.U51]-[.U52])/[.U51]" office:value-type="percentage" office:value="0.000893255917820436" calcext:value-type="percentage">
            <text:p>0,09%</text:p>
          </table:table-cell>
          <table:table-cell table:style-name="ce21" table:formula="of:=([.V51]-[.V52])/[.V51]" office:value-type="percentage" office:value="0.0367099089152636" calcext:value-type="percentage">
            <text:p>3,67%</text:p>
          </table:table-cell>
          <table:table-cell table:style-name="ce21" table:formula="of:=([.W51]-[.W52])/[.W51]" office:value-type="percentage" office:value="0.00943396226415095" calcext:value-type="percentage">
            <text:p>0,94%</text:p>
          </table:table-cell>
          <table:table-cell table:style-name="ce21" table:formula="of:=([.X51]-[.X52])/[.X51]" office:value-type="percentage" office:value="-0.0098199672667758" calcext:value-type="percentage">
            <text:p>-0,98%</text:p>
          </table:table-cell>
          <table:table-cell table:style-name="ce21" table:formula="of:=([.Y51]-[.Y52])/[.Y51]" office:value-type="percentage" office:value="-0.0127077223851416" calcext:value-type="percentage">
            <text:p>-1,27%</text:p>
          </table:table-cell>
          <table:table-cell table:style-name="ce21" table:formula="of:=([.Z51]-[.Z52])/[.Z51]" office:value-type="percentage" office:value="-0.00255754475703319" calcext:value-type="percentage">
            <text:p>-0,2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1" calcext:value-type="date">
            <text:p>21/02/18</text:p>
          </table:table-cell>
          <table:table-cell table:style-name="ce21" table:formula="of:=([.B52]-[.B53])/[.B52]" office:value-type="percentage" office:value="-0.0111940298507462" calcext:value-type="percentage">
            <text:p>-1,12%</text:p>
          </table:table-cell>
          <table:table-cell table:style-name="ce21" table:formula="of:=([.C52]-[.C53])/[.C52]" office:value-type="percentage" office:value="-0.0138392857142858" calcext:value-type="percentage">
            <text:p>-1,38%</text:p>
          </table:table-cell>
          <table:table-cell table:style-name="ce21" table:formula="of:=([.D52]-[.D53])/[.D52]" office:value-type="percentage" office:value="0.0169611307420495" calcext:value-type="percentage">
            <text:p>1,70%</text:p>
          </table:table-cell>
          <table:table-cell table:style-name="ce21" table:formula="of:=([.E52]-[.E53])/[.E52]" office:value-type="percentage" office:value="-0.0158482142857143" calcext:value-type="percentage">
            <text:p>-1,58%</text:p>
          </table:table-cell>
          <table:table-cell table:style-name="ce21" table:formula="of:=([.F52]-[.F53])/[.F52]" office:value-type="percentage" office:value="0.012989493791786" calcext:value-type="percentage">
            <text:p>1,30%</text:p>
          </table:table-cell>
          <table:table-cell table:style-name="ce21" table:formula="of:=([.G52]-[.G53])/[.G52]" office:value-type="percentage" office:value="0.0186891287180837" calcext:value-type="percentage">
            <text:p>1,87%</text:p>
          </table:table-cell>
          <table:table-cell table:style-name="ce21" table:formula="of:=([.H52]-[.H53])/[.H52]" office:value-type="percentage" office:value="-0.00938271604938278" calcext:value-type="percentage">
            <text:p>-0,94%</text:p>
          </table:table-cell>
          <table:table-cell table:style-name="ce21" table:formula="of:=([.I52]-[.I53])/[.I52]" office:value-type="percentage" office:value="-0.0133029266438617" calcext:value-type="percentage">
            <text:p>-1,33%</text:p>
          </table:table-cell>
          <table:table-cell table:style-name="ce21" table:formula="of:=([.J52]-[.J53])/[.J52]" office:value-type="percentage" office:value="0.0200200200200201" calcext:value-type="percentage">
            <text:p>2,00%</text:p>
          </table:table-cell>
          <table:table-cell table:style-name="ce21" table:formula="of:=([.K52]-[.K53])/[.K52]" office:value-type="percentage" office:value="0.0144840072420037" calcext:value-type="percentage">
            <text:p>1,45%</text:p>
          </table:table-cell>
          <table:table-cell table:style-name="ce21" table:formula="of:=([.L52]-[.L53])/[.L52]" office:value-type="percentage" office:value="0.00778210116731518" calcext:value-type="percentage">
            <text:p>0,78%</text:p>
          </table:table-cell>
          <table:table-cell table:style-name="ce21" table:formula="of:=([.M52]-[.M53])/[.M52]" office:value-type="percentage" office:value="0.0236065573770491" calcext:value-type="percentage">
            <text:p>2,36%</text:p>
          </table:table-cell>
          <table:table-cell table:style-name="ce21" table:formula="of:=([.N52]-[.N53])/[.N52]" office:value-type="percentage" office:value="0.00729631130928266" calcext:value-type="percentage">
            <text:p>0,73%</text:p>
          </table:table-cell>
          <table:table-cell table:style-name="ce21" table:formula="of:=([.O52]-[.O53])/[.O52]" office:value-type="percentage" office:value="0.0353790613718412" calcext:value-type="percentage">
            <text:p>3,54%</text:p>
          </table:table-cell>
          <table:table-cell table:style-name="ce21" table:formula="of:=([.P52]-[.P53])/[.P52]" office:value-type="percentage" office:value="0.00920245398773019" calcext:value-type="percentage">
            <text:p>0,92%</text:p>
          </table:table-cell>
          <table:table-cell table:style-name="ce21" table:formula="of:=([.Q52]-[.Q53])/[.Q52]" office:value-type="percentage" office:value="-0.0179257362355953" calcext:value-type="percentage">
            <text:p>-1,79%</text:p>
          </table:table-cell>
          <table:table-cell table:style-name="ce21" table:formula="of:=([.R52]-[.R53])/[.R52]" office:value-type="percentage" office:value="0.0147783251231527" calcext:value-type="percentage">
            <text:p>1,48%</text:p>
          </table:table-cell>
          <table:table-cell table:style-name="ce21" table:formula="of:=([.S52]-[.S53])/[.S52]" office:value-type="percentage" office:value="0.00638750887154009" calcext:value-type="percentage">
            <text:p>0,64%</text:p>
          </table:table-cell>
          <table:table-cell table:style-name="ce21" table:formula="of:=([.T52]-[.T53])/[.T52]" office:value-type="percentage" office:value="0.0148760330578512" calcext:value-type="percentage">
            <text:p>1,49%</text:p>
          </table:table-cell>
          <table:table-cell table:style-name="ce21" table:formula="of:=([.U52]-[.U53])/[.U52]" office:value-type="percentage" office:value="-0.00447027268663379" calcext:value-type="percentage">
            <text:p>-0,45%</text:p>
          </table:table-cell>
          <table:table-cell table:style-name="ce21" table:formula="of:=([.V52]-[.V53])/[.V52]" office:value-type="percentage" office:value="0.00687679083094562" calcext:value-type="percentage">
            <text:p>0,69%</text:p>
          </table:table-cell>
          <table:table-cell table:style-name="ce21" table:formula="of:=([.W52]-[.W53])/[.W52]" office:value-type="percentage" office:value="0.0386904761904763" calcext:value-type="percentage">
            <text:p>3,87%</text:p>
          </table:table-cell>
          <table:table-cell table:style-name="ce21" table:formula="of:=([.X52]-[.X53])/[.X52]" office:value-type="percentage" office:value="0.0149108589951378" calcext:value-type="percentage">
            <text:p>1,49%</text:p>
          </table:table-cell>
          <table:table-cell table:style-name="ce21" table:formula="of:=([.Y52]-[.Y53])/[.Y52]" office:value-type="percentage" office:value="-0.00675675675675678" calcext:value-type="percentage">
            <text:p>-0,68%</text:p>
          </table:table-cell>
          <table:table-cell table:style-name="ce21" table:formula="of:=([.Z52]-[.Z53])/[.Z52]" office:value-type="percentage" office:value="0.0267857142857143" calcext:value-type="percentage">
            <text:p>2,6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0" calcext:value-type="date">
            <text:p>20/02/18</text:p>
          </table:table-cell>
          <table:table-cell table:style-name="ce21" table:formula="of:=([.B53]-[.B54])/[.B53]" office:value-type="percentage" office:value="0.0175276752767527" calcext:value-type="percentage">
            <text:p>1,75%</text:p>
          </table:table-cell>
          <table:table-cell table:style-name="ce21" table:formula="of:=([.C53]-[.C54])/[.C53]" office:value-type="percentage" office:value="0.01629238221048" calcext:value-type="percentage">
            <text:p>1,63%</text:p>
          </table:table-cell>
          <table:table-cell table:style-name="ce21" table:formula="of:=([.D53]-[.D54])/[.D53]" office:value-type="percentage" office:value="0.0388209920920202" calcext:value-type="percentage">
            <text:p>3,88%</text:p>
          </table:table-cell>
          <table:table-cell table:style-name="ce21" table:formula="of:=([.E53]-[.E54])/[.E53]" office:value-type="percentage" office:value="-0.0206548011426061" calcext:value-type="percentage">
            <text:p>-2,07%</text:p>
          </table:table-cell>
          <table:table-cell table:style-name="ce21" table:formula="of:=([.F53]-[.F54])/[.F53]" office:value-type="percentage" office:value="0.0239984517127928" calcext:value-type="percentage">
            <text:p>2,40%</text:p>
          </table:table-cell>
          <table:table-cell table:style-name="ce21" table:formula="of:=([.G53]-[.G54])/[.G53]" office:value-type="percentage" office:value="0.0236051502145923" calcext:value-type="percentage">
            <text:p>2,36%</text:p>
          </table:table-cell>
          <table:table-cell table:style-name="ce21" table:formula="of:=([.H53]-[.H54])/[.H53]" office:value-type="percentage" office:value="0.0190802348336595" calcext:value-type="percentage">
            <text:p>1,91%</text:p>
          </table:table-cell>
          <table:table-cell table:style-name="ce21" table:formula="of:=([.I53]-[.I54])/[.I53]" office:value-type="percentage" office:value="0.0303825956489122" calcext:value-type="percentage">
            <text:p>3,04%</text:p>
          </table:table-cell>
          <table:table-cell table:style-name="ce21" table:formula="of:=([.J53]-[.J54])/[.J53]" office:value-type="percentage" office:value="0.0153217568947905" calcext:value-type="percentage">
            <text:p>1,53%</text:p>
          </table:table-cell>
          <table:table-cell table:style-name="ce21" table:formula="of:=([.K53]-[.K54])/[.K53]" office:value-type="percentage" office:value="0.0330679730557256" calcext:value-type="percentage">
            <text:p>3,31%</text:p>
          </table:table-cell>
          <table:table-cell table:style-name="ce21" table:formula="of:=([.L53]-[.L54])/[.L53]" office:value-type="percentage" office:value="0.0286764705882352" calcext:value-type="percentage">
            <text:p>2,87%</text:p>
          </table:table-cell>
          <table:table-cell table:style-name="ce21" table:formula="of:=([.M53]-[.M54])/[.M53]" office:value-type="percentage" office:value="0.00268636668905312" calcext:value-type="percentage">
            <text:p>0,27%</text:p>
          </table:table-cell>
          <table:table-cell table:style-name="ce21" table:formula="of:=([.N53]-[.N54])/[.N53]" office:value-type="percentage" office:value="0.00857492854226204" calcext:value-type="percentage">
            <text:p>0,86%</text:p>
          </table:table-cell>
          <table:table-cell table:style-name="ce21" table:formula="of:=([.O53]-[.O54])/[.O53]" office:value-type="percentage" office:value="0.00074850299401196" calcext:value-type="percentage">
            <text:p>0,07%</text:p>
          </table:table-cell>
          <table:table-cell table:style-name="ce21" table:formula="of:=([.P53]-[.P54])/[.P53]" office:value-type="percentage" office:value="-0.0359133126934986" calcext:value-type="percentage">
            <text:p>-3,59%</text:p>
          </table:table-cell>
          <table:table-cell table:style-name="ce21" table:formula="of:=([.Q53]-[.Q54])/[.Q53]" office:value-type="percentage" office:value="-0.0226415094339623" calcext:value-type="percentage">
            <text:p>-2,26%</text:p>
          </table:table-cell>
          <table:table-cell table:style-name="ce21" table:formula="of:=([.R53]-[.R54])/[.R53]" office:value-type="percentage" office:value="-0.00666666666666667" calcext:value-type="percentage">
            <text:p>-0,67%</text:p>
          </table:table-cell>
          <table:table-cell table:style-name="ce21" table:formula="of:=([.S53]-[.S54])/[.S53]" office:value-type="percentage" office:value="0.0150000000000001" calcext:value-type="percentage">
            <text:p>1,50%</text:p>
          </table:table-cell>
          <table:table-cell table:style-name="ce21" table:formula="of:=([.T53]-[.T54])/[.T53]" office:value-type="percentage" office:value="-0.00234899328859061" calcext:value-type="percentage">
            <text:p>-0,23%</text:p>
          </table:table-cell>
          <table:table-cell table:style-name="ce21" table:formula="of:=([.U53]-[.U54])/[.U53]" office:value-type="percentage" office:value="-0.00578549176680029" calcext:value-type="percentage">
            <text:p>-0,58%</text:p>
          </table:table-cell>
          <table:table-cell table:style-name="ce21" table:formula="of:=([.V53]-[.V54])/[.V53]" office:value-type="percentage" office:value="0.00490478938257342" calcext:value-type="percentage">
            <text:p>0,49%</text:p>
          </table:table-cell>
          <table:table-cell table:style-name="ce21" table:formula="of:=([.W53]-[.W54])/[.W53]" office:value-type="percentage" office:value="0.014860681114551" calcext:value-type="percentage">
            <text:p>1,49%</text:p>
          </table:table-cell>
          <table:table-cell table:style-name="ce21" table:formula="of:=([.X53]-[.X54])/[.X53]" office:value-type="percentage" office:value="0.00361961171437971" calcext:value-type="percentage">
            <text:p>0,36%</text:p>
          </table:table-cell>
          <table:table-cell table:style-name="ce21" table:formula="of:=([.Y53]-[.Y54])/[.Y53]" office:value-type="percentage" office:value="-0.0287631831255993" calcext:value-type="percentage">
            <text:p>-2,88%</text:p>
          </table:table-cell>
          <table:table-cell table:style-name="ce21" table:formula="of:=([.Z53]-[.Z54])/[.Z53]" office:value-type="percentage" office:value="-0.018348623853211" calcext:value-type="percentage">
            <text:p>-1,8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19" calcext:value-type="date">
            <text:p>19/02/18</text:p>
          </table:table-cell>
          <table:table-cell table:style-name="ce21" table:formula="of:=([.B54]-[.B55])/[.B54]" office:value-type="percentage" office:value="0.0272300469483569" calcext:value-type="percentage">
            <text:p>2,72%</text:p>
          </table:table-cell>
          <table:table-cell table:style-name="ce21" table:formula="of:=([.C54]-[.C55])/[.C54]" office:value-type="percentage" office:value="-0.00402864816472694" calcext:value-type="percentage">
            <text:p>-0,40%</text:p>
          </table:table-cell>
          <table:table-cell table:style-name="ce21" table:formula="of:=([.D54]-[.D55])/[.D54]" office:value-type="percentage" office:value="-0.00224382946896044" calcext:value-type="percentage">
            <text:p>-0,22%</text:p>
          </table:table-cell>
          <table:table-cell table:style-name="ce21" table:formula="of:=([.E54]-[.E55])/[.E54]" office:value-type="percentage" office:value="0.00904198062432727" calcext:value-type="percentage">
            <text:p>0,90%</text:p>
          </table:table-cell>
          <table:table-cell table:style-name="ce21" table:formula="of:=([.F54]-[.F55])/[.F54]" office:value-type="percentage" office:value="-0.00793178663493949" calcext:value-type="percentage">
            <text:p>-0,79%</text:p>
          </table:table-cell>
          <table:table-cell table:style-name="ce21" table:formula="of:=([.G54]-[.G55])/[.G54]" office:value-type="percentage" office:value="-0.00164835164835171" calcext:value-type="percentage">
            <text:p>-0,16%</text:p>
          </table:table-cell>
          <table:table-cell table:style-name="ce21" table:formula="of:=([.H54]-[.H55])/[.H54]" office:value-type="percentage" office:value="0.0314214463840398" calcext:value-type="percentage">
            <text:p>3,14%</text:p>
          </table:table-cell>
          <table:table-cell table:style-name="ce21" table:formula="of:=([.I54]-[.I55])/[.I54]" office:value-type="percentage" office:value="0.0135396518375242" calcext:value-type="percentage">
            <text:p>1,35%</text:p>
          </table:table-cell>
          <table:table-cell table:style-name="ce21" table:formula="of:=([.J54]-[.J55])/[.J54]" office:value-type="percentage" office:value="0.00414937759336109" calcext:value-type="percentage">
            <text:p>0,41%</text:p>
          </table:table-cell>
          <table:table-cell table:style-name="ce21" table:formula="of:=([.K54]-[.K55])/[.K54]" office:value-type="percentage" office:value="0.00316656111462944" calcext:value-type="percentage">
            <text:p>0,32%</text:p>
          </table:table-cell>
          <table:table-cell table:style-name="ce21" table:formula="of:=([.L54]-[.L55])/[.L54]" office:value-type="percentage" office:value="-0.0169063840524854" calcext:value-type="percentage">
            <text:p>-1,69%</text:p>
          </table:table-cell>
          <table:table-cell table:style-name="ce21" table:formula="of:=([.M54]-[.M55])/[.M54]" office:value-type="percentage" office:value="0.0127946127946128" calcext:value-type="percentage">
            <text:p>1,28%</text:p>
          </table:table-cell>
          <table:table-cell table:style-name="ce21" table:formula="of:=([.N54]-[.N55])/[.N54]" office:value-type="percentage" office:value="-0.00329489291598016" calcext:value-type="percentage">
            <text:p>-0,33%</text:p>
          </table:table-cell>
          <table:table-cell table:style-name="ce21" table:formula="of:=([.O54]-[.O55])/[.O54]" office:value-type="percentage" office:value="0.00149812734082394" calcext:value-type="percentage">
            <text:p>0,15%</text:p>
          </table:table-cell>
          <table:table-cell table:style-name="ce21" table:formula="of:=([.P54]-[.P55])/[.P54]" office:value-type="percentage" office:value="0.0478182904961148" calcext:value-type="percentage">
            <text:p>4,78%</text:p>
          </table:table-cell>
          <table:table-cell table:style-name="ce21" table:formula="of:=([.Q54]-[.Q55])/[.Q54]" office:value-type="percentage" office:value="0.00492004920049212" calcext:value-type="percentage">
            <text:p>0,49%</text:p>
          </table:table-cell>
          <table:table-cell table:style-name="ce21" table:formula="of:=([.R54]-[.R55])/[.R54]" office:value-type="percentage" office:value="-0.0173841059602648" calcext:value-type="percentage">
            <text:p>-1,74%</text:p>
          </table:table-cell>
          <table:table-cell table:style-name="ce21" table:formula="of:=([.S54]-[.S55])/[.S54]" office:value-type="percentage" office:value="-0.0217548948513416" calcext:value-type="percentage">
            <text:p>-2,18%</text:p>
          </table:table-cell>
          <table:table-cell table:style-name="ce21" table:formula="of:=([.T54]-[.T55])/[.T54]" office:value-type="percentage" office:value="0.00569132909273524" calcext:value-type="percentage">
            <text:p>0,57%</text:p>
          </table:table-cell>
          <table:table-cell table:style-name="ce21" table:formula="of:=([.U54]-[.U55])/[.U54]" office:value-type="percentage" office:value="0.0207964601769913" calcext:value-type="percentage">
            <text:p>2,08%</text:p>
          </table:table-cell>
          <table:table-cell table:style-name="ce21" table:formula="of:=([.V54]-[.V55])/[.V54]" office:value-type="percentage" office:value="-0.00289939112786319" calcext:value-type="percentage">
            <text:p>-0,29%</text:p>
          </table:table-cell>
          <table:table-cell table:style-name="ce21" table:formula="of:=([.W54]-[.W55])/[.W54]" office:value-type="percentage" office:value="-0.00565681961030797" calcext:value-type="percentage">
            <text:p>-0,57%</text:p>
          </table:table-cell>
          <table:table-cell table:style-name="ce21" table:formula="of:=([.X54]-[.X55])/[.X54]" office:value-type="percentage" office:value="-0.0485468956406869" calcext:value-type="percentage">
            <text:p>-4,85%</text:p>
          </table:table-cell>
          <table:table-cell table:style-name="ce21" table:formula="of:=([.Y54]-[.Y55])/[.Y54]" office:value-type="percentage" office:value="0.00931966449207825" calcext:value-type="percentage">
            <text:p>0,93%</text:p>
          </table:table-cell>
          <table:table-cell table:style-name="ce21" table:formula="of:=([.Z54]-[.Z55])/[.Z54]" office:value-type="percentage" office:value="0.0424710424710424" calcext:value-type="percentage">
            <text:p>4,2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16" calcext:value-type="date">
            <text:p>16/02/18</text:p>
          </table:table-cell>
          <table:table-cell table:style-name="ce21" table:formula="of:=([.B55]-[.B56])/[.B55]" office:value-type="percentage" office:value="-0.000482625482625558" calcext:value-type="percentage">
            <text:p>-0,05%</text:p>
          </table:table-cell>
          <table:table-cell table:style-name="ce21" table:formula="of:=([.C55]-[.C56])/[.C55]" office:value-type="percentage" office:value="0.00579580918412835" calcext:value-type="percentage">
            <text:p>0,58%</text:p>
          </table:table-cell>
          <table:table-cell table:style-name="ce21" table:formula="of:=([.D55]-[.D56])/[.D55]" office:value-type="percentage" office:value="0.023134328358209" calcext:value-type="percentage">
            <text:p>2,31%</text:p>
          </table:table-cell>
          <table:table-cell table:style-name="ce21" table:formula="of:=([.E55]-[.E56])/[.E55]" office:value-type="percentage" office:value="0.00173799695850529" calcext:value-type="percentage">
            <text:p>0,17%</text:p>
          </table:table-cell>
          <table:table-cell table:style-name="ce21" table:formula="of:=([.F55]-[.F56])/[.F55]" office:value-type="percentage" office:value="-0.0361990950226245" calcext:value-type="percentage">
            <text:p>-3,62%</text:p>
          </table:table-cell>
          <table:table-cell table:style-name="ce21" table:formula="of:=([.G55]-[.G56])/[.G55]" office:value-type="percentage" office:value="-0.00493691716950082" calcext:value-type="percentage">
            <text:p>-0,49%</text:p>
          </table:table-cell>
          <table:table-cell table:style-name="ce21" table:formula="of:=([.H55]-[.H56])/[.H55]" office:value-type="percentage" office:value="0.0010298661174049" calcext:value-type="percentage">
            <text:p>0,10%</text:p>
          </table:table-cell>
          <table:table-cell table:style-name="ce21" table:formula="of:=([.I55]-[.I56])/[.I55]" office:value-type="percentage" office:value="-0.00156862745098036" calcext:value-type="percentage">
            <text:p>-0,16%</text:p>
          </table:table-cell>
          <table:table-cell table:style-name="ce21" table:formula="of:=([.J55]-[.J56])/[.J55]" office:value-type="percentage" office:value="-0.00625000000000005" calcext:value-type="percentage">
            <text:p>-0,63%</text:p>
          </table:table-cell>
          <table:table-cell table:style-name="ce21" table:formula="of:=([.K55]-[.K56])/[.K55]" office:value-type="percentage" office:value="-0.01715374841169" calcext:value-type="percentage">
            <text:p>-1,72%</text:p>
          </table:table-cell>
          <table:table-cell table:style-name="ce21" table:formula="of:=([.L55]-[.L56])/[.L55]" office:value-type="percentage" office:value="0.00992555831265505" calcext:value-type="percentage">
            <text:p>0,99%</text:p>
          </table:table-cell>
          <table:table-cell table:style-name="ce21" table:formula="of:=([.M55]-[.M56])/[.M55]" office:value-type="percentage" office:value="0.000682128240109126" calcext:value-type="percentage">
            <text:p>0,07%</text:p>
          </table:table-cell>
          <table:table-cell table:style-name="ce21" table:formula="of:=([.N55]-[.N56])/[.N55]" office:value-type="percentage" office:value="-0.0201149425287357" calcext:value-type="percentage">
            <text:p>-2,01%</text:p>
          </table:table-cell>
          <table:table-cell table:style-name="ce21" table:formula="of:=([.O55]-[.O56])/[.O55]" office:value-type="percentage" office:value="-0.00150037509377341" calcext:value-type="percentage">
            <text:p>-0,15%</text:p>
          </table:table-cell>
          <table:table-cell table:style-name="ce21" table:formula="of:=([.P55]-[.P56])/[.P55]" office:value-type="percentage" office:value="0.0583804143126177" calcext:value-type="percentage">
            <text:p>5,84%</text:p>
          </table:table-cell>
          <table:table-cell table:style-name="ce21" table:formula="of:=([.Q55]-[.Q56])/[.Q55]" office:value-type="percentage" office:value="0.0210135970333745" calcext:value-type="percentage">
            <text:p>2,10%</text:p>
          </table:table-cell>
          <table:table-cell table:style-name="ce21" table:formula="of:=([.R55]-[.R56])/[.R55]" office:value-type="percentage" office:value="0.00976403580146454" calcext:value-type="percentage">
            <text:p>0,98%</text:p>
          </table:table-cell>
          <table:table-cell table:style-name="ce21" table:formula="of:=([.S55]-[.S56])/[.S55]" office:value-type="percentage" office:value="0" calcext:value-type="percentage">
            <text:p>0,00%</text:p>
          </table:table-cell>
          <table:table-cell table:style-name="ce21" table:formula="of:=([.T55]-[.T56])/[.T55]" office:value-type="percentage" office:value="-0.026936026936027" calcext:value-type="percentage">
            <text:p>-2,69%</text:p>
          </table:table-cell>
          <table:table-cell table:style-name="ce21" table:formula="of:=([.U55]-[.U56])/[.U55]" office:value-type="percentage" office:value="0.0108450067781292" calcext:value-type="percentage">
            <text:p>1,08%</text:p>
          </table:table-cell>
          <table:table-cell table:style-name="ce21" table:formula="of:=([.V55]-[.V56])/[.V55]" office:value-type="percentage" office:value="-0.0118531367447238" calcext:value-type="percentage">
            <text:p>-1,19%</text:p>
          </table:table-cell>
          <table:table-cell table:style-name="ce21" table:formula="of:=([.W55]-[.W56])/[.W55]" office:value-type="percentage" office:value="0.00187499999999996" calcext:value-type="percentage">
            <text:p>0,19%</text:p>
          </table:table-cell>
          <table:table-cell table:style-name="ce21" table:formula="of:=([.X55]-[.X56])/[.X55]" office:value-type="percentage" office:value="0.0151181102362205" calcext:value-type="percentage">
            <text:p>1,51%</text:p>
          </table:table-cell>
          <table:table-cell table:style-name="ce21" table:formula="of:=([.Y55]-[.Y56])/[.Y55]" office:value-type="percentage" office:value="0.00658513640639702" calcext:value-type="percentage">
            <text:p>0,66%</text:p>
          </table:table-cell>
          <table:table-cell table:style-name="ce21" table:formula="of:=([.Z55]-[.Z56])/[.Z55]" office:value-type="percentage" office:value="0.0537634408602151" calcext:value-type="percentage">
            <text:p>5,3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15" calcext:value-type="date">
            <text:p>15/02/18</text:p>
          </table:table-cell>
          <table:table-cell table:style-name="ce21" table:formula="of:=([.B56]-[.B57])/[.B56]" office:value-type="percentage" office:value="0.0168837433671009" calcext:value-type="percentage">
            <text:p>1,69%</text:p>
          </table:table-cell>
          <table:table-cell table:style-name="ce21" table:formula="of:=([.C56]-[.C57])/[.C56]" office:value-type="percentage" office:value="0.00269058295964136" calcext:value-type="percentage">
            <text:p>0,27%</text:p>
          </table:table-cell>
          <table:table-cell table:style-name="ce21" table:formula="of:=([.D56]-[.D57])/[.D56]" office:value-type="percentage" office:value="0" calcext:value-type="percentage">
            <text:p>0,00%</text:p>
          </table:table-cell>
          <table:table-cell table:style-name="ce21" table:formula="of:=([.E56]-[.E57])/[.E56]" office:value-type="percentage" office:value="0.0313384113166486" calcext:value-type="percentage">
            <text:p>3,13%</text:p>
          </table:table-cell>
          <table:table-cell table:style-name="ce21" table:formula="of:=([.F56]-[.F57])/[.F56]" office:value-type="percentage" office:value="0.000189861401177238" calcext:value-type="percentage">
            <text:p>0,02%</text:p>
          </table:table-cell>
          <table:table-cell table:style-name="ce21" table:formula="of:=([.G56]-[.G57])/[.G56]" office:value-type="percentage" office:value="0.00655021834061141" calcext:value-type="percentage">
            <text:p>0,66%</text:p>
          </table:table-cell>
          <table:table-cell table:style-name="ce21" table:formula="of:=([.H56]-[.H57])/[.H56]" office:value-type="percentage" office:value="0.00773195876288653" calcext:value-type="percentage">
            <text:p>0,77%</text:p>
          </table:table-cell>
          <table:table-cell table:style-name="ce21" table:formula="of:=([.I56]-[.I57])/[.I56]" office:value-type="percentage" office:value="0.0168363351605325" calcext:value-type="percentage">
            <text:p>1,68%</text:p>
          </table:table-cell>
          <table:table-cell table:style-name="ce21" table:formula="of:=([.J56]-[.J57])/[.J56]" office:value-type="percentage" office:value="-0.0196687370600414" calcext:value-type="percentage">
            <text:p>-1,97%</text:p>
          </table:table-cell>
          <table:table-cell table:style-name="ce21" table:formula="of:=([.K56]-[.K57])/[.K56]" office:value-type="percentage" office:value="0.018738288569644" calcext:value-type="percentage">
            <text:p>1,87%</text:p>
          </table:table-cell>
          <table:table-cell table:style-name="ce21" table:formula="of:=([.L56]-[.L57])/[.L56]" office:value-type="percentage" office:value="0.00852130325814527" calcext:value-type="percentage">
            <text:p>0,85%</text:p>
          </table:table-cell>
          <table:table-cell table:style-name="ce21" table:formula="of:=([.M56]-[.M57])/[.M56]" office:value-type="percentage" office:value="0.0116040955631399" calcext:value-type="percentage">
            <text:p>1,16%</text:p>
          </table:table-cell>
          <table:table-cell table:style-name="ce21" table:formula="of:=([.N56]-[.N57])/[.N56]" office:value-type="percentage" office:value="0.0321931589537224" calcext:value-type="percentage">
            <text:p>3,22%</text:p>
          </table:table-cell>
          <table:table-cell table:style-name="ce21" table:formula="of:=([.O56]-[.O57])/[.O56]" office:value-type="percentage" office:value="0.0127340823970037" calcext:value-type="percentage">
            <text:p>1,27%</text:p>
          </table:table-cell>
          <table:table-cell table:style-name="ce21" table:formula="of:=([.P56]-[.P57])/[.P56]" office:value-type="percentage" office:value="0.00266666666666661" calcext:value-type="percentage">
            <text:p>0,27%</text:p>
          </table:table-cell>
          <table:table-cell table:style-name="ce21" table:formula="of:=([.Q56]-[.Q57])/[.Q56]" office:value-type="percentage" office:value="0.0505050505050506" calcext:value-type="percentage">
            <text:p>5,05%</text:p>
          </table:table-cell>
          <table:table-cell table:style-name="ce21" table:formula="of:=([.R56]-[.R57])/[.R56]" office:value-type="percentage" office:value="-0.0115036976170913" calcext:value-type="percentage">
            <text:p>-1,15%</text:p>
          </table:table-cell>
          <table:table-cell table:style-name="ce21" table:formula="of:=([.S56]-[.S57])/[.S56]" office:value-type="percentage" office:value="-0.0184528034066714" calcext:value-type="percentage">
            <text:p>-1,85%</text:p>
          </table:table-cell>
          <table:table-cell table:style-name="ce21" table:formula="of:=([.T56]-[.T57])/[.T56]" office:value-type="percentage" office:value="-0.020327868852459" calcext:value-type="percentage">
            <text:p>-2,03%</text:p>
          </table:table-cell>
          <table:table-cell table:style-name="ce21" table:formula="of:=([.U56]-[.U57])/[.U56]" office:value-type="percentage" office:value="0.00639561443581547" calcext:value-type="percentage">
            <text:p>0,64%</text:p>
          </table:table-cell>
          <table:table-cell table:style-name="ce21" table:formula="of:=([.V56]-[.V57])/[.V56]" office:value-type="percentage" office:value="0.0314285714285715" calcext:value-type="percentage">
            <text:p>3,14%</text:p>
          </table:table-cell>
          <table:table-cell table:style-name="ce21" table:formula="of:=([.W56]-[.W57])/[.W56]" office:value-type="percentage" office:value="-0.00563556668753902" calcext:value-type="percentage">
            <text:p>-0,56%</text:p>
          </table:table-cell>
          <table:table-cell table:style-name="ce21" table:formula="of:=([.X56]-[.X57])/[.X56]" office:value-type="percentage" office:value="0.00703549728173965" calcext:value-type="percentage">
            <text:p>0,70%</text:p>
          </table:table-cell>
          <table:table-cell table:style-name="ce21" table:formula="of:=([.Y56]-[.Y57])/[.Y56]" office:value-type="percentage" office:value="-0.0179924242424242" calcext:value-type="percentage">
            <text:p>-1,80%</text:p>
          </table:table-cell>
          <table:table-cell table:style-name="ce21" table:formula="of:=([.Z56]-[.Z57])/[.Z56]" office:value-type="percentage" office:value="0.0255681818181818" calcext:value-type="percentage">
            <text:p>2,5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14" calcext:value-type="date">
            <text:p>14/02/18</text:p>
          </table:table-cell>
          <table:table-cell table:style-name="ce21" table:formula="of:=([.B57]-[.B58])/[.B57]" office:value-type="percentage" office:value="0.0142296368989205" calcext:value-type="percentage">
            <text:p>1,42%</text:p>
          </table:table-cell>
          <table:table-cell table:style-name="ce21" table:formula="of:=([.C57]-[.C58])/[.C57]" office:value-type="percentage" office:value="0.0337230215827338" calcext:value-type="percentage">
            <text:p>3,37%</text:p>
          </table:table-cell>
          <table:table-cell table:style-name="ce21" table:formula="of:=([.D57]-[.D58])/[.D57]" office:value-type="percentage" office:value="0.0313216195569137" calcext:value-type="percentage">
            <text:p>3,13%</text:p>
          </table:table-cell>
          <table:table-cell table:style-name="ce21" table:formula="of:=([.E57]-[.E58])/[.E57]" office:value-type="percentage" office:value="0.0563918220624578" calcext:value-type="percentage">
            <text:p>5,64%</text:p>
          </table:table-cell>
          <table:table-cell table:style-name="ce21" table:formula="of:=([.F57]-[.F58])/[.F57]" office:value-type="percentage" office:value="0.0413976452715534" calcext:value-type="percentage">
            <text:p>4,14%</text:p>
          </table:table-cell>
          <table:table-cell table:style-name="ce21" table:formula="of:=([.G57]-[.G58])/[.G57]" office:value-type="percentage" office:value="0.029120879120879" calcext:value-type="percentage">
            <text:p>2,91%</text:p>
          </table:table-cell>
          <table:table-cell table:style-name="ce21" table:formula="of:=([.H57]-[.H58])/[.H57]" office:value-type="percentage" office:value="0.024935064935065" calcext:value-type="percentage">
            <text:p>2,49%</text:p>
          </table:table-cell>
          <table:table-cell table:style-name="ce21" table:formula="of:=([.I57]-[.I58])/[.I57]" office:value-type="percentage" office:value="0.0266825965750696" calcext:value-type="percentage">
            <text:p>2,67%</text:p>
          </table:table-cell>
          <table:table-cell table:style-name="ce21" table:formula="of:=([.J57]-[.J58])/[.J57]" office:value-type="percentage" office:value="0.0203045685279187" calcext:value-type="percentage">
            <text:p>2,03%</text:p>
          </table:table-cell>
          <table:table-cell table:style-name="ce21" table:formula="of:=([.K57]-[.K58])/[.K57]" office:value-type="percentage" office:value="0.0413749204328453" calcext:value-type="percentage">
            <text:p>4,14%</text:p>
          </table:table-cell>
          <table:table-cell table:style-name="ce21" table:formula="of:=([.L57]-[.L58])/[.L57]" office:value-type="percentage" office:value="0.0439838220424672" calcext:value-type="percentage">
            <text:p>4,40%</text:p>
          </table:table-cell>
          <table:table-cell table:style-name="ce21" table:formula="of:=([.M57]-[.M58])/[.M57]" office:value-type="percentage" office:value="-0.0165745856353591" calcext:value-type="percentage">
            <text:p>-1,66%</text:p>
          </table:table-cell>
          <table:table-cell table:style-name="ce21" table:formula="of:=([.N57]-[.N58])/[.N57]" office:value-type="percentage" office:value="-0.00374220374220374" calcext:value-type="percentage">
            <text:p>-0,37%</text:p>
          </table:table-cell>
          <table:table-cell table:style-name="ce21" table:formula="of:=([.O57]-[.O58])/[.O57]" office:value-type="percentage" office:value="0.0242792109256449" calcext:value-type="percentage">
            <text:p>2,43%</text:p>
          </table:table-cell>
          <table:table-cell table:style-name="ce21" table:formula="of:=([.P57]-[.P58])/[.P57]" office:value-type="percentage" office:value="0.0621657754010696" calcext:value-type="percentage">
            <text:p>6,22%</text:p>
          </table:table-cell>
          <table:table-cell table:style-name="ce21" table:formula="of:=([.Q57]-[.Q58])/[.Q57]" office:value-type="percentage" office:value="0.0332446808510638" calcext:value-type="percentage">
            <text:p>3,32%</text:p>
          </table:table-cell>
          <table:table-cell table:style-name="ce21" table:formula="of:=([.R57]-[.R58])/[.R57]" office:value-type="percentage" office:value="0.0268074735987002" calcext:value-type="percentage">
            <text:p>2,68%</text:p>
          </table:table-cell>
          <table:table-cell table:style-name="ce21" table:formula="of:=([.S57]-[.S58])/[.S57]" office:value-type="percentage" office:value="0.0571428571428572" calcext:value-type="percentage">
            <text:p>5,71%</text:p>
          </table:table-cell>
          <table:table-cell table:style-name="ce21" table:formula="of:=([.T57]-[.T58])/[.T57]" office:value-type="percentage" office:value="0.0247429305912596" calcext:value-type="percentage">
            <text:p>2,47%</text:p>
          </table:table-cell>
          <table:table-cell table:style-name="ce21" table:formula="of:=([.U57]-[.U58])/[.U57]" office:value-type="percentage" office:value="0.0142528735632183" calcext:value-type="percentage">
            <text:p>1,43%</text:p>
          </table:table-cell>
          <table:table-cell table:style-name="ce21" table:formula="of:=([.V57]-[.V58])/[.V57]" office:value-type="percentage" office:value="0.0215339233038347" calcext:value-type="percentage">
            <text:p>2,15%</text:p>
          </table:table-cell>
          <table:table-cell table:style-name="ce21" table:formula="of:=([.W57]-[.W58])/[.W57]" office:value-type="percentage" office:value="0.0267745952677458" calcext:value-type="percentage">
            <text:p>2,68%</text:p>
          </table:table-cell>
          <table:table-cell table:style-name="ce21" table:formula="of:=([.X57]-[.X58])/[.X57]" office:value-type="percentage" office:value="0.014170692431562" calcext:value-type="percentage">
            <text:p>1,42%</text:p>
          </table:table-cell>
          <table:table-cell table:style-name="ce21" table:formula="of:=([.Y57]-[.Y58])/[.Y57]" office:value-type="percentage" office:value="0.08" calcext:value-type="percentage">
            <text:p>8,00%</text:p>
          </table:table-cell>
          <table:table-cell table:style-name="ce21" table:formula="of:=([.Z57]-[.Z58])/[.Z57]" office:value-type="percentage" office:value="0.0349854227405248" calcext:value-type="percentage">
            <text:p>3,5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9" calcext:value-type="date">
            <text:p>09/02/18</text:p>
          </table:table-cell>
          <table:table-cell table:style-name="ce21" table:formula="of:=([.B58]-[.B59])/[.B58]" office:value-type="percentage" office:value="-0.012941762070682" calcext:value-type="percentage">
            <text:p>-1,29%</text:p>
          </table:table-cell>
          <table:table-cell table:style-name="ce21" table:formula="of:=([.C58]-[.C59])/[.C58]" office:value-type="percentage" office:value="-0.00791065611912526" calcext:value-type="percentage">
            <text:p>-0,79%</text:p>
          </table:table-cell>
          <table:table-cell table:style-name="ce21" table:formula="of:=([.D58]-[.D59])/[.D58]" office:value-type="percentage" office:value="-0.00157728706624602" calcext:value-type="percentage">
            <text:p>-0,16%</text:p>
          </table:table-cell>
          <table:table-cell table:style-name="ce21" table:formula="of:=([.E58]-[.E59])/[.E58]" office:value-type="percentage" office:value="0.00976190476190468" calcext:value-type="percentage">
            <text:p>0,98%</text:p>
          </table:table-cell>
          <table:table-cell table:style-name="ce21" table:formula="of:=([.F58]-[.F59])/[.F58]" office:value-type="percentage" office:value="0.00257527733755934" calcext:value-type="percentage">
            <text:p>0,26%</text:p>
          </table:table-cell>
          <table:table-cell table:style-name="ce21" table:formula="of:=([.G58]-[.G59])/[.G58]" office:value-type="percentage" office:value="-0.00367855121675143" calcext:value-type="percentage">
            <text:p>-0,37%</text:p>
          </table:table-cell>
          <table:table-cell table:style-name="ce21" table:formula="of:=([.H58]-[.H59])/[.H58]" office:value-type="percentage" office:value="-0.0149174214171551" calcext:value-type="percentage">
            <text:p>-1,49%</text:p>
          </table:table-cell>
          <table:table-cell table:style-name="ce21" table:formula="of:=([.I58]-[.I59])/[.I58]" office:value-type="percentage" office:value="0.0184124386252047" calcext:value-type="percentage">
            <text:p>1,84%</text:p>
          </table:table-cell>
          <table:table-cell table:style-name="ce21" table:formula="of:=([.J58]-[.J59])/[.J58]" office:value-type="percentage" office:value="0.00518134715025914" calcext:value-type="percentage">
            <text:p>0,52%</text:p>
          </table:table-cell>
          <table:table-cell table:style-name="ce21" table:formula="of:=([.K58]-[.K59])/[.K58]" office:value-type="percentage" office:value="0.00398406374501995" calcext:value-type="percentage">
            <text:p>0,40%</text:p>
          </table:table-cell>
          <table:table-cell table:style-name="ce21" table:formula="of:=([.L58]-[.L59])/[.L58]" office:value-type="percentage" office:value="-0.0190375462718138" calcext:value-type="percentage">
            <text:p>-1,90%</text:p>
          </table:table-cell>
          <table:table-cell table:style-name="ce21" table:formula="of:=([.M58]-[.M59])/[.M58]" office:value-type="percentage" office:value="0" calcext:value-type="percentage">
            <text:p>0,00%</text:p>
          </table:table-cell>
          <table:table-cell table:style-name="ce21" table:formula="of:=([.N58]-[.N59])/[.N58]" office:value-type="percentage" office:value="-0.00745650372825185" calcext:value-type="percentage">
            <text:p>-0,75%</text:p>
          </table:table-cell>
          <table:table-cell table:style-name="ce21" table:formula="of:=([.O58]-[.O59])/[.O58]" office:value-type="percentage" office:value="-0.010886469673406" calcext:value-type="percentage">
            <text:p>-1,09%</text:p>
          </table:table-cell>
          <table:table-cell table:style-name="ce21" table:formula="of:=([.P58]-[.P59])/[.P58]" office:value-type="percentage" office:value="0.0192444761225944" calcext:value-type="percentage">
            <text:p>1,92%</text:p>
          </table:table-cell>
          <table:table-cell table:style-name="ce21" table:formula="of:=([.Q58]-[.Q59])/[.Q58]" office:value-type="percentage" office:value="-0.00412654745529577" calcext:value-type="percentage">
            <text:p>-0,41%</text:p>
          </table:table-cell>
          <table:table-cell table:style-name="ce21" table:formula="of:=([.R58]-[.R59])/[.R58]" office:value-type="percentage" office:value="-0.010016694490818" calcext:value-type="percentage">
            <text:p>-1,00%</text:p>
          </table:table-cell>
          <table:table-cell table:style-name="ce21" table:formula="of:=([.S58]-[.S59])/[.S58]" office:value-type="percentage" office:value="-0.0147819660014783" calcext:value-type="percentage">
            <text:p>-1,48%</text:p>
          </table:table-cell>
          <table:table-cell table:style-name="ce21" table:formula="of:=([.T58]-[.T59])/[.T58]" office:value-type="percentage" office:value="-0.0306425041186161" calcext:value-type="percentage">
            <text:p>-3,06%</text:p>
          </table:table-cell>
          <table:table-cell table:style-name="ce21" table:formula="of:=([.U58]-[.U59])/[.U58]" office:value-type="percentage" office:value="-0.00746268656716418" calcext:value-type="percentage">
            <text:p>-0,75%</text:p>
          </table:table-cell>
          <table:table-cell table:style-name="ce21" table:formula="of:=([.V58]-[.V59])/[.V58]" office:value-type="percentage" office:value="-0.0485378353934278" calcext:value-type="percentage">
            <text:p>-4,85%</text:p>
          </table:table-cell>
          <table:table-cell table:style-name="ce21" table:formula="of:=([.W58]-[.W59])/[.W58]" office:value-type="percentage" office:value="-0.00255918106206009" calcext:value-type="percentage">
            <text:p>-0,26%</text:p>
          </table:table-cell>
          <table:table-cell table:style-name="ce21" table:formula="of:=([.X58]-[.X59])/[.X58]" office:value-type="percentage" office:value="0.0055537406076445" calcext:value-type="percentage">
            <text:p>0,56%</text:p>
          </table:table-cell>
          <table:table-cell table:style-name="ce21" table:formula="of:=([.Y58]-[.Y59])/[.Y58]" office:value-type="percentage" office:value="-0.0151668351870575" calcext:value-type="percentage">
            <text:p>-1,52%</text:p>
          </table:table-cell>
          <table:table-cell table:style-name="ce21" table:formula="of:=([.Z58]-[.Z59])/[.Z58]" office:value-type="percentage" office:value="0.0105740181268883" calcext:value-type="percentage">
            <text:p>1,0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8" calcext:value-type="date">
            <text:p>08/02/18</text:p>
          </table:table-cell>
          <table:table-cell table:style-name="ce21" table:formula="of:=([.B59]-[.B60])/[.B59]" office:value-type="percentage" office:value="-0.0309582309582309" calcext:value-type="percentage">
            <text:p>-3,10%</text:p>
          </table:table-cell>
          <table:table-cell table:style-name="ce21" table:formula="of:=([.C59]-[.C60])/[.C59]" office:value-type="percentage" office:value="0.00184672206832868" calcext:value-type="percentage">
            <text:p>0,18%</text:p>
          </table:table-cell>
          <table:table-cell table:style-name="ce21" table:formula="of:=([.D59]-[.D60])/[.D59]" office:value-type="percentage" office:value="-0.00944881889763787" calcext:value-type="percentage">
            <text:p>-0,94%</text:p>
          </table:table-cell>
          <table:table-cell table:style-name="ce21" table:formula="of:=([.E59]-[.E60])/[.E59]" office:value-type="percentage" office:value="-0.00288530896850198" calcext:value-type="percentage">
            <text:p>-0,29%</text:p>
          </table:table-cell>
          <table:table-cell table:style-name="ce21" table:formula="of:=([.F59]-[.F60])/[.F59]" office:value-type="percentage" office:value="-0.00496524329692155" calcext:value-type="percentage">
            <text:p>-0,50%</text:p>
          </table:table-cell>
          <table:table-cell table:style-name="ce21" table:formula="of:=([.G59]-[.G60])/[.G59]" office:value-type="percentage" office:value="-0.0304482661404003" calcext:value-type="percentage">
            <text:p>-3,04%</text:p>
          </table:table-cell>
          <table:table-cell table:style-name="ce21" table:formula="of:=([.H59]-[.H60])/[.H59]" office:value-type="percentage" office:value="-0.0204724409448819" calcext:value-type="percentage">
            <text:p>-2,05%</text:p>
          </table:table-cell>
          <table:table-cell table:style-name="ce21" table:formula="of:=([.I59]-[.I60])/[.I59]" office:value-type="percentage" office:value="-0.0195914964568571" calcext:value-type="percentage">
            <text:p>-1,96%</text:p>
          </table:table-cell>
          <table:table-cell table:style-name="ce21" table:formula="of:=([.J59]-[.J60])/[.J59]" office:value-type="percentage" office:value="-0.0260416666666667" calcext:value-type="percentage">
            <text:p>-2,60%</text:p>
          </table:table-cell>
          <table:table-cell table:style-name="ce21" table:formula="of:=([.K59]-[.K60])/[.K59]" office:value-type="percentage" office:value="-0.034" calcext:value-type="percentage">
            <text:p>-3,40%</text:p>
          </table:table-cell>
          <table:table-cell table:style-name="ce21" table:formula="of:=([.L59]-[.L60])/[.L59]" office:value-type="percentage" office:value="-0.0324338349766476" calcext:value-type="percentage">
            <text:p>-3,24%</text:p>
          </table:table-cell>
          <table:table-cell table:style-name="ce21" table:formula="of:=([.M59]-[.M60])/[.M59]" office:value-type="percentage" office:value="0.0101902173913044" calcext:value-type="percentage">
            <text:p>1,02%</text:p>
          </table:table-cell>
          <table:table-cell table:style-name="ce21" table:formula="of:=([.N59]-[.N60])/[.N59]" office:value-type="percentage" office:value="-0.044407894736842" calcext:value-type="percentage">
            <text:p>-4,44%</text:p>
          </table:table-cell>
          <table:table-cell table:style-name="ce21" table:formula="of:=([.O59]-[.O60])/[.O59]" office:value-type="percentage" office:value="-0.0307692307692308" calcext:value-type="percentage">
            <text:p>-3,08%</text:p>
          </table:table-cell>
          <table:table-cell table:style-name="ce21" table:formula="of:=([.P59]-[.P60])/[.P59]" office:value-type="percentage" office:value="-0.0218023255813954" calcext:value-type="percentage">
            <text:p>-2,18%</text:p>
          </table:table-cell>
          <table:table-cell table:style-name="ce21" table:formula="of:=([.Q59]-[.Q60])/[.Q59]" office:value-type="percentage" office:value="-0.0315068493150686" calcext:value-type="percentage">
            <text:p>-3,15%</text:p>
          </table:table-cell>
          <table:table-cell table:style-name="ce21" table:formula="of:=([.R59]-[.R60])/[.R59]" office:value-type="percentage" office:value="-0.0148760330578512" calcext:value-type="percentage">
            <text:p>-1,49%</text:p>
          </table:table-cell>
          <table:table-cell table:style-name="ce21" table:formula="of:=([.S59]-[.S60])/[.S59]" office:value-type="percentage" office:value="-0.0320466132556445" calcext:value-type="percentage">
            <text:p>-3,20%</text:p>
          </table:table-cell>
          <table:table-cell table:style-name="ce21" table:formula="of:=([.T59]-[.T60])/[.T59]" office:value-type="percentage" office:value="-0.0412404092071611" calcext:value-type="percentage">
            <text:p>-4,12%</text:p>
          </table:table-cell>
          <table:table-cell table:style-name="ce21" table:formula="of:=([.U59]-[.U60])/[.U59]" office:value-type="percentage" office:value="-0.00416666666666666" calcext:value-type="percentage">
            <text:p>-0,42%</text:p>
          </table:table-cell>
          <table:table-cell table:style-name="ce21" table:formula="of:=([.V59]-[.V60])/[.V59]" office:value-type="percentage" office:value="-0.0106382978723404" calcext:value-type="percentage">
            <text:p>-1,06%</text:p>
          </table:table-cell>
          <table:table-cell table:style-name="ce21" table:formula="of:=([.W59]-[.W60])/[.W59]" office:value-type="percentage" office:value="-0.013401403956605" calcext:value-type="percentage">
            <text:p>-1,34%</text:p>
          </table:table-cell>
          <table:table-cell table:style-name="ce21" table:formula="of:=([.X59]-[.X60])/[.X59]" office:value-type="percentage" office:value="-0.0266097240473061" calcext:value-type="percentage">
            <text:p>-2,66%</text:p>
          </table:table-cell>
          <table:table-cell table:style-name="ce21" table:formula="of:=([.Y59]-[.Y60])/[.Y59]" office:value-type="percentage" office:value="-0.0129482071713148" calcext:value-type="percentage">
            <text:p>-1,29%</text:p>
          </table:table-cell>
          <table:table-cell table:style-name="ce21" table:formula="of:=([.Z59]-[.Z60])/[.Z59]" office:value-type="percentage" office:value="-0.0183206106870229" calcext:value-type="percentage">
            <text:p>-1,8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7" calcext:value-type="date">
            <text:p>07/02/18</text:p>
          </table:table-cell>
          <table:table-cell table:style-name="ce21" table:formula="of:=([.B60]-[.B61])/[.B60]" office:value-type="percentage" office:value="-0.0295519542421354" calcext:value-type="percentage">
            <text:p>-2,96%</text:p>
          </table:table-cell>
          <table:table-cell table:style-name="ce21" table:formula="of:=([.C60]-[.C61])/[.C60]" office:value-type="percentage" office:value="0" calcext:value-type="percentage">
            <text:p>0,00%</text:p>
          </table:table-cell>
          <table:table-cell table:style-name="ce21" table:formula="of:=([.D60]-[.D61])/[.D60]" office:value-type="percentage" office:value="-0.0210608424336973" calcext:value-type="percentage">
            <text:p>-2,11%</text:p>
          </table:table-cell>
          <table:table-cell table:style-name="ce21" table:formula="of:=([.E60]-[.E61])/[.E60]" office:value-type="percentage" office:value="-0.0182210501078877" calcext:value-type="percentage">
            <text:p>-1,82%</text:p>
          </table:table-cell>
          <table:table-cell table:style-name="ce21" table:formula="of:=([.F60]-[.F61])/[.F60]" office:value-type="percentage" office:value="-0.0243083003952569" calcext:value-type="percentage">
            <text:p>-2,43%</text:p>
          </table:table-cell>
          <table:table-cell table:style-name="ce21" table:formula="of:=([.G60]-[.G61])/[.G60]" office:value-type="percentage" office:value="-0.0254445964432284" calcext:value-type="percentage">
            <text:p>-2,54%</text:p>
          </table:table-cell>
          <table:table-cell table:style-name="ce21" table:formula="of:=([.H60]-[.H61])/[.H60]" office:value-type="percentage" office:value="-0.0282921810699587" calcext:value-type="percentage">
            <text:p>-2,83%</text:p>
          </table:table-cell>
          <table:table-cell table:style-name="ce21" table:formula="of:=([.I60]-[.I61])/[.I60]" office:value-type="percentage" office:value="-0.00858544562551107" calcext:value-type="percentage">
            <text:p>-0,86%</text:p>
          </table:table-cell>
          <table:table-cell table:style-name="ce21" table:formula="of:=([.J60]-[.J61])/[.J60]" office:value-type="percentage" office:value="-0.00913705583756344" calcext:value-type="percentage">
            <text:p>-0,91%</text:p>
          </table:table-cell>
          <table:table-cell table:style-name="ce21" table:formula="of:=([.K60]-[.K61])/[.K60]" office:value-type="percentage" office:value="-0.0109606705351386" calcext:value-type="percentage">
            <text:p>-1,10%</text:p>
          </table:table-cell>
          <table:table-cell table:style-name="ce21" table:formula="of:=([.L60]-[.L61])/[.L60]" office:value-type="percentage" office:value="0.0010052777079668" calcext:value-type="percentage">
            <text:p>0,10%</text:p>
          </table:table-cell>
          <table:table-cell table:style-name="ce21" table:formula="of:=([.M60]-[.M61])/[.M60]" office:value-type="percentage" office:value="-0.032258064516129" calcext:value-type="percentage">
            <text:p>-3,23%</text:p>
          </table:table-cell>
          <table:table-cell table:style-name="ce21" table:formula="of:=([.N60]-[.N61])/[.N60]" office:value-type="percentage" office:value="0.011023622047244" calcext:value-type="percentage">
            <text:p>1,10%</text:p>
          </table:table-cell>
          <table:table-cell table:style-name="ce21" table:formula="of:=([.O60]-[.O61])/[.O60]" office:value-type="percentage" office:value="-0.0208955223880597" calcext:value-type="percentage">
            <text:p>-2,09%</text:p>
          </table:table-cell>
          <table:table-cell table:style-name="ce21" table:formula="of:=([.P60]-[.P61])/[.P60]" office:value-type="percentage" office:value="-0.0362731152204836" calcext:value-type="percentage">
            <text:p>-3,63%</text:p>
          </table:table-cell>
          <table:table-cell table:style-name="ce21" table:formula="of:=([.Q60]-[.Q61])/[.Q60]" office:value-type="percentage" office:value="-0.00265604249667989" calcext:value-type="percentage">
            <text:p>-0,27%</text:p>
          </table:table-cell>
          <table:table-cell table:style-name="ce21" table:formula="of:=([.R60]-[.R61])/[.R60]" office:value-type="percentage" office:value="-0.0138436482084691" calcext:value-type="percentage">
            <text:p>-1,38%</text:p>
          </table:table-cell>
          <table:table-cell table:style-name="ce21" table:formula="of:=([.S60]-[.S61])/[.S60]" office:value-type="percentage" office:value="0.0162314749470713" calcext:value-type="percentage">
            <text:p>1,62%</text:p>
          </table:table-cell>
          <table:table-cell table:style-name="ce21" table:formula="of:=([.T60]-[.T61])/[.T60]" office:value-type="percentage" office:value="-0.0193429536383175" calcext:value-type="percentage">
            <text:p>-1,93%</text:p>
          </table:table-cell>
          <table:table-cell table:style-name="ce21" table:formula="of:=([.U60]-[.U61])/[.U60]" office:value-type="percentage" office:value="-0.0142923005993545" calcext:value-type="percentage">
            <text:p>-1,43%</text:p>
          </table:table-cell>
          <table:table-cell table:style-name="ce21" table:formula="of:=([.V60]-[.V61])/[.V60]" office:value-type="percentage" office:value="-0.0344238975817923" calcext:value-type="percentage">
            <text:p>-3,44%</text:p>
          </table:table-cell>
          <table:table-cell table:style-name="ce21" table:formula="of:=([.W60]-[.W61])/[.W60]" office:value-type="percentage" office:value="-0.026448362720403" calcext:value-type="percentage">
            <text:p>-2,64%</text:p>
          </table:table-cell>
          <table:table-cell table:style-name="ce21" table:formula="of:=([.X60]-[.X61])/[.X60]" office:value-type="percentage" office:value="-0.0214400000000001" calcext:value-type="percentage">
            <text:p>-2,14%</text:p>
          </table:table-cell>
          <table:table-cell table:style-name="ce21" table:formula="of:=([.Y60]-[.Y61])/[.Y60]" office:value-type="percentage" office:value="-0.0363815142576204" calcext:value-type="percentage">
            <text:p>-3,64%</text:p>
          </table:table-cell>
          <table:table-cell table:style-name="ce21" table:formula="of:=([.Z60]-[.Z61])/[.Z60]" office:value-type="percentage" office:value="-0.0119940029985008" calcext:value-type="percentage">
            <text:p>-1,2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6" calcext:value-type="date">
            <text:p>06/02/18</text:p>
          </table:table-cell>
          <table:table-cell table:style-name="ce21" table:formula="of:=([.B61]-[.B62])/[.B61]" office:value-type="percentage" office:value="0.0476851851851852" calcext:value-type="percentage">
            <text:p>4,77%</text:p>
          </table:table-cell>
          <table:table-cell table:style-name="ce21" table:formula="of:=([.C61]-[.C62])/[.C61]" office:value-type="percentage" office:value="-0.00277520814061049" calcext:value-type="percentage">
            <text:p>-0,28%</text:p>
          </table:table-cell>
          <table:table-cell table:style-name="ce21" table:formula="of:=([.D61]-[.D62])/[.D61]" office:value-type="percentage" office:value="0.0374331550802139" calcext:value-type="percentage">
            <text:p>3,74%</text:p>
          </table:table-cell>
          <table:table-cell table:style-name="ce21" table:formula="of:=([.E61]-[.E62])/[.E61]" office:value-type="percentage" office:value="0.0499175888862726" calcext:value-type="percentage">
            <text:p>4,99%</text:p>
          </table:table-cell>
          <table:table-cell table:style-name="ce21" table:formula="of:=([.F61]-[.F62])/[.F61]" office:value-type="percentage" office:value="0.0347289214740497" calcext:value-type="percentage">
            <text:p>3,47%</text:p>
          </table:table-cell>
          <table:table-cell table:style-name="ce21" table:formula="of:=([.G61]-[.G62])/[.G61]" office:value-type="percentage" office:value="0.0282817502668088" calcext:value-type="percentage">
            <text:p>2,83%</text:p>
          </table:table-cell>
          <table:table-cell table:style-name="ce21" table:formula="of:=([.H61]-[.H62])/[.H61]" office:value-type="percentage" office:value="0.0475237618809404" calcext:value-type="percentage">
            <text:p>4,75%</text:p>
          </table:table-cell>
          <table:table-cell table:style-name="ce21" table:formula="of:=([.I61]-[.I62])/[.I61]" office:value-type="percentage" office:value="-0.012971220105391" calcext:value-type="percentage">
            <text:p>-1,30%</text:p>
          </table:table-cell>
          <table:table-cell table:style-name="ce21" table:formula="of:=([.J61]-[.J62])/[.J61]" office:value-type="percentage" office:value="0.00603621730382281" calcext:value-type="percentage">
            <text:p>0,60%</text:p>
          </table:table-cell>
          <table:table-cell table:style-name="ce21" table:formula="of:=([.K61]-[.K62])/[.K61]" office:value-type="percentage" office:value="-0.00573979591836734" calcext:value-type="percentage">
            <text:p>-0,57%</text:p>
          </table:table-cell>
          <table:table-cell table:style-name="ce21" table:formula="of:=([.L61]-[.L62])/[.L61]" office:value-type="percentage" office:value="0.0420125786163522" calcext:value-type="percentage">
            <text:p>4,20%</text:p>
          </table:table-cell>
          <table:table-cell table:style-name="ce21" table:formula="of:=([.M61]-[.M62])/[.M61]" office:value-type="percentage" office:value="0.0106382978723403" calcext:value-type="percentage">
            <text:p>1,06%</text:p>
          </table:table-cell>
          <table:table-cell table:style-name="ce21" table:formula="of:=([.N61]-[.N62])/[.N61]" office:value-type="percentage" office:value="-0.00597133757961778" calcext:value-type="percentage">
            <text:p>-0,60%</text:p>
          </table:table-cell>
          <table:table-cell table:style-name="ce21" table:formula="of:=([.O61]-[.O62])/[.O61]" office:value-type="percentage" office:value="0.0124269005847953" calcext:value-type="percentage">
            <text:p>1,24%</text:p>
          </table:table-cell>
          <table:table-cell table:style-name="ce21" table:formula="of:=([.P61]-[.P62])/[.P61]" office:value-type="percentage" office:value="0.0569663692518874" calcext:value-type="percentage">
            <text:p>5,70%</text:p>
          </table:table-cell>
          <table:table-cell table:style-name="ce21" table:formula="of:=([.Q61]-[.Q62])/[.Q61]" office:value-type="percentage" office:value="0.0463576158940397" calcext:value-type="percentage">
            <text:p>4,64%</text:p>
          </table:table-cell>
          <table:table-cell table:style-name="ce21" table:formula="of:=([.R61]-[.R62])/[.R61]" office:value-type="percentage" office:value="-0.0104417670682732" calcext:value-type="percentage">
            <text:p>-1,04%</text:p>
          </table:table-cell>
          <table:table-cell table:style-name="ce21" table:formula="of:=([.S61]-[.S62])/[.S61]" office:value-type="percentage" office:value="0.0652797704447633" calcext:value-type="percentage">
            <text:p>6,53%</text:p>
          </table:table-cell>
          <table:table-cell table:style-name="ce21" table:formula="of:=([.T61]-[.T62])/[.T61]" office:value-type="percentage" office:value="-0.00783132530120476" calcext:value-type="percentage">
            <text:p>-0,78%</text:p>
          </table:table-cell>
          <table:table-cell table:style-name="ce21" table:formula="of:=([.U61]-[.U62])/[.U61]" office:value-type="percentage" office:value="0.049090909090909" calcext:value-type="percentage">
            <text:p>4,91%</text:p>
          </table:table-cell>
          <table:table-cell table:style-name="ce21" table:formula="of:=([.V61]-[.V62])/[.V61]" office:value-type="percentage" office:value="0.0107260726072607" calcext:value-type="percentage">
            <text:p>1,07%</text:p>
          </table:table-cell>
          <table:table-cell table:style-name="ce21" table:formula="of:=([.W61]-[.W62])/[.W61]" office:value-type="percentage" office:value="0" calcext:value-type="percentage">
            <text:p>0,00%</text:p>
          </table:table-cell>
          <table:table-cell table:style-name="ce21" table:formula="of:=([.X61]-[.X62])/[.X61]" office:value-type="percentage" office:value="0.0209899749373434" calcext:value-type="percentage">
            <text:p>2,10%</text:p>
          </table:table-cell>
          <table:table-cell table:style-name="ce21" table:formula="of:=([.Y61]-[.Y62])/[.Y61]" office:value-type="percentage" office:value="0.0370018975332067" calcext:value-type="percentage">
            <text:p>3,70%</text:p>
          </table:table-cell>
          <table:table-cell table:style-name="ce21" table:formula="of:=([.Z61]-[.Z62])/[.Z61]" office:value-type="percentage" office:value="0.0237037037037037" calcext:value-type="percentage">
            <text:p>2,3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5" calcext:value-type="date">
            <text:p>05/02/18</text:p>
          </table:table-cell>
          <table:table-cell table:style-name="ce21" table:formula="of:=([.B62]-[.B63])/[.B62]" office:value-type="percentage" office:value="-0.047156052503646" calcext:value-type="percentage">
            <text:p>-4,72%</text:p>
          </table:table-cell>
          <table:table-cell table:style-name="ce21" table:formula="of:=([.C62]-[.C63])/[.C62]" office:value-type="percentage" office:value="-0.0152214022140222" calcext:value-type="percentage">
            <text:p>-1,52%</text:p>
          </table:table-cell>
          <table:table-cell table:style-name="ce21" table:formula="of:=([.D62]-[.D63])/[.D62]" office:value-type="percentage" office:value="-0.0317460317460318" calcext:value-type="percentage">
            <text:p>-3,17%</text:p>
          </table:table-cell>
          <table:table-cell table:style-name="ce21" table:formula="of:=([.E62]-[.E63])/[.E62]" office:value-type="percentage" office:value="-0.0111524163568772" calcext:value-type="percentage">
            <text:p>-1,12%</text:p>
          </table:table-cell>
          <table:table-cell table:style-name="ce21" table:formula="of:=([.F62]-[.F63])/[.F62]" office:value-type="percentage" office:value="-0.0363781730961423" calcext:value-type="percentage">
            <text:p>-3,64%</text:p>
          </table:table-cell>
          <table:table-cell table:style-name="ce21" table:formula="of:=([.G62]-[.G63])/[.G62]" office:value-type="percentage" office:value="-0.0227896760021965" calcext:value-type="percentage">
            <text:p>-2,28%</text:p>
          </table:table-cell>
          <table:table-cell table:style-name="ce21" table:formula="of:=([.H62]-[.H63])/[.H62]" office:value-type="percentage" office:value="-0.048844537815126" calcext:value-type="percentage">
            <text:p>-4,88%</text:p>
          </table:table-cell>
          <table:table-cell table:style-name="ce21" table:formula="of:=([.I62]-[.I63])/[.I62]" office:value-type="percentage" office:value="0.00320128051220481" calcext:value-type="percentage">
            <text:p>0,32%</text:p>
          </table:table-cell>
          <table:table-cell table:style-name="ce21" table:formula="of:=([.J62]-[.J63])/[.J62]" office:value-type="percentage" office:value="-0.0111336032388663" calcext:value-type="percentage">
            <text:p>-1,11%</text:p>
          </table:table-cell>
          <table:table-cell table:style-name="ce21" table:formula="of:=([.K62]-[.K63])/[.K62]" office:value-type="percentage" office:value="-0.0329740012682308" calcext:value-type="percentage">
            <text:p>-3,30%</text:p>
          </table:table-cell>
          <table:table-cell table:style-name="ce21" table:formula="of:=([.L62]-[.L63])/[.L62]" office:value-type="percentage" office:value="-0.0307247899159664" calcext:value-type="percentage">
            <text:p>-3,07%</text:p>
          </table:table-cell>
          <table:table-cell table:style-name="ce21" table:formula="of:=([.M62]-[.M63])/[.M62]" office:value-type="percentage" office:value="-0.0154569892473117" calcext:value-type="percentage">
            <text:p>-1,55%</text:p>
          </table:table-cell>
          <table:table-cell table:style-name="ce21" table:formula="of:=([.N62]-[.N63])/[.N62]" office:value-type="percentage" office:value="-0.037593984962406" calcext:value-type="percentage">
            <text:p>-3,76%</text:p>
          </table:table-cell>
          <table:table-cell table:style-name="ce21" table:formula="of:=([.O62]-[.O63])/[.O62]" office:value-type="percentage" office:value="-0.0177646188008882" calcext:value-type="percentage">
            <text:p>-1,78%</text:p>
          </table:table-cell>
          <table:table-cell table:style-name="ce21" table:formula="of:=([.P62]-[.P63])/[.P62]" office:value-type="percentage" office:value="-0.0604075691411936" calcext:value-type="percentage">
            <text:p>-6,04%</text:p>
          </table:table-cell>
          <table:table-cell table:style-name="ce21" table:formula="of:=([.Q62]-[.Q63])/[.Q62]" office:value-type="percentage" office:value="-0.0347222222222222" calcext:value-type="percentage">
            <text:p>-3,47%</text:p>
          </table:table-cell>
          <table:table-cell table:style-name="ce21" table:formula="of:=([.R62]-[.R63])/[.R62]" office:value-type="percentage" office:value="-0.034181240063593" calcext:value-type="percentage">
            <text:p>-3,42%</text:p>
          </table:table-cell>
          <table:table-cell table:style-name="ce21" table:formula="of:=([.S62]-[.S63])/[.S62]" office:value-type="percentage" office:value="-0.02455871066769" calcext:value-type="percentage">
            <text:p>-2,46%</text:p>
          </table:table-cell>
          <table:table-cell table:style-name="ce21" table:formula="of:=([.T62]-[.T63])/[.T62]" office:value-type="percentage" office:value="-0.0478182904961148" calcext:value-type="percentage">
            <text:p>-4,78%</text:p>
          </table:table-cell>
          <table:table-cell table:style-name="ce21" table:formula="of:=([.U62]-[.U63])/[.U62]" office:value-type="percentage" office:value="-0.0181644359464627" calcext:value-type="percentage">
            <text:p>-1,82%</text:p>
          </table:table-cell>
          <table:table-cell table:style-name="ce21" table:formula="of:=([.V62]-[.V63])/[.V62]" office:value-type="percentage" office:value="-0.0358632193494579" calcext:value-type="percentage">
            <text:p>-3,59%</text:p>
          </table:table-cell>
          <table:table-cell table:style-name="ce21" table:formula="of:=([.W62]-[.W63])/[.W62]" office:value-type="percentage" office:value="-0.0184049079754602" calcext:value-type="percentage">
            <text:p>-1,84%</text:p>
          </table:table-cell>
          <table:table-cell table:style-name="ce21" table:formula="of:=([.X62]-[.X63])/[.X62]" office:value-type="percentage" office:value="-0.016" calcext:value-type="percentage">
            <text:p>-1,60%</text:p>
          </table:table-cell>
          <table:table-cell table:style-name="ce21" table:formula="of:=([.Y62]-[.Y63])/[.Y62]" office:value-type="percentage" office:value="-0.0610837438423645" calcext:value-type="percentage">
            <text:p>-6,11%</text:p>
          </table:table-cell>
          <table:table-cell table:style-name="ce21" table:formula="of:=([.Z62]-[.Z63])/[.Z62]" office:value-type="percentage" office:value="-0.0546282245827011" calcext:value-type="percentage">
            <text:p>-5,4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2" calcext:value-type="date">
            <text:p>02/02/18</text:p>
          </table:table-cell>
          <table:table-cell table:style-name="ce21" table:formula="of:=([.B63]-[.B64])/[.B63]" office:value-type="percentage" office:value="-0.0273909006499536" calcext:value-type="percentage">
            <text:p>-2,74%</text:p>
          </table:table-cell>
          <table:table-cell table:style-name="ce21" table:formula="of:=([.C63]-[.C64])/[.C63]" office:value-type="percentage" office:value="-0.00999545661063148" calcext:value-type="percentage">
            <text:p>-1,00%</text:p>
          </table:table-cell>
          <table:table-cell table:style-name="ce21" table:formula="of:=([.D63]-[.D64])/[.D63]" office:value-type="percentage" office:value="-0.0161538461538462" calcext:value-type="percentage">
            <text:p>-1,62%</text:p>
          </table:table-cell>
          <table:table-cell table:style-name="ce21" table:formula="of:=([.E63]-[.E64])/[.E63]" office:value-type="percentage" office:value="-0.024264705882353" calcext:value-type="percentage">
            <text:p>-2,43%</text:p>
          </table:table-cell>
          <table:table-cell table:style-name="ce21" table:formula="of:=([.F63]-[.F64])/[.F63]" office:value-type="percentage" office:value="-0.0127290260366441" calcext:value-type="percentage">
            <text:p>-1,27%</text:p>
          </table:table-cell>
          <table:table-cell table:style-name="ce21" table:formula="of:=([.G63]-[.G64])/[.G63]" office:value-type="percentage" office:value="-0.0255033557046981" calcext:value-type="percentage">
            <text:p>-2,55%</text:p>
          </table:table-cell>
          <table:table-cell table:style-name="ce21" table:formula="of:=([.H63]-[.H64])/[.H63]" office:value-type="percentage" office:value="-0.027541311967952" calcext:value-type="percentage">
            <text:p>-2,75%</text:p>
          </table:table-cell>
          <table:table-cell table:style-name="ce21" table:formula="of:=([.I63]-[.I64])/[.I63]" office:value-type="percentage" office:value="-0.0437575270975512" calcext:value-type="percentage">
            <text:p>-4,38%</text:p>
          </table:table-cell>
          <table:table-cell table:style-name="ce21" table:formula="of:=([.J63]-[.J64])/[.J63]" office:value-type="percentage" office:value="-0.0200200200200199" calcext:value-type="percentage">
            <text:p>-2,00%</text:p>
          </table:table-cell>
          <table:table-cell table:style-name="ce21" table:formula="of:=([.K63]-[.K64])/[.K63]" office:value-type="percentage" office:value="-0.0110497237569061" calcext:value-type="percentage">
            <text:p>-1,10%</text:p>
          </table:table-cell>
          <table:table-cell table:style-name="ce21" table:formula="of:=([.L63]-[.L64])/[.L63]" office:value-type="percentage" office:value="-0.0137579617834395" calcext:value-type="percentage">
            <text:p>-1,38%</text:p>
          </table:table-cell>
          <table:table-cell table:style-name="ce21" table:formula="of:=([.M63]-[.M64])/[.M63]" office:value-type="percentage" office:value="-0.0311052283256122" calcext:value-type="percentage">
            <text:p>-3,11%</text:p>
          </table:table-cell>
          <table:table-cell table:style-name="ce21" table:formula="of:=([.N63]-[.N64])/[.N63]" office:value-type="percentage" office:value="-0.028604118993135" calcext:value-type="percentage">
            <text:p>-2,86%</text:p>
          </table:table-cell>
          <table:table-cell table:style-name="ce21" table:formula="of:=([.O63]-[.O64])/[.O63]" office:value-type="percentage" office:value="-0.0290909090909091" calcext:value-type="percentage">
            <text:p>-2,91%</text:p>
          </table:table-cell>
          <table:table-cell table:style-name="ce21" table:formula="of:=([.P63]-[.P64])/[.P63]" office:value-type="percentage" office:value="-0.00343170899107748" calcext:value-type="percentage">
            <text:p>-0,34%</text:p>
          </table:table-cell>
          <table:table-cell table:style-name="ce21" table:formula="of:=([.Q63]-[.Q64])/[.Q63]" office:value-type="percentage" office:value="-0.0281879194630872" calcext:value-type="percentage">
            <text:p>-2,82%</text:p>
          </table:table-cell>
          <table:table-cell table:style-name="ce21" table:formula="of:=([.R63]-[.R64])/[.R63]" office:value-type="percentage" office:value="-0.0222905457340508" calcext:value-type="percentage">
            <text:p>-2,23%</text:p>
          </table:table-cell>
          <table:table-cell table:style-name="ce21" table:formula="of:=([.S63]-[.S64])/[.S63]" office:value-type="percentage" office:value="-0.0089887640449439" calcext:value-type="percentage">
            <text:p>-0,90%</text:p>
          </table:table-cell>
          <table:table-cell table:style-name="ce21" table:formula="of:=([.T63]-[.T64])/[.T63]" office:value-type="percentage" office:value="-0.0325156873930405" calcext:value-type="percentage">
            <text:p>-3,25%</text:p>
          </table:table-cell>
          <table:table-cell table:style-name="ce21" table:formula="of:=([.U63]-[.U64])/[.U63]" office:value-type="percentage" office:value="0.0422535211267607" calcext:value-type="percentage">
            <text:p>4,23%</text:p>
          </table:table-cell>
          <table:table-cell table:style-name="ce21" table:formula="of:=([.V63]-[.V64])/[.V63]" office:value-type="percentage" office:value="-0.0115405260332796" calcext:value-type="percentage">
            <text:p>-1,15%</text:p>
          </table:table-cell>
          <table:table-cell table:style-name="ce21" table:formula="of:=([.W63]-[.W64])/[.W63]" office:value-type="percentage" office:value="-0.0216867469879518" calcext:value-type="percentage">
            <text:p>-2,17%</text:p>
          </table:table-cell>
          <table:table-cell table:style-name="ce21" table:formula="of:=([.X63]-[.X64])/[.X63]" office:value-type="percentage" office:value="-0.00535433070866147" calcext:value-type="percentage">
            <text:p>-0,54%</text:p>
          </table:table-cell>
          <table:table-cell table:style-name="ce21" table:formula="of:=([.Y63]-[.Y64])/[.Y63]" office:value-type="percentage" office:value="-0.032497678737233" calcext:value-type="percentage">
            <text:p>-3,25%</text:p>
          </table:table-cell>
          <table:table-cell table:style-name="ce21" table:formula="of:=([.Z63]-[.Z64])/[.Z63]" office:value-type="percentage" office:value="-0.00143884892086328" calcext:value-type="percentage">
            <text:p>-0,1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1" calcext:value-type="date">
            <text:p>01/02/18</text:p>
          </table:table-cell>
          <table:table-cell table:style-name="ce21" table:formula="of:=([.B64]-[.B65])/[.B64]" office:value-type="percentage" office:value="0.0375056484410302" calcext:value-type="percentage">
            <text:p>3,75%</text:p>
          </table:table-cell>
          <table:table-cell table:style-name="ce21" table:formula="of:=([.C64]-[.C65])/[.C64]" office:value-type="percentage" office:value="0.01259559154296" calcext:value-type="percentage">
            <text:p>1,26%</text:p>
          </table:table-cell>
          <table:table-cell table:style-name="ce21" table:formula="of:=([.D64]-[.D65])/[.D64]" office:value-type="percentage" office:value="-0.00302800908402719" calcext:value-type="percentage">
            <text:p>-0,30%</text:p>
          </table:table-cell>
          <table:table-cell table:style-name="ce21" table:formula="of:=([.E64]-[.E65])/[.E64]" office:value-type="percentage" office:value="0.00813591768365629" calcext:value-type="percentage">
            <text:p>0,81%</text:p>
          </table:table-cell>
          <table:table-cell table:style-name="ce21" table:formula="of:=([.F64]-[.F65])/[.F64]" office:value-type="percentage" office:value="0.00476099790516092" calcext:value-type="percentage">
            <text:p>0,48%</text:p>
          </table:table-cell>
          <table:table-cell table:style-name="ce21" table:formula="of:=([.G64]-[.G65])/[.G64]" office:value-type="percentage" office:value="-0.0295811518324606" calcext:value-type="percentage">
            <text:p>-2,96%</text:p>
          </table:table-cell>
          <table:table-cell table:style-name="ce21" table:formula="of:=([.H64]-[.H65])/[.H64]" office:value-type="percentage" office:value="0.0399610136452242" calcext:value-type="percentage">
            <text:p>4,00%</text:p>
          </table:table-cell>
          <table:table-cell table:style-name="ce21" table:formula="of:=([.I64]-[.I65])/[.I64]" office:value-type="percentage" office:value="-0.0103846153846154" calcext:value-type="percentage">
            <text:p>-1,04%</text:p>
          </table:table-cell>
          <table:table-cell table:style-name="ce21" table:formula="of:=([.J64]-[.J65])/[.J64]" office:value-type="percentage" office:value="0.0137389597644749" calcext:value-type="percentage">
            <text:p>1,37%</text:p>
          </table:table-cell>
          <table:table-cell table:style-name="ce21" table:formula="of:=([.K64]-[.K65])/[.K64]" office:value-type="percentage" office:value="0.0133576199149969" calcext:value-type="percentage">
            <text:p>1,34%</text:p>
          </table:table-cell>
          <table:table-cell table:style-name="ce21" table:formula="of:=([.L64]-[.L65])/[.L64]" office:value-type="percentage" office:value="0.00276451369690876" calcext:value-type="percentage">
            <text:p>0,28%</text:p>
          </table:table-cell>
          <table:table-cell table:style-name="ce21" table:formula="of:=([.M64]-[.M65])/[.M64]" office:value-type="percentage" office:value="-0.00577663671373555" calcext:value-type="percentage">
            <text:p>-0,58%</text:p>
          </table:table-cell>
          <table:table-cell table:style-name="ce21" table:formula="of:=([.N64]-[.N65])/[.N64]" office:value-type="percentage" office:value="0.00333704115684093" calcext:value-type="percentage">
            <text:p>0,33%</text:p>
          </table:table-cell>
          <table:table-cell table:style-name="ce21" table:formula="of:=([.O64]-[.O65])/[.O64]" office:value-type="percentage" office:value="-0.00848056537102468" calcext:value-type="percentage">
            <text:p>-0,85%</text:p>
          </table:table-cell>
          <table:table-cell table:style-name="ce21" table:formula="of:=([.P64]-[.P65])/[.P64]" office:value-type="percentage" office:value="0.015047879616963" calcext:value-type="percentage">
            <text:p>1,50%</text:p>
          </table:table-cell>
          <table:table-cell table:style-name="ce21" table:formula="of:=([.Q64]-[.Q65])/[.Q64]" office:value-type="percentage" office:value="0.02088772845953" calcext:value-type="percentage">
            <text:p>2,09%</text:p>
          </table:table-cell>
          <table:table-cell table:style-name="ce21" table:formula="of:=([.R64]-[.R65])/[.R64]" office:value-type="percentage" office:value="0.0338345864661655" calcext:value-type="percentage">
            <text:p>3,38%</text:p>
          </table:table-cell>
          <table:table-cell table:style-name="ce21" table:formula="of:=([.S64]-[.S65])/[.S64]" office:value-type="percentage" office:value="-0.00222717149220485" calcext:value-type="percentage">
            <text:p>-0,22%</text:p>
          </table:table-cell>
          <table:table-cell table:style-name="ce21" table:formula="of:=([.T64]-[.T65])/[.T64]" office:value-type="percentage" office:value="0.0234806629834254" calcext:value-type="percentage">
            <text:p>2,35%</text:p>
          </table:table-cell>
          <table:table-cell table:style-name="ce21" table:formula="of:=([.U64]-[.U65])/[.U64]" office:value-type="percentage" office:value="0.0186274509803921" calcext:value-type="percentage">
            <text:p>1,86%</text:p>
          </table:table-cell>
          <table:table-cell table:style-name="ce21" table:formula="of:=([.V64]-[.V65])/[.V64]" office:value-type="percentage" office:value="-0.00451048023348373" calcext:value-type="percentage">
            <text:p>-0,45%</text:p>
          </table:table-cell>
          <table:table-cell table:style-name="ce21" table:formula="of:=([.W64]-[.W65])/[.W64]" office:value-type="percentage" office:value="0.00353773584905674" calcext:value-type="percentage">
            <text:p>0,35%</text:p>
          </table:table-cell>
          <table:table-cell table:style-name="ce21" table:formula="of:=([.X64]-[.X65])/[.X64]" office:value-type="percentage" office:value="0.0253759398496241" calcext:value-type="percentage">
            <text:p>2,54%</text:p>
          </table:table-cell>
          <table:table-cell table:style-name="ce21" table:formula="of:=([.Y64]-[.Y65])/[.Y64]" office:value-type="percentage" office:value="0.0116906474820143" calcext:value-type="percentage">
            <text:p>1,17%</text:p>
          </table:table-cell>
          <table:table-cell table:style-name="ce21" table:formula="of:=([.Z64]-[.Z65])/[.Z64]" office:value-type="percentage" office:value="0.0114942528735632" calcext:value-type="percentage">
            <text:p>1,1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31" calcext:value-type="date">
            <text:p>31/01/18</text:p>
          </table:table-cell>
          <table:table-cell table:style-name="ce21" table:formula="of:=([.B65]-[.B66])/[.B65]" office:value-type="percentage" office:value="0.00563380281690145" calcext:value-type="percentage">
            <text:p>0,56%</text:p>
          </table:table-cell>
          <table:table-cell table:style-name="ce21" table:formula="of:=([.C65]-[.C66])/[.C65]" office:value-type="percentage" office:value="0.00364464692482908" calcext:value-type="percentage">
            <text:p>0,36%</text:p>
          </table:table-cell>
          <table:table-cell table:style-name="ce21" table:formula="of:=([.D65]-[.D66])/[.D65]" office:value-type="percentage" office:value="0.00528301886792455" calcext:value-type="percentage">
            <text:p>0,53%</text:p>
          </table:table-cell>
          <table:table-cell table:style-name="ce21" table:formula="of:=([.E65]-[.E66])/[.E65]" office:value-type="percentage" office:value="-0.000482509047044536" calcext:value-type="percentage">
            <text:p>-0,05%</text:p>
          </table:table-cell>
          <table:table-cell table:style-name="ce21" table:formula="of:=([.F65]-[.F66])/[.F65]" office:value-type="percentage" office:value="0.0147340221967087" calcext:value-type="percentage">
            <text:p>1,47%</text:p>
          </table:table-cell>
          <table:table-cell table:style-name="ce21" table:formula="of:=([.G65]-[.G66])/[.G65]" office:value-type="percentage" office:value="0.00839054157131956" calcext:value-type="percentage">
            <text:p>0,84%</text:p>
          </table:table-cell>
          <table:table-cell table:style-name="ce21" table:formula="of:=([.H65]-[.H66])/[.H65]" office:value-type="percentage" office:value="0.0106598984771574" calcext:value-type="percentage">
            <text:p>1,07%</text:p>
          </table:table-cell>
          <table:table-cell table:style-name="ce21" table:formula="of:=([.I65]-[.I66])/[.I65]" office:value-type="percentage" office:value="0.00723258469737348" calcext:value-type="percentage">
            <text:p>0,72%</text:p>
          </table:table-cell>
          <table:table-cell table:style-name="ce21" table:formula="of:=([.J65]-[.J66])/[.J65]" office:value-type="percentage" office:value="-0.0109452736318407" calcext:value-type="percentage">
            <text:p>-1,09%</text:p>
          </table:table-cell>
          <table:table-cell table:style-name="ce21" table:formula="of:=([.K65]-[.K66])/[.K65]" office:value-type="percentage" office:value="0.00923076923076914" calcext:value-type="percentage">
            <text:p>0,92%</text:p>
          </table:table-cell>
          <table:table-cell table:style-name="ce21" table:formula="of:=([.L65]-[.L66])/[.L65]" office:value-type="percentage" office:value="0.0221774193548388" calcext:value-type="percentage">
            <text:p>2,22%</text:p>
          </table:table-cell>
          <table:table-cell table:style-name="ce21" table:formula="of:=([.M65]-[.M66])/[.M65]" office:value-type="percentage" office:value="-0.00319081046585837" calcext:value-type="percentage">
            <text:p>-0,32%</text:p>
          </table:table-cell>
          <table:table-cell table:style-name="ce21" table:formula="of:=([.N65]-[.N66])/[.N65]" office:value-type="percentage" office:value="0.0186011904761905" calcext:value-type="percentage">
            <text:p>1,86%</text:p>
          </table:table-cell>
          <table:table-cell table:style-name="ce21" table:formula="of:=([.O65]-[.O66])/[.O65]" office:value-type="percentage" office:value="0.0469516468114926" calcext:value-type="percentage">
            <text:p>4,70%</text:p>
          </table:table-cell>
          <table:table-cell table:style-name="ce21" table:formula="of:=([.P65]-[.P66])/[.P65]" office:value-type="percentage" office:value="-0.0222222222222222" calcext:value-type="percentage">
            <text:p>-2,22%</text:p>
          </table:table-cell>
          <table:table-cell table:style-name="ce21" table:formula="of:=([.Q65]-[.Q66])/[.Q65]" office:value-type="percentage" office:value="-0.00533333333333334" calcext:value-type="percentage">
            <text:p>-0,53%</text:p>
          </table:table-cell>
          <table:table-cell table:style-name="ce21" table:formula="of:=([.R65]-[.R66])/[.R65]" office:value-type="percentage" office:value="-0.0116731517509728" calcext:value-type="percentage">
            <text:p>-1,17%</text:p>
          </table:table-cell>
          <table:table-cell table:style-name="ce21" table:formula="of:=([.S65]-[.S66])/[.S65]" office:value-type="percentage" office:value="0.0251851851851852" calcext:value-type="percentage">
            <text:p>2,52%</text:p>
          </table:table-cell>
          <table:table-cell table:style-name="ce21" table:formula="of:=([.T65]-[.T66])/[.T65]" office:value-type="percentage" office:value="-0.0325318246110325" calcext:value-type="percentage">
            <text:p>-3,25%</text:p>
          </table:table-cell>
          <table:table-cell table:style-name="ce21" table:formula="of:=([.U65]-[.U66])/[.U65]" office:value-type="percentage" office:value="-0.0114885114885115" calcext:value-type="percentage">
            <text:p>-1,15%</text:p>
          </table:table-cell>
          <table:table-cell table:style-name="ce21" table:formula="of:=([.V65]-[.V66])/[.V65]" office:value-type="percentage" office:value="0.00950871632329634" calcext:value-type="percentage">
            <text:p>0,95%</text:p>
          </table:table-cell>
          <table:table-cell table:style-name="ce21" table:formula="of:=([.W65]-[.W66])/[.W65]" office:value-type="percentage" office:value="0.000591715976331243" calcext:value-type="percentage">
            <text:p>0,06%</text:p>
          </table:table-cell>
          <table:table-cell table:style-name="ce21" table:formula="of:=([.X65]-[.X66])/[.X65]" office:value-type="percentage" office:value="-0.00321440051430413" calcext:value-type="percentage">
            <text:p>-0,32%</text:p>
          </table:table-cell>
          <table:table-cell table:style-name="ce21" table:formula="of:=([.Y65]-[.Y66])/[.Y65]" office:value-type="percentage" office:value="0.0145586897179254" calcext:value-type="percentage">
            <text:p>1,46%</text:p>
          </table:table-cell>
          <table:table-cell table:style-name="ce21" table:formula="of:=([.Z65]-[.Z66])/[.Z65]" office:value-type="percentage" office:value="0.00726744186046509" calcext:value-type="percentage">
            <text:p>0,7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30" calcext:value-type="date">
            <text:p>30/01/18</text:p>
          </table:table-cell>
          <table:table-cell table:style-name="ce21" table:formula="of:=([.B66]-[.B67])/[.B66]" office:value-type="percentage" office:value="-0.0250236071765817" calcext:value-type="percentage">
            <text:p>-2,50%</text:p>
          </table:table-cell>
          <table:table-cell table:style-name="ce21" table:formula="of:=([.C66]-[.C67])/[.C66]" office:value-type="percentage" office:value="0.00137174211248291" calcext:value-type="percentage">
            <text:p>0,14%</text:p>
          </table:table-cell>
          <table:table-cell table:style-name="ce21" table:formula="of:=([.D66]-[.D67])/[.D66]" office:value-type="percentage" office:value="0.00606980273141124" calcext:value-type="percentage">
            <text:p>0,61%</text:p>
          </table:table-cell>
          <table:table-cell table:style-name="ce21" table:formula="of:=([.E66]-[.E67])/[.E66]" office:value-type="percentage" office:value="-0.0101278032312515" calcext:value-type="percentage">
            <text:p>-1,01%</text:p>
          </table:table-cell>
          <table:table-cell table:style-name="ce21" table:formula="of:=([.F66]-[.F67])/[.F66]" office:value-type="percentage" office:value="-0.00388424936880939" calcext:value-type="percentage">
            <text:p>-0,39%</text:p>
          </table:table-cell>
          <table:table-cell table:style-name="ce21" table:formula="of:=([.G66]-[.G67])/[.G66]" office:value-type="percentage" office:value="0.0051282051282052" calcext:value-type="percentage">
            <text:p>0,51%</text:p>
          </table:table-cell>
          <table:table-cell table:style-name="ce21" table:formula="of:=([.H66]-[.H67])/[.H66]" office:value-type="percentage" office:value="-0.0184710107747564" calcext:value-type="percentage">
            <text:p>-1,85%</text:p>
          </table:table-cell>
          <table:table-cell table:style-name="ce21" table:formula="of:=([.I66]-[.I67])/[.I66]" office:value-type="percentage" office:value="-0.00460122699386507" calcext:value-type="percentage">
            <text:p>-0,46%</text:p>
          </table:table-cell>
          <table:table-cell table:style-name="ce21" table:formula="of:=([.J66]-[.J67])/[.J66]" office:value-type="percentage" office:value="-0.00196850393700783" calcext:value-type="percentage">
            <text:p>-0,20%</text:p>
          </table:table-cell>
          <table:table-cell table:style-name="ce21" table:formula="of:=([.K66]-[.K67])/[.K66]" office:value-type="percentage" office:value="0.00310559006211185" calcext:value-type="percentage">
            <text:p>0,31%</text:p>
          </table:table-cell>
          <table:table-cell table:style-name="ce21" table:formula="of:=([.L66]-[.L67])/[.L66]" office:value-type="percentage" office:value="-0.00386597938144345" calcext:value-type="percentage">
            <text:p>-0,39%</text:p>
          </table:table-cell>
          <table:table-cell table:style-name="ce21" table:formula="of:=([.M66]-[.M67])/[.M66]" office:value-type="percentage" office:value="0.00190839694656496" calcext:value-type="percentage">
            <text:p>0,19%</text:p>
          </table:table-cell>
          <table:table-cell table:style-name="ce21" table:formula="of:=([.N66]-[.N67])/[.N66]" office:value-type="percentage" office:value="0.0147839272175891" calcext:value-type="percentage">
            <text:p>1,48%</text:p>
          </table:table-cell>
          <table:table-cell table:style-name="ce21" table:formula="of:=([.O66]-[.O67])/[.O66]" office:value-type="percentage" office:value="-0.00735294117647056" calcext:value-type="percentage">
            <text:p>-0,74%</text:p>
          </table:table-cell>
          <table:table-cell table:style-name="ce21" table:formula="of:=([.P66]-[.P67])/[.P66]" office:value-type="percentage" office:value="0.00679347826086966" calcext:value-type="percentage">
            <text:p>0,68%</text:p>
          </table:table-cell>
          <table:table-cell table:style-name="ce21" table:formula="of:=([.Q66]-[.Q67])/[.Q66]" office:value-type="percentage" office:value="0.00397877984084884" calcext:value-type="percentage">
            <text:p>0,40%</text:p>
          </table:table-cell>
          <table:table-cell table:style-name="ce21" table:formula="of:=([.R66]-[.R67])/[.R66]" office:value-type="percentage" office:value="0.00769230769230767" calcext:value-type="percentage">
            <text:p>0,77%</text:p>
          </table:table-cell>
          <table:table-cell table:style-name="ce21" table:formula="of:=([.S66]-[.S67])/[.S66]" office:value-type="percentage" office:value="-0.0113981762917933" calcext:value-type="percentage">
            <text:p>-1,14%</text:p>
          </table:table-cell>
          <table:table-cell table:style-name="ce21" table:formula="of:=([.T66]-[.T67])/[.T66]" office:value-type="percentage" office:value="-0.0164383561643836" calcext:value-type="percentage">
            <text:p>-1,64%</text:p>
          </table:table-cell>
          <table:table-cell table:style-name="ce21" table:formula="of:=([.U66]-[.U67])/[.U66]" office:value-type="percentage" office:value="0.00987654320987651" calcext:value-type="percentage">
            <text:p>0,99%</text:p>
          </table:table-cell>
          <table:table-cell table:style-name="ce21" table:formula="of:=([.V66]-[.V67])/[.V66]" office:value-type="percentage" office:value="0.00346666666666674" calcext:value-type="percentage">
            <text:p>0,35%</text:p>
          </table:table-cell>
          <table:table-cell table:style-name="ce21" table:formula="of:=([.W66]-[.W67])/[.W66]" office:value-type="percentage" office:value="-0.0100651272942568" calcext:value-type="percentage">
            <text:p>-1,01%</text:p>
          </table:table-cell>
          <table:table-cell table:style-name="ce21" table:formula="of:=([.X66]-[.X67])/[.X66]" office:value-type="percentage" office:value="0.000320410124959999" calcext:value-type="percentage">
            <text:p>0,03%</text:p>
          </table:table-cell>
          <table:table-cell table:style-name="ce21" table:formula="of:=([.Y66]-[.Y67])/[.Y66]" office:value-type="percentage" office:value="0.0101569713758079" calcext:value-type="percentage">
            <text:p>1,02%</text:p>
          </table:table-cell>
          <table:table-cell table:style-name="ce21" table:formula="of:=([.Z66]-[.Z67])/[.Z66]" office:value-type="percentage" office:value="0.0146412884333821" calcext:value-type="percentage">
            <text:p>1,4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9" calcext:value-type="date">
            <text:p>29/01/18</text:p>
          </table:table-cell>
          <table:table-cell table:style-name="ce21" table:formula="of:=([.B67]-[.B68])/[.B67]" office:value-type="percentage" office:value="0" calcext:value-type="percentage">
            <text:p>0,00%</text:p>
          </table:table-cell>
          <table:table-cell table:style-name="ce21" table:formula="of:=([.C67]-[.C68])/[.C67]" office:value-type="percentage" office:value="-0.00183150183150179" calcext:value-type="percentage">
            <text:p>-0,18%</text:p>
          </table:table-cell>
          <table:table-cell table:style-name="ce21" table:formula="of:=([.D67]-[.D68])/[.D67]" office:value-type="percentage" office:value="-0.0267175572519084" calcext:value-type="percentage">
            <text:p>-2,67%</text:p>
          </table:table-cell>
          <table:table-cell table:style-name="ce21" table:formula="of:=([.E67]-[.E68])/[.E67]" office:value-type="percentage" office:value="0.0109811410837909" calcext:value-type="percentage">
            <text:p>1,10%</text:p>
          </table:table-cell>
          <table:table-cell table:style-name="ce21" table:formula="of:=([.F67]-[.F68])/[.F67]" office:value-type="percentage" office:value="-0.0276649255175082" calcext:value-type="percentage">
            <text:p>-2,77%</text:p>
          </table:table-cell>
          <table:table-cell table:style-name="ce21" table:formula="of:=([.G67]-[.G68])/[.G67]" office:value-type="percentage" office:value="-0.0296391752577321" calcext:value-type="percentage">
            <text:p>-2,96%</text:p>
          </table:table-cell>
          <table:table-cell table:style-name="ce21" table:formula="of:=([.H67]-[.H68])/[.H67]" office:value-type="percentage" office:value="-0.0040302267002518" calcext:value-type="percentage">
            <text:p>-0,40%</text:p>
          </table:table-cell>
          <table:table-cell table:style-name="ce21" table:formula="of:=([.I67]-[.I68])/[.I67]" office:value-type="percentage" office:value="-0.00725190839694661" calcext:value-type="percentage">
            <text:p>-0,73%</text:p>
          </table:table-cell>
          <table:table-cell table:style-name="ce21" table:formula="of:=([.J67]-[.J68])/[.J67]" office:value-type="percentage" office:value="0.0137524557956779" calcext:value-type="percentage">
            <text:p>1,38%</text:p>
          </table:table-cell>
          <table:table-cell table:style-name="ce21" table:formula="of:=([.K67]-[.K68])/[.K67]" office:value-type="percentage" office:value="-0.0211838006230529" calcext:value-type="percentage">
            <text:p>-2,12%</text:p>
          </table:table-cell>
          <table:table-cell table:style-name="ce21" table:formula="of:=([.L67]-[.L68])/[.L67]" office:value-type="percentage" office:value="-0.00564826700898585" calcext:value-type="percentage">
            <text:p>-0,56%</text:p>
          </table:table-cell>
          <table:table-cell table:style-name="ce21" table:formula="of:=([.M67]-[.M68])/[.M67]" office:value-type="percentage" office:value="-0.0197578075207139" calcext:value-type="percentage">
            <text:p>-1,98%</text:p>
          </table:table-cell>
          <table:table-cell table:style-name="ce21" table:formula="of:=([.N67]-[.N68])/[.N67]" office:value-type="percentage" office:value="-0.0223162754905734" calcext:value-type="percentage">
            <text:p>-2,23%</text:p>
          </table:table-cell>
          <table:table-cell table:style-name="ce21" table:formula="of:=([.O67]-[.O68])/[.O67]" office:value-type="percentage" office:value="-0.0204379562043796" calcext:value-type="percentage">
            <text:p>-2,04%</text:p>
          </table:table-cell>
          <table:table-cell table:style-name="ce21" table:formula="of:=([.P67]-[.P68])/[.P67]" office:value-type="percentage" office:value="-0.0218878248974008" calcext:value-type="percentage">
            <text:p>-2,19%</text:p>
          </table:table-cell>
          <table:table-cell table:style-name="ce21" table:formula="of:=([.Q67]-[.Q68])/[.Q67]" office:value-type="percentage" office:value="0.0106524633821571" calcext:value-type="percentage">
            <text:p>1,07%</text:p>
          </table:table-cell>
          <table:table-cell table:style-name="ce21" table:formula="of:=([.R67]-[.R68])/[.R67]" office:value-type="percentage" office:value="0.00232558139534893" calcext:value-type="percentage">
            <text:p>0,23%</text:p>
          </table:table-cell>
          <table:table-cell table:style-name="ce21" table:formula="of:=([.S67]-[.S68])/[.S67]" office:value-type="percentage" office:value="-0.00601051840721263" calcext:value-type="percentage">
            <text:p>-0,60%</text:p>
          </table:table-cell>
          <table:table-cell table:style-name="ce21" table:formula="of:=([.T67]-[.T68])/[.T67]" office:value-type="percentage" office:value="0.00242587601078176" calcext:value-type="percentage">
            <text:p>0,24%</text:p>
          </table:table-cell>
          <table:table-cell table:style-name="ce21" table:formula="of:=([.U67]-[.U68])/[.U67]" office:value-type="percentage" office:value="0.0129675810473816" calcext:value-type="percentage">
            <text:p>1,30%</text:p>
          </table:table-cell>
          <table:table-cell table:style-name="ce21" table:formula="of:=([.V67]-[.V68])/[.V67]" office:value-type="percentage" office:value="-0.0224779234680226" calcext:value-type="percentage">
            <text:p>-2,25%</text:p>
          </table:table-cell>
          <table:table-cell table:style-name="ce21" table:formula="of:=([.W67]-[.W68])/[.W67]" office:value-type="percentage" office:value="-0.00234466588511153" calcext:value-type="percentage">
            <text:p>-0,23%</text:p>
          </table:table-cell>
          <table:table-cell table:style-name="ce21" table:formula="of:=([.X67]-[.X68])/[.X67]" office:value-type="percentage" office:value="-0.0416666666666667" calcext:value-type="percentage">
            <text:p>-4,17%</text:p>
          </table:table-cell>
          <table:table-cell table:style-name="ce21" table:formula="of:=([.Y67]-[.Y68])/[.Y67]" office:value-type="percentage" office:value="-0.0149253731343284" calcext:value-type="percentage">
            <text:p>-1,49%</text:p>
          </table:table-cell>
          <table:table-cell table:style-name="ce21" table:formula="of:=([.Z67]-[.Z68])/[.Z67]" office:value-type="percentage" office:value="-0.0208023774145616" calcext:value-type="percentage">
            <text:p>-2,0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6" calcext:value-type="date">
            <text:p>26/01/18</text:p>
          </table:table-cell>
          <table:table-cell table:style-name="ce21" table:formula="of:=([.B68]-[.B69])/[.B68]" office:value-type="percentage" office:value="0.0497466605251037" calcext:value-type="percentage">
            <text:p>4,97%</text:p>
          </table:table-cell>
          <table:table-cell table:style-name="ce21" table:formula="of:=([.C68]-[.C69])/[.C68]" office:value-type="percentage" office:value="-0.000457038391224934" calcext:value-type="percentage">
            <text:p>-0,05%</text:p>
          </table:table-cell>
          <table:table-cell table:style-name="ce21" table:formula="of:=([.D68]-[.D69])/[.D68]" office:value-type="percentage" office:value="0.0401486988847583" calcext:value-type="percentage">
            <text:p>4,01%</text:p>
          </table:table-cell>
          <table:table-cell table:style-name="ce21" table:formula="of:=([.E68]-[.E69])/[.E68]" office:value-type="percentage" office:value="-0.00844798455225685" calcext:value-type="percentage">
            <text:p>-0,84%</text:p>
          </table:table-cell>
          <table:table-cell table:style-name="ce21" table:formula="of:=([.F68]-[.F69])/[.F68]" office:value-type="percentage" office:value="0.051769578313253" calcext:value-type="percentage">
            <text:p>5,18%</text:p>
          </table:table-cell>
          <table:table-cell table:style-name="ce21" table:formula="of:=([.G68]-[.G69])/[.G68]" office:value-type="percentage" office:value="0.0440550688360452" calcext:value-type="percentage">
            <text:p>4,41%</text:p>
          </table:table-cell>
          <table:table-cell table:style-name="ce21" table:formula="of:=([.H68]-[.H69])/[.H68]" office:value-type="percentage" office:value="0.0296036126442549" calcext:value-type="percentage">
            <text:p>2,96%</text:p>
          </table:table-cell>
          <table:table-cell table:style-name="ce21" table:formula="of:=([.I68]-[.I69])/[.I68]" office:value-type="percentage" office:value="0.00151572565365666" calcext:value-type="percentage">
            <text:p>0,15%</text:p>
          </table:table-cell>
          <table:table-cell table:style-name="ce21" table:formula="of:=([.J68]-[.J69])/[.J68]" office:value-type="percentage" office:value="0.0149402390438246" calcext:value-type="percentage">
            <text:p>1,49%</text:p>
          </table:table-cell>
          <table:table-cell table:style-name="ce21" table:formula="of:=([.K68]-[.K69])/[.K68]" office:value-type="percentage" office:value="-0.0109823062843197" calcext:value-type="percentage">
            <text:p>-1,10%</text:p>
          </table:table-cell>
          <table:table-cell table:style-name="ce21" table:formula="of:=([.L68]-[.L69])/[.L68]" office:value-type="percentage" office:value="0.030125095736533" calcext:value-type="percentage">
            <text:p>3,01%</text:p>
          </table:table-cell>
          <table:table-cell table:style-name="ce21" table:formula="of:=([.M68]-[.M69])/[.M68]" office:value-type="percentage" office:value="0.00312500000000004" calcext:value-type="percentage">
            <text:p>0,31%</text:p>
          </table:table-cell>
          <table:table-cell table:style-name="ce21" table:formula="of:=([.N68]-[.N69])/[.N68]" office:value-type="percentage" office:value="-0.0161836657884832" calcext:value-type="percentage">
            <text:p>-1,62%</text:p>
          </table:table-cell>
          <table:table-cell table:style-name="ce21" table:formula="of:=([.O68]-[.O69])/[.O68]" office:value-type="percentage" office:value="0.0536480686695279" calcext:value-type="percentage">
            <text:p>5,36%</text:p>
          </table:table-cell>
          <table:table-cell table:style-name="ce21" table:formula="of:=([.P68]-[.P69])/[.P68]" office:value-type="percentage" office:value="0.0535475234270414" calcext:value-type="percentage">
            <text:p>5,35%</text:p>
          </table:table-cell>
          <table:table-cell table:style-name="ce21" table:formula="of:=([.Q68]-[.Q69])/[.Q68]" office:value-type="percentage" office:value="0.0915208613728129" calcext:value-type="percentage">
            <text:p>9,15%</text:p>
          </table:table-cell>
          <table:table-cell table:style-name="ce21" table:formula="of:=([.R68]-[.R69])/[.R68]" office:value-type="percentage" office:value="0.0264180264180264" calcext:value-type="percentage">
            <text:p>2,64%</text:p>
          </table:table-cell>
          <table:table-cell table:style-name="ce21" table:formula="of:=([.S68]-[.S69])/[.S68]" office:value-type="percentage" office:value="0.0328603435399553" calcext:value-type="percentage">
            <text:p>3,29%</text:p>
          </table:table-cell>
          <table:table-cell table:style-name="ce21" table:formula="of:=([.T68]-[.T69])/[.T68]" office:value-type="percentage" office:value="0.0162118346392867" calcext:value-type="percentage">
            <text:p>1,62%</text:p>
          </table:table-cell>
          <table:table-cell table:style-name="ce21" table:formula="of:=([.U68]-[.U69])/[.U68]" office:value-type="percentage" office:value="-0.000505305709954601" calcext:value-type="percentage">
            <text:p>-0,05%</text:p>
          </table:table-cell>
          <table:table-cell table:style-name="ce21" table:formula="of:=([.V68]-[.V69])/[.V68]" office:value-type="percentage" office:value="0.0251243130070662" calcext:value-type="percentage">
            <text:p>2,51%</text:p>
          </table:table-cell>
          <table:table-cell table:style-name="ce21" table:formula="of:=([.W68]-[.W69])/[.W68]" office:value-type="percentage" office:value="0.0350877192982457" calcext:value-type="percentage">
            <text:p>3,51%</text:p>
          </table:table-cell>
          <table:table-cell table:style-name="ce21" table:formula="of:=([.X68]-[.X69])/[.X68]" office:value-type="percentage" office:value="0.0212307692307693" calcext:value-type="percentage">
            <text:p>2,12%</text:p>
          </table:table-cell>
          <table:table-cell table:style-name="ce21" table:formula="of:=([.Y68]-[.Y69])/[.Y68]" office:value-type="percentage" office:value="0.00183823529411777" calcext:value-type="percentage">
            <text:p>0,18%</text:p>
          </table:table-cell>
          <table:table-cell table:style-name="ce21" table:formula="of:=([.Z68]-[.Z69])/[.Z68]" office:value-type="percentage" office:value="0.0218340611353712" calcext:value-type="percentage">
            <text:p>2,1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4" calcext:value-type="date">
            <text:p>24/01/18</text:p>
          </table:table-cell>
          <table:table-cell table:style-name="ce21" table:formula="of:=([.B69]-[.B70])/[.B69]" office:value-type="percentage" office:value="0.060106640814348" calcext:value-type="percentage">
            <text:p>6,01%</text:p>
          </table:table-cell>
          <table:table-cell table:style-name="ce21" table:formula="of:=([.C69]-[.C70])/[.C69]" office:value-type="percentage" office:value="-0.000456829602558155" calcext:value-type="percentage">
            <text:p>-0,05%</text:p>
          </table:table-cell>
          <table:table-cell table:style-name="ce21" table:formula="of:=([.D69]-[.D70])/[.D69]" office:value-type="percentage" office:value="0.0596436870642912" calcext:value-type="percentage">
            <text:p>5,96%</text:p>
          </table:table-cell>
          <table:table-cell table:style-name="ce21" table:formula="of:=([.E69]-[.E70])/[.E69]" office:value-type="percentage" office:value="0.0217807563427478" calcext:value-type="percentage">
            <text:p>2,18%</text:p>
          </table:table-cell>
          <table:table-cell table:style-name="ce21" table:formula="of:=([.F69]-[.F70])/[.F69]" office:value-type="percentage" office:value="0.0458606313281714" calcext:value-type="percentage">
            <text:p>4,59%</text:p>
          </table:table-cell>
          <table:table-cell table:style-name="ce21" table:formula="of:=([.G69]-[.G70])/[.G69]" office:value-type="percentage" office:value="0.0599633411887929" calcext:value-type="percentage">
            <text:p>6,00%</text:p>
          </table:table-cell>
          <table:table-cell table:style-name="ce21" table:formula="of:=([.H69]-[.H70])/[.H69]" office:value-type="percentage" office:value="0.0542916235780766" calcext:value-type="percentage">
            <text:p>5,43%</text:p>
          </table:table-cell>
          <table:table-cell table:style-name="ce21" table:formula="of:=([.I69]-[.I70])/[.I69]" office:value-type="percentage" office:value="0.0182163187855788" calcext:value-type="percentage">
            <text:p>1,82%</text:p>
          </table:table-cell>
          <table:table-cell table:style-name="ce21" table:formula="of:=([.J69]-[.J70])/[.J69]" office:value-type="percentage" office:value="0.0374115267947423" calcext:value-type="percentage">
            <text:p>3,74%</text:p>
          </table:table-cell>
          <table:table-cell table:style-name="ce21" table:formula="of:=([.K69]-[.K70])/[.K69]" office:value-type="percentage" office:value="0.0102595051297527" calcext:value-type="percentage">
            <text:p>1,03%</text:p>
          </table:table-cell>
          <table:table-cell table:style-name="ce21" table:formula="of:=([.L69]-[.L70])/[.L69]" office:value-type="percentage" office:value="0.0734403790471176" calcext:value-type="percentage">
            <text:p>7,34%</text:p>
          </table:table-cell>
          <table:table-cell table:style-name="ce21" table:formula="of:=([.M69]-[.M70])/[.M69]" office:value-type="percentage" office:value="0.0194357366771159" calcext:value-type="percentage">
            <text:p>1,94%</text:p>
          </table:table-cell>
          <table:table-cell table:style-name="ce21" table:formula="of:=([.N69]-[.N70])/[.N69]" office:value-type="percentage" office:value="-0.00925925925925926" calcext:value-type="percentage">
            <text:p>-0,93%</text:p>
          </table:table-cell>
          <table:table-cell table:style-name="ce21" table:formula="of:=([.O69]-[.O70])/[.O69]" office:value-type="percentage" office:value="0.0627362055933485" calcext:value-type="percentage">
            <text:p>6,27%</text:p>
          </table:table-cell>
          <table:table-cell table:style-name="ce21" table:formula="of:=([.P69]-[.P70])/[.P69]" office:value-type="percentage" office:value="0.0304101838755304" calcext:value-type="percentage">
            <text:p>3,04%</text:p>
          </table:table-cell>
          <table:table-cell table:style-name="ce21" table:formula="of:=([.Q69]-[.Q70])/[.Q69]" office:value-type="percentage" office:value="0.0311111111111111" calcext:value-type="percentage">
            <text:p>3,11%</text:p>
          </table:table-cell>
          <table:table-cell table:style-name="ce21" table:formula="of:=([.R69]-[.R70])/[.R69]" office:value-type="percentage" office:value="0.0263367916999202" calcext:value-type="percentage">
            <text:p>2,63%</text:p>
          </table:table-cell>
          <table:table-cell table:style-name="ce21" table:formula="of:=([.S69]-[.S70])/[.S69]" office:value-type="percentage" office:value="0.0231660231660231" calcext:value-type="percentage">
            <text:p>2,32%</text:p>
          </table:table-cell>
          <table:table-cell table:style-name="ce21" table:formula="of:=([.T69]-[.T70])/[.T69]" office:value-type="percentage" office:value="0.019225487503433" calcext:value-type="percentage">
            <text:p>1,92%</text:p>
          </table:table-cell>
          <table:table-cell table:style-name="ce21" table:formula="of:=([.U69]-[.U70])/[.U69]" office:value-type="percentage" office:value="0.0202020202020203" calcext:value-type="percentage">
            <text:p>2,02%</text:p>
          </table:table-cell>
          <table:table-cell table:style-name="ce21" table:formula="of:=([.V69]-[.V70])/[.V69]" office:value-type="percentage" office:value="0.0416107382550335" calcext:value-type="percentage">
            <text:p>4,16%</text:p>
          </table:table-cell>
          <table:table-cell table:style-name="ce21" table:formula="of:=([.W69]-[.W70])/[.W69]" office:value-type="percentage" office:value="0.0363636363636363" calcext:value-type="percentage">
            <text:p>3,64%</text:p>
          </table:table-cell>
          <table:table-cell table:style-name="ce21" table:formula="of:=([.X69]-[.X70])/[.X69]" office:value-type="percentage" office:value="0.0352090537566802" calcext:value-type="percentage">
            <text:p>3,52%</text:p>
          </table:table-cell>
          <table:table-cell table:style-name="ce21" table:formula="of:=([.Y69]-[.Y70])/[.Y69]" office:value-type="percentage" office:value="0.0488029465930018" calcext:value-type="percentage">
            <text:p>4,88%</text:p>
          </table:table-cell>
          <table:table-cell table:style-name="ce21" table:formula="of:=([.Z69]-[.Z70])/[.Z69]" office:value-type="percentage" office:value="0.0491071428571429" calcext:value-type="percentage">
            <text:p>4,9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3" calcext:value-type="date">
            <text:p>23/01/18</text:p>
          </table:table-cell>
          <table:table-cell table:style-name="ce21" table:formula="of:=([.B70]-[.B71])/[.B70]" office:value-type="percentage" office:value="-0.00618875709128422" calcext:value-type="percentage">
            <text:p>-0,62%</text:p>
          </table:table-cell>
          <table:table-cell table:style-name="ce21" table:formula="of:=([.C70]-[.C71])/[.C70]" office:value-type="percentage" office:value="0" calcext:value-type="percentage">
            <text:p>0,00%</text:p>
          </table:table-cell>
          <table:table-cell table:style-name="ce21" table:formula="of:=([.D70]-[.D71])/[.D70]" office:value-type="percentage" office:value="-0.0115321252059307" calcext:value-type="percentage">
            <text:p>-1,15%</text:p>
          </table:table-cell>
          <table:table-cell table:style-name="ce21" table:formula="of:=([.E70]-[.E71])/[.E70]" office:value-type="percentage" office:value="-0.0435527281624664" calcext:value-type="percentage">
            <text:p>-4,36%</text:p>
          </table:table-cell>
          <table:table-cell table:style-name="ce21" table:formula="of:=([.F70]-[.F71])/[.F70]" office:value-type="percentage" office:value="-0.00353724511027871" calcext:value-type="percentage">
            <text:p>-0,35%</text:p>
          </table:table-cell>
          <table:table-cell table:style-name="ce21" table:formula="of:=([.G70]-[.G71])/[.G70]" office:value-type="percentage" office:value="0.00557103064066841" calcext:value-type="percentage">
            <text:p>0,56%</text:p>
          </table:table-cell>
          <table:table-cell table:style-name="ce21" table:formula="of:=([.H70]-[.H71])/[.H70]" office:value-type="percentage" office:value="-0.00984144341170037" calcext:value-type="percentage">
            <text:p>-0,98%</text:p>
          </table:table-cell>
          <table:table-cell table:style-name="ce21" table:formula="of:=([.I70]-[.I71])/[.I70]" office:value-type="percentage" office:value="0.0525705450328566" calcext:value-type="percentage">
            <text:p>5,26%</text:p>
          </table:table-cell>
          <table:table-cell table:style-name="ce21" table:formula="of:=([.J70]-[.J71])/[.J70]" office:value-type="percentage" office:value="-0.0241596638655463" calcext:value-type="percentage">
            <text:p>-2,42%</text:p>
          </table:table-cell>
          <table:table-cell table:style-name="ce21" table:formula="of:=([.K70]-[.K71])/[.K70]" office:value-type="percentage" office:value="-0.0310975609756098" calcext:value-type="percentage">
            <text:p>-3,11%</text:p>
          </table:table-cell>
          <table:table-cell table:style-name="ce21" table:formula="of:=([.L70]-[.L71])/[.L70]" office:value-type="percentage" office:value="0.00369318181818189" calcext:value-type="percentage">
            <text:p>0,37%</text:p>
          </table:table-cell>
          <table:table-cell table:style-name="ce21" table:formula="of:=([.M70]-[.M71])/[.M70]" office:value-type="percentage" office:value="-0.0057544757033248" calcext:value-type="percentage">
            <text:p>-0,58%</text:p>
          </table:table-cell>
          <table:table-cell table:style-name="ce21" table:formula="of:=([.N70]-[.N71])/[.N70]" office:value-type="percentage" office:value="-0.00477064220183483" calcext:value-type="percentage">
            <text:p>-0,48%</text:p>
          </table:table-cell>
          <table:table-cell table:style-name="ce21" table:formula="of:=([.O70]-[.O71])/[.O70]" office:value-type="percentage" office:value="-0.0282258064516129" calcext:value-type="percentage">
            <text:p>-2,82%</text:p>
          </table:table-cell>
          <table:table-cell table:style-name="ce21" table:formula="of:=([.P70]-[.P71])/[.P70]" office:value-type="percentage" office:value="-0.0196936542669584" calcext:value-type="percentage">
            <text:p>-1,97%</text:p>
          </table:table-cell>
          <table:table-cell table:style-name="ce21" table:formula="of:=([.Q70]-[.Q71])/[.Q70]" office:value-type="percentage" office:value="-0.00305810397553524" calcext:value-type="percentage">
            <text:p>-0,31%</text:p>
          </table:table-cell>
          <table:table-cell table:style-name="ce21" table:formula="of:=([.R70]-[.R71])/[.R70]" office:value-type="percentage" office:value="-0.0172131147540984" calcext:value-type="percentage">
            <text:p>-1,72%</text:p>
          </table:table-cell>
          <table:table-cell table:style-name="ce21" table:formula="of:=([.S70]-[.S71])/[.S70]" office:value-type="percentage" office:value="-0.0118577075098815" calcext:value-type="percentage">
            <text:p>-1,19%</text:p>
          </table:table-cell>
          <table:table-cell table:style-name="ce21" table:formula="of:=([.T70]-[.T71])/[.T70]" office:value-type="percentage" office:value="-0.0322038644637356" calcext:value-type="percentage">
            <text:p>-3,22%</text:p>
          </table:table-cell>
          <table:table-cell table:style-name="ce21" table:formula="of:=([.U70]-[.U71])/[.U70]" office:value-type="percentage" office:value="-0.00979381443298976" calcext:value-type="percentage">
            <text:p>-0,98%</text:p>
          </table:table-cell>
          <table:table-cell table:style-name="ce21" table:formula="of:=([.V70]-[.V71])/[.V70]" office:value-type="percentage" office:value="-0.0198879551820727" calcext:value-type="percentage">
            <text:p>-1,99%</text:p>
          </table:table-cell>
          <table:table-cell table:style-name="ce21" table:formula="of:=([.W70]-[.W71])/[.W70]" office:value-type="percentage" office:value="-0.0289308176100628" calcext:value-type="percentage">
            <text:p>-2,89%</text:p>
          </table:table-cell>
          <table:table-cell table:style-name="ce21" table:formula="of:=([.X70]-[.X71])/[.X70]" office:value-type="percentage" office:value="0.00456174649723039" calcext:value-type="percentage">
            <text:p>0,46%</text:p>
          </table:table-cell>
          <table:table-cell table:style-name="ce21" table:formula="of:=([.Y70]-[.Y71])/[.Y70]" office:value-type="percentage" office:value="-0.0406582768635044" calcext:value-type="percentage">
            <text:p>-4,07%</text:p>
          </table:table-cell>
          <table:table-cell table:style-name="ce21" table:formula="of:=([.Z70]-[.Z71])/[.Z70]" office:value-type="percentage" office:value="-0.0359937402190924" calcext:value-type="percentage">
            <text:p>-3,6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2" calcext:value-type="date">
            <text:p>22/01/18</text:p>
          </table:table-cell>
          <table:table-cell table:style-name="ce21" table:formula="of:=([.B71]-[.B72])/[.B71]" office:value-type="percentage" office:value="0.0102511532547413" calcext:value-type="percentage">
            <text:p>1,03%</text:p>
          </table:table-cell>
          <table:table-cell table:style-name="ce21" table:formula="of:=([.C71]-[.C72])/[.C71]" office:value-type="percentage" office:value="-0.00456621004566217" calcext:value-type="percentage">
            <text:p>-0,46%</text:p>
          </table:table-cell>
          <table:table-cell table:style-name="ce21" table:formula="of:=([.D71]-[.D72])/[.D71]" office:value-type="percentage" office:value="0.02442996742671" calcext:value-type="percentage">
            <text:p>2,44%</text:p>
          </table:table-cell>
          <table:table-cell table:style-name="ce21" table:formula="of:=([.E71]-[.E72])/[.E71]" office:value-type="percentage" office:value="-0.00539273153575625" calcext:value-type="percentage">
            <text:p>-0,54%</text:p>
          </table:table-cell>
          <table:table-cell table:style-name="ce21" table:formula="of:=([.F71]-[.F72])/[.F71]" office:value-type="percentage" office:value="0.0242587601078166" calcext:value-type="percentage">
            <text:p>2,43%</text:p>
          </table:table-cell>
          <table:table-cell table:style-name="ce21" table:formula="of:=([.G71]-[.G72])/[.G71]" office:value-type="percentage" office:value="0.019607843137255" calcext:value-type="percentage">
            <text:p>1,96%</text:p>
          </table:table-cell>
          <table:table-cell table:style-name="ce21" table:formula="of:=([.H71]-[.H72])/[.H71]" office:value-type="percentage" office:value="0.0113697888467784" calcext:value-type="percentage">
            <text:p>1,14%</text:p>
          </table:table-cell>
          <table:table-cell table:style-name="ce21" table:formula="of:=([.I71]-[.I72])/[.I71]" office:value-type="percentage" office:value="-0.00979192166462662" calcext:value-type="percentage">
            <text:p>-0,98%</text:p>
          </table:table-cell>
          <table:table-cell table:style-name="ce21" table:formula="of:=([.J71]-[.J72])/[.J71]" office:value-type="percentage" office:value="0.0051282051282052" calcext:value-type="percentage">
            <text:p>0,51%</text:p>
          </table:table-cell>
          <table:table-cell table:style-name="ce21" table:formula="of:=([.K71]-[.K72])/[.K71]" office:value-type="percentage" office:value="-0.00532229450029567" calcext:value-type="percentage">
            <text:p>-0,53%</text:p>
          </table:table-cell>
          <table:table-cell table:style-name="ce21" table:formula="of:=([.L71]-[.L72])/[.L71]" office:value-type="percentage" office:value="0.0034217279726261" calcext:value-type="percentage">
            <text:p>0,34%</text:p>
          </table:table-cell>
          <table:table-cell table:style-name="ce21" table:formula="of:=([.M71]-[.M72])/[.M71]" office:value-type="percentage" office:value="-0.0171646535282899" calcext:value-type="percentage">
            <text:p>-1,72%</text:p>
          </table:table-cell>
          <table:table-cell table:style-name="ce21" table:formula="of:=([.N71]-[.N72])/[.N71]" office:value-type="percentage" office:value="0.0266617969320672" calcext:value-type="percentage">
            <text:p>2,67%</text:p>
          </table:table-cell>
          <table:table-cell table:style-name="ce21" table:formula="of:=([.O71]-[.O72])/[.O71]" office:value-type="percentage" office:value="-0.011764705882353" calcext:value-type="percentage">
            <text:p>-1,18%</text:p>
          </table:table-cell>
          <table:table-cell table:style-name="ce21" table:formula="of:=([.P71]-[.P72])/[.P71]" office:value-type="percentage" office:value="-0.0128755364806867" calcext:value-type="percentage">
            <text:p>-1,29%</text:p>
          </table:table-cell>
          <table:table-cell table:style-name="ce21" table:formula="of:=([.Q71]-[.Q72])/[.Q71]" office:value-type="percentage" office:value="-0.0152439024390243" calcext:value-type="percentage">
            <text:p>-1,52%</text:p>
          </table:table-cell>
          <table:table-cell table:style-name="ce21" table:formula="of:=([.R71]-[.R72])/[.R71]" office:value-type="percentage" office:value="-0.00483481063658344" calcext:value-type="percentage">
            <text:p>-0,48%</text:p>
          </table:table-cell>
          <table:table-cell table:style-name="ce21" table:formula="of:=([.S71]-[.S72])/[.S71]" office:value-type="percentage" office:value="0.00156250000000011" calcext:value-type="percentage">
            <text:p>0,16%</text:p>
          </table:table-cell>
          <table:table-cell table:style-name="ce21" table:formula="of:=([.T71]-[.T72])/[.T71]" office:value-type="percentage" office:value="-0.0170916983179599" calcext:value-type="percentage">
            <text:p>-1,71%</text:p>
          </table:table-cell>
          <table:table-cell table:style-name="ce21" table:formula="of:=([.U71]-[.U72])/[.U71]" office:value-type="percentage" office:value="-0.00459418070444103" calcext:value-type="percentage">
            <text:p>-0,46%</text:p>
          </table:table-cell>
          <table:table-cell table:style-name="ce21" table:formula="of:=([.V71]-[.V72])/[.V71]" office:value-type="percentage" office:value="-0.00466904696511952" calcext:value-type="percentage">
            <text:p>-0,47%</text:p>
          </table:table-cell>
          <table:table-cell table:style-name="ce21" table:formula="of:=([.W71]-[.W72])/[.W71]" office:value-type="percentage" office:value="-0.00855745721271397" calcext:value-type="percentage">
            <text:p>-0,86%</text:p>
          </table:table-cell>
          <table:table-cell table:style-name="ce21" table:formula="of:=([.X71]-[.X72])/[.X71]" office:value-type="percentage" office:value="-0.00458265139116205" calcext:value-type="percentage">
            <text:p>-0,46%</text:p>
          </table:table-cell>
          <table:table-cell table:style-name="ce21" table:formula="of:=([.Y71]-[.Y72])/[.Y71]" office:value-type="percentage" office:value="0.00651162790697677" calcext:value-type="percentage">
            <text:p>0,65%</text:p>
          </table:table-cell>
          <table:table-cell table:style-name="ce21" table:formula="of:=([.Z71]-[.Z72])/[.Z71]" office:value-type="percentage" office:value="0.00755287009063441" calcext:value-type="percentage">
            <text:p>0,7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9" calcext:value-type="date">
            <text:p>19/01/18</text:p>
          </table:table-cell>
          <table:table-cell table:style-name="ce21" table:formula="of:=([.B72]-[.B73])/[.B72]" office:value-type="percentage" office:value="-0.00673226307612649" calcext:value-type="percentage">
            <text:p>-0,67%</text:p>
          </table:table-cell>
          <table:table-cell table:style-name="ce21" table:formula="of:=([.C72]-[.C73])/[.C72]" office:value-type="percentage" office:value="0.00363636363636356" calcext:value-type="percentage">
            <text:p>0,36%</text:p>
          </table:table-cell>
          <table:table-cell table:style-name="ce21" table:formula="of:=([.D72]-[.D73])/[.D72]" office:value-type="percentage" office:value="0.00333889816360609" calcext:value-type="percentage">
            <text:p>0,33%</text:p>
          </table:table-cell>
          <table:table-cell table:style-name="ce21" table:formula="of:=([.E72]-[.E73])/[.E72]" office:value-type="percentage" office:value="0.000466417910447834" calcext:value-type="percentage">
            <text:p>0,05%</text:p>
          </table:table-cell>
          <table:table-cell table:style-name="ce21" table:formula="of:=([.F72]-[.F73])/[.F72]" office:value-type="percentage" office:value="0.0080747981300468" calcext:value-type="percentage">
            <text:p>0,81%</text:p>
          </table:table-cell>
          <table:table-cell table:style-name="ce21" table:formula="of:=([.G72]-[.G73])/[.G72]" office:value-type="percentage" office:value="0.0057142857142858" calcext:value-type="percentage">
            <text:p>0,57%</text:p>
          </table:table-cell>
          <table:table-cell table:style-name="ce21" table:formula="of:=([.H72]-[.H73])/[.H72]" office:value-type="percentage" office:value="0.00219058050383366" calcext:value-type="percentage">
            <text:p>0,22%</text:p>
          </table:table-cell>
          <table:table-cell table:style-name="ce21" table:formula="of:=([.I72]-[.I73])/[.I72]" office:value-type="percentage" office:value="-0.00525252525252521" calcext:value-type="percentage">
            <text:p>-0,53%</text:p>
          </table:table-cell>
          <table:table-cell table:style-name="ce21" table:formula="of:=([.J72]-[.J73])/[.J72]" office:value-type="percentage" office:value="0.00618556701030915" calcext:value-type="percentage">
            <text:p>0,62%</text:p>
          </table:table-cell>
          <table:table-cell table:style-name="ce21" table:formula="of:=([.K72]-[.K73])/[.K72]" office:value-type="percentage" office:value="-0.0105882352941176" calcext:value-type="percentage">
            <text:p>-1,06%</text:p>
          </table:table-cell>
          <table:table-cell table:style-name="ce21" table:formula="of:=([.L72]-[.L73])/[.L72]" office:value-type="percentage" office:value="-0.00658082975679533" calcext:value-type="percentage">
            <text:p>-0,66%</text:p>
          </table:table-cell>
          <table:table-cell table:style-name="ce21" table:formula="of:=([.M72]-[.M73])/[.M72]" office:value-type="percentage" office:value="0.00624999999999998" calcext:value-type="percentage">
            <text:p>0,62%</text:p>
          </table:table-cell>
          <table:table-cell table:style-name="ce21" table:formula="of:=([.N72]-[.N73])/[.N72]" office:value-type="percentage" office:value="0.0112570356472794" calcext:value-type="percentage">
            <text:p>1,13%</text:p>
          </table:table-cell>
          <table:table-cell table:style-name="ce21" table:formula="of:=([.O72]-[.O73])/[.O72]" office:value-type="percentage" office:value="0.000775193798449596" calcext:value-type="percentage">
            <text:p>0,08%</text:p>
          </table:table-cell>
          <table:table-cell table:style-name="ce21" table:formula="of:=([.P72]-[.P73])/[.P72]" office:value-type="percentage" office:value="-0.0268361581920903" calcext:value-type="percentage">
            <text:p>-2,68%</text:p>
          </table:table-cell>
          <table:table-cell table:style-name="ce21" table:formula="of:=([.Q72]-[.Q73])/[.Q72]" office:value-type="percentage" office:value="0.00300300300300307" calcext:value-type="percentage">
            <text:p>0,30%</text:p>
          </table:table-cell>
          <table:table-cell table:style-name="ce21" table:formula="of:=([.R72]-[.R73])/[.R72]" office:value-type="percentage" office:value="0.00721732157177224" calcext:value-type="percentage">
            <text:p>0,72%</text:p>
          </table:table-cell>
          <table:table-cell table:style-name="ce21" table:formula="of:=([.S72]-[.S73])/[.S72]" office:value-type="percentage" office:value="-0.00156494522691716" calcext:value-type="percentage">
            <text:p>-0,16%</text:p>
          </table:table-cell>
          <table:table-cell table:style-name="ce21" table:formula="of:=([.T72]-[.T73])/[.T72]" office:value-type="percentage" office:value="-0.00666844491864497" calcext:value-type="percentage">
            <text:p>-0,67%</text:p>
          </table:table-cell>
          <table:table-cell table:style-name="ce21" table:formula="of:=([.U72]-[.U73])/[.U72]" office:value-type="percentage" office:value="0.00558943089430891" calcext:value-type="percentage">
            <text:p>0,56%</text:p>
          </table:table-cell>
          <table:table-cell table:style-name="ce21" table:formula="of:=([.V72]-[.V73])/[.V72]" office:value-type="percentage" office:value="-0.00738108255877537" calcext:value-type="percentage">
            <text:p>-0,74%</text:p>
          </table:table-cell>
          <table:table-cell table:style-name="ce21" table:formula="of:=([.W72]-[.W73])/[.W72]" office:value-type="percentage" office:value="0.0187878787878787" calcext:value-type="percentage">
            <text:p>1,88%</text:p>
          </table:table-cell>
          <table:table-cell table:style-name="ce21" table:formula="of:=([.X72]-[.X73])/[.X72]" office:value-type="percentage" office:value="0.00228087324861519" calcext:value-type="percentage">
            <text:p>0,23%</text:p>
          </table:table-cell>
          <table:table-cell table:style-name="ce21" table:formula="of:=([.Y72]-[.Y73])/[.Y72]" office:value-type="percentage" office:value="0.0131086142322098" calcext:value-type="percentage">
            <text:p>1,31%</text:p>
          </table:table-cell>
          <table:table-cell table:style-name="ce21" table:formula="of:=([.Z72]-[.Z73])/[.Z72]" office:value-type="percentage" office:value="-0.0380517503805175" calcext:value-type="percentage">
            <text:p>-3,8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8" calcext:value-type="date">
            <text:p>18/01/18</text:p>
          </table:table-cell>
          <table:table-cell table:style-name="ce21" table:formula="of:=([.B73]-[.B74])/[.B73]" office:value-type="percentage" office:value="-0.00154320987654309" calcext:value-type="percentage">
            <text:p>-0,15%</text:p>
          </table:table-cell>
          <table:table-cell table:style-name="ce21" table:formula="of:=([.C73]-[.C74])/[.C73]" office:value-type="percentage" office:value="-0.00501824817518246" calcext:value-type="percentage">
            <text:p>-0,50%</text:p>
          </table:table-cell>
          <table:table-cell table:style-name="ce21" table:formula="of:=([.D73]-[.D74])/[.D73]" office:value-type="percentage" office:value="0.0050251256281406" calcext:value-type="percentage">
            <text:p>0,50%</text:p>
          </table:table-cell>
          <table:table-cell table:style-name="ce21" table:formula="of:=([.E73]-[.E74])/[.E73]" office:value-type="percentage" office:value="-0.00676621558562761" calcext:value-type="percentage">
            <text:p>-0,68%</text:p>
          </table:table-cell>
          <table:table-cell table:style-name="ce21" table:formula="of:=([.F73]-[.F74])/[.F73]" office:value-type="percentage" office:value="-0.00235646958011995" calcext:value-type="percentage">
            <text:p>-0,24%</text:p>
          </table:table-cell>
          <table:table-cell table:style-name="ce21" table:formula="of:=([.G73]-[.G74])/[.G73]" office:value-type="percentage" office:value="0.00402298850574714" calcext:value-type="percentage">
            <text:p>0,40%</text:p>
          </table:table-cell>
          <table:table-cell table:style-name="ce21" table:formula="of:=([.H73]-[.H74])/[.H73]" office:value-type="percentage" office:value="-0.00768386388583977" calcext:value-type="percentage">
            <text:p>-0,77%</text:p>
          </table:table-cell>
          <table:table-cell table:style-name="ce21" table:formula="of:=([.I73]-[.I74])/[.I73]" office:value-type="percentage" office:value="0.022508038585209" calcext:value-type="percentage">
            <text:p>2,25%</text:p>
          </table:table-cell>
          <table:table-cell table:style-name="ce21" table:formula="of:=([.J73]-[.J74])/[.J73]" office:value-type="percentage" office:value="-0.0124481327800829" calcext:value-type="percentage">
            <text:p>-1,24%</text:p>
          </table:table-cell>
          <table:table-cell table:style-name="ce21" table:formula="of:=([.K73]-[.K74])/[.K73]" office:value-type="percentage" office:value="-0.00349243306169958" calcext:value-type="percentage">
            <text:p>-0,35%</text:p>
          </table:table-cell>
          <table:table-cell table:style-name="ce21" table:formula="of:=([.L73]-[.L74])/[.L73]" office:value-type="percentage" office:value="-0.00682205798749295" calcext:value-type="percentage">
            <text:p>-0,68%</text:p>
          </table:table-cell>
          <table:table-cell table:style-name="ce21" table:formula="of:=([.M73]-[.M74])/[.M73]" office:value-type="percentage" office:value="-0.0088050314465408" calcext:value-type="percentage">
            <text:p>-0,88%</text:p>
          </table:table-cell>
          <table:table-cell table:style-name="ce21" table:formula="of:=([.N73]-[.N74])/[.N73]" office:value-type="percentage" office:value="0.0322580645161291" calcext:value-type="percentage">
            <text:p>3,23%</text:p>
          </table:table-cell>
          <table:table-cell table:style-name="ce21" table:formula="of:=([.O73]-[.O74])/[.O73]" office:value-type="percentage" office:value="-0.00387897595034902" calcext:value-type="percentage">
            <text:p>-0,39%</text:p>
          </table:table-cell>
          <table:table-cell table:style-name="ce21" table:formula="of:=([.P73]-[.P74])/[.P73]" office:value-type="percentage" office:value="-0.031636863823934" calcext:value-type="percentage">
            <text:p>-3,16%</text:p>
          </table:table-cell>
          <table:table-cell table:style-name="ce21" table:formula="of:=([.Q73]-[.Q74])/[.Q73]" office:value-type="percentage" office:value="-0.0180722891566265" calcext:value-type="percentage">
            <text:p>-1,81%</text:p>
          </table:table-cell>
          <table:table-cell table:style-name="ce21" table:formula="of:=([.R73]-[.R74])/[.R73]" office:value-type="percentage" office:value="0.00807754442649446" calcext:value-type="percentage">
            <text:p>0,81%</text:p>
          </table:table-cell>
          <table:table-cell table:style-name="ce21" table:formula="of:=([.S73]-[.S74])/[.S73]" office:value-type="percentage" office:value="-0.00234374999999995" calcext:value-type="percentage">
            <text:p>-0,23%</text:p>
          </table:table-cell>
          <table:table-cell table:style-name="ce21" table:formula="of:=([.T73]-[.T74])/[.T73]" office:value-type="percentage" office:value="-0.0378908320084791" calcext:value-type="percentage">
            <text:p>-3,79%</text:p>
          </table:table-cell>
          <table:table-cell table:style-name="ce21" table:formula="of:=([.U73]-[.U74])/[.U73]" office:value-type="percentage" office:value="-0.0168625447112927" calcext:value-type="percentage">
            <text:p>-1,69%</text:p>
          </table:table-cell>
          <table:table-cell table:style-name="ce21" table:formula="of:=([.V73]-[.V74])/[.V73]" office:value-type="percentage" office:value="-0.0103120759837177" calcext:value-type="percentage">
            <text:p>-1,03%</text:p>
          </table:table-cell>
          <table:table-cell table:style-name="ce21" table:formula="of:=([.W73]-[.W74])/[.W73]" office:value-type="percentage" office:value="0.0210006176652255" calcext:value-type="percentage">
            <text:p>2,10%</text:p>
          </table:table-cell>
          <table:table-cell table:style-name="ce21" table:formula="of:=([.X73]-[.X74])/[.X73]" office:value-type="percentage" office:value="0.0101241018941869" calcext:value-type="percentage">
            <text:p>1,01%</text:p>
          </table:table-cell>
          <table:table-cell table:style-name="ce21" table:formula="of:=([.Y73]-[.Y74])/[.Y73]" office:value-type="percentage" office:value="-0.0341555977229603" calcext:value-type="percentage">
            <text:p>-3,42%</text:p>
          </table:table-cell>
          <table:table-cell table:style-name="ce21" table:formula="of:=([.Z73]-[.Z74])/[.Z73]" office:value-type="percentage" office:value="-0.0146627565982404" calcext:value-type="percentage">
            <text:p>-1,4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7" calcext:value-type="date">
            <text:p>17/01/18</text:p>
          </table:table-cell>
          <table:table-cell table:style-name="ce21" table:formula="of:=([.B74]-[.B75])/[.B74]" office:value-type="percentage" office:value="0.0349255264509502" calcext:value-type="percentage">
            <text:p>3,49%</text:p>
          </table:table-cell>
          <table:table-cell table:style-name="ce21" table:formula="of:=([.C74]-[.C75])/[.C74]" office:value-type="percentage" office:value="0.00590104403086712" calcext:value-type="percentage">
            <text:p>0,59%</text:p>
          </table:table-cell>
          <table:table-cell table:style-name="ce21" table:formula="of:=([.D74]-[.D75])/[.D74]" office:value-type="percentage" office:value="0.0151515151515153" calcext:value-type="percentage">
            <text:p>1,52%</text:p>
          </table:table-cell>
          <table:table-cell table:style-name="ce21" table:formula="of:=([.E74]-[.E75])/[.E74]" office:value-type="percentage" office:value="0.0196987253765933" calcext:value-type="percentage">
            <text:p>1,97%</text:p>
          </table:table-cell>
          <table:table-cell table:style-name="ce21" table:formula="of:=([.F74]-[.F75])/[.F74]" office:value-type="percentage" office:value="0.0162427869202821" calcext:value-type="percentage">
            <text:p>1,62%</text:p>
          </table:table-cell>
          <table:table-cell table:style-name="ce21" table:formula="of:=([.G74]-[.G75])/[.G74]" office:value-type="percentage" office:value="0.0297172533179456" calcext:value-type="percentage">
            <text:p>2,97%</text:p>
          </table:table-cell>
          <table:table-cell table:style-name="ce21" table:formula="of:=([.H74]-[.H75])/[.H74]" office:value-type="percentage" office:value="0.0386710239651417" calcext:value-type="percentage">
            <text:p>3,87%</text:p>
          </table:table-cell>
          <table:table-cell table:style-name="ce21" table:formula="of:=([.I74]-[.I75])/[.I74]" office:value-type="percentage" office:value="0.0115131578947369" calcext:value-type="percentage">
            <text:p>1,15%</text:p>
          </table:table-cell>
          <table:table-cell table:style-name="ce21" table:formula="of:=([.J74]-[.J75])/[.J74]" office:value-type="percentage" office:value="0.00614754098360661" calcext:value-type="percentage">
            <text:p>0,61%</text:p>
          </table:table-cell>
          <table:table-cell table:style-name="ce21" table:formula="of:=([.K74]-[.K75])/[.K74]" office:value-type="percentage" office:value="0.0278422273781901" calcext:value-type="percentage">
            <text:p>2,78%</text:p>
          </table:table-cell>
          <table:table-cell table:style-name="ce21" table:formula="of:=([.L74]-[.L75])/[.L74]" office:value-type="percentage" office:value="0.0231507622811971" calcext:value-type="percentage">
            <text:p>2,32%</text:p>
          </table:table-cell>
          <table:table-cell table:style-name="ce21" table:formula="of:=([.M74]-[.M75])/[.M74]" office:value-type="percentage" office:value="0.004364089775561" calcext:value-type="percentage">
            <text:p>0,44%</text:p>
          </table:table-cell>
          <table:table-cell table:style-name="ce21" table:formula="of:=([.N74]-[.N75])/[.N74]" office:value-type="percentage" office:value="0.04" calcext:value-type="percentage">
            <text:p>4,00%</text:p>
          </table:table-cell>
          <table:table-cell table:style-name="ce21" table:formula="of:=([.O74]-[.O75])/[.O74]" office:value-type="percentage" office:value="0.0108191653786707" calcext:value-type="percentage">
            <text:p>1,08%</text:p>
          </table:table-cell>
          <table:table-cell table:style-name="ce21" table:formula="of:=([.P74]-[.P75])/[.P74]" office:value-type="percentage" office:value="0.0359999999999999" calcext:value-type="percentage">
            <text:p>3,60%</text:p>
          </table:table-cell>
          <table:table-cell table:style-name="ce21" table:formula="of:=([.Q74]-[.Q75])/[.Q74]" office:value-type="percentage" office:value="-0.0162721893491125" calcext:value-type="percentage">
            <text:p>-1,63%</text:p>
          </table:table-cell>
          <table:table-cell table:style-name="ce21" table:formula="of:=([.R74]-[.R75])/[.R74]" office:value-type="percentage" office:value="-0.0024429967426711" calcext:value-type="percentage">
            <text:p>-0,24%</text:p>
          </table:table-cell>
          <table:table-cell table:style-name="ce21" table:formula="of:=([.S74]-[.S75])/[.S74]" office:value-type="percentage" office:value="0.00779423226812156" calcext:value-type="percentage">
            <text:p>0,78%</text:p>
          </table:table-cell>
          <table:table-cell table:style-name="ce21" table:formula="of:=([.T74]-[.T75])/[.T74]" office:value-type="percentage" office:value="-0.0135307633392903" calcext:value-type="percentage">
            <text:p>-1,35%</text:p>
          </table:table-cell>
          <table:table-cell table:style-name="ce21" table:formula="of:=([.U74]-[.U75])/[.U74]" office:value-type="percentage" office:value="-0.00150753768844227" calcext:value-type="percentage">
            <text:p>-0,15%</text:p>
          </table:table-cell>
          <table:table-cell table:style-name="ce21" table:formula="of:=([.V74]-[.V75])/[.V74]" office:value-type="percentage" office:value="0.0244426537738382" calcext:value-type="percentage">
            <text:p>2,44%</text:p>
          </table:table-cell>
          <table:table-cell table:style-name="ce21" table:formula="of:=([.W74]-[.W75])/[.W74]" office:value-type="percentage" office:value="0.0157728706624606" calcext:value-type="percentage">
            <text:p>1,58%</text:p>
          </table:table-cell>
          <table:table-cell table:style-name="ce21" table:formula="of:=([.X74]-[.X75])/[.X74]" office:value-type="percentage" office:value="0.022434839986803" calcext:value-type="percentage">
            <text:p>2,24%</text:p>
          </table:table-cell>
          <table:table-cell table:style-name="ce21" table:formula="of:=([.Y74]-[.Y75])/[.Y74]" office:value-type="percentage" office:value="0.0385321100917431" calcext:value-type="percentage">
            <text:p>3,85%</text:p>
          </table:table-cell>
          <table:table-cell table:style-name="ce21" table:formula="of:=([.Z74]-[.Z75])/[.Z74]" office:value-type="percentage" office:value="0.0361271676300578" calcext:value-type="percentage">
            <text:p>3,6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6" calcext:value-type="date">
            <text:p>16/01/18</text:p>
          </table:table-cell>
          <table:table-cell table:style-name="ce21" table:formula="of:=([.B75]-[.B76])/[.B75]" office:value-type="percentage" office:value="0.0175625332623735" calcext:value-type="percentage">
            <text:p>1,76%</text:p>
          </table:table-cell>
          <table:table-cell table:style-name="ce21" table:formula="of:=([.C75]-[.C76])/[.C75]" office:value-type="percentage" office:value="0.0036529680365296" calcext:value-type="percentage">
            <text:p>0,37%</text:p>
          </table:table-cell>
          <table:table-cell table:style-name="ce21" table:formula="of:=([.D75]-[.D76])/[.D75]" office:value-type="percentage" office:value="0.0128205128205127" calcext:value-type="percentage">
            <text:p>1,28%</text:p>
          </table:table-cell>
          <table:table-cell table:style-name="ce21" table:formula="of:=([.E75]-[.E76])/[.E75]" office:value-type="percentage" office:value="-0.0276595744680851" calcext:value-type="percentage">
            <text:p>-2,77%</text:p>
          </table:table-cell>
          <table:table-cell table:style-name="ce21" table:formula="of:=([.F75]-[.F76])/[.F75]" office:value-type="percentage" office:value="0.00912448403215298" calcext:value-type="percentage">
            <text:p>0,91%</text:p>
          </table:table-cell>
          <table:table-cell table:style-name="ce21" table:formula="of:=([.G75]-[.G76])/[.G75]" office:value-type="percentage" office:value="0.0163544454356231" calcext:value-type="percentage">
            <text:p>1,64%</text:p>
          </table:table-cell>
          <table:table-cell table:style-name="ce21" table:formula="of:=([.H75]-[.H76])/[.H75]" office:value-type="percentage" office:value="0.01699716713881" calcext:value-type="percentage">
            <text:p>1,70%</text:p>
          </table:table-cell>
          <table:table-cell table:style-name="ce21" table:formula="of:=([.I75]-[.I76])/[.I75]" office:value-type="percentage" office:value="0.00831946755407651" calcext:value-type="percentage">
            <text:p>0,83%</text:p>
          </table:table-cell>
          <table:table-cell table:style-name="ce21" table:formula="of:=([.J75]-[.J76])/[.J75]" office:value-type="percentage" office:value="-0.0092783505154639" calcext:value-type="percentage">
            <text:p>-0,93%</text:p>
          </table:table-cell>
          <table:table-cell table:style-name="ce21" table:formula="of:=([.K75]-[.K76])/[.K75]" office:value-type="percentage" office:value="-0.0107398568019093" calcext:value-type="percentage">
            <text:p>-1,07%</text:p>
          </table:table-cell>
          <table:table-cell table:style-name="ce21" table:formula="of:=([.L75]-[.L76])/[.L75]" office:value-type="percentage" office:value="0.008670520231214" calcext:value-type="percentage">
            <text:p>0,87%</text:p>
          </table:table-cell>
          <table:table-cell table:style-name="ce21" table:formula="of:=([.M75]-[.M76])/[.M75]" office:value-type="percentage" office:value="-0.00688791484032546" calcext:value-type="percentage">
            <text:p>-0,69%</text:p>
          </table:table-cell>
          <table:table-cell table:style-name="ce21" table:formula="of:=([.N75]-[.N76])/[.N75]" office:value-type="percentage" office:value="0.0298202614379085" calcext:value-type="percentage">
            <text:p>2,98%</text:p>
          </table:table-cell>
          <table:table-cell table:style-name="ce21" table:formula="of:=([.O75]-[.O76])/[.O75]" office:value-type="percentage" office:value="0.00703124999999999" calcext:value-type="percentage">
            <text:p>0,70%</text:p>
          </table:table-cell>
          <table:table-cell table:style-name="ce21" table:formula="of:=([.P75]-[.P76])/[.P75]" office:value-type="percentage" office:value="-0.0248962655601659" calcext:value-type="percentage">
            <text:p>-2,49%</text:p>
          </table:table-cell>
          <table:table-cell table:style-name="ce21" table:formula="of:=([.Q75]-[.Q76])/[.Q75]" office:value-type="percentage" office:value="0.00291120815138289" calcext:value-type="percentage">
            <text:p>0,29%</text:p>
          </table:table-cell>
          <table:table-cell table:style-name="ce21" table:formula="of:=([.R75]-[.R76])/[.R75]" office:value-type="percentage" office:value="-0.0146222583265637" calcext:value-type="percentage">
            <text:p>-1,46%</text:p>
          </table:table-cell>
          <table:table-cell table:style-name="ce21" table:formula="of:=([.S75]-[.S76])/[.S75]" office:value-type="percentage" office:value="-0.0361351139041633" calcext:value-type="percentage">
            <text:p>-3,61%</text:p>
          </table:table-cell>
          <table:table-cell table:style-name="ce21" table:formula="of:=([.T75]-[.T76])/[.T75]" office:value-type="percentage" office:value="0.00428211586901768" calcext:value-type="percentage">
            <text:p>0,43%</text:p>
          </table:table-cell>
          <table:table-cell table:style-name="ce21" table:formula="of:=([.U75]-[.U76])/[.U75]" office:value-type="percentage" office:value="-0.0085298544907176" calcext:value-type="percentage">
            <text:p>-0,85%</text:p>
          </table:table-cell>
          <table:table-cell table:style-name="ce21" table:formula="of:=([.V75]-[.V76])/[.V75]" office:value-type="percentage" office:value="0.00330396475770918" calcext:value-type="percentage">
            <text:p>0,33%</text:p>
          </table:table-cell>
          <table:table-cell table:style-name="ce21" table:formula="of:=([.W75]-[.W76])/[.W75]" office:value-type="percentage" office:value="-0.00961538461538464" calcext:value-type="percentage">
            <text:p>-0,96%</text:p>
          </table:table-cell>
          <table:table-cell table:style-name="ce21" table:formula="of:=([.X75]-[.X76])/[.X75]" office:value-type="percentage" office:value="0.0175497806277421" calcext:value-type="percentage">
            <text:p>1,75%</text:p>
          </table:table-cell>
          <table:table-cell table:style-name="ce21" table:formula="of:=([.Y75]-[.Y76])/[.Y75]" office:value-type="percentage" office:value="-0.0286259541984732" calcext:value-type="percentage">
            <text:p>-2,86%</text:p>
          </table:table-cell>
          <table:table-cell table:style-name="ce21" table:formula="of:=([.Z75]-[.Z76])/[.Z75]" office:value-type="percentage" office:value="-0.022488755622189" calcext:value-type="percentage">
            <text:p>-2,2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5" calcext:value-type="date">
            <text:p>15/01/18</text:p>
          </table:table-cell>
          <table:table-cell table:style-name="ce21" table:formula="of:=([.B76]-[.B77])/[.B76]" office:value-type="percentage" office:value="0.00541711809317451" calcext:value-type="percentage">
            <text:p>0,54%</text:p>
          </table:table-cell>
          <table:table-cell table:style-name="ce21" table:formula="of:=([.C76]-[.C77])/[.C76]" office:value-type="percentage" office:value="0.0100824931255728" calcext:value-type="percentage">
            <text:p>1,01%</text:p>
          </table:table-cell>
          <table:table-cell table:style-name="ce21" table:formula="of:=([.D76]-[.D77])/[.D76]" office:value-type="percentage" office:value="0.0121212121212122" calcext:value-type="percentage">
            <text:p>1,21%</text:p>
          </table:table-cell>
          <table:table-cell table:style-name="ce21" table:formula="of:=([.E76]-[.E77])/[.E76]" office:value-type="percentage" office:value="-0.00184034966643658" calcext:value-type="percentage">
            <text:p>-0,18%</text:p>
          </table:table-cell>
          <table:table-cell table:style-name="ce21" table:formula="of:=([.F76]-[.F77])/[.F76]" office:value-type="percentage" office:value="0.00613900460425348" calcext:value-type="percentage">
            <text:p>0,61%</text:p>
          </table:table-cell>
          <table:table-cell table:style-name="ce21" table:formula="of:=([.G76]-[.G77])/[.G76]" office:value-type="percentage" office:value="0.00241837968561059" calcext:value-type="percentage">
            <text:p>0,24%</text:p>
          </table:table-cell>
          <table:table-cell table:style-name="ce21" table:formula="of:=([.H76]-[.H77])/[.H76]" office:value-type="percentage" office:value="0.0028818443804035" calcext:value-type="percentage">
            <text:p>0,29%</text:p>
          </table:table-cell>
          <table:table-cell table:style-name="ce21" table:formula="of:=([.I76]-[.I77])/[.I76]" office:value-type="percentage" office:value="0.00671140939597316" calcext:value-type="percentage">
            <text:p>0,67%</text:p>
          </table:table-cell>
          <table:table-cell table:style-name="ce21" table:formula="of:=([.J76]-[.J77])/[.J76]" office:value-type="percentage" office:value="-0.00306435137895824" calcext:value-type="percentage">
            <text:p>-0,31%</text:p>
          </table:table-cell>
          <table:table-cell table:style-name="ce21" table:formula="of:=([.K76]-[.K77])/[.K76]" office:value-type="percentage" office:value="-0.00413223140495869" calcext:value-type="percentage">
            <text:p>-0,41%</text:p>
          </table:table-cell>
          <table:table-cell table:style-name="ce21" table:formula="of:=([.L76]-[.L77])/[.L76]" office:value-type="percentage" office:value="0.00495626822157419" calcext:value-type="percentage">
            <text:p>0,50%</text:p>
          </table:table-cell>
          <table:table-cell table:style-name="ce21" table:formula="of:=([.M76]-[.M77])/[.M76]" office:value-type="percentage" office:value="0.00124378109452734" calcext:value-type="percentage">
            <text:p>0,12%</text:p>
          </table:table-cell>
          <table:table-cell table:style-name="ce21" table:formula="of:=([.N76]-[.N77])/[.N76]" office:value-type="percentage" office:value="-0.0147368421052632" calcext:value-type="percentage">
            <text:p>-1,47%</text:p>
          </table:table-cell>
          <table:table-cell table:style-name="ce21" table:formula="of:=([.O76]-[.O77])/[.O76]" office:value-type="percentage" office:value="0.00629425649095201" calcext:value-type="percentage">
            <text:p>0,63%</text:p>
          </table:table-cell>
          <table:table-cell table:style-name="ce21" table:formula="of:=([.P76]-[.P77])/[.P76]" office:value-type="percentage" office:value="-0.0101214574898786" calcext:value-type="percentage">
            <text:p>-1,01%</text:p>
          </table:table-cell>
          <table:table-cell table:style-name="ce21" table:formula="of:=([.Q76]-[.Q77])/[.Q76]" office:value-type="percentage" office:value="-0.00437956204379566" calcext:value-type="percentage">
            <text:p>-0,44%</text:p>
          </table:table-cell>
          <table:table-cell table:style-name="ce21" table:formula="of:=([.R76]-[.R77])/[.R76]" office:value-type="percentage" office:value="0.0224179343474779" calcext:value-type="percentage">
            <text:p>2,24%</text:p>
          </table:table-cell>
          <table:table-cell table:style-name="ce21" table:formula="of:=([.S76]-[.S77])/[.S76]" office:value-type="percentage" office:value="0.0235026535253979" calcext:value-type="percentage">
            <text:p>2,35%</text:p>
          </table:table-cell>
          <table:table-cell table:style-name="ce21" table:formula="of:=([.T76]-[.T77])/[.T76]" office:value-type="percentage" office:value="-0.000758917278016725" calcext:value-type="percentage">
            <text:p>-0,08%</text:p>
          </table:table-cell>
          <table:table-cell table:style-name="ce21" table:formula="of:=([.U76]-[.U77])/[.U76]" office:value-type="percentage" office:value="-0.00746268656716411" calcext:value-type="percentage">
            <text:p>-0,75%</text:p>
          </table:table-cell>
          <table:table-cell table:style-name="ce21" table:formula="of:=([.V76]-[.V77])/[.V76]" office:value-type="percentage" office:value="0.0248618784530388" calcext:value-type="percentage">
            <text:p>2,49%</text:p>
          </table:table-cell>
          <table:table-cell table:style-name="ce21" table:formula="of:=([.W76]-[.W77])/[.W76]" office:value-type="percentage" office:value="0.00190476190476186" calcext:value-type="percentage">
            <text:p>0,19%</text:p>
          </table:table-cell>
          <table:table-cell table:style-name="ce21" table:formula="of:=([.X76]-[.X77])/[.X76]" office:value-type="percentage" office:value="-0.0013740982480247" calcext:value-type="percentage">
            <text:p>-0,14%</text:p>
          </table:table-cell>
          <table:table-cell table:style-name="ce21" table:formula="of:=([.Y76]-[.Y77])/[.Y76]" office:value-type="percentage" office:value="0.0250463821892393" calcext:value-type="percentage">
            <text:p>2,50%</text:p>
          </table:table-cell>
          <table:table-cell table:style-name="ce21" table:formula="of:=([.Z76]-[.Z77])/[.Z76]" office:value-type="percentage" office:value="-0.00439882697947205" calcext:value-type="percentage">
            <text:p>-0,4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2" calcext:value-type="date">
            <text:p>12/01/18</text:p>
          </table:table-cell>
          <table:table-cell table:style-name="ce21" table:formula="of:=([.B77]-[.B78])/[.B77]" office:value-type="percentage" office:value="0.00762527233115472" calcext:value-type="percentage">
            <text:p>0,76%</text:p>
          </table:table-cell>
          <table:table-cell table:style-name="ce21" table:formula="of:=([.C77]-[.C78])/[.C77]" office:value-type="percentage" office:value="-0.0115740740740741" calcext:value-type="percentage">
            <text:p>-1,16%</text:p>
          </table:table-cell>
          <table:table-cell table:style-name="ce21" table:formula="of:=([.D77]-[.D78])/[.D77]" office:value-type="percentage" office:value="0.00262927256792282" calcext:value-type="percentage">
            <text:p>0,26%</text:p>
          </table:table-cell>
          <table:table-cell table:style-name="ce21" table:formula="of:=([.E77]-[.E78])/[.E77]" office:value-type="percentage" office:value="0.00574052812858783" calcext:value-type="percentage">
            <text:p>0,57%</text:p>
          </table:table-cell>
          <table:table-cell table:style-name="ce21" table:formula="of:=([.F77]-[.F78])/[.F77]" office:value-type="percentage" office:value="-0.000882417824840043" calcext:value-type="percentage">
            <text:p>-0,09%</text:p>
          </table:table-cell>
          <table:table-cell table:style-name="ce21" table:formula="of:=([.G77]-[.G78])/[.G77]" office:value-type="percentage" office:value="0" calcext:value-type="percentage">
            <text:p>0,00%</text:p>
          </table:table-cell>
          <table:table-cell table:style-name="ce21" table:formula="of:=([.H77]-[.H78])/[.H77]" office:value-type="percentage" office:value="0.00289017341040467" calcext:value-type="percentage">
            <text:p>0,29%</text:p>
          </table:table-cell>
          <table:table-cell table:style-name="ce21" table:formula="of:=([.I77]-[.I78])/[.I77]" office:value-type="percentage" office:value="0.00295608108108109" calcext:value-type="percentage">
            <text:p>0,30%</text:p>
          </table:table-cell>
          <table:table-cell table:style-name="ce21" table:formula="of:=([.J77]-[.J78])/[.J77]" office:value-type="percentage" office:value="0.00407331975560091" calcext:value-type="percentage">
            <text:p>0,41%</text:p>
          </table:table-cell>
          <table:table-cell table:style-name="ce21" table:formula="of:=([.K77]-[.K78])/[.K77]" office:value-type="percentage" office:value="-0.0452674897119341" calcext:value-type="percentage">
            <text:p>-4,53%</text:p>
          </table:table-cell>
          <table:table-cell table:style-name="ce21" table:formula="of:=([.L77]-[.L78])/[.L77]" office:value-type="percentage" office:value="0.00234397890419002" calcext:value-type="percentage">
            <text:p>0,23%</text:p>
          </table:table-cell>
          <table:table-cell table:style-name="ce21" table:formula="of:=([.M77]-[.M78])/[.M77]" office:value-type="percentage" office:value="0.00684931506849312" calcext:value-type="percentage">
            <text:p>0,68%</text:p>
          </table:table-cell>
          <table:table-cell table:style-name="ce21" table:formula="of:=([.N77]-[.N78])/[.N77]" office:value-type="percentage" office:value="-0.00331950207468873" calcext:value-type="percentage">
            <text:p>-0,33%</text:p>
          </table:table-cell>
          <table:table-cell table:style-name="ce21" table:formula="of:=([.O77]-[.O78])/[.O77]" office:value-type="percentage" office:value="0.00395882818685675" calcext:value-type="percentage">
            <text:p>0,40%</text:p>
          </table:table-cell>
          <table:table-cell table:style-name="ce21" table:formula="of:=([.P77]-[.P78])/[.P77]" office:value-type="percentage" office:value="0" calcext:value-type="percentage">
            <text:p>0,00%</text:p>
          </table:table-cell>
          <table:table-cell table:style-name="ce21" table:formula="of:=([.Q77]-[.Q78])/[.Q77]" office:value-type="percentage" office:value="-0.0101744186046512" calcext:value-type="percentage">
            <text:p>-1,02%</text:p>
          </table:table-cell>
          <table:table-cell table:style-name="ce21" table:formula="of:=([.R77]-[.R78])/[.R77]" office:value-type="percentage" office:value="-0.0147420147420147" calcext:value-type="percentage">
            <text:p>-1,47%</text:p>
          </table:table-cell>
          <table:table-cell table:style-name="ce21" table:formula="of:=([.S77]-[.S78])/[.S77]" office:value-type="percentage" office:value="0.00310559006211187" calcext:value-type="percentage">
            <text:p>0,31%</text:p>
          </table:table-cell>
          <table:table-cell table:style-name="ce21" table:formula="of:=([.T77]-[.T78])/[.T77]" office:value-type="percentage" office:value="0.00505561172901928" calcext:value-type="percentage">
            <text:p>0,51%</text:p>
          </table:table-cell>
          <table:table-cell table:style-name="ce21" table:formula="of:=([.U77]-[.U78])/[.U77]" office:value-type="percentage" office:value="-0.0123456790123457" calcext:value-type="percentage">
            <text:p>-1,23%</text:p>
          </table:table-cell>
          <table:table-cell table:style-name="ce21" table:formula="of:=([.V77]-[.V78])/[.V77]" office:value-type="percentage" office:value="0.00849858356940502" calcext:value-type="percentage">
            <text:p>0,85%</text:p>
          </table:table-cell>
          <table:table-cell table:style-name="ce21" table:formula="of:=([.W77]-[.W78])/[.W77]" office:value-type="percentage" office:value="0.000636132315521615" calcext:value-type="percentage">
            <text:p>0,06%</text:p>
          </table:table-cell>
          <table:table-cell table:style-name="ce21" table:formula="of:=([.X77]-[.X78])/[.X77]" office:value-type="percentage" office:value="0.00205831903945107" calcext:value-type="percentage">
            <text:p>0,21%</text:p>
          </table:table-cell>
          <table:table-cell table:style-name="ce21" table:formula="of:=([.Y77]-[.Y78])/[.Y77]" office:value-type="percentage" office:value="-0.0323501427212179" calcext:value-type="percentage">
            <text:p>-3,24%</text:p>
          </table:table-cell>
          <table:table-cell table:style-name="ce21" table:formula="of:=([.Z77]-[.Z78])/[.Z77]" office:value-type="percentage" office:value="0.0248175182481752" calcext:value-type="percentage">
            <text:p>2,4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1" calcext:value-type="date">
            <text:p>11/01/18</text:p>
          </table:table-cell>
          <table:table-cell table:style-name="ce21" table:formula="of:=([.B78]-[.B79])/[.B78]" office:value-type="percentage" office:value="0.0241492864983533" calcext:value-type="percentage">
            <text:p>2,41%</text:p>
          </table:table-cell>
          <table:table-cell table:style-name="ce21" table:formula="of:=([.C78]-[.C79])/[.C78]" office:value-type="percentage" office:value="0.011441647597254" calcext:value-type="percentage">
            <text:p>1,14%</text:p>
          </table:table-cell>
          <table:table-cell table:style-name="ce21" table:formula="of:=([.D78]-[.D79])/[.D78]" office:value-type="percentage" office:value="0.0158172231985942" calcext:value-type="percentage">
            <text:p>1,58%</text:p>
          </table:table-cell>
          <table:table-cell table:style-name="ce21" table:formula="of:=([.E78]-[.E79])/[.E78]" office:value-type="percentage" office:value="0.0191685912240184" calcext:value-type="percentage">
            <text:p>1,92%</text:p>
          </table:table-cell>
          <table:table-cell table:style-name="ce21" table:formula="of:=([.F78]-[.F79])/[.F78]" office:value-type="percentage" office:value="0.0204981265153185" calcext:value-type="percentage">
            <text:p>2,05%</text:p>
          </table:table-cell>
          <table:table-cell table:style-name="ce21" table:formula="of:=([.G78]-[.G79])/[.G78]" office:value-type="percentage" office:value="0.013939393939394" calcext:value-type="percentage">
            <text:p>1,39%</text:p>
          </table:table-cell>
          <table:table-cell table:style-name="ce21" table:formula="of:=([.H78]-[.H79])/[.H78]" office:value-type="percentage" office:value="0.0260869565217391" calcext:value-type="percentage">
            <text:p>2,61%</text:p>
          </table:table-cell>
          <table:table-cell table:style-name="ce21" table:formula="of:=([.I78]-[.I79])/[.I78]" office:value-type="percentage" office:value="-0.00508259212198225" calcext:value-type="percentage">
            <text:p>-0,51%</text:p>
          </table:table-cell>
          <table:table-cell table:style-name="ce21" table:formula="of:=([.J78]-[.J79])/[.J78]" office:value-type="percentage" office:value="0.0102249488752556" calcext:value-type="percentage">
            <text:p>1,02%</text:p>
          </table:table-cell>
          <table:table-cell table:style-name="ce21" table:formula="of:=([.K78]-[.K79])/[.K78]" office:value-type="percentage" office:value="-0.0376827896512935" calcext:value-type="percentage">
            <text:p>-3,77%</text:p>
          </table:table-cell>
          <table:table-cell table:style-name="ce21" table:formula="of:=([.L78]-[.L79])/[.L78]" office:value-type="percentage" office:value="0.0223201174743024" calcext:value-type="percentage">
            <text:p>2,23%</text:p>
          </table:table-cell>
          <table:table-cell table:style-name="ce21" table:formula="of:=([.M78]-[.M79])/[.M78]" office:value-type="percentage" office:value="0" calcext:value-type="percentage">
            <text:p>0,00%</text:p>
          </table:table-cell>
          <table:table-cell table:style-name="ce21" table:formula="of:=([.N78]-[.N79])/[.N78]" office:value-type="percentage" office:value="-0.000827129859387906" calcext:value-type="percentage">
            <text:p>-0,08%</text:p>
          </table:table-cell>
          <table:table-cell table:style-name="ce21" table:formula="of:=([.O78]-[.O79])/[.O78]" office:value-type="percentage" office:value="0.0206677265500795" calcext:value-type="percentage">
            <text:p>2,07%</text:p>
          </table:table-cell>
          <table:table-cell table:style-name="ce21" table:formula="of:=([.P78]-[.P79])/[.P78]" office:value-type="percentage" office:value="0.0754843019372078" calcext:value-type="percentage">
            <text:p>7,55%</text:p>
          </table:table-cell>
          <table:table-cell table:style-name="ce21" table:formula="of:=([.Q78]-[.Q79])/[.Q78]" office:value-type="percentage" office:value="0.0201438848920863" calcext:value-type="percentage">
            <text:p>2,01%</text:p>
          </table:table-cell>
          <table:table-cell table:style-name="ce21" table:formula="of:=([.R78]-[.R79])/[.R78]" office:value-type="percentage" office:value="0.0153349475383375" calcext:value-type="percentage">
            <text:p>1,53%</text:p>
          </table:table-cell>
          <table:table-cell table:style-name="ce21" table:formula="of:=([.S78]-[.S79])/[.S78]" office:value-type="percentage" office:value="0.00389408099688479" calcext:value-type="percentage">
            <text:p>0,39%</text:p>
          </table:table-cell>
          <table:table-cell table:style-name="ce21" table:formula="of:=([.T78]-[.T79])/[.T78]" office:value-type="percentage" office:value="0.00685975609756088" calcext:value-type="percentage">
            <text:p>0,69%</text:p>
          </table:table-cell>
          <table:table-cell table:style-name="ce21" table:formula="of:=([.U78]-[.U79])/[.U78]" office:value-type="percentage" office:value="0.0102439024390244" calcext:value-type="percentage">
            <text:p>1,02%</text:p>
          </table:table-cell>
          <table:table-cell table:style-name="ce21" table:formula="of:=([.V78]-[.V79])/[.V78]" office:value-type="percentage" office:value="0.00428571428571425" calcext:value-type="percentage">
            <text:p>0,43%</text:p>
          </table:table-cell>
          <table:table-cell table:style-name="ce21" table:formula="of:=([.W78]-[.W79])/[.W78]" office:value-type="percentage" office:value="-0.0184595798854232" calcext:value-type="percentage">
            <text:p>-1,85%</text:p>
          </table:table-cell>
          <table:table-cell table:style-name="ce21" table:formula="of:=([.X78]-[.X79])/[.X78]" office:value-type="percentage" office:value="0.0058439326228944" calcext:value-type="percentage">
            <text:p>0,58%</text:p>
          </table:table-cell>
          <table:table-cell table:style-name="ce21" table:formula="of:=([.Y78]-[.Y79])/[.Y78]" office:value-type="percentage" office:value="0.0552995391705069" calcext:value-type="percentage">
            <text:p>5,53%</text:p>
          </table:table-cell>
          <table:table-cell table:style-name="ce21" table:formula="of:=([.Z78]-[.Z79])/[.Z78]" office:value-type="percentage" office:value="0.0479041916167664" calcext:value-type="percentage">
            <text:p>4,7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0" calcext:value-type="date">
            <text:p>10/01/18</text:p>
          </table:table-cell>
          <table:table-cell table:style-name="ce21" table:formula="of:=([.B79]-[.B80])/[.B79]" office:value-type="percentage" office:value="-0.0191226096737908" calcext:value-type="percentage">
            <text:p>-1,91%</text:p>
          </table:table-cell>
          <table:table-cell table:style-name="ce21" table:formula="of:=([.C79]-[.C80])/[.C79]" office:value-type="percentage" office:value="0" calcext:value-type="percentage">
            <text:p>0,00%</text:p>
          </table:table-cell>
          <table:table-cell table:style-name="ce21" table:formula="of:=([.D79]-[.D80])/[.D79]" office:value-type="percentage" office:value="0" calcext:value-type="percentage">
            <text:p>0,00%</text:p>
          </table:table-cell>
          <table:table-cell table:style-name="ce21" table:formula="of:=([.E79]-[.E80])/[.E79]" office:value-type="percentage" office:value="-0.0141276194961149" calcext:value-type="percentage">
            <text:p>-1,41%</text:p>
          </table:table-cell>
          <table:table-cell table:style-name="ce21" table:formula="of:=([.F79]-[.F80])/[.F79]" office:value-type="percentage" office:value="-0.0033753375337535" calcext:value-type="percentage">
            <text:p>-0,34%</text:p>
          </table:table-cell>
          <table:table-cell table:style-name="ce21" table:formula="of:=([.G79]-[.G80])/[.G79]" office:value-type="percentage" office:value="-0.00645359557467735" calcext:value-type="percentage">
            <text:p>-0,65%</text:p>
          </table:table-cell>
          <table:table-cell table:style-name="ce21" table:formula="of:=([.H79]-[.H80])/[.H79]" office:value-type="percentage" office:value="-0.0136904761904762" calcext:value-type="percentage">
            <text:p>-1,37%</text:p>
          </table:table-cell>
          <table:table-cell table:style-name="ce21" table:formula="of:=([.I79]-[.I80])/[.I79]" office:value-type="percentage" office:value="0.0160134850400337" calcext:value-type="percentage">
            <text:p>1,60%</text:p>
          </table:table-cell>
          <table:table-cell table:style-name="ce21" table:formula="of:=([.J79]-[.J80])/[.J79]" office:value-type="percentage" office:value="0.00206611570247929" calcext:value-type="percentage">
            <text:p>0,21%</text:p>
          </table:table-cell>
          <table:table-cell table:style-name="ce21" table:formula="of:=([.K79]-[.K80])/[.K79]" office:value-type="percentage" office:value="0.0189701897018969" calcext:value-type="percentage">
            <text:p>1,90%</text:p>
          </table:table-cell>
          <table:table-cell table:style-name="ce21" table:formula="of:=([.L79]-[.L80])/[.L79]" office:value-type="percentage" office:value="-0.00420546710723943" calcext:value-type="percentage">
            <text:p>-0,42%</text:p>
          </table:table-cell>
          <table:table-cell table:style-name="ce21" table:formula="of:=([.M79]-[.M80])/[.M79]" office:value-type="percentage" office:value="-0.0250783699059562" calcext:value-type="percentage">
            <text:p>-2,51%</text:p>
          </table:table-cell>
          <table:table-cell table:style-name="ce21" table:formula="of:=([.N79]-[.N80])/[.N79]" office:value-type="percentage" office:value="-0.0144628099173554" calcext:value-type="percentage">
            <text:p>-1,45%</text:p>
          </table:table-cell>
          <table:table-cell table:style-name="ce21" table:formula="of:=([.O79]-[.O80])/[.O79]" office:value-type="percentage" office:value="-0.00243506493506488" calcext:value-type="percentage">
            <text:p>-0,24%</text:p>
          </table:table-cell>
          <table:table-cell table:style-name="ce21" table:formula="of:=([.P79]-[.P80])/[.P79]" office:value-type="percentage" office:value="-0.0137283236994219" calcext:value-type="percentage">
            <text:p>-1,37%</text:p>
          </table:table-cell>
          <table:table-cell table:style-name="ce21" table:formula="of:=([.Q79]-[.Q80])/[.Q79]" office:value-type="percentage" office:value="0.0146842878120412" calcext:value-type="percentage">
            <text:p>1,47%</text:p>
          </table:table-cell>
          <table:table-cell table:style-name="ce21" table:formula="of:=([.R79]-[.R80])/[.R79]" office:value-type="percentage" office:value="-0.00491803278688529" calcext:value-type="percentage">
            <text:p>-0,49%</text:p>
          </table:table-cell>
          <table:table-cell table:style-name="ce21" table:formula="of:=([.S79]-[.S80])/[.S79]" office:value-type="percentage" office:value="-0.0242376856919469" calcext:value-type="percentage">
            <text:p>-2,42%</text:p>
          </table:table-cell>
          <table:table-cell table:style-name="ce21" table:formula="of:=([.T79]-[.T80])/[.T79]" office:value-type="percentage" office:value="-0.0194423126119212" calcext:value-type="percentage">
            <text:p>-1,94%</text:p>
          </table:table-cell>
          <table:table-cell table:style-name="ce21" table:formula="of:=([.U79]-[.U80])/[.U79]" office:value-type="percentage" office:value="0.00295712173484469" calcext:value-type="percentage">
            <text:p>0,30%</text:p>
          </table:table-cell>
          <table:table-cell table:style-name="ce21" table:formula="of:=([.V79]-[.V80])/[.V79]" office:value-type="percentage" office:value="-0.0275466284074606" calcext:value-type="percentage">
            <text:p>-2,75%</text:p>
          </table:table-cell>
          <table:table-cell table:style-name="ce21" table:formula="of:=([.W79]-[.W80])/[.W79]" office:value-type="percentage" office:value="-0.02" calcext:value-type="percentage">
            <text:p>-2,00%</text:p>
          </table:table-cell>
          <table:table-cell table:style-name="ce21" table:formula="of:=([.X79]-[.X80])/[.X79]" office:value-type="percentage" office:value="-0.00414937759336091" calcext:value-type="percentage">
            <text:p>-0,41%</text:p>
          </table:table-cell>
          <table:table-cell table:style-name="ce21" table:formula="of:=([.Y79]-[.Y80])/[.Y79]" office:value-type="percentage" office:value="0.00292682926829262" calcext:value-type="percentage">
            <text:p>0,29%</text:p>
          </table:table-cell>
          <table:table-cell table:style-name="ce21" table:formula="of:=([.Z79]-[.Z80])/[.Z79]" office:value-type="percentage" office:value="0.00314465408805039" calcext:value-type="percentage">
            <text:p>0,3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9" calcext:value-type="date">
            <text:p>09/01/18</text:p>
          </table:table-cell>
          <table:table-cell table:style-name="ce21" table:formula="of:=([.B80]-[.B81])/[.B80]" office:value-type="percentage" office:value="0" calcext:value-type="percentage">
            <text:p>0,00%</text:p>
          </table:table-cell>
          <table:table-cell table:style-name="ce21" table:formula="of:=([.C80]-[.C81])/[.C80]" office:value-type="percentage" office:value="-0.00277777777777772" calcext:value-type="percentage">
            <text:p>-0,28%</text:p>
          </table:table-cell>
          <table:table-cell table:style-name="ce21" table:formula="of:=([.D80]-[.D81])/[.D80]" office:value-type="percentage" office:value="-0.0160714285714287" calcext:value-type="percentage">
            <text:p>-1,61%</text:p>
          </table:table-cell>
          <table:table-cell table:style-name="ce21" table:formula="of:=([.E80]-[.E81])/[.E80]" office:value-type="percentage" office:value="-0.00371488274901315" calcext:value-type="percentage">
            <text:p>-0,37%</text:p>
          </table:table-cell>
          <table:table-cell table:style-name="ce21" table:formula="of:=([.F80]-[.F81])/[.F80]" office:value-type="percentage" office:value="-0.0109890109890109" calcext:value-type="percentage">
            <text:p>-1,10%</text:p>
          </table:table-cell>
          <table:table-cell table:style-name="ce21" table:formula="of:=([.G80]-[.G81])/[.G80]" office:value-type="percentage" office:value="-0.00763358778625954" calcext:value-type="percentage">
            <text:p>-0,76%</text:p>
          </table:table-cell>
          <table:table-cell table:style-name="ce21" table:formula="of:=([.H80]-[.H81])/[.H80]" office:value-type="percentage" office:value="0" calcext:value-type="percentage">
            <text:p>0,00%</text:p>
          </table:table-cell>
          <table:table-cell table:style-name="ce21" table:formula="of:=([.I80]-[.I81])/[.I80]" office:value-type="percentage" office:value="-0.0089935760171305" calcext:value-type="percentage">
            <text:p>-0,90%</text:p>
          </table:table-cell>
          <table:table-cell table:style-name="ce21" table:formula="of:=([.J80]-[.J81])/[.J80]" office:value-type="percentage" office:value="-0.0351966873706004" calcext:value-type="percentage">
            <text:p>-3,52%</text:p>
          </table:table-cell>
          <table:table-cell table:style-name="ce21" table:formula="of:=([.K80]-[.K81])/[.K80]" office:value-type="percentage" office:value="0.0121546961325968" calcext:value-type="percentage">
            <text:p>1,22%</text:p>
          </table:table-cell>
          <table:table-cell table:style-name="ce21" table:formula="of:=([.L80]-[.L81])/[.L80]" office:value-type="percentage" office:value="-0.00957224050254264" calcext:value-type="percentage">
            <text:p>-0,96%</text:p>
          </table:table-cell>
          <table:table-cell table:style-name="ce21" table:formula="of:=([.M80]-[.M81])/[.M80]" office:value-type="percentage" office:value="0.000611620795107129" calcext:value-type="percentage">
            <text:p>0,06%</text:p>
          </table:table-cell>
          <table:table-cell table:style-name="ce21" table:formula="of:=([.N80]-[.N81])/[.N80]" office:value-type="percentage" office:value="-0.0183299389002036" calcext:value-type="percentage">
            <text:p>-1,83%</text:p>
          </table:table-cell>
          <table:table-cell table:style-name="ce21" table:formula="of:=([.O80]-[.O81])/[.O80]" office:value-type="percentage" office:value="-0.0331983805668016" calcext:value-type="percentage">
            <text:p>-3,32%</text:p>
          </table:table-cell>
          <table:table-cell table:style-name="ce21" table:formula="of:=([.P80]-[.P81])/[.P80]" office:value-type="percentage" office:value="0.00570206699928725" calcext:value-type="percentage">
            <text:p>0,57%</text:p>
          </table:table-cell>
          <table:table-cell table:style-name="ce21" table:formula="of:=([.Q80]-[.Q81])/[.Q80]" office:value-type="percentage" office:value="-0.0208643815201192" calcext:value-type="percentage">
            <text:p>-2,09%</text:p>
          </table:table-cell>
          <table:table-cell table:style-name="ce21" table:formula="of:=([.R80]-[.R81])/[.R80]" office:value-type="percentage" office:value="-0.0195758564437194" calcext:value-type="percentage">
            <text:p>-1,96%</text:p>
          </table:table-cell>
          <table:table-cell table:style-name="ce21" table:formula="of:=([.S80]-[.S81])/[.S80]" office:value-type="percentage" office:value="0.00152671755725188" calcext:value-type="percentage">
            <text:p>0,15%</text:p>
          </table:table-cell>
          <table:table-cell table:style-name="ce21" table:formula="of:=([.T80]-[.T81])/[.T80]" office:value-type="percentage" office:value="0.00376411543287324" calcext:value-type="percentage">
            <text:p>0,38%</text:p>
          </table:table-cell>
          <table:table-cell table:style-name="ce21" table:formula="of:=([.U80]-[.U81])/[.U80]" office:value-type="percentage" office:value="-0.023232822540781" calcext:value-type="percentage">
            <text:p>-2,32%</text:p>
          </table:table-cell>
          <table:table-cell table:style-name="ce21" table:formula="of:=([.V80]-[.V81])/[.V80]" office:value-type="percentage" office:value="0.00586428371963141" calcext:value-type="percentage">
            <text:p>0,59%</text:p>
          </table:table-cell>
          <table:table-cell table:style-name="ce21" table:formula="of:=([.W80]-[.W81])/[.W80]" office:value-type="percentage" office:value="-0.0134803921568627" calcext:value-type="percentage">
            <text:p>-1,35%</text:p>
          </table:table-cell>
          <table:table-cell table:style-name="ce21" table:formula="of:=([.X80]-[.X81])/[.X80]" office:value-type="percentage" office:value="-0.00344352617079895" calcext:value-type="percentage">
            <text:p>-0,34%</text:p>
          </table:table-cell>
          <table:table-cell table:style-name="ce21" table:formula="of:=([.Y80]-[.Y81])/[.Y80]" office:value-type="percentage" office:value="0.0264187866927594" calcext:value-type="percentage">
            <text:p>2,64%</text:p>
          </table:table-cell>
          <table:table-cell table:style-name="ce21" table:formula="of:=([.Z80]-[.Z81])/[.Z80]" office:value-type="percentage" office:value="-0.00157728706624602" calcext:value-type="percentage">
            <text:p>-0,1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8" calcext:value-type="date">
            <text:p>08/01/18</text:p>
          </table:table-cell>
          <table:table-cell table:style-name="ce21" table:formula="of:=([.B81]-[.B82])/[.B81]" office:value-type="percentage" office:value="0.0154525386313466" calcext:value-type="percentage">
            <text:p>1,55%</text:p>
          </table:table-cell>
          <table:table-cell table:style-name="ce21" table:formula="of:=([.C81]-[.C82])/[.C81]" office:value-type="percentage" office:value="-0.00184672206832868" calcext:value-type="percentage">
            <text:p>-0,18%</text:p>
          </table:table-cell>
          <table:table-cell table:style-name="ce21" table:formula="of:=([.D81]-[.D82])/[.D81]" office:value-type="percentage" office:value="-0.000878734622144094" calcext:value-type="percentage">
            <text:p>-0,09%</text:p>
          </table:table-cell>
          <table:table-cell table:style-name="ce21" table:formula="of:=([.E81]-[.E82])/[.E81]" office:value-type="percentage" office:value="0.0217441591487392" calcext:value-type="percentage">
            <text:p>2,17%</text:p>
          </table:table-cell>
          <table:table-cell table:style-name="ce21" table:formula="of:=([.F81]-[.F82])/[.F81]" office:value-type="percentage" office:value="-0.00332741792369118" calcext:value-type="percentage">
            <text:p>-0,33%</text:p>
          </table:table-cell>
          <table:table-cell table:style-name="ce21" table:formula="of:=([.G81]-[.G82])/[.G81]" office:value-type="percentage" office:value="0" calcext:value-type="percentage">
            <text:p>0,00%</text:p>
          </table:table-cell>
          <table:table-cell table:style-name="ce21" table:formula="of:=([.H81]-[.H82])/[.H81]" office:value-type="percentage" office:value="0.0117439812096302" calcext:value-type="percentage">
            <text:p>1,17%</text:p>
          </table:table-cell>
          <table:table-cell table:style-name="ce21" table:formula="of:=([.I81]-[.I82])/[.I81]" office:value-type="percentage" office:value="-0.0144312393887946" calcext:value-type="percentage">
            <text:p>-1,44%</text:p>
          </table:table-cell>
          <table:table-cell table:style-name="ce21" table:formula="of:=([.J81]-[.J82])/[.J81]" office:value-type="percentage" office:value="0.00199999999999996" calcext:value-type="percentage">
            <text:p>0,20%</text:p>
          </table:table-cell>
          <table:table-cell table:style-name="ce21" table:formula="of:=([.K81]-[.K82])/[.K81]" office:value-type="percentage" office:value="-0.0464205816554811" calcext:value-type="percentage">
            <text:p>-4,64%</text:p>
          </table:table-cell>
          <table:table-cell table:style-name="ce21" table:formula="of:=([.L81]-[.L82])/[.L81]" office:value-type="percentage" office:value="0.00237037037037032" calcext:value-type="percentage">
            <text:p>0,24%</text:p>
          </table:table-cell>
          <table:table-cell table:style-name="ce21" table:formula="of:=([.M81]-[.M82])/[.M81]" office:value-type="percentage" office:value="-0.0140758873929009" calcext:value-type="percentage">
            <text:p>-1,41%</text:p>
          </table:table-cell>
          <table:table-cell table:style-name="ce21" table:formula="of:=([.N81]-[.N82])/[.N81]" office:value-type="percentage" office:value="0.0108" calcext:value-type="percentage">
            <text:p>1,08%</text:p>
          </table:table-cell>
          <table:table-cell table:style-name="ce21" table:formula="of:=([.O81]-[.O82])/[.O81]" office:value-type="percentage" office:value="0.0125391849529781" calcext:value-type="percentage">
            <text:p>1,25%</text:p>
          </table:table-cell>
          <table:table-cell table:style-name="ce21" table:formula="of:=([.P81]-[.P82])/[.P81]" office:value-type="percentage" office:value="0.0336917562724014" calcext:value-type="percentage">
            <text:p>3,37%</text:p>
          </table:table-cell>
          <table:table-cell table:style-name="ce21" table:formula="of:=([.Q81]-[.Q82])/[.Q81]" office:value-type="percentage" office:value="0.00291970802919702" calcext:value-type="percentage">
            <text:p>0,29%</text:p>
          </table:table-cell>
          <table:table-cell table:style-name="ce21" table:formula="of:=([.R81]-[.R82])/[.R81]" office:value-type="percentage" office:value="-0.00400000000000006" calcext:value-type="percentage">
            <text:p>-0,40%</text:p>
          </table:table-cell>
          <table:table-cell table:style-name="ce21" table:formula="of:=([.S81]-[.S82])/[.S81]" office:value-type="percentage" office:value="-0.0137614678899082" calcext:value-type="percentage">
            <text:p>-1,38%</text:p>
          </table:table-cell>
          <table:table-cell table:style-name="ce21" table:formula="of:=([.T81]-[.T82])/[.T81]" office:value-type="percentage" office:value="0.0115869017632242" calcext:value-type="percentage">
            <text:p>1,16%</text:p>
          </table:table-cell>
          <table:table-cell table:style-name="ce21" table:formula="of:=([.U81]-[.U82])/[.U81]" office:value-type="percentage" office:value="0.0024154589371981" calcext:value-type="percentage">
            <text:p>0,24%</text:p>
          </table:table-cell>
          <table:table-cell table:style-name="ce21" table:formula="of:=([.V81]-[.V82])/[.V81]" office:value-type="percentage" office:value="-0.00505617977528089" calcext:value-type="percentage">
            <text:p>-0,51%</text:p>
          </table:table-cell>
          <table:table-cell table:style-name="ce21" table:formula="of:=([.W81]-[.W82])/[.W81]" office:value-type="percentage" office:value="0.0175332527206771" calcext:value-type="percentage">
            <text:p>1,75%</text:p>
          </table:table-cell>
          <table:table-cell table:style-name="ce21" table:formula="of:=([.X81]-[.X82])/[.X81]" office:value-type="percentage" office:value="0.0058339052848319" calcext:value-type="percentage">
            <text:p>0,58%</text:p>
          </table:table-cell>
          <table:table-cell table:style-name="ce21" table:formula="of:=([.Y81]-[.Y82])/[.Y81]" office:value-type="percentage" office:value="0.0462311557788944" calcext:value-type="percentage">
            <text:p>4,62%</text:p>
          </table:table-cell>
          <table:table-cell table:style-name="ce21" table:formula="of:=([.Z81]-[.Z82])/[.Z81]" office:value-type="percentage" office:value="0.0125984251968504" calcext:value-type="percentage">
            <text:p>1,2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5" calcext:value-type="date">
            <text:p>05/01/18</text:p>
          </table:table-cell>
          <table:table-cell table:style-name="ce21" table:formula="of:=([.B82]-[.B83])/[.B82]" office:value-type="percentage" office:value="0.00784753363228703" calcext:value-type="percentage">
            <text:p>0,78%</text:p>
          </table:table-cell>
          <table:table-cell table:style-name="ce21" table:formula="of:=([.C82]-[.C83])/[.C82]" office:value-type="percentage" office:value="0.00368663594470038" calcext:value-type="percentage">
            <text:p>0,37%</text:p>
          </table:table-cell>
          <table:table-cell table:style-name="ce21" table:formula="of:=([.D82]-[.D83])/[.D82]" office:value-type="percentage" office:value="0.00175592625109757" calcext:value-type="percentage">
            <text:p>0,18%</text:p>
          </table:table-cell>
          <table:table-cell table:style-name="ce21" table:formula="of:=([.E82]-[.E83])/[.E82]" office:value-type="percentage" office:value="0.0153700638448806" calcext:value-type="percentage">
            <text:p>1,54%</text:p>
          </table:table-cell>
          <table:table-cell table:style-name="ce21" table:formula="of:=([.F82]-[.F83])/[.F82]" office:value-type="percentage" office:value="0.00287419854079141" calcext:value-type="percentage">
            <text:p>0,29%</text:p>
          </table:table-cell>
          <table:table-cell table:style-name="ce21" table:formula="of:=([.G82]-[.G83])/[.G82]" office:value-type="percentage" office:value="0.000303030303030243" calcext:value-type="percentage">
            <text:p>0,03%</text:p>
          </table:table-cell>
          <table:table-cell table:style-name="ce21" table:formula="of:=([.H82]-[.H83])/[.H82]" office:value-type="percentage" office:value="0.00594177064765287" calcext:value-type="percentage">
            <text:p>0,59%</text:p>
          </table:table-cell>
          <table:table-cell table:style-name="ce21" table:formula="of:=([.I82]-[.I83])/[.I82]" office:value-type="percentage" office:value="0.00460251046025102" calcext:value-type="percentage">
            <text:p>0,46%</text:p>
          </table:table-cell>
          <table:table-cell table:style-name="ce21" table:formula="of:=([.J82]-[.J83])/[.J82]" office:value-type="percentage" office:value="0.00801603206412826" calcext:value-type="percentage">
            <text:p>0,80%</text:p>
          </table:table-cell>
          <table:table-cell table:style-name="ce21" table:formula="of:=([.K82]-[.K83])/[.K82]" office:value-type="percentage" office:value="-0.00213789417423833" calcext:value-type="percentage">
            <text:p>-0,21%</text:p>
          </table:table-cell>
          <table:table-cell table:style-name="ce21" table:formula="of:=([.L82]-[.L83])/[.L82]" office:value-type="percentage" office:value="0" calcext:value-type="percentage">
            <text:p>0,00%</text:p>
          </table:table-cell>
          <table:table-cell table:style-name="ce21" table:formula="of:=([.M82]-[.M83])/[.M82]" office:value-type="percentage" office:value="0.00422450211225107" calcext:value-type="percentage">
            <text:p>0,42%</text:p>
          </table:table-cell>
          <table:table-cell table:style-name="ce21" table:formula="of:=([.N82]-[.N83])/[.N82]" office:value-type="percentage" office:value="0.0113222806308128" calcext:value-type="percentage">
            <text:p>1,13%</text:p>
          </table:table-cell>
          <table:table-cell table:style-name="ce21" table:formula="of:=([.O82]-[.O83])/[.O82]" office:value-type="percentage" office:value="-0.00158730158730155" calcext:value-type="percentage">
            <text:p>-0,16%</text:p>
          </table:table-cell>
          <table:table-cell table:style-name="ce21" table:formula="of:=([.P82]-[.P83])/[.P82]" office:value-type="percentage" office:value="-0.0126112759643917" calcext:value-type="percentage">
            <text:p>-1,26%</text:p>
          </table:table-cell>
          <table:table-cell table:style-name="ce21" table:formula="of:=([.Q82]-[.Q83])/[.Q82]" office:value-type="percentage" office:value="0.00146412884333818" calcext:value-type="percentage">
            <text:p>0,15%</text:p>
          </table:table-cell>
          <table:table-cell table:style-name="ce21" table:formula="of:=([.R82]-[.R83])/[.R82]" office:value-type="percentage" office:value="0.00318725099601601" calcext:value-type="percentage">
            <text:p>0,32%</text:p>
          </table:table-cell>
          <table:table-cell table:style-name="ce21" table:formula="of:=([.S82]-[.S83])/[.S82]" office:value-type="percentage" office:value="0.00829562594268472" calcext:value-type="percentage">
            <text:p>0,83%</text:p>
          </table:table-cell>
          <table:table-cell table:style-name="ce21" table:formula="of:=([.T82]-[.T83])/[.T82]" office:value-type="percentage" office:value="0.0468909276248727" calcext:value-type="percentage">
            <text:p>4,69%</text:p>
          </table:table-cell>
          <table:table-cell table:style-name="ce21" table:formula="of:=([.U82]-[.U83])/[.U82]" office:value-type="percentage" office:value="-0.0556900726392253" calcext:value-type="percentage">
            <text:p>-5,57%</text:p>
          </table:table-cell>
          <table:table-cell table:style-name="ce21" table:formula="of:=([.V82]-[.V83])/[.V82]" office:value-type="percentage" office:value="-0.0061486864169927" calcext:value-type="percentage">
            <text:p>-0,61%</text:p>
          </table:table-cell>
          <table:table-cell table:style-name="ce21" table:formula="of:=([.W82]-[.W83])/[.W82]" office:value-type="percentage" office:value="0.00246153846153841" calcext:value-type="percentage">
            <text:p>0,25%</text:p>
          </table:table-cell>
          <table:table-cell table:style-name="ce21" table:formula="of:=([.X82]-[.X83])/[.X82]" office:value-type="percentage" office:value="0.0065585088022091" calcext:value-type="percentage">
            <text:p>0,66%</text:p>
          </table:table-cell>
          <table:table-cell table:style-name="ce21" table:formula="of:=([.Y82]-[.Y83])/[.Y82]" office:value-type="percentage" office:value="0.0221285563751318" calcext:value-type="percentage">
            <text:p>2,21%</text:p>
          </table:table-cell>
          <table:table-cell table:style-name="ce21" table:formula="of:=([.Z82]-[.Z83])/[.Z82]" office:value-type="percentage" office:value="0.00318979266347681" calcext:value-type="percentage">
            <text:p>0,3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4" calcext:value-type="date">
            <text:p>04/01/18</text:p>
          </table:table-cell>
          <table:table-cell table:style-name="ce21" table:formula="of:=([.B83]-[.B84])/[.B83]" office:value-type="percentage" office:value="0.00847457627118636" calcext:value-type="percentage">
            <text:p>0,85%</text:p>
          </table:table-cell>
          <table:table-cell table:style-name="ce21" table:formula="of:=([.C83]-[.C84])/[.C83]" office:value-type="percentage" office:value="-0.00555041628122097" calcext:value-type="percentage">
            <text:p>-0,56%</text:p>
          </table:table-cell>
          <table:table-cell table:style-name="ce21" table:formula="of:=([.D83]-[.D84])/[.D83]" office:value-type="percentage" office:value="0.0184696569920844" calcext:value-type="percentage">
            <text:p>1,85%</text:p>
          </table:table-cell>
          <table:table-cell table:style-name="ce21" table:formula="of:=([.E83]-[.E84])/[.E83]" office:value-type="percentage" office:value="0.00408261287223827" calcext:value-type="percentage">
            <text:p>0,41%</text:p>
          </table:table-cell>
          <table:table-cell table:style-name="ce21" table:formula="of:=([.F83]-[.F84])/[.F83]" office:value-type="percentage" office:value="0.0203991130820399" calcext:value-type="percentage">
            <text:p>2,04%</text:p>
          </table:table-cell>
          <table:table-cell table:style-name="ce21" table:formula="of:=([.G83]-[.G84])/[.G83]" office:value-type="percentage" office:value="0.0178842073355563" calcext:value-type="percentage">
            <text:p>1,79%</text:p>
          </table:table-cell>
          <table:table-cell table:style-name="ce21" table:formula="of:=([.H83]-[.H84])/[.H83]" office:value-type="percentage" office:value="0.00179318589360437" calcext:value-type="percentage">
            <text:p>0,18%</text:p>
          </table:table-cell>
          <table:table-cell table:style-name="ce21" table:formula="of:=([.I83]-[.I84])/[.I83]" office:value-type="percentage" office:value="0.014291719209752" calcext:value-type="percentage">
            <text:p>1,43%</text:p>
          </table:table-cell>
          <table:table-cell table:style-name="ce21" table:formula="of:=([.J83]-[.J84])/[.J83]" office:value-type="percentage" office:value="0.00202020202020198" calcext:value-type="percentage">
            <text:p>0,20%</text:p>
          </table:table-cell>
          <table:table-cell table:style-name="ce21" table:formula="of:=([.K83]-[.K84])/[.K83]" office:value-type="percentage" office:value="0.0133333333333333" calcext:value-type="percentage">
            <text:p>1,33%</text:p>
          </table:table-cell>
          <table:table-cell table:style-name="ce21" table:formula="of:=([.L83]-[.L84])/[.L83]" office:value-type="percentage" office:value="0.00950400950400951" calcext:value-type="percentage">
            <text:p>0,95%</text:p>
          </table:table-cell>
          <table:table-cell table:style-name="ce21" table:formula="of:=([.M83]-[.M84])/[.M83]" office:value-type="percentage" office:value="0.00363636363636356" calcext:value-type="percentage">
            <text:p>0,36%</text:p>
          </table:table-cell>
          <table:table-cell table:style-name="ce21" table:formula="of:=([.N83]-[.N84])/[.N83]" office:value-type="percentage" office:value="0.000817995910020432" calcext:value-type="percentage">
            <text:p>0,08%</text:p>
          </table:table-cell>
          <table:table-cell table:style-name="ce21" table:formula="of:=([.O83]-[.O84])/[.O83]" office:value-type="percentage" office:value="0.00158478605388269" calcext:value-type="percentage">
            <text:p>0,16%</text:p>
          </table:table-cell>
          <table:table-cell table:style-name="ce21" table:formula="of:=([.P83]-[.P84])/[.P83]" office:value-type="percentage" office:value="0.0512820512820514" calcext:value-type="percentage">
            <text:p>5,13%</text:p>
          </table:table-cell>
          <table:table-cell table:style-name="ce21" table:formula="of:=([.Q83]-[.Q84])/[.Q83]" office:value-type="percentage" office:value="-0.0117302052785924" calcext:value-type="percentage">
            <text:p>-1,17%</text:p>
          </table:table-cell>
          <table:table-cell table:style-name="ce21" table:formula="of:=([.R83]-[.R84])/[.R83]" office:value-type="percentage" office:value="0.0119904076738609" calcext:value-type="percentage">
            <text:p>1,20%</text:p>
          </table:table-cell>
          <table:table-cell table:style-name="ce21" table:formula="of:=([.S83]-[.S84])/[.S83]" office:value-type="percentage" office:value="-0.00456273764258559" calcext:value-type="percentage">
            <text:p>-0,46%</text:p>
          </table:table-cell>
          <table:table-cell table:style-name="ce21" table:formula="of:=([.T83]-[.T84])/[.T83]" office:value-type="percentage" office:value="0.0106951871657754" calcext:value-type="percentage">
            <text:p>1,07%</text:p>
          </table:table-cell>
          <table:table-cell table:style-name="ce21" table:formula="of:=([.U83]-[.U84])/[.U83]" office:value-type="percentage" office:value="0.0229357798165138" calcext:value-type="percentage">
            <text:p>2,29%</text:p>
          </table:table-cell>
          <table:table-cell table:style-name="ce21" table:formula="of:=([.V83]-[.V84])/[.V83]" office:value-type="percentage" office:value="0.00555555555555563" calcext:value-type="percentage">
            <text:p>0,56%</text:p>
          </table:table-cell>
          <table:table-cell table:style-name="ce21" table:formula="of:=([.W83]-[.W84])/[.W83]" office:value-type="percentage" office:value="-0.014805675508945" calcext:value-type="percentage">
            <text:p>-1,48%</text:p>
          </table:table-cell>
          <table:table-cell table:style-name="ce21" table:formula="of:=([.X83]-[.X84])/[.X83]" office:value-type="percentage" office:value="0.00208478109798479" calcext:value-type="percentage">
            <text:p>0,21%</text:p>
          </table:table-cell>
          <table:table-cell table:style-name="ce21" table:formula="of:=([.Y83]-[.Y84])/[.Y83]" office:value-type="percentage" office:value="0.0301724137931034" calcext:value-type="percentage">
            <text:p>3,02%</text:p>
          </table:table-cell>
          <table:table-cell table:style-name="ce21" table:formula="of:=([.Z83]-[.Z84])/[.Z83]" office:value-type="percentage" office:value="0.0352" calcext:value-type="percentage">
            <text:p>3,5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3" calcext:value-type="date">
            <text:p>03/01/18</text:p>
          </table:table-cell>
          <table:table-cell table:style-name="ce21" table:formula="of:=([.B84]-[.B85])/[.B84]" office:value-type="percentage" office:value="0.0125356125356127" calcext:value-type="percentage">
            <text:p>1,25%</text:p>
          </table:table-cell>
          <table:table-cell table:style-name="ce21" table:formula="of:=([.C84]-[.C85])/[.C84]" office:value-type="percentage" office:value="0.00229990800367972" calcext:value-type="percentage">
            <text:p>0,23%</text:p>
          </table:table-cell>
          <table:table-cell table:style-name="ce21" table:formula="of:=([.D84]-[.D85])/[.D84]" office:value-type="percentage" office:value="0.0116487455197133" calcext:value-type="percentage">
            <text:p>1,16%</text:p>
          </table:table-cell>
          <table:table-cell table:style-name="ce21" table:formula="of:=([.E84]-[.E85])/[.E84]" office:value-type="percentage" office:value="-0.00602845430431637" calcext:value-type="percentage">
            <text:p>-0,60%</text:p>
          </table:table-cell>
          <table:table-cell table:style-name="ce21" table:formula="of:=([.F84]-[.F85])/[.F84]" office:value-type="percentage" office:value="0.00679040289723851" calcext:value-type="percentage">
            <text:p>0,68%</text:p>
          </table:table-cell>
          <table:table-cell table:style-name="ce21" table:formula="of:=([.G84]-[.G85])/[.G84]" office:value-type="percentage" office:value="0.00370370370370362" calcext:value-type="percentage">
            <text:p>0,37%</text:p>
          </table:table-cell>
          <table:table-cell table:style-name="ce21" table:formula="of:=([.H84]-[.H85])/[.H84]" office:value-type="percentage" office:value="0.00898203592814363" calcext:value-type="percentage">
            <text:p>0,90%</text:p>
          </table:table-cell>
          <table:table-cell table:style-name="ce21" table:formula="of:=([.I84]-[.I85])/[.I84]" office:value-type="percentage" office:value="0.00639658848614066" calcext:value-type="percentage">
            <text:p>0,64%</text:p>
          </table:table-cell>
          <table:table-cell table:style-name="ce21" table:formula="of:=([.J84]-[.J85])/[.J84]" office:value-type="percentage" office:value="-0.0222672064777327" calcext:value-type="percentage">
            <text:p>-2,23%</text:p>
          </table:table-cell>
          <table:table-cell table:style-name="ce21" table:formula="of:=([.K84]-[.K85])/[.K84]" office:value-type="percentage" office:value="0.00864864864864866" calcext:value-type="percentage">
            <text:p>0,86%</text:p>
          </table:table-cell>
          <table:table-cell table:style-name="ce21" table:formula="of:=([.L84]-[.L85])/[.L84]" office:value-type="percentage" office:value="0.0125937031484258" calcext:value-type="percentage">
            <text:p>1,26%</text:p>
          </table:table-cell>
          <table:table-cell table:style-name="ce21" table:formula="of:=([.M84]-[.M85])/[.M84]" office:value-type="percentage" office:value="-0.00729927007299254" calcext:value-type="percentage">
            <text:p>-0,73%</text:p>
          </table:table-cell>
          <table:table-cell table:style-name="ce21" table:formula="of:=([.N84]-[.N85])/[.N84]" office:value-type="percentage" office:value="0.0139173147769136" calcext:value-type="percentage">
            <text:p>1,39%</text:p>
          </table:table-cell>
          <table:table-cell table:style-name="ce21" table:formula="of:=([.O84]-[.O85])/[.O84]" office:value-type="percentage" office:value="-0.030952380952381" calcext:value-type="percentage">
            <text:p>-3,10%</text:p>
          </table:table-cell>
          <table:table-cell table:style-name="ce21" table:formula="of:=([.P84]-[.P85])/[.P84]" office:value-type="percentage" office:value="-0.00154440154440165" calcext:value-type="percentage">
            <text:p>-0,15%</text:p>
          </table:table-cell>
          <table:table-cell table:style-name="ce21" table:formula="of:=([.Q84]-[.Q85])/[.Q84]" office:value-type="percentage" office:value="-0.00869565217391299" calcext:value-type="percentage">
            <text:p>-0,87%</text:p>
          </table:table-cell>
          <table:table-cell table:style-name="ce21" table:formula="of:=([.R84]-[.R85])/[.R84]" office:value-type="percentage" office:value="-0.00323624595469263" calcext:value-type="percentage">
            <text:p>-0,32%</text:p>
          </table:table-cell>
          <table:table-cell table:style-name="ce21" table:formula="of:=([.S84]-[.S85])/[.S84]" office:value-type="percentage" office:value="0.000757002271006931" calcext:value-type="percentage">
            <text:p>0,08%</text:p>
          </table:table-cell>
          <table:table-cell table:style-name="ce21" table:formula="of:=([.T84]-[.T85])/[.T84]" office:value-type="percentage" office:value="-0.00729729729729738" calcext:value-type="percentage">
            <text:p>-0,73%</text:p>
          </table:table-cell>
          <table:table-cell table:style-name="ce21" table:formula="of:=([.U84]-[.U85])/[.U84]" office:value-type="percentage" office:value="0.0366197183098592" calcext:value-type="percentage">
            <text:p>3,66%</text:p>
          </table:table-cell>
          <table:table-cell table:style-name="ce21" table:formula="of:=([.V84]-[.V85])/[.V84]" office:value-type="percentage" office:value="0.0125698324022345" calcext:value-type="percentage">
            <text:p>1,26%</text:p>
          </table:table-cell>
          <table:table-cell table:style-name="ce21" table:formula="of:=([.W84]-[.W85])/[.W84]" office:value-type="percentage" office:value="-0.00911854103343478" calcext:value-type="percentage">
            <text:p>-0,91%</text:p>
          </table:table-cell>
          <table:table-cell table:style-name="ce21" table:formula="of:=([.X84]-[.X85])/[.X84]" office:value-type="percentage" office:value="0.000696378830083551" calcext:value-type="percentage">
            <text:p>0,07%</text:p>
          </table:table-cell>
          <table:table-cell table:style-name="ce21" table:formula="of:=([.Y84]-[.Y85])/[.Y84]" office:value-type="percentage" office:value="0.0355555555555556" calcext:value-type="percentage">
            <text:p>3,56%</text:p>
          </table:table-cell>
          <table:table-cell table:style-name="ce21" table:formula="of:=([.Z84]-[.Z85])/[.Z84]" office:value-type="percentage" office:value="-0.00331674958540623" calcext:value-type="percentage">
            <text:p>-0,33%</text:p>
          </table:table-cell>
          <table:table-cell table:number-columns-repeated="998"/>
        </table:table-row>
        <table:table-row table:style-name="ro2" table:number-rows-repeated="2">
          <table:table-cell/>
          <table:table-cell table:style-name="ce22" table:number-columns-repeated="25"/>
          <table:table-cell table:number-columns-repeated="998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z de Correlação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49"/>
        <table:table-column table:style-name="co10" table:number-columns-repeated="25" table:default-cell-style-name="Default"/>
        <table:table-row table:style-name="ro3">
          <table:table-cell table:style-name="ce64" table:number-columns-spanned="3" table:number-rows-spanned="1"/>
          <table:covered-table-cell table:style-name="ce34"/>
          <table:covered-table-cell table:style-name="ce37"/>
          <table:table-cell table:style-name="ce72" office:value-type="string" calcext:value-type="string">
            <text:p>PETR3</text:p>
          </table:table-cell>
          <table:table-cell table:style-name="ce72" office:value-type="string" calcext:value-type="string">
            <text:p>ABEV3</text:p>
          </table:table-cell>
          <table:table-cell table:style-name="ce72" office:value-type="string" calcext:value-type="string">
            <text:p>ITSA4</text:p>
          </table:table-cell>
          <table:table-cell table:style-name="ce72" office:value-type="string" calcext:value-type="string">
            <text:p>VALE3</text:p>
          </table:table-cell>
          <table:table-cell table:style-name="ce72" office:value-type="string" calcext:value-type="string">
            <text:p>ITUB4</text:p>
          </table:table-cell>
          <table:table-cell table:style-name="ce72" office:value-type="string" calcext:value-type="string">
            <text:p>BBDC3</text:p>
          </table:table-cell>
          <table:table-cell table:style-name="ce72" office:value-type="string" calcext:value-type="string">
            <text:p>PETR4</text:p>
          </table:table-cell>
          <table:table-cell table:style-name="ce72" office:value-type="string" calcext:value-type="string">
            <text:p>BVMF3</text:p>
          </table:table-cell>
          <table:table-cell table:style-name="ce72" office:value-type="string" calcext:value-type="string">
            <text:p>JBSS3</text:p>
          </table:table-cell>
          <table:table-cell table:style-name="ce72" office:value-type="string" calcext:value-type="string">
            <text:p>KROT3</text:p>
          </table:table-cell>
          <table:table-cell table:style-name="ce72" office:value-type="string" calcext:value-type="string">
            <text:p>BBAS3</text:p>
          </table:table-cell>
          <table:table-cell table:style-name="ce72" office:value-type="string" calcext:value-type="string">
            <text:p>CCRO3</text:p>
          </table:table-cell>
          <table:table-cell table:style-name="ce72" office:value-type="string" calcext:value-type="string">
            <text:p>CIEL3</text:p>
          </table:table-cell>
          <table:table-cell table:style-name="ce72" office:value-type="string" calcext:value-type="string">
            <text:p>RAIL3</text:p>
          </table:table-cell>
          <table:table-cell table:style-name="ce72" office:value-type="string" calcext:value-type="string">
            <text:p>GGBR4</text:p>
          </table:table-cell>
          <table:table-cell table:style-name="ce72" office:value-type="string" calcext:value-type="string">
            <text:p>CMIG4</text:p>
          </table:table-cell>
          <table:table-cell table:style-name="ce72" office:value-type="string" calcext:value-type="string">
            <text:p>BRML3</text:p>
          </table:table-cell>
          <table:table-cell table:style-name="ce72" office:value-type="string" calcext:value-type="string">
            <text:p>TIMP3</text:p>
          </table:table-cell>
          <table:table-cell table:style-name="ce72" office:value-type="string" calcext:value-type="string">
            <text:p>BRFS3</text:p>
          </table:table-cell>
          <table:table-cell table:style-name="ce72" office:value-type="string" calcext:value-type="string">
            <text:p>EMBR3</text:p>
          </table:table-cell>
          <table:table-cell table:style-name="ce72" office:value-type="string" calcext:value-type="string">
            <text:p>LREN3</text:p>
          </table:table-cell>
          <table:table-cell table:style-name="ce72" office:value-type="string" calcext:value-type="string">
            <text:p>LAME4</text:p>
          </table:table-cell>
          <table:table-cell table:style-name="ce72" office:value-type="string" calcext:value-type="string">
            <text:p>BBSE3</text:p>
          </table:table-cell>
          <table:table-cell table:style-name="ce72" office:value-type="string" calcext:value-type="string">
            <text:p>CSNA3</text:p>
          </table:table-cell>
          <table:table-cell table:style-name="ce72" office:value-type="string" calcext:value-type="string">
            <text:p>GOAU4</text:p>
          </table:table-cell>
        </table:table-row>
        <table:table-row table:style-name="ro2">
          <table:table-cell table:style-name="ce65" office:value-type="string" calcext:value-type="string">
            <text:p>Petrobras</text:p>
          </table:table-cell>
          <table:table-cell table:style-name="ce67" office:value-type="float" office:value="7.88" calcext:value-type="float">
            <text:p>7,88</text:p>
          </table:table-cell>
          <table:table-cell table:style-name="ce70" office:value-type="string" calcext:value-type="string">
            <text:p>PETR3</text:p>
          </table:table-cell>
          <table:table-cell table:style-name="ce73" table:formula="of:=CORREL([Valores.$B$2:.$B$85];[$Valores.B2:$Valores.B85])" office:value-type="float" office:value="1" calcext:value-type="float">
            <text:p>1,000</text:p>
          </table:table-cell>
          <table:table-cell table:style-name="ce73" table:formula="of:=CORREL([Valores.$B$2:.$B$85];[$Valores.C2:$Valores.C85])" office:value-type="float" office:value="0.75852661712258" calcext:value-type="float">
            <text:p>0,759</text:p>
          </table:table-cell>
          <table:table-cell table:style-name="ce73" table:formula="of:=CORREL([Valores.$B$2:.$B$85];[$Valores.D2:$Valores.D85])" office:value-type="float" office:value="0.818894387043626" calcext:value-type="float">
            <text:p>0,819</text:p>
          </table:table-cell>
          <table:table-cell table:style-name="ce73" table:formula="of:=CORREL([Valores.$B$2:.$B$85];[$Valores.E2:$Valores.E85])" office:value-type="float" office:value="0.435558927872812" calcext:value-type="float">
            <text:p>0,436</text:p>
          </table:table-cell>
          <table:table-cell table:style-name="ce73" table:formula="of:=CORREL([Valores.$B$2:.$B$85];[$Valores.F2:$Valores.F85])" office:value-type="float" office:value="0.722545778431933" calcext:value-type="float">
            <text:p>0,723</text:p>
          </table:table-cell>
          <table:table-cell table:style-name="ce73" table:formula="of:=CORREL([Valores.$B$2:.$B$85];[$Valores.G2:$Valores.G85])" office:value-type="float" office:value="0.0561223273807677" calcext:value-type="float">
            <text:p>0,056</text:p>
          </table:table-cell>
          <table:table-cell table:style-name="ce73" table:formula="of:=CORREL([Valores.$B$2:.$B$85];[$Valores.H2:$Valores.H85])" office:value-type="float" office:value="0.989615436394597" calcext:value-type="float">
            <text:p>0,990</text:p>
          </table:table-cell>
          <table:table-cell table:style-name="ce73" table:formula="of:=CORREL([Valores.$B$2:.$B$85];[$Valores.I2:$Valores.I85])" office:value-type="float" office:value="0.697232410247546" calcext:value-type="float">
            <text:p>0,697</text:p>
          </table:table-cell>
          <table:table-cell table:style-name="ce73" table:formula="of:=CORREL([Valores.$B$2:.$B$85];[$Valores.J2:$Valores.J85])" office:value-type="float" office:value="-0.489718648109285" calcext:value-type="float">
            <text:p>-0,490</text:p>
          </table:table-cell>
          <table:table-cell table:style-name="ce73" table:formula="of:=CORREL([Valores.$B$2:.$B$85];[$Valores.K2:$Valores.K85])" office:value-type="float" office:value="-0.868313409354718" calcext:value-type="float">
            <text:p>-0,868</text:p>
          </table:table-cell>
          <table:table-cell table:style-name="ce73" table:formula="of:=CORREL([Valores.$B$2:.$B$85];[$Valores.L2:$Valores.L85])" office:value-type="float" office:value="0.622999013810348" calcext:value-type="float">
            <text:p>0,623</text:p>
          </table:table-cell>
          <table:table-cell table:style-name="ce73" table:formula="of:=CORREL([Valores.$B$2:.$B$85];[$Valores.M2:$Valores.M85])" office:value-type="float" office:value="-0.916218345440272" calcext:value-type="float">
            <text:p>-0,916</text:p>
          </table:table-cell>
          <table:table-cell table:style-name="ce73" table:formula="of:=CORREL([Valores.$B$2:.$B$85];[$Valores.N2:$Valores.N85])" office:value-type="float" office:value="-0.67385612660953" calcext:value-type="float">
            <text:p>-0,674</text:p>
          </table:table-cell>
          <table:table-cell table:style-name="ce73" table:formula="of:=CORREL([Valores.$B$2:.$B$85];[$Valores.O2:$Valores.O85])" office:value-type="float" office:value="0.688195456109744" calcext:value-type="float">
            <text:p>0,688</text:p>
          </table:table-cell>
          <table:table-cell table:style-name="ce73" table:formula="of:=CORREL([Valores.$B$2:.$B$85];[$Valores.P2:$Valores.P85])" office:value-type="float" office:value="0.81831723636257" calcext:value-type="float">
            <text:p>0,818</text:p>
          </table:table-cell>
          <table:table-cell table:style-name="ce73" table:formula="of:=CORREL([Valores.$B$2:.$B$85];[$Valores.Q2:$Valores.Q85])" office:value-type="float" office:value="0.887379112427051" calcext:value-type="float">
            <text:p>0,887</text:p>
          </table:table-cell>
          <table:table-cell table:style-name="ce73" table:formula="of:=CORREL([Valores.$B$2:.$B$85];[$Valores.R2:$Valores.R85])" office:value-type="float" office:value="-0.696959384587633" calcext:value-type="float">
            <text:p>-0,697</text:p>
          </table:table-cell>
          <table:table-cell table:style-name="ce73" table:formula="of:=CORREL([Valores.$B$2:.$B$85];[$Valores.S2:$Valores.S85])" office:value-type="float" office:value="0.849861232955028" calcext:value-type="float">
            <text:p>0,850</text:p>
          </table:table-cell>
          <table:table-cell table:style-name="ce73" table:formula="of:=CORREL([Valores.$B$2:.$B$85];[$Valores.T2:$Valores.T85])" office:value-type="float" office:value="-0.876262415926745" calcext:value-type="float">
            <text:p>-0,876</text:p>
          </table:table-cell>
          <table:table-cell table:style-name="ce73" table:formula="of:=CORREL([Valores.$B$2:.$B$85];[$Valores.U2:$Valores.U85])" office:value-type="float" office:value="0.620240709033725" calcext:value-type="float">
            <text:p>0,620</text:p>
          </table:table-cell>
          <table:table-cell table:style-name="ce73" table:formula="of:=CORREL([Valores.$B$2:.$B$85];[$Valores.V2:$Valores.V85])" office:value-type="float" office:value="-0.552937245487896" calcext:value-type="float">
            <text:p>-0,553</text:p>
          </table:table-cell>
          <table:table-cell table:style-name="ce73" table:formula="of:=CORREL([Valores.$B$2:.$B$85];[$Valores.W2:$Valores.W85])" office:value-type="float" office:value="0.775910315603424" calcext:value-type="float">
            <text:p>0,776</text:p>
          </table:table-cell>
          <table:table-cell table:style-name="ce73" table:formula="of:=CORREL([Valores.$B$2:.$B$85];[$Valores.X2:$Valores.X85])" office:value-type="float" office:value="-0.448944863785598" calcext:value-type="float">
            <text:p>-0,449</text:p>
          </table:table-cell>
          <table:table-cell table:style-name="ce73" table:formula="of:=CORREL([Valores.$B$2:.$B$85];[$Valores.Y2:$Valores.Y85])" office:value-type="float" office:value="-0.579133634729304" calcext:value-type="float">
            <text:p>-0,579</text:p>
          </table:table-cell>
          <table:table-cell table:style-name="ce73" table:formula="of:=CORREL([Valores.$B$2:.$B$85];[$Valores.Z2:$Valores.Z85])" office:value-type="float" office:value="0.82899632681768" calcext:value-type="float">
            <text:p>0,829</text:p>
          </table:table-cell>
        </table:table-row>
        <table:table-row table:style-name="ro2">
          <table:table-cell table:style-name="ce65" office:value-type="string" calcext:value-type="string">
            <text:p>Ambev</text:p>
          </table:table-cell>
          <table:table-cell table:style-name="ce67" office:value-type="float" office:value="7.74" calcext:value-type="float">
            <text:p>7,74</text:p>
          </table:table-cell>
          <table:table-cell table:style-name="ce71" office:value-type="string" calcext:value-type="string">
            <text:p>ABEV3</text:p>
          </table:table-cell>
          <table:table-cell table:style-name="ce73" table:formula="of:=CORREL([Valores.$C$2:.$C$85];[$Valores.B2:$Valores.B85])" office:value-type="float" office:value="0.75852661712258" calcext:value-type="float">
            <text:p>0,759</text:p>
          </table:table-cell>
          <table:table-cell table:style-name="ce73" table:formula="of:=CORREL([Valores.$C$2:.$C$85];[$Valores.C2:$Valores.C85])" office:value-type="float" office:value="1" calcext:value-type="float">
            <text:p>1,000</text:p>
          </table:table-cell>
          <table:table-cell table:style-name="ce73" table:formula="of:=CORREL([Valores.$C$2:.$C$85];[$Valores.D2:$Valores.D85])" office:value-type="float" office:value="0.634271033246535" calcext:value-type="float">
            <text:p>0,634</text:p>
          </table:table-cell>
          <table:table-cell table:style-name="ce73" table:formula="of:=CORREL([Valores.$C$2:.$C$85];[$Valores.E2:$Valores.E85])" office:value-type="float" office:value="0.10687618531316" calcext:value-type="float">
            <text:p>0,107</text:p>
          </table:table-cell>
          <table:table-cell table:style-name="ce73" table:formula="of:=CORREL([Valores.$C$2:.$C$85];[$Valores.F2:$Valores.F85])" office:value-type="float" office:value="0.432110218741426" calcext:value-type="float">
            <text:p>0,432</text:p>
          </table:table-cell>
          <table:table-cell table:style-name="ce73" table:formula="of:=CORREL([Valores.$C$2:.$C$85];[$Valores.G2:$Valores.G85])" office:value-type="float" office:value="-0.0378978651407263" calcext:value-type="float">
            <text:p>-0,038</text:p>
          </table:table-cell>
          <table:table-cell table:style-name="ce73" table:formula="of:=CORREL([Valores.$C$2:.$C$85];[$Valores.H2:$Valores.H85])" office:value-type="float" office:value="0.735937540572518" calcext:value-type="float">
            <text:p>0,736</text:p>
          </table:table-cell>
          <table:table-cell table:style-name="ce73" table:formula="of:=CORREL([Valores.$C$2:.$C$85];[$Valores.I2:$Valores.I85])" office:value-type="float" office:value="0.593672830632793" calcext:value-type="float">
            <text:p>0,594</text:p>
          </table:table-cell>
          <table:table-cell table:style-name="ce73" table:formula="of:=CORREL([Valores.$C$2:.$C$85];[$Valores.J2:$Valores.J85])" office:value-type="float" office:value="-0.451221708473074" calcext:value-type="float">
            <text:p>-0,451</text:p>
          </table:table-cell>
          <table:table-cell table:style-name="ce73" table:formula="of:=CORREL([Valores.$C$2:.$C$85];[$Valores.K2:$Valores.K85])" office:value-type="float" office:value="-0.801608207809092" calcext:value-type="float">
            <text:p>-0,802</text:p>
          </table:table-cell>
          <table:table-cell table:style-name="ce73" table:formula="of:=CORREL([Valores.$C$2:.$C$85];[$Valores.L2:$Valores.L85])" office:value-type="float" office:value="0.508786934001552" calcext:value-type="float">
            <text:p>0,509</text:p>
          </table:table-cell>
          <table:table-cell table:style-name="ce73" table:formula="of:=CORREL([Valores.$C$2:.$C$85];[$Valores.M2:$Valores.M85])" office:value-type="float" office:value="-0.826295683029092" calcext:value-type="float">
            <text:p>-0,826</text:p>
          </table:table-cell>
          <table:table-cell table:style-name="ce73" table:formula="of:=CORREL([Valores.$C$2:.$C$85];[$Valores.N2:$Valores.N85])" office:value-type="float" office:value="-0.691759167819774" calcext:value-type="float">
            <text:p>-0,692</text:p>
          </table:table-cell>
          <table:table-cell table:style-name="ce73" table:formula="of:=CORREL([Valores.$C$2:.$C$85];[$Valores.O2:$Valores.O85])" office:value-type="float" office:value="0.165096757300159" calcext:value-type="float">
            <text:p>0,165</text:p>
          </table:table-cell>
          <table:table-cell table:style-name="ce73" table:formula="of:=CORREL([Valores.$C$2:.$C$85];[$Valores.P2:$Valores.P85])" office:value-type="float" office:value="0.545925654205157" calcext:value-type="float">
            <text:p>0,546</text:p>
          </table:table-cell>
          <table:table-cell table:style-name="ce73" table:formula="of:=CORREL([Valores.$C$2:.$C$85];[$Valores.Q2:$Valores.Q85])" office:value-type="float" office:value="0.802869187763173" calcext:value-type="float">
            <text:p>0,803</text:p>
          </table:table-cell>
          <table:table-cell table:style-name="ce73" table:formula="of:=CORREL([Valores.$C$2:.$C$85];[$Valores.R2:$Valores.R85])" office:value-type="float" office:value="-0.69953943374655" calcext:value-type="float">
            <text:p>-0,700</text:p>
          </table:table-cell>
          <table:table-cell table:style-name="ce73" table:formula="of:=CORREL([Valores.$C$2:.$C$85];[$Valores.S2:$Valores.S85])" office:value-type="float" office:value="0.673886825224208" calcext:value-type="float">
            <text:p>0,674</text:p>
          </table:table-cell>
          <table:table-cell table:style-name="ce73" table:formula="of:=CORREL([Valores.$C$2:.$C$85];[$Valores.T2:$Valores.T85])" office:value-type="float" office:value="-0.841466996303772" calcext:value-type="float">
            <text:p>-0,841</text:p>
          </table:table-cell>
          <table:table-cell table:style-name="ce73" table:formula="of:=CORREL([Valores.$C$2:.$C$85];[$Valores.U2:$Valores.U85])" office:value-type="float" office:value="0.390830979210299" calcext:value-type="float">
            <text:p>0,391</text:p>
          </table:table-cell>
          <table:table-cell table:style-name="ce73" table:formula="of:=CORREL([Valores.$C$2:.$C$85];[$Valores.V2:$Valores.V85])" office:value-type="float" office:value="-0.547864351603223" calcext:value-type="float">
            <text:p>-0,548</text:p>
          </table:table-cell>
          <table:table-cell table:style-name="ce73" table:formula="of:=CORREL([Valores.$C$2:.$C$85];[$Valores.W2:$Valores.W85])" office:value-type="float" office:value="0.721402049504711" calcext:value-type="float">
            <text:p>0,721</text:p>
          </table:table-cell>
          <table:table-cell table:style-name="ce73" table:formula="of:=CORREL([Valores.$C$2:.$C$85];[$Valores.X2:$Valores.X85])" office:value-type="float" office:value="-0.566317144803109" calcext:value-type="float">
            <text:p>-0,566</text:p>
          </table:table-cell>
          <table:table-cell table:style-name="ce73" table:formula="of:=CORREL([Valores.$C$2:.$C$85];[$Valores.Y2:$Valores.Y85])" office:value-type="float" office:value="-0.774471116236291" calcext:value-type="float">
            <text:p>-0,774</text:p>
          </table:table-cell>
          <table:table-cell table:style-name="ce73" table:formula="of:=CORREL([Valores.$C$2:.$C$85];[$Valores.Z2:$Valores.Z85])" office:value-type="float" office:value="0.512726523481338" calcext:value-type="float">
            <text:p>0,513</text:p>
          </table:table-cell>
        </table:table-row>
        <table:table-row table:style-name="ro2">
          <table:table-cell table:style-name="ce65" office:value-type="string" calcext:value-type="string">
            <text:p>Itausa</text:p>
          </table:table-cell>
          <table:table-cell table:style-name="ce67" office:value-type="float" office:value="7.37" calcext:value-type="float">
            <text:p>7,37</text:p>
          </table:table-cell>
          <table:table-cell table:style-name="ce71" office:value-type="string" calcext:value-type="string">
            <text:p>ITSA4</text:p>
          </table:table-cell>
          <table:table-cell table:style-name="ce73" table:formula="of:=CORREL([Valores.$D$2:.$D$85];[$Valores.B2:$Valores.B85])" office:value-type="float" office:value="0.818894387043626" calcext:value-type="float">
            <text:p>0,819</text:p>
          </table:table-cell>
          <table:table-cell table:style-name="ce73" table:formula="of:=CORREL([Valores.$D$2:.$D$85];[$Valores.C2:$Valores.C85])" office:value-type="float" office:value="0.634271033246535" calcext:value-type="float">
            <text:p>0,634</text:p>
          </table:table-cell>
          <table:table-cell table:style-name="ce73" table:formula="of:=CORREL([Valores.$D$2:.$D$85];[$Valores.D2:$Valores.D85])" office:value-type="float" office:value="1" calcext:value-type="float">
            <text:p>1,000</text:p>
          </table:table-cell>
          <table:table-cell table:style-name="ce73" table:formula="of:=CORREL([Valores.$D$2:.$D$85];[$Valores.E2:$Valores.E85])" office:value-type="float" office:value="0.196685028258475" calcext:value-type="float">
            <text:p>0,197</text:p>
          </table:table-cell>
          <table:table-cell table:style-name="ce73" table:formula="of:=CORREL([Valores.$D$2:.$D$85];[$Valores.F2:$Valores.F85])" office:value-type="float" office:value="0.936414321526842" calcext:value-type="float">
            <text:p>0,936</text:p>
          </table:table-cell>
          <table:table-cell table:style-name="ce73" table:formula="of:=CORREL([Valores.$D$2:.$D$85];[$Valores.G2:$Valores.G85])" office:value-type="float" office:value="0.461062801642362" calcext:value-type="float">
            <text:p>0,461</text:p>
          </table:table-cell>
          <table:table-cell table:style-name="ce73" table:formula="of:=CORREL([Valores.$D$2:.$D$85];[$Valores.H2:$Valores.H85])" office:value-type="float" office:value="0.824539376663865" calcext:value-type="float">
            <text:p>0,825</text:p>
          </table:table-cell>
          <table:table-cell table:style-name="ce73" table:formula="of:=CORREL([Valores.$D$2:.$D$85];[$Valores.I2:$Valores.I85])" office:value-type="float" office:value="0.884009526246724" calcext:value-type="float">
            <text:p>0,884</text:p>
          </table:table-cell>
          <table:table-cell table:style-name="ce73" table:formula="of:=CORREL([Valores.$D$2:.$D$85];[$Valores.J2:$Valores.J85])" office:value-type="float" office:value="-0.120733781591345" calcext:value-type="float">
            <text:p>-0,121</text:p>
          </table:table-cell>
          <table:table-cell table:style-name="ce73" table:formula="of:=CORREL([Valores.$D$2:.$D$85];[$Valores.K2:$Valores.K85])" office:value-type="float" office:value="-0.670154708880283" calcext:value-type="float">
            <text:p>-0,670</text:p>
          </table:table-cell>
          <table:table-cell table:style-name="ce73" table:formula="of:=CORREL([Valores.$D$2:.$D$85];[$Valores.L2:$Valores.L85])" office:value-type="float" office:value="0.856893972653961" calcext:value-type="float">
            <text:p>0,857</text:p>
          </table:table-cell>
          <table:table-cell table:style-name="ce73" table:formula="of:=CORREL([Valores.$D$2:.$D$85];[$Valores.M2:$Valores.M85])" office:value-type="float" office:value="-0.672905903690382" calcext:value-type="float">
            <text:p>-0,673</text:p>
          </table:table-cell>
          <table:table-cell table:style-name="ce73" table:formula="of:=CORREL([Valores.$D$2:.$D$85];[$Valores.N2:$Valores.N85])" office:value-type="float" office:value="-0.306942970989524" calcext:value-type="float">
            <text:p>-0,307</text:p>
          </table:table-cell>
          <table:table-cell table:style-name="ce73" table:formula="of:=CORREL([Valores.$D$2:.$D$85];[$Valores.O2:$Valores.O85])" office:value-type="float" office:value="0.498709704147528" calcext:value-type="float">
            <text:p>0,499</text:p>
          </table:table-cell>
          <table:table-cell table:style-name="ce73" table:formula="of:=CORREL([Valores.$D$2:.$D$85];[$Valores.P2:$Valores.P85])" office:value-type="float" office:value="0.677822873264658" calcext:value-type="float">
            <text:p>0,678</text:p>
          </table:table-cell>
          <table:table-cell table:style-name="ce73" table:formula="of:=CORREL([Valores.$D$2:.$D$85];[$Valores.Q2:$Valores.Q85])" office:value-type="float" office:value="0.832836424105906" calcext:value-type="float">
            <text:p>0,833</text:p>
          </table:table-cell>
          <table:table-cell table:style-name="ce73" table:formula="of:=CORREL([Valores.$D$2:.$D$85];[$Valores.R2:$Valores.R85])" office:value-type="float" office:value="-0.354017537844725" calcext:value-type="float">
            <text:p>-0,354</text:p>
          </table:table-cell>
          <table:table-cell table:style-name="ce73" table:formula="of:=CORREL([Valores.$D$2:.$D$85];[$Valores.S2:$Valores.S85])" office:value-type="float" office:value="0.593427177706272" calcext:value-type="float">
            <text:p>0,593</text:p>
          </table:table-cell>
          <table:table-cell table:style-name="ce73" table:formula="of:=CORREL([Valores.$D$2:.$D$85];[$Valores.T2:$Valores.T85])" office:value-type="float" office:value="-0.717111999278592" calcext:value-type="float">
            <text:p>-0,717</text:p>
          </table:table-cell>
          <table:table-cell table:style-name="ce73" table:formula="of:=CORREL([Valores.$D$2:.$D$85];[$Valores.U2:$Valores.U85])" office:value-type="float" office:value="0.484950367199289" calcext:value-type="float">
            <text:p>0,485</text:p>
          </table:table-cell>
          <table:table-cell table:style-name="ce73" table:formula="of:=CORREL([Valores.$D$2:.$D$85];[$Valores.V2:$Valores.V85])" office:value-type="float" office:value="-0.264234156096224" calcext:value-type="float">
            <text:p>-0,264</text:p>
          </table:table-cell>
          <table:table-cell table:style-name="ce73" table:formula="of:=CORREL([Valores.$D$2:.$D$85];[$Valores.W2:$Valores.W85])" office:value-type="float" office:value="0.473346597188664" calcext:value-type="float">
            <text:p>0,473</text:p>
          </table:table-cell>
          <table:table-cell table:style-name="ce73" table:formula="of:=CORREL([Valores.$D$2:.$D$85];[$Valores.X2:$Valores.X85])" office:value-type="float" office:value="-0.0250932279581429" calcext:value-type="float">
            <text:p>-0,025</text:p>
          </table:table-cell>
          <table:table-cell table:style-name="ce73" table:formula="of:=CORREL([Valores.$D$2:.$D$85];[$Valores.Y2:$Valores.Y85])" office:value-type="float" office:value="-0.295872958849019" calcext:value-type="float">
            <text:p>-0,296</text:p>
          </table:table-cell>
          <table:table-cell table:style-name="ce73" table:formula="of:=CORREL([Valores.$D$2:.$D$85];[$Valores.Z2:$Valores.Z85])" office:value-type="float" office:value="0.711916198030262" calcext:value-type="float">
            <text:p>0,712</text:p>
          </table:table-cell>
        </table:table-row>
        <table:table-row table:style-name="ro2">
          <table:table-cell table:style-name="ce65" office:value-type="string" calcext:value-type="string">
            <text:p>Vale</text:p>
          </table:table-cell>
          <table:table-cell table:style-name="ce67" office:value-type="float" office:value="6.01" calcext:value-type="float">
            <text:p>6,01</text:p>
          </table:table-cell>
          <table:table-cell table:style-name="ce71" office:value-type="string" calcext:value-type="string">
            <text:p>VALE3</text:p>
          </table:table-cell>
          <table:table-cell table:style-name="ce73" table:formula="of:=CORREL([Valores.$E$2:.$E$85];[$Valores.B2:$Valores.B85])" office:value-type="float" office:value="0.435558927872812" calcext:value-type="float">
            <text:p>0,436</text:p>
          </table:table-cell>
          <table:table-cell table:style-name="ce73" table:formula="of:=CORREL([Valores.$E$2:.$E$85];[$Valores.C2:$Valores.C85])" office:value-type="float" office:value="0.10687618531316" calcext:value-type="float">
            <text:p>0,107</text:p>
          </table:table-cell>
          <table:table-cell table:style-name="ce73" table:formula="of:=CORREL([Valores.$E$2:.$E$85];[$Valores.D2:$Valores.D85])" office:value-type="float" office:value="0.196685028258475" calcext:value-type="float">
            <text:p>0,197</text:p>
          </table:table-cell>
          <table:table-cell table:style-name="ce73" table:formula="of:=CORREL([Valores.$E$2:.$E$85];[$Valores.E2:$Valores.E85])" office:value-type="float" office:value="1" calcext:value-type="float">
            <text:p>1,000</text:p>
          </table:table-cell>
          <table:table-cell table:style-name="ce73" table:formula="of:=CORREL([Valores.$E$2:.$E$85];[$Valores.F2:$Valores.F85])" office:value-type="float" office:value="0.149686940211007" calcext:value-type="float">
            <text:p>0,150</text:p>
          </table:table-cell>
          <table:table-cell table:style-name="ce73" table:formula="of:=CORREL([Valores.$E$2:.$E$85];[$Valores.G2:$Valores.G85])" office:value-type="float" office:value="-0.474661690148274" calcext:value-type="float">
            <text:p>-0,475</text:p>
          </table:table-cell>
          <table:table-cell table:style-name="ce73" table:formula="of:=CORREL([Valores.$E$2:.$E$85];[$Valores.H2:$Valores.H85])" office:value-type="float" office:value="0.456126985607582" calcext:value-type="float">
            <text:p>0,456</text:p>
          </table:table-cell>
          <table:table-cell table:style-name="ce73" table:formula="of:=CORREL([Valores.$E$2:.$E$85];[$Valores.I2:$Valores.I85])" office:value-type="float" office:value="0.0457441451939305" calcext:value-type="float">
            <text:p>0,046</text:p>
          </table:table-cell>
          <table:table-cell table:style-name="ce73" table:formula="of:=CORREL([Valores.$E$2:.$E$85];[$Valores.J2:$Valores.J85])" office:value-type="float" office:value="-0.51121590479089" calcext:value-type="float">
            <text:p>-0,511</text:p>
          </table:table-cell>
          <table:table-cell table:style-name="ce73" table:formula="of:=CORREL([Valores.$E$2:.$E$85];[$Valores.K2:$Valores.K85])" office:value-type="float" office:value="-0.315733926867666" calcext:value-type="float">
            <text:p>-0,316</text:p>
          </table:table-cell>
          <table:table-cell table:style-name="ce73" table:formula="of:=CORREL([Valores.$E$2:.$E$85];[$Valores.L2:$Valores.L85])" office:value-type="float" office:value="-0.11953217629536" calcext:value-type="float">
            <text:p>-0,120</text:p>
          </table:table-cell>
          <table:table-cell table:style-name="ce73" table:formula="of:=CORREL([Valores.$E$2:.$E$85];[$Valores.M2:$Valores.M85])" office:value-type="float" office:value="-0.40793868049083" calcext:value-type="float">
            <text:p>-0,408</text:p>
          </table:table-cell>
          <table:table-cell table:style-name="ce73" table:formula="of:=CORREL([Valores.$E$2:.$E$85];[$Valores.N2:$Valores.N85])" office:value-type="float" office:value="-0.569370199791377" calcext:value-type="float">
            <text:p>-0,569</text:p>
          </table:table-cell>
          <table:table-cell table:style-name="ce73" table:formula="of:=CORREL([Valores.$E$2:.$E$85];[$Valores.O2:$Valores.O85])" office:value-type="float" office:value="0.673643459239327" calcext:value-type="float">
            <text:p>0,674</text:p>
          </table:table-cell>
          <table:table-cell table:style-name="ce73" table:formula="of:=CORREL([Valores.$E$2:.$E$85];[$Valores.P2:$Valores.P85])" office:value-type="float" office:value="0.696878044084818" calcext:value-type="float">
            <text:p>0,697</text:p>
          </table:table-cell>
          <table:table-cell table:style-name="ce73" table:formula="of:=CORREL([Valores.$E$2:.$E$85];[$Valores.Q2:$Valores.Q85])" office:value-type="float" office:value="0.317144243854" calcext:value-type="float">
            <text:p>0,317</text:p>
          </table:table-cell>
          <table:table-cell table:style-name="ce73" table:formula="of:=CORREL([Valores.$E$2:.$E$85];[$Valores.R2:$Valores.R85])" office:value-type="float" office:value="-0.54542361311877" calcext:value-type="float">
            <text:p>-0,545</text:p>
          </table:table-cell>
          <table:table-cell table:style-name="ce73" table:formula="of:=CORREL([Valores.$E$2:.$E$85];[$Valores.S2:$Valores.S85])" office:value-type="float" office:value="0.674430645994981" calcext:value-type="float">
            <text:p>0,674</text:p>
          </table:table-cell>
          <table:table-cell table:style-name="ce73" table:formula="of:=CORREL([Valores.$E$2:.$E$85];[$Valores.T2:$Valores.T85])" office:value-type="float" office:value="-0.339091710084963" calcext:value-type="float">
            <text:p>-0,339</text:p>
          </table:table-cell>
          <table:table-cell table:style-name="ce73" table:formula="of:=CORREL([Valores.$E$2:.$E$85];[$Valores.U2:$Valores.U85])" office:value-type="float" office:value="0.701858958659929" calcext:value-type="float">
            <text:p>0,702</text:p>
          </table:table-cell>
          <table:table-cell table:style-name="ce73" table:formula="of:=CORREL([Valores.$E$2:.$E$85];[$Valores.V2:$Valores.V85])" office:value-type="float" office:value="-0.564742378514345" calcext:value-type="float">
            <text:p>-0,565</text:p>
          </table:table-cell>
          <table:table-cell table:style-name="ce73" table:formula="of:=CORREL([Valores.$E$2:.$E$85];[$Valores.W2:$Valores.W85])" office:value-type="float" office:value="0.485863367914386" calcext:value-type="float">
            <text:p>0,486</text:p>
          </table:table-cell>
          <table:table-cell table:style-name="ce73" table:formula="of:=CORREL([Valores.$E$2:.$E$85];[$Valores.X2:$Valores.X85])" office:value-type="float" office:value="-0.458159560181424" calcext:value-type="float">
            <text:p>-0,458</text:p>
          </table:table-cell>
          <table:table-cell table:style-name="ce73" table:formula="of:=CORREL([Valores.$E$2:.$E$85];[$Valores.Y2:$Valores.Y85])" office:value-type="float" office:value="-0.0782087769861166" calcext:value-type="float">
            <text:p>-0,078</text:p>
          </table:table-cell>
          <table:table-cell table:style-name="ce73" table:formula="of:=CORREL([Valores.$E$2:.$E$85];[$Valores.Z2:$Valores.Z85])" office:value-type="float" office:value="0.703705830477451" calcext:value-type="float">
            <text:p>0,704</text:p>
          </table:table-cell>
        </table:table-row>
        <table:table-row table:style-name="ro2">
          <table:table-cell table:style-name="ce65" office:value-type="string" calcext:value-type="string">
            <text:p>Itaú Unibanco</text:p>
          </table:table-cell>
          <table:table-cell table:style-name="ce67" office:value-type="float" office:value="5.95" calcext:value-type="float">
            <text:p>5,95</text:p>
          </table:table-cell>
          <table:table-cell table:style-name="ce71" office:value-type="string" calcext:value-type="string">
            <text:p>ITUB4</text:p>
          </table:table-cell>
          <table:table-cell table:style-name="ce73" table:formula="of:=CORREL([Valores.$F$2:.$F$85];[$Valores.B2:$Valores.B85])" office:value-type="float" office:value="0.722545778431933" calcext:value-type="float">
            <text:p>0,723</text:p>
          </table:table-cell>
          <table:table-cell table:style-name="ce73" table:formula="of:=CORREL([Valores.$F$2:.$F$85];[$Valores.C2:$Valores.C85])" office:value-type="float" office:value="0.432110218741426" calcext:value-type="float">
            <text:p>0,432</text:p>
          </table:table-cell>
          <table:table-cell table:style-name="ce73" table:formula="of:=CORREL([Valores.$F$2:.$F$85];[$Valores.D2:$Valores.D85])" office:value-type="float" office:value="0.936414321526842" calcext:value-type="float">
            <text:p>0,936</text:p>
          </table:table-cell>
          <table:table-cell table:style-name="ce73" table:formula="of:=CORREL([Valores.$F$2:.$F$85];[$Valores.E2:$Valores.E85])" office:value-type="float" office:value="0.149686940211007" calcext:value-type="float">
            <text:p>0,150</text:p>
          </table:table-cell>
          <table:table-cell table:style-name="ce73" table:formula="of:=CORREL([Valores.$F$2:.$F$85];[$Valores.F2:$Valores.F85])" office:value-type="float" office:value="1" calcext:value-type="float">
            <text:p>1,000</text:p>
          </table:table-cell>
          <table:table-cell table:style-name="ce73" table:formula="of:=CORREL([Valores.$F$2:.$F$85];[$Valores.G2:$Valores.G85])" office:value-type="float" office:value="0.547606712334232" calcext:value-type="float">
            <text:p>0,548</text:p>
          </table:table-cell>
          <table:table-cell table:style-name="ce73" table:formula="of:=CORREL([Valores.$F$2:.$F$85];[$Valores.H2:$Valores.H85])" office:value-type="float" office:value="0.727084614208502" calcext:value-type="float">
            <text:p>0,727</text:p>
          </table:table-cell>
          <table:table-cell table:style-name="ce73" table:formula="of:=CORREL([Valores.$F$2:.$F$85];[$Valores.I2:$Valores.I85])" office:value-type="float" office:value="0.83213256385933" calcext:value-type="float">
            <text:p>0,832</text:p>
          </table:table-cell>
          <table:table-cell table:style-name="ce73" table:formula="of:=CORREL([Valores.$F$2:.$F$85];[$Valores.J2:$Valores.J85])" office:value-type="float" office:value="0.0312440805353197" calcext:value-type="float">
            <text:p>0,031</text:p>
          </table:table-cell>
          <table:table-cell table:style-name="ce73" table:formula="of:=CORREL([Valores.$F$2:.$F$85];[$Valores.K2:$Valores.K85])" office:value-type="float" office:value="-0.545661332622884" calcext:value-type="float">
            <text:p>-0,546</text:p>
          </table:table-cell>
          <table:table-cell table:style-name="ce73" table:formula="of:=CORREL([Valores.$F$2:.$F$85];[$Valores.L2:$Valores.L85])" office:value-type="float" office:value="0.828020975989564" calcext:value-type="float">
            <text:p>0,828</text:p>
          </table:table-cell>
          <table:table-cell table:style-name="ce73" table:formula="of:=CORREL([Valores.$F$2:.$F$85];[$Valores.M2:$Valores.M85])" office:value-type="float" office:value="-0.51959070478526" calcext:value-type="float">
            <text:p>-0,520</text:p>
          </table:table-cell>
          <table:table-cell table:style-name="ce73" table:formula="of:=CORREL([Valores.$F$2:.$F$85];[$Valores.N2:$Valores.N85])" office:value-type="float" office:value="-0.128856118342871" calcext:value-type="float">
            <text:p>-0,129</text:p>
          </table:table-cell>
          <table:table-cell table:style-name="ce73" table:formula="of:=CORREL([Valores.$F$2:.$F$85];[$Valores.O2:$Valores.O85])" office:value-type="float" office:value="0.54825285104137" calcext:value-type="float">
            <text:p>0,548</text:p>
          </table:table-cell>
          <table:table-cell table:style-name="ce73" table:formula="of:=CORREL([Valores.$F$2:.$F$85];[$Valores.P2:$Valores.P85])" office:value-type="float" office:value="0.566104823730472" calcext:value-type="float">
            <text:p>0,566</text:p>
          </table:table-cell>
          <table:table-cell table:style-name="ce73" table:formula="of:=CORREL([Valores.$F$2:.$F$85];[$Valores.Q2:$Valores.Q85])" office:value-type="float" office:value="0.704105095532925" calcext:value-type="float">
            <text:p>0,704</text:p>
          </table:table-cell>
          <table:table-cell table:style-name="ce73" table:formula="of:=CORREL([Valores.$F$2:.$F$85];[$Valores.R2:$Valores.R85])" office:value-type="float" office:value="-0.149364829918064" calcext:value-type="float">
            <text:p>-0,149</text:p>
          </table:table-cell>
          <table:table-cell table:style-name="ce73" table:formula="of:=CORREL([Valores.$F$2:.$F$85];[$Valores.S2:$Valores.S85])" office:value-type="float" office:value="0.488839448440974" calcext:value-type="float">
            <text:p>0,489</text:p>
          </table:table-cell>
          <table:table-cell table:style-name="ce73" table:formula="of:=CORREL([Valores.$F$2:.$F$85];[$Valores.T2:$Valores.T85])" office:value-type="float" office:value="-0.555437544817321" calcext:value-type="float">
            <text:p>-0,555</text:p>
          </table:table-cell>
          <table:table-cell table:style-name="ce73" table:formula="of:=CORREL([Valores.$F$2:.$F$85];[$Valores.U2:$Valores.U85])" office:value-type="float" office:value="0.435157465793568" calcext:value-type="float">
            <text:p>0,435</text:p>
          </table:table-cell>
          <table:table-cell table:style-name="ce73" table:formula="of:=CORREL([Valores.$F$2:.$F$85];[$Valores.V2:$Valores.V85])" office:value-type="float" office:value="-0.104110373047454" calcext:value-type="float">
            <text:p>-0,104</text:p>
          </table:table-cell>
          <table:table-cell table:style-name="ce73" table:formula="of:=CORREL([Valores.$F$2:.$F$85];[$Valores.W2:$Valores.W85])" office:value-type="float" office:value="0.3196449007462" calcext:value-type="float">
            <text:p>0,320</text:p>
          </table:table-cell>
          <table:table-cell table:style-name="ce73" table:formula="of:=CORREL([Valores.$F$2:.$F$85];[$Valores.X2:$Valores.X85])" office:value-type="float" office:value="0.183682826683089" calcext:value-type="float">
            <text:p>0,184</text:p>
          </table:table-cell>
          <table:table-cell table:style-name="ce73" table:formula="of:=CORREL([Valores.$F$2:.$F$85];[$Valores.Y2:$Valores.Y85])" office:value-type="float" office:value="-0.0755810834381812" calcext:value-type="float">
            <text:p>-0,076</text:p>
          </table:table-cell>
          <table:table-cell table:style-name="ce73" table:formula="of:=CORREL([Valores.$F$2:.$F$85];[$Valores.Z2:$Valores.Z85])" office:value-type="float" office:value="0.618608110303319" calcext:value-type="float">
            <text:p>0,619</text:p>
          </table:table-cell>
        </table:table-row>
        <table:table-row table:style-name="ro2">
          <table:table-cell table:style-name="ce65" office:value-type="string" calcext:value-type="string">
            <text:p>Bradesco BBDC3</text:p>
          </table:table-cell>
          <table:table-cell table:style-name="ce67" office:value-type="float" office:value="5.6" calcext:value-type="float">
            <text:p>5,60</text:p>
          </table:table-cell>
          <table:table-cell table:style-name="ce71" office:value-type="string" calcext:value-type="string">
            <text:p>BBDC3</text:p>
          </table:table-cell>
          <table:table-cell table:style-name="ce73" table:formula="of:=CORREL([Valores.$G$2:.$G$85];[$Valores.B2:$Valores.B85])" office:value-type="float" office:value="0.0561223273807677" calcext:value-type="float">
            <text:p>0,056</text:p>
          </table:table-cell>
          <table:table-cell table:style-name="ce73" table:formula="of:=CORREL([Valores.$G$2:.$G$85];[$Valores.C2:$Valores.C85])" office:value-type="float" office:value="-0.0378978651407263" calcext:value-type="float">
            <text:p>-0,038</text:p>
          </table:table-cell>
          <table:table-cell table:style-name="ce73" table:formula="of:=CORREL([Valores.$G$2:.$G$85];[$Valores.D2:$Valores.D85])" office:value-type="float" office:value="0.461062801642362" calcext:value-type="float">
            <text:p>0,461</text:p>
          </table:table-cell>
          <table:table-cell table:style-name="ce73" table:formula="of:=CORREL([Valores.$G$2:.$G$85];[$Valores.E2:$Valores.E85])" office:value-type="float" office:value="-0.474661690148274" calcext:value-type="float">
            <text:p>-0,475</text:p>
          </table:table-cell>
          <table:table-cell table:style-name="ce73" table:formula="of:=CORREL([Valores.$G$2:.$G$85];[$Valores.F2:$Valores.F85])" office:value-type="float" office:value="0.547606712334232" calcext:value-type="float">
            <text:p>0,548</text:p>
          </table:table-cell>
          <table:table-cell table:style-name="ce73" table:formula="of:=CORREL([Valores.$G$2:.$G$85];[$Valores.G2:$Valores.G85])" office:value-type="float" office:value="1" calcext:value-type="float">
            <text:p>1,000</text:p>
          </table:table-cell>
          <table:table-cell table:style-name="ce73" table:formula="of:=CORREL([Valores.$G$2:.$G$85];[$Valores.H2:$Valores.H85])" office:value-type="float" office:value="0.10360193924116" calcext:value-type="float">
            <text:p>0,104</text:p>
          </table:table-cell>
          <table:table-cell table:style-name="ce73" table:formula="of:=CORREL([Valores.$G$2:.$G$85];[$Valores.I2:$Valores.I85])" office:value-type="float" office:value="0.459429174349876" calcext:value-type="float">
            <text:p>0,459</text:p>
          </table:table-cell>
          <table:table-cell table:style-name="ce73" table:formula="of:=CORREL([Valores.$G$2:.$G$85];[$Valores.J2:$Valores.J85])" office:value-type="float" office:value="0.62708800773566" calcext:value-type="float">
            <text:p>0,627</text:p>
          </table:table-cell>
          <table:table-cell table:style-name="ce73" table:formula="of:=CORREL([Valores.$G$2:.$G$85];[$Valores.K2:$Valores.K85])" office:value-type="float" office:value="0.125512942390619" calcext:value-type="float">
            <text:p>0,126</text:p>
          </table:table-cell>
          <table:table-cell table:style-name="ce73" table:formula="of:=CORREL([Valores.$G$2:.$G$85];[$Valores.L2:$Valores.L85])" office:value-type="float" office:value="0.70328888325575" calcext:value-type="float">
            <text:p>0,703</text:p>
          </table:table-cell>
          <table:table-cell table:style-name="ce73" table:formula="of:=CORREL([Valores.$G$2:.$G$85];[$Valores.M2:$Valores.M85])" office:value-type="float" office:value="0.126778324121289" calcext:value-type="float">
            <text:p>0,127</text:p>
          </table:table-cell>
          <table:table-cell table:style-name="ce73" table:formula="of:=CORREL([Valores.$G$2:.$G$85];[$Valores.N2:$Valores.N85])" office:value-type="float" office:value="0.606492828581576" calcext:value-type="float">
            <text:p>0,606</text:p>
          </table:table-cell>
          <table:table-cell table:style-name="ce73" table:formula="of:=CORREL([Valores.$G$2:.$G$85];[$Valores.O2:$Valores.O85])" office:value-type="float" office:value="-0.0738145334189983" calcext:value-type="float">
            <text:p>-0,074</text:p>
          </table:table-cell>
          <table:table-cell table:style-name="ce73" table:formula="of:=CORREL([Valores.$G$2:.$G$85];[$Valores.P2:$Valores.P85])" office:value-type="float" office:value="-0.0882341016037612" calcext:value-type="float">
            <text:p>-0,088</text:p>
          </table:table-cell>
          <table:table-cell table:style-name="ce73" table:formula="of:=CORREL([Valores.$G$2:.$G$85];[$Valores.Q2:$Valores.Q85])" office:value-type="float" office:value="0.161017275190482" calcext:value-type="float">
            <text:p>0,161</text:p>
          </table:table-cell>
          <table:table-cell table:style-name="ce73" table:formula="of:=CORREL([Valores.$G$2:.$G$85];[$Valores.R2:$Valores.R85])" office:value-type="float" office:value="0.49689123982185" calcext:value-type="float">
            <text:p>0,497</text:p>
          </table:table-cell>
          <table:table-cell table:style-name="ce73" table:formula="of:=CORREL([Valores.$G$2:.$G$85];[$Valores.S2:$Valores.S85])" office:value-type="float" office:value="-0.321875530051272" calcext:value-type="float">
            <text:p>-0,322</text:p>
          </table:table-cell>
          <table:table-cell table:style-name="ce73" table:formula="of:=CORREL([Valores.$G$2:.$G$85];[$Valores.T2:$Valores.T85])" office:value-type="float" office:value="0.118605384453458" calcext:value-type="float">
            <text:p>0,119</text:p>
          </table:table-cell>
          <table:table-cell table:style-name="ce73" table:formula="of:=CORREL([Valores.$G$2:.$G$85];[$Valores.U2:$Valores.U85])" office:value-type="float" office:value="-0.297185740704085" calcext:value-type="float">
            <text:p>-0,297</text:p>
          </table:table-cell>
          <table:table-cell table:style-name="ce73" table:formula="of:=CORREL([Valores.$G$2:.$G$85];[$Valores.V2:$Valores.V85])" office:value-type="float" office:value="0.573725635382194" calcext:value-type="float">
            <text:p>0,574</text:p>
          </table:table-cell>
          <table:table-cell table:style-name="ce73" table:formula="of:=CORREL([Valores.$G$2:.$G$85];[$Valores.W2:$Valores.W85])" office:value-type="float" office:value="-0.364410355334106" calcext:value-type="float">
            <text:p>-0,364</text:p>
          </table:table-cell>
          <table:table-cell table:style-name="ce73" table:formula="of:=CORREL([Valores.$G$2:.$G$85];[$Valores.X2:$Valores.X85])" office:value-type="float" office:value="0.672730087723355" calcext:value-type="float">
            <text:p>0,673</text:p>
          </table:table-cell>
          <table:table-cell table:style-name="ce73" table:formula="of:=CORREL([Valores.$G$2:.$G$85];[$Valores.Y2:$Valores.Y85])" office:value-type="float" office:value="0.341029109874942" calcext:value-type="float">
            <text:p>0,341</text:p>
          </table:table-cell>
          <table:table-cell table:style-name="ce73" table:formula="of:=CORREL([Valores.$G$2:.$G$85];[$Valores.Z2:$Valores.Z85])" office:value-type="float" office:value="-0.0359036323485943" calcext:value-type="float">
            <text:p>-0,036</text:p>
          </table:table-cell>
        </table:table-row>
        <table:table-row table:style-name="ro2">
          <table:table-cell table:style-name="ce65" office:value-type="string" calcext:value-type="string">
            <text:p>Petrobras</text:p>
          </table:table-cell>
          <table:table-cell table:style-name="ce67" office:value-type="float" office:value="5.17" calcext:value-type="float">
            <text:p>5,17</text:p>
          </table:table-cell>
          <table:table-cell table:style-name="ce71" office:value-type="string" calcext:value-type="string">
            <text:p>PETR4</text:p>
          </table:table-cell>
          <table:table-cell table:style-name="ce73" table:formula="of:=CORREL([Valores.$H$2:.$H$85];[$Valores.B2:$Valores.B85])" office:value-type="float" office:value="0.989615436394597" calcext:value-type="float">
            <text:p>0,990</text:p>
          </table:table-cell>
          <table:table-cell table:style-name="ce73" table:formula="of:=CORREL([Valores.$H$2:.$H$85];[$Valores.C2:$Valores.C85])" office:value-type="float" office:value="0.735937540572518" calcext:value-type="float">
            <text:p>0,736</text:p>
          </table:table-cell>
          <table:table-cell table:style-name="ce73" table:formula="of:=CORREL([Valores.$H$2:.$H$85];[$Valores.D2:$Valores.D85])" office:value-type="float" office:value="0.824539376663865" calcext:value-type="float">
            <text:p>0,825</text:p>
          </table:table-cell>
          <table:table-cell table:style-name="ce73" table:formula="of:=CORREL([Valores.$H$2:.$H$85];[$Valores.E2:$Valores.E85])" office:value-type="float" office:value="0.456126985607582" calcext:value-type="float">
            <text:p>0,456</text:p>
          </table:table-cell>
          <table:table-cell table:style-name="ce73" table:formula="of:=CORREL([Valores.$H$2:.$H$85];[$Valores.F2:$Valores.F85])" office:value-type="float" office:value="0.727084614208502" calcext:value-type="float">
            <text:p>0,727</text:p>
          </table:table-cell>
          <table:table-cell table:style-name="ce73" table:formula="of:=CORREL([Valores.$H$2:.$H$85];[$Valores.G2:$Valores.G85])" office:value-type="float" office:value="0.10360193924116" calcext:value-type="float">
            <text:p>0,104</text:p>
          </table:table-cell>
          <table:table-cell table:style-name="ce73" table:formula="of:=CORREL([Valores.$H$2:.$H$85];[$Valores.H2:$Valores.H85])" office:value-type="float" office:value="1" calcext:value-type="float">
            <text:p>1,000</text:p>
          </table:table-cell>
          <table:table-cell table:style-name="ce73" table:formula="of:=CORREL([Valores.$H$2:.$H$85];[$Valores.I2:$Valores.I85])" office:value-type="float" office:value="0.68047687967869" calcext:value-type="float">
            <text:p>0,680</text:p>
          </table:table-cell>
          <table:table-cell table:style-name="ce73" table:formula="of:=CORREL([Valores.$H$2:.$H$85];[$Valores.J2:$Valores.J85])" office:value-type="float" office:value="-0.44246761554852" calcext:value-type="float">
            <text:p>-0,442</text:p>
          </table:table-cell>
          <table:table-cell table:style-name="ce73" table:formula="of:=CORREL([Valores.$H$2:.$H$85];[$Valores.K2:$Valores.K85])" office:value-type="float" office:value="-0.825921000970195" calcext:value-type="float">
            <text:p>-0,826</text:p>
          </table:table-cell>
          <table:table-cell table:style-name="ce73" table:formula="of:=CORREL([Valores.$H$2:.$H$85];[$Valores.L2:$Valores.L85])" office:value-type="float" office:value="0.644664939403759" calcext:value-type="float">
            <text:p>0,645</text:p>
          </table:table-cell>
          <table:table-cell table:style-name="ce73" table:formula="of:=CORREL([Valores.$H$2:.$H$85];[$Valores.M2:$Valores.M85])" office:value-type="float" office:value="-0.898618799068587" calcext:value-type="float">
            <text:p>-0,899</text:p>
          </table:table-cell>
          <table:table-cell table:style-name="ce73" table:formula="of:=CORREL([Valores.$H$2:.$H$85];[$Valores.N2:$Valores.N85])" office:value-type="float" office:value="-0.627803683628387" calcext:value-type="float">
            <text:p>-0,628</text:p>
          </table:table-cell>
          <table:table-cell table:style-name="ce73" table:formula="of:=CORREL([Valores.$H$2:.$H$85];[$Valores.O2:$Valores.O85])" office:value-type="float" office:value="0.694816266231416" calcext:value-type="float">
            <text:p>0,695</text:p>
          </table:table-cell>
          <table:table-cell table:style-name="ce73" table:formula="of:=CORREL([Valores.$H$2:.$H$85];[$Valores.P2:$Valores.P85])" office:value-type="float" office:value="0.825346038881124" calcext:value-type="float">
            <text:p>0,825</text:p>
          </table:table-cell>
          <table:table-cell table:style-name="ce73" table:formula="of:=CORREL([Valores.$H$2:.$H$85];[$Valores.Q2:$Valores.Q85])" office:value-type="float" office:value="0.880292467228143" calcext:value-type="float">
            <text:p>0,880</text:p>
          </table:table-cell>
          <table:table-cell table:style-name="ce73" table:formula="of:=CORREL([Valores.$H$2:.$H$85];[$Valores.R2:$Valores.R85])" office:value-type="float" office:value="-0.683457898886895" calcext:value-type="float">
            <text:p>-0,683</text:p>
          </table:table-cell>
          <table:table-cell table:style-name="ce73" table:formula="of:=CORREL([Valores.$H$2:.$H$85];[$Valores.S2:$Valores.S85])" office:value-type="float" office:value="0.84695784085283" calcext:value-type="float">
            <text:p>0,847</text:p>
          </table:table-cell>
          <table:table-cell table:style-name="ce73" table:formula="of:=CORREL([Valores.$H$2:.$H$85];[$Valores.T2:$Valores.T85])" office:value-type="float" office:value="-0.841864151515062" calcext:value-type="float">
            <text:p>-0,842</text:p>
          </table:table-cell>
          <table:table-cell table:style-name="ce73" table:formula="of:=CORREL([Valores.$H$2:.$H$85];[$Valores.U2:$Valores.U85])" office:value-type="float" office:value="0.611092711099826" calcext:value-type="float">
            <text:p>0,611</text:p>
          </table:table-cell>
          <table:table-cell table:style-name="ce73" table:formula="of:=CORREL([Valores.$H$2:.$H$85];[$Valores.V2:$Valores.V85])" office:value-type="float" office:value="-0.522203463088983" calcext:value-type="float">
            <text:p>-0,522</text:p>
          </table:table-cell>
          <table:table-cell table:style-name="ce73" table:formula="of:=CORREL([Valores.$H$2:.$H$85];[$Valores.W2:$Valores.W85])" office:value-type="float" office:value="0.7388801070373" calcext:value-type="float">
            <text:p>0,739</text:p>
          </table:table-cell>
          <table:table-cell table:style-name="ce73" table:formula="of:=CORREL([Valores.$H$2:.$H$85];[$Valores.X2:$Valores.X85])" office:value-type="float" office:value="-0.424024651881607" calcext:value-type="float">
            <text:p>-0,424</text:p>
          </table:table-cell>
          <table:table-cell table:style-name="ce73" table:formula="of:=CORREL([Valores.$H$2:.$H$85];[$Valores.Y2:$Valores.Y85])" office:value-type="float" office:value="-0.545672298835648" calcext:value-type="float">
            <text:p>-0,546</text:p>
          </table:table-cell>
          <table:table-cell table:style-name="ce73" table:formula="of:=CORREL([Valores.$H$2:.$H$85];[$Valores.Z2:$Valores.Z85])" office:value-type="float" office:value="0.846017064439959" calcext:value-type="float">
            <text:p>0,846</text:p>
          </table:table-cell>
        </table:table-row>
        <table:table-row table:style-name="ro2">
          <table:table-cell table:style-name="ce65" office:value-type="string" calcext:value-type="string">
            <text:p>B3</text:p>
          </table:table-cell>
          <table:table-cell table:style-name="ce67" office:value-type="float" office:value="3.88" calcext:value-type="float">
            <text:p>3,88</text:p>
          </table:table-cell>
          <table:table-cell table:style-name="ce71" office:value-type="string" calcext:value-type="string">
            <text:p>BVMF3</text:p>
          </table:table-cell>
          <table:table-cell table:style-name="ce73" table:formula="of:=CORREL([Valores.$I$2:.$I$85];[$Valores.B2:$Valores.B85])" office:value-type="float" office:value="0.697232410247546" calcext:value-type="float">
            <text:p>0,697</text:p>
          </table:table-cell>
          <table:table-cell table:style-name="ce73" table:formula="of:=CORREL([Valores.$I$2:.$I$85];[$Valores.C2:$Valores.C85])" office:value-type="float" office:value="0.593672830632793" calcext:value-type="float">
            <text:p>0,594</text:p>
          </table:table-cell>
          <table:table-cell table:style-name="ce73" table:formula="of:=CORREL([Valores.$I$2:.$I$85];[$Valores.D2:$Valores.D85])" office:value-type="float" office:value="0.884009526246724" calcext:value-type="float">
            <text:p>0,884</text:p>
          </table:table-cell>
          <table:table-cell table:style-name="ce73" table:formula="of:=CORREL([Valores.$I$2:.$I$85];[$Valores.E2:$Valores.E85])" office:value-type="float" office:value="0.0457441451939305" calcext:value-type="float">
            <text:p>0,046</text:p>
          </table:table-cell>
          <table:table-cell table:style-name="ce73" table:formula="of:=CORREL([Valores.$I$2:.$I$85];[$Valores.F2:$Valores.F85])" office:value-type="float" office:value="0.83213256385933" calcext:value-type="float">
            <text:p>0,832</text:p>
          </table:table-cell>
          <table:table-cell table:style-name="ce73" table:formula="of:=CORREL([Valores.$I$2:.$I$85];[$Valores.G2:$Valores.G85])" office:value-type="float" office:value="0.459429174349876" calcext:value-type="float">
            <text:p>0,459</text:p>
          </table:table-cell>
          <table:table-cell table:style-name="ce73" table:formula="of:=CORREL([Valores.$I$2:.$I$85];[$Valores.H2:$Valores.H85])" office:value-type="float" office:value="0.68047687967869" calcext:value-type="float">
            <text:p>0,680</text:p>
          </table:table-cell>
          <table:table-cell table:style-name="ce73" table:formula="of:=CORREL([Valores.$I$2:.$I$85];[$Valores.I2:$Valores.I85])" office:value-type="float" office:value="1" calcext:value-type="float">
            <text:p>1,000</text:p>
          </table:table-cell>
          <table:table-cell table:style-name="ce73" table:formula="of:=CORREL([Valores.$I$2:.$I$85];[$Valores.J2:$Valores.J85])" office:value-type="float" office:value="-0.0239202168924468" calcext:value-type="float">
            <text:p>-0,024</text:p>
          </table:table-cell>
          <table:table-cell table:style-name="ce73" table:formula="of:=CORREL([Valores.$I$2:.$I$85];[$Valores.K2:$Valores.K85])" office:value-type="float" office:value="-0.54523404299751" calcext:value-type="float">
            <text:p>-0,545</text:p>
          </table:table-cell>
          <table:table-cell table:style-name="ce73" table:formula="of:=CORREL([Valores.$I$2:.$I$85];[$Valores.L2:$Valores.L85])" office:value-type="float" office:value="0.786410622313466" calcext:value-type="float">
            <text:p>0,786</text:p>
          </table:table-cell>
          <table:table-cell table:style-name="ce73" table:formula="of:=CORREL([Valores.$I$2:.$I$85];[$Valores.M2:$Valores.M85])" office:value-type="float" office:value="-0.538001573033555" calcext:value-type="float">
            <text:p>-0,538</text:p>
          </table:table-cell>
          <table:table-cell table:style-name="ce73" table:formula="of:=CORREL([Valores.$I$2:.$I$85];[$Valores.N2:$Valores.N85])" office:value-type="float" office:value="-0.192153443005798" calcext:value-type="float">
            <text:p>-0,192</text:p>
          </table:table-cell>
          <table:table-cell table:style-name="ce73" table:formula="of:=CORREL([Valores.$I$2:.$I$85];[$Valores.O2:$Valores.O85])" office:value-type="float" office:value="0.375391454416179" calcext:value-type="float">
            <text:p>0,375</text:p>
          </table:table-cell>
          <table:table-cell table:style-name="ce73" table:formula="of:=CORREL([Valores.$I$2:.$I$85];[$Valores.P2:$Valores.P85])" office:value-type="float" office:value="0.584020536014584" calcext:value-type="float">
            <text:p>0,584</text:p>
          </table:table-cell>
          <table:table-cell table:style-name="ce73" table:formula="of:=CORREL([Valores.$I$2:.$I$85];[$Valores.Q2:$Valores.Q85])" office:value-type="float" office:value="0.706507814889606" calcext:value-type="float">
            <text:p>0,707</text:p>
          </table:table-cell>
          <table:table-cell table:style-name="ce73" table:formula="of:=CORREL([Valores.$I$2:.$I$85];[$Valores.R2:$Valores.R85])" office:value-type="float" office:value="-0.212435112414735" calcext:value-type="float">
            <text:p>-0,212</text:p>
          </table:table-cell>
          <table:table-cell table:style-name="ce73" table:formula="of:=CORREL([Valores.$I$2:.$I$85];[$Valores.S2:$Valores.S85])" office:value-type="float" office:value="0.407985357496505" calcext:value-type="float">
            <text:p>0,408</text:p>
          </table:table-cell>
          <table:table-cell table:style-name="ce73" table:formula="of:=CORREL([Valores.$I$2:.$I$85];[$Valores.T2:$Valores.T85])" office:value-type="float" office:value="-0.60654873938305" calcext:value-type="float">
            <text:p>-0,607</text:p>
          </table:table-cell>
          <table:table-cell table:style-name="ce73" table:formula="of:=CORREL([Valores.$I$2:.$I$85];[$Valores.U2:$Valores.U85])" office:value-type="float" office:value="0.321217742179038" calcext:value-type="float">
            <text:p>0,321</text:p>
          </table:table-cell>
          <table:table-cell table:style-name="ce73" table:formula="of:=CORREL([Valores.$I$2:.$I$85];[$Valores.V2:$Valores.V85])" office:value-type="float" office:value="-0.106934988125302" calcext:value-type="float">
            <text:p>-0,107</text:p>
          </table:table-cell>
          <table:table-cell table:style-name="ce73" table:formula="of:=CORREL([Valores.$I$2:.$I$85];[$Valores.W2:$Valores.W85])" office:value-type="float" office:value="0.389469646867142" calcext:value-type="float">
            <text:p>0,389</text:p>
          </table:table-cell>
          <table:table-cell table:style-name="ce73" table:formula="of:=CORREL([Valores.$I$2:.$I$85];[$Valores.X2:$Valores.X85])" office:value-type="float" office:value="0.0130513378640965" calcext:value-type="float">
            <text:p>0,013</text:p>
          </table:table-cell>
          <table:table-cell table:style-name="ce73" table:formula="of:=CORREL([Valores.$I$2:.$I$85];[$Valores.Y2:$Valores.Y85])" office:value-type="float" office:value="-0.24418151648997" calcext:value-type="float">
            <text:p>-0,244</text:p>
          </table:table-cell>
          <table:table-cell table:style-name="ce73" table:formula="of:=CORREL([Valores.$I$2:.$I$85];[$Valores.Z2:$Valores.Z85])" office:value-type="float" office:value="0.600540883640646" calcext:value-type="float">
            <text:p>0,601</text:p>
          </table:table-cell>
        </table:table-row>
        <table:table-row table:style-name="ro2">
          <table:table-cell table:style-name="ce65" office:value-type="string" calcext:value-type="string">
            <text:p>JBS</text:p>
          </table:table-cell>
          <table:table-cell table:style-name="ce67" office:value-type="float" office:value="2.98" calcext:value-type="float">
            <text:p>2,98</text:p>
          </table:table-cell>
          <table:table-cell table:style-name="ce71" office:value-type="string" calcext:value-type="string">
            <text:p>JBSS3</text:p>
          </table:table-cell>
          <table:table-cell table:style-name="ce73" table:formula="of:=CORREL([Valores.$J$2:.$J$85];[$Valores.B2:$Valores.B85])" office:value-type="float" office:value="-0.489718648109285" calcext:value-type="float">
            <text:p>-0,490</text:p>
          </table:table-cell>
          <table:table-cell table:style-name="ce73" table:formula="of:=CORREL([Valores.$J$2:.$J$85];[$Valores.C2:$Valores.C85])" office:value-type="float" office:value="-0.451221708473074" calcext:value-type="float">
            <text:p>-0,451</text:p>
          </table:table-cell>
          <table:table-cell table:style-name="ce73" table:formula="of:=CORREL([Valores.$J$2:.$J$85];[$Valores.D2:$Valores.D85])" office:value-type="float" office:value="-0.120733781591345" calcext:value-type="float">
            <text:p>-0,121</text:p>
          </table:table-cell>
          <table:table-cell table:style-name="ce73" table:formula="of:=CORREL([Valores.$J$2:.$J$85];[$Valores.E2:$Valores.E85])" office:value-type="float" office:value="-0.51121590479089" calcext:value-type="float">
            <text:p>-0,511</text:p>
          </table:table-cell>
          <table:table-cell table:style-name="ce73" table:formula="of:=CORREL([Valores.$J$2:.$J$85];[$Valores.F2:$Valores.F85])" office:value-type="float" office:value="0.0312440805353197" calcext:value-type="float">
            <text:p>0,031</text:p>
          </table:table-cell>
          <table:table-cell table:style-name="ce73" table:formula="of:=CORREL([Valores.$J$2:.$J$85];[$Valores.G2:$Valores.G85])" office:value-type="float" office:value="0.62708800773566" calcext:value-type="float">
            <text:p>0,627</text:p>
          </table:table-cell>
          <table:table-cell table:style-name="ce73" table:formula="of:=CORREL([Valores.$J$2:.$J$85];[$Valores.H2:$Valores.H85])" office:value-type="float" office:value="-0.44246761554852" calcext:value-type="float">
            <text:p>-0,442</text:p>
          </table:table-cell>
          <table:table-cell table:style-name="ce73" table:formula="of:=CORREL([Valores.$J$2:.$J$85];[$Valores.I2:$Valores.I85])" office:value-type="float" office:value="-0.0239202168924468" calcext:value-type="float">
            <text:p>-0,024</text:p>
          </table:table-cell>
          <table:table-cell table:style-name="ce73" table:formula="of:=CORREL([Valores.$J$2:.$J$85];[$Valores.J2:$Valores.J85])" office:value-type="float" office:value="1" calcext:value-type="float">
            <text:p>1,000</text:p>
          </table:table-cell>
          <table:table-cell table:style-name="ce73" table:formula="of:=CORREL([Valores.$J$2:.$J$85];[$Valores.K2:$Valores.K85])" office:value-type="float" office:value="0.693491785498848" calcext:value-type="float">
            <text:p>0,693</text:p>
          </table:table-cell>
          <table:table-cell table:style-name="ce73" table:formula="of:=CORREL([Valores.$J$2:.$J$85];[$Valores.L2:$Valores.L85])" office:value-type="float" office:value="0.186869184929739" calcext:value-type="float">
            <text:p>0,187</text:p>
          </table:table-cell>
          <table:table-cell table:style-name="ce73" table:formula="of:=CORREL([Valores.$J$2:.$J$85];[$Valores.M2:$Valores.M85])" office:value-type="float" office:value="0.619184998541715" calcext:value-type="float">
            <text:p>0,619</text:p>
          </table:table-cell>
          <table:table-cell table:style-name="ce73" table:formula="of:=CORREL([Valores.$J$2:.$J$85];[$Valores.N2:$Valores.N85])" office:value-type="float" office:value="0.819358847376684" calcext:value-type="float">
            <text:p>0,819</text:p>
          </table:table-cell>
          <table:table-cell table:style-name="ce73" table:formula="of:=CORREL([Valores.$J$2:.$J$85];[$Valores.O2:$Valores.O85])" office:value-type="float" office:value="-0.281920515012336" calcext:value-type="float">
            <text:p>-0,282</text:p>
          </table:table-cell>
          <table:table-cell table:style-name="ce73" table:formula="of:=CORREL([Valores.$J$2:.$J$85];[$Valores.P2:$Valores.P85])" office:value-type="float" office:value="-0.416011327518171" calcext:value-type="float">
            <text:p>-0,416</text:p>
          </table:table-cell>
          <table:table-cell table:style-name="ce73" table:formula="of:=CORREL([Valores.$J$2:.$J$85];[$Valores.Q2:$Valores.Q85])" office:value-type="float" office:value="-0.343394036021844" calcext:value-type="float">
            <text:p>-0,343</text:p>
          </table:table-cell>
          <table:table-cell table:style-name="ce73" table:formula="of:=CORREL([Valores.$J$2:.$J$85];[$Valores.R2:$Valores.R85])" office:value-type="float" office:value="0.78908466608755" calcext:value-type="float">
            <text:p>0,789</text:p>
          </table:table-cell>
          <table:table-cell table:style-name="ce73" table:formula="of:=CORREL([Valores.$J$2:.$J$85];[$Valores.S2:$Valores.S85])" office:value-type="float" office:value="-0.620853872445274" calcext:value-type="float">
            <text:p>-0,621</text:p>
          </table:table-cell>
          <table:table-cell table:style-name="ce73" table:formula="of:=CORREL([Valores.$J$2:.$J$85];[$Valores.T2:$Valores.T85])" office:value-type="float" office:value="0.63647078908886" calcext:value-type="float">
            <text:p>0,636</text:p>
          </table:table-cell>
          <table:table-cell table:style-name="ce73" table:formula="of:=CORREL([Valores.$J$2:.$J$85];[$Valores.U2:$Valores.U85])" office:value-type="float" office:value="-0.410536804243031" calcext:value-type="float">
            <text:p>-0,411</text:p>
          </table:table-cell>
          <table:table-cell table:style-name="ce73" table:formula="of:=CORREL([Valores.$J$2:.$J$85];[$Valores.V2:$Valores.V85])" office:value-type="float" office:value="0.785937268187362" calcext:value-type="float">
            <text:p>0,786</text:p>
          </table:table-cell>
          <table:table-cell table:style-name="ce73" table:formula="of:=CORREL([Valores.$J$2:.$J$85];[$Valores.W2:$Valores.W85])" office:value-type="float" office:value="-0.686693399519395" calcext:value-type="float">
            <text:p>-0,687</text:p>
          </table:table-cell>
          <table:table-cell table:style-name="ce73" table:formula="of:=CORREL([Valores.$J$2:.$J$85];[$Valores.X2:$Valores.X85])" office:value-type="float" office:value="0.639614752123612" calcext:value-type="float">
            <text:p>0,640</text:p>
          </table:table-cell>
          <table:table-cell table:style-name="ce73" table:formula="of:=CORREL([Valores.$J$2:.$J$85];[$Valores.Y2:$Valores.Y85])" office:value-type="float" office:value="0.581522435759691" calcext:value-type="float">
            <text:p>0,582</text:p>
          </table:table-cell>
          <table:table-cell table:style-name="ce73" table:formula="of:=CORREL([Valores.$J$2:.$J$85];[$Valores.Z2:$Valores.Z85])" office:value-type="float" office:value="-0.352906450183829" calcext:value-type="float">
            <text:p>-0,353</text:p>
          </table:table-cell>
        </table:table-row>
        <table:table-row table:style-name="ro2">
          <table:table-cell table:style-name="ce65" office:value-type="string" calcext:value-type="string">
            <text:p>Kroton</text:p>
          </table:table-cell>
          <table:table-cell table:style-name="ce67" office:value-type="float" office:value="2.82" calcext:value-type="float">
            <text:p>2,82</text:p>
          </table:table-cell>
          <table:table-cell table:style-name="ce71" office:value-type="string" calcext:value-type="string">
            <text:p>KROT3</text:p>
          </table:table-cell>
          <table:table-cell table:style-name="ce73" table:formula="of:=CORREL([Valores.$K$2:.$K$85];[$Valores.B2:$Valores.B85])" office:value-type="float" office:value="-0.868313409354718" calcext:value-type="float">
            <text:p>-0,868</text:p>
          </table:table-cell>
          <table:table-cell table:style-name="ce73" table:formula="of:=CORREL([Valores.$K$2:.$K$85];[$Valores.C2:$Valores.C85])" office:value-type="float" office:value="-0.801608207809092" calcext:value-type="float">
            <text:p>-0,802</text:p>
          </table:table-cell>
          <table:table-cell table:style-name="ce73" table:formula="of:=CORREL([Valores.$K$2:.$K$85];[$Valores.D2:$Valores.D85])" office:value-type="float" office:value="-0.670154708880283" calcext:value-type="float">
            <text:p>-0,670</text:p>
          </table:table-cell>
          <table:table-cell table:style-name="ce73" table:formula="of:=CORREL([Valores.$K$2:.$K$85];[$Valores.E2:$Valores.E85])" office:value-type="float" office:value="-0.315733926867666" calcext:value-type="float">
            <text:p>-0,316</text:p>
          </table:table-cell>
          <table:table-cell table:style-name="ce73" table:formula="of:=CORREL([Valores.$K$2:.$K$85];[$Valores.F2:$Valores.F85])" office:value-type="float" office:value="-0.545661332622884" calcext:value-type="float">
            <text:p>-0,546</text:p>
          </table:table-cell>
          <table:table-cell table:style-name="ce73" table:formula="of:=CORREL([Valores.$K$2:.$K$85];[$Valores.G2:$Valores.G85])" office:value-type="float" office:value="0.125512942390619" calcext:value-type="float">
            <text:p>0,126</text:p>
          </table:table-cell>
          <table:table-cell table:style-name="ce73" table:formula="of:=CORREL([Valores.$K$2:.$K$85];[$Valores.H2:$Valores.H85])" office:value-type="float" office:value="-0.825921000970195" calcext:value-type="float">
            <text:p>-0,826</text:p>
          </table:table-cell>
          <table:table-cell table:style-name="ce73" table:formula="of:=CORREL([Valores.$K$2:.$K$85];[$Valores.I2:$Valores.I85])" office:value-type="float" office:value="-0.54523404299751" calcext:value-type="float">
            <text:p>-0,545</text:p>
          </table:table-cell>
          <table:table-cell table:style-name="ce73" table:formula="of:=CORREL([Valores.$K$2:.$K$85];[$Valores.J2:$Valores.J85])" office:value-type="float" office:value="0.693491785498848" calcext:value-type="float">
            <text:p>0,693</text:p>
          </table:table-cell>
          <table:table-cell table:style-name="ce73" table:formula="of:=CORREL([Valores.$K$2:.$K$85];[$Valores.K2:$Valores.K85])" office:value-type="float" office:value="1" calcext:value-type="float">
            <text:p>1,000</text:p>
          </table:table-cell>
          <table:table-cell table:style-name="ce73" table:formula="of:=CORREL([Valores.$K$2:.$K$85];[$Valores.L2:$Valores.L85])" office:value-type="float" office:value="-0.447047947932577" calcext:value-type="float">
            <text:p>-0,447</text:p>
          </table:table-cell>
          <table:table-cell table:style-name="ce73" table:formula="of:=CORREL([Valores.$K$2:.$K$85];[$Valores.M2:$Valores.M85])" office:value-type="float" office:value="0.902182595114996" calcext:value-type="float">
            <text:p>0,902</text:p>
          </table:table-cell>
          <table:table-cell table:style-name="ce73" table:formula="of:=CORREL([Valores.$K$2:.$K$85];[$Valores.N2:$Valores.N85])" office:value-type="float" office:value="0.787418476850175" calcext:value-type="float">
            <text:p>0,787</text:p>
          </table:table-cell>
          <table:table-cell table:style-name="ce73" table:formula="of:=CORREL([Valores.$K$2:.$K$85];[$Valores.O2:$Valores.O85])" office:value-type="float" office:value="-0.433162764347185" calcext:value-type="float">
            <text:p>-0,433</text:p>
          </table:table-cell>
          <table:table-cell table:style-name="ce73" table:formula="of:=CORREL([Valores.$K$2:.$K$85];[$Valores.P2:$Valores.P85])" office:value-type="float" office:value="-0.628682119866166" calcext:value-type="float">
            <text:p>-0,629</text:p>
          </table:table-cell>
          <table:table-cell table:style-name="ce73" table:formula="of:=CORREL([Valores.$K$2:.$K$85];[$Valores.Q2:$Valores.Q85])" office:value-type="float" office:value="-0.791197740288077" calcext:value-type="float">
            <text:p>-0,791</text:p>
          </table:table-cell>
          <table:table-cell table:style-name="ce73" table:formula="of:=CORREL([Valores.$K$2:.$K$85];[$Valores.R2:$Valores.R85])" office:value-type="float" office:value="0.77294285077607" calcext:value-type="float">
            <text:p>0,773</text:p>
          </table:table-cell>
          <table:table-cell table:style-name="ce73" table:formula="of:=CORREL([Valores.$K$2:.$K$85];[$Valores.S2:$Valores.S85])" office:value-type="float" office:value="-0.780232129204628" calcext:value-type="float">
            <text:p>-0,780</text:p>
          </table:table-cell>
          <table:table-cell table:style-name="ce73" table:formula="of:=CORREL([Valores.$K$2:.$K$85];[$Valores.T2:$Valores.T85])" office:value-type="float" office:value="0.91262206073829" calcext:value-type="float">
            <text:p>0,913</text:p>
          </table:table-cell>
          <table:table-cell table:style-name="ce73" table:formula="of:=CORREL([Valores.$K$2:.$K$85];[$Valores.U2:$Valores.U85])" office:value-type="float" office:value="-0.521901678876365" calcext:value-type="float">
            <text:p>-0,522</text:p>
          </table:table-cell>
          <table:table-cell table:style-name="ce73" table:formula="of:=CORREL([Valores.$K$2:.$K$85];[$Valores.V2:$Valores.V85])" office:value-type="float" office:value="0.694689982950144" calcext:value-type="float">
            <text:p>0,695</text:p>
          </table:table-cell>
          <table:table-cell table:style-name="ce73" table:formula="of:=CORREL([Valores.$K$2:.$K$85];[$Valores.W2:$Valores.W85])" office:value-type="float" office:value="-0.775798397323875" calcext:value-type="float">
            <text:p>-0,776</text:p>
          </table:table-cell>
          <table:table-cell table:style-name="ce73" table:formula="of:=CORREL([Valores.$K$2:.$K$85];[$Valores.X2:$Valores.X85])" office:value-type="float" office:value="0.49376168092235" calcext:value-type="float">
            <text:p>0,494</text:p>
          </table:table-cell>
          <table:table-cell table:style-name="ce73" table:formula="of:=CORREL([Valores.$K$2:.$K$85];[$Valores.Y2:$Valores.Y85])" office:value-type="float" office:value="0.672981709719459" calcext:value-type="float">
            <text:p>0,673</text:p>
          </table:table-cell>
          <table:table-cell table:style-name="ce73" table:formula="of:=CORREL([Valores.$K$2:.$K$85];[$Valores.Z2:$Valores.Z85])" office:value-type="float" office:value="-0.598835655534768" calcext:value-type="float">
            <text:p>-0,599</text:p>
          </table:table-cell>
        </table:table-row>
        <table:table-row table:style-name="ro2">
          <table:table-cell table:style-name="ce65" office:value-type="string" calcext:value-type="string">
            <text:p>Banco do Brasil</text:p>
          </table:table-cell>
          <table:table-cell table:style-name="ce67" office:value-type="float" office:value="2.34" calcext:value-type="float">
            <text:p>2,34</text:p>
          </table:table-cell>
          <table:table-cell table:style-name="ce71" office:value-type="string" calcext:value-type="string">
            <text:p>BBAS3</text:p>
          </table:table-cell>
          <table:table-cell table:style-name="ce73" table:formula="of:=CORREL([Valores.$L$2:.$L$85];[$Valores.B2:$Valores.B85])" office:value-type="float" office:value="0.622999013810348" calcext:value-type="float">
            <text:p>0,623</text:p>
          </table:table-cell>
          <table:table-cell table:style-name="ce73" table:formula="of:=CORREL([Valores.$L$2:.$L$85];[$Valores.C2:$Valores.C85])" office:value-type="float" office:value="0.508786934001552" calcext:value-type="float">
            <text:p>0,509</text:p>
          </table:table-cell>
          <table:table-cell table:style-name="ce73" table:formula="of:=CORREL([Valores.$L$2:.$L$85];[$Valores.D2:$Valores.D85])" office:value-type="float" office:value="0.856893972653961" calcext:value-type="float">
            <text:p>0,857</text:p>
          </table:table-cell>
          <table:table-cell table:style-name="ce73" table:formula="of:=CORREL([Valores.$L$2:.$L$85];[$Valores.E2:$Valores.E85])" office:value-type="float" office:value="-0.11953217629536" calcext:value-type="float">
            <text:p>-0,120</text:p>
          </table:table-cell>
          <table:table-cell table:style-name="ce73" table:formula="of:=CORREL([Valores.$L$2:.$L$85];[$Valores.F2:$Valores.F85])" office:value-type="float" office:value="0.828020975989564" calcext:value-type="float">
            <text:p>0,828</text:p>
          </table:table-cell>
          <table:table-cell table:style-name="ce73" table:formula="of:=CORREL([Valores.$L$2:.$L$85];[$Valores.G2:$Valores.G85])" office:value-type="float" office:value="0.70328888325575" calcext:value-type="float">
            <text:p>0,703</text:p>
          </table:table-cell>
          <table:table-cell table:style-name="ce73" table:formula="of:=CORREL([Valores.$L$2:.$L$85];[$Valores.H2:$Valores.H85])" office:value-type="float" office:value="0.644664939403759" calcext:value-type="float">
            <text:p>0,645</text:p>
          </table:table-cell>
          <table:table-cell table:style-name="ce73" table:formula="of:=CORREL([Valores.$L$2:.$L$85];[$Valores.I2:$Valores.I85])" office:value-type="float" office:value="0.786410622313466" calcext:value-type="float">
            <text:p>0,786</text:p>
          </table:table-cell>
          <table:table-cell table:style-name="ce73" table:formula="of:=CORREL([Valores.$L$2:.$L$85];[$Valores.J2:$Valores.J85])" office:value-type="float" office:value="0.186869184929739" calcext:value-type="float">
            <text:p>0,187</text:p>
          </table:table-cell>
          <table:table-cell table:style-name="ce73" table:formula="of:=CORREL([Valores.$L$2:.$L$85];[$Valores.K2:$Valores.K85])" office:value-type="float" office:value="-0.447047947932577" calcext:value-type="float">
            <text:p>-0,447</text:p>
          </table:table-cell>
          <table:table-cell table:style-name="ce73" table:formula="of:=CORREL([Valores.$L$2:.$L$85];[$Valores.L2:$Valores.L85])" office:value-type="float" office:value="1" calcext:value-type="float">
            <text:p>1,000</text:p>
          </table:table-cell>
          <table:table-cell table:style-name="ce73" table:formula="of:=CORREL([Valores.$L$2:.$L$85];[$Valores.M2:$Valores.M85])" office:value-type="float" office:value="-0.531244779273358" calcext:value-type="float">
            <text:p>-0,531</text:p>
          </table:table-cell>
          <table:table-cell table:style-name="ce73" table:formula="of:=CORREL([Valores.$L$2:.$L$85];[$Valores.N2:$Valores.N85])" office:value-type="float" office:value="-0.0116644778953756" calcext:value-type="float">
            <text:p>-0,012</text:p>
          </table:table-cell>
          <table:table-cell table:style-name="ce73" table:formula="of:=CORREL([Valores.$L$2:.$L$85];[$Valores.O2:$Valores.O85])" office:value-type="float" office:value="0.24389906692013" calcext:value-type="float">
            <text:p>0,244</text:p>
          </table:table-cell>
          <table:table-cell table:style-name="ce73" table:formula="of:=CORREL([Valores.$L$2:.$L$85];[$Valores.P2:$Valores.P85])" office:value-type="float" office:value="0.484629940061571" calcext:value-type="float">
            <text:p>0,485</text:p>
          </table:table-cell>
          <table:table-cell table:style-name="ce73" table:formula="of:=CORREL([Valores.$L$2:.$L$85];[$Valores.Q2:$Valores.Q85])" office:value-type="float" office:value="0.73517777026455" calcext:value-type="float">
            <text:p>0,735</text:p>
          </table:table-cell>
          <table:table-cell table:style-name="ce73" table:formula="of:=CORREL([Valores.$L$2:.$L$85];[$Valores.R2:$Valores.R85])" office:value-type="float" office:value="-0.122535710645378" calcext:value-type="float">
            <text:p>-0,123</text:p>
          </table:table-cell>
          <table:table-cell table:style-name="ce73" table:formula="of:=CORREL([Valores.$L$2:.$L$85];[$Valores.S2:$Valores.S85])" office:value-type="float" office:value="0.30855111973764" calcext:value-type="float">
            <text:p>0,309</text:p>
          </table:table-cell>
          <table:table-cell table:style-name="ce73" table:formula="of:=CORREL([Valores.$L$2:.$L$85];[$Valores.T2:$Valores.T85])" office:value-type="float" office:value="-0.538397645237061" calcext:value-type="float">
            <text:p>-0,538</text:p>
          </table:table-cell>
          <table:table-cell table:style-name="ce73" table:formula="of:=CORREL([Valores.$L$2:.$L$85];[$Valores.U2:$Valores.U85])" office:value-type="float" office:value="0.232764623671572" calcext:value-type="float">
            <text:p>0,233</text:p>
          </table:table-cell>
          <table:table-cell table:style-name="ce73" table:formula="of:=CORREL([Valores.$L$2:.$L$85];[$Valores.V2:$Valores.V85])" office:value-type="float" office:value="-0.00886720886790398" calcext:value-type="float">
            <text:p>-0,009</text:p>
          </table:table-cell>
          <table:table-cell table:style-name="ce73" table:formula="of:=CORREL([Valores.$L$2:.$L$85];[$Valores.W2:$Valores.W85])" office:value-type="float" office:value="0.130258753513636" calcext:value-type="float">
            <text:p>0,130</text:p>
          </table:table-cell>
          <table:table-cell table:style-name="ce73" table:formula="of:=CORREL([Valores.$L$2:.$L$85];[$Valores.X2:$Valores.X85])" office:value-type="float" office:value="0.116762648868029" calcext:value-type="float">
            <text:p>0,117</text:p>
          </table:table-cell>
          <table:table-cell table:style-name="ce73" table:formula="of:=CORREL([Valores.$L$2:.$L$85];[$Valores.Y2:$Valores.Y85])" office:value-type="float" office:value="-0.214781088925162" calcext:value-type="float">
            <text:p>-0,215</text:p>
          </table:table-cell>
          <table:table-cell table:style-name="ce73" table:formula="of:=CORREL([Valores.$L$2:.$L$85];[$Valores.Z2:$Valores.Z85])" office:value-type="float" office:value="0.519824829284795" calcext:value-type="float">
            <text:p>0,520</text:p>
          </table:table-cell>
        </table:table-row>
        <table:table-row table:style-name="ro2">
          <table:table-cell table:style-name="ce65" office:value-type="string" calcext:value-type="string">
            <text:p>CCR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CCRO3</text:p>
          </table:table-cell>
          <table:table-cell table:style-name="ce73" table:formula="of:=CORREL([Valores.$M$2:.$M$85];[$Valores.B2:$Valores.B85])" office:value-type="float" office:value="-0.916218345440272" calcext:value-type="float">
            <text:p>-0,916</text:p>
          </table:table-cell>
          <table:table-cell table:style-name="ce73" table:formula="of:=CORREL([Valores.$M$2:.$M$85];[$Valores.C2:$Valores.C85])" office:value-type="float" office:value="-0.826295683029092" calcext:value-type="float">
            <text:p>-0,826</text:p>
          </table:table-cell>
          <table:table-cell table:style-name="ce73" table:formula="of:=CORREL([Valores.$M$2:.$M$85];[$Valores.D2:$Valores.D85])" office:value-type="float" office:value="-0.672905903690382" calcext:value-type="float">
            <text:p>-0,673</text:p>
          </table:table-cell>
          <table:table-cell table:style-name="ce73" table:formula="of:=CORREL([Valores.$M$2:.$M$85];[$Valores.E2:$Valores.E85])" office:value-type="float" office:value="-0.40793868049083" calcext:value-type="float">
            <text:p>-0,408</text:p>
          </table:table-cell>
          <table:table-cell table:style-name="ce73" table:formula="of:=CORREL([Valores.$M$2:.$M$85];[$Valores.F2:$Valores.F85])" office:value-type="float" office:value="-0.51959070478526" calcext:value-type="float">
            <text:p>-0,520</text:p>
          </table:table-cell>
          <table:table-cell table:style-name="ce73" table:formula="of:=CORREL([Valores.$M$2:.$M$85];[$Valores.G2:$Valores.G85])" office:value-type="float" office:value="0.126778324121289" calcext:value-type="float">
            <text:p>0,127</text:p>
          </table:table-cell>
          <table:table-cell table:style-name="ce73" table:formula="of:=CORREL([Valores.$M$2:.$M$85];[$Valores.H2:$Valores.H85])" office:value-type="float" office:value="-0.898618799068587" calcext:value-type="float">
            <text:p>-0,899</text:p>
          </table:table-cell>
          <table:table-cell table:style-name="ce73" table:formula="of:=CORREL([Valores.$M$2:.$M$85];[$Valores.I2:$Valores.I85])" office:value-type="float" office:value="-0.538001573033555" calcext:value-type="float">
            <text:p>-0,538</text:p>
          </table:table-cell>
          <table:table-cell table:style-name="ce73" table:formula="of:=CORREL([Valores.$M$2:.$M$85];[$Valores.J2:$Valores.J85])" office:value-type="float" office:value="0.619184998541715" calcext:value-type="float">
            <text:p>0,619</text:p>
          </table:table-cell>
          <table:table-cell table:style-name="ce73" table:formula="of:=CORREL([Valores.$M$2:.$M$85];[$Valores.K2:$Valores.K85])" office:value-type="float" office:value="0.902182595114996" calcext:value-type="float">
            <text:p>0,902</text:p>
          </table:table-cell>
          <table:table-cell table:style-name="ce73" table:formula="of:=CORREL([Valores.$M$2:.$M$85];[$Valores.L2:$Valores.L85])" office:value-type="float" office:value="-0.531244779273358" calcext:value-type="float">
            <text:p>-0,531</text:p>
          </table:table-cell>
          <table:table-cell table:style-name="ce73" table:formula="of:=CORREL([Valores.$M$2:.$M$85];[$Valores.M2:$Valores.M85])" office:value-type="float" office:value="1" calcext:value-type="float">
            <text:p>1,000</text:p>
          </table:table-cell>
          <table:table-cell table:style-name="ce73" table:formula="of:=CORREL([Valores.$M$2:.$M$85];[$Valores.N2:$Valores.N85])" office:value-type="float" office:value="0.796951524233386" calcext:value-type="float">
            <text:p>0,797</text:p>
          </table:table-cell>
          <table:table-cell table:style-name="ce73" table:formula="of:=CORREL([Valores.$M$2:.$M$85];[$Valores.O2:$Valores.O85])" office:value-type="float" office:value="-0.478159363853629" calcext:value-type="float">
            <text:p>-0,478</text:p>
          </table:table-cell>
          <table:table-cell table:style-name="ce73" table:formula="of:=CORREL([Valores.$M$2:.$M$85];[$Valores.P2:$Valores.P85])" office:value-type="float" office:value="-0.769716852201548" calcext:value-type="float">
            <text:p>-0,770</text:p>
          </table:table-cell>
          <table:table-cell table:style-name="ce73" table:formula="of:=CORREL([Valores.$M$2:.$M$85];[$Valores.Q2:$Valores.Q85])" office:value-type="float" office:value="-0.879140786226214" calcext:value-type="float">
            <text:p>-0,879</text:p>
          </table:table-cell>
          <table:table-cell table:style-name="ce73" table:formula="of:=CORREL([Valores.$M$2:.$M$85];[$Valores.R2:$Valores.R85])" office:value-type="float" office:value="0.851703059369474" calcext:value-type="float">
            <text:p>0,852</text:p>
          </table:table-cell>
          <table:table-cell table:style-name="ce73" table:formula="of:=CORREL([Valores.$M$2:.$M$85];[$Valores.S2:$Valores.S85])" office:value-type="float" office:value="-0.853672708702945" calcext:value-type="float">
            <text:p>-0,854</text:p>
          </table:table-cell>
          <table:table-cell table:style-name="ce73" table:formula="of:=CORREL([Valores.$M$2:.$M$85];[$Valores.T2:$Valores.T85])" office:value-type="float" office:value="0.94308693477483" calcext:value-type="float">
            <text:p>0,943</text:p>
          </table:table-cell>
          <table:table-cell table:style-name="ce73" table:formula="of:=CORREL([Valores.$M$2:.$M$85];[$Valores.U2:$Valores.U85])" office:value-type="float" office:value="-0.598935136264111" calcext:value-type="float">
            <text:p>-0,599</text:p>
          </table:table-cell>
          <table:table-cell table:style-name="ce73" table:formula="of:=CORREL([Valores.$M$2:.$M$85];[$Valores.V2:$Valores.V85])" office:value-type="float" office:value="0.725754982218543" calcext:value-type="float">
            <text:p>0,726</text:p>
          </table:table-cell>
          <table:table-cell table:style-name="ce73" table:formula="of:=CORREL([Valores.$M$2:.$M$85];[$Valores.W2:$Valores.W85])" office:value-type="float" office:value="-0.786957867259642" calcext:value-type="float">
            <text:p>-0,787</text:p>
          </table:table-cell>
          <table:table-cell table:style-name="ce73" table:formula="of:=CORREL([Valores.$M$2:.$M$85];[$Valores.X2:$Valores.X85])" office:value-type="float" office:value="0.663360362576459" calcext:value-type="float">
            <text:p>0,663</text:p>
          </table:table-cell>
          <table:table-cell table:style-name="ce73" table:formula="of:=CORREL([Valores.$M$2:.$M$85];[$Valores.Y2:$Valores.Y85])" office:value-type="float" office:value="0.763331781879981" calcext:value-type="float">
            <text:p>0,763</text:p>
          </table:table-cell>
          <table:table-cell table:style-name="ce73" table:formula="of:=CORREL([Valores.$M$2:.$M$85];[$Valores.Z2:$Valores.Z85])" office:value-type="float" office:value="-0.753073295720034" calcext:value-type="float">
            <text:p>-0,753</text:p>
          </table:table-cell>
        </table:table-row>
        <table:table-row table:style-name="ro2">
          <table:table-cell table:style-name="ce65" office:value-type="string" calcext:value-type="string">
            <text:p>Cielo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CIEL3</text:p>
          </table:table-cell>
          <table:table-cell table:style-name="ce73" table:formula="of:=CORREL([Valores.$N$2:.$N$85];[$Valores.B2:$Valores.B85])" office:value-type="float" office:value="-0.67385612660953" calcext:value-type="float">
            <text:p>-0,674</text:p>
          </table:table-cell>
          <table:table-cell table:style-name="ce73" table:formula="of:=CORREL([Valores.$N$2:.$N$85];[$Valores.C2:$Valores.C85])" office:value-type="float" office:value="-0.691759167819774" calcext:value-type="float">
            <text:p>-0,692</text:p>
          </table:table-cell>
          <table:table-cell table:style-name="ce73" table:formula="of:=CORREL([Valores.$N$2:.$N$85];[$Valores.D2:$Valores.D85])" office:value-type="float" office:value="-0.306942970989524" calcext:value-type="float">
            <text:p>-0,307</text:p>
          </table:table-cell>
          <table:table-cell table:style-name="ce73" table:formula="of:=CORREL([Valores.$N$2:.$N$85];[$Valores.E2:$Valores.E85])" office:value-type="float" office:value="-0.569370199791377" calcext:value-type="float">
            <text:p>-0,569</text:p>
          </table:table-cell>
          <table:table-cell table:style-name="ce73" table:formula="of:=CORREL([Valores.$N$2:.$N$85];[$Valores.F2:$Valores.F85])" office:value-type="float" office:value="-0.128856118342871" calcext:value-type="float">
            <text:p>-0,129</text:p>
          </table:table-cell>
          <table:table-cell table:style-name="ce73" table:formula="of:=CORREL([Valores.$N$2:.$N$85];[$Valores.G2:$Valores.G85])" office:value-type="float" office:value="0.606492828581576" calcext:value-type="float">
            <text:p>0,606</text:p>
          </table:table-cell>
          <table:table-cell table:style-name="ce73" table:formula="of:=CORREL([Valores.$N$2:.$N$85];[$Valores.H2:$Valores.H85])" office:value-type="float" office:value="-0.627803683628387" calcext:value-type="float">
            <text:p>-0,628</text:p>
          </table:table-cell>
          <table:table-cell table:style-name="ce73" table:formula="of:=CORREL([Valores.$N$2:.$N$85];[$Valores.I2:$Valores.I85])" office:value-type="float" office:value="-0.192153443005798" calcext:value-type="float">
            <text:p>-0,192</text:p>
          </table:table-cell>
          <table:table-cell table:style-name="ce73" table:formula="of:=CORREL([Valores.$N$2:.$N$85];[$Valores.J2:$Valores.J85])" office:value-type="float" office:value="0.819358847376684" calcext:value-type="float">
            <text:p>0,819</text:p>
          </table:table-cell>
          <table:table-cell table:style-name="ce73" table:formula="of:=CORREL([Valores.$N$2:.$N$85];[$Valores.K2:$Valores.K85])" office:value-type="float" office:value="0.787418476850175" calcext:value-type="float">
            <text:p>0,787</text:p>
          </table:table-cell>
          <table:table-cell table:style-name="ce73" table:formula="of:=CORREL([Valores.$N$2:.$N$85];[$Valores.L2:$Valores.L85])" office:value-type="float" office:value="-0.0116644778953756" calcext:value-type="float">
            <text:p>-0,012</text:p>
          </table:table-cell>
          <table:table-cell table:style-name="ce73" table:formula="of:=CORREL([Valores.$N$2:.$N$85];[$Valores.M2:$Valores.M85])" office:value-type="float" office:value="0.796951524233386" calcext:value-type="float">
            <text:p>0,797</text:p>
          </table:table-cell>
          <table:table-cell table:style-name="ce73" table:formula="of:=CORREL([Valores.$N$2:.$N$85];[$Valores.N2:$Valores.N85])" office:value-type="float" office:value="1" calcext:value-type="float">
            <text:p>1,000</text:p>
          </table:table-cell>
          <table:table-cell table:style-name="ce73" table:formula="of:=CORREL([Valores.$N$2:.$N$85];[$Valores.O2:$Valores.O85])" office:value-type="float" office:value="-0.40969717610456" calcext:value-type="float">
            <text:p>-0,410</text:p>
          </table:table-cell>
          <table:table-cell table:style-name="ce73" table:formula="of:=CORREL([Valores.$N$2:.$N$85];[$Valores.P2:$Valores.P85])" office:value-type="float" office:value="-0.612759835855591" calcext:value-type="float">
            <text:p>-0,613</text:p>
          </table:table-cell>
          <table:table-cell table:style-name="ce73" table:formula="of:=CORREL([Valores.$N$2:.$N$85];[$Valores.Q2:$Valores.Q85])" office:value-type="float" office:value="-0.620767572958139" calcext:value-type="float">
            <text:p>-0,621</text:p>
          </table:table-cell>
          <table:table-cell table:style-name="ce73" table:formula="of:=CORREL([Valores.$N$2:.$N$85];[$Valores.R2:$Valores.R85])" office:value-type="float" office:value="0.890849513347501" calcext:value-type="float">
            <text:p>0,891</text:p>
          </table:table-cell>
          <table:table-cell table:style-name="ce73" table:formula="of:=CORREL([Valores.$N$2:.$N$85];[$Valores.S2:$Valores.S85])" office:value-type="float" office:value="-0.839314659525893" calcext:value-type="float">
            <text:p>-0,839</text:p>
          </table:table-cell>
          <table:table-cell table:style-name="ce73" table:formula="of:=CORREL([Valores.$N$2:.$N$85];[$Valores.T2:$Valores.T85])" office:value-type="float" office:value="0.796254235073465" calcext:value-type="float">
            <text:p>0,796</text:p>
          </table:table-cell>
          <table:table-cell table:style-name="ce73" table:formula="of:=CORREL([Valores.$N$2:.$N$85];[$Valores.U2:$Valores.U85])" office:value-type="float" office:value="-0.672926905438816" calcext:value-type="float">
            <text:p>-0,673</text:p>
          </table:table-cell>
          <table:table-cell table:style-name="ce73" table:formula="of:=CORREL([Valores.$N$2:.$N$85];[$Valores.V2:$Valores.V85])" office:value-type="float" office:value="0.85592169969438" calcext:value-type="float">
            <text:p>0,856</text:p>
          </table:table-cell>
          <table:table-cell table:style-name="ce73" table:formula="of:=CORREL([Valores.$N$2:.$N$85];[$Valores.W2:$Valores.W85])" office:value-type="float" office:value="-0.851360930675735" calcext:value-type="float">
            <text:p>-0,851</text:p>
          </table:table-cell>
          <table:table-cell table:style-name="ce73" table:formula="of:=CORREL([Valores.$N$2:.$N$85];[$Valores.X2:$Valores.X85])" office:value-type="float" office:value="0.832986976177328" calcext:value-type="float">
            <text:p>0,833</text:p>
          </table:table-cell>
          <table:table-cell table:style-name="ce73" table:formula="of:=CORREL([Valores.$N$2:.$N$85];[$Valores.Y2:$Valores.Y85])" office:value-type="float" office:value="0.76676994589053" calcext:value-type="float">
            <text:p>0,767</text:p>
          </table:table-cell>
          <table:table-cell table:style-name="ce73" table:formula="of:=CORREL([Valores.$N$2:.$N$85];[$Valores.Z2:$Valores.Z85])" office:value-type="float" office:value="-0.56178452758769" calcext:value-type="float">
            <text:p>-0,562</text:p>
          </table:table-cell>
        </table:table-row>
        <table:table-row table:style-name="ro2">
          <table:table-cell table:style-name="ce65" office:value-type="string" calcext:value-type="string">
            <text:p>Rumo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RAIL3</text:p>
          </table:table-cell>
          <table:table-cell table:style-name="ce73" table:formula="of:=CORREL([Valores.$O$2:.$O$85];[$Valores.B2:$Valores.B85])" office:value-type="float" office:value="0.688195456109744" calcext:value-type="float">
            <text:p>0,688</text:p>
          </table:table-cell>
          <table:table-cell table:style-name="ce73" table:formula="of:=CORREL([Valores.$O$2:.$O$85];[$Valores.C2:$Valores.C85])" office:value-type="float" office:value="0.165096757300159" calcext:value-type="float">
            <text:p>0,165</text:p>
          </table:table-cell>
          <table:table-cell table:style-name="ce73" table:formula="of:=CORREL([Valores.$O$2:.$O$85];[$Valores.D2:$Valores.D85])" office:value-type="float" office:value="0.498709704147528" calcext:value-type="float">
            <text:p>0,499</text:p>
          </table:table-cell>
          <table:table-cell table:style-name="ce73" table:formula="of:=CORREL([Valores.$O$2:.$O$85];[$Valores.E2:$Valores.E85])" office:value-type="float" office:value="0.673643459239327" calcext:value-type="float">
            <text:p>0,674</text:p>
          </table:table-cell>
          <table:table-cell table:style-name="ce73" table:formula="of:=CORREL([Valores.$O$2:.$O$85];[$Valores.F2:$Valores.F85])" office:value-type="float" office:value="0.54825285104137" calcext:value-type="float">
            <text:p>0,548</text:p>
          </table:table-cell>
          <table:table-cell table:style-name="ce73" table:formula="of:=CORREL([Valores.$O$2:.$O$85];[$Valores.G2:$Valores.G85])" office:value-type="float" office:value="-0.0738145334189983" calcext:value-type="float">
            <text:p>-0,074</text:p>
          </table:table-cell>
          <table:table-cell table:style-name="ce73" table:formula="of:=CORREL([Valores.$O$2:.$O$85];[$Valores.H2:$Valores.H85])" office:value-type="float" office:value="0.694816266231416" calcext:value-type="float">
            <text:p>0,695</text:p>
          </table:table-cell>
          <table:table-cell table:style-name="ce73" table:formula="of:=CORREL([Valores.$O$2:.$O$85];[$Valores.I2:$Valores.I85])" office:value-type="float" office:value="0.375391454416179" calcext:value-type="float">
            <text:p>0,375</text:p>
          </table:table-cell>
          <table:table-cell table:style-name="ce73" table:formula="of:=CORREL([Valores.$O$2:.$O$85];[$Valores.J2:$Valores.J85])" office:value-type="float" office:value="-0.281920515012336" calcext:value-type="float">
            <text:p>-0,282</text:p>
          </table:table-cell>
          <table:table-cell table:style-name="ce73" table:formula="of:=CORREL([Valores.$O$2:.$O$85];[$Valores.K2:$Valores.K85])" office:value-type="float" office:value="-0.433162764347185" calcext:value-type="float">
            <text:p>-0,433</text:p>
          </table:table-cell>
          <table:table-cell table:style-name="ce73" table:formula="of:=CORREL([Valores.$O$2:.$O$85];[$Valores.L2:$Valores.L85])" office:value-type="float" office:value="0.24389906692013" calcext:value-type="float">
            <text:p>0,244</text:p>
          </table:table-cell>
          <table:table-cell table:style-name="ce73" table:formula="of:=CORREL([Valores.$O$2:.$O$85];[$Valores.M2:$Valores.M85])" office:value-type="float" office:value="-0.478159363853629" calcext:value-type="float">
            <text:p>-0,478</text:p>
          </table:table-cell>
          <table:table-cell table:style-name="ce73" table:formula="of:=CORREL([Valores.$O$2:.$O$85];[$Valores.N2:$Valores.N85])" office:value-type="float" office:value="-0.40969717610456" calcext:value-type="float">
            <text:p>-0,410</text:p>
          </table:table-cell>
          <table:table-cell table:style-name="ce73" table:formula="of:=CORREL([Valores.$O$2:.$O$85];[$Valores.O2:$Valores.O85])" office:value-type="float" office:value="1" calcext:value-type="float">
            <text:p>1,000</text:p>
          </table:table-cell>
          <table:table-cell table:style-name="ce73" table:formula="of:=CORREL([Valores.$O$2:.$O$85];[$Valores.P2:$Valores.P85])" office:value-type="float" office:value="0.670796227242592" calcext:value-type="float">
            <text:p>0,671</text:p>
          </table:table-cell>
          <table:table-cell table:style-name="ce73" table:formula="of:=CORREL([Valores.$O$2:.$O$85];[$Valores.Q2:$Valores.Q85])" office:value-type="float" office:value="0.482070798881073" calcext:value-type="float">
            <text:p>0,482</text:p>
          </table:table-cell>
          <table:table-cell table:style-name="ce73" table:formula="of:=CORREL([Valores.$O$2:.$O$85];[$Valores.R2:$Valores.R85])" office:value-type="float" office:value="-0.356189630754824" calcext:value-type="float">
            <text:p>-0,356</text:p>
          </table:table-cell>
          <table:table-cell table:style-name="ce73" table:formula="of:=CORREL([Valores.$O$2:.$O$85];[$Valores.S2:$Valores.S85])" office:value-type="float" office:value="0.684676094398917" calcext:value-type="float">
            <text:p>0,685</text:p>
          </table:table-cell>
          <table:table-cell table:style-name="ce73" table:formula="of:=CORREL([Valores.$O$2:.$O$85];[$Valores.T2:$Valores.T85])" office:value-type="float" office:value="-0.422332343742583" calcext:value-type="float">
            <text:p>-0,422</text:p>
          </table:table-cell>
          <table:table-cell table:style-name="ce73" table:formula="of:=CORREL([Valores.$O$2:.$O$85];[$Valores.U2:$Valores.U85])" office:value-type="float" office:value="0.609497012610666" calcext:value-type="float">
            <text:p>0,609</text:p>
          </table:table-cell>
          <table:table-cell table:style-name="ce73" table:formula="of:=CORREL([Valores.$O$2:.$O$85];[$Valores.V2:$Valores.V85])" office:value-type="float" office:value="-0.296800201259868" calcext:value-type="float">
            <text:p>-0,297</text:p>
          </table:table-cell>
          <table:table-cell table:style-name="ce73" table:formula="of:=CORREL([Valores.$O$2:.$O$85];[$Valores.W2:$Valores.W85])" office:value-type="float" office:value="0.527155407726994" calcext:value-type="float">
            <text:p>0,527</text:p>
          </table:table-cell>
          <table:table-cell table:style-name="ce73" table:formula="of:=CORREL([Valores.$O$2:.$O$85];[$Valores.X2:$Valores.X85])" office:value-type="float" office:value="-0.212624455215769" calcext:value-type="float">
            <text:p>-0,213</text:p>
          </table:table-cell>
          <table:table-cell table:style-name="ce73" table:formula="of:=CORREL([Valores.$O$2:.$O$85];[$Valores.Y2:$Valores.Y85])" office:value-type="float" office:value="-0.107683668158193" calcext:value-type="float">
            <text:p>-0,108</text:p>
          </table:table-cell>
          <table:table-cell table:style-name="ce73" table:formula="of:=CORREL([Valores.$O$2:.$O$85];[$Valores.Z2:$Valores.Z85])" office:value-type="float" office:value="0.731403397074322" calcext:value-type="float">
            <text:p>0,731</text:p>
          </table:table-cell>
        </table:table-row>
        <table:table-row table:style-name="ro2">
          <table:table-cell table:style-name="ce65" office:value-type="string" calcext:value-type="string">
            <text:p>Gerdau</text:p>
          </table:table-cell>
          <table:table-cell table:style-name="ce67" office:value-type="float" office:value="1.89" calcext:value-type="float">
            <text:p>1,89</text:p>
          </table:table-cell>
          <table:table-cell table:style-name="ce71" office:value-type="string" calcext:value-type="string">
            <text:p>GGBR4</text:p>
          </table:table-cell>
          <table:table-cell table:style-name="ce73" table:formula="of:=CORREL([Valores.$P$2:.$P$85];[$Valores.B2:$Valores.B85])" office:value-type="float" office:value="0.81831723636257" calcext:value-type="float">
            <text:p>0,818</text:p>
          </table:table-cell>
          <table:table-cell table:style-name="ce73" table:formula="of:=CORREL([Valores.$P$2:.$P$85];[$Valores.C2:$Valores.C85])" office:value-type="float" office:value="0.545925654205157" calcext:value-type="float">
            <text:p>0,546</text:p>
          </table:table-cell>
          <table:table-cell table:style-name="ce73" table:formula="of:=CORREL([Valores.$P$2:.$P$85];[$Valores.D2:$Valores.D85])" office:value-type="float" office:value="0.677822873264658" calcext:value-type="float">
            <text:p>0,678</text:p>
          </table:table-cell>
          <table:table-cell table:style-name="ce73" table:formula="of:=CORREL([Valores.$P$2:.$P$85];[$Valores.E2:$Valores.E85])" office:value-type="float" office:value="0.696878044084818" calcext:value-type="float">
            <text:p>0,697</text:p>
          </table:table-cell>
          <table:table-cell table:style-name="ce73" table:formula="of:=CORREL([Valores.$P$2:.$P$85];[$Valores.F2:$Valores.F85])" office:value-type="float" office:value="0.566104823730472" calcext:value-type="float">
            <text:p>0,566</text:p>
          </table:table-cell>
          <table:table-cell table:style-name="ce73" table:formula="of:=CORREL([Valores.$P$2:.$P$85];[$Valores.G2:$Valores.G85])" office:value-type="float" office:value="-0.0882341016037612" calcext:value-type="float">
            <text:p>-0,088</text:p>
          </table:table-cell>
          <table:table-cell table:style-name="ce73" table:formula="of:=CORREL([Valores.$P$2:.$P$85];[$Valores.H2:$Valores.H85])" office:value-type="float" office:value="0.825346038881124" calcext:value-type="float">
            <text:p>0,825</text:p>
          </table:table-cell>
          <table:table-cell table:style-name="ce73" table:formula="of:=CORREL([Valores.$P$2:.$P$85];[$Valores.I2:$Valores.I85])" office:value-type="float" office:value="0.584020536014584" calcext:value-type="float">
            <text:p>0,584</text:p>
          </table:table-cell>
          <table:table-cell table:style-name="ce73" table:formula="of:=CORREL([Valores.$P$2:.$P$85];[$Valores.J2:$Valores.J85])" office:value-type="float" office:value="-0.416011327518171" calcext:value-type="float">
            <text:p>-0,416</text:p>
          </table:table-cell>
          <table:table-cell table:style-name="ce73" table:formula="of:=CORREL([Valores.$P$2:.$P$85];[$Valores.K2:$Valores.K85])" office:value-type="float" office:value="-0.628682119866166" calcext:value-type="float">
            <text:p>-0,629</text:p>
          </table:table-cell>
          <table:table-cell table:style-name="ce73" table:formula="of:=CORREL([Valores.$P$2:.$P$85];[$Valores.L2:$Valores.L85])" office:value-type="float" office:value="0.484629940061571" calcext:value-type="float">
            <text:p>0,485</text:p>
          </table:table-cell>
          <table:table-cell table:style-name="ce73" table:formula="of:=CORREL([Valores.$P$2:.$P$85];[$Valores.M2:$Valores.M85])" office:value-type="float" office:value="-0.769716852201548" calcext:value-type="float">
            <text:p>-0,770</text:p>
          </table:table-cell>
          <table:table-cell table:style-name="ce73" table:formula="of:=CORREL([Valores.$P$2:.$P$85];[$Valores.N2:$Valores.N85])" office:value-type="float" office:value="-0.612759835855591" calcext:value-type="float">
            <text:p>-0,613</text:p>
          </table:table-cell>
          <table:table-cell table:style-name="ce73" table:formula="of:=CORREL([Valores.$P$2:.$P$85];[$Valores.O2:$Valores.O85])" office:value-type="float" office:value="0.670796227242592" calcext:value-type="float">
            <text:p>0,671</text:p>
          </table:table-cell>
          <table:table-cell table:style-name="ce73" table:formula="of:=CORREL([Valores.$P$2:.$P$85];[$Valores.P2:$Valores.P85])" office:value-type="float" office:value="1" calcext:value-type="float">
            <text:p>1,000</text:p>
          </table:table-cell>
          <table:table-cell table:style-name="ce73" table:formula="of:=CORREL([Valores.$P$2:.$P$85];[$Valores.Q2:$Valores.Q85])" office:value-type="float" office:value="0.758711849713046" calcext:value-type="float">
            <text:p>0,759</text:p>
          </table:table-cell>
          <table:table-cell table:style-name="ce73" table:formula="of:=CORREL([Valores.$P$2:.$P$85];[$Valores.R2:$Valores.R85])" office:value-type="float" office:value="-0.641367200847137" calcext:value-type="float">
            <text:p>-0,641</text:p>
          </table:table-cell>
          <table:table-cell table:style-name="ce73" table:formula="of:=CORREL([Valores.$P$2:.$P$85];[$Valores.S2:$Valores.S85])" office:value-type="float" office:value="0.780310022751577" calcext:value-type="float">
            <text:p>0,780</text:p>
          </table:table-cell>
          <table:table-cell table:style-name="ce73" table:formula="of:=CORREL([Valores.$P$2:.$P$85];[$Valores.T2:$Valores.T85])" office:value-type="float" office:value="-0.703840758002746" calcext:value-type="float">
            <text:p>-0,704</text:p>
          </table:table-cell>
          <table:table-cell table:style-name="ce73" table:formula="of:=CORREL([Valores.$P$2:.$P$85];[$Valores.U2:$Valores.U85])" office:value-type="float" office:value="0.70467936042796" calcext:value-type="float">
            <text:p>0,705</text:p>
          </table:table-cell>
          <table:table-cell table:style-name="ce73" table:formula="of:=CORREL([Valores.$P$2:.$P$85];[$Valores.V2:$Valores.V85])" office:value-type="float" office:value="-0.539439925400962" calcext:value-type="float">
            <text:p>-0,539</text:p>
          </table:table-cell>
          <table:table-cell table:style-name="ce73" table:formula="of:=CORREL([Valores.$P$2:.$P$85];[$Valores.W2:$Valores.W85])" office:value-type="float" office:value="0.597091518557614" calcext:value-type="float">
            <text:p>0,597</text:p>
          </table:table-cell>
          <table:table-cell table:style-name="ce73" table:formula="of:=CORREL([Valores.$P$2:.$P$85];[$Valores.X2:$Valores.X85])" office:value-type="float" office:value="-0.485693807523482" calcext:value-type="float">
            <text:p>-0,486</text:p>
          </table:table-cell>
          <table:table-cell table:style-name="ce73" table:formula="of:=CORREL([Valores.$P$2:.$P$85];[$Valores.Y2:$Valores.Y85])" office:value-type="float" office:value="-0.358002789724958" calcext:value-type="float">
            <text:p>-0,358</text:p>
          </table:table-cell>
          <table:table-cell table:style-name="ce73" table:formula="of:=CORREL([Valores.$P$2:.$P$85];[$Valores.Z2:$Valores.Z85])" office:value-type="float" office:value="0.978267401129727" calcext:value-type="float">
            <text:p>0,978</text:p>
          </table:table-cell>
        </table:table-row>
        <table:table-row table:style-name="ro2">
          <table:table-cell table:style-name="ce65" office:value-type="string" calcext:value-type="string">
            <text:p>Cemig</text:p>
          </table:table-cell>
          <table:table-cell table:style-name="ce67" office:value-type="float" office:value="1.84" calcext:value-type="float">
            <text:p>1,84</text:p>
          </table:table-cell>
          <table:table-cell table:style-name="ce71" office:value-type="string" calcext:value-type="string">
            <text:p>CMIG4</text:p>
          </table:table-cell>
          <table:table-cell table:style-name="ce73" table:formula="of:=CORREL([Valores.$Q$2:.$Q$85];[$Valores.B2:$Valores.B85])" office:value-type="float" office:value="0.887379112427051" calcext:value-type="float">
            <text:p>0,887</text:p>
          </table:table-cell>
          <table:table-cell table:style-name="ce73" table:formula="of:=CORREL([Valores.$Q$2:.$Q$85];[$Valores.C2:$Valores.C85])" office:value-type="float" office:value="0.802869187763173" calcext:value-type="float">
            <text:p>0,803</text:p>
          </table:table-cell>
          <table:table-cell table:style-name="ce73" table:formula="of:=CORREL([Valores.$Q$2:.$Q$85];[$Valores.D2:$Valores.D85])" office:value-type="float" office:value="0.832836424105906" calcext:value-type="float">
            <text:p>0,833</text:p>
          </table:table-cell>
          <table:table-cell table:style-name="ce73" table:formula="of:=CORREL([Valores.$Q$2:.$Q$85];[$Valores.E2:$Valores.E85])" office:value-type="float" office:value="0.317144243854" calcext:value-type="float">
            <text:p>0,317</text:p>
          </table:table-cell>
          <table:table-cell table:style-name="ce73" table:formula="of:=CORREL([Valores.$Q$2:.$Q$85];[$Valores.F2:$Valores.F85])" office:value-type="float" office:value="0.704105095532925" calcext:value-type="float">
            <text:p>0,704</text:p>
          </table:table-cell>
          <table:table-cell table:style-name="ce73" table:formula="of:=CORREL([Valores.$Q$2:.$Q$85];[$Valores.G2:$Valores.G85])" office:value-type="float" office:value="0.161017275190482" calcext:value-type="float">
            <text:p>0,161</text:p>
          </table:table-cell>
          <table:table-cell table:style-name="ce73" table:formula="of:=CORREL([Valores.$Q$2:.$Q$85];[$Valores.H2:$Valores.H85])" office:value-type="float" office:value="0.880292467228143" calcext:value-type="float">
            <text:p>0,880</text:p>
          </table:table-cell>
          <table:table-cell table:style-name="ce73" table:formula="of:=CORREL([Valores.$Q$2:.$Q$85];[$Valores.I2:$Valores.I85])" office:value-type="float" office:value="0.706507814889606" calcext:value-type="float">
            <text:p>0,707</text:p>
          </table:table-cell>
          <table:table-cell table:style-name="ce73" table:formula="of:=CORREL([Valores.$Q$2:.$Q$85];[$Valores.J2:$Valores.J85])" office:value-type="float" office:value="-0.343394036021844" calcext:value-type="float">
            <text:p>-0,343</text:p>
          </table:table-cell>
          <table:table-cell table:style-name="ce73" table:formula="of:=CORREL([Valores.$Q$2:.$Q$85];[$Valores.K2:$Valores.K85])" office:value-type="float" office:value="-0.791197740288077" calcext:value-type="float">
            <text:p>-0,791</text:p>
          </table:table-cell>
          <table:table-cell table:style-name="ce73" table:formula="of:=CORREL([Valores.$Q$2:.$Q$85];[$Valores.L2:$Valores.L85])" office:value-type="float" office:value="0.73517777026455" calcext:value-type="float">
            <text:p>0,735</text:p>
          </table:table-cell>
          <table:table-cell table:style-name="ce73" table:formula="of:=CORREL([Valores.$Q$2:.$Q$85];[$Valores.M2:$Valores.M85])" office:value-type="float" office:value="-0.879140786226214" calcext:value-type="float">
            <text:p>-0,879</text:p>
          </table:table-cell>
          <table:table-cell table:style-name="ce73" table:formula="of:=CORREL([Valores.$Q$2:.$Q$85];[$Valores.N2:$Valores.N85])" office:value-type="float" office:value="-0.620767572958139" calcext:value-type="float">
            <text:p>-0,621</text:p>
          </table:table-cell>
          <table:table-cell table:style-name="ce73" table:formula="of:=CORREL([Valores.$Q$2:.$Q$85];[$Valores.O2:$Valores.O85])" office:value-type="float" office:value="0.482070798881073" calcext:value-type="float">
            <text:p>0,482</text:p>
          </table:table-cell>
          <table:table-cell table:style-name="ce73" table:formula="of:=CORREL([Valores.$Q$2:.$Q$85];[$Valores.P2:$Valores.P85])" office:value-type="float" office:value="0.758711849713046" calcext:value-type="float">
            <text:p>0,759</text:p>
          </table:table-cell>
          <table:table-cell table:style-name="ce73" table:formula="of:=CORREL([Valores.$Q$2:.$Q$85];[$Valores.Q2:$Valores.Q85])" office:value-type="float" office:value="1" calcext:value-type="float">
            <text:p>1,000</text:p>
          </table:table-cell>
          <table:table-cell table:style-name="ce73" table:formula="of:=CORREL([Valores.$Q$2:.$Q$85];[$Valores.R2:$Valores.R85])" office:value-type="float" office:value="-0.621037831247575" calcext:value-type="float">
            <text:p>-0,621</text:p>
          </table:table-cell>
          <table:table-cell table:style-name="ce73" table:formula="of:=CORREL([Valores.$Q$2:.$Q$85];[$Valores.S2:$Valores.S85])" office:value-type="float" office:value="0.774206227636167" calcext:value-type="float">
            <text:p>0,774</text:p>
          </table:table-cell>
          <table:table-cell table:style-name="ce73" table:formula="of:=CORREL([Valores.$Q$2:.$Q$85];[$Valores.T2:$Valores.T85])" office:value-type="float" office:value="-0.872019548495033" calcext:value-type="float">
            <text:p>-0,872</text:p>
          </table:table-cell>
          <table:table-cell table:style-name="ce73" table:formula="of:=CORREL([Valores.$Q$2:.$Q$85];[$Valores.U2:$Valores.U85])" office:value-type="float" office:value="0.634155679449237" calcext:value-type="float">
            <text:p>0,634</text:p>
          </table:table-cell>
          <table:table-cell table:style-name="ce73" table:formula="of:=CORREL([Valores.$Q$2:.$Q$85];[$Valores.V2:$Valores.V85])" office:value-type="float" office:value="-0.538579416794984" calcext:value-type="float">
            <text:p>-0,539</text:p>
          </table:table-cell>
          <table:table-cell table:style-name="ce73" table:formula="of:=CORREL([Valores.$Q$2:.$Q$85];[$Valores.W2:$Valores.W85])" office:value-type="float" office:value="0.679733569767885" calcext:value-type="float">
            <text:p>0,680</text:p>
          </table:table-cell>
          <table:table-cell table:style-name="ce73" table:formula="of:=CORREL([Valores.$Q$2:.$Q$85];[$Valores.X2:$Valores.X85])" office:value-type="float" office:value="-0.435968080412899" calcext:value-type="float">
            <text:p>-0,436</text:p>
          </table:table-cell>
          <table:table-cell table:style-name="ce73" table:formula="of:=CORREL([Valores.$Q$2:.$Q$85];[$Valores.Y2:$Valores.Y85])" office:value-type="float" office:value="-0.605825419247948" calcext:value-type="float">
            <text:p>-0,606</text:p>
          </table:table-cell>
          <table:table-cell table:style-name="ce73" table:formula="of:=CORREL([Valores.$Q$2:.$Q$85];[$Valores.Z2:$Valores.Z85])" office:value-type="float" office:value="0.758278210999794" calcext:value-type="float">
            <text:p>0,758</text:p>
          </table:table-cell>
        </table:table-row>
        <table:table-row table:style-name="ro2">
          <table:table-cell table:style-name="ce65" office:value-type="string" calcext:value-type="string">
            <text:p>BR Malls</text:p>
          </table:table-cell>
          <table:table-cell table:style-name="ce67" office:value-type="float" office:value="1.6" calcext:value-type="float">
            <text:p>1,60</text:p>
          </table:table-cell>
          <table:table-cell table:style-name="ce71" office:value-type="string" calcext:value-type="string">
            <text:p>BRML3</text:p>
          </table:table-cell>
          <table:table-cell table:style-name="ce73" table:formula="of:=CORREL([Valores.$R$2:.$R$85];[$Valores.B2:$Valores.B85])" office:value-type="float" office:value="-0.696959384587633" calcext:value-type="float">
            <text:p>-0,697</text:p>
          </table:table-cell>
          <table:table-cell table:style-name="ce73" table:formula="of:=CORREL([Valores.$R$2:.$R$85];[$Valores.C2:$Valores.C85])" office:value-type="float" office:value="-0.69953943374655" calcext:value-type="float">
            <text:p>-0,700</text:p>
          </table:table-cell>
          <table:table-cell table:style-name="ce73" table:formula="of:=CORREL([Valores.$R$2:.$R$85];[$Valores.D2:$Valores.D85])" office:value-type="float" office:value="-0.354017537844725" calcext:value-type="float">
            <text:p>-0,354</text:p>
          </table:table-cell>
          <table:table-cell table:style-name="ce73" table:formula="of:=CORREL([Valores.$R$2:.$R$85];[$Valores.E2:$Valores.E85])" office:value-type="float" office:value="-0.54542361311877" calcext:value-type="float">
            <text:p>-0,545</text:p>
          </table:table-cell>
          <table:table-cell table:style-name="ce73" table:formula="of:=CORREL([Valores.$R$2:.$R$85];[$Valores.F2:$Valores.F85])" office:value-type="float" office:value="-0.149364829918064" calcext:value-type="float">
            <text:p>-0,149</text:p>
          </table:table-cell>
          <table:table-cell table:style-name="ce73" table:formula="of:=CORREL([Valores.$R$2:.$R$85];[$Valores.G2:$Valores.G85])" office:value-type="float" office:value="0.49689123982185" calcext:value-type="float">
            <text:p>0,497</text:p>
          </table:table-cell>
          <table:table-cell table:style-name="ce73" table:formula="of:=CORREL([Valores.$R$2:.$R$85];[$Valores.H2:$Valores.H85])" office:value-type="float" office:value="-0.683457898886895" calcext:value-type="float">
            <text:p>-0,683</text:p>
          </table:table-cell>
          <table:table-cell table:style-name="ce73" table:formula="of:=CORREL([Valores.$R$2:.$R$85];[$Valores.I2:$Valores.I85])" office:value-type="float" office:value="-0.212435112414735" calcext:value-type="float">
            <text:p>-0,212</text:p>
          </table:table-cell>
          <table:table-cell table:style-name="ce73" table:formula="of:=CORREL([Valores.$R$2:.$R$85];[$Valores.J2:$Valores.J85])" office:value-type="float" office:value="0.78908466608755" calcext:value-type="float">
            <text:p>0,789</text:p>
          </table:table-cell>
          <table:table-cell table:style-name="ce73" table:formula="of:=CORREL([Valores.$R$2:.$R$85];[$Valores.K2:$Valores.K85])" office:value-type="float" office:value="0.77294285077607" calcext:value-type="float">
            <text:p>0,773</text:p>
          </table:table-cell>
          <table:table-cell table:style-name="ce73" table:formula="of:=CORREL([Valores.$R$2:.$R$85];[$Valores.L2:$Valores.L85])" office:value-type="float" office:value="-0.122535710645378" calcext:value-type="float">
            <text:p>-0,123</text:p>
          </table:table-cell>
          <table:table-cell table:style-name="ce73" table:formula="of:=CORREL([Valores.$R$2:.$R$85];[$Valores.M2:$Valores.M85])" office:value-type="float" office:value="0.851703059369474" calcext:value-type="float">
            <text:p>0,852</text:p>
          </table:table-cell>
          <table:table-cell table:style-name="ce73" table:formula="of:=CORREL([Valores.$R$2:.$R$85];[$Valores.N2:$Valores.N85])" office:value-type="float" office:value="0.890849513347501" calcext:value-type="float">
            <text:p>0,891</text:p>
          </table:table-cell>
          <table:table-cell table:style-name="ce73" table:formula="of:=CORREL([Valores.$R$2:.$R$85];[$Valores.O2:$Valores.O85])" office:value-type="float" office:value="-0.356189630754824" calcext:value-type="float">
            <text:p>-0,356</text:p>
          </table:table-cell>
          <table:table-cell table:style-name="ce73" table:formula="of:=CORREL([Valores.$R$2:.$R$85];[$Valores.P2:$Valores.P85])" office:value-type="float" office:value="-0.641367200847137" calcext:value-type="float">
            <text:p>-0,641</text:p>
          </table:table-cell>
          <table:table-cell table:style-name="ce73" table:formula="of:=CORREL([Valores.$R$2:.$R$85];[$Valores.Q2:$Valores.Q85])" office:value-type="float" office:value="-0.621037831247575" calcext:value-type="float">
            <text:p>-0,621</text:p>
          </table:table-cell>
          <table:table-cell table:style-name="ce73" table:formula="of:=CORREL([Valores.$R$2:.$R$85];[$Valores.R2:$Valores.R85])" office:value-type="float" office:value="1" calcext:value-type="float">
            <text:p>1,000</text:p>
          </table:table-cell>
          <table:table-cell table:style-name="ce73" table:formula="of:=CORREL([Valores.$R$2:.$R$85];[$Valores.S2:$Valores.S85])" office:value-type="float" office:value="-0.829141133177305" calcext:value-type="float">
            <text:p>-0,829</text:p>
          </table:table-cell>
          <table:table-cell table:style-name="ce73" table:formula="of:=CORREL([Valores.$R$2:.$R$85];[$Valores.T2:$Valores.T85])" office:value-type="float" office:value="0.805918438092415" calcext:value-type="float">
            <text:p>0,806</text:p>
          </table:table-cell>
          <table:table-cell table:style-name="ce73" table:formula="of:=CORREL([Valores.$R$2:.$R$85];[$Valores.U2:$Valores.U85])" office:value-type="float" office:value="-0.561049644196145" calcext:value-type="float">
            <text:p>-0,561</text:p>
          </table:table-cell>
          <table:table-cell table:style-name="ce73" table:formula="of:=CORREL([Valores.$R$2:.$R$85];[$Valores.V2:$Valores.V85])" office:value-type="float" office:value="0.862577498302881" calcext:value-type="float">
            <text:p>0,863</text:p>
          </table:table-cell>
          <table:table-cell table:style-name="ce73" table:formula="of:=CORREL([Valores.$R$2:.$R$85];[$Valores.W2:$Valores.W85])" office:value-type="float" office:value="-0.78221525040264" calcext:value-type="float">
            <text:p>-0,782</text:p>
          </table:table-cell>
          <table:table-cell table:style-name="ce73" table:formula="of:=CORREL([Valores.$R$2:.$R$85];[$Valores.X2:$Valores.X85])" office:value-type="float" office:value="0.833752903991089" calcext:value-type="float">
            <text:p>0,834</text:p>
          </table:table-cell>
          <table:table-cell table:style-name="ce73" table:formula="of:=CORREL([Valores.$R$2:.$R$85];[$Valores.Y2:$Valores.Y85])" office:value-type="float" office:value="0.791685553959896" calcext:value-type="float">
            <text:p>0,792</text:p>
          </table:table-cell>
          <table:table-cell table:style-name="ce73" table:formula="of:=CORREL([Valores.$R$2:.$R$85];[$Valores.Z2:$Valores.Z85])" office:value-type="float" office:value="-0.612494664961735" calcext:value-type="float">
            <text:p>-0,612</text:p>
          </table:table-cell>
        </table:table-row>
        <table:table-row table:style-name="ro2">
          <table:table-cell table:style-name="ce65" office:value-type="string" calcext:value-type="string">
            <text:p>Tim</text:p>
          </table:table-cell>
          <table:table-cell table:style-name="ce67" office:value-type="float" office:value="1.54" calcext:value-type="float">
            <text:p>1,54</text:p>
          </table:table-cell>
          <table:table-cell table:style-name="ce71" office:value-type="string" calcext:value-type="string">
            <text:p>TIMP3</text:p>
          </table:table-cell>
          <table:table-cell table:style-name="ce73" table:formula="of:=CORREL([Valores.$S$2:.$S$85];[$Valores.B2:$Valores.B85])" office:value-type="float" office:value="0.849861232955028" calcext:value-type="float">
            <text:p>0,850</text:p>
          </table:table-cell>
          <table:table-cell table:style-name="ce73" table:formula="of:=CORREL([Valores.$S$2:.$S$85];[$Valores.C2:$Valores.C85])" office:value-type="float" office:value="0.673886825224208" calcext:value-type="float">
            <text:p>0,674</text:p>
          </table:table-cell>
          <table:table-cell table:style-name="ce73" table:formula="of:=CORREL([Valores.$S$2:.$S$85];[$Valores.D2:$Valores.D85])" office:value-type="float" office:value="0.593427177706272" calcext:value-type="float">
            <text:p>0,593</text:p>
          </table:table-cell>
          <table:table-cell table:style-name="ce73" table:formula="of:=CORREL([Valores.$S$2:.$S$85];[$Valores.E2:$Valores.E85])" office:value-type="float" office:value="0.674430645994981" calcext:value-type="float">
            <text:p>0,674</text:p>
          </table:table-cell>
          <table:table-cell table:style-name="ce73" table:formula="of:=CORREL([Valores.$S$2:.$S$85];[$Valores.F2:$Valores.F85])" office:value-type="float" office:value="0.488839448440974" calcext:value-type="float">
            <text:p>0,489</text:p>
          </table:table-cell>
          <table:table-cell table:style-name="ce73" table:formula="of:=CORREL([Valores.$S$2:.$S$85];[$Valores.G2:$Valores.G85])" office:value-type="float" office:value="-0.321875530051272" calcext:value-type="float">
            <text:p>-0,322</text:p>
          </table:table-cell>
          <table:table-cell table:style-name="ce73" table:formula="of:=CORREL([Valores.$S$2:.$S$85];[$Valores.H2:$Valores.H85])" office:value-type="float" office:value="0.84695784085283" calcext:value-type="float">
            <text:p>0,847</text:p>
          </table:table-cell>
          <table:table-cell table:style-name="ce73" table:formula="of:=CORREL([Valores.$S$2:.$S$85];[$Valores.I2:$Valores.I85])" office:value-type="float" office:value="0.407985357496505" calcext:value-type="float">
            <text:p>0,408</text:p>
          </table:table-cell>
          <table:table-cell table:style-name="ce73" table:formula="of:=CORREL([Valores.$S$2:.$S$85];[$Valores.J2:$Valores.J85])" office:value-type="float" office:value="-0.620853872445274" calcext:value-type="float">
            <text:p>-0,621</text:p>
          </table:table-cell>
          <table:table-cell table:style-name="ce73" table:formula="of:=CORREL([Valores.$S$2:.$S$85];[$Valores.K2:$Valores.K85])" office:value-type="float" office:value="-0.780232129204628" calcext:value-type="float">
            <text:p>-0,780</text:p>
          </table:table-cell>
          <table:table-cell table:style-name="ce73" table:formula="of:=CORREL([Valores.$S$2:.$S$85];[$Valores.L2:$Valores.L85])" office:value-type="float" office:value="0.30855111973764" calcext:value-type="float">
            <text:p>0,309</text:p>
          </table:table-cell>
          <table:table-cell table:style-name="ce73" table:formula="of:=CORREL([Valores.$S$2:.$S$85];[$Valores.M2:$Valores.M85])" office:value-type="float" office:value="-0.853672708702945" calcext:value-type="float">
            <text:p>-0,854</text:p>
          </table:table-cell>
          <table:table-cell table:style-name="ce73" table:formula="of:=CORREL([Valores.$S$2:.$S$85];[$Valores.N2:$Valores.N85])" office:value-type="float" office:value="-0.839314659525893" calcext:value-type="float">
            <text:p>-0,839</text:p>
          </table:table-cell>
          <table:table-cell table:style-name="ce73" table:formula="of:=CORREL([Valores.$S$2:.$S$85];[$Valores.O2:$Valores.O85])" office:value-type="float" office:value="0.684676094398917" calcext:value-type="float">
            <text:p>0,685</text:p>
          </table:table-cell>
          <table:table-cell table:style-name="ce73" table:formula="of:=CORREL([Valores.$S$2:.$S$85];[$Valores.P2:$Valores.P85])" office:value-type="float" office:value="0.780310022751577" calcext:value-type="float">
            <text:p>0,780</text:p>
          </table:table-cell>
          <table:table-cell table:style-name="ce73" table:formula="of:=CORREL([Valores.$S$2:.$S$85];[$Valores.Q2:$Valores.Q85])" office:value-type="float" office:value="0.774206227636167" calcext:value-type="float">
            <text:p>0,774</text:p>
          </table:table-cell>
          <table:table-cell table:style-name="ce73" table:formula="of:=CORREL([Valores.$S$2:.$S$85];[$Valores.R2:$Valores.R85])" office:value-type="float" office:value="-0.829141133177305" calcext:value-type="float">
            <text:p>-0,829</text:p>
          </table:table-cell>
          <table:table-cell table:style-name="ce73" table:formula="of:=CORREL([Valores.$S$2:.$S$85];[$Valores.S2:$Valores.S85])" office:value-type="float" office:value="1" calcext:value-type="float">
            <text:p>1,000</text:p>
          </table:table-cell>
          <table:table-cell table:style-name="ce73" table:formula="of:=CORREL([Valores.$S$2:.$S$85];[$Valores.T2:$Valores.T85])" office:value-type="float" office:value="-0.815089918778749" calcext:value-type="float">
            <text:p>-0,815</text:p>
          </table:table-cell>
          <table:table-cell table:style-name="ce73" table:formula="of:=CORREL([Valores.$S$2:.$S$85];[$Valores.U2:$Valores.U85])" office:value-type="float" office:value="0.776765745464642" calcext:value-type="float">
            <text:p>0,777</text:p>
          </table:table-cell>
          <table:table-cell table:style-name="ce73" table:formula="of:=CORREL([Valores.$S$2:.$S$85];[$Valores.V2:$Valores.V85])" office:value-type="float" office:value="-0.746547447081861" calcext:value-type="float">
            <text:p>-0,747</text:p>
          </table:table-cell>
          <table:table-cell table:style-name="ce73" table:formula="of:=CORREL([Valores.$S$2:.$S$85];[$Valores.W2:$Valores.W85])" office:value-type="float" office:value="0.823426037899818" calcext:value-type="float">
            <text:p>0,823</text:p>
          </table:table-cell>
          <table:table-cell table:style-name="ce73" table:formula="of:=CORREL([Valores.$S$2:.$S$85];[$Valores.X2:$Valores.X85])" office:value-type="float" office:value="-0.65719897525069" calcext:value-type="float">
            <text:p>-0,657</text:p>
          </table:table-cell>
          <table:table-cell table:style-name="ce73" table:formula="of:=CORREL([Valores.$S$2:.$S$85];[$Valores.Y2:$Valores.Y85])" office:value-type="float" office:value="-0.632897273736114" calcext:value-type="float">
            <text:p>-0,633</text:p>
          </table:table-cell>
          <table:table-cell table:style-name="ce73" table:formula="of:=CORREL([Valores.$S$2:.$S$85];[$Valores.Z2:$Valores.Z85])" office:value-type="float" office:value="0.789449358964423" calcext:value-type="float">
            <text:p>0,789</text:p>
          </table:table-cell>
        </table:table-row>
        <table:table-row table:style-name="ro2">
          <table:table-cell table:style-name="ce65" office:value-type="string" calcext:value-type="string">
            <text:p>BRF</text:p>
          </table:table-cell>
          <table:table-cell table:style-name="ce67" office:value-type="float" office:value="1.47" calcext:value-type="float">
            <text:p>1,47</text:p>
          </table:table-cell>
          <table:table-cell table:style-name="ce71" office:value-type="string" calcext:value-type="string">
            <text:p>BRFS3</text:p>
          </table:table-cell>
          <table:table-cell table:style-name="ce73" table:formula="of:=CORREL([Valores.$T$2:.$T$85];[$Valores.B2:$Valores.B85])" office:value-type="float" office:value="-0.876262415926745" calcext:value-type="float">
            <text:p>-0,876</text:p>
          </table:table-cell>
          <table:table-cell table:style-name="ce73" table:formula="of:=CORREL([Valores.$T$2:.$T$85];[$Valores.C2:$Valores.C85])" office:value-type="float" office:value="-0.841466996303772" calcext:value-type="float">
            <text:p>-0,841</text:p>
          </table:table-cell>
          <table:table-cell table:style-name="ce73" table:formula="of:=CORREL([Valores.$T$2:.$T$85];[$Valores.D2:$Valores.D85])" office:value-type="float" office:value="-0.717111999278592" calcext:value-type="float">
            <text:p>-0,717</text:p>
          </table:table-cell>
          <table:table-cell table:style-name="ce73" table:formula="of:=CORREL([Valores.$T$2:.$T$85];[$Valores.E2:$Valores.E85])" office:value-type="float" office:value="-0.339091710084963" calcext:value-type="float">
            <text:p>-0,339</text:p>
          </table:table-cell>
          <table:table-cell table:style-name="ce73" table:formula="of:=CORREL([Valores.$T$2:.$T$85];[$Valores.F2:$Valores.F85])" office:value-type="float" office:value="-0.555437544817321" calcext:value-type="float">
            <text:p>-0,555</text:p>
          </table:table-cell>
          <table:table-cell table:style-name="ce73" table:formula="of:=CORREL([Valores.$T$2:.$T$85];[$Valores.G2:$Valores.G85])" office:value-type="float" office:value="0.118605384453458" calcext:value-type="float">
            <text:p>0,119</text:p>
          </table:table-cell>
          <table:table-cell table:style-name="ce73" table:formula="of:=CORREL([Valores.$T$2:.$T$85];[$Valores.H2:$Valores.H85])" office:value-type="float" office:value="-0.841864151515062" calcext:value-type="float">
            <text:p>-0,842</text:p>
          </table:table-cell>
          <table:table-cell table:style-name="ce73" table:formula="of:=CORREL([Valores.$T$2:.$T$85];[$Valores.I2:$Valores.I85])" office:value-type="float" office:value="-0.60654873938305" calcext:value-type="float">
            <text:p>-0,607</text:p>
          </table:table-cell>
          <table:table-cell table:style-name="ce73" table:formula="of:=CORREL([Valores.$T$2:.$T$85];[$Valores.J2:$Valores.J85])" office:value-type="float" office:value="0.63647078908886" calcext:value-type="float">
            <text:p>0,636</text:p>
          </table:table-cell>
          <table:table-cell table:style-name="ce73" table:formula="of:=CORREL([Valores.$T$2:.$T$85];[$Valores.K2:$Valores.K85])" office:value-type="float" office:value="0.91262206073829" calcext:value-type="float">
            <text:p>0,913</text:p>
          </table:table-cell>
          <table:table-cell table:style-name="ce73" table:formula="of:=CORREL([Valores.$T$2:.$T$85];[$Valores.L2:$Valores.L85])" office:value-type="float" office:value="-0.538397645237061" calcext:value-type="float">
            <text:p>-0,538</text:p>
          </table:table-cell>
          <table:table-cell table:style-name="ce73" table:formula="of:=CORREL([Valores.$T$2:.$T$85];[$Valores.M2:$Valores.M85])" office:value-type="float" office:value="0.94308693477483" calcext:value-type="float">
            <text:p>0,943</text:p>
          </table:table-cell>
          <table:table-cell table:style-name="ce73" table:formula="of:=CORREL([Valores.$T$2:.$T$85];[$Valores.N2:$Valores.N85])" office:value-type="float" office:value="0.796254235073465" calcext:value-type="float">
            <text:p>0,796</text:p>
          </table:table-cell>
          <table:table-cell table:style-name="ce73" table:formula="of:=CORREL([Valores.$T$2:.$T$85];[$Valores.O2:$Valores.O85])" office:value-type="float" office:value="-0.422332343742583" calcext:value-type="float">
            <text:p>-0,422</text:p>
          </table:table-cell>
          <table:table-cell table:style-name="ce73" table:formula="of:=CORREL([Valores.$T$2:.$T$85];[$Valores.P2:$Valores.P85])" office:value-type="float" office:value="-0.703840758002746" calcext:value-type="float">
            <text:p>-0,704</text:p>
          </table:table-cell>
          <table:table-cell table:style-name="ce73" table:formula="of:=CORREL([Valores.$T$2:.$T$85];[$Valores.Q2:$Valores.Q85])" office:value-type="float" office:value="-0.872019548495033" calcext:value-type="float">
            <text:p>-0,872</text:p>
          </table:table-cell>
          <table:table-cell table:style-name="ce73" table:formula="of:=CORREL([Valores.$T$2:.$T$85];[$Valores.R2:$Valores.R85])" office:value-type="float" office:value="0.805918438092415" calcext:value-type="float">
            <text:p>0,806</text:p>
          </table:table-cell>
          <table:table-cell table:style-name="ce73" table:formula="of:=CORREL([Valores.$T$2:.$T$85];[$Valores.S2:$Valores.S85])" office:value-type="float" office:value="-0.815089918778749" calcext:value-type="float">
            <text:p>-0,815</text:p>
          </table:table-cell>
          <table:table-cell table:style-name="ce73" table:formula="of:=CORREL([Valores.$T$2:.$T$85];[$Valores.T2:$Valores.T85])" office:value-type="float" office:value="1" calcext:value-type="float">
            <text:p>1,000</text:p>
          </table:table-cell>
          <table:table-cell table:style-name="ce73" table:formula="of:=CORREL([Valores.$T$2:.$T$85];[$Valores.U2:$Valores.U85])" office:value-type="float" office:value="-0.636294205353349" calcext:value-type="float">
            <text:p>-0,636</text:p>
          </table:table-cell>
          <table:table-cell table:style-name="ce73" table:formula="of:=CORREL([Valores.$T$2:.$T$85];[$Valores.V2:$Valores.V85])" office:value-type="float" office:value="0.741659551726639" calcext:value-type="float">
            <text:p>0,742</text:p>
          </table:table-cell>
          <table:table-cell table:style-name="ce73" table:formula="of:=CORREL([Valores.$T$2:.$T$85];[$Valores.W2:$Valores.W85])" office:value-type="float" office:value="-0.750997462959262" calcext:value-type="float">
            <text:p>-0,751</text:p>
          </table:table-cell>
          <table:table-cell table:style-name="ce73" table:formula="of:=CORREL([Valores.$T$2:.$T$85];[$Valores.X2:$Valores.X85])" office:value-type="float" office:value="0.583232570813271" calcext:value-type="float">
            <text:p>0,583</text:p>
          </table:table-cell>
          <table:table-cell table:style-name="ce73" table:formula="of:=CORREL([Valores.$T$2:.$T$85];[$Valores.Y2:$Valores.Y85])" office:value-type="float" office:value="0.780622712682001" calcext:value-type="float">
            <text:p>0,781</text:p>
          </table:table-cell>
          <table:table-cell table:style-name="ce73" table:formula="of:=CORREL([Valores.$T$2:.$T$85];[$Valores.Z2:$Valores.Z85])" office:value-type="float" office:value="-0.685912690622307" calcext:value-type="float">
            <text:p>-0,686</text:p>
          </table:table-cell>
        </table:table-row>
        <table:table-row table:style-name="ro2">
          <table:table-cell table:style-name="ce65" office:value-type="string" calcext:value-type="string">
            <text:p>Embraer</text:p>
          </table:table-cell>
          <table:table-cell table:style-name="ce67" office:value-type="float" office:value="1.4" calcext:value-type="float">
            <text:p>1,40</text:p>
          </table:table-cell>
          <table:table-cell table:style-name="ce71" office:value-type="string" calcext:value-type="string">
            <text:p>EMBR3</text:p>
          </table:table-cell>
          <table:table-cell table:style-name="ce73" table:formula="of:=CORREL([Valores.$U$2:.$U$85];[$Valores.B2:$Valores.B85])" office:value-type="float" office:value="0.620240709033725" calcext:value-type="float">
            <text:p>0,620</text:p>
          </table:table-cell>
          <table:table-cell table:style-name="ce73" table:formula="of:=CORREL([Valores.$U$2:.$U$85];[$Valores.C2:$Valores.C85])" office:value-type="float" office:value="0.390830979210299" calcext:value-type="float">
            <text:p>0,391</text:p>
          </table:table-cell>
          <table:table-cell table:style-name="ce73" table:formula="of:=CORREL([Valores.$U$2:.$U$85];[$Valores.D2:$Valores.D85])" office:value-type="float" office:value="0.484950367199289" calcext:value-type="float">
            <text:p>0,485</text:p>
          </table:table-cell>
          <table:table-cell table:style-name="ce73" table:formula="of:=CORREL([Valores.$U$2:.$U$85];[$Valores.E2:$Valores.E85])" office:value-type="float" office:value="0.701858958659929" calcext:value-type="float">
            <text:p>0,702</text:p>
          </table:table-cell>
          <table:table-cell table:style-name="ce73" table:formula="of:=CORREL([Valores.$U$2:.$U$85];[$Valores.F2:$Valores.F85])" office:value-type="float" office:value="0.435157465793568" calcext:value-type="float">
            <text:p>0,435</text:p>
          </table:table-cell>
          <table:table-cell table:style-name="ce73" table:formula="of:=CORREL([Valores.$U$2:.$U$85];[$Valores.G2:$Valores.G85])" office:value-type="float" office:value="-0.297185740704085" calcext:value-type="float">
            <text:p>-0,297</text:p>
          </table:table-cell>
          <table:table-cell table:style-name="ce73" table:formula="of:=CORREL([Valores.$U$2:.$U$85];[$Valores.H2:$Valores.H85])" office:value-type="float" office:value="0.611092711099826" calcext:value-type="float">
            <text:p>0,611</text:p>
          </table:table-cell>
          <table:table-cell table:style-name="ce73" table:formula="of:=CORREL([Valores.$U$2:.$U$85];[$Valores.I2:$Valores.I85])" office:value-type="float" office:value="0.321217742179038" calcext:value-type="float">
            <text:p>0,321</text:p>
          </table:table-cell>
          <table:table-cell table:style-name="ce73" table:formula="of:=CORREL([Valores.$U$2:.$U$85];[$Valores.J2:$Valores.J85])" office:value-type="float" office:value="-0.410536804243031" calcext:value-type="float">
            <text:p>-0,411</text:p>
          </table:table-cell>
          <table:table-cell table:style-name="ce73" table:formula="of:=CORREL([Valores.$U$2:.$U$85];[$Valores.K2:$Valores.K85])" office:value-type="float" office:value="-0.521901678876365" calcext:value-type="float">
            <text:p>-0,522</text:p>
          </table:table-cell>
          <table:table-cell table:style-name="ce73" table:formula="of:=CORREL([Valores.$U$2:.$U$85];[$Valores.L2:$Valores.L85])" office:value-type="float" office:value="0.232764623671572" calcext:value-type="float">
            <text:p>0,233</text:p>
          </table:table-cell>
          <table:table-cell table:style-name="ce73" table:formula="of:=CORREL([Valores.$U$2:.$U$85];[$Valores.M2:$Valores.M85])" office:value-type="float" office:value="-0.598935136264111" calcext:value-type="float">
            <text:p>-0,599</text:p>
          </table:table-cell>
          <table:table-cell table:style-name="ce73" table:formula="of:=CORREL([Valores.$U$2:.$U$85];[$Valores.N2:$Valores.N85])" office:value-type="float" office:value="-0.672926905438816" calcext:value-type="float">
            <text:p>-0,673</text:p>
          </table:table-cell>
          <table:table-cell table:style-name="ce73" table:formula="of:=CORREL([Valores.$U$2:.$U$85];[$Valores.O2:$Valores.O85])" office:value-type="float" office:value="0.609497012610666" calcext:value-type="float">
            <text:p>0,609</text:p>
          </table:table-cell>
          <table:table-cell table:style-name="ce73" table:formula="of:=CORREL([Valores.$U$2:.$U$85];[$Valores.P2:$Valores.P85])" office:value-type="float" office:value="0.70467936042796" calcext:value-type="float">
            <text:p>0,705</text:p>
          </table:table-cell>
          <table:table-cell table:style-name="ce73" table:formula="of:=CORREL([Valores.$U$2:.$U$85];[$Valores.Q2:$Valores.Q85])" office:value-type="float" office:value="0.634155679449237" calcext:value-type="float">
            <text:p>0,634</text:p>
          </table:table-cell>
          <table:table-cell table:style-name="ce73" table:formula="of:=CORREL([Valores.$U$2:.$U$85];[$Valores.R2:$Valores.R85])" office:value-type="float" office:value="-0.561049644196145" calcext:value-type="float">
            <text:p>-0,561</text:p>
          </table:table-cell>
          <table:table-cell table:style-name="ce73" table:formula="of:=CORREL([Valores.$U$2:.$U$85];[$Valores.S2:$Valores.S85])" office:value-type="float" office:value="0.776765745464642" calcext:value-type="float">
            <text:p>0,777</text:p>
          </table:table-cell>
          <table:table-cell table:style-name="ce73" table:formula="of:=CORREL([Valores.$U$2:.$U$85];[$Valores.T2:$Valores.T85])" office:value-type="float" office:value="-0.636294205353349" calcext:value-type="float">
            <text:p>-0,636</text:p>
          </table:table-cell>
          <table:table-cell table:style-name="ce73" table:formula="of:=CORREL([Valores.$U$2:.$U$85];[$Valores.U2:$Valores.U85])" office:value-type="float" office:value="1" calcext:value-type="float">
            <text:p>1,000</text:p>
          </table:table-cell>
          <table:table-cell table:style-name="ce73" table:formula="of:=CORREL([Valores.$U$2:.$U$85];[$Valores.V2:$Valores.V85])" office:value-type="float" office:value="-0.673184492313022" calcext:value-type="float">
            <text:p>-0,673</text:p>
          </table:table-cell>
          <table:table-cell table:style-name="ce73" table:formula="of:=CORREL([Valores.$U$2:.$U$85];[$Valores.W2:$Valores.W85])" office:value-type="float" office:value="0.557438988941296" calcext:value-type="float">
            <text:p>0,557</text:p>
          </table:table-cell>
          <table:table-cell table:style-name="ce73" table:formula="of:=CORREL([Valores.$U$2:.$U$85];[$Valores.X2:$Valores.X85])" office:value-type="float" office:value="-0.451783704995147" calcext:value-type="float">
            <text:p>-0,452</text:p>
          </table:table-cell>
          <table:table-cell table:style-name="ce73" table:formula="of:=CORREL([Valores.$U$2:.$U$85];[$Valores.Y2:$Valores.Y85])" office:value-type="float" office:value="-0.3602363608122" calcext:value-type="float">
            <text:p>-0,360</text:p>
          </table:table-cell>
          <table:table-cell table:style-name="ce73" table:formula="of:=CORREL([Valores.$U$2:.$U$85];[$Valores.Z2:$Valores.Z85])" office:value-type="float" office:value="0.719331652833229" calcext:value-type="float">
            <text:p>0,719</text:p>
          </table:table-cell>
        </table:table-row>
        <table:table-row table:style-name="ro2">
          <table:table-cell table:style-name="ce65" office:value-type="string" calcext:value-type="string">
            <text:p>Lojas Renner</text:p>
          </table:table-cell>
          <table:table-cell table:style-name="ce67" office:value-type="float" office:value="1.34" calcext:value-type="float">
            <text:p>1,34</text:p>
          </table:table-cell>
          <table:table-cell table:style-name="ce71" office:value-type="string" calcext:value-type="string">
            <text:p>LREN3</text:p>
          </table:table-cell>
          <table:table-cell table:style-name="ce73" table:formula="of:=CORREL([Valores.$V$2:.$V$85];[$Valores.B2:$Valores.B85])" office:value-type="float" office:value="-0.552937245487896" calcext:value-type="float">
            <text:p>-0,553</text:p>
          </table:table-cell>
          <table:table-cell table:style-name="ce73" table:formula="of:=CORREL([Valores.$V$2:.$V$85];[$Valores.C2:$Valores.C85])" office:value-type="float" office:value="-0.547864351603223" calcext:value-type="float">
            <text:p>-0,548</text:p>
          </table:table-cell>
          <table:table-cell table:style-name="ce73" table:formula="of:=CORREL([Valores.$V$2:.$V$85];[$Valores.D2:$Valores.D85])" office:value-type="float" office:value="-0.264234156096224" calcext:value-type="float">
            <text:p>-0,264</text:p>
          </table:table-cell>
          <table:table-cell table:style-name="ce73" table:formula="of:=CORREL([Valores.$V$2:.$V$85];[$Valores.E2:$Valores.E85])" office:value-type="float" office:value="-0.564742378514345" calcext:value-type="float">
            <text:p>-0,565</text:p>
          </table:table-cell>
          <table:table-cell table:style-name="ce73" table:formula="of:=CORREL([Valores.$V$2:.$V$85];[$Valores.F2:$Valores.F85])" office:value-type="float" office:value="-0.104110373047454" calcext:value-type="float">
            <text:p>-0,104</text:p>
          </table:table-cell>
          <table:table-cell table:style-name="ce73" table:formula="of:=CORREL([Valores.$V$2:.$V$85];[$Valores.G2:$Valores.G85])" office:value-type="float" office:value="0.573725635382194" calcext:value-type="float">
            <text:p>0,574</text:p>
          </table:table-cell>
          <table:table-cell table:style-name="ce73" table:formula="of:=CORREL([Valores.$V$2:.$V$85];[$Valores.H2:$Valores.H85])" office:value-type="float" office:value="-0.522203463088983" calcext:value-type="float">
            <text:p>-0,522</text:p>
          </table:table-cell>
          <table:table-cell table:style-name="ce73" table:formula="of:=CORREL([Valores.$V$2:.$V$85];[$Valores.I2:$Valores.I85])" office:value-type="float" office:value="-0.106934988125302" calcext:value-type="float">
            <text:p>-0,107</text:p>
          </table:table-cell>
          <table:table-cell table:style-name="ce73" table:formula="of:=CORREL([Valores.$V$2:.$V$85];[$Valores.J2:$Valores.J85])" office:value-type="float" office:value="0.785937268187362" calcext:value-type="float">
            <text:p>0,786</text:p>
          </table:table-cell>
          <table:table-cell table:style-name="ce73" table:formula="of:=CORREL([Valores.$V$2:.$V$85];[$Valores.K2:$Valores.K85])" office:value-type="float" office:value="0.694689982950144" calcext:value-type="float">
            <text:p>0,695</text:p>
          </table:table-cell>
          <table:table-cell table:style-name="ce73" table:formula="of:=CORREL([Valores.$V$2:.$V$85];[$Valores.L2:$Valores.L85])" office:value-type="float" office:value="-0.00886720886790398" calcext:value-type="float">
            <text:p>-0,009</text:p>
          </table:table-cell>
          <table:table-cell table:style-name="ce73" table:formula="of:=CORREL([Valores.$V$2:.$V$85];[$Valores.M2:$Valores.M85])" office:value-type="float" office:value="0.725754982218543" calcext:value-type="float">
            <text:p>0,726</text:p>
          </table:table-cell>
          <table:table-cell table:style-name="ce73" table:formula="of:=CORREL([Valores.$V$2:.$V$85];[$Valores.N2:$Valores.N85])" office:value-type="float" office:value="0.85592169969438" calcext:value-type="float">
            <text:p>0,856</text:p>
          </table:table-cell>
          <table:table-cell table:style-name="ce73" table:formula="of:=CORREL([Valores.$V$2:.$V$85];[$Valores.O2:$Valores.O85])" office:value-type="float" office:value="-0.296800201259868" calcext:value-type="float">
            <text:p>-0,297</text:p>
          </table:table-cell>
          <table:table-cell table:style-name="ce73" table:formula="of:=CORREL([Valores.$V$2:.$V$85];[$Valores.P2:$Valores.P85])" office:value-type="float" office:value="-0.539439925400962" calcext:value-type="float">
            <text:p>-0,539</text:p>
          </table:table-cell>
          <table:table-cell table:style-name="ce73" table:formula="of:=CORREL([Valores.$V$2:.$V$85];[$Valores.Q2:$Valores.Q85])" office:value-type="float" office:value="-0.538579416794984" calcext:value-type="float">
            <text:p>-0,539</text:p>
          </table:table-cell>
          <table:table-cell table:style-name="ce73" table:formula="of:=CORREL([Valores.$V$2:.$V$85];[$Valores.R2:$Valores.R85])" office:value-type="float" office:value="0.862577498302881" calcext:value-type="float">
            <text:p>0,863</text:p>
          </table:table-cell>
          <table:table-cell table:style-name="ce73" table:formula="of:=CORREL([Valores.$V$2:.$V$85];[$Valores.S2:$Valores.S85])" office:value-type="float" office:value="-0.746547447081861" calcext:value-type="float">
            <text:p>-0,747</text:p>
          </table:table-cell>
          <table:table-cell table:style-name="ce73" table:formula="of:=CORREL([Valores.$V$2:.$V$85];[$Valores.T2:$Valores.T85])" office:value-type="float" office:value="0.741659551726639" calcext:value-type="float">
            <text:p>0,742</text:p>
          </table:table-cell>
          <table:table-cell table:style-name="ce73" table:formula="of:=CORREL([Valores.$V$2:.$V$85];[$Valores.U2:$Valores.U85])" office:value-type="float" office:value="-0.673184492313022" calcext:value-type="float">
            <text:p>-0,673</text:p>
          </table:table-cell>
          <table:table-cell table:style-name="ce73" table:formula="of:=CORREL([Valores.$V$2:.$V$85];[$Valores.V2:$Valores.V85])" office:value-type="float" office:value="1" calcext:value-type="float">
            <text:p>1,000</text:p>
          </table:table-cell>
          <table:table-cell table:style-name="ce73" table:formula="of:=CORREL([Valores.$V$2:.$V$85];[$Valores.W2:$Valores.W85])" office:value-type="float" office:value="-0.670426183912598" calcext:value-type="float">
            <text:p>-0,670</text:p>
          </table:table-cell>
          <table:table-cell table:style-name="ce73" table:formula="of:=CORREL([Valores.$V$2:.$V$85];[$Valores.X2:$Valores.X85])" office:value-type="float" office:value="0.729709281502867" calcext:value-type="float">
            <text:p>0,730</text:p>
          </table:table-cell>
          <table:table-cell table:style-name="ce73" table:formula="of:=CORREL([Valores.$V$2:.$V$85];[$Valores.Y2:$Valores.Y85])" office:value-type="float" office:value="0.669466612069612" calcext:value-type="float">
            <text:p>0,669</text:p>
          </table:table-cell>
          <table:table-cell table:style-name="ce73" table:formula="of:=CORREL([Valores.$V$2:.$V$85];[$Valores.Z2:$Valores.Z85])" office:value-type="float" office:value="-0.496763619638647" calcext:value-type="float">
            <text:p>-0,497</text:p>
          </table:table-cell>
        </table:table-row>
        <table:table-row table:style-name="ro2">
          <table:table-cell table:style-name="ce65" office:value-type="string" calcext:value-type="string">
            <text:p>Lojas Americanas</text:p>
          </table:table-cell>
          <table:table-cell table:style-name="ce67" office:value-type="float" office:value="1.3" calcext:value-type="float">
            <text:p>1,30</text:p>
          </table:table-cell>
          <table:table-cell table:style-name="ce71" office:value-type="string" calcext:value-type="string">
            <text:p>LAME4</text:p>
          </table:table-cell>
          <table:table-cell table:style-name="ce73" table:formula="of:=CORREL([Valores.$W$2:.$W$85];[$Valores.B2:$Valores.B85])" office:value-type="float" office:value="0.775910315603424" calcext:value-type="float">
            <text:p>0,776</text:p>
          </table:table-cell>
          <table:table-cell table:style-name="ce73" table:formula="of:=CORREL([Valores.$W$2:.$W$85];[$Valores.C2:$Valores.C85])" office:value-type="float" office:value="0.721402049504711" calcext:value-type="float">
            <text:p>0,721</text:p>
          </table:table-cell>
          <table:table-cell table:style-name="ce73" table:formula="of:=CORREL([Valores.$W$2:.$W$85];[$Valores.D2:$Valores.D85])" office:value-type="float" office:value="0.473346597188664" calcext:value-type="float">
            <text:p>0,473</text:p>
          </table:table-cell>
          <table:table-cell table:style-name="ce73" table:formula="of:=CORREL([Valores.$W$2:.$W$85];[$Valores.E2:$Valores.E85])" office:value-type="float" office:value="0.485863367914386" calcext:value-type="float">
            <text:p>0,486</text:p>
          </table:table-cell>
          <table:table-cell table:style-name="ce73" table:formula="of:=CORREL([Valores.$W$2:.$W$85];[$Valores.F2:$Valores.F85])" office:value-type="float" office:value="0.3196449007462" calcext:value-type="float">
            <text:p>0,320</text:p>
          </table:table-cell>
          <table:table-cell table:style-name="ce73" table:formula="of:=CORREL([Valores.$W$2:.$W$85];[$Valores.G2:$Valores.G85])" office:value-type="float" office:value="-0.364410355334106" calcext:value-type="float">
            <text:p>-0,364</text:p>
          </table:table-cell>
          <table:table-cell table:style-name="ce73" table:formula="of:=CORREL([Valores.$W$2:.$W$85];[$Valores.H2:$Valores.H85])" office:value-type="float" office:value="0.7388801070373" calcext:value-type="float">
            <text:p>0,739</text:p>
          </table:table-cell>
          <table:table-cell table:style-name="ce73" table:formula="of:=CORREL([Valores.$W$2:.$W$85];[$Valores.I2:$Valores.I85])" office:value-type="float" office:value="0.389469646867142" calcext:value-type="float">
            <text:p>0,389</text:p>
          </table:table-cell>
          <table:table-cell table:style-name="ce73" table:formula="of:=CORREL([Valores.$W$2:.$W$85];[$Valores.J2:$Valores.J85])" office:value-type="float" office:value="-0.686693399519395" calcext:value-type="float">
            <text:p>-0,687</text:p>
          </table:table-cell>
          <table:table-cell table:style-name="ce73" table:formula="of:=CORREL([Valores.$W$2:.$W$85];[$Valores.K2:$Valores.K85])" office:value-type="float" office:value="-0.775798397323875" calcext:value-type="float">
            <text:p>-0,776</text:p>
          </table:table-cell>
          <table:table-cell table:style-name="ce73" table:formula="of:=CORREL([Valores.$W$2:.$W$85];[$Valores.L2:$Valores.L85])" office:value-type="float" office:value="0.130258753513636" calcext:value-type="float">
            <text:p>0,130</text:p>
          </table:table-cell>
          <table:table-cell table:style-name="ce73" table:formula="of:=CORREL([Valores.$W$2:.$W$85];[$Valores.M2:$Valores.M85])" office:value-type="float" office:value="-0.786957867259642" calcext:value-type="float">
            <text:p>-0,787</text:p>
          </table:table-cell>
          <table:table-cell table:style-name="ce73" table:formula="of:=CORREL([Valores.$W$2:.$W$85];[$Valores.N2:$Valores.N85])" office:value-type="float" office:value="-0.851360930675735" calcext:value-type="float">
            <text:p>-0,851</text:p>
          </table:table-cell>
          <table:table-cell table:style-name="ce73" table:formula="of:=CORREL([Valores.$W$2:.$W$85];[$Valores.O2:$Valores.O85])" office:value-type="float" office:value="0.527155407726994" calcext:value-type="float">
            <text:p>0,527</text:p>
          </table:table-cell>
          <table:table-cell table:style-name="ce73" table:formula="of:=CORREL([Valores.$W$2:.$W$85];[$Valores.P2:$Valores.P85])" office:value-type="float" office:value="0.597091518557614" calcext:value-type="float">
            <text:p>0,597</text:p>
          </table:table-cell>
          <table:table-cell table:style-name="ce73" table:formula="of:=CORREL([Valores.$W$2:.$W$85];[$Valores.Q2:$Valores.Q85])" office:value-type="float" office:value="0.679733569767885" calcext:value-type="float">
            <text:p>0,680</text:p>
          </table:table-cell>
          <table:table-cell table:style-name="ce73" table:formula="of:=CORREL([Valores.$W$2:.$W$85];[$Valores.R2:$Valores.R85])" office:value-type="float" office:value="-0.78221525040264" calcext:value-type="float">
            <text:p>-0,782</text:p>
          </table:table-cell>
          <table:table-cell table:style-name="ce73" table:formula="of:=CORREL([Valores.$W$2:.$W$85];[$Valores.S2:$Valores.S85])" office:value-type="float" office:value="0.823426037899818" calcext:value-type="float">
            <text:p>0,823</text:p>
          </table:table-cell>
          <table:table-cell table:style-name="ce73" table:formula="of:=CORREL([Valores.$W$2:.$W$85];[$Valores.T2:$Valores.T85])" office:value-type="float" office:value="-0.750997462959262" calcext:value-type="float">
            <text:p>-0,751</text:p>
          </table:table-cell>
          <table:table-cell table:style-name="ce73" table:formula="of:=CORREL([Valores.$W$2:.$W$85];[$Valores.U2:$Valores.U85])" office:value-type="float" office:value="0.557438988941296" calcext:value-type="float">
            <text:p>0,557</text:p>
          </table:table-cell>
          <table:table-cell table:style-name="ce73" table:formula="of:=CORREL([Valores.$W$2:.$W$85];[$Valores.V2:$Valores.V85])" office:value-type="float" office:value="-0.670426183912598" calcext:value-type="float">
            <text:p>-0,670</text:p>
          </table:table-cell>
          <table:table-cell table:style-name="ce73" table:formula="of:=CORREL([Valores.$W$2:.$W$85];[$Valores.W2:$Valores.W85])" office:value-type="float" office:value="1" calcext:value-type="float">
            <text:p>1,000</text:p>
          </table:table-cell>
          <table:table-cell table:style-name="ce73" table:formula="of:=CORREL([Valores.$W$2:.$W$85];[$Valores.X2:$Valores.X85])" office:value-type="float" office:value="-0.683895851272905" calcext:value-type="float">
            <text:p>-0,684</text:p>
          </table:table-cell>
          <table:table-cell table:style-name="ce73" table:formula="of:=CORREL([Valores.$W$2:.$W$85];[$Valores.Y2:$Valores.Y85])" office:value-type="float" office:value="-0.688732669112203" calcext:value-type="float">
            <text:p>-0,689</text:p>
          </table:table-cell>
          <table:table-cell table:style-name="ce73" table:formula="of:=CORREL([Valores.$W$2:.$W$85];[$Valores.Z2:$Valores.Z85])" office:value-type="float" office:value="0.577799191628324" calcext:value-type="float">
            <text:p>0,578</text:p>
          </table:table-cell>
        </table:table-row>
        <table:table-row table:style-name="ro2">
          <table:table-cell table:style-name="ce65" office:value-type="string" calcext:value-type="string">
            <text:p>BB Seguridade</text:p>
          </table:table-cell>
          <table:table-cell table:style-name="ce67" office:value-type="float" office:value="1.28" calcext:value-type="float">
            <text:p>1,28</text:p>
          </table:table-cell>
          <table:table-cell table:style-name="ce71" office:value-type="string" calcext:value-type="string">
            <text:p>BBSE3</text:p>
          </table:table-cell>
          <table:table-cell table:style-name="ce73" table:formula="of:=CORREL([Valores.$X$2:.$X$85];[$Valores.B2:$Valores.B85])" office:value-type="float" office:value="-0.448944863785598" calcext:value-type="float">
            <text:p>-0,449</text:p>
          </table:table-cell>
          <table:table-cell table:style-name="ce73" table:formula="of:=CORREL([Valores.$X$2:.$X$85];[$Valores.C2:$Valores.C85])" office:value-type="float" office:value="-0.566317144803109" calcext:value-type="float">
            <text:p>-0,566</text:p>
          </table:table-cell>
          <table:table-cell table:style-name="ce73" table:formula="of:=CORREL([Valores.$X$2:.$X$85];[$Valores.D2:$Valores.D85])" office:value-type="float" office:value="-0.0250932279581429" calcext:value-type="float">
            <text:p>-0,025</text:p>
          </table:table-cell>
          <table:table-cell table:style-name="ce73" table:formula="of:=CORREL([Valores.$X$2:.$X$85];[$Valores.E2:$Valores.E85])" office:value-type="float" office:value="-0.458159560181424" calcext:value-type="float">
            <text:p>-0,458</text:p>
          </table:table-cell>
          <table:table-cell table:style-name="ce73" table:formula="of:=CORREL([Valores.$X$2:.$X$85];[$Valores.F2:$Valores.F85])" office:value-type="float" office:value="0.183682826683089" calcext:value-type="float">
            <text:p>0,184</text:p>
          </table:table-cell>
          <table:table-cell table:style-name="ce73" table:formula="of:=CORREL([Valores.$X$2:.$X$85];[$Valores.G2:$Valores.G85])" office:value-type="float" office:value="0.672730087723355" calcext:value-type="float">
            <text:p>0,673</text:p>
          </table:table-cell>
          <table:table-cell table:style-name="ce73" table:formula="of:=CORREL([Valores.$X$2:.$X$85];[$Valores.H2:$Valores.H85])" office:value-type="float" office:value="-0.424024651881607" calcext:value-type="float">
            <text:p>-0,424</text:p>
          </table:table-cell>
          <table:table-cell table:style-name="ce73" table:formula="of:=CORREL([Valores.$X$2:.$X$85];[$Valores.I2:$Valores.I85])" office:value-type="float" office:value="0.0130513378640965" calcext:value-type="float">
            <text:p>0,013</text:p>
          </table:table-cell>
          <table:table-cell table:style-name="ce73" table:formula="of:=CORREL([Valores.$X$2:.$X$85];[$Valores.J2:$Valores.J85])" office:value-type="float" office:value="0.639614752123612" calcext:value-type="float">
            <text:p>0,640</text:p>
          </table:table-cell>
          <table:table-cell table:style-name="ce73" table:formula="of:=CORREL([Valores.$X$2:.$X$85];[$Valores.K2:$Valores.K85])" office:value-type="float" office:value="0.49376168092235" calcext:value-type="float">
            <text:p>0,494</text:p>
          </table:table-cell>
          <table:table-cell table:style-name="ce73" table:formula="of:=CORREL([Valores.$X$2:.$X$85];[$Valores.L2:$Valores.L85])" office:value-type="float" office:value="0.116762648868029" calcext:value-type="float">
            <text:p>0,117</text:p>
          </table:table-cell>
          <table:table-cell table:style-name="ce73" table:formula="of:=CORREL([Valores.$X$2:.$X$85];[$Valores.M2:$Valores.M85])" office:value-type="float" office:value="0.663360362576459" calcext:value-type="float">
            <text:p>0,663</text:p>
          </table:table-cell>
          <table:table-cell table:style-name="ce73" table:formula="of:=CORREL([Valores.$X$2:.$X$85];[$Valores.N2:$Valores.N85])" office:value-type="float" office:value="0.832986976177328" calcext:value-type="float">
            <text:p>0,833</text:p>
          </table:table-cell>
          <table:table-cell table:style-name="ce73" table:formula="of:=CORREL([Valores.$X$2:.$X$85];[$Valores.O2:$Valores.O85])" office:value-type="float" office:value="-0.212624455215769" calcext:value-type="float">
            <text:p>-0,213</text:p>
          </table:table-cell>
          <table:table-cell table:style-name="ce73" table:formula="of:=CORREL([Valores.$X$2:.$X$85];[$Valores.P2:$Valores.P85])" office:value-type="float" office:value="-0.485693807523482" calcext:value-type="float">
            <text:p>-0,486</text:p>
          </table:table-cell>
          <table:table-cell table:style-name="ce73" table:formula="of:=CORREL([Valores.$X$2:.$X$85];[$Valores.Q2:$Valores.Q85])" office:value-type="float" office:value="-0.435968080412899" calcext:value-type="float">
            <text:p>-0,436</text:p>
          </table:table-cell>
          <table:table-cell table:style-name="ce73" table:formula="of:=CORREL([Valores.$X$2:.$X$85];[$Valores.R2:$Valores.R85])" office:value-type="float" office:value="0.833752903991089" calcext:value-type="float">
            <text:p>0,834</text:p>
          </table:table-cell>
          <table:table-cell table:style-name="ce73" table:formula="of:=CORREL([Valores.$X$2:.$X$85];[$Valores.S2:$Valores.S85])" office:value-type="float" office:value="-0.65719897525069" calcext:value-type="float">
            <text:p>-0,657</text:p>
          </table:table-cell>
          <table:table-cell table:style-name="ce73" table:formula="of:=CORREL([Valores.$X$2:.$X$85];[$Valores.T2:$Valores.T85])" office:value-type="float" office:value="0.583232570813271" calcext:value-type="float">
            <text:p>0,583</text:p>
          </table:table-cell>
          <table:table-cell table:style-name="ce73" table:formula="of:=CORREL([Valores.$X$2:.$X$85];[$Valores.U2:$Valores.U85])" office:value-type="float" office:value="-0.451783704995147" calcext:value-type="float">
            <text:p>-0,452</text:p>
          </table:table-cell>
          <table:table-cell table:style-name="ce73" table:formula="of:=CORREL([Valores.$X$2:.$X$85];[$Valores.V2:$Valores.V85])" office:value-type="float" office:value="0.729709281502867" calcext:value-type="float">
            <text:p>0,730</text:p>
          </table:table-cell>
          <table:table-cell table:style-name="ce73" table:formula="of:=CORREL([Valores.$X$2:.$X$85];[$Valores.W2:$Valores.W85])" office:value-type="float" office:value="-0.683895851272905" calcext:value-type="float">
            <text:p>-0,684</text:p>
          </table:table-cell>
          <table:table-cell table:style-name="ce73" table:formula="of:=CORREL([Valores.$X$2:.$X$85];[$Valores.X2:$Valores.X85])" office:value-type="float" office:value="1" calcext:value-type="float">
            <text:p>1,000</text:p>
          </table:table-cell>
          <table:table-cell table:style-name="ce73" table:formula="of:=CORREL([Valores.$X$2:.$X$85];[$Valores.Y2:$Valores.Y85])" office:value-type="float" office:value="0.780936604279005" calcext:value-type="float">
            <text:p>0,781</text:p>
          </table:table-cell>
          <table:table-cell table:style-name="ce73" table:formula="of:=CORREL([Valores.$X$2:.$X$85];[$Valores.Z2:$Valores.Z85])" office:value-type="float" office:value="-0.44191396860907" calcext:value-type="float">
            <text:p>-0,442</text:p>
          </table:table-cell>
        </table:table-row>
        <table:table-row table:style-name="ro2">
          <table:table-cell table:style-name="ce65" office:value-type="string" calcext:value-type="string">
            <text:p>Sid Nacional</text:p>
          </table:table-cell>
          <table:table-cell table:style-name="ce67" office:value-type="float" office:value="1.15" calcext:value-type="float">
            <text:p>1,15</text:p>
          </table:table-cell>
          <table:table-cell table:style-name="ce71" office:value-type="string" calcext:value-type="string">
            <text:p>CSNA3</text:p>
          </table:table-cell>
          <table:table-cell table:style-name="ce73" table:formula="of:=CORREL([Valores.$Y$2:.$Y$85];[$Valores.B2:$Valores.B85])" office:value-type="float" office:value="-0.579133634729304" calcext:value-type="float">
            <text:p>-0,579</text:p>
          </table:table-cell>
          <table:table-cell table:style-name="ce73" table:formula="of:=CORREL([Valores.$Y$2:.$Y$85];[$Valores.C2:$Valores.C85])" office:value-type="float" office:value="-0.774471116236291" calcext:value-type="float">
            <text:p>-0,774</text:p>
          </table:table-cell>
          <table:table-cell table:style-name="ce73" table:formula="of:=CORREL([Valores.$Y$2:.$Y$85];[$Valores.D2:$Valores.D85])" office:value-type="float" office:value="-0.295872958849019" calcext:value-type="float">
            <text:p>-0,296</text:p>
          </table:table-cell>
          <table:table-cell table:style-name="ce73" table:formula="of:=CORREL([Valores.$Y$2:.$Y$85];[$Valores.E2:$Valores.E85])" office:value-type="float" office:value="-0.0782087769861166" calcext:value-type="float">
            <text:p>-0,078</text:p>
          </table:table-cell>
          <table:table-cell table:style-name="ce73" table:formula="of:=CORREL([Valores.$Y$2:.$Y$85];[$Valores.F2:$Valores.F85])" office:value-type="float" office:value="-0.0755810834381812" calcext:value-type="float">
            <text:p>-0,076</text:p>
          </table:table-cell>
          <table:table-cell table:style-name="ce73" table:formula="of:=CORREL([Valores.$Y$2:.$Y$85];[$Valores.G2:$Valores.G85])" office:value-type="float" office:value="0.341029109874942" calcext:value-type="float">
            <text:p>0,341</text:p>
          </table:table-cell>
          <table:table-cell table:style-name="ce73" table:formula="of:=CORREL([Valores.$Y$2:.$Y$85];[$Valores.H2:$Valores.H85])" office:value-type="float" office:value="-0.545672298835648" calcext:value-type="float">
            <text:p>-0,546</text:p>
          </table:table-cell>
          <table:table-cell table:style-name="ce73" table:formula="of:=CORREL([Valores.$Y$2:.$Y$85];[$Valores.I2:$Valores.I85])" office:value-type="float" office:value="-0.24418151648997" calcext:value-type="float">
            <text:p>-0,244</text:p>
          </table:table-cell>
          <table:table-cell table:style-name="ce73" table:formula="of:=CORREL([Valores.$Y$2:.$Y$85];[$Valores.J2:$Valores.J85])" office:value-type="float" office:value="0.581522435759691" calcext:value-type="float">
            <text:p>0,582</text:p>
          </table:table-cell>
          <table:table-cell table:style-name="ce73" table:formula="of:=CORREL([Valores.$Y$2:.$Y$85];[$Valores.K2:$Valores.K85])" office:value-type="float" office:value="0.672981709719459" calcext:value-type="float">
            <text:p>0,673</text:p>
          </table:table-cell>
          <table:table-cell table:style-name="ce73" table:formula="of:=CORREL([Valores.$Y$2:.$Y$85];[$Valores.L2:$Valores.L85])" office:value-type="float" office:value="-0.214781088925162" calcext:value-type="float">
            <text:p>-0,215</text:p>
          </table:table-cell>
          <table:table-cell table:style-name="ce73" table:formula="of:=CORREL([Valores.$Y$2:.$Y$85];[$Valores.M2:$Valores.M85])" office:value-type="float" office:value="0.763331781879981" calcext:value-type="float">
            <text:p>0,763</text:p>
          </table:table-cell>
          <table:table-cell table:style-name="ce73" table:formula="of:=CORREL([Valores.$Y$2:.$Y$85];[$Valores.N2:$Valores.N85])" office:value-type="float" office:value="0.76676994589053" calcext:value-type="float">
            <text:p>0,767</text:p>
          </table:table-cell>
          <table:table-cell table:style-name="ce73" table:formula="of:=CORREL([Valores.$Y$2:.$Y$85];[$Valores.O2:$Valores.O85])" office:value-type="float" office:value="-0.107683668158193" calcext:value-type="float">
            <text:p>-0,108</text:p>
          </table:table-cell>
          <table:table-cell table:style-name="ce73" table:formula="of:=CORREL([Valores.$Y$2:.$Y$85];[$Valores.P2:$Valores.P85])" office:value-type="float" office:value="-0.358002789724958" calcext:value-type="float">
            <text:p>-0,358</text:p>
          </table:table-cell>
          <table:table-cell table:style-name="ce73" table:formula="of:=CORREL([Valores.$Y$2:.$Y$85];[$Valores.Q2:$Valores.Q85])" office:value-type="float" office:value="-0.605825419247948" calcext:value-type="float">
            <text:p>-0,606</text:p>
          </table:table-cell>
          <table:table-cell table:style-name="ce73" table:formula="of:=CORREL([Valores.$Y$2:.$Y$85];[$Valores.R2:$Valores.R85])" office:value-type="float" office:value="0.791685553959896" calcext:value-type="float">
            <text:p>0,792</text:p>
          </table:table-cell>
          <table:table-cell table:style-name="ce73" table:formula="of:=CORREL([Valores.$Y$2:.$Y$85];[$Valores.S2:$Valores.S85])" office:value-type="float" office:value="-0.632897273736114" calcext:value-type="float">
            <text:p>-0,633</text:p>
          </table:table-cell>
          <table:table-cell table:style-name="ce73" table:formula="of:=CORREL([Valores.$Y$2:.$Y$85];[$Valores.T2:$Valores.T85])" office:value-type="float" office:value="0.780622712682001" calcext:value-type="float">
            <text:p>0,781</text:p>
          </table:table-cell>
          <table:table-cell table:style-name="ce73" table:formula="of:=CORREL([Valores.$Y$2:.$Y$85];[$Valores.U2:$Valores.U85])" office:value-type="float" office:value="-0.3602363608122" calcext:value-type="float">
            <text:p>-0,360</text:p>
          </table:table-cell>
          <table:table-cell table:style-name="ce73" table:formula="of:=CORREL([Valores.$Y$2:.$Y$85];[$Valores.V2:$Valores.V85])" office:value-type="float" office:value="0.669466612069612" calcext:value-type="float">
            <text:p>0,669</text:p>
          </table:table-cell>
          <table:table-cell table:style-name="ce73" table:formula="of:=CORREL([Valores.$Y$2:.$Y$85];[$Valores.W2:$Valores.W85])" office:value-type="float" office:value="-0.688732669112203" calcext:value-type="float">
            <text:p>-0,689</text:p>
          </table:table-cell>
          <table:table-cell table:style-name="ce73" table:formula="of:=CORREL([Valores.$Y$2:.$Y$85];[$Valores.X2:$Valores.X85])" office:value-type="float" office:value="0.780936604279005" calcext:value-type="float">
            <text:p>0,781</text:p>
          </table:table-cell>
          <table:table-cell table:style-name="ce73" table:formula="of:=CORREL([Valores.$Y$2:.$Y$85];[$Valores.Y2:$Valores.Y85])" office:value-type="float" office:value="1" calcext:value-type="float">
            <text:p>1,000</text:p>
          </table:table-cell>
          <table:table-cell table:style-name="ce73" table:formula="of:=CORREL([Valores.$Y$2:.$Y$85];[$Valores.Z2:$Valores.Z85])" office:value-type="float" office:value="-0.319731735670615" calcext:value-type="float">
            <text:p>-0,320</text:p>
          </table:table-cell>
        </table:table-row>
        <table:table-row table:style-name="ro2">
          <table:table-cell table:style-name="ce65" office:value-type="string" calcext:value-type="string">
            <text:p>Gerdau Met</text:p>
          </table:table-cell>
          <table:table-cell table:style-name="ce67" office:value-type="float" office:value="1.1" calcext:value-type="float">
            <text:p>1,10</text:p>
          </table:table-cell>
          <table:table-cell table:style-name="ce71" office:value-type="string" calcext:value-type="string">
            <text:p>GOAU4</text:p>
          </table:table-cell>
          <table:table-cell table:style-name="ce73" table:formula="of:=CORREL([Valores.$Z$2:.$Z$85];[$Valores.B2:$Valores.B85])" office:value-type="float" office:value="0.82899632681768" calcext:value-type="float">
            <text:p>0,829</text:p>
          </table:table-cell>
          <table:table-cell table:style-name="ce73" table:formula="of:=CORREL([Valores.$Z$2:.$Z$85];[$Valores.C2:$Valores.C85])" office:value-type="float" office:value="0.512726523481338" calcext:value-type="float">
            <text:p>0,513</text:p>
          </table:table-cell>
          <table:table-cell table:style-name="ce73" table:formula="of:=CORREL([Valores.$Z$2:.$Z$85];[$Valores.D2:$Valores.D85])" office:value-type="float" office:value="0.711916198030262" calcext:value-type="float">
            <text:p>0,712</text:p>
          </table:table-cell>
          <table:table-cell table:style-name="ce73" table:formula="of:=CORREL([Valores.$Z$2:.$Z$85];[$Valores.E2:$Valores.E85])" office:value-type="float" office:value="0.703705830477451" calcext:value-type="float">
            <text:p>0,704</text:p>
          </table:table-cell>
          <table:table-cell table:style-name="ce73" table:formula="of:=CORREL([Valores.$Z$2:.$Z$85];[$Valores.F2:$Valores.F85])" office:value-type="float" office:value="0.618608110303319" calcext:value-type="float">
            <text:p>0,619</text:p>
          </table:table-cell>
          <table:table-cell table:style-name="ce73" table:formula="of:=CORREL([Valores.$Z$2:.$Z$85];[$Valores.G2:$Valores.G85])" office:value-type="float" office:value="-0.0359036323485943" calcext:value-type="float">
            <text:p>-0,036</text:p>
          </table:table-cell>
          <table:table-cell table:style-name="ce73" table:formula="of:=CORREL([Valores.$Z$2:.$Z$85];[$Valores.H2:$Valores.H85])" office:value-type="float" office:value="0.846017064439959" calcext:value-type="float">
            <text:p>0,846</text:p>
          </table:table-cell>
          <table:table-cell table:style-name="ce73" table:formula="of:=CORREL([Valores.$Z$2:.$Z$85];[$Valores.I2:$Valores.I85])" office:value-type="float" office:value="0.600540883640646" calcext:value-type="float">
            <text:p>0,601</text:p>
          </table:table-cell>
          <table:table-cell table:style-name="ce73" table:formula="of:=CORREL([Valores.$Z$2:.$Z$85];[$Valores.J2:$Valores.J85])" office:value-type="float" office:value="-0.352906450183829" calcext:value-type="float">
            <text:p>-0,353</text:p>
          </table:table-cell>
          <table:table-cell table:style-name="ce73" table:formula="of:=CORREL([Valores.$Z$2:.$Z$85];[$Valores.K2:$Valores.K85])" office:value-type="float" office:value="-0.598835655534768" calcext:value-type="float">
            <text:p>-0,599</text:p>
          </table:table-cell>
          <table:table-cell table:style-name="ce73" table:formula="of:=CORREL([Valores.$Z$2:.$Z$85];[$Valores.L2:$Valores.L85])" office:value-type="float" office:value="0.519824829284795" calcext:value-type="float">
            <text:p>0,520</text:p>
          </table:table-cell>
          <table:table-cell table:style-name="ce73" table:formula="of:=CORREL([Valores.$Z$2:.$Z$85];[$Valores.M2:$Valores.M85])" office:value-type="float" office:value="-0.753073295720034" calcext:value-type="float">
            <text:p>-0,753</text:p>
          </table:table-cell>
          <table:table-cell table:style-name="ce73" table:formula="of:=CORREL([Valores.$Z$2:.$Z$85];[$Valores.N2:$Valores.N85])" office:value-type="float" office:value="-0.56178452758769" calcext:value-type="float">
            <text:p>-0,562</text:p>
          </table:table-cell>
          <table:table-cell table:style-name="ce73" table:formula="of:=CORREL([Valores.$Z$2:.$Z$85];[$Valores.O2:$Valores.O85])" office:value-type="float" office:value="0.731403397074322" calcext:value-type="float">
            <text:p>0,731</text:p>
          </table:table-cell>
          <table:table-cell table:style-name="ce73" table:formula="of:=CORREL([Valores.$Z$2:.$Z$85];[$Valores.P2:$Valores.P85])" office:value-type="float" office:value="0.978267401129727" calcext:value-type="float">
            <text:p>0,978</text:p>
          </table:table-cell>
          <table:table-cell table:style-name="ce73" table:formula="of:=CORREL([Valores.$Z$2:.$Z$85];[$Valores.Q2:$Valores.Q85])" office:value-type="float" office:value="0.758278210999794" calcext:value-type="float">
            <text:p>0,758</text:p>
          </table:table-cell>
          <table:table-cell table:style-name="ce73" table:formula="of:=CORREL([Valores.$Z$2:.$Z$85];[$Valores.R2:$Valores.R85])" office:value-type="float" office:value="-0.612494664961735" calcext:value-type="float">
            <text:p>-0,612</text:p>
          </table:table-cell>
          <table:table-cell table:style-name="ce73" table:formula="of:=CORREL([Valores.$Z$2:.$Z$85];[$Valores.S2:$Valores.S85])" office:value-type="float" office:value="0.789449358964423" calcext:value-type="float">
            <text:p>0,789</text:p>
          </table:table-cell>
          <table:table-cell table:style-name="ce73" table:formula="of:=CORREL([Valores.$Z$2:.$Z$85];[$Valores.T2:$Valores.T85])" office:value-type="float" office:value="-0.685912690622307" calcext:value-type="float">
            <text:p>-0,686</text:p>
          </table:table-cell>
          <table:table-cell table:style-name="ce73" table:formula="of:=CORREL([Valores.$Z$2:.$Z$85];[$Valores.U2:$Valores.U85])" office:value-type="float" office:value="0.719331652833229" calcext:value-type="float">
            <text:p>0,719</text:p>
          </table:table-cell>
          <table:table-cell table:style-name="ce73" table:formula="of:=CORREL([Valores.$Z$2:.$Z$85];[$Valores.V2:$Valores.V85])" office:value-type="float" office:value="-0.496763619638647" calcext:value-type="float">
            <text:p>-0,497</text:p>
          </table:table-cell>
          <table:table-cell table:style-name="ce73" table:formula="of:=CORREL([Valores.$Z$2:.$Z$85];[$Valores.W2:$Valores.W85])" office:value-type="float" office:value="0.577799191628324" calcext:value-type="float">
            <text:p>0,578</text:p>
          </table:table-cell>
          <table:table-cell table:style-name="ce73" table:formula="of:=CORREL([Valores.$Z$2:.$Z$85];[$Valores.X2:$Valores.X85])" office:value-type="float" office:value="-0.44191396860907" calcext:value-type="float">
            <text:p>-0,442</text:p>
          </table:table-cell>
          <table:table-cell table:style-name="ce73" table:formula="of:=CORREL([Valores.$Z$2:.$Z$85];[$Valores.Y2:$Valores.Y85])" office:value-type="float" office:value="-0.319731735670615" calcext:value-type="float">
            <text:p>-0,320</text:p>
          </table:table-cell>
          <table:table-cell table:style-name="ce73" table:formula="of:=CORREL([Valores.$Z$2:.$Z$85];[$Valores.Z2:$Valores.Z85])" office:value-type="float" office:value="1" calcext:value-type="float">
            <text:p>1,000</text:p>
          </table:table-cell>
        </table:table-row>
        <table:table-row table:style-name="ro2" table:number-rows-repeated="11">
          <table:table-cell/>
          <table:table-cell table:style-name="ce34"/>
          <table:table-cell table:style-name="ce37" table:number-columns-repeated="26"/>
        </table:table-row>
        <table:table-row table:style-name="ro2" table:number-rows-repeated="28">
          <table:table-cell/>
          <table:table-cell table:style-name="ce68"/>
          <table:table-cell table:number-columns-repeated="26"/>
        </table:table-row>
        <table:table-row table:style-name="ro2" table:number-rows-repeated="1048510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  <table:database-ranges>
        <table:database-range table:name="__Anonymous_Sheet_DB__1" table:target-range-address="'Matriz de Correlação'.A2:'Matriz de Correlação'.B65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20:28:55.7204950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46:33.190978273</meta:creation-date>
    <dc:date>2019-01-16T20:48:29.882604774</dc:date>
    <meta:editing-duration>PT4H31M40S</meta:editing-duration>
    <meta:editing-cycles>14</meta:editing-cycles>
    <meta:generator>LibreOffice/6.1.3.2$Linux_X86_64 LibreOffice_project/10$Build-2</meta:generator>
    <meta:document-statistic meta:table-count="2" meta:cell-count="5394" meta:object-count="0"/>
  </office:meta>
</office:document-meta>
</file>